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6cm"/>
    </style:style>
    <style:style style:name="co2" style:family="table-column">
      <style:table-column-properties fo:break-before="auto" style:column-width="4.038cm"/>
    </style:style>
    <style:style style:name="co3" style:family="table-column">
      <style:table-column-properties fo:break-before="auto" style:column-width="3.466cm"/>
    </style:style>
    <style:style style:name="co4" style:family="table-column">
      <style:table-column-properties fo:break-before="auto" style:column-width="2.917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3" style:family="table-cell" style:parent-style-name="Default"/>
    <style:style style:name="ce4" style:family="table-cell" style:parent-style-name="Default"/>
    <style:style style:name="ce5" style:family="table-cell" style:parent-style-name="Default"/>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results-sas-trained_aes" table:style-name="ta1">
        <table:shapes>
          <draw:frame draw:z-index="0" draw:style-name="gr1" draw:text-style-name="P1" svg:width="16.009cm" svg:height="9.013cm" svg:x="17.08cm" svg:y="10.009cm">
            <draw:object draw:notify-on-update-of-ranges="'results-sas-trained_aes'.C2:'results-sas-trained_aes'.C769 'results-sas-trained_aes'.C1:'results-sas-trained_aes'.C1 'results-sas-trained_aes'.B2:'results-sas-trained_aes'.B769 'results-sas-trained_aes'.H17:'results-sas-trained_aes'.H18 'results-sas-trained_aes'.I17:'results-sas-trained_aes'.I1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10" table:default-cell-style-name="Default"/>
        <table:table-row table:style-name="ro1">
          <table:table-cell office:value-type="string" calcext:value-type="string">
            <text:p>text</text:p>
          </table:table-cell>
          <table:table-cell office:value-type="string" calcext:value-type="string">
            <text:p>prediction</text:p>
          </table:table-cell>
          <table:table-cell table:style-name="ce1" office:value-type="string" calcext:value-type="string">
            <text:p>true</text:p>
          </table:table-cell>
          <table:table-cell office:value-type="string" calcext:value-type="string">
            <text:p>predicted_grade</text:p>
          </table:table-cell>
          <table:table-cell office:value-type="string" calcext:value-type="string">
            <text:p>true_grade</text:p>
          </table:table-cell>
          <table:table-cell table:number-columns-repeated="9"/>
        </table:table-row>
        <table:table-row table:style-name="ro1">
          <table:table-cell office:value-type="string" calcext:value-type="string">
            <text:p>white :: <text:s/>The color white will affect the dog house by changing the temperature and making it much cooler in the dog house . In the experiment it showed that the color white was much colder thanth e othercolors they testedit was an average of 42 when black was 53C</text:p>
          </table:table-cell>
          <table:table-cell office:value-type="float" office:value="0.382377535104752" calcext:value-type="float">
            <text:p>0.382377535104752</text:p>
          </table:table-cell>
          <table:table-cell office:value-type="float" office:value="0.666666686534882" calcext:value-type="float">
            <text:p>0.666666686534882</text:p>
          </table:table-cell>
          <table:table-cell table:formula="of:=IF([.B2]&gt;5/6; 3; IF([.B2]&gt;1/2; 2; IF([.B2]&gt;1/6; 1; 0)))" office:value-type="float" office:value="1" calcext:value-type="float">
            <text:p>1</text:p>
          </table:table-cell>
          <table:table-cell table:formula="of:=INT([.C2]*3)" office:value-type="float" office:value="2" calcext:value-type="float">
            <text:p>2</text:p>
          </table:table-cell>
          <table:table-cell table:number-columns-repeated="2"/>
          <table:table-cell table:formula="of:=RSQ([.B$1:.B$1048576]; [.C$1:.C$1048576])" office:value-type="float" office:value="0.665982706899515" calcext:value-type="float">
            <text:p>0.665982706899515</text:p>
          </table:table-cell>
          <table:table-cell table:number-columns-repeated="6"/>
        </table:table-row>
        <table:table-row table:style-name="ro1">
          <table:table-cell office:value-type="string" calcext:value-type="string">
            <text:p>white :: The best color to choos for a dog house is wh it because it will keep the dog cooler and it will not get dehidrated. Th e dog will stay cooler inside the white doghouse.</text:p>
          </table:table-cell>
          <table:table-cell office:value-type="float" office:value="0.357681006193161" calcext:value-type="float">
            <text:p>0.357681006193161</text:p>
          </table:table-cell>
          <table:table-cell office:value-type="float" office:value="0.333333343267441" calcext:value-type="float">
            <text:p>0.333333343267441</text:p>
          </table:table-cell>
          <table:table-cell table:formula="of:=IF([.B3]&gt;5/6; 3; IF([.B3]&gt;1/2; 2; IF([.B3]&gt;1/6; 1; 0)))" office:value-type="float" office:value="1" calcext:value-type="float">
            <text:p>1</text:p>
          </table:table-cell>
          <table:table-cell table:formula="of:=INT([.C3]*3)" office:value-type="float" office:value="1" calcext:value-type="float">
            <text:p>1</text:p>
          </table:table-cell>
          <table:table-cell table:number-columns-repeated="9"/>
        </table:table-row>
        <table:table-row table:style-name="ro1">
          <table:table-cell office:value-type="string" calcext:value-type="string">
            <text:p>I conclude that plastic type B would be the best plastic for stretchability, because in both trials plastic B is the one that stretched the farthest. In trial 1 it stretched 22mm, and trial 2 it streached 23mm. The student could have improved the validity by giving specific measurements for size of plastic so leure are all equal. The student also could have sold to use the <text:s/>plastics when they were all the same day the agesa that are isn't older or weaver than another plastic.</text:p>
          </table:table-cell>
          <table:table-cell office:value-type="float" office:value="0.898445129394531" calcext:value-type="float">
            <text:p>0.898445129394531</text:p>
          </table:table-cell>
          <table:table-cell office:value-type="float" office:value="0.666666686534882" calcext:value-type="float">
            <text:p>0.666666686534882</text:p>
          </table:table-cell>
          <table:table-cell table:formula="of:=IF([.B4]&gt;5/6; 3; IF([.B4]&gt;1/2; 2; IF([.B4]&gt;1/6; 1; 0)))" office:value-type="float" office:value="3" calcext:value-type="float">
            <text:p>3</text:p>
          </table:table-cell>
          <table:table-cell table:formula="of:=INT([.C4]*3)" office:value-type="float" office:value="2" calcext:value-type="float">
            <text:p>2</text:p>
          </table:table-cell>
          <table:table-cell table:number-columns-repeated="9"/>
        </table:table-row>
        <table:table-row table:style-name="ro1">
          <table:table-cell office:value-type="string" calcext:value-type="string">
            <text:p>dark gray :: <text:s/>The best paint color for the doghouse would be dark gray, because it will not be too hot or too cold for the dog inside. Dark gray was the color that absorbed the second highest temperature, so the temperature will keep the dog warm, but not too hot.</text:p>
          </table:table-cell>
          <table:table-cell office:value-type="float" office:value="0.4749536216259" calcext:value-type="float">
            <text:p>0.4749536216259</text:p>
          </table:table-cell>
          <table:table-cell office:value-type="float" office:value="0.333333343267441" calcext:value-type="float">
            <text:p>0.333333343267441</text:p>
          </table:table-cell>
          <table:table-cell table:formula="of:=IF([.B5]&gt;5/6; 3; IF([.B5]&gt;1/2; 2; IF([.B5]&gt;1/6; 1; 0)))" office:value-type="float" office:value="1" calcext:value-type="float">
            <text:p>1</text:p>
          </table:table-cell>
          <table:table-cell table:formula="of:=INT([.C5]*3)" office:value-type="float" office:value="1" calcext:value-type="float">
            <text:p>1</text:p>
          </table:table-cell>
          <table:table-cell table:number-columns-repeated="9"/>
        </table:table-row>
        <table:table-row table:style-name="ro1">
          <table:table-cell office:value-type="string" calcext:value-type="string">
            <text:p>Why they are doing this exparament? <text:s/>what the problem is how much vinagar is needed. What is the controll <text:s/>for the experament ;</text:p>
          </table:table-cell>
          <table:table-cell office:value-type="float" office:value="0.0164294727146626" calcext:value-type="float">
            <text:p>0.0164294727146626</text:p>
          </table:table-cell>
          <table:table-cell office:value-type="float" office:value="0.333333343267441" calcext:value-type="float">
            <text:p>0.333333343267441</text:p>
          </table:table-cell>
          <table:table-cell table:formula="of:=IF([.B6]&gt;5/6; 3; IF([.B6]&gt;1/2; 2; IF([.B6]&gt;1/6; 1; 0)))" office:value-type="float" office:value="0" calcext:value-type="float">
            <text:p>0</text:p>
          </table:table-cell>
          <table:table-cell table:formula="of:=INT([.C6]*3)" office:value-type="float" office:value="1" calcext:value-type="float">
            <text:p>1</text:p>
          </table:table-cell>
          <table:table-cell table:number-columns-repeated="3"/>
          <table:table-cell office:value-type="string" calcext:value-type="string">
            <text:p>human</text:p>
          </table:table-cell>
          <table:table-cell table:number-columns-repeated="5"/>
        </table:table-row>
        <table:table-row table:style-name="ro1">
          <table:table-cell office:value-type="string" calcext:value-type="string">
            <text:p>It sends messages to the brain.mRNA tells the body to react to anything important.Help maintain the cells.</text:p>
          </table:table-cell>
          <table:table-cell office:value-type="float" office:value="0.00286226999014616" calcext:value-type="float">
            <text:p>0.00286226999014616</text:p>
          </table:table-cell>
          <table:table-cell office:value-type="float" office:value="0" calcext:value-type="float">
            <text:p>0</text:p>
          </table:table-cell>
          <table:table-cell table:formula="of:=IF([.B7]&gt;5/6; 3; IF([.B7]&gt;1/2; 2; IF([.B7]&gt;1/6; 1; 0)))" office:value-type="float" office:value="0" calcext:value-type="float">
            <text:p>0</text:p>
          </table:table-cell>
          <table:table-cell table:formula="of:=INT([.C7]*3)" office:value-type="float" office:value="0" calcext:value-type="float">
            <text:p>0</text:p>
          </table:table-cell>
          <table:table-cell/>
          <table:table-cell office:value-type="string" calcext:value-type="string">
            <text:p>machine</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total</text:p>
          </table:table-cell>
        </table:table-row>
        <table:table-row table:style-name="ro1">
          <table:table-cell office:value-type="string" calcext:value-type="string">
            <text:p>light gray :: The best color to paint a doghouse would be l ight gray because according to the selection light gray was cooler than b lack by 8(DEG) and it was 3(DEG) hotter than white which would allow th e dog to be cooler in the summer but still warm in the winter</text:p>
          </table:table-cell>
          <table:table-cell office:value-type="float" office:value="0.493203014135361" calcext:value-type="float">
            <text:p>0.493203014135361</text:p>
          </table:table-cell>
          <table:table-cell office:value-type="float" office:value="0.666666686534882" calcext:value-type="float">
            <text:p>0.666666686534882</text:p>
          </table:table-cell>
          <table:table-cell table:formula="of:=IF([.B8]&gt;5/6; 3; IF([.B8]&gt;1/2; 2; IF([.B8]&gt;1/6; 1; 0)))" office:value-type="float" office:value="1" calcext:value-type="float">
            <text:p>1</text:p>
          </table:table-cell>
          <table:table-cell table:formula="of:=INT([.C8]*3)" office:value-type="float" office:value="2" calcext:value-type="float">
            <text:p>2</text:p>
          </table:table-cell>
          <table:table-cell table:number-columns-repeated="2"/>
          <table:table-cell office:value-type="float" office:value="0" calcext:value-type="float">
            <text:p>0</text:p>
          </table:table-cell>
          <table:table-cell table:style-name="ce3" table:formula="of:=COUNTIFS([.$D$2:.$D$769]; &quot;=0&quot;; [.$E$2:.$E$769]; &quot;=0&quot;)" office:value-type="float" office:value="318" calcext:value-type="float">
            <text:p>318</text:p>
          </table:table-cell>
          <table:table-cell table:style-name="ce4" table:formula="of:=COUNTIFS([.$D$2:.$D$769]; &quot;=0&quot;; [.$E$2:.$E$769]; &quot;=1&quot;)" office:value-type="float" office:value="46" calcext:value-type="float">
            <text:p>46</text:p>
          </table:table-cell>
          <table:table-cell table:style-name="ce4" table:formula="of:=COUNTIFS([.$D$2:.$D$769]; &quot;=0&quot;; [.$E$2:.$E$769]; &quot;=2&quot;)" office:value-type="float" office:value="1" calcext:value-type="float">
            <text:p>1</text:p>
          </table:table-cell>
          <table:table-cell table:style-name="ce4" table:formula="of:=COUNTIFS([.$D$2:.$D$769]; &quot;=0&quot;; [.$E$2:.$E$769]; &quot;=3&quot;)" office:value-type="float" office:value="1" calcext:value-type="float">
            <text:p>1</text:p>
          </table:table-cell>
          <table:table-cell table:style-name="ce5"/>
          <table:table-cell table:formula="of:=SUM([.I8:.L8])" office:value-type="float" office:value="366" calcext:value-type="float">
            <text:p>366</text:p>
          </table:table-cell>
        </table:table-row>
        <table:table-row table:style-name="ro1">
          <table:table-cell office:value-type="string" calcext:value-type="string">
            <text:p>A-In both trials plastic type b stretched the most. It stretched <text:s/>22mm in trial one and 23mm in trial-one. ^p One way the students could have improved their experiment is have all the plastics the same length. Another thing could they could have done to put on the weights till it repeat.</text:p>
          </table:table-cell>
          <table:table-cell office:value-type="float" office:value="0.854051053524017" calcext:value-type="float">
            <text:p>0.854051053524017</text:p>
          </table:table-cell>
          <table:table-cell office:value-type="float" office:value="0.666666686534882" calcext:value-type="float">
            <text:p>0.666666686534882</text:p>
          </table:table-cell>
          <table:table-cell table:formula="of:=IF([.B9]&gt;5/6; 3; IF([.B9]&gt;1/2; 2; IF([.B9]&gt;1/6; 1; 0)))" office:value-type="float" office:value="3" calcext:value-type="float">
            <text:p>3</text:p>
          </table:table-cell>
          <table:table-cell table:formula="of:=INT([.C9]*3)" office:value-type="float" office:value="2" calcext:value-type="float">
            <text:p>2</text:p>
          </table:table-cell>
          <table:table-cell table:number-columns-repeated="2"/>
          <table:table-cell office:value-type="float" office:value="1" calcext:value-type="float">
            <text:p>1</text:p>
          </table:table-cell>
          <table:table-cell table:style-name="ce3" table:formula="of:=COUNTIFS([.$D$2:.$D$769]; &quot;=1&quot;; [.$E$2:.$E$769]; &quot;=0&quot;)" office:value-type="float" office:value="47" calcext:value-type="float">
            <text:p>47</text:p>
          </table:table-cell>
          <table:table-cell table:style-name="ce4" table:formula="of:=COUNTIFS([.$D$2:.$D$769]; &quot;=1&quot;; [.$E$2:.$E$769]; &quot;=1&quot;)" office:value-type="float" office:value="79" calcext:value-type="float">
            <text:p>79</text:p>
          </table:table-cell>
          <table:table-cell table:style-name="ce4" table:formula="of:=COUNTIFS([.$D$2:.$D$769]; &quot;=1&quot;; [.$E$2:.$E$769]; &quot;=2&quot;)" office:value-type="float" office:value="31" calcext:value-type="float">
            <text:p>31</text:p>
          </table:table-cell>
          <table:table-cell table:style-name="ce4" table:formula="of:=COUNTIFS([.$D$2:.$D$769]; &quot;=1&quot;; [.$E$2:.$E$769]; &quot;=3&quot;)" office:value-type="float" office:value="2" calcext:value-type="float">
            <text:p>2</text:p>
          </table:table-cell>
          <table:table-cell table:style-name="ce5"/>
          <table:table-cell table:formula="of:=SUM([.I9:.L9])" office:value-type="float" office:value="159" calcext:value-type="float">
            <text:p>159</text:p>
          </table:table-cell>
        </table:table-row>
        <table:table-row table:style-name="ro1">
          <table:table-cell office:value-type="string" calcext:value-type="string">
            <text:p>white :: The white color does not absorb as much energ y as black. In the doghouse the temperature will be about 42 (DEG)c when it is a sunny day.</text:p>
          </table:table-cell>
          <table:table-cell office:value-type="float" office:value="0.400233209133148" calcext:value-type="float">
            <text:p>0.400233209133148</text:p>
          </table:table-cell>
          <table:table-cell office:value-type="float" office:value="0.333333343267441" calcext:value-type="float">
            <text:p>0.333333343267441</text:p>
          </table:table-cell>
          <table:table-cell table:formula="of:=IF([.B10]&gt;5/6; 3; IF([.B10]&gt;1/2; 2; IF([.B10]&gt;1/6; 1; 0)))" office:value-type="float" office:value="1" calcext:value-type="float">
            <text:p>1</text:p>
          </table:table-cell>
          <table:table-cell table:formula="of:=INT([.C10]*3)" office:value-type="float" office:value="1" calcext:value-type="float">
            <text:p>1</text:p>
          </table:table-cell>
          <table:table-cell table:number-columns-repeated="2"/>
          <table:table-cell office:value-type="float" office:value="2" calcext:value-type="float">
            <text:p>2</text:p>
          </table:table-cell>
          <table:table-cell table:style-name="ce3" table:formula="of:=COUNTIFS([.$D$2:.$D$769]; &quot;=2&quot;; [.$E$2:.$E$769]; &quot;=0&quot;)" office:value-type="float" office:value="10" calcext:value-type="float">
            <text:p>10</text:p>
          </table:table-cell>
          <table:table-cell table:style-name="ce4" table:formula="of:=COUNTIFS([.$D$2:.$D$769]; &quot;=2&quot;; [.$E$2:.$E$769]; &quot;=1&quot;)" office:value-type="float" office:value="46" calcext:value-type="float">
            <text:p>46</text:p>
          </table:table-cell>
          <table:table-cell table:style-name="ce4" table:formula="of:=COUNTIFS([.$D$2:.$D$769]; &quot;=2&quot;; [.$E$2:.$E$769]; &quot;=2&quot;)" office:value-type="float" office:value="81" calcext:value-type="float">
            <text:p>81</text:p>
          </table:table-cell>
          <table:table-cell table:style-name="ce4" table:formula="of:=COUNTIFS([.$D$2:.$D$769]; &quot;=2&quot;; [.$E$2:.$E$769]; &quot;=3&quot;)" office:value-type="float" office:value="26" calcext:value-type="float">
            <text:p>26</text:p>
          </table:table-cell>
          <table:table-cell table:style-name="ce5"/>
          <table:table-cell table:formula="of:=SUM([.I10:.L10])" office:value-type="float" office:value="163" calcext:value-type="float">
            <text:p>163</text:p>
          </table:table-cell>
        </table:table-row>
        <table:table-row table:style-name="ro1">
          <table:table-cell office:value-type="string" calcext:value-type="string">
            <text:p>white :: decrease the tepmpature</text:p>
          </table:table-cell>
          <table:table-cell office:value-type="float" office:value="0.0986706167459488" calcext:value-type="float">
            <text:p>0.0986706167459488</text:p>
          </table:table-cell>
          <table:table-cell office:value-type="float" office:value="0" calcext:value-type="float">
            <text:p>0</text:p>
          </table:table-cell>
          <table:table-cell table:formula="of:=IF([.B11]&gt;5/6; 3; IF([.B11]&gt;1/2; 2; IF([.B11]&gt;1/6; 1; 0)))" office:value-type="float" office:value="0" calcext:value-type="float">
            <text:p>0</text:p>
          </table:table-cell>
          <table:table-cell table:formula="of:=INT([.C11]*3)" office:value-type="float" office:value="0" calcext:value-type="float">
            <text:p>0</text:p>
          </table:table-cell>
          <table:table-cell table:number-columns-repeated="2"/>
          <table:table-cell office:value-type="float" office:value="3" calcext:value-type="float">
            <text:p>3</text:p>
          </table:table-cell>
          <table:table-cell table:style-name="ce3" table:formula="of:=COUNTIFS([.$D$2:.$D$769]; &quot;=3&quot;; [.$E$2:.$E$769]; &quot;=0&quot;)" office:value-type="float" office:value="0" calcext:value-type="float">
            <text:p>0</text:p>
          </table:table-cell>
          <table:table-cell table:style-name="ce4" table:formula="of:=COUNTIFS([.$D$2:.$D$769]; &quot;=3&quot;; [.$E$2:.$E$769]; &quot;=1&quot;)" office:value-type="float" office:value="9" calcext:value-type="float">
            <text:p>9</text:p>
          </table:table-cell>
          <table:table-cell table:style-name="ce4" table:formula="of:=COUNTIFS([.$D$2:.$D$769]; &quot;=3&quot;; [.$E$2:.$E$769]; &quot;=2&quot;)" office:value-type="float" office:value="31" calcext:value-type="float">
            <text:p>31</text:p>
          </table:table-cell>
          <table:table-cell table:style-name="ce4" table:formula="of:=COUNTIFS([.$D$2:.$D$769]; &quot;=3&quot;; [.$E$2:.$E$769]; &quot;=3&quot;)" office:value-type="float" office:value="40" calcext:value-type="float">
            <text:p>40</text:p>
          </table:table-cell>
          <table:table-cell table:style-name="ce5"/>
          <table:table-cell table:formula="of:=SUM([.I11:.L11])" office:value-type="float" office:value="80" calcext:value-type="float">
            <text:p>80</text:p>
          </table:table-cell>
        </table:table-row>
        <table:table-row table:style-name="ro1">
          <table:table-cell office:value-type="string" calcext:value-type="string">
            <text:p>The students could have improved their design/results by measuring the weight of the clamp without the weights attached and they could have done a third trial.</text:p>
          </table:table-cell>
          <table:table-cell office:value-type="float" office:value="0.0760893076658249" calcext:value-type="float">
            <text:p>0.0760893076658249</text:p>
          </table:table-cell>
          <table:table-cell office:value-type="float" office:value="0.333333343267441" calcext:value-type="float">
            <text:p>0.333333343267441</text:p>
          </table:table-cell>
          <table:table-cell table:formula="of:=IF([.B12]&gt;5/6; 3; IF([.B12]&gt;1/2; 2; IF([.B12]&gt;1/6; 1; 0)))" office:value-type="float" office:value="0" calcext:value-type="float">
            <text:p>0</text:p>
          </table:table-cell>
          <table:table-cell table:formula="of:=INT([.C12]*3)" office:value-type="float" office:value="1" calcext:value-type="float">
            <text:p>1</text:p>
          </table:table-cell>
          <table:table-cell table:number-columns-repeated="9"/>
        </table:table-row>
        <table:table-row table:style-name="ro1">
          <table:table-cell office:value-type="string" calcext:value-type="string">
            <text:p>meiosis and mitosis. they control what the cell does and where it goes.</text:p>
          </table:table-cell>
          <table:table-cell office:value-type="float" office:value="0.00614064419642091" calcext:value-type="float">
            <text:p>0.00614064419642091</text:p>
          </table:table-cell>
          <table:table-cell office:value-type="float" office:value="0" calcext:value-type="float">
            <text:p>0</text:p>
          </table:table-cell>
          <table:table-cell table:formula="of:=IF([.B13]&gt;5/6; 3; IF([.B13]&gt;1/2; 2; IF([.B13]&gt;1/6; 1; 0)))" office:value-type="float" office:value="0" calcext:value-type="float">
            <text:p>0</text:p>
          </table:table-cell>
          <table:table-cell table:formula="of:=INT([.C13]*3)" office:value-type="float" office:value="0" calcext:value-type="float">
            <text:p>0</text:p>
          </table:table-cell>
          <table:table-cell table:number-columns-repeated="2"/>
          <table:table-cell office:value-type="string" calcext:value-type="string">
            <text:p>total</text:p>
          </table:table-cell>
          <table:table-cell table:formula="of:=SUM([.I8:.I11])" office:value-type="float" office:value="375" calcext:value-type="float">
            <text:p>375</text:p>
          </table:table-cell>
          <table:table-cell table:formula="of:=SUM([.J8:.J11])" office:value-type="float" office:value="180" calcext:value-type="float">
            <text:p>180</text:p>
          </table:table-cell>
          <table:table-cell table:formula="of:=SUM([.K8:.K11])" office:value-type="float" office:value="144" calcext:value-type="float">
            <text:p>144</text:p>
          </table:table-cell>
          <table:table-cell table:formula="of:=SUM([.L8:.L11])" office:value-type="float" office:value="69" calcext:value-type="float">
            <text:p>69</text:p>
          </table:table-cell>
          <table:table-cell table:number-columns-repeated="2"/>
        </table:table-row>
        <table:table-row table:style-name="ro1">
          <table:table-cell office:value-type="string" calcext:value-type="string">
            <text:p>They can carry nutrients across.</text:p>
          </table:table-cell>
          <table:table-cell office:value-type="float" office:value="0.000773179344832897" calcext:value-type="float">
            <text:p>0.000773179344832897</text:p>
          </table:table-cell>
          <table:table-cell office:value-type="float" office:value="0" calcext:value-type="float">
            <text:p>0</text:p>
          </table:table-cell>
          <table:table-cell table:formula="of:=IF([.B14]&gt;5/6; 3; IF([.B14]&gt;1/2; 2; IF([.B14]&gt;1/6; 1; 0)))" office:value-type="float" office:value="0" calcext:value-type="float">
            <text:p>0</text:p>
          </table:table-cell>
          <table:table-cell table:formula="of:=INT([.C14]*3)" office:value-type="float" office:value="0" calcext:value-type="float">
            <text:p>0</text:p>
          </table:table-cell>
          <table:table-cell table:number-columns-repeated="9"/>
        </table:table-row>
        <table:table-row table:style-name="ro1">
          <table:table-cell office:value-type="string" calcext:value-type="string">
            <text:p>The purpose for this experiment was to investigate which of four polymer plastics is best in terms of stretchability. According to the data table, plastic type B is higher regarding stretchability having the most mm's <text:s/>in trial 1(22mm) and trial 2 (23 mm) while the least stretchable is plastic A having 10 mm in trial 1 and 12 mm in trial 2. Two way of improving result validity would be by testing not just stretchability but abrasion and other technique, 2) increasing the amount of trial for greater data.</text:p>
          </table:table-cell>
          <table:table-cell office:value-type="float" office:value="0.83911657333374" calcext:value-type="float">
            <text:p>0.83911657333374</text:p>
          </table:table-cell>
          <table:table-cell office:value-type="float" office:value="0.666666686534882" calcext:value-type="float">
            <text:p>0.666666686534882</text:p>
          </table:table-cell>
          <table:table-cell table:formula="of:=IF([.B15]&gt;5/6; 3; IF([.B15]&gt;1/2; 2; IF([.B15]&gt;1/6; 1; 0)))" office:value-type="float" office:value="3" calcext:value-type="float">
            <text:p>3</text:p>
          </table:table-cell>
          <table:table-cell table:formula="of:=INT([.C15]*3)" office:value-type="float" office:value="2" calcext:value-type="float">
            <text:p>2</text:p>
          </table:table-cell>
          <table:table-cell table:number-columns-repeated="9"/>
        </table:table-row>
        <table:table-row table:style-name="ro1">
          <table:table-cell office:value-type="string" calcext:value-type="string">
            <text:p>white :: The lightest color attracts less heat.</text:p>
          </table:table-cell>
          <table:table-cell office:value-type="float" office:value="0.153549298644066" calcext:value-type="float">
            <text:p>0.153549298644066</text:p>
          </table:table-cell>
          <table:table-cell office:value-type="float" office:value="0.333333343267441" calcext:value-type="float">
            <text:p>0.333333343267441</text:p>
          </table:table-cell>
          <table:table-cell table:formula="of:=IF([.B16]&gt;5/6; 3; IF([.B16]&gt;1/2; 2; IF([.B16]&gt;1/6; 1; 0)))" office:value-type="float" office:value="0" calcext:value-type="float">
            <text:p>0</text:p>
          </table:table-cell>
          <table:table-cell table:formula="of:=INT([.C16]*3)" office:value-type="float" office:value="1" calcext:value-type="float">
            <text:p>1</text:p>
          </table:table-cell>
          <table:table-cell table:number-columns-repeated="9"/>
        </table:table-row>
        <table:table-row table:style-name="ro1">
          <table:table-cell office:value-type="string" calcext:value-type="string">
            <text:p>Additional information that is needed to be able to replicate the experiment would be to know how much vinegar is being poured into the different yet identical containers.</text:p>
          </table:table-cell>
          <table:table-cell office:value-type="float" office:value="0.16367244720459" calcext:value-type="float">
            <text:p>0.16367244720459</text:p>
          </table:table-cell>
          <table:table-cell office:value-type="float" office:value="0.333333343267441" calcext:value-type="float">
            <text:p>0.333333343267441</text:p>
          </table:table-cell>
          <table:table-cell table:formula="of:=IF([.B17]&gt;5/6; 3; IF([.B17]&gt;1/2; 2; IF([.B17]&gt;1/6; 1; 0)))" office:value-type="float" office:value="0" calcext:value-type="float">
            <text:p>0</text:p>
          </table:table-cell>
          <table:table-cell table:formula="of:=INT([.C17]*3)" office:value-type="float" office:value="1" calcext:value-type="float">
            <text:p>1</text:p>
          </table:table-cell>
          <table:table-cell table:number-columns-repeated="2"/>
          <table:table-cell table:number-columns-repeated="2" office:value-type="float" office:value="0" calcext:value-type="float">
            <text:p>0</text:p>
          </table:table-cell>
          <table:table-cell table:number-columns-repeated="5"/>
        </table:table-row>
        <table:table-row table:style-name="ro1">
          <table:table-cell office:value-type="string" calcext:value-type="string">
            <text:p>light gray :: This color will affect the doghouse for the b est. The darker color keeps in heat but sometimes heat isn't always good. I found a compromise that can keep heat in and has a somewhat high air t emperature but won't be to hot for the dog.</text:p>
          </table:table-cell>
          <table:table-cell office:value-type="float" office:value="0.378050923347473" calcext:value-type="float">
            <text:p>0.378050923347473</text:p>
          </table:table-cell>
          <table:table-cell office:value-type="float" office:value="0.333333343267441" calcext:value-type="float">
            <text:p>0.333333343267441</text:p>
          </table:table-cell>
          <table:table-cell table:formula="of:=IF([.B18]&gt;5/6; 3; IF([.B18]&gt;1/2; 2; IF([.B18]&gt;1/6; 1; 0)))" office:value-type="float" office:value="1" calcext:value-type="float">
            <text:p>1</text:p>
          </table:table-cell>
          <table:table-cell table:formula="of:=INT([.C18]*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5"/>
        </table:table-row>
        <table:table-row table:style-name="ro1">
          <table:table-cell office:value-type="string" calcext:value-type="string">
            <text:p>telophase prophaseanaphase</text:p>
          </table:table-cell>
          <table:table-cell office:value-type="float" office:value="0.0012568412348628" calcext:value-type="float">
            <text:p>0.0012568412348628</text:p>
          </table:table-cell>
          <table:table-cell office:value-type="float" office:value="0" calcext:value-type="float">
            <text:p>0</text:p>
          </table:table-cell>
          <table:table-cell table:formula="of:=IF([.B19]&gt;5/6; 3; IF([.B19]&gt;1/2; 2; IF([.B19]&gt;1/6; 1; 0)))" office:value-type="float" office:value="0" calcext:value-type="float">
            <text:p>0</text:p>
          </table:table-cell>
          <table:table-cell table:formula="of:=INT([.C19]*3)" office:value-type="float" office:value="0" calcext:value-type="float">
            <text:p>0</text:p>
          </table:table-cell>
          <table:table-cell table:number-columns-repeated="9"/>
        </table:table-row>
        <table:table-row table:style-name="ro1">
          <table:table-cell office:value-type="string" calcext:value-type="string">
            <text:p>First the cell starts by separating a piece of DNA that will be used as a template for the protein synthesis. <text:s/>Then a mRNA will find the corresponding piece to the nucleotide. <text:s/>Next comes a tRNA which gets the corresponding piece to the nucleotide. <text:s/>This then carries it to the strand. <text:s/>Once all the pieces are brought together to form the protein it will be put together by a rRNA.</text:p>
          </table:table-cell>
          <table:table-cell office:value-type="float" office:value="0.0939057543873787" calcext:value-type="float">
            <text:p>0.0939057543873787</text:p>
          </table:table-cell>
          <table:table-cell office:value-type="float" office:value="0" calcext:value-type="float">
            <text:p>0</text:p>
          </table:table-cell>
          <table:table-cell table:formula="of:=IF([.B20]&gt;5/6; 3; IF([.B20]&gt;1/2; 2; IF([.B20]&gt;1/6; 1; 0)))" office:value-type="float" office:value="0" calcext:value-type="float">
            <text:p>0</text:p>
          </table:table-cell>
          <table:table-cell table:formula="of:=INT([.C20]*3)" office:value-type="float" office:value="0" calcext:value-type="float">
            <text:p>0</text:p>
          </table:table-cell>
          <table:table-cell table:number-columns-repeated="9"/>
        </table:table-row>
        <table:table-row table:style-name="ro1">
          <table:table-cell office:value-type="string" calcext:value-type="string">
            <text:p>translation, deletion, translocation, transformation</text:p>
          </table:table-cell>
          <table:table-cell office:value-type="float" office:value="0.0299205332994461" calcext:value-type="float">
            <text:p>0.0299205332994461</text:p>
          </table:table-cell>
          <table:table-cell office:value-type="float" office:value="0" calcext:value-type="float">
            <text:p>0</text:p>
          </table:table-cell>
          <table:table-cell table:formula="of:=IF([.B21]&gt;5/6; 3; IF([.B21]&gt;1/2; 2; IF([.B21]&gt;1/6; 1; 0)))" office:value-type="float" office:value="0" calcext:value-type="float">
            <text:p>0</text:p>
          </table:table-cell>
          <table:table-cell table:formula="of:=INT([.C21]*3)" office:value-type="float" office:value="0" calcext:value-type="float">
            <text:p>0</text:p>
          </table:table-cell>
          <table:table-cell table:number-columns-repeated="9"/>
        </table:table-row>
        <table:table-row table:style-name="ro1">
          <table:table-cell office:value-type="string" calcext:value-type="string">
            <text:p>1. nuclear membrane2. enyzme 3.</text:p>
          </table:table-cell>
          <table:table-cell office:value-type="float" office:value="0.00994417164474726" calcext:value-type="float">
            <text:p>0.00994417164474726</text:p>
          </table:table-cell>
          <table:table-cell office:value-type="float" office:value="0" calcext:value-type="float">
            <text:p>0</text:p>
          </table:table-cell>
          <table:table-cell table:formula="of:=IF([.B22]&gt;5/6; 3; IF([.B22]&gt;1/2; 2; IF([.B22]&gt;1/6; 1; 0)))" office:value-type="float" office:value="0" calcext:value-type="float">
            <text:p>0</text:p>
          </table:table-cell>
          <table:table-cell table:formula="of:=INT([.C22]*3)" office:value-type="float" office:value="0" calcext:value-type="float">
            <text:p>0</text:p>
          </table:table-cell>
          <table:table-cell table:number-columns-repeated="9"/>
        </table:table-row>
        <table:table-row table:style-name="ro1">
          <table:table-cell office:value-type="string" calcext:value-type="string">
            <text:p>light gray :: The color of light gray might affect the dog house by keeping it the right temprature (not too cold or too hot) becaus e the darker the color the hotter it gets and the lighter the color the c ooler it gets, according too the data in which i got the information.</text:p>
          </table:table-cell>
          <table:table-cell office:value-type="float" office:value="0.461394518613815" calcext:value-type="float">
            <text:p>0.461394518613815</text:p>
          </table:table-cell>
          <table:table-cell office:value-type="float" office:value="0.666666686534882" calcext:value-type="float">
            <text:p>0.666666686534882</text:p>
          </table:table-cell>
          <table:table-cell table:formula="of:=IF([.B23]&gt;5/6; 3; IF([.B23]&gt;1/2; 2; IF([.B23]&gt;1/6; 1; 0)))" office:value-type="float" office:value="1" calcext:value-type="float">
            <text:p>1</text:p>
          </table:table-cell>
          <table:table-cell table:formula="of:=INT([.C23]*3)" office:value-type="float" office:value="2" calcext:value-type="float">
            <text:p>2</text:p>
          </table:table-cell>
          <table:table-cell table:number-columns-repeated="9"/>
        </table:table-row>
        <table:table-row table:style-name="ro1">
          <table:table-cell office:value-type="string" calcext:value-type="string">
            <text:p>1. mRNA leaves the nucleus and travels to the ribosomes.2. Once in the ribosomes, the mRNA gets turned into tRNA.3. The tRNA is gathered by the ribosomes to see what the amino acid sequence is.4. The right things are given to the cell to make proteins.</text:p>
          </table:table-cell>
          <table:table-cell office:value-type="float" office:value="0.0236194990575314" calcext:value-type="float">
            <text:p>0.0236194990575314</text:p>
          </table:table-cell>
          <table:table-cell office:value-type="float" office:value="0.333333343267441" calcext:value-type="float">
            <text:p>0.333333343267441</text:p>
          </table:table-cell>
          <table:table-cell table:formula="of:=IF([.B24]&gt;5/6; 3; IF([.B24]&gt;1/2; 2; IF([.B24]&gt;1/6; 1; 0)))" office:value-type="float" office:value="0" calcext:value-type="float">
            <text:p>0</text:p>
          </table:table-cell>
          <table:table-cell table:formula="of:=INT([.C24]*3)" office:value-type="float" office:value="1" calcext:value-type="float">
            <text:p>1</text:p>
          </table:table-cell>
          <table:table-cell table:number-columns-repeated="9"/>
        </table:table-row>
        <table:table-row table:style-name="ro1">
          <table:table-cell office:value-type="string" calcext:value-type="string">
            <text:p>Flagella are used for movement by the cell. Cellular Respiration is a processed used by the cell to breathe. Mitosis is another process used by the cell to reproduce.</text:p>
          </table:table-cell>
          <table:table-cell office:value-type="float" office:value="0.0138566363602877" calcext:value-type="float">
            <text:p>0.0138566363602877</text:p>
          </table:table-cell>
          <table:table-cell office:value-type="float" office:value="0" calcext:value-type="float">
            <text:p>0</text:p>
          </table:table-cell>
          <table:table-cell table:formula="of:=IF([.B25]&gt;5/6; 3; IF([.B25]&gt;1/2; 2; IF([.B25]&gt;1/6; 1; 0)))" office:value-type="float" office:value="0" calcext:value-type="float">
            <text:p>0</text:p>
          </table:table-cell>
          <table:table-cell table:formula="of:=INT([.C25]*3)" office:value-type="float" office:value="0" calcext:value-type="float">
            <text:p>0</text:p>
          </table:table-cell>
          <table:table-cell table:number-columns-repeated="9"/>
        </table:table-row>
        <table:table-row table:style-name="ro1">
          <table:table-cell office:value-type="string" calcext:value-type="string">
            <text:p>messager RNA leaves the nucleus and gives the cells the message of what amino acids that they code for.Then the codons gather together and make the correct codons. It leaves and goes back to the nuclueus and creates the correct proteins with the codons it has.</text:p>
          </table:table-cell>
          <table:table-cell office:value-type="float" office:value="0.132035732269287" calcext:value-type="float">
            <text:p>0.132035732269287</text:p>
          </table:table-cell>
          <table:table-cell office:value-type="float" office:value="0" calcext:value-type="float">
            <text:p>0</text:p>
          </table:table-cell>
          <table:table-cell table:formula="of:=IF([.B26]&gt;5/6; 3; IF([.B26]&gt;1/2; 2; IF([.B26]&gt;1/6; 1; 0)))" office:value-type="float" office:value="0" calcext:value-type="float">
            <text:p>0</text:p>
          </table:table-cell>
          <table:table-cell table:formula="of:=INT([.C26]*3)" office:value-type="float" office:value="0" calcext:value-type="float">
            <text:p>0</text:p>
          </table:table-cell>
          <table:table-cell table:number-columns-repeated="9"/>
        </table:table-row>
        <table:table-row table:style-name="ro1">
          <table:table-cell office:value-type="string" calcext:value-type="string">
            <text:p>The fisrt process is prophase. <text:s/>The cytoms go to the opposite ends of the cell membrain. <text:s/>The second form of process is Metaphase. <text:s/>It Puts all of the chromosomes in the middle and lines them up. <text:s/>The last process is called Telophase. <text:s/>It seperates the chromosomes and pulls them to the oposite ends of the cell membrane and seperates the cell into two new cells.</text:p>
          </table:table-cell>
          <table:table-cell office:value-type="float" office:value="0.377658307552338" calcext:value-type="float">
            <text:p>0.377658307552338</text:p>
          </table:table-cell>
          <table:table-cell office:value-type="float" office:value="0" calcext:value-type="float">
            <text:p>0</text:p>
          </table:table-cell>
          <table:table-cell table:formula="of:=IF([.B27]&gt;5/6; 3; IF([.B27]&gt;1/2; 2; IF([.B27]&gt;1/6; 1; 0)))" office:value-type="float" office:value="1" calcext:value-type="float">
            <text:p>1</text:p>
          </table:table-cell>
          <table:table-cell table:formula="of:=INT([.C27]*3)" office:value-type="float" office:value="0" calcext:value-type="float">
            <text:p>0</text:p>
          </table:table-cell>
          <table:table-cell table:number-columns-repeated="9"/>
        </table:table-row>
        <table:table-row table:style-name="ro1">
          <table:table-cell office:value-type="string" calcext:value-type="string">
            <text:p>light gray :: idk $$$</text:p>
          </table:table-cell>
          <table:table-cell office:value-type="float" office:value="0.0648368448019028" calcext:value-type="float">
            <text:p>0.0648368448019028</text:p>
          </table:table-cell>
          <table:table-cell office:value-type="float" office:value="0" calcext:value-type="float">
            <text:p>0</text:p>
          </table:table-cell>
          <table:table-cell table:formula="of:=IF([.B28]&gt;5/6; 3; IF([.B28]&gt;1/2; 2; IF([.B28]&gt;1/6; 1; 0)))" office:value-type="float" office:value="0" calcext:value-type="float">
            <text:p>0</text:p>
          </table:table-cell>
          <table:table-cell table:formula="of:=INT([.C28]*3)" office:value-type="float" office:value="0" calcext:value-type="float">
            <text:p>0</text:p>
          </table:table-cell>
          <table:table-cell table:number-columns-repeated="9"/>
        </table:table-row>
        <table:table-row table:style-name="ro1">
          <table:table-cell office:value-type="string" calcext:value-type="string">
            <text:p>The additional information that they would need in order to replicate the experiment is a sample of one material into one container and label. Repeat with with remaining samples placing a single sample into a container. After 24 hours remove the samples and allow samples to sit and dry. The additional information that would be needed is the starting mass the ending and the difference.</text:p>
          </table:table-cell>
          <table:table-cell office:value-type="float" office:value="0.338967531919479" calcext:value-type="float">
            <text:p>0.338967531919479</text:p>
          </table:table-cell>
          <table:table-cell office:value-type="float" office:value="0" calcext:value-type="float">
            <text:p>0</text:p>
          </table:table-cell>
          <table:table-cell table:formula="of:=IF([.B29]&gt;5/6; 3; IF([.B29]&gt;1/2; 2; IF([.B29]&gt;1/6; 1; 0)))" office:value-type="float" office:value="1" calcext:value-type="float">
            <text:p>1</text:p>
          </table:table-cell>
          <table:table-cell table:formula="of:=INT([.C29]*3)" office:value-type="float" office:value="0" calcext:value-type="float">
            <text:p>0</text:p>
          </table:table-cell>
          <table:table-cell table:number-columns-repeated="9"/>
        </table:table-row>
        <table:table-row table:style-name="ro1">
          <table:table-cell office:value-type="string" calcext:value-type="string">
            <text:p>light gray :: Light gray holds the same temprature of 48(DEG) every time</text:p>
          </table:table-cell>
          <table:table-cell office:value-type="float" office:value="0.220284283161163" calcext:value-type="float">
            <text:p>0.220284283161163</text:p>
          </table:table-cell>
          <table:table-cell office:value-type="float" office:value="0" calcext:value-type="float">
            <text:p>0</text:p>
          </table:table-cell>
          <table:table-cell table:formula="of:=IF([.B30]&gt;5/6; 3; IF([.B30]&gt;1/2; 2; IF([.B30]&gt;1/6; 1; 0)))" office:value-type="float" office:value="1" calcext:value-type="float">
            <text:p>1</text:p>
          </table:table-cell>
          <table:table-cell table:formula="of:=INT([.C30]*3)" office:value-type="float" office:value="0" calcext:value-type="float">
            <text:p>0</text:p>
          </table:table-cell>
          <table:table-cell table:number-columns-repeated="9"/>
        </table:table-row>
        <table:table-row table:style-name="ro1">
          <table:table-cell office:value-type="string" calcext:value-type="string">
            <text:p>A) In conclusion, plastic B had the most stretchability. ^p B) One way the student could have improved this experiment could be to start with the same length of plastic for each trial &amp; each plastic. The second way I would change the experiment would be to use a stop watch &amp; be very presice about the time.</text:p>
          </table:table-cell>
          <table:table-cell office:value-type="float" office:value="0.875412046909332" calcext:value-type="float">
            <text:p>0.875412046909332</text:p>
          </table:table-cell>
          <table:table-cell office:value-type="float" office:value="0.666666686534882" calcext:value-type="float">
            <text:p>0.666666686534882</text:p>
          </table:table-cell>
          <table:table-cell table:formula="of:=IF([.B31]&gt;5/6; 3; IF([.B31]&gt;1/2; 2; IF([.B31]&gt;1/6; 1; 0)))" office:value-type="float" office:value="3" calcext:value-type="float">
            <text:p>3</text:p>
          </table:table-cell>
          <table:table-cell table:formula="of:=INT([.C31]*3)" office:value-type="float" office:value="2" calcext:value-type="float">
            <text:p>2</text:p>
          </table:table-cell>
          <table:table-cell table:number-columns-repeated="9"/>
        </table:table-row>
        <table:table-row table:style-name="ro1">
          <table:table-cell office:value-type="string" calcext:value-type="string">
            <text:p>First the protein is made, then it forms. <text:s/>After it forms then it starts to make the protein. <text:s/>At last it is fully functional.</text:p>
          </table:table-cell>
          <table:table-cell office:value-type="float" office:value="0.00484662130475044" calcext:value-type="float">
            <text:p>0.00484662130475044</text:p>
          </table:table-cell>
          <table:table-cell office:value-type="float" office:value="0" calcext:value-type="float">
            <text:p>0</text:p>
          </table:table-cell>
          <table:table-cell table:formula="of:=IF([.B32]&gt;5/6; 3; IF([.B32]&gt;1/2; 2; IF([.B32]&gt;1/6; 1; 0)))" office:value-type="float" office:value="0" calcext:value-type="float">
            <text:p>0</text:p>
          </table:table-cell>
          <table:table-cell table:formula="of:=INT([.C32]*3)" office:value-type="float" office:value="0" calcext:value-type="float">
            <text:p>0</text:p>
          </table:table-cell>
          <table:table-cell table:number-columns-repeated="9"/>
        </table:table-row>
        <table:table-row table:style-name="ro1">
          <table:table-cell office:value-type="string" calcext:value-type="string">
            <text:p>Additional information needed in order to replicate this experiment would be the amount of vinegar needed to pour into each of the four separate containers. Also the type of containers that that amount of vinegar should be placed into . Also, although indicated in the data table, the students should put into their procedures the types of the four different samples and the starting amount of each and what form they are in. Should it be poured limestone, a block of wood etc. And also they should indicate how much distilled water to rinse the samples with at the end. All of these additional information would be needed in order to replicate the experiment.</text:p>
          </table:table-cell>
          <table:table-cell office:value-type="float" office:value="0.838303089141846" calcext:value-type="float">
            <text:p>0.838303089141846</text:p>
          </table:table-cell>
          <table:table-cell office:value-type="float" office:value="1" calcext:value-type="float">
            <text:p>1</text:p>
          </table:table-cell>
          <table:table-cell table:formula="of:=IF([.B33]&gt;5/6; 3; IF([.B33]&gt;1/2; 2; IF([.B33]&gt;1/6; 1; 0)))" office:value-type="float" office:value="3" calcext:value-type="float">
            <text:p>3</text:p>
          </table:table-cell>
          <table:table-cell table:formula="of:=INT([.C33]*3)" office:value-type="float" office:value="3" calcext:value-type="float">
            <text:p>3</text:p>
          </table:table-cell>
          <table:table-cell table:number-columns-repeated="9"/>
        </table:table-row>
        <table:table-row table:style-name="ro1">
          <table:table-cell office:value-type="string" calcext:value-type="string">
            <text:p>What I would need it to maybe is to let the samples sit and dry for more than 80 minutes ^p Also multiply the last row for starting mass, ending mass, difference in mass. Be they repeat it.</text:p>
          </table:table-cell>
          <table:table-cell office:value-type="float" office:value="0.237937197089195" calcext:value-type="float">
            <text:p>0.237937197089195</text:p>
          </table:table-cell>
          <table:table-cell office:value-type="float" office:value="0" calcext:value-type="float">
            <text:p>0</text:p>
          </table:table-cell>
          <table:table-cell table:formula="of:=IF([.B34]&gt;5/6; 3; IF([.B34]&gt;1/2; 2; IF([.B34]&gt;1/6; 1; 0)))" office:value-type="float" office:value="1" calcext:value-type="float">
            <text:p>1</text:p>
          </table:table-cell>
          <table:table-cell table:formula="of:=INT([.C34]*3)" office:value-type="float" office:value="0" calcext:value-type="float">
            <text:p>0</text:p>
          </table:table-cell>
          <table:table-cell table:number-columns-repeated="9"/>
        </table:table-row>
        <table:table-row table:style-name="ro1">
          <table:table-cell office:value-type="string" calcext:value-type="string">
            <text:p>1) I would need to know how much vinegar is being put into the sample. ^p 2) What are they trying to find out through pass is to amount. ^p 3) Was there a control group in this experiment.</text:p>
          </table:table-cell>
          <table:table-cell office:value-type="float" office:value="0.428407907485962" calcext:value-type="float">
            <text:p>0.428407907485962</text:p>
          </table:table-cell>
          <table:table-cell office:value-type="float" office:value="0.333333343267441" calcext:value-type="float">
            <text:p>0.333333343267441</text:p>
          </table:table-cell>
          <table:table-cell table:formula="of:=IF([.B35]&gt;5/6; 3; IF([.B35]&gt;1/2; 2; IF([.B35]&gt;1/6; 1; 0)))" office:value-type="float" office:value="1" calcext:value-type="float">
            <text:p>1</text:p>
          </table:table-cell>
          <table:table-cell table:formula="of:=INT([.C35]*3)" office:value-type="float" office:value="1" calcext:value-type="float">
            <text:p>1</text:p>
          </table:table-cell>
          <table:table-cell table:number-columns-repeated="9"/>
        </table:table-row>
        <table:table-row table:style-name="ro1">
          <table:table-cell office:value-type="string" calcext:value-type="string">
            <text:p>white :: If the dog house was white the inside would b e cooler because in the data of the experiment the average temperature of white is 42(DEG)c and blacks average is 53(DEG)c</text:p>
          </table:table-cell>
          <table:table-cell office:value-type="float" office:value="0.563680112361908" calcext:value-type="float">
            <text:p>0.563680112361908</text:p>
          </table:table-cell>
          <table:table-cell office:value-type="float" office:value="0.666666686534882" calcext:value-type="float">
            <text:p>0.666666686534882</text:p>
          </table:table-cell>
          <table:table-cell table:formula="of:=IF([.B36]&gt;5/6; 3; IF([.B36]&gt;1/2; 2; IF([.B36]&gt;1/6; 1; 0)))" office:value-type="float" office:value="2" calcext:value-type="float">
            <text:p>2</text:p>
          </table:table-cell>
          <table:table-cell table:formula="of:=INT([.C36]*3)" office:value-type="float" office:value="2" calcext:value-type="float">
            <text:p>2</text:p>
          </table:table-cell>
          <table:table-cell table:number-columns-repeated="9"/>
        </table:table-row>
        <table:table-row table:style-name="ro1">
          <table:table-cell office:value-type="string" calcext:value-type="string">
            <text:p>dark gray :: Dark gray because that color doesnt absorb to much sun to make it hot and it doesnt absorb not enough sun to make it t o cold.It absorbs just the right amount of sun so that its not to hot and not to cold.</text:p>
          </table:table-cell>
          <table:table-cell office:value-type="float" office:value="0.393076092004776" calcext:value-type="float">
            <text:p>0.393076092004776</text:p>
          </table:table-cell>
          <table:table-cell office:value-type="float" office:value="0.333333343267441" calcext:value-type="float">
            <text:p>0.333333343267441</text:p>
          </table:table-cell>
          <table:table-cell table:formula="of:=IF([.B37]&gt;5/6; 3; IF([.B37]&gt;1/2; 2; IF([.B37]&gt;1/6; 1; 0)))" office:value-type="float" office:value="1" calcext:value-type="float">
            <text:p>1</text:p>
          </table:table-cell>
          <table:table-cell table:formula="of:=INT([.C37]*3)" office:value-type="float" office:value="1" calcext:value-type="float">
            <text:p>1</text:p>
          </table:table-cell>
          <table:table-cell table:number-columns-repeated="9"/>
        </table:table-row>
        <table:table-row table:style-name="ro1">
          <table:table-cell office:value-type="string" calcext:value-type="string">
            <text:p>Don't know.</text:p>
          </table:table-cell>
          <table:table-cell office:value-type="float" office:value="0.0033536572009325" calcext:value-type="float">
            <text:p>0.0033536572009325</text:p>
          </table:table-cell>
          <table:table-cell office:value-type="float" office:value="0" calcext:value-type="float">
            <text:p>0</text:p>
          </table:table-cell>
          <table:table-cell table:formula="of:=IF([.B38]&gt;5/6; 3; IF([.B38]&gt;1/2; 2; IF([.B38]&gt;1/6; 1; 0)))" office:value-type="float" office:value="0" calcext:value-type="float">
            <text:p>0</text:p>
          </table:table-cell>
          <table:table-cell table:formula="of:=INT([.C38]*3)" office:value-type="float" office:value="0" calcext:value-type="float">
            <text:p>0</text:p>
          </table:table-cell>
          <table:table-cell table:number-columns-repeated="9"/>
        </table:table-row>
        <table:table-row table:style-name="ro1">
          <table:table-cell office:value-type="string" calcext:value-type="string">
            <text:p>Plastic type B stretched the most. One way the students could of improved the experimental design and validity is that they should of told how long it was before they tried and stretch it. A second way they could improve it is tell you what type of plastic they used.</text:p>
          </table:table-cell>
          <table:table-cell office:value-type="float" office:value="0.802333056926727" calcext:value-type="float">
            <text:p>0.802333056926727</text:p>
          </table:table-cell>
          <table:table-cell office:value-type="float" office:value="0.666666686534882" calcext:value-type="float">
            <text:p>0.666666686534882</text:p>
          </table:table-cell>
          <table:table-cell table:formula="of:=IF([.B39]&gt;5/6; 3; IF([.B39]&gt;1/2; 2; IF([.B39]&gt;1/6; 1; 0)))" office:value-type="float" office:value="2" calcext:value-type="float">
            <text:p>2</text:p>
          </table:table-cell>
          <table:table-cell table:formula="of:=INT([.C39]*3)" office:value-type="float" office:value="2" calcext:value-type="float">
            <text:p>2</text:p>
          </table:table-cell>
          <table:table-cell table:number-columns-repeated="9"/>
        </table:table-row>
        <table:table-row table:style-name="ro1">
          <table:table-cell office:value-type="string" calcext:value-type="string">
            <text:p>white :: <text:s/>If you use white paint color to paint a dog h ouse, it would be the best choice to keep the dog cool during a hot day. In the experiment out of the 4 tested lid colors, white held out to be th e one with the lowest temperature.</text:p>
          </table:table-cell>
          <table:table-cell office:value-type="float" office:value="0.385990083217621" calcext:value-type="float">
            <text:p>0.385990083217621</text:p>
          </table:table-cell>
          <table:table-cell office:value-type="float" office:value="0.666666686534882" calcext:value-type="float">
            <text:p>0.666666686534882</text:p>
          </table:table-cell>
          <table:table-cell table:formula="of:=IF([.B40]&gt;5/6; 3; IF([.B40]&gt;1/2; 2; IF([.B40]&gt;1/6; 1; 0)))" office:value-type="float" office:value="1" calcext:value-type="float">
            <text:p>1</text:p>
          </table:table-cell>
          <table:table-cell table:formula="of:=INT([.C40]*3)" office:value-type="float" office:value="2" calcext:value-type="float">
            <text:p>2</text:p>
          </table:table-cell>
          <table:table-cell table:number-columns-repeated="9"/>
        </table:table-row>
        <table:table-row table:style-name="ro1">
          <table:table-cell office:value-type="string" calcext:value-type="string">
            <text:p>After mRNA leaves the nucleus, protine synthesis involves amino acid sequence, tRNA, rRNA, and gRNA.</text:p>
          </table:table-cell>
          <table:table-cell office:value-type="float" office:value="0.00453455979004502" calcext:value-type="float">
            <text:p>0.00453455979004502</text:p>
          </table:table-cell>
          <table:table-cell office:value-type="float" office:value="0" calcext:value-type="float">
            <text:p>0</text:p>
          </table:table-cell>
          <table:table-cell table:formula="of:=IF([.B41]&gt;5/6; 3; IF([.B41]&gt;1/2; 2; IF([.B41]&gt;1/6; 1; 0)))" office:value-type="float" office:value="0" calcext:value-type="float">
            <text:p>0</text:p>
          </table:table-cell>
          <table:table-cell table:formula="of:=INT([.C41]*3)" office:value-type="float" office:value="0" calcext:value-type="float">
            <text:p>0</text:p>
          </table:table-cell>
          <table:table-cell table:number-columns-repeated="9"/>
        </table:table-row>
        <table:table-row table:style-name="ro1">
          <table:table-cell office:value-type="string" calcext:value-type="string">
            <text:p>To replicate this procedure you would need to know how much vinegar to put in each container. It would also be useful to know if the temperature of the room should be. Lastly, they should tell you what size of each sample you should be taking. If they do not add in these things the experiment may have a different result when done by someone else.</text:p>
          </table:table-cell>
          <table:table-cell office:value-type="float" office:value="0.953063666820526" calcext:value-type="float">
            <text:p>0.953063666820526</text:p>
          </table:table-cell>
          <table:table-cell office:value-type="float" office:value="1" calcext:value-type="float">
            <text:p>1</text:p>
          </table:table-cell>
          <table:table-cell table:formula="of:=IF([.B42]&gt;5/6; 3; IF([.B42]&gt;1/2; 2; IF([.B42]&gt;1/6; 1; 0)))" office:value-type="float" office:value="3" calcext:value-type="float">
            <text:p>3</text:p>
          </table:table-cell>
          <table:table-cell table:formula="of:=INT([.C42]*3)" office:value-type="float" office:value="3" calcext:value-type="float">
            <text:p>3</text:p>
          </table:table-cell>
          <table:table-cell table:number-columns-repeated="9"/>
        </table:table-row>
        <table:table-row table:style-name="ro1">
          <table:table-cell office:value-type="string" calcext:value-type="string">
            <text:p>ANAPHASE, PROPHASE.METEPHASE, AND TELEPHASE</text:p>
          </table:table-cell>
          <table:table-cell office:value-type="float" office:value="0.00498814461752772" calcext:value-type="float">
            <text:p>0.00498814461752772</text:p>
          </table:table-cell>
          <table:table-cell office:value-type="float" office:value="0" calcext:value-type="float">
            <text:p>0</text:p>
          </table:table-cell>
          <table:table-cell table:formula="of:=IF([.B43]&gt;5/6; 3; IF([.B43]&gt;1/2; 2; IF([.B43]&gt;1/6; 1; 0)))" office:value-type="float" office:value="0" calcext:value-type="float">
            <text:p>0</text:p>
          </table:table-cell>
          <table:table-cell table:formula="of:=INT([.C43]*3)" office:value-type="float" office:value="0" calcext:value-type="float">
            <text:p>0</text:p>
          </table:table-cell>
          <table:table-cell table:number-columns-repeated="9"/>
        </table:table-row>
        <table:table-row table:style-name="ro1">
          <table:table-cell office:value-type="string" calcext:value-type="string">
            <text:p>The conclusion that I have drawn is that plastic type D streached the most which makes it more durable than the rest. Two ways he could have improved was by telling us how much weught was added and by telling us he averaged out the three plastic samples strechness.</text:p>
          </table:table-cell>
          <table:table-cell office:value-type="float" office:value="0.323790431022644" calcext:value-type="float">
            <text:p>0.323790431022644</text:p>
          </table:table-cell>
          <table:table-cell office:value-type="float" office:value="0.333333343267441" calcext:value-type="float">
            <text:p>0.333333343267441</text:p>
          </table:table-cell>
          <table:table-cell table:formula="of:=IF([.B44]&gt;5/6; 3; IF([.B44]&gt;1/2; 2; IF([.B44]&gt;1/6; 1; 0)))" office:value-type="float" office:value="1" calcext:value-type="float">
            <text:p>1</text:p>
          </table:table-cell>
          <table:table-cell table:formula="of:=INT([.C44]*3)" office:value-type="float" office:value="1" calcext:value-type="float">
            <text:p>1</text:p>
          </table:table-cell>
          <table:table-cell table:number-columns-repeated="9"/>
        </table:table-row>
        <table:table-row table:style-name="ro1">
          <table:table-cell office:value-type="string" calcext:value-type="string">
            <text:p>black :: <text:s/>Black would be the best choice in colder clim ates (Washington) because it absorbs more heat. The dog would thusly be w armer if its doghouse was painted black. Inside the jars, blacks av erage temperature is 53(DEG)C, compared with white which's average tempe rature was 42(DEG)C. That is a difference of 11(DEG)C.</text:p>
          </table:table-cell>
          <table:table-cell office:value-type="float" office:value="0.606930553913116" calcext:value-type="float">
            <text:p>0.606930553913116</text:p>
          </table:table-cell>
          <table:table-cell office:value-type="float" office:value="0.666666686534882" calcext:value-type="float">
            <text:p>0.666666686534882</text:p>
          </table:table-cell>
          <table:table-cell table:formula="of:=IF([.B45]&gt;5/6; 3; IF([.B45]&gt;1/2; 2; IF([.B45]&gt;1/6; 1; 0)))" office:value-type="float" office:value="2" calcext:value-type="float">
            <text:p>2</text:p>
          </table:table-cell>
          <table:table-cell table:formula="of:=INT([.C45]*3)" office:value-type="float" office:value="2" calcext:value-type="float">
            <text:p>2</text:p>
          </table:table-cell>
          <table:table-cell table:number-columns-repeated="9"/>
        </table:table-row>
        <table:table-row table:style-name="ro1">
          <table:table-cell office:value-type="string" calcext:value-type="string">
            <text:p>The cell membrane keeps the things from going in and out.</text:p>
          </table:table-cell>
          <table:table-cell office:value-type="float" office:value="0.00151642307173461" calcext:value-type="float">
            <text:p>0.00151642307173461</text:p>
          </table:table-cell>
          <table:table-cell office:value-type="float" office:value="0" calcext:value-type="float">
            <text:p>0</text:p>
          </table:table-cell>
          <table:table-cell table:formula="of:=IF([.B46]&gt;5/6; 3; IF([.B46]&gt;1/2; 2; IF([.B46]&gt;1/6; 1; 0)))" office:value-type="float" office:value="0" calcext:value-type="float">
            <text:p>0</text:p>
          </table:table-cell>
          <table:table-cell table:formula="of:=INT([.C46]*3)" office:value-type="float" office:value="0" calcext:value-type="float">
            <text:p>0</text:p>
          </table:table-cell>
          <table:table-cell table:number-columns-repeated="9"/>
        </table:table-row>
        <table:table-row table:style-name="ro1">
          <table:table-cell office:value-type="string" calcext:value-type="string">
            <text:p>Based on the data, B was the most stretchable polymer, followed by D,C and lastly A. Serious sources of error need fixing. For one, the initial length of plastic was not held constant making all data most. Also, allowing the plastics to stretch until breaking. Would truly test this property. However, as the results are consistent between trials, the results seem valid.</text:p>
          </table:table-cell>
          <table:table-cell office:value-type="float" office:value="0.876409351825714" calcext:value-type="float">
            <text:p>0.876409351825714</text:p>
          </table:table-cell>
          <table:table-cell office:value-type="float" office:value="0.666666686534882" calcext:value-type="float">
            <text:p>0.666666686534882</text:p>
          </table:table-cell>
          <table:table-cell table:formula="of:=IF([.B47]&gt;5/6; 3; IF([.B47]&gt;1/2; 2; IF([.B47]&gt;1/6; 1; 0)))" office:value-type="float" office:value="3" calcext:value-type="float">
            <text:p>3</text:p>
          </table:table-cell>
          <table:table-cell table:formula="of:=INT([.C47]*3)" office:value-type="float" office:value="2" calcext:value-type="float">
            <text:p>2</text:p>
          </table:table-cell>
          <table:table-cell table:number-columns-repeated="9"/>
        </table:table-row>
        <table:table-row table:style-name="ro1">
          <table:table-cell office:value-type="string" calcext:value-type="string">
            <text:p>In order to replicate this experiment, you would need to know the mass of it with the distilled water.</text:p>
          </table:table-cell>
          <table:table-cell office:value-type="float" office:value="0.0674703866243362" calcext:value-type="float">
            <text:p>0.0674703866243362</text:p>
          </table:table-cell>
          <table:table-cell office:value-type="float" office:value="0" calcext:value-type="float">
            <text:p>0</text:p>
          </table:table-cell>
          <table:table-cell table:formula="of:=IF([.B48]&gt;5/6; 3; IF([.B48]&gt;1/2; 2; IF([.B48]&gt;1/6; 1; 0)))" office:value-type="float" office:value="0" calcext:value-type="float">
            <text:p>0</text:p>
          </table:table-cell>
          <table:table-cell table:formula="of:=INT([.C48]*3)" office:value-type="float" office:value="0" calcext:value-type="float">
            <text:p>0</text:p>
          </table:table-cell>
          <table:table-cell table:number-columns-repeated="9"/>
        </table:table-row>
        <table:table-row table:style-name="ro1">
          <table:table-cell office:value-type="string" calcext:value-type="string">
            <text:p>mRNA, translation</text:p>
          </table:table-cell>
          <table:table-cell office:value-type="float" office:value="0.000261289475020021" calcext:value-type="float">
            <text:p>0.000261289475020021</text:p>
          </table:table-cell>
          <table:table-cell office:value-type="float" office:value="0" calcext:value-type="float">
            <text:p>0</text:p>
          </table:table-cell>
          <table:table-cell table:formula="of:=IF([.B49]&gt;5/6; 3; IF([.B49]&gt;1/2; 2; IF([.B49]&gt;1/6; 1; 0)))" office:value-type="float" office:value="0" calcext:value-type="float">
            <text:p>0</text:p>
          </table:table-cell>
          <table:table-cell table:formula="of:=INT([.C49]*3)" office:value-type="float" office:value="0" calcext:value-type="float">
            <text:p>0</text:p>
          </table:table-cell>
          <table:table-cell table:number-columns-repeated="9"/>
        </table:table-row>
        <table:table-row table:style-name="ro1">
          <table:table-cell office:value-type="string" calcext:value-type="string">
            <text:p>You need to know how much vinegar to add to the containers. You need to know what kind of container and you also need to know how to measure the samples.</text:p>
          </table:table-cell>
          <table:table-cell office:value-type="float" office:value="0.879451274871826" calcext:value-type="float">
            <text:p>0.879451274871826</text:p>
          </table:table-cell>
          <table:table-cell office:value-type="float" office:value="0.666666686534882" calcext:value-type="float">
            <text:p>0.666666686534882</text:p>
          </table:table-cell>
          <table:table-cell table:formula="of:=IF([.B50]&gt;5/6; 3; IF([.B50]&gt;1/2; 2; IF([.B50]&gt;1/6; 1; 0)))" office:value-type="float" office:value="3" calcext:value-type="float">
            <text:p>3</text:p>
          </table:table-cell>
          <table:table-cell table:formula="of:=INT([.C50]*3)" office:value-type="float" office:value="2" calcext:value-type="float">
            <text:p>2</text:p>
          </table:table-cell>
          <table:table-cell table:number-columns-repeated="9"/>
        </table:table-row>
        <table:table-row table:style-name="ro1">
          <table:table-cell office:value-type="string" calcext:value-type="string">
            <text:p>Plastic sample B stretched the farthest.^p The experiment could have been improved by adding exact amount of what to be added on the plastics. Also to measure how much of the plastics edge to be taped to the table so they are standing at the same point.</text:p>
          </table:table-cell>
          <table:table-cell office:value-type="float" office:value="0.786754369735718" calcext:value-type="float">
            <text:p>0.786754369735718</text:p>
          </table:table-cell>
          <table:table-cell office:value-type="float" office:value="1" calcext:value-type="float">
            <text:p>1</text:p>
          </table:table-cell>
          <table:table-cell table:formula="of:=IF([.B51]&gt;5/6; 3; IF([.B51]&gt;1/2; 2; IF([.B51]&gt;1/6; 1; 0)))" office:value-type="float" office:value="2" calcext:value-type="float">
            <text:p>2</text:p>
          </table:table-cell>
          <table:table-cell table:formula="of:=INT([.C51]*3)" office:value-type="float" office:value="3" calcext:value-type="float">
            <text:p>3</text:p>
          </table:table-cell>
          <table:table-cell table:number-columns-repeated="9"/>
        </table:table-row>
        <table:table-row table:style-name="ro1">
          <table:table-cell office:value-type="string" calcext:value-type="string">
            <text:p>black :: they sould use black because black keeps heat better than the other colors so the dont want there dog to get cold so b lack is the most affective color.</text:p>
          </table:table-cell>
          <table:table-cell office:value-type="float" office:value="0.343420565128326" calcext:value-type="float">
            <text:p>0.343420565128326</text:p>
          </table:table-cell>
          <table:table-cell office:value-type="float" office:value="0" calcext:value-type="float">
            <text:p>0</text:p>
          </table:table-cell>
          <table:table-cell table:formula="of:=IF([.B52]&gt;5/6; 3; IF([.B52]&gt;1/2; 2; IF([.B52]&gt;1/6; 1; 0)))" office:value-type="float" office:value="1" calcext:value-type="float">
            <text:p>1</text:p>
          </table:table-cell>
          <table:table-cell table:formula="of:=INT([.C52]*3)" office:value-type="float" office:value="0" calcext:value-type="float">
            <text:p>0</text:p>
          </table:table-cell>
          <table:table-cell table:number-columns-repeated="9"/>
        </table:table-row>
        <table:table-row table:style-name="ro1">
          <table:table-cell office:value-type="string" calcext:value-type="string">
            <text:p>black :: it wold atracket heat or inorge frume t he sun</text:p>
          </table:table-cell>
          <table:table-cell office:value-type="float" office:value="0.252458125352859" calcext:value-type="float">
            <text:p>0.252458125352859</text:p>
          </table:table-cell>
          <table:table-cell office:value-type="float" office:value="0" calcext:value-type="float">
            <text:p>0</text:p>
          </table:table-cell>
          <table:table-cell table:formula="of:=IF([.B53]&gt;5/6; 3; IF([.B53]&gt;1/2; 2; IF([.B53]&gt;1/6; 1; 0)))" office:value-type="float" office:value="1" calcext:value-type="float">
            <text:p>1</text:p>
          </table:table-cell>
          <table:table-cell table:formula="of:=INT([.C53]*3)" office:value-type="float" office:value="0" calcext:value-type="float">
            <text:p>0</text:p>
          </table:table-cell>
          <table:table-cell table:number-columns-repeated="9"/>
        </table:table-row>
        <table:table-row table:style-name="ro1">
          <table:table-cell office:value-type="string" calcext:value-type="string">
            <text:p>The procedure should include what the mass should be and how to get it. Also you do not know what the four samples are. In the second step how much vinegar should be poured. In the thats step it should explain how to get the mass and how to record it so it is neat and understandable. A last step should <text:s/>also be included to say repeat.</text:p>
          </table:table-cell>
          <table:table-cell office:value-type="float" office:value="0.754684627056122" calcext:value-type="float">
            <text:p>0.754684627056122</text:p>
          </table:table-cell>
          <table:table-cell office:value-type="float" office:value="0.666666686534882" calcext:value-type="float">
            <text:p>0.666666686534882</text:p>
          </table:table-cell>
          <table:table-cell table:formula="of:=IF([.B54]&gt;5/6; 3; IF([.B54]&gt;1/2; 2; IF([.B54]&gt;1/6; 1; 0)))" office:value-type="float" office:value="2" calcext:value-type="float">
            <text:p>2</text:p>
          </table:table-cell>
          <table:table-cell table:formula="of:=INT([.C54]*3)" office:value-type="float" office:value="2" calcext:value-type="float">
            <text:p>2</text:p>
          </table:table-cell>
          <table:table-cell table:number-columns-repeated="9"/>
        </table:table-row>
        <table:table-row table:style-name="ro1">
          <table:table-cell office:value-type="string" calcext:value-type="string">
            <text:p>white :: white duns not atat so mush heat</text:p>
          </table:table-cell>
          <table:table-cell office:value-type="float" office:value="0.136874154210091" calcext:value-type="float">
            <text:p>0.136874154210091</text:p>
          </table:table-cell>
          <table:table-cell office:value-type="float" office:value="0.333333343267441" calcext:value-type="float">
            <text:p>0.333333343267441</text:p>
          </table:table-cell>
          <table:table-cell table:formula="of:=IF([.B55]&gt;5/6; 3; IF([.B55]&gt;1/2; 2; IF([.B55]&gt;1/6; 1; 0)))" office:value-type="float" office:value="0" calcext:value-type="float">
            <text:p>0</text:p>
          </table:table-cell>
          <table:table-cell table:formula="of:=INT([.C55]*3)" office:value-type="float" office:value="1" calcext:value-type="float">
            <text:p>1</text:p>
          </table:table-cell>
          <table:table-cell table:number-columns-repeated="9"/>
        </table:table-row>
        <table:table-row table:style-name="ro1">
          <table:table-cell office:value-type="string" calcext:value-type="string">
            <text:p>light gray :: <text:s/>The best color for Brandi and Jerry to paint their dog house would probably light gray. This is because while the lid that absorbed the most heat (black) had an average temperature of 53(DEG) C and the coolest (white) had an average temperature of 42(DEG)C, the light gr ey lid had an average temperature of 45(DEG)C, a medium between the two, which would make the doghouse retain heat in the winter and keep it cool in the summer.</text:p>
          </table:table-cell>
          <table:table-cell office:value-type="float" office:value="0.700451731681824" calcext:value-type="float">
            <text:p>0.700451731681824</text:p>
          </table:table-cell>
          <table:table-cell office:value-type="float" office:value="0.666666686534882" calcext:value-type="float">
            <text:p>0.666666686534882</text:p>
          </table:table-cell>
          <table:table-cell table:formula="of:=IF([.B56]&gt;5/6; 3; IF([.B56]&gt;1/2; 2; IF([.B56]&gt;1/6; 1; 0)))" office:value-type="float" office:value="2" calcext:value-type="float">
            <text:p>2</text:p>
          </table:table-cell>
          <table:table-cell table:formula="of:=INT([.C56]*3)" office:value-type="float" office:value="2" calcext:value-type="float">
            <text:p>2</text:p>
          </table:table-cell>
          <table:table-cell table:number-columns-repeated="9"/>
        </table:table-row>
        <table:table-row table:style-name="ro1">
          <table:table-cell office:value-type="string" calcext:value-type="string">
            <text:p>The four major steps are one they find the main good cells that are good to reproduce other good cells. Second they go into anapahase to make the process of making proteins faster. Third is that when they are done with anaphase they go inside of each others cells and start making proteins inside them. Fourth is that the protein comes out and there is a good protein that just got made.</text:p>
          </table:table-cell>
          <table:table-cell office:value-type="float" office:value="0.0562315247952938" calcext:value-type="float">
            <text:p>0.0562315247952938</text:p>
          </table:table-cell>
          <table:table-cell office:value-type="float" office:value="0" calcext:value-type="float">
            <text:p>0</text:p>
          </table:table-cell>
          <table:table-cell table:formula="of:=IF([.B57]&gt;5/6; 3; IF([.B57]&gt;1/2; 2; IF([.B57]&gt;1/6; 1; 0)))" office:value-type="float" office:value="0" calcext:value-type="float">
            <text:p>0</text:p>
          </table:table-cell>
          <table:table-cell table:formula="of:=INT([.C57]*3)" office:value-type="float" office:value="0" calcext:value-type="float">
            <text:p>0</text:p>
          </table:table-cell>
          <table:table-cell table:number-columns-repeated="9"/>
        </table:table-row>
        <table:table-row table:style-name="ro1">
          <table:table-cell office:value-type="string" calcext:value-type="string">
            <text:p>osmosis, endoplasmic reticulum</text:p>
          </table:table-cell>
          <table:table-cell office:value-type="float" office:value="0.0496297292411327" calcext:value-type="float">
            <text:p>0.0496297292411327</text:p>
          </table:table-cell>
          <table:table-cell office:value-type="float" office:value="0" calcext:value-type="float">
            <text:p>0</text:p>
          </table:table-cell>
          <table:table-cell table:formula="of:=IF([.B58]&gt;5/6; 3; IF([.B58]&gt;1/2; 2; IF([.B58]&gt;1/6; 1; 0)))" office:value-type="float" office:value="0" calcext:value-type="float">
            <text:p>0</text:p>
          </table:table-cell>
          <table:table-cell table:formula="of:=INT([.C58]*3)" office:value-type="float" office:value="0" calcext:value-type="float">
            <text:p>0</text:p>
          </table:table-cell>
          <table:table-cell table:number-columns-repeated="9"/>
        </table:table-row>
        <table:table-row table:style-name="ro1">
          <table:table-cell office:value-type="string" calcext:value-type="string">
            <text:p>1. mRNA goes and connects with a tRNA.2. the anti codons attach to its same sequence.3. the anti codon and the codon make a protein.4. the protein is matched with others and goes through the protein channel.</text:p>
          </table:table-cell>
          <table:table-cell office:value-type="float" office:value="0.36367255449295" calcext:value-type="float">
            <text:p>0.36367255449295</text:p>
          </table:table-cell>
          <table:table-cell office:value-type="float" office:value="0.333333343267441" calcext:value-type="float">
            <text:p>0.333333343267441</text:p>
          </table:table-cell>
          <table:table-cell table:formula="of:=IF([.B59]&gt;5/6; 3; IF([.B59]&gt;1/2; 2; IF([.B59]&gt;1/6; 1; 0)))" office:value-type="float" office:value="1" calcext:value-type="float">
            <text:p>1</text:p>
          </table:table-cell>
          <table:table-cell table:formula="of:=INT([.C59]*3)" office:value-type="float" office:value="1" calcext:value-type="float">
            <text:p>1</text:p>
          </table:table-cell>
          <table:table-cell table:number-columns-repeated="9"/>
        </table:table-row>
        <table:table-row table:style-name="ro1">
          <table:table-cell office:value-type="string" calcext:value-type="string">
            <text:p>1. They move in a slow motion to ger across the member.2. They do not come in contact with one another.3. They are constantly moving.</text:p>
          </table:table-cell>
          <table:table-cell office:value-type="float" office:value="0.0254737921059132" calcext:value-type="float">
            <text:p>0.0254737921059132</text:p>
          </table:table-cell>
          <table:table-cell office:value-type="float" office:value="0" calcext:value-type="float">
            <text:p>0</text:p>
          </table:table-cell>
          <table:table-cell table:formula="of:=IF([.B60]&gt;5/6; 3; IF([.B60]&gt;1/2; 2; IF([.B60]&gt;1/6; 1; 0)))" office:value-type="float" office:value="0" calcext:value-type="float">
            <text:p>0</text:p>
          </table:table-cell>
          <table:table-cell table:formula="of:=INT([.C60]*3)" office:value-type="float" office:value="0" calcext:value-type="float">
            <text:p>0</text:p>
          </table:table-cell>
          <table:table-cell table:number-columns-repeated="9"/>
        </table:table-row>
        <table:table-row table:style-name="ro1">
          <table:table-cell office:value-type="string" calcext:value-type="string">
            <text:p>In my experiment <text:s/>I would include steps: ^p 1. Gathering materials. ^p 2. Observation of the substances. ^p 3. Making sure no particles were lost in the rinsing of water.</text:p>
          </table:table-cell>
          <table:table-cell office:value-type="float" office:value="0.221048772335052" calcext:value-type="float">
            <text:p>0.221048772335052</text:p>
          </table:table-cell>
          <table:table-cell office:value-type="float" office:value="0.333333343267441" calcext:value-type="float">
            <text:p>0.333333343267441</text:p>
          </table:table-cell>
          <table:table-cell table:formula="of:=IF([.B61]&gt;5/6; 3; IF([.B61]&gt;1/2; 2; IF([.B61]&gt;1/6; 1; 0)))" office:value-type="float" office:value="1" calcext:value-type="float">
            <text:p>1</text:p>
          </table:table-cell>
          <table:table-cell table:formula="of:=INT([.C61]*3)" office:value-type="float" office:value="1" calcext:value-type="float">
            <text:p>1</text:p>
          </table:table-cell>
          <table:table-cell table:number-columns-repeated="9"/>
        </table:table-row>
        <table:table-row table:style-name="ro1">
          <table:table-cell office:value-type="string" calcext:value-type="string">
            <text:p>I would need to know how much samples I need for this experiment. I would need to know how much vinegar I am pouring into each container. Also, I would need to know if I am letting the samples dry in the sun or not. Without these, I could not replicate this experiment.</text:p>
          </table:table-cell>
          <table:table-cell office:value-type="float" office:value="0.811226844787598" calcext:value-type="float">
            <text:p>0.811226844787598</text:p>
          </table:table-cell>
          <table:table-cell office:value-type="float" office:value="0.666666686534882" calcext:value-type="float">
            <text:p>0.666666686534882</text:p>
          </table:table-cell>
          <table:table-cell table:formula="of:=IF([.B62]&gt;5/6; 3; IF([.B62]&gt;1/2; 2; IF([.B62]&gt;1/6; 1; 0)))" office:value-type="float" office:value="2" calcext:value-type="float">
            <text:p>2</text:p>
          </table:table-cell>
          <table:table-cell table:formula="of:=INT([.C62]*3)" office:value-type="float" office:value="2" calcext:value-type="float">
            <text:p>2</text:p>
          </table:table-cell>
          <table:table-cell table:number-columns-repeated="9"/>
        </table:table-row>
        <table:table-row table:style-name="ro1">
          <table:table-cell office:value-type="string" calcext:value-type="string">
            <text:p>In order to replicate this experiment, one would need to know, first or all ,what each sample is. They would also need to know <text:s/>how much vinegar to use on the materials.Lastly they would need to know how many samples of each material.The would need and the substance size.</text:p>
          </table:table-cell>
          <table:table-cell office:value-type="float" office:value="0.728167176246643" calcext:value-type="float">
            <text:p>0.728167176246643</text:p>
          </table:table-cell>
          <table:table-cell office:value-type="float" office:value="1" calcext:value-type="float">
            <text:p>1</text:p>
          </table:table-cell>
          <table:table-cell table:formula="of:=IF([.B63]&gt;5/6; 3; IF([.B63]&gt;1/2; 2; IF([.B63]&gt;1/6; 1; 0)))" office:value-type="float" office:value="2" calcext:value-type="float">
            <text:p>2</text:p>
          </table:table-cell>
          <table:table-cell table:formula="of:=INT([.C63]*3)" office:value-type="float" office:value="3" calcext:value-type="float">
            <text:p>3</text:p>
          </table:table-cell>
          <table:table-cell table:number-columns-repeated="9"/>
        </table:table-row>
        <table:table-row table:style-name="ro1">
          <table:table-cell office:value-type="string" calcext:value-type="string">
            <text:p>1) The student can conclude that plastic B stretches the most. According to the data plastic B stretched the most both trials. Twenty two mm in the first and twenty three in the second. While the other plastics stretched less.^p 2) The student should perform a third trial for accuracy and the student should keep a constant number of weights attached to each plastic.</text:p>
          </table:table-cell>
          <table:table-cell office:value-type="float" office:value="0.862744033336639" calcext:value-type="float">
            <text:p>0.862744033336639</text:p>
          </table:table-cell>
          <table:table-cell office:value-type="float" office:value="1" calcext:value-type="float">
            <text:p>1</text:p>
          </table:table-cell>
          <table:table-cell table:formula="of:=IF([.B64]&gt;5/6; 3; IF([.B64]&gt;1/2; 2; IF([.B64]&gt;1/6; 1; 0)))" office:value-type="float" office:value="3" calcext:value-type="float">
            <text:p>3</text:p>
          </table:table-cell>
          <table:table-cell table:formula="of:=INT([.C64]*3)" office:value-type="float" office:value="3" calcext:value-type="float">
            <text:p>3</text:p>
          </table:table-cell>
          <table:table-cell table:number-columns-repeated="9"/>
        </table:table-row>
        <table:table-row table:style-name="ro1">
          <table:table-cell office:value-type="string" calcext:value-type="string">
            <text:p>After it leaves the mRNA then it starts duplicating and making more and more proteins.</text:p>
          </table:table-cell>
          <table:table-cell office:value-type="float" office:value="0.00115400075446814" calcext:value-type="float">
            <text:p>0.00115400075446814</text:p>
          </table:table-cell>
          <table:table-cell office:value-type="float" office:value="0" calcext:value-type="float">
            <text:p>0</text:p>
          </table:table-cell>
          <table:table-cell table:formula="of:=IF([.B65]&gt;5/6; 3; IF([.B65]&gt;1/2; 2; IF([.B65]&gt;1/6; 1; 0)))" office:value-type="float" office:value="0" calcext:value-type="float">
            <text:p>0</text:p>
          </table:table-cell>
          <table:table-cell table:formula="of:=INT([.C65]*3)" office:value-type="float" office:value="0" calcext:value-type="float">
            <text:p>0</text:p>
          </table:table-cell>
          <table:table-cell table:number-columns-repeated="9"/>
        </table:table-row>
        <table:table-row table:style-name="ro1">
          <table:table-cell office:value-type="string" calcext:value-type="string">
            <text:p>mRNA leaves the nucleus carrying instructions for the amino acid sequence to create proteins. First the mRNA will send the instructions to the needed part of the cell, then this will turn into dna. Thirdly proteins would begin to be ensembled in the correct part of the cell and lastly they would be released into the body where they are needed.</text:p>
          </table:table-cell>
          <table:table-cell office:value-type="float" office:value="0.104549013078213" calcext:value-type="float">
            <text:p>0.104549013078213</text:p>
          </table:table-cell>
          <table:table-cell office:value-type="float" office:value="0" calcext:value-type="float">
            <text:p>0</text:p>
          </table:table-cell>
          <table:table-cell table:formula="of:=IF([.B66]&gt;5/6; 3; IF([.B66]&gt;1/2; 2; IF([.B66]&gt;1/6; 1; 0)))" office:value-type="float" office:value="0" calcext:value-type="float">
            <text:p>0</text:p>
          </table:table-cell>
          <table:table-cell table:formula="of:=INT([.C66]*3)" office:value-type="float" office:value="0" calcext:value-type="float">
            <text:p>0</text:p>
          </table:table-cell>
          <table:table-cell table:number-columns-repeated="9"/>
        </table:table-row>
        <table:table-row table:style-name="ro1">
          <table:table-cell office:value-type="string" calcext:value-type="string">
            <text:p>THIS IS MOVIENT CONTROL AND BY CALL ACROSS.</text:p>
          </table:table-cell>
          <table:table-cell office:value-type="float" office:value="0.00119353400077671" calcext:value-type="float">
            <text:p>0.00119353400077671</text:p>
          </table:table-cell>
          <table:table-cell office:value-type="float" office:value="0" calcext:value-type="float">
            <text:p>0</text:p>
          </table:table-cell>
          <table:table-cell table:formula="of:=IF([.B67]&gt;5/6; 3; IF([.B67]&gt;1/2; 2; IF([.B67]&gt;1/6; 1; 0)))" office:value-type="float" office:value="0" calcext:value-type="float">
            <text:p>0</text:p>
          </table:table-cell>
          <table:table-cell table:formula="of:=INT([.C67]*3)" office:value-type="float" office:value="0" calcext:value-type="float">
            <text:p>0</text:p>
          </table:table-cell>
          <table:table-cell table:number-columns-repeated="9"/>
        </table:table-row>
        <table:table-row table:style-name="ro1">
          <table:table-cell office:value-type="string" calcext:value-type="string">
            <text:p>The cells absorb the thing and they carry it to where ever it is supposed to go and they start that proces again.</text:p>
          </table:table-cell>
          <table:table-cell office:value-type="float" office:value="0.00942985527217388" calcext:value-type="float">
            <text:p>0.00942985527217388</text:p>
          </table:table-cell>
          <table:table-cell office:value-type="float" office:value="0" calcext:value-type="float">
            <text:p>0</text:p>
          </table:table-cell>
          <table:table-cell table:formula="of:=IF([.B68]&gt;5/6; 3; IF([.B68]&gt;1/2; 2; IF([.B68]&gt;1/6; 1; 0)))" office:value-type="float" office:value="0" calcext:value-type="float">
            <text:p>0</text:p>
          </table:table-cell>
          <table:table-cell table:formula="of:=INT([.C68]*3)" office:value-type="float" office:value="0" calcext:value-type="float">
            <text:p>0</text:p>
          </table:table-cell>
          <table:table-cell table:number-columns-repeated="9"/>
        </table:table-row>
        <table:table-row table:style-name="ro1">
          <table:table-cell office:value-type="string" calcext:value-type="string">
            <text:p>Gives messages to the proteinTranformingtranscibing then comes up with sequences for the type of amino acid</text:p>
          </table:table-cell>
          <table:table-cell office:value-type="float" office:value="0.0281181689351797" calcext:value-type="float">
            <text:p>0.0281181689351797</text:p>
          </table:table-cell>
          <table:table-cell office:value-type="float" office:value="0" calcext:value-type="float">
            <text:p>0</text:p>
          </table:table-cell>
          <table:table-cell table:formula="of:=IF([.B69]&gt;5/6; 3; IF([.B69]&gt;1/2; 2; IF([.B69]&gt;1/6; 1; 0)))" office:value-type="float" office:value="0" calcext:value-type="float">
            <text:p>0</text:p>
          </table:table-cell>
          <table:table-cell table:formula="of:=INT([.C69]*3)" office:value-type="float" office:value="0" calcext:value-type="float">
            <text:p>0</text:p>
          </table:table-cell>
          <table:table-cell table:number-columns-repeated="9"/>
        </table:table-row>
        <table:table-row table:style-name="ro1">
          <table:table-cell office:value-type="string" calcext:value-type="string">
            <text:p>white :: <text:s/>the tempicher will still rise but less then t he other ones</text:p>
          </table:table-cell>
          <table:table-cell office:value-type="float" office:value="0.233908236026764" calcext:value-type="float">
            <text:p>0.233908236026764</text:p>
          </table:table-cell>
          <table:table-cell office:value-type="float" office:value="0.333333343267441" calcext:value-type="float">
            <text:p>0.333333343267441</text:p>
          </table:table-cell>
          <table:table-cell table:formula="of:=IF([.B70]&gt;5/6; 3; IF([.B70]&gt;1/2; 2; IF([.B70]&gt;1/6; 1; 0)))" office:value-type="float" office:value="1" calcext:value-type="float">
            <text:p>1</text:p>
          </table:table-cell>
          <table:table-cell table:formula="of:=INT([.C70]*3)" office:value-type="float" office:value="1" calcext:value-type="float">
            <text:p>1</text:p>
          </table:table-cell>
          <table:table-cell table:number-columns-repeated="9"/>
        </table:table-row>
        <table:table-row table:style-name="ro1">
          <table:table-cell office:value-type="string" calcext:value-type="string">
            <text:p>white :: A white doghouse would absorb less energy, an d its temperature would be cooler. In the experiment, the jar with the li ght, white lid had a lower temperature than the jar with the darkest, bla ck lid. A dog house painted white would therefore have a lower temperatur e, and the dog could use it to stay out of the sun, and cool in summer.</text:p>
          </table:table-cell>
          <table:table-cell office:value-type="float" office:value="0.506226420402527" calcext:value-type="float">
            <text:p>0.506226420402527</text:p>
          </table:table-cell>
          <table:table-cell office:value-type="float" office:value="0.666666686534882" calcext:value-type="float">
            <text:p>0.666666686534882</text:p>
          </table:table-cell>
          <table:table-cell table:formula="of:=IF([.B71]&gt;5/6; 3; IF([.B71]&gt;1/2; 2; IF([.B71]&gt;1/6; 1; 0)))" office:value-type="float" office:value="2" calcext:value-type="float">
            <text:p>2</text:p>
          </table:table-cell>
          <table:table-cell table:formula="of:=INT([.C71]*3)" office:value-type="float" office:value="2" calcext:value-type="float">
            <text:p>2</text:p>
          </table:table-cell>
          <table:table-cell table:number-columns-repeated="9"/>
        </table:table-row>
        <table:table-row table:style-name="ro1">
          <table:table-cell office:value-type="string" calcext:value-type="string">
            <text:p>proteins have to move through out the organism for cells and functions to work right.</text:p>
          </table:table-cell>
          <table:table-cell office:value-type="float" office:value="0.000632893817964941" calcext:value-type="float">
            <text:p>0.000632893817964941</text:p>
          </table:table-cell>
          <table:table-cell office:value-type="float" office:value="0" calcext:value-type="float">
            <text:p>0</text:p>
          </table:table-cell>
          <table:table-cell table:formula="of:=IF([.B72]&gt;5/6; 3; IF([.B72]&gt;1/2; 2; IF([.B72]&gt;1/6; 1; 0)))" office:value-type="float" office:value="0" calcext:value-type="float">
            <text:p>0</text:p>
          </table:table-cell>
          <table:table-cell table:formula="of:=INT([.C72]*3)" office:value-type="float" office:value="0" calcext:value-type="float">
            <text:p>0</text:p>
          </table:table-cell>
          <table:table-cell table:number-columns-repeated="9"/>
        </table:table-row>
        <table:table-row table:style-name="ro1">
          <table:table-cell office:value-type="string" calcext:value-type="string">
            <text:p>a) I can conclude that T2 did better than T1 and that plastic type B did better than A,C,D. ^p b)</text:p>
          </table:table-cell>
          <table:table-cell office:value-type="float" office:value="0.0826538652181625" calcext:value-type="float">
            <text:p>0.0826538652181625</text:p>
          </table:table-cell>
          <table:table-cell office:value-type="float" office:value="0" calcext:value-type="float">
            <text:p>0</text:p>
          </table:table-cell>
          <table:table-cell table:formula="of:=IF([.B73]&gt;5/6; 3; IF([.B73]&gt;1/2; 2; IF([.B73]&gt;1/6; 1; 0)))" office:value-type="float" office:value="0" calcext:value-type="float">
            <text:p>0</text:p>
          </table:table-cell>
          <table:table-cell table:formula="of:=INT([.C73]*3)" office:value-type="float" office:value="0" calcext:value-type="float">
            <text:p>0</text:p>
          </table:table-cell>
          <table:table-cell table:number-columns-repeated="9"/>
        </table:table-row>
        <table:table-row table:style-name="ro1">
          <table:table-cell office:value-type="string" calcext:value-type="string">
            <text:p>Based on the data each plastic improved on T2. Two ways they could have improved the experiment was by making sure they used the sam weight for each trial and also use a stop watch to get exact time.</text:p>
          </table:table-cell>
          <table:table-cell office:value-type="float" office:value="0.257769972085953" calcext:value-type="float">
            <text:p>0.257769972085953</text:p>
          </table:table-cell>
          <table:table-cell office:value-type="float" office:value="0.333333343267441" calcext:value-type="float">
            <text:p>0.333333343267441</text:p>
          </table:table-cell>
          <table:table-cell table:formula="of:=IF([.B74]&gt;5/6; 3; IF([.B74]&gt;1/2; 2; IF([.B74]&gt;1/6; 1; 0)))" office:value-type="float" office:value="1" calcext:value-type="float">
            <text:p>1</text:p>
          </table:table-cell>
          <table:table-cell table:formula="of:=INT([.C74]*3)" office:value-type="float" office:value="1" calcext:value-type="float">
            <text:p>1</text:p>
          </table:table-cell>
          <table:table-cell table:number-columns-repeated="9"/>
        </table:table-row>
        <table:table-row table:style-name="ro1">
          <table:table-cell office:value-type="string" calcext:value-type="string">
            <text:p>1. The mRNA unwinds and reveals inner chains.2. New proteins are added and transcription takes place.3. The proteins are reversed of their old proteins (Thymine is now Adine)4. <text:s/>The mRNA is fixed and winds back up to become a new protein.</text:p>
          </table:table-cell>
          <table:table-cell office:value-type="float" office:value="0.0502478964626789" calcext:value-type="float">
            <text:p>0.0502478964626789</text:p>
          </table:table-cell>
          <table:table-cell office:value-type="float" office:value="0" calcext:value-type="float">
            <text:p>0</text:p>
          </table:table-cell>
          <table:table-cell table:formula="of:=IF([.B75]&gt;5/6; 3; IF([.B75]&gt;1/2; 2; IF([.B75]&gt;1/6; 1; 0)))" office:value-type="float" office:value="0" calcext:value-type="float">
            <text:p>0</text:p>
          </table:table-cell>
          <table:table-cell table:formula="of:=INT([.C75]*3)" office:value-type="float" office:value="0" calcext:value-type="float">
            <text:p>0</text:p>
          </table:table-cell>
          <table:table-cell table:number-columns-repeated="9"/>
        </table:table-row>
        <table:table-row table:style-name="ro1">
          <table:table-cell office:value-type="string" calcext:value-type="string">
            <text:p>Make sure they start with the same mass.</text:p>
          </table:table-cell>
          <table:table-cell office:value-type="float" office:value="0.00153725617565215" calcext:value-type="float">
            <text:p>0.00153725617565215</text:p>
          </table:table-cell>
          <table:table-cell office:value-type="float" office:value="0" calcext:value-type="float">
            <text:p>0</text:p>
          </table:table-cell>
          <table:table-cell table:formula="of:=IF([.B76]&gt;5/6; 3; IF([.B76]&gt;1/2; 2; IF([.B76]&gt;1/6; 1; 0)))" office:value-type="float" office:value="0" calcext:value-type="float">
            <text:p>0</text:p>
          </table:table-cell>
          <table:table-cell table:formula="of:=INT([.C76]*3)" office:value-type="float" office:value="0" calcext:value-type="float">
            <text:p>0</text:p>
          </table:table-cell>
          <table:table-cell table:number-columns-repeated="9"/>
        </table:table-row>
        <table:table-row table:style-name="ro1">
          <table:table-cell office:value-type="string" calcext:value-type="string">
            <text:p>When simulating acid rain in this experiment it would be important to include consistant measurements to the data and results are accurate.They should start with the same ammount of mass ea each sample. <text:s/>so <text:s/>the change is seen easier and each sample is affected equally. By the same wage, It is also important that the samples be submerged in the same amount of vinegar. B/C the labs goal is to nonce change based on acid rain, its important the experiment be as close and as repeated as possible.</text:p>
          </table:table-cell>
          <table:table-cell office:value-type="float" office:value="0.78091561794281" calcext:value-type="float">
            <text:p>0.78091561794281</text:p>
          </table:table-cell>
          <table:table-cell office:value-type="float" office:value="0.333333343267441" calcext:value-type="float">
            <text:p>0.333333343267441</text:p>
          </table:table-cell>
          <table:table-cell table:formula="of:=IF([.B77]&gt;5/6; 3; IF([.B77]&gt;1/2; 2; IF([.B77]&gt;1/6; 1; 0)))" office:value-type="float" office:value="2" calcext:value-type="float">
            <text:p>2</text:p>
          </table:table-cell>
          <table:table-cell table:formula="of:=INT([.C77]*3)" office:value-type="float" office:value="1" calcext:value-type="float">
            <text:p>1</text:p>
          </table:table-cell>
          <table:table-cell table:number-columns-repeated="9"/>
        </table:table-row>
        <table:table-row table:style-name="ro1">
          <table:table-cell office:value-type="string" calcext:value-type="string">
            <text:p>Prophase, metaphase, anaphase, and telephase.</text:p>
          </table:table-cell>
          <table:table-cell office:value-type="float" office:value="0.00242655025795102" calcext:value-type="float">
            <text:p>0.00242655025795102</text:p>
          </table:table-cell>
          <table:table-cell office:value-type="float" office:value="0" calcext:value-type="float">
            <text:p>0</text:p>
          </table:table-cell>
          <table:table-cell table:formula="of:=IF([.B78]&gt;5/6; 3; IF([.B78]&gt;1/2; 2; IF([.B78]&gt;1/6; 1; 0)))" office:value-type="float" office:value="0" calcext:value-type="float">
            <text:p>0</text:p>
          </table:table-cell>
          <table:table-cell table:formula="of:=INT([.C78]*3)" office:value-type="float" office:value="0" calcext:value-type="float">
            <text:p>0</text:p>
          </table:table-cell>
          <table:table-cell table:number-columns-repeated="9"/>
        </table:table-row>
        <table:table-row table:style-name="ro1">
          <table:table-cell office:value-type="string" calcext:value-type="string">
            <text:p>black :: <text:s/>The wood will be hot</text:p>
          </table:table-cell>
          <table:table-cell office:value-type="float" office:value="0.104329690337181" calcext:value-type="float">
            <text:p>0.104329690337181</text:p>
          </table:table-cell>
          <table:table-cell office:value-type="float" office:value="0" calcext:value-type="float">
            <text:p>0</text:p>
          </table:table-cell>
          <table:table-cell table:formula="of:=IF([.B79]&gt;5/6; 3; IF([.B79]&gt;1/2; 2; IF([.B79]&gt;1/6; 1; 0)))" office:value-type="float" office:value="0" calcext:value-type="float">
            <text:p>0</text:p>
          </table:table-cell>
          <table:table-cell table:formula="of:=INT([.C79]*3)" office:value-type="float" office:value="0" calcext:value-type="float">
            <text:p>0</text:p>
          </table:table-cell>
          <table:table-cell table:number-columns-repeated="9"/>
        </table:table-row>
        <table:table-row table:style-name="ro1">
          <table:table-cell office:value-type="string" calcext:value-type="string">
            <text:p>Theres mRNA which is messenger RNA. Then theres tRNA which is transfer RNA. These work to send DNA and such in different places. Theres also rRNA which is recieve RNA. they recieve and take care of whats sent by mRNA and TRNA.</text:p>
          </table:table-cell>
          <table:table-cell office:value-type="float" office:value="0.196437999606133" calcext:value-type="float">
            <text:p>0.196437999606133</text:p>
          </table:table-cell>
          <table:table-cell office:value-type="float" office:value="0" calcext:value-type="float">
            <text:p>0</text:p>
          </table:table-cell>
          <table:table-cell table:formula="of:=IF([.B80]&gt;5/6; 3; IF([.B80]&gt;1/2; 2; IF([.B80]&gt;1/6; 1; 0)))" office:value-type="float" office:value="1" calcext:value-type="float">
            <text:p>1</text:p>
          </table:table-cell>
          <table:table-cell table:formula="of:=INT([.C80]*3)" office:value-type="float" office:value="0" calcext:value-type="float">
            <text:p>0</text:p>
          </table:table-cell>
          <table:table-cell table:number-columns-repeated="9"/>
        </table:table-row>
        <table:table-row table:style-name="ro1">
          <table:table-cell office:value-type="string" calcext:value-type="string">
            <text:p>Based on the student's data, I can conclude that plastic B stretched the farthest on both trials and that plastic A stretched the least. The student could have improved the experimental design by naming instead of labeling the plastic type. That would have given more information and also naming the types of plastics would have given us an idea of how the polymer plastics influence its stretchability. Also, for the validity of the results the student could included time and more trials.</text:p>
          </table:table-cell>
          <table:table-cell office:value-type="float" office:value="0.828732132911682" calcext:value-type="float">
            <text:p>0.828732132911682</text:p>
          </table:table-cell>
          <table:table-cell office:value-type="float" office:value="0.666666686534882" calcext:value-type="float">
            <text:p>0.666666686534882</text:p>
          </table:table-cell>
          <table:table-cell table:formula="of:=IF([.B81]&gt;5/6; 3; IF([.B81]&gt;1/2; 2; IF([.B81]&gt;1/6; 1; 0)))" office:value-type="float" office:value="2" calcext:value-type="float">
            <text:p>2</text:p>
          </table:table-cell>
          <table:table-cell table:formula="of:=INT([.C81]*3)" office:value-type="float" office:value="2" calcext:value-type="float">
            <text:p>2</text:p>
          </table:table-cell>
          <table:table-cell table:number-columns-repeated="9"/>
        </table:table-row>
        <table:table-row table:style-name="ro1">
          <table:table-cell office:value-type="string" calcext:value-type="string">
            <text:p>In order to replicate the "acid rain" experiment it is essential to know what the samples are.In the step 1 it says to determine the mass of four samples. What are the samples? Also, how are we supposed to find the mass of the sample? In step 2, it says, pour vinegar in each four seperate but identical containers. What is the size of the container and what type of vinegar is used? Also in the 4th step, it says, to rinse each sample with distilled water. For long should the sample be rinsed?</text:p>
          </table:table-cell>
          <table:table-cell office:value-type="float" office:value="0.921024799346924" calcext:value-type="float">
            <text:p>0.921024799346924</text:p>
          </table:table-cell>
          <table:table-cell office:value-type="float" office:value="1" calcext:value-type="float">
            <text:p>1</text:p>
          </table:table-cell>
          <table:table-cell table:formula="of:=IF([.B82]&gt;5/6; 3; IF([.B82]&gt;1/2; 2; IF([.B82]&gt;1/6; 1; 0)))" office:value-type="float" office:value="3" calcext:value-type="float">
            <text:p>3</text:p>
          </table:table-cell>
          <table:table-cell table:formula="of:=INT([.C82]*3)" office:value-type="float" office:value="3" calcext:value-type="float">
            <text:p>3</text:p>
          </table:table-cell>
          <table:table-cell table:number-columns-repeated="9"/>
        </table:table-row>
        <table:table-row table:style-name="ro1">
          <table:table-cell office:value-type="string" calcext:value-type="string">
            <text:p>1. Everything passes through the ER.2. Vacuoles take care of the waste products.3. RNA carries information.</text:p>
          </table:table-cell>
          <table:table-cell office:value-type="float" office:value="0.0114339422434568" calcext:value-type="float">
            <text:p>0.0114339422434568</text:p>
          </table:table-cell>
          <table:table-cell office:value-type="float" office:value="0" calcext:value-type="float">
            <text:p>0</text:p>
          </table:table-cell>
          <table:table-cell table:formula="of:=IF([.B83]&gt;5/6; 3; IF([.B83]&gt;1/2; 2; IF([.B83]&gt;1/6; 1; 0)))" office:value-type="float" office:value="0" calcext:value-type="float">
            <text:p>0</text:p>
          </table:table-cell>
          <table:table-cell table:formula="of:=INT([.C83]*3)" office:value-type="float" office:value="0" calcext:value-type="float">
            <text:p>0</text:p>
          </table:table-cell>
          <table:table-cell table:number-columns-repeated="9"/>
        </table:table-row>
        <table:table-row table:style-name="ro1">
          <table:table-cell office:value-type="string" calcext:value-type="string">
            <text:p>I would need to know what the outcome was suppose to be or what it was suppose to look like. The information given is good but doesn't really explain why they were doing this experiment for, but the table was good and understandable.</text:p>
          </table:table-cell>
          <table:table-cell office:value-type="float" office:value="0.368243187665939" calcext:value-type="float">
            <text:p>0.368243187665939</text:p>
          </table:table-cell>
          <table:table-cell office:value-type="float" office:value="0" calcext:value-type="float">
            <text:p>0</text:p>
          </table:table-cell>
          <table:table-cell table:formula="of:=IF([.B84]&gt;5/6; 3; IF([.B84]&gt;1/2; 2; IF([.B84]&gt;1/6; 1; 0)))" office:value-type="float" office:value="1" calcext:value-type="float">
            <text:p>1</text:p>
          </table:table-cell>
          <table:table-cell table:formula="of:=INT([.C84]*3)" office:value-type="float" office:value="0" calcext:value-type="float">
            <text:p>0</text:p>
          </table:table-cell>
          <table:table-cell table:number-columns-repeated="9"/>
        </table:table-row>
        <table:table-row table:style-name="ro1">
          <table:table-cell office:value-type="string" calcext:value-type="string">
            <text:p>prophase ,anaphase,telephase, metaphase</text:p>
          </table:table-cell>
          <table:table-cell office:value-type="float" office:value="0.00268770661205053" calcext:value-type="float">
            <text:p>0.00268770661205053</text:p>
          </table:table-cell>
          <table:table-cell office:value-type="float" office:value="0" calcext:value-type="float">
            <text:p>0</text:p>
          </table:table-cell>
          <table:table-cell table:formula="of:=IF([.B85]&gt;5/6; 3; IF([.B85]&gt;1/2; 2; IF([.B85]&gt;1/6; 1; 0)))" office:value-type="float" office:value="0" calcext:value-type="float">
            <text:p>0</text:p>
          </table:table-cell>
          <table:table-cell table:formula="of:=INT([.C85]*3)" office:value-type="float" office:value="0" calcext:value-type="float">
            <text:p>0</text:p>
          </table:table-cell>
          <table:table-cell table:number-columns-repeated="9"/>
        </table:table-row>
        <table:table-row table:style-name="ro1">
          <table:table-cell office:value-type="string" calcext:value-type="string">
            <text:p>It has to makes it past all the intruders, it leaves the area it began, it mutates, it forms new cells.</text:p>
          </table:table-cell>
          <table:table-cell office:value-type="float" office:value="0.0110253253951669" calcext:value-type="float">
            <text:p>0.0110253253951669</text:p>
          </table:table-cell>
          <table:table-cell office:value-type="float" office:value="0" calcext:value-type="float">
            <text:p>0</text:p>
          </table:table-cell>
          <table:table-cell table:formula="of:=IF([.B86]&gt;5/6; 3; IF([.B86]&gt;1/2; 2; IF([.B86]&gt;1/6; 1; 0)))" office:value-type="float" office:value="0" calcext:value-type="float">
            <text:p>0</text:p>
          </table:table-cell>
          <table:table-cell table:formula="of:=INT([.C86]*3)" office:value-type="float" office:value="0" calcext:value-type="float">
            <text:p>0</text:p>
          </table:table-cell>
          <table:table-cell table:number-columns-repeated="9"/>
        </table:table-row>
        <table:table-row table:style-name="ro1">
          <table:table-cell office:value-type="string" calcext:value-type="string">
            <text:p>RNA-DNA- Protein-trait</text:p>
          </table:table-cell>
          <table:table-cell office:value-type="float" office:value="0.000313758209813386" calcext:value-type="float">
            <text:p>0.000313758209813386</text:p>
          </table:table-cell>
          <table:table-cell office:value-type="float" office:value="0" calcext:value-type="float">
            <text:p>0</text:p>
          </table:table-cell>
          <table:table-cell table:formula="of:=IF([.B87]&gt;5/6; 3; IF([.B87]&gt;1/2; 2; IF([.B87]&gt;1/6; 1; 0)))" office:value-type="float" office:value="0" calcext:value-type="float">
            <text:p>0</text:p>
          </table:table-cell>
          <table:table-cell table:formula="of:=INT([.C87]*3)" office:value-type="float" office:value="0" calcext:value-type="float">
            <text:p>0</text:p>
          </table:table-cell>
          <table:table-cell table:number-columns-repeated="9"/>
        </table:table-row>
        <table:table-row table:style-name="ro1">
          <table:table-cell office:value-type="string" calcext:value-type="string">
            <text:p>Osmosis is one kind of movement. Osmosis is the movement of particle across a cel membrane.Diffusion is another kind of movement across a cell membrane. it moves particles across it by breaking teh particle down.Active transport is another way. Active transport uses energy to get the particles across it safely with out harming the cell.</text:p>
          </table:table-cell>
          <table:table-cell office:value-type="float" office:value="0.834989309310913" calcext:value-type="float">
            <text:p>0.834989309310913</text:p>
          </table:table-cell>
          <table:table-cell office:value-type="float" office:value="0.333333343267441" calcext:value-type="float">
            <text:p>0.333333343267441</text:p>
          </table:table-cell>
          <table:table-cell table:formula="of:=IF([.B88]&gt;5/6; 3; IF([.B88]&gt;1/2; 2; IF([.B88]&gt;1/6; 1; 0)))" office:value-type="float" office:value="3" calcext:value-type="float">
            <text:p>3</text:p>
          </table:table-cell>
          <table:table-cell table:formula="of:=INT([.C88]*3)" office:value-type="float" office:value="1" calcext:value-type="float">
            <text:p>1</text:p>
          </table:table-cell>
          <table:table-cell table:number-columns-repeated="9"/>
        </table:table-row>
        <table:table-row table:style-name="ro1">
          <table:table-cell office:value-type="string" calcext:value-type="string">
            <text:p>Four major steps involved in protein synthesis are mRNA leaving the nucleus,</text:p>
          </table:table-cell>
          <table:table-cell office:value-type="float" office:value="0.000791874015703797" calcext:value-type="float">
            <text:p>0.000791874015703797</text:p>
          </table:table-cell>
          <table:table-cell office:value-type="float" office:value="0" calcext:value-type="float">
            <text:p>0</text:p>
          </table:table-cell>
          <table:table-cell table:formula="of:=IF([.B89]&gt;5/6; 3; IF([.B89]&gt;1/2; 2; IF([.B89]&gt;1/6; 1; 0)))" office:value-type="float" office:value="0" calcext:value-type="float">
            <text:p>0</text:p>
          </table:table-cell>
          <table:table-cell table:formula="of:=INT([.C89]*3)" office:value-type="float" office:value="0" calcext:value-type="float">
            <text:p>0</text:p>
          </table:table-cell>
          <table:table-cell table:number-columns-repeated="9"/>
        </table:table-row>
        <table:table-row table:style-name="ro1">
          <table:table-cell office:value-type="string" calcext:value-type="string">
            <text:p>Some additional information I would need is, I would need to know how much vinegar t put into the containers. I would also need to know what the samples are. To replicate the experiment I would need to know where to put the container weather it be in the same room temperature or anywhere else.</text:p>
          </table:table-cell>
          <table:table-cell office:value-type="float" office:value="0.885235905647278" calcext:value-type="float">
            <text:p>0.885235905647278</text:p>
          </table:table-cell>
          <table:table-cell office:value-type="float" office:value="1" calcext:value-type="float">
            <text:p>1</text:p>
          </table:table-cell>
          <table:table-cell table:formula="of:=IF([.B90]&gt;5/6; 3; IF([.B90]&gt;1/2; 2; IF([.B90]&gt;1/6; 1; 0)))" office:value-type="float" office:value="3" calcext:value-type="float">
            <text:p>3</text:p>
          </table:table-cell>
          <table:table-cell table:formula="of:=INT([.C90]*3)" office:value-type="float" office:value="3" calcext:value-type="float">
            <text:p>3</text:p>
          </table:table-cell>
          <table:table-cell table:number-columns-repeated="9"/>
        </table:table-row>
        <table:table-row table:style-name="ro1">
          <table:table-cell office:value-type="string" calcext:value-type="string">
            <text:p>white :: <text:s/>the color white might effect the dog house be cause it absorbs less sun light then black ,dark grey or light grey. what this would do is make it so it would not be to hot in the dog house</text:p>
          </table:table-cell>
          <table:table-cell office:value-type="float" office:value="0.400611132383347" calcext:value-type="float">
            <text:p>0.400611132383347</text:p>
          </table:table-cell>
          <table:table-cell office:value-type="float" office:value="0.333333343267441" calcext:value-type="float">
            <text:p>0.333333343267441</text:p>
          </table:table-cell>
          <table:table-cell table:formula="of:=IF([.B91]&gt;5/6; 3; IF([.B91]&gt;1/2; 2; IF([.B91]&gt;1/6; 1; 0)))" office:value-type="float" office:value="1" calcext:value-type="float">
            <text:p>1</text:p>
          </table:table-cell>
          <table:table-cell table:formula="of:=INT([.C91]*3)" office:value-type="float" office:value="1" calcext:value-type="float">
            <text:p>1</text:p>
          </table:table-cell>
          <table:table-cell table:number-columns-repeated="9"/>
        </table:table-row>
        <table:table-row table:style-name="ro1">
          <table:table-cell office:value-type="string" calcext:value-type="string">
            <text:p>The cells use active transport, osmosis, and diffusion to control the movement of substances across the cell membrane. In active transport, the substances move thought the opening (tubes) in the cell membrane to get into the cell. They osmosis, the substances need to be small so they can pass through the membrane. Lastly, in diffusion, they difuse into the cell.</text:p>
          </table:table-cell>
          <table:table-cell office:value-type="float" office:value="0.630770146846771" calcext:value-type="float">
            <text:p>0.630770146846771</text:p>
          </table:table-cell>
          <table:table-cell office:value-type="float" office:value="0" calcext:value-type="float">
            <text:p>0</text:p>
          </table:table-cell>
          <table:table-cell table:formula="of:=IF([.B92]&gt;5/6; 3; IF([.B92]&gt;1/2; 2; IF([.B92]&gt;1/6; 1; 0)))" office:value-type="float" office:value="2" calcext:value-type="float">
            <text:p>2</text:p>
          </table:table-cell>
          <table:table-cell table:formula="of:=INT([.C92]*3)" office:value-type="float" office:value="0" calcext:value-type="float">
            <text:p>0</text:p>
          </table:table-cell>
          <table:table-cell table:number-columns-repeated="9"/>
        </table:table-row>
        <table:table-row table:style-name="ro1">
          <table:table-cell office:value-type="string" calcext:value-type="string">
            <text:p>prophase metaphase anaphase and telephase.</text:p>
          </table:table-cell>
          <table:table-cell office:value-type="float" office:value="0.00163574225734919" calcext:value-type="float">
            <text:p>0.00163574225734919</text:p>
          </table:table-cell>
          <table:table-cell office:value-type="float" office:value="0" calcext:value-type="float">
            <text:p>0</text:p>
          </table:table-cell>
          <table:table-cell table:formula="of:=IF([.B93]&gt;5/6; 3; IF([.B93]&gt;1/2; 2; IF([.B93]&gt;1/6; 1; 0)))" office:value-type="float" office:value="0" calcext:value-type="float">
            <text:p>0</text:p>
          </table:table-cell>
          <table:table-cell table:formula="of:=INT([.C93]*3)" office:value-type="float" office:value="0" calcext:value-type="float">
            <text:p>0</text:p>
          </table:table-cell>
          <table:table-cell table:number-columns-repeated="9"/>
        </table:table-row>
        <table:table-row table:style-name="ro1">
          <table:table-cell office:value-type="string" calcext:value-type="string">
            <text:p>RECEPTER ROTIENCE ONLY LET SERIAN THING THROUGH, CHANNEL PROTIENCE LET THINGS THROUGH THER CELL WALL. SMALLER THINGS CAN ALOS GO THROUGH THE WALL</text:p>
          </table:table-cell>
          <table:table-cell office:value-type="float" office:value="0.109809651970863" calcext:value-type="float">
            <text:p>0.109809651970863</text:p>
          </table:table-cell>
          <table:table-cell office:value-type="float" office:value="0" calcext:value-type="float">
            <text:p>0</text:p>
          </table:table-cell>
          <table:table-cell table:formula="of:=IF([.B94]&gt;5/6; 3; IF([.B94]&gt;1/2; 2; IF([.B94]&gt;1/6; 1; 0)))" office:value-type="float" office:value="0" calcext:value-type="float">
            <text:p>0</text:p>
          </table:table-cell>
          <table:table-cell table:formula="of:=INT([.C94]*3)" office:value-type="float" office:value="0" calcext:value-type="float">
            <text:p>0</text:p>
          </table:table-cell>
          <table:table-cell table:number-columns-repeated="9"/>
        </table:table-row>
        <table:table-row table:style-name="ro1">
          <table:table-cell office:value-type="string" calcext:value-type="string">
            <text:p>osmosis</text:p>
          </table:table-cell>
          <table:table-cell office:value-type="float" office:value="0.000895139644853771" calcext:value-type="float">
            <text:p>0.000895139644853771</text:p>
          </table:table-cell>
          <table:table-cell office:value-type="float" office:value="0" calcext:value-type="float">
            <text:p>0</text:p>
          </table:table-cell>
          <table:table-cell table:formula="of:=IF([.B95]&gt;5/6; 3; IF([.B95]&gt;1/2; 2; IF([.B95]&gt;1/6; 1; 0)))" office:value-type="float" office:value="0" calcext:value-type="float">
            <text:p>0</text:p>
          </table:table-cell>
          <table:table-cell table:formula="of:=INT([.C95]*3)" office:value-type="float" office:value="0" calcext:value-type="float">
            <text:p>0</text:p>
          </table:table-cell>
          <table:table-cell table:number-columns-repeated="9"/>
        </table:table-row>
        <table:table-row table:style-name="ro1">
          <table:table-cell office:value-type="string" calcext:value-type="string">
            <text:p>The group should of added the amount of vinegar used for control. Also they should have compared at least one more trial material before reply 2conclusion.The recommended sizes of the samples should have also been stated in order for the conclusion to be easy to compare with other group attempting to complete this experiment.</text:p>
          </table:table-cell>
          <table:table-cell office:value-type="float" office:value="0.698499739170074" calcext:value-type="float">
            <text:p>0.698499739170074</text:p>
          </table:table-cell>
          <table:table-cell office:value-type="float" office:value="0.666666686534882" calcext:value-type="float">
            <text:p>0.666666686534882</text:p>
          </table:table-cell>
          <table:table-cell table:formula="of:=IF([.B96]&gt;5/6; 3; IF([.B96]&gt;1/2; 2; IF([.B96]&gt;1/6; 1; 0)))" office:value-type="float" office:value="2" calcext:value-type="float">
            <text:p>2</text:p>
          </table:table-cell>
          <table:table-cell table:formula="of:=INT([.C96]*3)" office:value-type="float" office:value="2" calcext:value-type="float">
            <text:p>2</text:p>
          </table:table-cell>
          <table:table-cell table:number-columns-repeated="9"/>
        </table:table-row>
        <table:table-row table:style-name="ro1">
          <table:table-cell office:value-type="string" calcext:value-type="string">
            <text:p>the mrna then is copied except for the thymine that is changed to uracil. and it moves to the ribosomes and is helped made into a protein then the trna goes to the cell</text:p>
          </table:table-cell>
          <table:table-cell office:value-type="float" office:value="0.0149221550673246" calcext:value-type="float">
            <text:p>0.0149221550673246</text:p>
          </table:table-cell>
          <table:table-cell office:value-type="float" office:value="0.333333343267441" calcext:value-type="float">
            <text:p>0.333333343267441</text:p>
          </table:table-cell>
          <table:table-cell table:formula="of:=IF([.B97]&gt;5/6; 3; IF([.B97]&gt;1/2; 2; IF([.B97]&gt;1/6; 1; 0)))" office:value-type="float" office:value="0" calcext:value-type="float">
            <text:p>0</text:p>
          </table:table-cell>
          <table:table-cell table:formula="of:=INT([.C97]*3)" office:value-type="float" office:value="1" calcext:value-type="float">
            <text:p>1</text:p>
          </table:table-cell>
          <table:table-cell table:number-columns-repeated="9"/>
        </table:table-row>
        <table:table-row table:style-name="ro1">
          <table:table-cell office:value-type="string" calcext:value-type="string">
            <text:p>The tRNA transfers data.</text:p>
          </table:table-cell>
          <table:table-cell office:value-type="float" office:value="0.000939794874284416" calcext:value-type="float">
            <text:p>0.000939794874284416</text:p>
          </table:table-cell>
          <table:table-cell office:value-type="float" office:value="0" calcext:value-type="float">
            <text:p>0</text:p>
          </table:table-cell>
          <table:table-cell table:formula="of:=IF([.B98]&gt;5/6; 3; IF([.B98]&gt;1/2; 2; IF([.B98]&gt;1/6; 1; 0)))" office:value-type="float" office:value="0" calcext:value-type="float">
            <text:p>0</text:p>
          </table:table-cell>
          <table:table-cell table:formula="of:=INT([.C98]*3)" office:value-type="float" office:value="0" calcext:value-type="float">
            <text:p>0</text:p>
          </table:table-cell>
          <table:table-cell table:number-columns-repeated="9"/>
        </table:table-row>
        <table:table-row table:style-name="ro1">
          <table:table-cell office:value-type="string" calcext:value-type="string">
            <text:p>you have the Mrna that takes to the original rna and makes everything right agian</text:p>
          </table:table-cell>
          <table:table-cell office:value-type="float" office:value="0.00153671973384917" calcext:value-type="float">
            <text:p>0.00153671973384917</text:p>
          </table:table-cell>
          <table:table-cell office:value-type="float" office:value="0" calcext:value-type="float">
            <text:p>0</text:p>
          </table:table-cell>
          <table:table-cell table:formula="of:=IF([.B99]&gt;5/6; 3; IF([.B99]&gt;1/2; 2; IF([.B99]&gt;1/6; 1; 0)))" office:value-type="float" office:value="0" calcext:value-type="float">
            <text:p>0</text:p>
          </table:table-cell>
          <table:table-cell table:formula="of:=INT([.C99]*3)" office:value-type="float" office:value="0" calcext:value-type="float">
            <text:p>0</text:p>
          </table:table-cell>
          <table:table-cell table:number-columns-repeated="9"/>
        </table:table-row>
        <table:table-row table:style-name="ro1">
          <table:table-cell office:value-type="string" calcext:value-type="string">
            <text:p>After mRNA leaves the nucleus it codes for</text:p>
          </table:table-cell>
          <table:table-cell office:value-type="float" office:value="0.000359218654921278" calcext:value-type="float">
            <text:p>0.000359218654921278</text:p>
          </table:table-cell>
          <table:table-cell office:value-type="float" office:value="0" calcext:value-type="float">
            <text:p>0</text:p>
          </table:table-cell>
          <table:table-cell table:formula="of:=IF([.B100]&gt;5/6; 3; IF([.B100]&gt;1/2; 2; IF([.B100]&gt;1/6; 1; 0)))" office:value-type="float" office:value="0" calcext:value-type="float">
            <text:p>0</text:p>
          </table:table-cell>
          <table:table-cell table:formula="of:=INT([.C100]*3)" office:value-type="float" office:value="0" calcext:value-type="float">
            <text:p>0</text:p>
          </table:table-cell>
          <table:table-cell table:number-columns-repeated="9"/>
        </table:table-row>
        <table:table-row table:style-name="ro1">
          <table:table-cell office:value-type="string" calcext:value-type="string">
            <text:p>The three processes are Prophase, Metaphase, and Anaphase.</text:p>
          </table:table-cell>
          <table:table-cell office:value-type="float" office:value="0.00257890392094851" calcext:value-type="float">
            <text:p>0.00257890392094851</text:p>
          </table:table-cell>
          <table:table-cell office:value-type="float" office:value="0" calcext:value-type="float">
            <text:p>0</text:p>
          </table:table-cell>
          <table:table-cell table:formula="of:=IF([.B101]&gt;5/6; 3; IF([.B101]&gt;1/2; 2; IF([.B101]&gt;1/6; 1; 0)))" office:value-type="float" office:value="0" calcext:value-type="float">
            <text:p>0</text:p>
          </table:table-cell>
          <table:table-cell table:formula="of:=INT([.C101]*3)" office:value-type="float" office:value="0" calcext:value-type="float">
            <text:p>0</text:p>
          </table:table-cell>
          <table:table-cell table:number-columns-repeated="9"/>
        </table:table-row>
        <table:table-row table:style-name="ro1">
          <table:table-cell office:value-type="string" calcext:value-type="string">
            <text:p>A Form the data table, it can conclude that plastic A was the most durable when stretched, and the least durable was plastic B. Plastic A stretched 10mm than 12mm while plastic B stretched 22mm than 23mm. ^P B 1. There is no indication that after the first trial, he replaced the plastic, which of made the results from trial B invalid. 2. He could have done the lab again or added a trial 3 and 4. The more you do the later the better off your results will be. It would make it more valid. 3. He could have also tried the plastics because if me great longer from another it would stretching.</text:p>
          </table:table-cell>
          <table:table-cell office:value-type="float" office:value="0.782264947891235" calcext:value-type="float">
            <text:p>0.782264947891235</text:p>
          </table:table-cell>
          <table:table-cell office:value-type="float" office:value="0.666666686534882" calcext:value-type="float">
            <text:p>0.666666686534882</text:p>
          </table:table-cell>
          <table:table-cell table:formula="of:=IF([.B102]&gt;5/6; 3; IF([.B102]&gt;1/2; 2; IF([.B102]&gt;1/6; 1; 0)))" office:value-type="float" office:value="2" calcext:value-type="float">
            <text:p>2</text:p>
          </table:table-cell>
          <table:table-cell table:formula="of:=INT([.C102]*3)" office:value-type="float" office:value="2" calcext:value-type="float">
            <text:p>2</text:p>
          </table:table-cell>
          <table:table-cell table:number-columns-repeated="9"/>
        </table:table-row>
        <table:table-row table:style-name="ro1">
          <table:table-cell office:value-type="string" calcext:value-type="string">
            <text:p>white :: White is the color most likely perfered becau se the color white doesnt absorb the suns radiations so it doesnt heat up as hot as others would.</text:p>
          </table:table-cell>
          <table:table-cell office:value-type="float" office:value="0.374247163534164" calcext:value-type="float">
            <text:p>0.374247163534164</text:p>
          </table:table-cell>
          <table:table-cell office:value-type="float" office:value="0.333333343267441" calcext:value-type="float">
            <text:p>0.333333343267441</text:p>
          </table:table-cell>
          <table:table-cell table:formula="of:=IF([.B103]&gt;5/6; 3; IF([.B103]&gt;1/2; 2; IF([.B103]&gt;1/6; 1; 0)))" office:value-type="float" office:value="1" calcext:value-type="float">
            <text:p>1</text:p>
          </table:table-cell>
          <table:table-cell table:formula="of:=INT([.C103]*3)" office:value-type="float" office:value="1" calcext:value-type="float">
            <text:p>1</text:p>
          </table:table-cell>
          <table:table-cell table:number-columns-repeated="9"/>
        </table:table-row>
        <table:table-row table:style-name="ro1">
          <table:table-cell office:value-type="string" calcext:value-type="string">
            <text:p>mRNA leaves the <text:s/>nucleus. Then it enters the cytoplam, and proceeds to the ER.</text:p>
          </table:table-cell>
          <table:table-cell office:value-type="float" office:value="0.00162799551617354" calcext:value-type="float">
            <text:p>0.00162799551617354</text:p>
          </table:table-cell>
          <table:table-cell office:value-type="float" office:value="0.333333343267441" calcext:value-type="float">
            <text:p>0.333333343267441</text:p>
          </table:table-cell>
          <table:table-cell table:formula="of:=IF([.B104]&gt;5/6; 3; IF([.B104]&gt;1/2; 2; IF([.B104]&gt;1/6; 1; 0)))" office:value-type="float" office:value="0" calcext:value-type="float">
            <text:p>0</text:p>
          </table:table-cell>
          <table:table-cell table:formula="of:=INT([.C104]*3)" office:value-type="float" office:value="1" calcext:value-type="float">
            <text:p>1</text:p>
          </table:table-cell>
          <table:table-cell table:number-columns-repeated="9"/>
        </table:table-row>
        <table:table-row table:style-name="ro1">
          <table:table-cell office:value-type="string" calcext:value-type="string">
            <text:p>a. Overall plastic type b had the most stretchability amongst all of them.^p b.1 <text:s/>done more trials to compare with results. b2 check lengths and other measurements to see if they are correct.</text:p>
          </table:table-cell>
          <table:table-cell office:value-type="float" office:value="0.797538101673126" calcext:value-type="float">
            <text:p>0.797538101673126</text:p>
          </table:table-cell>
          <table:table-cell office:value-type="float" office:value="1" calcext:value-type="float">
            <text:p>1</text:p>
          </table:table-cell>
          <table:table-cell table:formula="of:=IF([.B105]&gt;5/6; 3; IF([.B105]&gt;1/2; 2; IF([.B105]&gt;1/6; 1; 0)))" office:value-type="float" office:value="2" calcext:value-type="float">
            <text:p>2</text:p>
          </table:table-cell>
          <table:table-cell table:formula="of:=INT([.C105]*3)" office:value-type="float" office:value="3" calcext:value-type="float">
            <text:p>3</text:p>
          </table:table-cell>
          <table:table-cell table:number-columns-repeated="9"/>
        </table:table-row>
        <table:table-row table:style-name="ro1">
          <table:table-cell office:value-type="string" calcext:value-type="string">
            <text:p>A) Based on the students data plastic B is the most stretchability and plastic A is the less stretchable plastic. ^p B) In the students' experiment they could of stated exactly what was the measurement of the first type of plastic so they can repeat it acceratly for the other plastics. They could of also detemen the exact weigh of the clamp and how much wighed the wightes they add to get an more accerated result for the stretchability of the plastics.</text:p>
          </table:table-cell>
          <table:table-cell office:value-type="float" office:value="0.892963290214539" calcext:value-type="float">
            <text:p>0.892963290214539</text:p>
          </table:table-cell>
          <table:table-cell office:value-type="float" office:value="1" calcext:value-type="float">
            <text:p>1</text:p>
          </table:table-cell>
          <table:table-cell table:formula="of:=IF([.B106]&gt;5/6; 3; IF([.B106]&gt;1/2; 2; IF([.B106]&gt;1/6; 1; 0)))" office:value-type="float" office:value="3" calcext:value-type="float">
            <text:p>3</text:p>
          </table:table-cell>
          <table:table-cell table:formula="of:=INT([.C106]*3)" office:value-type="float" office:value="3" calcext:value-type="float">
            <text:p>3</text:p>
          </table:table-cell>
          <table:table-cell table:number-columns-repeated="9"/>
        </table:table-row>
        <table:table-row table:style-name="ro1">
          <table:table-cell office:value-type="string" calcext:value-type="string">
            <text:p>dark gray :: <text:s/>it will keep same temp. and will be too hot nor cold</text:p>
          </table:table-cell>
          <table:table-cell office:value-type="float" office:value="0.228030771017075" calcext:value-type="float">
            <text:p>0.228030771017075</text:p>
          </table:table-cell>
          <table:table-cell office:value-type="float" office:value="0.333333343267441" calcext:value-type="float">
            <text:p>0.333333343267441</text:p>
          </table:table-cell>
          <table:table-cell table:formula="of:=IF([.B107]&gt;5/6; 3; IF([.B107]&gt;1/2; 2; IF([.B107]&gt;1/6; 1; 0)))" office:value-type="float" office:value="1" calcext:value-type="float">
            <text:p>1</text:p>
          </table:table-cell>
          <table:table-cell table:formula="of:=INT([.C107]*3)" office:value-type="float" office:value="1" calcext:value-type="float">
            <text:p>1</text:p>
          </table:table-cell>
          <table:table-cell table:number-columns-repeated="9"/>
        </table:table-row>
        <table:table-row table:style-name="ro1">
          <table:table-cell office:value-type="string" calcext:value-type="string">
            <text:p>A)From the data ,I am able to conclude that plastic type B is the most durable. Its length stretched to be 22 and 23.This show that it was able to hold the heaviest amount of weights (B) one way the student could improve the experimental design is by using same weights for each plastic .Also the student <text:s/>should use the same measuring just so they can be reassured that the length of the plastic is accurate for each of the 4 plastics.</text:p>
          </table:table-cell>
          <table:table-cell office:value-type="float" office:value="0.901783347129822" calcext:value-type="float">
            <text:p>0.901783347129822</text:p>
          </table:table-cell>
          <table:table-cell office:value-type="float" office:value="0.666666686534882" calcext:value-type="float">
            <text:p>0.666666686534882</text:p>
          </table:table-cell>
          <table:table-cell table:formula="of:=IF([.B108]&gt;5/6; 3; IF([.B108]&gt;1/2; 2; IF([.B108]&gt;1/6; 1; 0)))" office:value-type="float" office:value="3" calcext:value-type="float">
            <text:p>3</text:p>
          </table:table-cell>
          <table:table-cell table:formula="of:=INT([.C108]*3)" office:value-type="float" office:value="2" calcext:value-type="float">
            <text:p>2</text:p>
          </table:table-cell>
          <table:table-cell table:number-columns-repeated="9"/>
        </table:table-row>
        <table:table-row table:style-name="ro1">
          <table:table-cell office:value-type="string" calcext:value-type="string">
            <text:p>Based on the data we can conclude that plastic type B is the stretchiest since it stretches the most in both trials. ^p Keep the same length of the plastics of a constant and specified length. Repeat trials again (3rd time).</text:p>
          </table:table-cell>
          <table:table-cell office:value-type="float" office:value="0.940700769424439" calcext:value-type="float">
            <text:p>0.940700769424439</text:p>
          </table:table-cell>
          <table:table-cell office:value-type="float" office:value="1" calcext:value-type="float">
            <text:p>1</text:p>
          </table:table-cell>
          <table:table-cell table:formula="of:=IF([.B109]&gt;5/6; 3; IF([.B109]&gt;1/2; 2; IF([.B109]&gt;1/6; 1; 0)))" office:value-type="float" office:value="3" calcext:value-type="float">
            <text:p>3</text:p>
          </table:table-cell>
          <table:table-cell table:formula="of:=INT([.C109]*3)" office:value-type="float" office:value="3" calcext:value-type="float">
            <text:p>3</text:p>
          </table:table-cell>
          <table:table-cell table:number-columns-repeated="9"/>
        </table:table-row>
        <table:table-row table:style-name="ro1">
          <table:table-cell office:value-type="string" calcext:value-type="string">
            <text:p>In the cell membrane there is a barrier that protects anything from coming in the cell or out of the cell.</text:p>
          </table:table-cell>
          <table:table-cell office:value-type="float" office:value="0.00341957109048963" calcext:value-type="float">
            <text:p>0.00341957109048963</text:p>
          </table:table-cell>
          <table:table-cell office:value-type="float" office:value="0" calcext:value-type="float">
            <text:p>0</text:p>
          </table:table-cell>
          <table:table-cell table:formula="of:=IF([.B110]&gt;5/6; 3; IF([.B110]&gt;1/2; 2; IF([.B110]&gt;1/6; 1; 0)))" office:value-type="float" office:value="0" calcext:value-type="float">
            <text:p>0</text:p>
          </table:table-cell>
          <table:table-cell table:formula="of:=INT([.C110]*3)" office:value-type="float" office:value="0" calcext:value-type="float">
            <text:p>0</text:p>
          </table:table-cell>
          <table:table-cell table:number-columns-repeated="9"/>
        </table:table-row>
        <table:table-row table:style-name="ro1">
          <table:table-cell office:value-type="string" calcext:value-type="string">
            <text:p>After reading the procedure there were a few things I need to know to replicate the experiment. One thing is the amount of vinegar used. Another is How much water to use when rinsing it. The last thing is how to store the samples for 24 hours. There were a few problems with this procedure.</text:p>
          </table:table-cell>
          <table:table-cell office:value-type="float" office:value="0.580999612808228" calcext:value-type="float">
            <text:p>0.580999612808228</text:p>
          </table:table-cell>
          <table:table-cell office:value-type="float" office:value="0.666666686534882" calcext:value-type="float">
            <text:p>0.666666686534882</text:p>
          </table:table-cell>
          <table:table-cell table:formula="of:=IF([.B111]&gt;5/6; 3; IF([.B111]&gt;1/2; 2; IF([.B111]&gt;1/6; 1; 0)))" office:value-type="float" office:value="2" calcext:value-type="float">
            <text:p>2</text:p>
          </table:table-cell>
          <table:table-cell table:formula="of:=INT([.C111]*3)" office:value-type="float" office:value="2" calcext:value-type="float">
            <text:p>2</text:p>
          </table:table-cell>
          <table:table-cell table:number-columns-repeated="9"/>
        </table:table-row>
        <table:table-row table:style-name="ro1">
          <table:table-cell office:value-type="string" calcext:value-type="string">
            <text:p>passive transport- doesnt require energyactive transport-requires energy</text:p>
          </table:table-cell>
          <table:table-cell office:value-type="float" office:value="0.523740887641907" calcext:value-type="float">
            <text:p>0.523740887641907</text:p>
          </table:table-cell>
          <table:table-cell office:value-type="float" office:value="0.666666686534882" calcext:value-type="float">
            <text:p>0.666666686534882</text:p>
          </table:table-cell>
          <table:table-cell table:formula="of:=IF([.B112]&gt;5/6; 3; IF([.B112]&gt;1/2; 2; IF([.B112]&gt;1/6; 1; 0)))" office:value-type="float" office:value="2" calcext:value-type="float">
            <text:p>2</text:p>
          </table:table-cell>
          <table:table-cell table:formula="of:=INT([.C112]*3)" office:value-type="float" office:value="2" calcext:value-type="float">
            <text:p>2</text:p>
          </table:table-cell>
          <table:table-cell table:number-columns-repeated="9"/>
        </table:table-row>
        <table:table-row table:style-name="ro1">
          <table:table-cell office:value-type="string" calcext:value-type="string">
            <text:p>Diffusion is the process in which something moves from a part of low concentration to Higher Concentration or High to low.Binary fission is the process of moveing something across a permeable membrane.Osmosis is moving water across a semi-permeable membrane.</text:p>
          </table:table-cell>
          <table:table-cell office:value-type="float" office:value="0.415972262620926" calcext:value-type="float">
            <text:p>0.415972262620926</text:p>
          </table:table-cell>
          <table:table-cell office:value-type="float" office:value="0.333333343267441" calcext:value-type="float">
            <text:p>0.333333343267441</text:p>
          </table:table-cell>
          <table:table-cell table:formula="of:=IF([.B113]&gt;5/6; 3; IF([.B113]&gt;1/2; 2; IF([.B113]&gt;1/6; 1; 0)))" office:value-type="float" office:value="1" calcext:value-type="float">
            <text:p>1</text:p>
          </table:table-cell>
          <table:table-cell table:formula="of:=INT([.C113]*3)" office:value-type="float" office:value="1" calcext:value-type="float">
            <text:p>1</text:p>
          </table:table-cell>
          <table:table-cell table:number-columns-repeated="9"/>
        </table:table-row>
        <table:table-row table:style-name="ro1">
          <table:table-cell office:value-type="string" calcext:value-type="string">
            <text:p>Type plastic B stretched the longest in (t1) to (T2) having measurements of 22 to 23. Ways the students could improve their design adding measurement of which to clamp weights and how heavy the weights are.</text:p>
          </table:table-cell>
          <table:table-cell office:value-type="float" office:value="0.755196511745453" calcext:value-type="float">
            <text:p>0.755196511745453</text:p>
          </table:table-cell>
          <table:table-cell office:value-type="float" office:value="1" calcext:value-type="float">
            <text:p>1</text:p>
          </table:table-cell>
          <table:table-cell table:formula="of:=IF([.B114]&gt;5/6; 3; IF([.B114]&gt;1/2; 2; IF([.B114]&gt;1/6; 1; 0)))" office:value-type="float" office:value="2" calcext:value-type="float">
            <text:p>2</text:p>
          </table:table-cell>
          <table:table-cell table:formula="of:=INT([.C114]*3)" office:value-type="float" office:value="3" calcext:value-type="float">
            <text:p>3</text:p>
          </table:table-cell>
          <table:table-cell table:number-columns-repeated="9"/>
        </table:table-row>
        <table:table-row table:style-name="ro1">
          <table:table-cell office:value-type="string" calcext:value-type="string">
            <text:p>light gray :: It wont make the dog hot or cold because it's in between.The highest tempature would be to hot because its 54(DEG) an d the lowest would be to cold which is 41(DEG) and light gray is in the middle of both the tempatures so its not too hot or cold.</text:p>
          </table:table-cell>
          <table:table-cell office:value-type="float" office:value="0.558118879795074" calcext:value-type="float">
            <text:p>0.558118879795074</text:p>
          </table:table-cell>
          <table:table-cell office:value-type="float" office:value="0.333333343267441" calcext:value-type="float">
            <text:p>0.333333343267441</text:p>
          </table:table-cell>
          <table:table-cell table:formula="of:=IF([.B115]&gt;5/6; 3; IF([.B115]&gt;1/2; 2; IF([.B115]&gt;1/6; 1; 0)))" office:value-type="float" office:value="2" calcext:value-type="float">
            <text:p>2</text:p>
          </table:table-cell>
          <table:table-cell table:formula="of:=INT([.C115]*3)" office:value-type="float" office:value="1" calcext:value-type="float">
            <text:p>1</text:p>
          </table:table-cell>
          <table:table-cell table:number-columns-repeated="9"/>
        </table:table-row>
        <table:table-row table:style-name="ro1">
          <table:table-cell office:value-type="string" calcext:value-type="string">
            <text:p>1.)Diffusion is something moving arcoss the surface of the cell membrane and then entering the cell, it requires little energy.2.)Theres also spots were things can get through the cell, but it requires more energy then diffusion.3.)And the cell can just allow something in side it.</text:p>
          </table:table-cell>
          <table:table-cell office:value-type="float" office:value="0.0827043056488037" calcext:value-type="float">
            <text:p>0.0827043056488037</text:p>
          </table:table-cell>
          <table:table-cell office:value-type="float" office:value="0" calcext:value-type="float">
            <text:p>0</text:p>
          </table:table-cell>
          <table:table-cell table:formula="of:=IF([.B116]&gt;5/6; 3; IF([.B116]&gt;1/2; 2; IF([.B116]&gt;1/6; 1; 0)))" office:value-type="float" office:value="0" calcext:value-type="float">
            <text:p>0</text:p>
          </table:table-cell>
          <table:table-cell table:formula="of:=INT([.C116]*3)" office:value-type="float" office:value="0" calcext:value-type="float">
            <text:p>0</text:p>
          </table:table-cell>
          <table:table-cell table:number-columns-repeated="9"/>
        </table:table-row>
        <table:table-row table:style-name="ro1">
          <table:table-cell office:value-type="string" calcext:value-type="string">
            <text:p>light gray :: <text:s/>You dont want the dog to hot so make it so it will be cooler inside. It will be about 45(DEG)C</text:p>
          </table:table-cell>
          <table:table-cell office:value-type="float" office:value="0.279607892036438" calcext:value-type="float">
            <text:p>0.279607892036438</text:p>
          </table:table-cell>
          <table:table-cell office:value-type="float" office:value="0" calcext:value-type="float">
            <text:p>0</text:p>
          </table:table-cell>
          <table:table-cell table:formula="of:=IF([.B117]&gt;5/6; 3; IF([.B117]&gt;1/2; 2; IF([.B117]&gt;1/6; 1; 0)))" office:value-type="float" office:value="1" calcext:value-type="float">
            <text:p>1</text:p>
          </table:table-cell>
          <table:table-cell table:formula="of:=INT([.C117]*3)" office:value-type="float" office:value="0" calcext:value-type="float">
            <text:p>0</text:p>
          </table:table-cell>
          <table:table-cell table:number-columns-repeated="9"/>
        </table:table-row>
        <table:table-row table:style-name="ro1">
          <table:table-cell office:value-type="string" calcext:value-type="string">
            <text:p>DiffusionThe process by which water moves across the semi-permeable membrane.</text:p>
          </table:table-cell>
          <table:table-cell office:value-type="float" office:value="0.0162322297692299" calcext:value-type="float">
            <text:p>0.0162322297692299</text:p>
          </table:table-cell>
          <table:table-cell office:value-type="float" office:value="0" calcext:value-type="float">
            <text:p>0</text:p>
          </table:table-cell>
          <table:table-cell table:formula="of:=IF([.B118]&gt;5/6; 3; IF([.B118]&gt;1/2; 2; IF([.B118]&gt;1/6; 1; 0)))" office:value-type="float" office:value="0" calcext:value-type="float">
            <text:p>0</text:p>
          </table:table-cell>
          <table:table-cell table:formula="of:=INT([.C118]*3)" office:value-type="float" office:value="0" calcext:value-type="float">
            <text:p>0</text:p>
          </table:table-cell>
          <table:table-cell table:number-columns-repeated="9"/>
        </table:table-row>
        <table:table-row table:style-name="ro1">
          <table:table-cell office:value-type="string" calcext:value-type="string">
            <text:p>Additional information need in order to replicate the experiment is how much vinegar was poured into the four separate containers, should I buy the materials or use natural resources.</text:p>
          </table:table-cell>
          <table:table-cell office:value-type="float" office:value="0.422144502401352" calcext:value-type="float">
            <text:p>0.422144502401352</text:p>
          </table:table-cell>
          <table:table-cell office:value-type="float" office:value="0.333333343267441" calcext:value-type="float">
            <text:p>0.333333343267441</text:p>
          </table:table-cell>
          <table:table-cell table:formula="of:=IF([.B119]&gt;5/6; 3; IF([.B119]&gt;1/2; 2; IF([.B119]&gt;1/6; 1; 0)))" office:value-type="float" office:value="1" calcext:value-type="float">
            <text:p>1</text:p>
          </table:table-cell>
          <table:table-cell table:formula="of:=INT([.C119]*3)" office:value-type="float" office:value="1" calcext:value-type="float">
            <text:p>1</text:p>
          </table:table-cell>
          <table:table-cell table:number-columns-repeated="9"/>
        </table:table-row>
        <table:table-row table:style-name="ro1">
          <table:table-cell office:value-type="string" calcext:value-type="string">
            <text:p>The mRNA leaves the nucleus and travels to the ribosome. There the mRNA then tell the tRNA the code to create the proteins. Then the tRNA starts to make the protiens. And finally the proteins are sent out to do their job.</text:p>
          </table:table-cell>
          <table:table-cell office:value-type="float" office:value="0.0308647342026234" calcext:value-type="float">
            <text:p>0.0308647342026234</text:p>
          </table:table-cell>
          <table:table-cell office:value-type="float" office:value="0.333333343267441" calcext:value-type="float">
            <text:p>0.333333343267441</text:p>
          </table:table-cell>
          <table:table-cell table:formula="of:=IF([.B120]&gt;5/6; 3; IF([.B120]&gt;1/2; 2; IF([.B120]&gt;1/6; 1; 0)))" office:value-type="float" office:value="0" calcext:value-type="float">
            <text:p>0</text:p>
          </table:table-cell>
          <table:table-cell table:formula="of:=INT([.C120]*3)" office:value-type="float" office:value="1" calcext:value-type="float">
            <text:p>1</text:p>
          </table:table-cell>
          <table:table-cell table:number-columns-repeated="9"/>
        </table:table-row>
        <table:table-row table:style-name="ro1">
          <table:table-cell office:value-type="string" calcext:value-type="string">
            <text:p>mRNA leaves the nucleus, the amino acids form a protein, tRNA transfers the poteins from the amino acids, and I do not know any thing els.</text:p>
          </table:table-cell>
          <table:table-cell office:value-type="float" office:value="0.143685892224312" calcext:value-type="float">
            <text:p>0.143685892224312</text:p>
          </table:table-cell>
          <table:table-cell office:value-type="float" office:value="0" calcext:value-type="float">
            <text:p>0</text:p>
          </table:table-cell>
          <table:table-cell table:formula="of:=IF([.B121]&gt;5/6; 3; IF([.B121]&gt;1/2; 2; IF([.B121]&gt;1/6; 1; 0)))" office:value-type="float" office:value="0" calcext:value-type="float">
            <text:p>0</text:p>
          </table:table-cell>
          <table:table-cell table:formula="of:=INT([.C121]*3)" office:value-type="float" office:value="0" calcext:value-type="float">
            <text:p>0</text:p>
          </table:table-cell>
          <table:table-cell table:number-columns-repeated="9"/>
        </table:table-row>
        <table:table-row table:style-name="ro1">
          <table:table-cell office:value-type="string" calcext:value-type="string">
            <text:p>First the tranportation of materials the cell needs to survuve. Seconed the transportation of waste out of the cell. And Third the transportation of nutieants to the body and other cells that need it.</text:p>
          </table:table-cell>
          <table:table-cell office:value-type="float" office:value="0.0460291914641857" calcext:value-type="float">
            <text:p>0.0460291914641857</text:p>
          </table:table-cell>
          <table:table-cell office:value-type="float" office:value="0" calcext:value-type="float">
            <text:p>0</text:p>
          </table:table-cell>
          <table:table-cell table:formula="of:=IF([.B122]&gt;5/6; 3; IF([.B122]&gt;1/2; 2; IF([.B122]&gt;1/6; 1; 0)))" office:value-type="float" office:value="0" calcext:value-type="float">
            <text:p>0</text:p>
          </table:table-cell>
          <table:table-cell table:formula="of:=INT([.C122]*3)" office:value-type="float" office:value="0" calcext:value-type="float">
            <text:p>0</text:p>
          </table:table-cell>
          <table:table-cell table:number-columns-repeated="9"/>
        </table:table-row>
        <table:table-row table:style-name="ro1">
          <table:table-cell office:value-type="string" calcext:value-type="string">
            <text:p>active transport, passive transport, and osmosis</text:p>
          </table:table-cell>
          <table:table-cell office:value-type="float" office:value="0.165027350187302" calcext:value-type="float">
            <text:p>0.165027350187302</text:p>
          </table:table-cell>
          <table:table-cell office:value-type="float" office:value="0" calcext:value-type="float">
            <text:p>0</text:p>
          </table:table-cell>
          <table:table-cell table:formula="of:=IF([.B123]&gt;5/6; 3; IF([.B123]&gt;1/2; 2; IF([.B123]&gt;1/6; 1; 0)))" office:value-type="float" office:value="0" calcext:value-type="float">
            <text:p>0</text:p>
          </table:table-cell>
          <table:table-cell table:formula="of:=INT([.C123]*3)" office:value-type="float" office:value="0" calcext:value-type="float">
            <text:p>0</text:p>
          </table:table-cell>
          <table:table-cell table:number-columns-repeated="9"/>
        </table:table-row>
        <table:table-row table:style-name="ro1">
          <table:table-cell office:value-type="string" calcext:value-type="string">
            <text:p>1. A ribosome attaches to the mRNA (rRNA). Translation Occurs;2. Codons are coded for a specific amino acid.3. Anticodons that are in the tRNA are paired with the codons in the mRNA. 4. Peptide bonds are formed between the amino acids after translation has occured. New proteins are made.</text:p>
          </table:table-cell>
          <table:table-cell office:value-type="float" office:value="0.731583535671234" calcext:value-type="float">
            <text:p>0.731583535671234</text:p>
          </table:table-cell>
          <table:table-cell office:value-type="float" office:value="1" calcext:value-type="float">
            <text:p>1</text:p>
          </table:table-cell>
          <table:table-cell table:formula="of:=IF([.B124]&gt;5/6; 3; IF([.B124]&gt;1/2; 2; IF([.B124]&gt;1/6; 1; 0)))" office:value-type="float" office:value="2" calcext:value-type="float">
            <text:p>2</text:p>
          </table:table-cell>
          <table:table-cell table:formula="of:=INT([.C124]*3)" office:value-type="float" office:value="3" calcext:value-type="float">
            <text:p>3</text:p>
          </table:table-cell>
          <table:table-cell table:number-columns-repeated="9"/>
        </table:table-row>
        <table:table-row table:style-name="ro1">
          <table:table-cell office:value-type="string" calcext:value-type="string">
            <text:p>It enters. It grows. It breaks down. It leaves.</text:p>
          </table:table-cell>
          <table:table-cell office:value-type="float" office:value="0.00143816275522113" calcext:value-type="float">
            <text:p>0.00143816275522113</text:p>
          </table:table-cell>
          <table:table-cell office:value-type="float" office:value="0" calcext:value-type="float">
            <text:p>0</text:p>
          </table:table-cell>
          <table:table-cell table:formula="of:=IF([.B125]&gt;5/6; 3; IF([.B125]&gt;1/2; 2; IF([.B125]&gt;1/6; 1; 0)))" office:value-type="float" office:value="0" calcext:value-type="float">
            <text:p>0</text:p>
          </table:table-cell>
          <table:table-cell table:formula="of:=INT([.C125]*3)" office:value-type="float" office:value="0" calcext:value-type="float">
            <text:p>0</text:p>
          </table:table-cell>
          <table:table-cell table:number-columns-repeated="9"/>
        </table:table-row>
        <table:table-row table:style-name="ro1">
          <table:table-cell office:value-type="string" calcext:value-type="string">
            <text:p>white :: White would be the best color because it will be more cooler in the dog house then any of the colors above. In t he data table with black paint, the average was 53 ((DEG)C). The w hite paint, the average was 42 ((DEG)C). So that shows that if you go fo r light colors it will reduce the heat inside but if you do want it reall y hot then go for the dark colors.</text:p>
          </table:table-cell>
          <table:table-cell office:value-type="float" office:value="0.603710412979126" calcext:value-type="float">
            <text:p>0.603710412979126</text:p>
          </table:table-cell>
          <table:table-cell office:value-type="float" office:value="0.666666686534882" calcext:value-type="float">
            <text:p>0.666666686534882</text:p>
          </table:table-cell>
          <table:table-cell table:formula="of:=IF([.B126]&gt;5/6; 3; IF([.B126]&gt;1/2; 2; IF([.B126]&gt;1/6; 1; 0)))" office:value-type="float" office:value="2" calcext:value-type="float">
            <text:p>2</text:p>
          </table:table-cell>
          <table:table-cell table:formula="of:=INT([.C126]*3)" office:value-type="float" office:value="2" calcext:value-type="float">
            <text:p>2</text:p>
          </table:table-cell>
          <table:table-cell table:number-columns-repeated="9"/>
        </table:table-row>
        <table:table-row table:style-name="ro1">
          <table:table-cell office:value-type="string" calcext:value-type="string">
            <text:p>There is Active transport, Passive transport, and something else.</text:p>
          </table:table-cell>
          <table:table-cell office:value-type="float" office:value="0.16667328774929" calcext:value-type="float">
            <text:p>0.16667328774929</text:p>
          </table:table-cell>
          <table:table-cell office:value-type="float" office:value="0" calcext:value-type="float">
            <text:p>0</text:p>
          </table:table-cell>
          <table:table-cell table:formula="of:=IF([.B127]&gt;5/6; 3; IF([.B127]&gt;1/2; 2; IF([.B127]&gt;1/6; 1; 0)))" office:value-type="float" office:value="1" calcext:value-type="float">
            <text:p>1</text:p>
          </table:table-cell>
          <table:table-cell table:formula="of:=INT([.C127]*3)" office:value-type="float" office:value="0" calcext:value-type="float">
            <text:p>0</text:p>
          </table:table-cell>
          <table:table-cell table:number-columns-repeated="9"/>
        </table:table-row>
        <table:table-row table:style-name="ro1">
          <table:table-cell office:value-type="string" calcext:value-type="string">
            <text:p>The procedure did not tell the reader that they would have to record their data. This is important to replicate the experiment because if you do the experiment without writing anything down, you can't see the results as well.You would also need to know how much vinegar to put in the containers and have it be the same amount for each sample. You might also want to include the difference between the starting ending mass in the data findings.</text:p>
          </table:table-cell>
          <table:table-cell office:value-type="float" office:value="0.675186574459076" calcext:value-type="float">
            <text:p>0.675186574459076</text:p>
          </table:table-cell>
          <table:table-cell office:value-type="float" office:value="0.333333343267441" calcext:value-type="float">
            <text:p>0.333333343267441</text:p>
          </table:table-cell>
          <table:table-cell table:formula="of:=IF([.B128]&gt;5/6; 3; IF([.B128]&gt;1/2; 2; IF([.B128]&gt;1/6; 1; 0)))" office:value-type="float" office:value="2" calcext:value-type="float">
            <text:p>2</text:p>
          </table:table-cell>
          <table:table-cell table:formula="of:=INT([.C128]*3)" office:value-type="float" office:value="1" calcext:value-type="float">
            <text:p>1</text:p>
          </table:table-cell>
          <table:table-cell table:number-columns-repeated="9"/>
        </table:table-row>
        <table:table-row table:style-name="ro1">
          <table:table-cell office:value-type="string" calcext:value-type="string">
            <text:p>For both trials they had similar results. They could have improved their experiment by adding more weights instead of keeping them the same.</text:p>
          </table:table-cell>
          <table:table-cell office:value-type="float" office:value="0.073037825524807" calcext:value-type="float">
            <text:p>0.073037825524807</text:p>
          </table:table-cell>
          <table:table-cell office:value-type="float" office:value="0" calcext:value-type="float">
            <text:p>0</text:p>
          </table:table-cell>
          <table:table-cell table:formula="of:=IF([.B129]&gt;5/6; 3; IF([.B129]&gt;1/2; 2; IF([.B129]&gt;1/6; 1; 0)))" office:value-type="float" office:value="0" calcext:value-type="float">
            <text:p>0</text:p>
          </table:table-cell>
          <table:table-cell table:formula="of:=INT([.C129]*3)" office:value-type="float" office:value="0" calcext:value-type="float">
            <text:p>0</text:p>
          </table:table-cell>
          <table:table-cell table:number-columns-repeated="9"/>
        </table:table-row>
        <table:table-row table:style-name="ro1">
          <table:table-cell office:value-type="string" calcext:value-type="string">
            <text:p>First mRNA starts by creating a message that Tells the other types of RNA what they will be doing. It creates a blue print for tRNA. tRNA then carries the ammio acids with the anticoden to the rRNA which makes up ribosomes and other proteins.</text:p>
          </table:table-cell>
          <table:table-cell office:value-type="float" office:value="0.0786933228373528" calcext:value-type="float">
            <text:p>0.0786933228373528</text:p>
          </table:table-cell>
          <table:table-cell office:value-type="float" office:value="0" calcext:value-type="float">
            <text:p>0</text:p>
          </table:table-cell>
          <table:table-cell table:formula="of:=IF([.B130]&gt;5/6; 3; IF([.B130]&gt;1/2; 2; IF([.B130]&gt;1/6; 1; 0)))" office:value-type="float" office:value="0" calcext:value-type="float">
            <text:p>0</text:p>
          </table:table-cell>
          <table:table-cell table:formula="of:=INT([.C130]*3)" office:value-type="float" office:value="0" calcext:value-type="float">
            <text:p>0</text:p>
          </table:table-cell>
          <table:table-cell table:number-columns-repeated="9"/>
        </table:table-row>
        <table:table-row table:style-name="ro1">
          <table:table-cell office:value-type="string" calcext:value-type="string">
            <text:p>white :: I would pick white paint to paint the dog hou se because according to the experiment white was the color that the insid e of the jar would be less hot. Accordig to Brandi and Jerry's data the w hite lid had a temperature 42(DEG)C inside the jar and the black lid was 53(DEG)C and i dont want my dog to be to hot or sufficate in the dog ho use.</text:p>
          </table:table-cell>
          <table:table-cell office:value-type="float" office:value="0.593083441257477" calcext:value-type="float">
            <text:p>0.593083441257477</text:p>
          </table:table-cell>
          <table:table-cell office:value-type="float" office:value="0.666666686534882" calcext:value-type="float">
            <text:p>0.666666686534882</text:p>
          </table:table-cell>
          <table:table-cell table:formula="of:=IF([.B131]&gt;5/6; 3; IF([.B131]&gt;1/2; 2; IF([.B131]&gt;1/6; 1; 0)))" office:value-type="float" office:value="2" calcext:value-type="float">
            <text:p>2</text:p>
          </table:table-cell>
          <table:table-cell table:formula="of:=INT([.C131]*3)" office:value-type="float" office:value="2" calcext:value-type="float">
            <text:p>2</text:p>
          </table:table-cell>
          <table:table-cell table:number-columns-repeated="9"/>
        </table:table-row>
        <table:table-row table:style-name="ro1">
          <table:table-cell office:value-type="string" calcext:value-type="string">
            <text:p>the cell cycle</text:p>
          </table:table-cell>
          <table:table-cell office:value-type="float" office:value="0.000323885440593585" calcext:value-type="float">
            <text:p>0.000323885440593585</text:p>
          </table:table-cell>
          <table:table-cell office:value-type="float" office:value="0" calcext:value-type="float">
            <text:p>0</text:p>
          </table:table-cell>
          <table:table-cell table:formula="of:=IF([.B132]&gt;5/6; 3; IF([.B132]&gt;1/2; 2; IF([.B132]&gt;1/6; 1; 0)))" office:value-type="float" office:value="0" calcext:value-type="float">
            <text:p>0</text:p>
          </table:table-cell>
          <table:table-cell table:formula="of:=INT([.C132]*3)" office:value-type="float" office:value="0" calcext:value-type="float">
            <text:p>0</text:p>
          </table:table-cell>
          <table:table-cell table:number-columns-repeated="9"/>
        </table:table-row>
        <table:table-row table:style-name="ro1">
          <table:table-cell office:value-type="string" calcext:value-type="string">
            <text:p>MITOCHONDRINE FLAGELLA</text:p>
          </table:table-cell>
          <table:table-cell office:value-type="float" office:value="0.000423750374466181" calcext:value-type="float">
            <text:p>0.000423750374466181</text:p>
          </table:table-cell>
          <table:table-cell office:value-type="float" office:value="0" calcext:value-type="float">
            <text:p>0</text:p>
          </table:table-cell>
          <table:table-cell table:formula="of:=IF([.B133]&gt;5/6; 3; IF([.B133]&gt;1/2; 2; IF([.B133]&gt;1/6; 1; 0)))" office:value-type="float" office:value="0" calcext:value-type="float">
            <text:p>0</text:p>
          </table:table-cell>
          <table:table-cell table:formula="of:=INT([.C133]*3)" office:value-type="float" office:value="0" calcext:value-type="float">
            <text:p>0</text:p>
          </table:table-cell>
          <table:table-cell table:number-columns-repeated="9"/>
        </table:table-row>
        <table:table-row table:style-name="ro1">
          <table:table-cell office:value-type="string" calcext:value-type="string">
            <text:p>Pour the same amount of vinegar on all four. After you determine the mass of all four samples find out the different of each from first time you did it.</text:p>
          </table:table-cell>
          <table:table-cell office:value-type="float" office:value="0.0524336248636246" calcext:value-type="float">
            <text:p>0.0524336248636246</text:p>
          </table:table-cell>
          <table:table-cell office:value-type="float" office:value="0.333333343267441" calcext:value-type="float">
            <text:p>0.333333343267441</text:p>
          </table:table-cell>
          <table:table-cell table:formula="of:=IF([.B134]&gt;5/6; 3; IF([.B134]&gt;1/2; 2; IF([.B134]&gt;1/6; 1; 0)))" office:value-type="float" office:value="0" calcext:value-type="float">
            <text:p>0</text:p>
          </table:table-cell>
          <table:table-cell table:formula="of:=INT([.C134]*3)" office:value-type="float" office:value="1" calcext:value-type="float">
            <text:p>1</text:p>
          </table:table-cell>
          <table:table-cell table:number-columns-repeated="9"/>
        </table:table-row>
        <table:table-row table:style-name="ro1">
          <table:table-cell office:value-type="string" calcext:value-type="string">
            <text:p>Based on the students data, plastic type B stretched the most. However, the student could have improved the experimental design and validity of these results. First off, Their should be a required standard length for each type of plastic the directions could be like. "step 1" cut a 2omm strip of each plastic". Also, this experiment should specify the amount of weight placed on the clamp and this exact amount should be repeated throughout the rest of the experiment.</text:p>
          </table:table-cell>
          <table:table-cell office:value-type="float" office:value="0.898008763790131" calcext:value-type="float">
            <text:p>0.898008763790131</text:p>
          </table:table-cell>
          <table:table-cell office:value-type="float" office:value="1" calcext:value-type="float">
            <text:p>1</text:p>
          </table:table-cell>
          <table:table-cell table:formula="of:=IF([.B135]&gt;5/6; 3; IF([.B135]&gt;1/2; 2; IF([.B135]&gt;1/6; 1; 0)))" office:value-type="float" office:value="3" calcext:value-type="float">
            <text:p>3</text:p>
          </table:table-cell>
          <table:table-cell table:formula="of:=INT([.C135]*3)" office:value-type="float" office:value="3" calcext:value-type="float">
            <text:p>3</text:p>
          </table:table-cell>
          <table:table-cell table:number-columns-repeated="9"/>
        </table:table-row>
        <table:table-row table:style-name="ro1">
          <table:table-cell office:value-type="string" calcext:value-type="string">
            <text:p>The students need to include what the samples were. You can't do an experiment if you don't know what you're testing on. The students should also include the temp. that the containers were stored at for 24 hours. Lastly, they should include how much vinegar was poured into each container. They could've put the same amount or different amount. They could've put little or a lot.</text:p>
          </table:table-cell>
          <table:table-cell office:value-type="float" office:value="0.794626533985138" calcext:value-type="float">
            <text:p>0.794626533985138</text:p>
          </table:table-cell>
          <table:table-cell office:value-type="float" office:value="1" calcext:value-type="float">
            <text:p>1</text:p>
          </table:table-cell>
          <table:table-cell table:formula="of:=IF([.B136]&gt;5/6; 3; IF([.B136]&gt;1/2; 2; IF([.B136]&gt;1/6; 1; 0)))" office:value-type="float" office:value="2" calcext:value-type="float">
            <text:p>2</text:p>
          </table:table-cell>
          <table:table-cell table:formula="of:=INT([.C136]*3)" office:value-type="float" office:value="3" calcext:value-type="float">
            <text:p>3</text:p>
          </table:table-cell>
          <table:table-cell table:number-columns-repeated="9"/>
        </table:table-row>
        <table:table-row table:style-name="ro1">
          <table:table-cell office:value-type="string" calcext:value-type="string">
            <text:p>active transport passive transport osmosis</text:p>
          </table:table-cell>
          <table:table-cell office:value-type="float" office:value="0.261134952306747" calcext:value-type="float">
            <text:p>0.261134952306747</text:p>
          </table:table-cell>
          <table:table-cell office:value-type="float" office:value="0" calcext:value-type="float">
            <text:p>0</text:p>
          </table:table-cell>
          <table:table-cell table:formula="of:=IF([.B137]&gt;5/6; 3; IF([.B137]&gt;1/2; 2; IF([.B137]&gt;1/6; 1; 0)))" office:value-type="float" office:value="1" calcext:value-type="float">
            <text:p>1</text:p>
          </table:table-cell>
          <table:table-cell table:formula="of:=INT([.C137]*3)" office:value-type="float" office:value="0" calcext:value-type="float">
            <text:p>0</text:p>
          </table:table-cell>
          <table:table-cell table:number-columns-repeated="9"/>
        </table:table-row>
        <table:table-row table:style-name="ro1">
          <table:table-cell office:value-type="string" calcext:value-type="string">
            <text:p>Firstly, it is needed to be known how much vinegar should be pouredinto each of the four seperate containers.</text:p>
          </table:table-cell>
          <table:table-cell office:value-type="float" office:value="0.274002820253372" calcext:value-type="float">
            <text:p>0.274002820253372</text:p>
          </table:table-cell>
          <table:table-cell office:value-type="float" office:value="0.666666686534882" calcext:value-type="float">
            <text:p>0.666666686534882</text:p>
          </table:table-cell>
          <table:table-cell table:formula="of:=IF([.B138]&gt;5/6; 3; IF([.B138]&gt;1/2; 2; IF([.B138]&gt;1/6; 1; 0)))" office:value-type="float" office:value="1" calcext:value-type="float">
            <text:p>1</text:p>
          </table:table-cell>
          <table:table-cell table:formula="of:=INT([.C138]*3)" office:value-type="float" office:value="2" calcext:value-type="float">
            <text:p>2</text:p>
          </table:table-cell>
          <table:table-cell table:number-columns-repeated="9"/>
        </table:table-row>
        <table:table-row table:style-name="ro1">
          <table:table-cell office:value-type="string" calcext:value-type="string">
            <text:p>In order to replicate this experiment, I would need to know what the samples experhar in the procedure are without this information I could use amthing as the samples that get completely difference showa.</text:p>
          </table:table-cell>
          <table:table-cell office:value-type="float" office:value="0.278342008590698" calcext:value-type="float">
            <text:p>0.278342008590698</text:p>
          </table:table-cell>
          <table:table-cell office:value-type="float" office:value="0.333333343267441" calcext:value-type="float">
            <text:p>0.333333343267441</text:p>
          </table:table-cell>
          <table:table-cell table:formula="of:=IF([.B139]&gt;5/6; 3; IF([.B139]&gt;1/2; 2; IF([.B139]&gt;1/6; 1; 0)))" office:value-type="float" office:value="1" calcext:value-type="float">
            <text:p>1</text:p>
          </table:table-cell>
          <table:table-cell table:formula="of:=INT([.C139]*3)" office:value-type="float" office:value="1" calcext:value-type="float">
            <text:p>1</text:p>
          </table:table-cell>
          <table:table-cell table:number-columns-repeated="9"/>
        </table:table-row>
        <table:table-row table:style-name="ro1">
          <table:table-cell office:value-type="string" calcext:value-type="string">
            <text:p>copy and moltuply to make more Rna or Dna</text:p>
          </table:table-cell>
          <table:table-cell office:value-type="float" office:value="0.0018675287719816" calcext:value-type="float">
            <text:p>0.0018675287719816</text:p>
          </table:table-cell>
          <table:table-cell office:value-type="float" office:value="0" calcext:value-type="float">
            <text:p>0</text:p>
          </table:table-cell>
          <table:table-cell table:formula="of:=IF([.B140]&gt;5/6; 3; IF([.B140]&gt;1/2; 2; IF([.B140]&gt;1/6; 1; 0)))" office:value-type="float" office:value="0" calcext:value-type="float">
            <text:p>0</text:p>
          </table:table-cell>
          <table:table-cell table:formula="of:=INT([.C140]*3)" office:value-type="float" office:value="0" calcext:value-type="float">
            <text:p>0</text:p>
          </table:table-cell>
          <table:table-cell table:number-columns-repeated="9"/>
        </table:table-row>
        <table:table-row table:style-name="ro1">
          <table:table-cell office:value-type="string" calcext:value-type="string">
            <text:p>active transport-transports the portiensosmosis-transfers thingsdiffusion-gets rid of things</text:p>
          </table:table-cell>
          <table:table-cell office:value-type="float" office:value="0.486867606639862" calcext:value-type="float">
            <text:p>0.486867606639862</text:p>
          </table:table-cell>
          <table:table-cell office:value-type="float" office:value="0" calcext:value-type="float">
            <text:p>0</text:p>
          </table:table-cell>
          <table:table-cell table:formula="of:=IF([.B141]&gt;5/6; 3; IF([.B141]&gt;1/2; 2; IF([.B141]&gt;1/6; 1; 0)))" office:value-type="float" office:value="1" calcext:value-type="float">
            <text:p>1</text:p>
          </table:table-cell>
          <table:table-cell table:formula="of:=INT([.C141]*3)" office:value-type="float" office:value="0" calcext:value-type="float">
            <text:p>0</text:p>
          </table:table-cell>
          <table:table-cell table:number-columns-repeated="9"/>
        </table:table-row>
        <table:table-row table:style-name="ro1">
          <table:table-cell office:value-type="string" calcext:value-type="string">
            <text:p>substance,structure, liquid</text:p>
          </table:table-cell>
          <table:table-cell office:value-type="float" office:value="0.000760476745199412" calcext:value-type="float">
            <text:p>0.000760476745199412</text:p>
          </table:table-cell>
          <table:table-cell office:value-type="float" office:value="0" calcext:value-type="float">
            <text:p>0</text:p>
          </table:table-cell>
          <table:table-cell table:formula="of:=IF([.B142]&gt;5/6; 3; IF([.B142]&gt;1/2; 2; IF([.B142]&gt;1/6; 1; 0)))" office:value-type="float" office:value="0" calcext:value-type="float">
            <text:p>0</text:p>
          </table:table-cell>
          <table:table-cell table:formula="of:=INT([.C142]*3)" office:value-type="float" office:value="0" calcext:value-type="float">
            <text:p>0</text:p>
          </table:table-cell>
          <table:table-cell table:number-columns-repeated="9"/>
        </table:table-row>
        <table:table-row table:style-name="ro1">
          <table:table-cell office:value-type="string" calcext:value-type="string">
            <text:p>dark gray :: the dark gray color would absorbe more heat t han a white or light gray color, keeping the dog warmer, when the tempera ture is colder. But when the temperature is warmer outside it wont absorb e as much heat as the black would, keeping the dog cooler.</text:p>
          </table:table-cell>
          <table:table-cell office:value-type="float" office:value="0.475756645202637" calcext:value-type="float">
            <text:p>0.475756645202637</text:p>
          </table:table-cell>
          <table:table-cell office:value-type="float" office:value="0.333333343267441" calcext:value-type="float">
            <text:p>0.333333343267441</text:p>
          </table:table-cell>
          <table:table-cell table:formula="of:=IF([.B143]&gt;5/6; 3; IF([.B143]&gt;1/2; 2; IF([.B143]&gt;1/6; 1; 0)))" office:value-type="float" office:value="1" calcext:value-type="float">
            <text:p>1</text:p>
          </table:table-cell>
          <table:table-cell table:formula="of:=INT([.C143]*3)" office:value-type="float" office:value="1" calcext:value-type="float">
            <text:p>1</text:p>
          </table:table-cell>
          <table:table-cell table:number-columns-repeated="9"/>
        </table:table-row>
        <table:table-row table:style-name="ro1">
          <table:table-cell office:value-type="string" calcext:value-type="string">
            <text:p>-The mRNA leaves the nucleus.</text:p>
          </table:table-cell>
          <table:table-cell office:value-type="float" office:value="0.000447297905338928" calcext:value-type="float">
            <text:p>0.000447297905338928</text:p>
          </table:table-cell>
          <table:table-cell office:value-type="float" office:value="0" calcext:value-type="float">
            <text:p>0</text:p>
          </table:table-cell>
          <table:table-cell table:formula="of:=IF([.B144]&gt;5/6; 3; IF([.B144]&gt;1/2; 2; IF([.B144]&gt;1/6; 1; 0)))" office:value-type="float" office:value="0" calcext:value-type="float">
            <text:p>0</text:p>
          </table:table-cell>
          <table:table-cell table:formula="of:=INT([.C144]*3)" office:value-type="float" office:value="0" calcext:value-type="float">
            <text:p>0</text:p>
          </table:table-cell>
          <table:table-cell table:number-columns-repeated="9"/>
        </table:table-row>
        <table:table-row table:style-name="ro1">
          <table:table-cell office:value-type="string" calcext:value-type="string">
            <text:p>After reading the groups procedure, I was left wondering what are the four different samples they are pouring. All they tell us is vinegar. Also, what is the size of the containers? How much of each sample is being poured into the container? The group would need to tell us these facts so we can follow their steps to do the same experiment.</text:p>
          </table:table-cell>
          <table:table-cell office:value-type="float" office:value="0.953179001808167" calcext:value-type="float">
            <text:p>0.953179001808167</text:p>
          </table:table-cell>
          <table:table-cell office:value-type="float" office:value="0.666666686534882" calcext:value-type="float">
            <text:p>0.666666686534882</text:p>
          </table:table-cell>
          <table:table-cell table:formula="of:=IF([.B145]&gt;5/6; 3; IF([.B145]&gt;1/2; 2; IF([.B145]&gt;1/6; 1; 0)))" office:value-type="float" office:value="3" calcext:value-type="float">
            <text:p>3</text:p>
          </table:table-cell>
          <table:table-cell table:formula="of:=INT([.C145]*3)" office:value-type="float" office:value="2" calcext:value-type="float">
            <text:p>2</text:p>
          </table:table-cell>
          <table:table-cell table:number-columns-repeated="9"/>
        </table:table-row>
        <table:table-row table:style-name="ro1">
          <table:table-cell office:value-type="string" calcext:value-type="string">
            <text:p>To replicate the acid rain experiment, the group would have to include, how much vinegar to pour into the containers, what the starting mass of each rock should be and the amount of water the samples are rinsed with.</text:p>
          </table:table-cell>
          <table:table-cell office:value-type="float" office:value="0.790987610816956" calcext:value-type="float">
            <text:p>0.790987610816956</text:p>
          </table:table-cell>
          <table:table-cell office:value-type="float" office:value="0.333333343267441" calcext:value-type="float">
            <text:p>0.333333343267441</text:p>
          </table:table-cell>
          <table:table-cell table:formula="of:=IF([.B146]&gt;5/6; 3; IF([.B146]&gt;1/2; 2; IF([.B146]&gt;1/6; 1; 0)))" office:value-type="float" office:value="2" calcext:value-type="float">
            <text:p>2</text:p>
          </table:table-cell>
          <table:table-cell table:formula="of:=INT([.C146]*3)" office:value-type="float" office:value="1" calcext:value-type="float">
            <text:p>1</text:p>
          </table:table-cell>
          <table:table-cell table:number-columns-repeated="9"/>
        </table:table-row>
        <table:table-row table:style-name="ro1">
          <table:table-cell office:value-type="string" calcext:value-type="string">
            <text:p>osmosis, active transport, diffusion</text:p>
          </table:table-cell>
          <table:table-cell office:value-type="float" office:value="0.127891719341278" calcext:value-type="float">
            <text:p>0.127891719341278</text:p>
          </table:table-cell>
          <table:table-cell office:value-type="float" office:value="0" calcext:value-type="float">
            <text:p>0</text:p>
          </table:table-cell>
          <table:table-cell table:formula="of:=IF([.B147]&gt;5/6; 3; IF([.B147]&gt;1/2; 2; IF([.B147]&gt;1/6; 1; 0)))" office:value-type="float" office:value="0" calcext:value-type="float">
            <text:p>0</text:p>
          </table:table-cell>
          <table:table-cell table:formula="of:=INT([.C147]*3)" office:value-type="float" office:value="0" calcext:value-type="float">
            <text:p>0</text:p>
          </table:table-cell>
          <table:table-cell table:number-columns-repeated="9"/>
        </table:table-row>
        <table:table-row table:style-name="ro1">
          <table:table-cell office:value-type="string" calcext:value-type="string">
            <text:p>a) In conclusion,plastic (B) streched the most endeng with a total of 45mm of streched plastic the least effective plastic in strechability was plastic (A),only streching a total of 22mm. b) (1) keep the amount of weights constant at a specific measurement.(2) Measure the plastics making them all the exact same size with specific numbers.</text:p>
          </table:table-cell>
          <table:table-cell office:value-type="float" office:value="0.699011087417603" calcext:value-type="float">
            <text:p>0.699011087417603</text:p>
          </table:table-cell>
          <table:table-cell office:value-type="float" office:value="1" calcext:value-type="float">
            <text:p>1</text:p>
          </table:table-cell>
          <table:table-cell table:formula="of:=IF([.B148]&gt;5/6; 3; IF([.B148]&gt;1/2; 2; IF([.B148]&gt;1/6; 1; 0)))" office:value-type="float" office:value="2" calcext:value-type="float">
            <text:p>2</text:p>
          </table:table-cell>
          <table:table-cell table:formula="of:=INT([.C148]*3)" office:value-type="float" office:value="3" calcext:value-type="float">
            <text:p>3</text:p>
          </table:table-cell>
          <table:table-cell table:number-columns-repeated="9"/>
        </table:table-row>
        <table:table-row table:style-name="ro1">
          <table:table-cell office:value-type="string" calcext:value-type="string">
            <text:p>The a,c,g,u is a thing that has RNA for the telephase.</text:p>
          </table:table-cell>
          <table:table-cell office:value-type="float" office:value="0.00860281754285097" calcext:value-type="float">
            <text:p>0.00860281754285097</text:p>
          </table:table-cell>
          <table:table-cell office:value-type="float" office:value="0" calcext:value-type="float">
            <text:p>0</text:p>
          </table:table-cell>
          <table:table-cell table:formula="of:=IF([.B149]&gt;5/6; 3; IF([.B149]&gt;1/2; 2; IF([.B149]&gt;1/6; 1; 0)))" office:value-type="float" office:value="0" calcext:value-type="float">
            <text:p>0</text:p>
          </table:table-cell>
          <table:table-cell table:formula="of:=INT([.C149]*3)" office:value-type="float" office:value="0" calcext:value-type="float">
            <text:p>0</text:p>
          </table:table-cell>
          <table:table-cell table:number-columns-repeated="9"/>
        </table:table-row>
        <table:table-row table:style-name="ro1">
          <table:table-cell office:value-type="string" calcext:value-type="string">
            <text:p>To replicate their experiment I would need to have take their their procedure and use them. I would also need their samples from their procedure and then be capable to copy their experiment. All these need are the true basic's.</text:p>
          </table:table-cell>
          <table:table-cell office:value-type="float" office:value="0.0515943840146065" calcext:value-type="float">
            <text:p>0.0515943840146065</text:p>
          </table:table-cell>
          <table:table-cell office:value-type="float" office:value="0" calcext:value-type="float">
            <text:p>0</text:p>
          </table:table-cell>
          <table:table-cell table:formula="of:=IF([.B150]&gt;5/6; 3; IF([.B150]&gt;1/2; 2; IF([.B150]&gt;1/6; 1; 0)))" office:value-type="float" office:value="0" calcext:value-type="float">
            <text:p>0</text:p>
          </table:table-cell>
          <table:table-cell table:formula="of:=INT([.C150]*3)" office:value-type="float" office:value="0" calcext:value-type="float">
            <text:p>0</text:p>
          </table:table-cell>
          <table:table-cell table:number-columns-repeated="9"/>
        </table:table-row>
        <table:table-row table:style-name="ro1">
          <table:table-cell office:value-type="string" calcext:value-type="string">
            <text:p>golgi aparatus</text:p>
          </table:table-cell>
          <table:table-cell office:value-type="float" office:value="0.000345916079822928" calcext:value-type="float">
            <text:p>0.000345916079822928</text:p>
          </table:table-cell>
          <table:table-cell office:value-type="float" office:value="0" calcext:value-type="float">
            <text:p>0</text:p>
          </table:table-cell>
          <table:table-cell table:formula="of:=IF([.B151]&gt;5/6; 3; IF([.B151]&gt;1/2; 2; IF([.B151]&gt;1/6; 1; 0)))" office:value-type="float" office:value="0" calcext:value-type="float">
            <text:p>0</text:p>
          </table:table-cell>
          <table:table-cell table:formula="of:=INT([.C151]*3)" office:value-type="float" office:value="0" calcext:value-type="float">
            <text:p>0</text:p>
          </table:table-cell>
          <table:table-cell table:number-columns-repeated="9"/>
        </table:table-row>
        <table:table-row table:style-name="ro1">
          <table:table-cell office:value-type="string" calcext:value-type="string">
            <text:p>How much vinegar you pour into the cups. What kind of vinegar you use.What kind of containers you should use.</text:p>
          </table:table-cell>
          <table:table-cell office:value-type="float" office:value="0.947611033916473" calcext:value-type="float">
            <text:p>0.947611033916473</text:p>
          </table:table-cell>
          <table:table-cell office:value-type="float" office:value="1" calcext:value-type="float">
            <text:p>1</text:p>
          </table:table-cell>
          <table:table-cell table:formula="of:=IF([.B152]&gt;5/6; 3; IF([.B152]&gt;1/2; 2; IF([.B152]&gt;1/6; 1; 0)))" office:value-type="float" office:value="3" calcext:value-type="float">
            <text:p>3</text:p>
          </table:table-cell>
          <table:table-cell table:formula="of:=INT([.C152]*3)" office:value-type="float" office:value="3" calcext:value-type="float">
            <text:p>3</text:p>
          </table:table-cell>
          <table:table-cell table:number-columns-repeated="9"/>
        </table:table-row>
        <table:table-row table:style-name="ro1">
          <table:table-cell office:value-type="string" calcext:value-type="string">
            <text:p>this question would need to include the measurement of the containers &amp; the amount of vinegar poured in each cup.</text:p>
          </table:table-cell>
          <table:table-cell office:value-type="float" office:value="0.465478420257568" calcext:value-type="float">
            <text:p>0.465478420257568</text:p>
          </table:table-cell>
          <table:table-cell office:value-type="float" office:value="0.666666686534882" calcext:value-type="float">
            <text:p>0.666666686534882</text:p>
          </table:table-cell>
          <table:table-cell table:formula="of:=IF([.B153]&gt;5/6; 3; IF([.B153]&gt;1/2; 2; IF([.B153]&gt;1/6; 1; 0)))" office:value-type="float" office:value="1" calcext:value-type="float">
            <text:p>1</text:p>
          </table:table-cell>
          <table:table-cell table:formula="of:=INT([.C153]*3)" office:value-type="float" office:value="2" calcext:value-type="float">
            <text:p>2</text:p>
          </table:table-cell>
          <table:table-cell table:number-columns-repeated="9"/>
        </table:table-row>
        <table:table-row table:style-name="ro1">
          <table:table-cell office:value-type="string" calcext:value-type="string">
            <text:p>meiosismeitosiscell division</text:p>
          </table:table-cell>
          <table:table-cell office:value-type="float" office:value="0.000701985438354313" calcext:value-type="float">
            <text:p>0.000701985438354313</text:p>
          </table:table-cell>
          <table:table-cell office:value-type="float" office:value="0" calcext:value-type="float">
            <text:p>0</text:p>
          </table:table-cell>
          <table:table-cell table:formula="of:=IF([.B154]&gt;5/6; 3; IF([.B154]&gt;1/2; 2; IF([.B154]&gt;1/6; 1; 0)))" office:value-type="float" office:value="0" calcext:value-type="float">
            <text:p>0</text:p>
          </table:table-cell>
          <table:table-cell table:formula="of:=INT([.C154]*3)" office:value-type="float" office:value="0" calcext:value-type="float">
            <text:p>0</text:p>
          </table:table-cell>
          <table:table-cell table:number-columns-repeated="9"/>
        </table:table-row>
        <table:table-row table:style-name="ro1">
          <table:table-cell office:value-type="string" calcext:value-type="string">
            <text:p>The cell can suck food in, can spit it out, and can hold it in place with the membrane.</text:p>
          </table:table-cell>
          <table:table-cell office:value-type="float" office:value="0.00999296735972166" calcext:value-type="float">
            <text:p>0.00999296735972166</text:p>
          </table:table-cell>
          <table:table-cell office:value-type="float" office:value="0" calcext:value-type="float">
            <text:p>0</text:p>
          </table:table-cell>
          <table:table-cell table:formula="of:=IF([.B155]&gt;5/6; 3; IF([.B155]&gt;1/2; 2; IF([.B155]&gt;1/6; 1; 0)))" office:value-type="float" office:value="0" calcext:value-type="float">
            <text:p>0</text:p>
          </table:table-cell>
          <table:table-cell table:formula="of:=INT([.C155]*3)" office:value-type="float" office:value="0" calcext:value-type="float">
            <text:p>0</text:p>
          </table:table-cell>
          <table:table-cell table:number-columns-repeated="9"/>
        </table:table-row>
        <table:table-row table:style-name="ro1">
          <table:table-cell office:value-type="string" calcext:value-type="string">
            <text:p>Plastic type B streched the most at 45mm over the two trials, and Plastic A streched the least at 22mm. ^p The student could have improved the experiment by doing more trials and specify what kind of plastics they are using.</text:p>
          </table:table-cell>
          <table:table-cell office:value-type="float" office:value="0.709681928157806" calcext:value-type="float">
            <text:p>0.709681928157806</text:p>
          </table:table-cell>
          <table:table-cell office:value-type="float" office:value="0.666666686534882" calcext:value-type="float">
            <text:p>0.666666686534882</text:p>
          </table:table-cell>
          <table:table-cell table:formula="of:=IF([.B156]&gt;5/6; 3; IF([.B156]&gt;1/2; 2; IF([.B156]&gt;1/6; 1; 0)))" office:value-type="float" office:value="2" calcext:value-type="float">
            <text:p>2</text:p>
          </table:table-cell>
          <table:table-cell table:formula="of:=INT([.C156]*3)" office:value-type="float" office:value="2" calcext:value-type="float">
            <text:p>2</text:p>
          </table:table-cell>
          <table:table-cell table:number-columns-repeated="9"/>
        </table:table-row>
        <table:table-row table:style-name="ro1">
          <table:table-cell office:value-type="string" calcext:value-type="string">
            <text:p>tRNA, rRNA, gRNA, mRNA.</text:p>
          </table:table-cell>
          <table:table-cell office:value-type="float" office:value="0.00131347740534693" calcext:value-type="float">
            <text:p>0.00131347740534693</text:p>
          </table:table-cell>
          <table:table-cell office:value-type="float" office:value="0" calcext:value-type="float">
            <text:p>0</text:p>
          </table:table-cell>
          <table:table-cell table:formula="of:=IF([.B157]&gt;5/6; 3; IF([.B157]&gt;1/2; 2; IF([.B157]&gt;1/6; 1; 0)))" office:value-type="float" office:value="0" calcext:value-type="float">
            <text:p>0</text:p>
          </table:table-cell>
          <table:table-cell table:formula="of:=INT([.C157]*3)" office:value-type="float" office:value="0" calcext:value-type="float">
            <text:p>0</text:p>
          </table:table-cell>
          <table:table-cell table:number-columns-repeated="9"/>
        </table:table-row>
        <table:table-row table:style-name="ro1">
          <table:table-cell office:value-type="string" calcext:value-type="string">
            <text:p>white :: the color should be white because so its not super duper hot when the suns out.</text:p>
          </table:table-cell>
          <table:table-cell office:value-type="float" office:value="0.440230220556259" calcext:value-type="float">
            <text:p>0.440230220556259</text:p>
          </table:table-cell>
          <table:table-cell office:value-type="float" office:value="0" calcext:value-type="float">
            <text:p>0</text:p>
          </table:table-cell>
          <table:table-cell table:formula="of:=IF([.B158]&gt;5/6; 3; IF([.B158]&gt;1/2; 2; IF([.B158]&gt;1/6; 1; 0)))" office:value-type="float" office:value="1" calcext:value-type="float">
            <text:p>1</text:p>
          </table:table-cell>
          <table:table-cell table:formula="of:=INT([.C158]*3)" office:value-type="float" office:value="0" calcext:value-type="float">
            <text:p>0</text:p>
          </table:table-cell>
          <table:table-cell table:number-columns-repeated="9"/>
        </table:table-row>
        <table:table-row table:style-name="ro1">
          <table:table-cell office:value-type="string" calcext:value-type="string">
            <text:p>Then mRNA travels to where the amino acid sequences are being made. Then it is coped using tRNA and made into a serparate strand using rRNA.</text:p>
          </table:table-cell>
          <table:table-cell office:value-type="float" office:value="0.0415255092084408" calcext:value-type="float">
            <text:p>0.0415255092084408</text:p>
          </table:table-cell>
          <table:table-cell office:value-type="float" office:value="0" calcext:value-type="float">
            <text:p>0</text:p>
          </table:table-cell>
          <table:table-cell table:formula="of:=IF([.B159]&gt;5/6; 3; IF([.B159]&gt;1/2; 2; IF([.B159]&gt;1/6; 1; 0)))" office:value-type="float" office:value="0" calcext:value-type="float">
            <text:p>0</text:p>
          </table:table-cell>
          <table:table-cell table:formula="of:=INT([.C159]*3)" office:value-type="float" office:value="0" calcext:value-type="float">
            <text:p>0</text:p>
          </table:table-cell>
          <table:table-cell table:number-columns-repeated="9"/>
        </table:table-row>
        <table:table-row table:style-name="ro1">
          <table:table-cell office:value-type="string" calcext:value-type="string">
            <text:p>To replicate the experiment there would need to be a control group which is what didn't receive the treatment and in this case didn't receive the vinegar, needs to be more clear. It says pour vinegar into a container but it's not specific as to how much vinegar. Also how much of the sample that will be used isn't stated.</text:p>
          </table:table-cell>
          <table:table-cell office:value-type="float" office:value="0.59452211856842" calcext:value-type="float">
            <text:p>0.59452211856842</text:p>
          </table:table-cell>
          <table:table-cell office:value-type="float" office:value="0.333333343267441" calcext:value-type="float">
            <text:p>0.333333343267441</text:p>
          </table:table-cell>
          <table:table-cell table:formula="of:=IF([.B160]&gt;5/6; 3; IF([.B160]&gt;1/2; 2; IF([.B160]&gt;1/6; 1; 0)))" office:value-type="float" office:value="2" calcext:value-type="float">
            <text:p>2</text:p>
          </table:table-cell>
          <table:table-cell table:formula="of:=INT([.C160]*3)" office:value-type="float" office:value="1" calcext:value-type="float">
            <text:p>1</text:p>
          </table:table-cell>
          <table:table-cell table:number-columns-repeated="9"/>
        </table:table-row>
        <table:table-row table:style-name="ro1">
          <table:table-cell office:value-type="string" calcext:value-type="string">
            <text:p>black :: <text:s/>Black would effect the dog house because it's a darker color and darker colors absorb heat which would make the dog ho use warmer inside. In the experiment when Brandi and Jerry put the black lid on ther jar the average temprature was53(DEG)c opposed to when they put thee white lid on the average temrature was only 42(DEG). In the end black would effect the doghouse by making it much warmer inside the dog house.</text:p>
          </table:table-cell>
          <table:table-cell office:value-type="float" office:value="0.611218154430389" calcext:value-type="float">
            <text:p>0.611218154430389</text:p>
          </table:table-cell>
          <table:table-cell office:value-type="float" office:value="0.666666686534882" calcext:value-type="float">
            <text:p>0.666666686534882</text:p>
          </table:table-cell>
          <table:table-cell table:formula="of:=IF([.B161]&gt;5/6; 3; IF([.B161]&gt;1/2; 2; IF([.B161]&gt;1/6; 1; 0)))" office:value-type="float" office:value="2" calcext:value-type="float">
            <text:p>2</text:p>
          </table:table-cell>
          <table:table-cell table:formula="of:=INT([.C161]*3)" office:value-type="float" office:value="2" calcext:value-type="float">
            <text:p>2</text:p>
          </table:table-cell>
          <table:table-cell table:number-columns-repeated="9"/>
        </table:table-row>
        <table:table-row table:style-name="ro1">
          <table:table-cell office:value-type="string" calcext:value-type="string">
            <text:p>Same additional into that would be needed is how much vinegar should be poured into each container. I would also like to know how much distilled water was used and finally there should be something show who this is determining in the whole procedure to doesn't talk about acid rain once.</text:p>
          </table:table-cell>
          <table:table-cell office:value-type="float" office:value="0.77543431520462" calcext:value-type="float">
            <text:p>0.77543431520462</text:p>
          </table:table-cell>
          <table:table-cell office:value-type="float" office:value="0.333333343267441" calcext:value-type="float">
            <text:p>0.333333343267441</text:p>
          </table:table-cell>
          <table:table-cell table:formula="of:=IF([.B162]&gt;5/6; 3; IF([.B162]&gt;1/2; 2; IF([.B162]&gt;1/6; 1; 0)))" office:value-type="float" office:value="2" calcext:value-type="float">
            <text:p>2</text:p>
          </table:table-cell>
          <table:table-cell table:formula="of:=INT([.C162]*3)" office:value-type="float" office:value="1" calcext:value-type="float">
            <text:p>1</text:p>
          </table:table-cell>
          <table:table-cell table:number-columns-repeated="9"/>
        </table:table-row>
        <table:table-row table:style-name="ro1">
          <table:table-cell office:value-type="string" calcext:value-type="string">
            <text:p>goes to the er then golgi bodys</text:p>
          </table:table-cell>
          <table:table-cell office:value-type="float" office:value="0.00143046455923468" calcext:value-type="float">
            <text:p>0.00143046455923468</text:p>
          </table:table-cell>
          <table:table-cell office:value-type="float" office:value="0.333333343267441" calcext:value-type="float">
            <text:p>0.333333343267441</text:p>
          </table:table-cell>
          <table:table-cell table:formula="of:=IF([.B163]&gt;5/6; 3; IF([.B163]&gt;1/2; 2; IF([.B163]&gt;1/6; 1; 0)))" office:value-type="float" office:value="0" calcext:value-type="float">
            <text:p>0</text:p>
          </table:table-cell>
          <table:table-cell table:formula="of:=INT([.C163]*3)" office:value-type="float" office:value="1" calcext:value-type="float">
            <text:p>1</text:p>
          </table:table-cell>
          <table:table-cell table:number-columns-repeated="9"/>
        </table:table-row>
        <table:table-row table:style-name="ro1">
          <table:table-cell office:value-type="string" calcext:value-type="string">
            <text:p>Three processes used by cells to control the movement of substances across the cell membrane include: Keeping all the healthy cells healthy, getting rid of the bad cells, and maintaining a smooth environment.</text:p>
          </table:table-cell>
          <table:table-cell office:value-type="float" office:value="0.023824829608202" calcext:value-type="float">
            <text:p>0.023824829608202</text:p>
          </table:table-cell>
          <table:table-cell office:value-type="float" office:value="0" calcext:value-type="float">
            <text:p>0</text:p>
          </table:table-cell>
          <table:table-cell table:formula="of:=IF([.B164]&gt;5/6; 3; IF([.B164]&gt;1/2; 2; IF([.B164]&gt;1/6; 1; 0)))" office:value-type="float" office:value="0" calcext:value-type="float">
            <text:p>0</text:p>
          </table:table-cell>
          <table:table-cell table:formula="of:=INT([.C164]*3)" office:value-type="float" office:value="0" calcext:value-type="float">
            <text:p>0</text:p>
          </table:table-cell>
          <table:table-cell table:number-columns-repeated="9"/>
        </table:table-row>
        <table:table-row table:style-name="ro1">
          <table:table-cell office:value-type="string" calcext:value-type="string">
            <text:p>The mRNA is translated into tRNA then its sent to the mitochondria to be coded. Then goes to ribosomes.</text:p>
          </table:table-cell>
          <table:table-cell office:value-type="float" office:value="0.00443055015057325" calcext:value-type="float">
            <text:p>0.00443055015057325</text:p>
          </table:table-cell>
          <table:table-cell office:value-type="float" office:value="0" calcext:value-type="float">
            <text:p>0</text:p>
          </table:table-cell>
          <table:table-cell table:formula="of:=IF([.B165]&gt;5/6; 3; IF([.B165]&gt;1/2; 2; IF([.B165]&gt;1/6; 1; 0)))" office:value-type="float" office:value="0" calcext:value-type="float">
            <text:p>0</text:p>
          </table:table-cell>
          <table:table-cell table:formula="of:=INT([.C165]*3)" office:value-type="float" office:value="0" calcext:value-type="float">
            <text:p>0</text:p>
          </table:table-cell>
          <table:table-cell table:number-columns-repeated="9"/>
        </table:table-row>
        <table:table-row table:style-name="ro1">
          <table:table-cell office:value-type="string" calcext:value-type="string">
            <text:p>black :: becouse the dog house would look filthy</text:p>
          </table:table-cell>
          <table:table-cell office:value-type="float" office:value="0.145627826452255" calcext:value-type="float">
            <text:p>0.145627826452255</text:p>
          </table:table-cell>
          <table:table-cell office:value-type="float" office:value="0" calcext:value-type="float">
            <text:p>0</text:p>
          </table:table-cell>
          <table:table-cell table:formula="of:=IF([.B166]&gt;5/6; 3; IF([.B166]&gt;1/2; 2; IF([.B166]&gt;1/6; 1; 0)))" office:value-type="float" office:value="0" calcext:value-type="float">
            <text:p>0</text:p>
          </table:table-cell>
          <table:table-cell table:formula="of:=INT([.C166]*3)" office:value-type="float" office:value="0" calcext:value-type="float">
            <text:p>0</text:p>
          </table:table-cell>
          <table:table-cell table:number-columns-repeated="9"/>
        </table:table-row>
        <table:table-row table:style-name="ro1">
          <table:table-cell office:value-type="string" calcext:value-type="string">
            <text:p>light gray :: <text:s/>I chose light gray because then the dog house won't be too cold or too warm with light gray. Light gray was in the mid dle of the data. White would of been too cold for the dog but black would of been too hot. The average temperture for white was 42(DEG)C and the average temperture for black was 53(DEG)C. Light gray was the perfect ch oice because it's average temperture is 45(DEG)C.</text:p>
          </table:table-cell>
          <table:table-cell office:value-type="float" office:value="0.673514008522034" calcext:value-type="float">
            <text:p>0.673514008522034</text:p>
          </table:table-cell>
          <table:table-cell office:value-type="float" office:value="0.666666686534882" calcext:value-type="float">
            <text:p>0.666666686534882</text:p>
          </table:table-cell>
          <table:table-cell table:formula="of:=IF([.B167]&gt;5/6; 3; IF([.B167]&gt;1/2; 2; IF([.B167]&gt;1/6; 1; 0)))" office:value-type="float" office:value="2" calcext:value-type="float">
            <text:p>2</text:p>
          </table:table-cell>
          <table:table-cell table:formula="of:=INT([.C167]*3)" office:value-type="float" office:value="2" calcext:value-type="float">
            <text:p>2</text:p>
          </table:table-cell>
          <table:table-cell table:number-columns-repeated="9"/>
        </table:table-row>
        <table:table-row table:style-name="ro1">
          <table:table-cell office:value-type="string" calcext:value-type="string">
            <text:p>(A) Based on the data shown in the experiment plastic B had the most stretchability and plastic A had the least stretchability. ^p (B) They could have improved their experiment by 1. starting out with the amount of weight for each plastic and 2. They could have performed one more trial to make sure their results were correct.</text:p>
          </table:table-cell>
          <table:table-cell office:value-type="float" office:value="0.866592705249786" calcext:value-type="float">
            <text:p>0.866592705249786</text:p>
          </table:table-cell>
          <table:table-cell office:value-type="float" office:value="1" calcext:value-type="float">
            <text:p>1</text:p>
          </table:table-cell>
          <table:table-cell table:formula="of:=IF([.B168]&gt;5/6; 3; IF([.B168]&gt;1/2; 2; IF([.B168]&gt;1/6; 1; 0)))" office:value-type="float" office:value="3" calcext:value-type="float">
            <text:p>3</text:p>
          </table:table-cell>
          <table:table-cell table:formula="of:=INT([.C168]*3)" office:value-type="float" office:value="3" calcext:value-type="float">
            <text:p>3</text:p>
          </table:table-cell>
          <table:table-cell table:number-columns-repeated="9"/>
        </table:table-row>
        <table:table-row table:style-name="ro1">
          <table:table-cell office:value-type="string" calcext:value-type="string">
            <text:p>In order to replicate the experiment, i would need to pouring, i <text:s/>sample into more than just one container, instead of rinsing each sample with distilled water, wait 48 hours instead of allowing the samples to sit and dry for 30 minutes, let it dry for hour.</text:p>
          </table:table-cell>
          <table:table-cell office:value-type="float" office:value="0.559994757175446" calcext:value-type="float">
            <text:p>0.559994757175446</text:p>
          </table:table-cell>
          <table:table-cell office:value-type="float" office:value="0" calcext:value-type="float">
            <text:p>0</text:p>
          </table:table-cell>
          <table:table-cell table:formula="of:=IF([.B169]&gt;5/6; 3; IF([.B169]&gt;1/2; 2; IF([.B169]&gt;1/6; 1; 0)))" office:value-type="float" office:value="2" calcext:value-type="float">
            <text:p>2</text:p>
          </table:table-cell>
          <table:table-cell table:formula="of:=INT([.C169]*3)" office:value-type="float" office:value="0" calcext:value-type="float">
            <text:p>0</text:p>
          </table:table-cell>
          <table:table-cell table:number-columns-repeated="9"/>
        </table:table-row>
        <table:table-row table:style-name="ro1">
          <table:table-cell office:value-type="string" calcext:value-type="string">
            <text:p>the move throught the blood strem.the use thir tails to move.</text:p>
          </table:table-cell>
          <table:table-cell office:value-type="float" office:value="0.00615824898704886" calcext:value-type="float">
            <text:p>0.00615824898704886</text:p>
          </table:table-cell>
          <table:table-cell office:value-type="float" office:value="0" calcext:value-type="float">
            <text:p>0</text:p>
          </table:table-cell>
          <table:table-cell table:formula="of:=IF([.B170]&gt;5/6; 3; IF([.B170]&gt;1/2; 2; IF([.B170]&gt;1/6; 1; 0)))" office:value-type="float" office:value="0" calcext:value-type="float">
            <text:p>0</text:p>
          </table:table-cell>
          <table:table-cell table:formula="of:=INT([.C170]*3)" office:value-type="float" office:value="0" calcext:value-type="float">
            <text:p>0</text:p>
          </table:table-cell>
          <table:table-cell table:number-columns-repeated="9"/>
        </table:table-row>
        <table:table-row table:style-name="ro1">
          <table:table-cell office:value-type="string" calcext:value-type="string">
            <text:p>white :: White is the best color for the dog house bec ause darker colors absorb more heat when its warm or hot out. But white r eflects all of that heat energy</text:p>
          </table:table-cell>
          <table:table-cell office:value-type="float" office:value="0.344086617231369" calcext:value-type="float">
            <text:p>0.344086617231369</text:p>
          </table:table-cell>
          <table:table-cell office:value-type="float" office:value="0" calcext:value-type="float">
            <text:p>0</text:p>
          </table:table-cell>
          <table:table-cell table:formula="of:=IF([.B171]&gt;5/6; 3; IF([.B171]&gt;1/2; 2; IF([.B171]&gt;1/6; 1; 0)))" office:value-type="float" office:value="1" calcext:value-type="float">
            <text:p>1</text:p>
          </table:table-cell>
          <table:table-cell table:formula="of:=INT([.C171]*3)" office:value-type="float" office:value="0" calcext:value-type="float">
            <text:p>0</text:p>
          </table:table-cell>
          <table:table-cell table:number-columns-repeated="9"/>
        </table:table-row>
        <table:table-row table:style-name="ro1">
          <table:table-cell office:value-type="string" calcext:value-type="string">
            <text:p>The two ways that the students could have improved on this experimental design is one what kind of plastic where they using and name each one. The second would be what would you measure the plastic. What type of measuring stick you would use or a triple beem balance. Also they could have dawn three trials to make there experiment valid.</text:p>
          </table:table-cell>
          <table:table-cell office:value-type="float" office:value="0.843443036079407" calcext:value-type="float">
            <text:p>0.843443036079407</text:p>
          </table:table-cell>
          <table:table-cell office:value-type="float" office:value="0.333333343267441" calcext:value-type="float">
            <text:p>0.333333343267441</text:p>
          </table:table-cell>
          <table:table-cell table:formula="of:=IF([.B172]&gt;5/6; 3; IF([.B172]&gt;1/2; 2; IF([.B172]&gt;1/6; 1; 0)))" office:value-type="float" office:value="3" calcext:value-type="float">
            <text:p>3</text:p>
          </table:table-cell>
          <table:table-cell table:formula="of:=INT([.C172]*3)" office:value-type="float" office:value="1" calcext:value-type="float">
            <text:p>1</text:p>
          </table:table-cell>
          <table:table-cell table:number-columns-repeated="9"/>
        </table:table-row>
        <table:table-row table:style-name="ro1">
          <table:table-cell office:value-type="string" calcext:value-type="string">
            <text:p>(A) Plastic type A had the most resistance it did not rip that much especially compared to plastic type B. ^P (B) Instead of letting them hang for 5 minutes make it less to be more effective.</text:p>
          </table:table-cell>
          <table:table-cell office:value-type="float" office:value="0.496320098638535" calcext:value-type="float">
            <text:p>0.496320098638535</text:p>
          </table:table-cell>
          <table:table-cell office:value-type="float" office:value="0.333333343267441" calcext:value-type="float">
            <text:p>0.333333343267441</text:p>
          </table:table-cell>
          <table:table-cell table:formula="of:=IF([.B173]&gt;5/6; 3; IF([.B173]&gt;1/2; 2; IF([.B173]&gt;1/6; 1; 0)))" office:value-type="float" office:value="1" calcext:value-type="float">
            <text:p>1</text:p>
          </table:table-cell>
          <table:table-cell table:formula="of:=INT([.C173]*3)" office:value-type="float" office:value="1" calcext:value-type="float">
            <text:p>1</text:p>
          </table:table-cell>
          <table:table-cell table:number-columns-repeated="9"/>
        </table:table-row>
        <table:table-row table:style-name="ro1">
          <table:table-cell office:value-type="string" calcext:value-type="string">
            <text:p>dark gray :: <text:s/>This color will absorb enough energy to where the air temperture is comfortable and not very cold or very hot.</text:p>
          </table:table-cell>
          <table:table-cell office:value-type="float" office:value="0.248566895723343" calcext:value-type="float">
            <text:p>0.248566895723343</text:p>
          </table:table-cell>
          <table:table-cell office:value-type="float" office:value="0.333333343267441" calcext:value-type="float">
            <text:p>0.333333343267441</text:p>
          </table:table-cell>
          <table:table-cell table:formula="of:=IF([.B174]&gt;5/6; 3; IF([.B174]&gt;1/2; 2; IF([.B174]&gt;1/6; 1; 0)))" office:value-type="float" office:value="1" calcext:value-type="float">
            <text:p>1</text:p>
          </table:table-cell>
          <table:table-cell table:formula="of:=INT([.C174]*3)" office:value-type="float" office:value="1" calcext:value-type="float">
            <text:p>1</text:p>
          </table:table-cell>
          <table:table-cell table:number-columns-repeated="9"/>
        </table:table-row>
        <table:table-row table:style-name="ro1">
          <table:table-cell office:value-type="string" calcext:value-type="string">
            <text:p>To replicate this experiment you would need to know the exact amount of vinegar used in each container or else the results would be different. Also, you would need to know the temperature of both the vinegar and the water you used you rinse the samples in, and the outer temperature where you let them sit for 24 hours.</text:p>
          </table:table-cell>
          <table:table-cell office:value-type="float" office:value="0.854756474494934" calcext:value-type="float">
            <text:p>0.854756474494934</text:p>
          </table:table-cell>
          <table:table-cell office:value-type="float" office:value="0.666666686534882" calcext:value-type="float">
            <text:p>0.666666686534882</text:p>
          </table:table-cell>
          <table:table-cell table:formula="of:=IF([.B175]&gt;5/6; 3; IF([.B175]&gt;1/2; 2; IF([.B175]&gt;1/6; 1; 0)))" office:value-type="float" office:value="3" calcext:value-type="float">
            <text:p>3</text:p>
          </table:table-cell>
          <table:table-cell table:formula="of:=INT([.C175]*3)" office:value-type="float" office:value="2" calcext:value-type="float">
            <text:p>2</text:p>
          </table:table-cell>
          <table:table-cell table:number-columns-repeated="9"/>
        </table:table-row>
        <table:table-row table:style-name="ro1">
          <table:table-cell office:value-type="string" calcext:value-type="string">
            <text:p>One thing you would need to know is how much vinegar in step 2, to pour into the containers. Another piece of information that would be helpful for this procedure is how much of each sample you need to put into the container in step 3. A last thing you need to know is how long do you rinse the sample off for, in step 4.</text:p>
          </table:table-cell>
          <table:table-cell office:value-type="float" office:value="0.82402777671814" calcext:value-type="float">
            <text:p>0.82402777671814</text:p>
          </table:table-cell>
          <table:table-cell office:value-type="float" office:value="0.666666686534882" calcext:value-type="float">
            <text:p>0.666666686534882</text:p>
          </table:table-cell>
          <table:table-cell table:formula="of:=IF([.B176]&gt;5/6; 3; IF([.B176]&gt;1/2; 2; IF([.B176]&gt;1/6; 1; 0)))" office:value-type="float" office:value="2" calcext:value-type="float">
            <text:p>2</text:p>
          </table:table-cell>
          <table:table-cell table:formula="of:=INT([.C176]*3)" office:value-type="float" office:value="2" calcext:value-type="float">
            <text:p>2</text:p>
          </table:table-cell>
          <table:table-cell table:number-columns-repeated="9"/>
        </table:table-row>
        <table:table-row table:style-name="ro1">
          <table:table-cell office:value-type="string" calcext:value-type="string">
            <text:p>They use the pump function which pumps out solutes so it won't become overfilled with too much water. They use osmosis which is the movement of water against the natural flow. They have transport proteins which allow things to come through the cell.</text:p>
          </table:table-cell>
          <table:table-cell office:value-type="float" office:value="0.162681117653847" calcext:value-type="float">
            <text:p>0.162681117653847</text:p>
          </table:table-cell>
          <table:table-cell office:value-type="float" office:value="0" calcext:value-type="float">
            <text:p>0</text:p>
          </table:table-cell>
          <table:table-cell table:formula="of:=IF([.B177]&gt;5/6; 3; IF([.B177]&gt;1/2; 2; IF([.B177]&gt;1/6; 1; 0)))" office:value-type="float" office:value="0" calcext:value-type="float">
            <text:p>0</text:p>
          </table:table-cell>
          <table:table-cell table:formula="of:=INT([.C177]*3)" office:value-type="float" office:value="0" calcext:value-type="float">
            <text:p>0</text:p>
          </table:table-cell>
          <table:table-cell table:number-columns-repeated="9"/>
        </table:table-row>
        <table:table-row table:style-name="ro1">
          <table:table-cell office:value-type="string" calcext:value-type="string">
            <text:p>white :: The color white Absorbs the least amount of e nergy, so by coloring the doghouse white it will ensure the dog house is a more comfortable temperature for the dog.</text:p>
          </table:table-cell>
          <table:table-cell office:value-type="float" office:value="0.277565360069275" calcext:value-type="float">
            <text:p>0.277565360069275</text:p>
          </table:table-cell>
          <table:table-cell office:value-type="float" office:value="0.333333343267441" calcext:value-type="float">
            <text:p>0.333333343267441</text:p>
          </table:table-cell>
          <table:table-cell table:formula="of:=IF([.B178]&gt;5/6; 3; IF([.B178]&gt;1/2; 2; IF([.B178]&gt;1/6; 1; 0)))" office:value-type="float" office:value="1" calcext:value-type="float">
            <text:p>1</text:p>
          </table:table-cell>
          <table:table-cell table:formula="of:=INT([.C178]*3)" office:value-type="float" office:value="1" calcext:value-type="float">
            <text:p>1</text:p>
          </table:table-cell>
          <table:table-cell table:number-columns-repeated="9"/>
        </table:table-row>
        <table:table-row table:style-name="ro1">
          <table:table-cell office:value-type="string" calcext:value-type="string">
            <text:p>kingdom, species, genus, family.</text:p>
          </table:table-cell>
          <table:table-cell office:value-type="float" office:value="0.0101510211825371" calcext:value-type="float">
            <text:p>0.0101510211825371</text:p>
          </table:table-cell>
          <table:table-cell office:value-type="float" office:value="0" calcext:value-type="float">
            <text:p>0</text:p>
          </table:table-cell>
          <table:table-cell table:formula="of:=IF([.B179]&gt;5/6; 3; IF([.B179]&gt;1/2; 2; IF([.B179]&gt;1/6; 1; 0)))" office:value-type="float" office:value="0" calcext:value-type="float">
            <text:p>0</text:p>
          </table:table-cell>
          <table:table-cell table:formula="of:=INT([.C179]*3)" office:value-type="float" office:value="0" calcext:value-type="float">
            <text:p>0</text:p>
          </table:table-cell>
          <table:table-cell table:number-columns-repeated="9"/>
        </table:table-row>
        <table:table-row table:style-name="ro1">
          <table:table-cell office:value-type="string" calcext:value-type="string">
            <text:p>1.tRNA takes the stuff from the nucleus to where it needs to go2.3.4.</text:p>
          </table:table-cell>
          <table:table-cell office:value-type="float" office:value="0.00433852011337876" calcext:value-type="float">
            <text:p>0.00433852011337876</text:p>
          </table:table-cell>
          <table:table-cell office:value-type="float" office:value="0" calcext:value-type="float">
            <text:p>0</text:p>
          </table:table-cell>
          <table:table-cell table:formula="of:=IF([.B180]&gt;5/6; 3; IF([.B180]&gt;1/2; 2; IF([.B180]&gt;1/6; 1; 0)))" office:value-type="float" office:value="0" calcext:value-type="float">
            <text:p>0</text:p>
          </table:table-cell>
          <table:table-cell table:formula="of:=INT([.C180]*3)" office:value-type="float" office:value="0" calcext:value-type="float">
            <text:p>0</text:p>
          </table:table-cell>
          <table:table-cell table:number-columns-repeated="9"/>
        </table:table-row>
        <table:table-row table:style-name="ro1">
          <table:table-cell office:value-type="string" calcext:value-type="string">
            <text:p>You would need to know what materials to get. You would also need to know how much vinegar to put in each cup. They should have told us what to measure the cup with. They should have also told us what type of container to use.</text:p>
          </table:table-cell>
          <table:table-cell office:value-type="float" office:value="0.804948270320892" calcext:value-type="float">
            <text:p>0.804948270320892</text:p>
          </table:table-cell>
          <table:table-cell office:value-type="float" office:value="0.666666686534882" calcext:value-type="float">
            <text:p>0.666666686534882</text:p>
          </table:table-cell>
          <table:table-cell table:formula="of:=IF([.B181]&gt;5/6; 3; IF([.B181]&gt;1/2; 2; IF([.B181]&gt;1/6; 1; 0)))" office:value-type="float" office:value="2" calcext:value-type="float">
            <text:p>2</text:p>
          </table:table-cell>
          <table:table-cell table:formula="of:=INT([.C181]*3)" office:value-type="float" office:value="2" calcext:value-type="float">
            <text:p>2</text:p>
          </table:table-cell>
          <table:table-cell table:number-columns-repeated="9"/>
        </table:table-row>
        <table:table-row table:style-name="ro1">
          <table:table-cell office:value-type="string" calcext:value-type="string">
            <text:p>The cell uses the cell wall and the cell membrane to help it move substances through the cell. <text:s/>These help regulate what gets into the cell and what doesn't. <text:s/>Once inside the cell the nucleus will decide what is done with those substances.</text:p>
          </table:table-cell>
          <table:table-cell office:value-type="float" office:value="0.0213810559362173" calcext:value-type="float">
            <text:p>0.0213810559362173</text:p>
          </table:table-cell>
          <table:table-cell office:value-type="float" office:value="0" calcext:value-type="float">
            <text:p>0</text:p>
          </table:table-cell>
          <table:table-cell table:formula="of:=IF([.B182]&gt;5/6; 3; IF([.B182]&gt;1/2; 2; IF([.B182]&gt;1/6; 1; 0)))" office:value-type="float" office:value="0" calcext:value-type="float">
            <text:p>0</text:p>
          </table:table-cell>
          <table:table-cell table:formula="of:=INT([.C182]*3)" office:value-type="float" office:value="0" calcext:value-type="float">
            <text:p>0</text:p>
          </table:table-cell>
          <table:table-cell table:number-columns-repeated="9"/>
        </table:table-row>
        <table:table-row table:style-name="ro1">
          <table:table-cell office:value-type="string" calcext:value-type="string">
            <text:p>They use diffusion, to bring things in and out of the body. They use fission to move things around in the body.</text:p>
          </table:table-cell>
          <table:table-cell office:value-type="float" office:value="0.00419647898525" calcext:value-type="float">
            <text:p>0.00419647898525</text:p>
          </table:table-cell>
          <table:table-cell office:value-type="float" office:value="0" calcext:value-type="float">
            <text:p>0</text:p>
          </table:table-cell>
          <table:table-cell table:formula="of:=IF([.B183]&gt;5/6; 3; IF([.B183]&gt;1/2; 2; IF([.B183]&gt;1/6; 1; 0)))" office:value-type="float" office:value="0" calcext:value-type="float">
            <text:p>0</text:p>
          </table:table-cell>
          <table:table-cell table:formula="of:=INT([.C183]*3)" office:value-type="float" office:value="0" calcext:value-type="float">
            <text:p>0</text:p>
          </table:table-cell>
          <table:table-cell table:number-columns-repeated="9"/>
        </table:table-row>
        <table:table-row table:style-name="ro1">
          <table:table-cell office:value-type="string" calcext:value-type="string">
            <text:p>The cell membrane is used to control the movement of substances across a cell. The cell membrane may block out harmful substances, and the cell membrane will also let substances needed for the process into the cell. The cell membrane is very permable.</text:p>
          </table:table-cell>
          <table:table-cell office:value-type="float" office:value="0.0327634140849113" calcext:value-type="float">
            <text:p>0.0327634140849113</text:p>
          </table:table-cell>
          <table:table-cell office:value-type="float" office:value="0" calcext:value-type="float">
            <text:p>0</text:p>
          </table:table-cell>
          <table:table-cell table:formula="of:=IF([.B184]&gt;5/6; 3; IF([.B184]&gt;1/2; 2; IF([.B184]&gt;1/6; 1; 0)))" office:value-type="float" office:value="0" calcext:value-type="float">
            <text:p>0</text:p>
          </table:table-cell>
          <table:table-cell table:formula="of:=INT([.C184]*3)" office:value-type="float" office:value="0" calcext:value-type="float">
            <text:p>0</text:p>
          </table:table-cell>
          <table:table-cell table:number-columns-repeated="9"/>
        </table:table-row>
        <table:table-row table:style-name="ro1">
          <table:table-cell office:value-type="string" calcext:value-type="string">
            <text:p>dark gray :: If Brandi and Jerry colored the doghouse white, it would not asorb the heatness like the color black. Therefore, it would feel more comfortable for the dog when it is hot outside. The reason why black was to asorb heat, because in the data table it had higher degree then white, which had a lowest degree in temperature.</text:p>
          </table:table-cell>
          <table:table-cell office:value-type="float" office:value="0.552134573459625" calcext:value-type="float">
            <text:p>0.552134573459625</text:p>
          </table:table-cell>
          <table:table-cell office:value-type="float" office:value="0.333333343267441" calcext:value-type="float">
            <text:p>0.333333343267441</text:p>
          </table:table-cell>
          <table:table-cell table:formula="of:=IF([.B185]&gt;5/6; 3; IF([.B185]&gt;1/2; 2; IF([.B185]&gt;1/6; 1; 0)))" office:value-type="float" office:value="2" calcext:value-type="float">
            <text:p>2</text:p>
          </table:table-cell>
          <table:table-cell table:formula="of:=INT([.C185]*3)" office:value-type="float" office:value="1" calcext:value-type="float">
            <text:p>1</text:p>
          </table:table-cell>
          <table:table-cell table:number-columns-repeated="9"/>
        </table:table-row>
        <table:table-row table:style-name="ro1">
          <table:table-cell office:value-type="string" calcext:value-type="string">
            <text:p>In order to replicate this experiment, I would need to know how much vinegar to pour into each of the containers. That would ensure that the differences in mass of the rocks was because of the rocks, and not the amount of vinegar. Also, I may need to know what types of rocks to use in the procedure list.</text:p>
          </table:table-cell>
          <table:table-cell office:value-type="float" office:value="0.726316213607788" calcext:value-type="float">
            <text:p>0.726316213607788</text:p>
          </table:table-cell>
          <table:table-cell office:value-type="float" office:value="0.666666686534882" calcext:value-type="float">
            <text:p>0.666666686534882</text:p>
          </table:table-cell>
          <table:table-cell table:formula="of:=IF([.B186]&gt;5/6; 3; IF([.B186]&gt;1/2; 2; IF([.B186]&gt;1/6; 1; 0)))" office:value-type="float" office:value="2" calcext:value-type="float">
            <text:p>2</text:p>
          </table:table-cell>
          <table:table-cell table:formula="of:=INT([.C186]*3)" office:value-type="float" office:value="2" calcext:value-type="float">
            <text:p>2</text:p>
          </table:table-cell>
          <table:table-cell table:number-columns-repeated="9"/>
        </table:table-row>
        <table:table-row table:style-name="ro1">
          <table:table-cell office:value-type="string" calcext:value-type="string">
            <text:p>light gray :: I chose the light gray because on average it was 45(DEG)C, so it wouldn't be too hot o too cold for the dog.</text:p>
          </table:table-cell>
          <table:table-cell office:value-type="float" office:value="0.3911954164505" calcext:value-type="float">
            <text:p>0.3911954164505</text:p>
          </table:table-cell>
          <table:table-cell office:value-type="float" office:value="0.333333343267441" calcext:value-type="float">
            <text:p>0.333333343267441</text:p>
          </table:table-cell>
          <table:table-cell table:formula="of:=IF([.B187]&gt;5/6; 3; IF([.B187]&gt;1/2; 2; IF([.B187]&gt;1/6; 1; 0)))" office:value-type="float" office:value="1" calcext:value-type="float">
            <text:p>1</text:p>
          </table:table-cell>
          <table:table-cell table:formula="of:=INT([.C187]*3)" office:value-type="float" office:value="1" calcext:value-type="float">
            <text:p>1</text:p>
          </table:table-cell>
          <table:table-cell table:number-columns-repeated="9"/>
        </table:table-row>
        <table:table-row table:style-name="ro1">
          <table:table-cell office:value-type="string" calcext:value-type="string">
            <text:p>Based on the students data the plastic type D was the stretcheyest. And plastic type A was the least streechyest at of all the other plastics one way the student could have improved his results was if he/she added the same amount of weights everytime .Also If they did more trials they would probly get more validity results.</text:p>
          </table:table-cell>
          <table:table-cell office:value-type="float" office:value="0.730177164077759" calcext:value-type="float">
            <text:p>0.730177164077759</text:p>
          </table:table-cell>
          <table:table-cell office:value-type="float" office:value="0.666666686534882" calcext:value-type="float">
            <text:p>0.666666686534882</text:p>
          </table:table-cell>
          <table:table-cell table:formula="of:=IF([.B188]&gt;5/6; 3; IF([.B188]&gt;1/2; 2; IF([.B188]&gt;1/6; 1; 0)))" office:value-type="float" office:value="2" calcext:value-type="float">
            <text:p>2</text:p>
          </table:table-cell>
          <table:table-cell table:formula="of:=INT([.C188]*3)" office:value-type="float" office:value="2" calcext:value-type="float">
            <text:p>2</text:p>
          </table:table-cell>
          <table:table-cell table:number-columns-repeated="9"/>
        </table:table-row>
        <table:table-row table:style-name="ro1">
          <table:table-cell office:value-type="string" calcext:value-type="string">
            <text:p>white :: <text:s/>If they paint it white then the doghouse wont absorb much heat.In the experiment the average temperature in a white li d jar was 42(DEG) C</text:p>
          </table:table-cell>
          <table:table-cell office:value-type="float" office:value="0.336039572954178" calcext:value-type="float">
            <text:p>0.336039572954178</text:p>
          </table:table-cell>
          <table:table-cell office:value-type="float" office:value="0.333333343267441" calcext:value-type="float">
            <text:p>0.333333343267441</text:p>
          </table:table-cell>
          <table:table-cell table:formula="of:=IF([.B189]&gt;5/6; 3; IF([.B189]&gt;1/2; 2; IF([.B189]&gt;1/6; 1; 0)))" office:value-type="float" office:value="1" calcext:value-type="float">
            <text:p>1</text:p>
          </table:table-cell>
          <table:table-cell table:formula="of:=INT([.C189]*3)" office:value-type="float" office:value="1" calcext:value-type="float">
            <text:p>1</text:p>
          </table:table-cell>
          <table:table-cell table:number-columns-repeated="9"/>
        </table:table-row>
        <table:table-row table:style-name="ro1">
          <table:table-cell office:value-type="string" calcext:value-type="string">
            <text:p>light gray :: <text:s/>The lighter the color of the doghouse, the co oler the temperature is inside, and the darker the color of the dog house , the warmer it is inside, because when the lid color was black, the aver age temperature was 53(DEG)C. But when the lid color was white, the aver age temperature was 42(DEG)C, which had a difference of 11(DEG).</text:p>
          </table:table-cell>
          <table:table-cell office:value-type="float" office:value="0.600055277347565" calcext:value-type="float">
            <text:p>0.600055277347565</text:p>
          </table:table-cell>
          <table:table-cell office:value-type="float" office:value="0.666666686534882" calcext:value-type="float">
            <text:p>0.666666686534882</text:p>
          </table:table-cell>
          <table:table-cell table:formula="of:=IF([.B190]&gt;5/6; 3; IF([.B190]&gt;1/2; 2; IF([.B190]&gt;1/6; 1; 0)))" office:value-type="float" office:value="2" calcext:value-type="float">
            <text:p>2</text:p>
          </table:table-cell>
          <table:table-cell table:formula="of:=INT([.C190]*3)" office:value-type="float" office:value="2" calcext:value-type="float">
            <text:p>2</text:p>
          </table:table-cell>
          <table:table-cell table:number-columns-repeated="9"/>
        </table:table-row>
        <table:table-row table:style-name="ro1">
          <table:table-cell office:value-type="string" calcext:value-type="string">
            <text:p>equilbrium of substances from higt to low concertrion <text:s/>diffusion the excreation of water and waste from the cell</text:p>
          </table:table-cell>
          <table:table-cell office:value-type="float" office:value="0.262158751487732" calcext:value-type="float">
            <text:p>0.262158751487732</text:p>
          </table:table-cell>
          <table:table-cell office:value-type="float" office:value="0" calcext:value-type="float">
            <text:p>0</text:p>
          </table:table-cell>
          <table:table-cell table:formula="of:=IF([.B191]&gt;5/6; 3; IF([.B191]&gt;1/2; 2; IF([.B191]&gt;1/6; 1; 0)))" office:value-type="float" office:value="1" calcext:value-type="float">
            <text:p>1</text:p>
          </table:table-cell>
          <table:table-cell table:formula="of:=INT([.C191]*3)" office:value-type="float" office:value="0" calcext:value-type="float">
            <text:p>0</text:p>
          </table:table-cell>
          <table:table-cell table:number-columns-repeated="9"/>
        </table:table-row>
        <table:table-row table:style-name="ro1">
          <table:table-cell office:value-type="string" calcext:value-type="string">
            <text:p>Three processes used by cells to control the movement of substances across the cell membrane are being selectively or semi-permeable, osmosis, and diffusion.</text:p>
          </table:table-cell>
          <table:table-cell office:value-type="float" office:value="0.0817182511091232" calcext:value-type="float">
            <text:p>0.0817182511091232</text:p>
          </table:table-cell>
          <table:table-cell office:value-type="float" office:value="0" calcext:value-type="float">
            <text:p>0</text:p>
          </table:table-cell>
          <table:table-cell table:formula="of:=IF([.B192]&gt;5/6; 3; IF([.B192]&gt;1/2; 2; IF([.B192]&gt;1/6; 1; 0)))" office:value-type="float" office:value="0" calcext:value-type="float">
            <text:p>0</text:p>
          </table:table-cell>
          <table:table-cell table:formula="of:=INT([.C192]*3)" office:value-type="float" office:value="0" calcext:value-type="float">
            <text:p>0</text:p>
          </table:table-cell>
          <table:table-cell table:number-columns-repeated="9"/>
        </table:table-row>
        <table:table-row table:style-name="ro1">
          <table:table-cell office:value-type="string" calcext:value-type="string">
            <text:p>mRNA carries instructions for the amino acid sequence.Translation occurs to the strand of DNA.Transcription occur to the DNA.A RNA strand is coded of the DNA strand.</text:p>
          </table:table-cell>
          <table:table-cell office:value-type="float" office:value="0.0166917219758034" calcext:value-type="float">
            <text:p>0.0166917219758034</text:p>
          </table:table-cell>
          <table:table-cell office:value-type="float" office:value="0" calcext:value-type="float">
            <text:p>0</text:p>
          </table:table-cell>
          <table:table-cell table:formula="of:=IF([.B193]&gt;5/6; 3; IF([.B193]&gt;1/2; 2; IF([.B193]&gt;1/6; 1; 0)))" office:value-type="float" office:value="0" calcext:value-type="float">
            <text:p>0</text:p>
          </table:table-cell>
          <table:table-cell table:formula="of:=INT([.C193]*3)" office:value-type="float" office:value="0" calcext:value-type="float">
            <text:p>0</text:p>
          </table:table-cell>
          <table:table-cell table:number-columns-repeated="9"/>
        </table:table-row>
        <table:table-row table:style-name="ro1">
          <table:table-cell office:value-type="string" calcext:value-type="string">
            <text:p>white :: <text:s/>painting a dog house white will keep it coole r than other colors. in the experiment white had an average temp of 42(DEG) C while black had a 53(DEG)C average</text:p>
          </table:table-cell>
          <table:table-cell office:value-type="float" office:value="0.41766369342804" calcext:value-type="float">
            <text:p>0.41766369342804</text:p>
          </table:table-cell>
          <table:table-cell office:value-type="float" office:value="0.666666686534882" calcext:value-type="float">
            <text:p>0.666666686534882</text:p>
          </table:table-cell>
          <table:table-cell table:formula="of:=IF([.B194]&gt;5/6; 3; IF([.B194]&gt;1/2; 2; IF([.B194]&gt;1/6; 1; 0)))" office:value-type="float" office:value="1" calcext:value-type="float">
            <text:p>1</text:p>
          </table:table-cell>
          <table:table-cell table:formula="of:=INT([.C194]*3)" office:value-type="float" office:value="2" calcext:value-type="float">
            <text:p>2</text:p>
          </table:table-cell>
          <table:table-cell table:number-columns-repeated="9"/>
        </table:table-row>
        <table:table-row table:style-name="ro1">
          <table:table-cell office:value-type="string" calcext:value-type="string">
            <text:p>some process' can be used to move the substances across the cell membrane. one is the funtion of the cell two is the cells cytoplasm and three can be used for the making of the cell that makes the cell come alive and make everything happen</text:p>
          </table:table-cell>
          <table:table-cell office:value-type="float" office:value="0.05581945925951" calcext:value-type="float">
            <text:p>0.05581945925951</text:p>
          </table:table-cell>
          <table:table-cell office:value-type="float" office:value="0" calcext:value-type="float">
            <text:p>0</text:p>
          </table:table-cell>
          <table:table-cell table:formula="of:=IF([.B195]&gt;5/6; 3; IF([.B195]&gt;1/2; 2; IF([.B195]&gt;1/6; 1; 0)))" office:value-type="float" office:value="0" calcext:value-type="float">
            <text:p>0</text:p>
          </table:table-cell>
          <table:table-cell table:formula="of:=INT([.C195]*3)" office:value-type="float" office:value="0" calcext:value-type="float">
            <text:p>0</text:p>
          </table:table-cell>
          <table:table-cell table:number-columns-repeated="9"/>
        </table:table-row>
        <table:table-row table:style-name="ro1">
          <table:table-cell office:value-type="string" calcext:value-type="string">
            <text:p>The RNA <text:s/>leaves the the nucles by exiting the membrane form their the cell wall.....</text:p>
          </table:table-cell>
          <table:table-cell office:value-type="float" office:value="0.00227586086839437" calcext:value-type="float">
            <text:p>0.00227586086839437</text:p>
          </table:table-cell>
          <table:table-cell office:value-type="float" office:value="0" calcext:value-type="float">
            <text:p>0</text:p>
          </table:table-cell>
          <table:table-cell table:formula="of:=IF([.B196]&gt;5/6; 3; IF([.B196]&gt;1/2; 2; IF([.B196]&gt;1/6; 1; 0)))" office:value-type="float" office:value="0" calcext:value-type="float">
            <text:p>0</text:p>
          </table:table-cell>
          <table:table-cell table:formula="of:=INT([.C196]*3)" office:value-type="float" office:value="0" calcext:value-type="float">
            <text:p>0</text:p>
          </table:table-cell>
          <table:table-cell table:number-columns-repeated="9"/>
        </table:table-row>
        <table:table-row table:style-name="ro1">
          <table:table-cell office:value-type="string" calcext:value-type="string">
            <text:p>1.) osmosis- is the emovement of water throught the cell membrane2.) diffusion- is when more water ends up on one side of the cell membrane3.)osteoporosis</text:p>
          </table:table-cell>
          <table:table-cell office:value-type="float" office:value="0.193120196461678" calcext:value-type="float">
            <text:p>0.193120196461678</text:p>
          </table:table-cell>
          <table:table-cell office:value-type="float" office:value="0.333333343267441" calcext:value-type="float">
            <text:p>0.333333343267441</text:p>
          </table:table-cell>
          <table:table-cell table:formula="of:=IF([.B197]&gt;5/6; 3; IF([.B197]&gt;1/2; 2; IF([.B197]&gt;1/6; 1; 0)))" office:value-type="float" office:value="1" calcext:value-type="float">
            <text:p>1</text:p>
          </table:table-cell>
          <table:table-cell table:formula="of:=INT([.C197]*3)" office:value-type="float" office:value="1" calcext:value-type="float">
            <text:p>1</text:p>
          </table:table-cell>
          <table:table-cell table:number-columns-repeated="9"/>
        </table:table-row>
        <table:table-row table:style-name="ro1">
          <table:table-cell office:value-type="string" calcext:value-type="string">
            <text:p>leaving the mrna it become a rna.mrna is a cell.mrna is a cell membrain.mrna is a single cell</text:p>
          </table:table-cell>
          <table:table-cell office:value-type="float" office:value="0.00143239949829876" calcext:value-type="float">
            <text:p>0.00143239949829876</text:p>
          </table:table-cell>
          <table:table-cell office:value-type="float" office:value="0" calcext:value-type="float">
            <text:p>0</text:p>
          </table:table-cell>
          <table:table-cell table:formula="of:=IF([.B198]&gt;5/6; 3; IF([.B198]&gt;1/2; 2; IF([.B198]&gt;1/6; 1; 0)))" office:value-type="float" office:value="0" calcext:value-type="float">
            <text:p>0</text:p>
          </table:table-cell>
          <table:table-cell table:formula="of:=INT([.C198]*3)" office:value-type="float" office:value="0" calcext:value-type="float">
            <text:p>0</text:p>
          </table:table-cell>
          <table:table-cell table:number-columns-repeated="9"/>
        </table:table-row>
        <table:table-row table:style-name="ro1">
          <table:table-cell office:value-type="string" calcext:value-type="string">
            <text:p>In conclusion,you can conclude that plastic B measured the longest which was 12 (T1) and 23 (T2), also you can see that plastic type D had came the closes to plastic B, plastic D measured 20mm for both trials^p b) They could improve their experiment if the actually added more minutes each trial to see different outcome and compare. Also, could've added more weights.</text:p>
          </table:table-cell>
          <table:table-cell office:value-type="float" office:value="0.646344602108002" calcext:value-type="float">
            <text:p>0.646344602108002</text:p>
          </table:table-cell>
          <table:table-cell office:value-type="float" office:value="0" calcext:value-type="float">
            <text:p>0</text:p>
          </table:table-cell>
          <table:table-cell table:formula="of:=IF([.B199]&gt;5/6; 3; IF([.B199]&gt;1/2; 2; IF([.B199]&gt;1/6; 1; 0)))" office:value-type="float" office:value="2" calcext:value-type="float">
            <text:p>2</text:p>
          </table:table-cell>
          <table:table-cell table:formula="of:=INT([.C199]*3)" office:value-type="float" office:value="0" calcext:value-type="float">
            <text:p>0</text:p>
          </table:table-cell>
          <table:table-cell table:number-columns-repeated="9"/>
        </table:table-row>
        <table:table-row table:style-name="ro1">
          <table:table-cell office:value-type="string" calcext:value-type="string">
            <text:p>Step.1) The mRNA leaves the nucleusStep 2) The mRNA then Finds another strand of mRNA <text:s text:c="4"/>Step 3) The mRNA Combines with the other strand of mRNAStep 4) DNA is formed</text:p>
          </table:table-cell>
          <table:table-cell office:value-type="float" office:value="0.030213225632906" calcext:value-type="float">
            <text:p>0.030213225632906</text:p>
          </table:table-cell>
          <table:table-cell office:value-type="float" office:value="0" calcext:value-type="float">
            <text:p>0</text:p>
          </table:table-cell>
          <table:table-cell table:formula="of:=IF([.B200]&gt;5/6; 3; IF([.B200]&gt;1/2; 2; IF([.B200]&gt;1/6; 1; 0)))" office:value-type="float" office:value="0" calcext:value-type="float">
            <text:p>0</text:p>
          </table:table-cell>
          <table:table-cell table:formula="of:=INT([.C200]*3)" office:value-type="float" office:value="0" calcext:value-type="float">
            <text:p>0</text:p>
          </table:table-cell>
          <table:table-cell table:number-columns-repeated="9"/>
        </table:table-row>
        <table:table-row table:style-name="ro1">
          <table:table-cell office:value-type="string" calcext:value-type="string">
            <text:p>Say what kinds of materials there using. Why there doing are experiment.</text:p>
          </table:table-cell>
          <table:table-cell office:value-type="float" office:value="0.0256618820130825" calcext:value-type="float">
            <text:p>0.0256618820130825</text:p>
          </table:table-cell>
          <table:table-cell office:value-type="float" office:value="0" calcext:value-type="float">
            <text:p>0</text:p>
          </table:table-cell>
          <table:table-cell table:formula="of:=IF([.B201]&gt;5/6; 3; IF([.B201]&gt;1/2; 2; IF([.B201]&gt;1/6; 1; 0)))" office:value-type="float" office:value="0" calcext:value-type="float">
            <text:p>0</text:p>
          </table:table-cell>
          <table:table-cell table:formula="of:=INT([.C201]*3)" office:value-type="float" office:value="0" calcext:value-type="float">
            <text:p>0</text:p>
          </table:table-cell>
          <table:table-cell table:number-columns-repeated="9"/>
        </table:table-row>
        <table:table-row table:style-name="ro1">
          <table:table-cell office:value-type="string" calcext:value-type="string">
            <text:p>a. Based on the student's data, the amount of stretchability in each opastic type was different for trial 1 and 2. (with an exception of type D that remained the same). ^p b. Two ways the student could have improved the experimental design are to clarify the weight of the weight they added on step 4, then for step 6 they should have had clarified the procedure that had to be repeated (ex repeat steps 1-5 exactly for other three plastic plastic samples).</text:p>
          </table:table-cell>
          <table:table-cell office:value-type="float" office:value="0.710781037807465" calcext:value-type="float">
            <text:p>0.710781037807465</text:p>
          </table:table-cell>
          <table:table-cell office:value-type="float" office:value="0.333333343267441" calcext:value-type="float">
            <text:p>0.333333343267441</text:p>
          </table:table-cell>
          <table:table-cell table:formula="of:=IF([.B202]&gt;5/6; 3; IF([.B202]&gt;1/2; 2; IF([.B202]&gt;1/6; 1; 0)))" office:value-type="float" office:value="2" calcext:value-type="float">
            <text:p>2</text:p>
          </table:table-cell>
          <table:table-cell table:formula="of:=INT([.C202]*3)" office:value-type="float" office:value="1" calcext:value-type="float">
            <text:p>1</text:p>
          </table:table-cell>
          <table:table-cell table:number-columns-repeated="9"/>
        </table:table-row>
        <table:table-row table:style-name="ro1">
          <table:table-cell office:value-type="string" calcext:value-type="string">
            <text:p>light gray :: <text:s/>light gray is a good color because it will ke ep the inside of the dog house not soo hott and not soo cold it will keep it warm.When the sun hits the god house it will not make it really hot a s it would if it were black or dark gray.</text:p>
          </table:table-cell>
          <table:table-cell office:value-type="float" office:value="0.442529827356339" calcext:value-type="float">
            <text:p>0.442529827356339</text:p>
          </table:table-cell>
          <table:table-cell office:value-type="float" office:value="0.333333343267441" calcext:value-type="float">
            <text:p>0.333333343267441</text:p>
          </table:table-cell>
          <table:table-cell table:formula="of:=IF([.B203]&gt;5/6; 3; IF([.B203]&gt;1/2; 2; IF([.B203]&gt;1/6; 1; 0)))" office:value-type="float" office:value="1" calcext:value-type="float">
            <text:p>1</text:p>
          </table:table-cell>
          <table:table-cell table:formula="of:=INT([.C203]*3)" office:value-type="float" office:value="1" calcext:value-type="float">
            <text:p>1</text:p>
          </table:table-cell>
          <table:table-cell table:number-columns-repeated="9"/>
        </table:table-row>
        <table:table-row table:style-name="ro1">
          <table:table-cell office:value-type="string" calcext:value-type="string">
            <text:p>cell respirationcell divisoncytokinesis</text:p>
          </table:table-cell>
          <table:table-cell office:value-type="float" office:value="0.00174337450880557" calcext:value-type="float">
            <text:p>0.00174337450880557</text:p>
          </table:table-cell>
          <table:table-cell office:value-type="float" office:value="0" calcext:value-type="float">
            <text:p>0</text:p>
          </table:table-cell>
          <table:table-cell table:formula="of:=IF([.B204]&gt;5/6; 3; IF([.B204]&gt;1/2; 2; IF([.B204]&gt;1/6; 1; 0)))" office:value-type="float" office:value="0" calcext:value-type="float">
            <text:p>0</text:p>
          </table:table-cell>
          <table:table-cell table:formula="of:=INT([.C204]*3)" office:value-type="float" office:value="0" calcext:value-type="float">
            <text:p>0</text:p>
          </table:table-cell>
          <table:table-cell table:number-columns-repeated="9"/>
        </table:table-row>
        <table:table-row table:style-name="ro1">
          <table:table-cell office:value-type="string" calcext:value-type="string">
            <text:p>The group stated to "determine the mass of four different samples. Samples of what? They should have been more specific on what four samples they did the experiment on. They stated four Vinegar in each..." They did not tell us how much Vinegar to use. Also the group did not use a control group to show the difference in mass without the control group.</text:p>
          </table:table-cell>
          <table:table-cell office:value-type="float" office:value="0.525024950504303" calcext:value-type="float">
            <text:p>0.525024950504303</text:p>
          </table:table-cell>
          <table:table-cell office:value-type="float" office:value="0.666666686534882" calcext:value-type="float">
            <text:p>0.666666686534882</text:p>
          </table:table-cell>
          <table:table-cell table:formula="of:=IF([.B205]&gt;5/6; 3; IF([.B205]&gt;1/2; 2; IF([.B205]&gt;1/6; 1; 0)))" office:value-type="float" office:value="2" calcext:value-type="float">
            <text:p>2</text:p>
          </table:table-cell>
          <table:table-cell table:formula="of:=INT([.C205]*3)" office:value-type="float" office:value="2" calcext:value-type="float">
            <text:p>2</text:p>
          </table:table-cell>
          <table:table-cell table:number-columns-repeated="9"/>
        </table:table-row>
        <table:table-row table:style-name="ro1">
          <table:table-cell office:value-type="string" calcext:value-type="string">
            <text:p>diffussion is random movement across a cell membrane.</text:p>
          </table:table-cell>
          <table:table-cell office:value-type="float" office:value="0.0132045429199934" calcext:value-type="float">
            <text:p>0.0132045429199934</text:p>
          </table:table-cell>
          <table:table-cell office:value-type="float" office:value="0" calcext:value-type="float">
            <text:p>0</text:p>
          </table:table-cell>
          <table:table-cell table:formula="of:=IF([.B206]&gt;5/6; 3; IF([.B206]&gt;1/2; 2; IF([.B206]&gt;1/6; 1; 0)))" office:value-type="float" office:value="0" calcext:value-type="float">
            <text:p>0</text:p>
          </table:table-cell>
          <table:table-cell table:formula="of:=INT([.C206]*3)" office:value-type="float" office:value="0" calcext:value-type="float">
            <text:p>0</text:p>
          </table:table-cell>
          <table:table-cell table:number-columns-repeated="9"/>
        </table:table-row>
        <table:table-row table:style-name="ro1">
          <table:table-cell office:value-type="string" calcext:value-type="string">
            <text:p>It has come to my conclusion that plastic letter B is the strongest. Plastic B showed that it has the strongest by consecutivley stretching the most. ^P B) First I would have don 3 trial because that always renders a more exccurat result than 2. Second I would mak sure all the plastics war the same length.</text:p>
          </table:table-cell>
          <table:table-cell office:value-type="float" office:value="0.644801795482636" calcext:value-type="float">
            <text:p>0.644801795482636</text:p>
          </table:table-cell>
          <table:table-cell office:value-type="float" office:value="1" calcext:value-type="float">
            <text:p>1</text:p>
          </table:table-cell>
          <table:table-cell table:formula="of:=IF([.B207]&gt;5/6; 3; IF([.B207]&gt;1/2; 2; IF([.B207]&gt;1/6; 1; 0)))" office:value-type="float" office:value="2" calcext:value-type="float">
            <text:p>2</text:p>
          </table:table-cell>
          <table:table-cell table:formula="of:=INT([.C207]*3)" office:value-type="float" office:value="3" calcext:value-type="float">
            <text:p>3</text:p>
          </table:table-cell>
          <table:table-cell table:number-columns-repeated="9"/>
        </table:table-row>
        <table:table-row table:style-name="ro1">
          <table:table-cell office:value-type="string" calcext:value-type="string">
            <text:p>they control regulation by having little holes that let substances through substance that are to big are not aloud through</text:p>
          </table:table-cell>
          <table:table-cell office:value-type="float" office:value="0.0635895654559135" calcext:value-type="float">
            <text:p>0.0635895654559135</text:p>
          </table:table-cell>
          <table:table-cell office:value-type="float" office:value="0" calcext:value-type="float">
            <text:p>0</text:p>
          </table:table-cell>
          <table:table-cell table:formula="of:=IF([.B208]&gt;5/6; 3; IF([.B208]&gt;1/2; 2; IF([.B208]&gt;1/6; 1; 0)))" office:value-type="float" office:value="0" calcext:value-type="float">
            <text:p>0</text:p>
          </table:table-cell>
          <table:table-cell table:formula="of:=INT([.C208]*3)" office:value-type="float" office:value="0" calcext:value-type="float">
            <text:p>0</text:p>
          </table:table-cell>
          <table:table-cell table:number-columns-repeated="9"/>
        </table:table-row>
        <table:table-row table:style-name="ro1">
          <table:table-cell office:value-type="string" calcext:value-type="string">
            <text:p>The strand for the RNA.The explanations for the RNA.And i dont really know the other two?</text:p>
          </table:table-cell>
          <table:table-cell office:value-type="float" office:value="0.0285608600825071" calcext:value-type="float">
            <text:p>0.0285608600825071</text:p>
          </table:table-cell>
          <table:table-cell office:value-type="float" office:value="0" calcext:value-type="float">
            <text:p>0</text:p>
          </table:table-cell>
          <table:table-cell table:formula="of:=IF([.B209]&gt;5/6; 3; IF([.B209]&gt;1/2; 2; IF([.B209]&gt;1/6; 1; 0)))" office:value-type="float" office:value="0" calcext:value-type="float">
            <text:p>0</text:p>
          </table:table-cell>
          <table:table-cell table:formula="of:=INT([.C209]*3)" office:value-type="float" office:value="0" calcext:value-type="float">
            <text:p>0</text:p>
          </table:table-cell>
          <table:table-cell table:number-columns-repeated="9"/>
        </table:table-row>
        <table:table-row table:style-name="ro1">
          <table:table-cell office:value-type="string" calcext:value-type="string">
            <text:p>To replicate this experiment you would need to know how to go about weighing the rock's masses, how much vinegar you're putting the rocks in . Finally you need to know how much of each sample you're putting in a container.</text:p>
          </table:table-cell>
          <table:table-cell office:value-type="float" office:value="0.566575288772583" calcext:value-type="float">
            <text:p>0.566575288772583</text:p>
          </table:table-cell>
          <table:table-cell office:value-type="float" office:value="0.333333343267441" calcext:value-type="float">
            <text:p>0.333333343267441</text:p>
          </table:table-cell>
          <table:table-cell table:formula="of:=IF([.B210]&gt;5/6; 3; IF([.B210]&gt;1/2; 2; IF([.B210]&gt;1/6; 1; 0)))" office:value-type="float" office:value="2" calcext:value-type="float">
            <text:p>2</text:p>
          </table:table-cell>
          <table:table-cell table:formula="of:=INT([.C210]*3)" office:value-type="float" office:value="1" calcext:value-type="float">
            <text:p>1</text:p>
          </table:table-cell>
          <table:table-cell table:number-columns-repeated="9"/>
        </table:table-row>
        <table:table-row table:style-name="ro1">
          <table:table-cell office:value-type="string" calcext:value-type="string">
            <text:p>A. In conclusion Plastic B was the best because it had the highest amount stretched for both trials in the first it stretched 22 while A,10, C 14, D 20 the second trial that it went up a mm to 23 while A,12,C,13, D 20. ^p One way they could improve the validity is more trials your experiment will only get more valid with more trials. The second way is to be more specific with what trials with what kind of tape, how much tape your using and were you measuring from weather it's the whole thing or just the part hanging.</text:p>
          </table:table-cell>
          <table:table-cell office:value-type="float" office:value="0.764963209629059" calcext:value-type="float">
            <text:p>0.764963209629059</text:p>
          </table:table-cell>
          <table:table-cell office:value-type="float" office:value="1" calcext:value-type="float">
            <text:p>1</text:p>
          </table:table-cell>
          <table:table-cell table:formula="of:=IF([.B211]&gt;5/6; 3; IF([.B211]&gt;1/2; 2; IF([.B211]&gt;1/6; 1; 0)))" office:value-type="float" office:value="2" calcext:value-type="float">
            <text:p>2</text:p>
          </table:table-cell>
          <table:table-cell table:formula="of:=INT([.C211]*3)" office:value-type="float" office:value="3" calcext:value-type="float">
            <text:p>3</text:p>
          </table:table-cell>
          <table:table-cell table:number-columns-repeated="9"/>
        </table:table-row>
        <table:table-row table:style-name="ro1">
          <table:table-cell office:value-type="string" calcext:value-type="string">
            <text:p>Based on the students data, we could see that plastic Type B was the polymer that stretched the most for both trials, they had a longer length than all of the others of 22mm and23mm. One way the student could have improved the experimental design could have been to note on the graph how long the polymer was before it was stretched.</text:p>
          </table:table-cell>
          <table:table-cell office:value-type="float" office:value="0.829896569252014" calcext:value-type="float">
            <text:p>0.829896569252014</text:p>
          </table:table-cell>
          <table:table-cell office:value-type="float" office:value="0.666666686534882" calcext:value-type="float">
            <text:p>0.666666686534882</text:p>
          </table:table-cell>
          <table:table-cell table:formula="of:=IF([.B212]&gt;5/6; 3; IF([.B212]&gt;1/2; 2; IF([.B212]&gt;1/6; 1; 0)))" office:value-type="float" office:value="2" calcext:value-type="float">
            <text:p>2</text:p>
          </table:table-cell>
          <table:table-cell table:formula="of:=INT([.C212]*3)" office:value-type="float" office:value="2" calcext:value-type="float">
            <text:p>2</text:p>
          </table:table-cell>
          <table:table-cell table:number-columns-repeated="9"/>
        </table:table-row>
        <table:table-row table:style-name="ro1">
          <table:table-cell office:value-type="string" calcext:value-type="string">
            <text:p>white :: <text:s/>Because light colors are the coolest in the summer time so with white being the lightest one white would work best.</text:p>
          </table:table-cell>
          <table:table-cell office:value-type="float" office:value="0.277101337909698" calcext:value-type="float">
            <text:p>0.277101337909698</text:p>
          </table:table-cell>
          <table:table-cell office:value-type="float" office:value="0.333333343267441" calcext:value-type="float">
            <text:p>0.333333343267441</text:p>
          </table:table-cell>
          <table:table-cell table:formula="of:=IF([.B213]&gt;5/6; 3; IF([.B213]&gt;1/2; 2; IF([.B213]&gt;1/6; 1; 0)))" office:value-type="float" office:value="1" calcext:value-type="float">
            <text:p>1</text:p>
          </table:table-cell>
          <table:table-cell table:formula="of:=INT([.C213]*3)" office:value-type="float" office:value="1" calcext:value-type="float">
            <text:p>1</text:p>
          </table:table-cell>
          <table:table-cell table:number-columns-repeated="9"/>
        </table:table-row>
        <table:table-row table:style-name="ro1">
          <table:table-cell office:value-type="string" calcext:value-type="string">
            <text:p>Osmosis is the movement of particles from two different sides of the membrane using hypertonic and hypotonic forces.Diffusion if the natural movement of substances across the cell membrane.Facilitated diffusion requires cell energy. This type of diffusion is used for particles that are two large to pass through the cell membrane. Their are protein channels made for specific substances to pass through opening and closing like a trap door.</text:p>
          </table:table-cell>
          <table:table-cell office:value-type="float" office:value="0.303042620420456" calcext:value-type="float">
            <text:p>0.303042620420456</text:p>
          </table:table-cell>
          <table:table-cell office:value-type="float" office:value="0.333333343267441" calcext:value-type="float">
            <text:p>0.333333343267441</text:p>
          </table:table-cell>
          <table:table-cell table:formula="of:=IF([.B214]&gt;5/6; 3; IF([.B214]&gt;1/2; 2; IF([.B214]&gt;1/6; 1; 0)))" office:value-type="float" office:value="1" calcext:value-type="float">
            <text:p>1</text:p>
          </table:table-cell>
          <table:table-cell table:formula="of:=INT([.C214]*3)" office:value-type="float" office:value="1" calcext:value-type="float">
            <text:p>1</text:p>
          </table:table-cell>
          <table:table-cell table:number-columns-repeated="9"/>
        </table:table-row>
        <table:table-row table:style-name="ro1">
          <table:table-cell office:value-type="string" calcext:value-type="string">
            <text:p>1. The nucleous tells the mitocontria to send a signal to the cell membrane.2. The cell membrane gets the message and tells the cytoplasm to start to push things around.3. After that everything gets moved into place.</text:p>
          </table:table-cell>
          <table:table-cell office:value-type="float" office:value="0.02007438801229" calcext:value-type="float">
            <text:p>0.02007438801229</text:p>
          </table:table-cell>
          <table:table-cell office:value-type="float" office:value="0" calcext:value-type="float">
            <text:p>0</text:p>
          </table:table-cell>
          <table:table-cell table:formula="of:=IF([.B215]&gt;5/6; 3; IF([.B215]&gt;1/2; 2; IF([.B215]&gt;1/6; 1; 0)))" office:value-type="float" office:value="0" calcext:value-type="float">
            <text:p>0</text:p>
          </table:table-cell>
          <table:table-cell table:formula="of:=INT([.C215]*3)" office:value-type="float" office:value="0" calcext:value-type="float">
            <text:p>0</text:p>
          </table:table-cell>
          <table:table-cell table:number-columns-repeated="9"/>
        </table:table-row>
        <table:table-row table:style-name="ro1">
          <table:table-cell office:value-type="string" calcext:value-type="string">
            <text:p>Some additional information you would need would be the names of the four samples being used in the procedure, the amount of vinegar put in each cup and the size of the cups being used. You would also need to be told to determine the difference in mass.</text:p>
          </table:table-cell>
          <table:table-cell office:value-type="float" office:value="0.918299913406372" calcext:value-type="float">
            <text:p>0.918299913406372</text:p>
          </table:table-cell>
          <table:table-cell office:value-type="float" office:value="1" calcext:value-type="float">
            <text:p>1</text:p>
          </table:table-cell>
          <table:table-cell table:formula="of:=IF([.B216]&gt;5/6; 3; IF([.B216]&gt;1/2; 2; IF([.B216]&gt;1/6; 1; 0)))" office:value-type="float" office:value="3" calcext:value-type="float">
            <text:p>3</text:p>
          </table:table-cell>
          <table:table-cell table:formula="of:=INT([.C216]*3)" office:value-type="float" office:value="3" calcext:value-type="float">
            <text:p>3</text:p>
          </table:table-cell>
          <table:table-cell table:number-columns-repeated="9"/>
        </table:table-row>
        <table:table-row table:style-name="ro1">
          <table:table-cell office:value-type="string" calcext:value-type="string">
            <text:p>Cell mebranes are semi-permeable. They only allow certain things to enter in and out of the membrane.Proteins can be on the mebrane to guide things into the cell through active transport.Diffusion allows items to go from a high concentration area to a low concentration area through the membrane.</text:p>
          </table:table-cell>
          <table:table-cell office:value-type="float" office:value="0.205961734056473" calcext:value-type="float">
            <text:p>0.205961734056473</text:p>
          </table:table-cell>
          <table:table-cell office:value-type="float" office:value="0.666666686534882" calcext:value-type="float">
            <text:p>0.666666686534882</text:p>
          </table:table-cell>
          <table:table-cell table:formula="of:=IF([.B217]&gt;5/6; 3; IF([.B217]&gt;1/2; 2; IF([.B217]&gt;1/6; 1; 0)))" office:value-type="float" office:value="1" calcext:value-type="float">
            <text:p>1</text:p>
          </table:table-cell>
          <table:table-cell table:formula="of:=INT([.C217]*3)" office:value-type="float" office:value="2" calcext:value-type="float">
            <text:p>2</text:p>
          </table:table-cell>
          <table:table-cell table:number-columns-repeated="9"/>
        </table:table-row>
        <table:table-row table:style-name="ro1">
          <table:table-cell office:value-type="string" calcext:value-type="string">
            <text:p>it goes to same place</text:p>
          </table:table-cell>
          <table:table-cell office:value-type="float" office:value="0.00131359556689858" calcext:value-type="float">
            <text:p>0.00131359556689858</text:p>
          </table:table-cell>
          <table:table-cell office:value-type="float" office:value="0" calcext:value-type="float">
            <text:p>0</text:p>
          </table:table-cell>
          <table:table-cell table:formula="of:=IF([.B218]&gt;5/6; 3; IF([.B218]&gt;1/2; 2; IF([.B218]&gt;1/6; 1; 0)))" office:value-type="float" office:value="0" calcext:value-type="float">
            <text:p>0</text:p>
          </table:table-cell>
          <table:table-cell table:formula="of:=INT([.C218]*3)" office:value-type="float" office:value="0" calcext:value-type="float">
            <text:p>0</text:p>
          </table:table-cell>
          <table:table-cell table:number-columns-repeated="9"/>
        </table:table-row>
        <table:table-row table:style-name="ro1">
          <table:table-cell office:value-type="string" calcext:value-type="string">
            <text:p>The three process that are used to control the movement of substances cross the cell membrane is</text:p>
          </table:table-cell>
          <table:table-cell office:value-type="float" office:value="0.00384872383438051" calcext:value-type="float">
            <text:p>0.00384872383438051</text:p>
          </table:table-cell>
          <table:table-cell office:value-type="float" office:value="0" calcext:value-type="float">
            <text:p>0</text:p>
          </table:table-cell>
          <table:table-cell table:formula="of:=IF([.B219]&gt;5/6; 3; IF([.B219]&gt;1/2; 2; IF([.B219]&gt;1/6; 1; 0)))" office:value-type="float" office:value="0" calcext:value-type="float">
            <text:p>0</text:p>
          </table:table-cell>
          <table:table-cell table:formula="of:=INT([.C219]*3)" office:value-type="float" office:value="0" calcext:value-type="float">
            <text:p>0</text:p>
          </table:table-cell>
          <table:table-cell table:number-columns-repeated="9"/>
        </table:table-row>
        <table:table-row table:style-name="ro1">
          <table:table-cell office:value-type="string" calcext:value-type="string">
            <text:p>The additional information I would need in order to replicate this experiment is 1) To gather all the materials. 2) Tell how much distilled water, how big each container was. ^p 3) Record data.</text:p>
          </table:table-cell>
          <table:table-cell office:value-type="float" office:value="0.822612285614014" calcext:value-type="float">
            <text:p>0.822612285614014</text:p>
          </table:table-cell>
          <table:table-cell office:value-type="float" office:value="0.333333343267441" calcext:value-type="float">
            <text:p>0.333333343267441</text:p>
          </table:table-cell>
          <table:table-cell table:formula="of:=IF([.B220]&gt;5/6; 3; IF([.B220]&gt;1/2; 2; IF([.B220]&gt;1/6; 1; 0)))" office:value-type="float" office:value="2" calcext:value-type="float">
            <text:p>2</text:p>
          </table:table-cell>
          <table:table-cell table:formula="of:=INT([.C220]*3)" office:value-type="float" office:value="1" calcext:value-type="float">
            <text:p>1</text:p>
          </table:table-cell>
          <table:table-cell table:number-columns-repeated="9"/>
        </table:table-row>
        <table:table-row table:style-name="ro1">
          <table:table-cell office:value-type="string" calcext:value-type="string">
            <text:p>white :: <text:s/>if the dog house was white then when it is ho t the dog house would be cooler.in the experiment it showed that the aver age tempature for the air was 43 celcius and all the other colors made it hotter like the black lid was 53 celcius.</text:p>
          </table:table-cell>
          <table:table-cell office:value-type="float" office:value="0.379270225763321" calcext:value-type="float">
            <text:p>0.379270225763321</text:p>
          </table:table-cell>
          <table:table-cell office:value-type="float" office:value="0.666666686534882" calcext:value-type="float">
            <text:p>0.666666686534882</text:p>
          </table:table-cell>
          <table:table-cell table:formula="of:=IF([.B221]&gt;5/6; 3; IF([.B221]&gt;1/2; 2; IF([.B221]&gt;1/6; 1; 0)))" office:value-type="float" office:value="1" calcext:value-type="float">
            <text:p>1</text:p>
          </table:table-cell>
          <table:table-cell table:formula="of:=INT([.C221]*3)" office:value-type="float" office:value="2" calcext:value-type="float">
            <text:p>2</text:p>
          </table:table-cell>
          <table:table-cell table:number-columns-repeated="9"/>
        </table:table-row>
        <table:table-row table:style-name="ro1">
          <table:table-cell office:value-type="string" calcext:value-type="string">
            <text:p>miosis, mitosis, and</text:p>
          </table:table-cell>
          <table:table-cell office:value-type="float" office:value="0.000646668777335435" calcext:value-type="float">
            <text:p>0.000646668777335435</text:p>
          </table:table-cell>
          <table:table-cell office:value-type="float" office:value="0" calcext:value-type="float">
            <text:p>0</text:p>
          </table:table-cell>
          <table:table-cell table:formula="of:=IF([.B222]&gt;5/6; 3; IF([.B222]&gt;1/2; 2; IF([.B222]&gt;1/6; 1; 0)))" office:value-type="float" office:value="0" calcext:value-type="float">
            <text:p>0</text:p>
          </table:table-cell>
          <table:table-cell table:formula="of:=INT([.C222]*3)" office:value-type="float" office:value="0" calcext:value-type="float">
            <text:p>0</text:p>
          </table:table-cell>
          <table:table-cell table:number-columns-repeated="9"/>
        </table:table-row>
        <table:table-row table:style-name="ro1">
          <table:table-cell office:value-type="string" calcext:value-type="string">
            <text:p>light gray :: Light Gray should be the cooler because in th e summer it wont be so hot because in the data the average temperature is 45 degress celcius so it's not to hot or to cold.</text:p>
          </table:table-cell>
          <table:table-cell office:value-type="float" office:value="0.505106985569" calcext:value-type="float">
            <text:p>0.505106985569</text:p>
          </table:table-cell>
          <table:table-cell office:value-type="float" office:value="0.666666686534882" calcext:value-type="float">
            <text:p>0.666666686534882</text:p>
          </table:table-cell>
          <table:table-cell table:formula="of:=IF([.B223]&gt;5/6; 3; IF([.B223]&gt;1/2; 2; IF([.B223]&gt;1/6; 1; 0)))" office:value-type="float" office:value="2" calcext:value-type="float">
            <text:p>2</text:p>
          </table:table-cell>
          <table:table-cell table:formula="of:=INT([.C223]*3)" office:value-type="float" office:value="2" calcext:value-type="float">
            <text:p>2</text:p>
          </table:table-cell>
          <table:table-cell table:number-columns-repeated="9"/>
        </table:table-row>
        <table:table-row table:style-name="ro1">
          <table:table-cell office:value-type="string" calcext:value-type="string">
            <text:p>(a) Based on the students trials I have come to conclusion that plastic B was able to stretch more than A, C, D witch make it more resistant then the rest.^p (B)The students could of group this experiment on each experiment to see how much it could change, and they could of also made a graph to show the results.</text:p>
          </table:table-cell>
          <table:table-cell office:value-type="float" office:value="0.620337843894959" calcext:value-type="float">
            <text:p>0.620337843894959</text:p>
          </table:table-cell>
          <table:table-cell office:value-type="float" office:value="0.666666686534882" calcext:value-type="float">
            <text:p>0.666666686534882</text:p>
          </table:table-cell>
          <table:table-cell table:formula="of:=IF([.B224]&gt;5/6; 3; IF([.B224]&gt;1/2; 2; IF([.B224]&gt;1/6; 1; 0)))" office:value-type="float" office:value="2" calcext:value-type="float">
            <text:p>2</text:p>
          </table:table-cell>
          <table:table-cell table:formula="of:=INT([.C224]*3)" office:value-type="float" office:value="2" calcext:value-type="float">
            <text:p>2</text:p>
          </table:table-cell>
          <table:table-cell table:number-columns-repeated="9"/>
        </table:table-row>
        <table:table-row table:style-name="ro1">
          <table:table-cell office:value-type="string" calcext:value-type="string">
            <text:p>You would need to find out and label the different sizes and shapes of the 4 samples, you don't pour the vinegar in, instead you say to drops in each container. You want everything to be the same, and when you pour you don't always get the exact amount for each container. Also state the mass of ph label of the vinegar.</text:p>
          </table:table-cell>
          <table:table-cell office:value-type="float" office:value="0.632737755775452" calcext:value-type="float">
            <text:p>0.632737755775452</text:p>
          </table:table-cell>
          <table:table-cell office:value-type="float" office:value="0.666666686534882" calcext:value-type="float">
            <text:p>0.666666686534882</text:p>
          </table:table-cell>
          <table:table-cell table:formula="of:=IF([.B225]&gt;5/6; 3; IF([.B225]&gt;1/2; 2; IF([.B225]&gt;1/6; 1; 0)))" office:value-type="float" office:value="2" calcext:value-type="float">
            <text:p>2</text:p>
          </table:table-cell>
          <table:table-cell table:formula="of:=INT([.C225]*3)" office:value-type="float" office:value="2" calcext:value-type="float">
            <text:p>2</text:p>
          </table:table-cell>
          <table:table-cell table:number-columns-repeated="9"/>
        </table:table-row>
        <table:table-row table:style-name="ro1">
          <table:table-cell office:value-type="string" calcext:value-type="string">
            <text:p>To replicate the experiment you would need to know how much of each sample they put in the containers. You would need to know how big the containers were. And finally, you would need to know how much vinegar to pour in each of the containers.</text:p>
          </table:table-cell>
          <table:table-cell office:value-type="float" office:value="0.859917342662811" calcext:value-type="float">
            <text:p>0.859917342662811</text:p>
          </table:table-cell>
          <table:table-cell office:value-type="float" office:value="0.666666686534882" calcext:value-type="float">
            <text:p>0.666666686534882</text:p>
          </table:table-cell>
          <table:table-cell table:formula="of:=IF([.B226]&gt;5/6; 3; IF([.B226]&gt;1/2; 2; IF([.B226]&gt;1/6; 1; 0)))" office:value-type="float" office:value="3" calcext:value-type="float">
            <text:p>3</text:p>
          </table:table-cell>
          <table:table-cell table:formula="of:=INT([.C226]*3)" office:value-type="float" office:value="2" calcext:value-type="float">
            <text:p>2</text:p>
          </table:table-cell>
          <table:table-cell table:number-columns-repeated="9"/>
        </table:table-row>
        <table:table-row table:style-name="ro1">
          <table:table-cell office:value-type="string" calcext:value-type="string">
            <text:p>Plasma Membrane: Jelly-like fluid that keeps the parts of the cell in place.Cell Wall: Holds all these parts in the cell, and protects the parts inside such as the nucleus. Keeps foreign organisms out of the cell.</text:p>
          </table:table-cell>
          <table:table-cell office:value-type="float" office:value="0.162378564476967" calcext:value-type="float">
            <text:p>0.162378564476967</text:p>
          </table:table-cell>
          <table:table-cell office:value-type="float" office:value="0" calcext:value-type="float">
            <text:p>0</text:p>
          </table:table-cell>
          <table:table-cell table:formula="of:=IF([.B227]&gt;5/6; 3; IF([.B227]&gt;1/2; 2; IF([.B227]&gt;1/6; 1; 0)))" office:value-type="float" office:value="0" calcext:value-type="float">
            <text:p>0</text:p>
          </table:table-cell>
          <table:table-cell table:formula="of:=INT([.C227]*3)" office:value-type="float" office:value="0" calcext:value-type="float">
            <text:p>0</text:p>
          </table:table-cell>
          <table:table-cell table:number-columns-repeated="9"/>
        </table:table-row>
        <table:table-row table:style-name="ro1">
          <table:table-cell office:value-type="string" calcext:value-type="string">
            <text:p>To replicate the experiment, the procedure would require more detail. One piece of information that is omitted is the amount of vinegar used in the experiment. It is also important to know what temperature the experiment was kept at during the 24 hours. Finally, the procedure needs to include details about the experiment, for example if the whole sample must be submerged.</text:p>
          </table:table-cell>
          <table:table-cell office:value-type="float" office:value="0.533034563064575" calcext:value-type="float">
            <text:p>0.533034563064575</text:p>
          </table:table-cell>
          <table:table-cell office:value-type="float" office:value="1" calcext:value-type="float">
            <text:p>1</text:p>
          </table:table-cell>
          <table:table-cell table:formula="of:=IF([.B228]&gt;5/6; 3; IF([.B228]&gt;1/2; 2; IF([.B228]&gt;1/6; 1; 0)))" office:value-type="float" office:value="2" calcext:value-type="float">
            <text:p>2</text:p>
          </table:table-cell>
          <table:table-cell table:formula="of:=INT([.C228]*3)" office:value-type="float" office:value="3" calcext:value-type="float">
            <text:p>3</text:p>
          </table:table-cell>
          <table:table-cell table:number-columns-repeated="9"/>
        </table:table-row>
        <table:table-row table:style-name="ro1">
          <table:table-cell office:value-type="string" calcext:value-type="string">
            <text:p>1.) mRNA is transcribed into tRNA2.) codons form in sections of 3 nucleotides with a 'stop' codon at the end3.) tRNA plugs into the codons and starts making the amino acids4. amino acids form into proteins</text:p>
          </table:table-cell>
          <table:table-cell office:value-type="float" office:value="0.767505764961243" calcext:value-type="float">
            <text:p>0.767505764961243</text:p>
          </table:table-cell>
          <table:table-cell office:value-type="float" office:value="0.333333343267441" calcext:value-type="float">
            <text:p>0.333333343267441</text:p>
          </table:table-cell>
          <table:table-cell table:formula="of:=IF([.B229]&gt;5/6; 3; IF([.B229]&gt;1/2; 2; IF([.B229]&gt;1/6; 1; 0)))" office:value-type="float" office:value="2" calcext:value-type="float">
            <text:p>2</text:p>
          </table:table-cell>
          <table:table-cell table:formula="of:=INT([.C229]*3)" office:value-type="float" office:value="1" calcext:value-type="float">
            <text:p>1</text:p>
          </table:table-cell>
          <table:table-cell table:number-columns-repeated="9"/>
        </table:table-row>
        <table:table-row table:style-name="ro1">
          <table:table-cell office:value-type="string" calcext:value-type="string">
            <text:p>We would need observations during the whole experiment , maybe repeats of the experiment to see if anythings changed. Also try another sample.</text:p>
          </table:table-cell>
          <table:table-cell office:value-type="float" office:value="0.101115770637989" calcext:value-type="float">
            <text:p>0.101115770637989</text:p>
          </table:table-cell>
          <table:table-cell office:value-type="float" office:value="0" calcext:value-type="float">
            <text:p>0</text:p>
          </table:table-cell>
          <table:table-cell table:formula="of:=IF([.B230]&gt;5/6; 3; IF([.B230]&gt;1/2; 2; IF([.B230]&gt;1/6; 1; 0)))" office:value-type="float" office:value="0" calcext:value-type="float">
            <text:p>0</text:p>
          </table:table-cell>
          <table:table-cell table:formula="of:=INT([.C230]*3)" office:value-type="float" office:value="0" calcext:value-type="float">
            <text:p>0</text:p>
          </table:table-cell>
          <table:table-cell table:number-columns-repeated="9"/>
        </table:table-row>
        <table:table-row table:style-name="ro1">
          <table:table-cell office:value-type="string" calcext:value-type="string">
            <text:p>black :: The color black prevents more cold and absorb s more thermal energy, making it a warmer place for the dog.</text:p>
          </table:table-cell>
          <table:table-cell office:value-type="float" office:value="0.219104439020157" calcext:value-type="float">
            <text:p>0.219104439020157</text:p>
          </table:table-cell>
          <table:table-cell office:value-type="float" office:value="0.333333343267441" calcext:value-type="float">
            <text:p>0.333333343267441</text:p>
          </table:table-cell>
          <table:table-cell table:formula="of:=IF([.B231]&gt;5/6; 3; IF([.B231]&gt;1/2; 2; IF([.B231]&gt;1/6; 1; 0)))" office:value-type="float" office:value="1" calcext:value-type="float">
            <text:p>1</text:p>
          </table:table-cell>
          <table:table-cell table:formula="of:=INT([.C231]*3)" office:value-type="float" office:value="1" calcext:value-type="float">
            <text:p>1</text:p>
          </table:table-cell>
          <table:table-cell table:number-columns-repeated="9"/>
        </table:table-row>
        <table:table-row table:style-name="ro1">
          <table:table-cell office:value-type="string" calcext:value-type="string">
            <text:p>mRNA leaves the nucleusit enters a protein cellit feeds itmRNA goes back into nucleus</text:p>
          </table:table-cell>
          <table:table-cell office:value-type="float" office:value="0.000656933931168169" calcext:value-type="float">
            <text:p>0.000656933931168169</text:p>
          </table:table-cell>
          <table:table-cell office:value-type="float" office:value="0" calcext:value-type="float">
            <text:p>0</text:p>
          </table:table-cell>
          <table:table-cell table:formula="of:=IF([.B232]&gt;5/6; 3; IF([.B232]&gt;1/2; 2; IF([.B232]&gt;1/6; 1; 0)))" office:value-type="float" office:value="0" calcext:value-type="float">
            <text:p>0</text:p>
          </table:table-cell>
          <table:table-cell table:formula="of:=INT([.C232]*3)" office:value-type="float" office:value="0" calcext:value-type="float">
            <text:p>0</text:p>
          </table:table-cell>
          <table:table-cell table:number-columns-repeated="9"/>
        </table:table-row>
        <table:table-row table:style-name="ro1">
          <table:table-cell office:value-type="string" calcext:value-type="string">
            <text:p>The three processes are diffusion, faciliated diffusion, and osmosis.</text:p>
          </table:table-cell>
          <table:table-cell office:value-type="float" office:value="0.0174304842948914" calcext:value-type="float">
            <text:p>0.0174304842948914</text:p>
          </table:table-cell>
          <table:table-cell office:value-type="float" office:value="0" calcext:value-type="float">
            <text:p>0</text:p>
          </table:table-cell>
          <table:table-cell table:formula="of:=IF([.B233]&gt;5/6; 3; IF([.B233]&gt;1/2; 2; IF([.B233]&gt;1/6; 1; 0)))" office:value-type="float" office:value="0" calcext:value-type="float">
            <text:p>0</text:p>
          </table:table-cell>
          <table:table-cell table:formula="of:=INT([.C233]*3)" office:value-type="float" office:value="0" calcext:value-type="float">
            <text:p>0</text:p>
          </table:table-cell>
          <table:table-cell table:number-columns-repeated="9"/>
        </table:table-row>
        <table:table-row table:style-name="ro1">
          <table:table-cell office:value-type="string" calcext:value-type="string">
            <text:p>The mRNA leaves then nucleus. It goes and copies a protien for the sequence. It returns to the nucleus. It transfers the protein</text:p>
          </table:table-cell>
          <table:table-cell office:value-type="float" office:value="0.00241180462762713" calcext:value-type="float">
            <text:p>0.00241180462762713</text:p>
          </table:table-cell>
          <table:table-cell office:value-type="float" office:value="0" calcext:value-type="float">
            <text:p>0</text:p>
          </table:table-cell>
          <table:table-cell table:formula="of:=IF([.B234]&gt;5/6; 3; IF([.B234]&gt;1/2; 2; IF([.B234]&gt;1/6; 1; 0)))" office:value-type="float" office:value="0" calcext:value-type="float">
            <text:p>0</text:p>
          </table:table-cell>
          <table:table-cell table:formula="of:=INT([.C234]*3)" office:value-type="float" office:value="0" calcext:value-type="float">
            <text:p>0</text:p>
          </table:table-cell>
          <table:table-cell table:number-columns-repeated="9"/>
        </table:table-row>
        <table:table-row table:style-name="ro1">
          <table:table-cell office:value-type="string" calcext:value-type="string">
            <text:p>If I look four plastic cups and taped them from the side of the table and place different contents such as weights. Then the plastic cups will stretch. Based on my results my hypothesis was correct because trial 1 and trial 2 shows that the plastic cups had stretched. For example, plastic type A stretched 10mm in trial1 after adding weights to the clamp and letting it hang for five minutes. They could have improved the this experiment by giving the length of the cup before the cup and then they could have just measured it again and see what it was after. For example before 30 after 40. They also could of improved this experiment by doing more trials to show the accuracy of the experiment.</text:p>
          </table:table-cell>
          <table:table-cell office:value-type="float" office:value="0.795137703418732" calcext:value-type="float">
            <text:p>0.795137703418732</text:p>
          </table:table-cell>
          <table:table-cell office:value-type="float" office:value="0.666666686534882" calcext:value-type="float">
            <text:p>0.666666686534882</text:p>
          </table:table-cell>
          <table:table-cell table:formula="of:=IF([.B235]&gt;5/6; 3; IF([.B235]&gt;1/2; 2; IF([.B235]&gt;1/6; 1; 0)))" office:value-type="float" office:value="2" calcext:value-type="float">
            <text:p>2</text:p>
          </table:table-cell>
          <table:table-cell table:formula="of:=INT([.C235]*3)" office:value-type="float" office:value="2" calcext:value-type="float">
            <text:p>2</text:p>
          </table:table-cell>
          <table:table-cell table:number-columns-repeated="9"/>
        </table:table-row>
        <table:table-row table:style-name="ro1">
          <table:table-cell office:value-type="string" calcext:value-type="string">
            <text:p>The mRNA goes into the cytoplasm and experiences transcription, which is the pairing of bases according to the mRNA sequence. Then the full strand is split, and both strands go to the ribosomes to be translated. When the mRNA strands arrive there, translation will occur, which means that tRNA will bring amino acids that code for a particular segment of the mRNA, will attach together. A certain number of the amino acids will then code for a proteins.</text:p>
          </table:table-cell>
          <table:table-cell office:value-type="float" office:value="0.257350564002991" calcext:value-type="float">
            <text:p>0.257350564002991</text:p>
          </table:table-cell>
          <table:table-cell office:value-type="float" office:value="0.666666686534882" calcext:value-type="float">
            <text:p>0.666666686534882</text:p>
          </table:table-cell>
          <table:table-cell table:formula="of:=IF([.B236]&gt;5/6; 3; IF([.B236]&gt;1/2; 2; IF([.B236]&gt;1/6; 1; 0)))" office:value-type="float" office:value="1" calcext:value-type="float">
            <text:p>1</text:p>
          </table:table-cell>
          <table:table-cell table:formula="of:=INT([.C236]*3)" office:value-type="float" office:value="2" calcext:value-type="float">
            <text:p>2</text:p>
          </table:table-cell>
          <table:table-cell table:number-columns-repeated="9"/>
        </table:table-row>
        <table:table-row table:style-name="ro1">
          <table:table-cell office:value-type="string" calcext:value-type="string">
            <text:p>Osmosis is the movement of water across the cell membrane. Diffusion is another type of movement process used by the cell. Neither of these require energy for the cell to use. Active transport, on the other hand, is a process of movement which does require energy.</text:p>
          </table:table-cell>
          <table:table-cell office:value-type="float" office:value="0.424356251955032" calcext:value-type="float">
            <text:p>0.424356251955032</text:p>
          </table:table-cell>
          <table:table-cell office:value-type="float" office:value="0.666666686534882" calcext:value-type="float">
            <text:p>0.666666686534882</text:p>
          </table:table-cell>
          <table:table-cell table:formula="of:=IF([.B237]&gt;5/6; 3; IF([.B237]&gt;1/2; 2; IF([.B237]&gt;1/6; 1; 0)))" office:value-type="float" office:value="1" calcext:value-type="float">
            <text:p>1</text:p>
          </table:table-cell>
          <table:table-cell table:formula="of:=INT([.C237]*3)" office:value-type="float" office:value="2" calcext:value-type="float">
            <text:p>2</text:p>
          </table:table-cell>
          <table:table-cell table:number-columns-repeated="9"/>
        </table:table-row>
        <table:table-row table:style-name="ro1">
          <table:table-cell office:value-type="string" calcext:value-type="string">
            <text:p>black :: Trial 1: (54), Trial 2: (52), Trial 3: (54), Trial 4: (53). This color would keep keep it warm when It needs to be war m, and keep it cool when it needs to be cool.</text:p>
          </table:table-cell>
          <table:table-cell office:value-type="float" office:value="0.418514609336853" calcext:value-type="float">
            <text:p>0.418514609336853</text:p>
          </table:table-cell>
          <table:table-cell office:value-type="float" office:value="0" calcext:value-type="float">
            <text:p>0</text:p>
          </table:table-cell>
          <table:table-cell table:formula="of:=IF([.B238]&gt;5/6; 3; IF([.B238]&gt;1/2; 2; IF([.B238]&gt;1/6; 1; 0)))" office:value-type="float" office:value="1" calcext:value-type="float">
            <text:p>1</text:p>
          </table:table-cell>
          <table:table-cell table:formula="of:=INT([.C238]*3)" office:value-type="float" office:value="0" calcext:value-type="float">
            <text:p>0</text:p>
          </table:table-cell>
          <table:table-cell table:number-columns-repeated="9"/>
        </table:table-row>
        <table:table-row table:style-name="ro1">
          <table:table-cell office:value-type="string" calcext:value-type="string">
            <text:p>My conclusion is that plastic type is going to be more long because it look as if the student added more weight to it. The student could have improve this assignment by stating spicifically how much weight to add to the clamp, also this experiment could of been more successful if the student had different type of plastic sample to measure.</text:p>
          </table:table-cell>
          <table:table-cell office:value-type="float" office:value="0.58817994594574" calcext:value-type="float">
            <text:p>0.58817994594574</text:p>
          </table:table-cell>
          <table:table-cell office:value-type="float" office:value="0.333333343267441" calcext:value-type="float">
            <text:p>0.333333343267441</text:p>
          </table:table-cell>
          <table:table-cell table:formula="of:=IF([.B239]&gt;5/6; 3; IF([.B239]&gt;1/2; 2; IF([.B239]&gt;1/6; 1; 0)))" office:value-type="float" office:value="2" calcext:value-type="float">
            <text:p>2</text:p>
          </table:table-cell>
          <table:table-cell table:formula="of:=INT([.C239]*3)" office:value-type="float" office:value="1" calcext:value-type="float">
            <text:p>1</text:p>
          </table:table-cell>
          <table:table-cell table:number-columns-repeated="9"/>
        </table:table-row>
        <table:table-row table:style-name="ro1">
          <table:table-cell office:value-type="string" calcext:value-type="string">
            <text:p>black :: <text:s/>The black would be better to use for a paint color because it will make the doghouse warmer for the dog because in the experiment black made the jar the warmest.</text:p>
          </table:table-cell>
          <table:table-cell office:value-type="float" office:value="0.245885908603668" calcext:value-type="float">
            <text:p>0.245885908603668</text:p>
          </table:table-cell>
          <table:table-cell office:value-type="float" office:value="0.666666686534882" calcext:value-type="float">
            <text:p>0.666666686534882</text:p>
          </table:table-cell>
          <table:table-cell table:formula="of:=IF([.B240]&gt;5/6; 3; IF([.B240]&gt;1/2; 2; IF([.B240]&gt;1/6; 1; 0)))" office:value-type="float" office:value="1" calcext:value-type="float">
            <text:p>1</text:p>
          </table:table-cell>
          <table:table-cell table:formula="of:=INT([.C240]*3)" office:value-type="float" office:value="2" calcext:value-type="float">
            <text:p>2</text:p>
          </table:table-cell>
          <table:table-cell table:number-columns-repeated="9"/>
        </table:table-row>
        <table:table-row table:style-name="ro1">
          <table:table-cell office:value-type="string" calcext:value-type="string">
            <text:p>Three processes are:1. mitochondrian- 2. lysosomes-3.</text:p>
          </table:table-cell>
          <table:table-cell office:value-type="float" office:value="0.0298855323344469" calcext:value-type="float">
            <text:p>0.0298855323344469</text:p>
          </table:table-cell>
          <table:table-cell office:value-type="float" office:value="0" calcext:value-type="float">
            <text:p>0</text:p>
          </table:table-cell>
          <table:table-cell table:formula="of:=IF([.B241]&gt;5/6; 3; IF([.B241]&gt;1/2; 2; IF([.B241]&gt;1/6; 1; 0)))" office:value-type="float" office:value="0" calcext:value-type="float">
            <text:p>0</text:p>
          </table:table-cell>
          <table:table-cell table:formula="of:=INT([.C241]*3)" office:value-type="float" office:value="0" calcext:value-type="float">
            <text:p>0</text:p>
          </table:table-cell>
          <table:table-cell table:number-columns-repeated="9"/>
        </table:table-row>
        <table:table-row table:style-name="ro1">
          <table:table-cell office:value-type="string" calcext:value-type="string">
            <text:p>1. interphase lead to metaphase were the cell starts to copy cell anaphase brings the cytopasma and spindle to form new copies prophase spites the cell into new dauter cells</text:p>
          </table:table-cell>
          <table:table-cell office:value-type="float" office:value="0.0131336394697428" calcext:value-type="float">
            <text:p>0.0131336394697428</text:p>
          </table:table-cell>
          <table:table-cell office:value-type="float" office:value="0" calcext:value-type="float">
            <text:p>0</text:p>
          </table:table-cell>
          <table:table-cell table:formula="of:=IF([.B242]&gt;5/6; 3; IF([.B242]&gt;1/2; 2; IF([.B242]&gt;1/6; 1; 0)))" office:value-type="float" office:value="0" calcext:value-type="float">
            <text:p>0</text:p>
          </table:table-cell>
          <table:table-cell table:formula="of:=INT([.C242]*3)" office:value-type="float" office:value="0" calcext:value-type="float">
            <text:p>0</text:p>
          </table:table-cell>
          <table:table-cell table:number-columns-repeated="9"/>
        </table:table-row>
        <table:table-row table:style-name="ro1">
          <table:table-cell office:value-type="string" calcext:value-type="string">
            <text:p>light gray :: The doghouse should be light gray because tha t way the air temperature isn't to hot or to cold, it's just about in the middle.</text:p>
          </table:table-cell>
          <table:table-cell office:value-type="float" office:value="0.300827115774155" calcext:value-type="float">
            <text:p>0.300827115774155</text:p>
          </table:table-cell>
          <table:table-cell office:value-type="float" office:value="0.333333343267441" calcext:value-type="float">
            <text:p>0.333333343267441</text:p>
          </table:table-cell>
          <table:table-cell table:formula="of:=IF([.B243]&gt;5/6; 3; IF([.B243]&gt;1/2; 2; IF([.B243]&gt;1/6; 1; 0)))" office:value-type="float" office:value="1" calcext:value-type="float">
            <text:p>1</text:p>
          </table:table-cell>
          <table:table-cell table:formula="of:=INT([.C243]*3)" office:value-type="float" office:value="1" calcext:value-type="float">
            <text:p>1</text:p>
          </table:table-cell>
          <table:table-cell table:number-columns-repeated="9"/>
        </table:table-row>
        <table:table-row table:style-name="ro1">
          <table:table-cell office:value-type="string" calcext:value-type="string">
            <text:p>light gray :: It would keep the dog house at a good tempera ture not attracting to much light but enough to where the dog house isnt very cold.</text:p>
          </table:table-cell>
          <table:table-cell office:value-type="float" office:value="0.224606528878212" calcext:value-type="float">
            <text:p>0.224606528878212</text:p>
          </table:table-cell>
          <table:table-cell office:value-type="float" office:value="0.333333343267441" calcext:value-type="float">
            <text:p>0.333333343267441</text:p>
          </table:table-cell>
          <table:table-cell table:formula="of:=IF([.B244]&gt;5/6; 3; IF([.B244]&gt;1/2; 2; IF([.B244]&gt;1/6; 1; 0)))" office:value-type="float" office:value="1" calcext:value-type="float">
            <text:p>1</text:p>
          </table:table-cell>
          <table:table-cell table:formula="of:=INT([.C244]*3)" office:value-type="float" office:value="1" calcext:value-type="float">
            <text:p>1</text:p>
          </table:table-cell>
          <table:table-cell table:number-columns-repeated="9"/>
        </table:table-row>
        <table:table-row table:style-name="ro1">
          <table:table-cell office:value-type="string" calcext:value-type="string">
            <text:p>My conclusion from the data presented is plastic type B and C through B and C increased higher but D stays constant at 20, those were only with two trials the student should have done more trials and should have stated the length of the paper.</text:p>
          </table:table-cell>
          <table:table-cell office:value-type="float" office:value="0.656638205051422" calcext:value-type="float">
            <text:p>0.656638205051422</text:p>
          </table:table-cell>
          <table:table-cell office:value-type="float" office:value="0.666666686534882" calcext:value-type="float">
            <text:p>0.666666686534882</text:p>
          </table:table-cell>
          <table:table-cell table:formula="of:=IF([.B245]&gt;5/6; 3; IF([.B245]&gt;1/2; 2; IF([.B245]&gt;1/6; 1; 0)))" office:value-type="float" office:value="2" calcext:value-type="float">
            <text:p>2</text:p>
          </table:table-cell>
          <table:table-cell table:formula="of:=INT([.C245]*3)" office:value-type="float" office:value="2" calcext:value-type="float">
            <text:p>2</text:p>
          </table:table-cell>
          <table:table-cell table:number-columns-repeated="9"/>
        </table:table-row>
        <table:table-row table:style-name="ro1">
          <table:table-cell office:value-type="string" calcext:value-type="string">
            <text:p>Identifictation, Replication, Transition, Synthesis.</text:p>
          </table:table-cell>
          <table:table-cell office:value-type="float" office:value="0.000908855930902064" calcext:value-type="float">
            <text:p>0.000908855930902064</text:p>
          </table:table-cell>
          <table:table-cell office:value-type="float" office:value="0" calcext:value-type="float">
            <text:p>0</text:p>
          </table:table-cell>
          <table:table-cell table:formula="of:=IF([.B246]&gt;5/6; 3; IF([.B246]&gt;1/2; 2; IF([.B246]&gt;1/6; 1; 0)))" office:value-type="float" office:value="0" calcext:value-type="float">
            <text:p>0</text:p>
          </table:table-cell>
          <table:table-cell table:formula="of:=INT([.C246]*3)" office:value-type="float" office:value="0" calcext:value-type="float">
            <text:p>0</text:p>
          </table:table-cell>
          <table:table-cell table:number-columns-repeated="9"/>
        </table:table-row>
        <table:table-row table:style-name="ro1">
          <table:table-cell office:value-type="string" calcext:value-type="string">
            <text:p>A) Plastic type B has the most stretchability out of them all. Type D has the second most type C has the third mast and type A has the least. ^p B) One way the experiamental design could be improved is by saying how much the weights weigh. Also, it would have been better if they averaged both trials together also.</text:p>
          </table:table-cell>
          <table:table-cell office:value-type="float" office:value="0.812922775745392" calcext:value-type="float">
            <text:p>0.812922775745392</text:p>
          </table:table-cell>
          <table:table-cell office:value-type="float" office:value="0.666666686534882" calcext:value-type="float">
            <text:p>0.666666686534882</text:p>
          </table:table-cell>
          <table:table-cell table:formula="of:=IF([.B247]&gt;5/6; 3; IF([.B247]&gt;1/2; 2; IF([.B247]&gt;1/6; 1; 0)))" office:value-type="float" office:value="2" calcext:value-type="float">
            <text:p>2</text:p>
          </table:table-cell>
          <table:table-cell table:formula="of:=INT([.C247]*3)" office:value-type="float" office:value="2" calcext:value-type="float">
            <text:p>2</text:p>
          </table:table-cell>
          <table:table-cell table:number-columns-repeated="9"/>
        </table:table-row>
        <table:table-row table:style-name="ro1">
          <table:table-cell office:value-type="string" calcext:value-type="string">
            <text:p>The nucleus helps control the movement of substances across a cell membrane by telling the substance where to go.The cell wall also helps guide it through keeping the nucleus from getting stuck or trapped in something <text:s/>because the cell wall is <text:s/>there to protect it and keep unneeded things out.</text:p>
          </table:table-cell>
          <table:table-cell office:value-type="float" office:value="0.0316276028752327" calcext:value-type="float">
            <text:p>0.0316276028752327</text:p>
          </table:table-cell>
          <table:table-cell office:value-type="float" office:value="0" calcext:value-type="float">
            <text:p>0</text:p>
          </table:table-cell>
          <table:table-cell table:formula="of:=IF([.B248]&gt;5/6; 3; IF([.B248]&gt;1/2; 2; IF([.B248]&gt;1/6; 1; 0)))" office:value-type="float" office:value="0" calcext:value-type="float">
            <text:p>0</text:p>
          </table:table-cell>
          <table:table-cell table:formula="of:=INT([.C248]*3)" office:value-type="float" office:value="0" calcext:value-type="float">
            <text:p>0</text:p>
          </table:table-cell>
          <table:table-cell table:number-columns-repeated="9"/>
        </table:table-row>
        <table:table-row table:style-name="ro1">
          <table:table-cell office:value-type="string" calcext:value-type="string">
            <text:p>PROKARYTIOC</text:p>
          </table:table-cell>
          <table:table-cell office:value-type="float" office:value="0.0019314739620313" calcext:value-type="float">
            <text:p>0.0019314739620313</text:p>
          </table:table-cell>
          <table:table-cell office:value-type="float" office:value="0" calcext:value-type="float">
            <text:p>0</text:p>
          </table:table-cell>
          <table:table-cell table:formula="of:=IF([.B249]&gt;5/6; 3; IF([.B249]&gt;1/2; 2; IF([.B249]&gt;1/6; 1; 0)))" office:value-type="float" office:value="0" calcext:value-type="float">
            <text:p>0</text:p>
          </table:table-cell>
          <table:table-cell table:formula="of:=INT([.C249]*3)" office:value-type="float" office:value="0" calcext:value-type="float">
            <text:p>0</text:p>
          </table:table-cell>
          <table:table-cell table:number-columns-repeated="9"/>
        </table:table-row>
        <table:table-row table:style-name="ro1">
          <table:table-cell office:value-type="string" calcext:value-type="string">
            <text:p>Additional information I would need is how much vinegar was put onto each sample. This is because, if more vinegar is put on one sample than another it will most likely after the mass in different ways: for example if more vinegar is put on wood than plastic then wood will have more mass lost than the plastic would.</text:p>
          </table:table-cell>
          <table:table-cell office:value-type="float" office:value="0.468641191720963" calcext:value-type="float">
            <text:p>0.468641191720963</text:p>
          </table:table-cell>
          <table:table-cell office:value-type="float" office:value="0.333333343267441" calcext:value-type="float">
            <text:p>0.333333343267441</text:p>
          </table:table-cell>
          <table:table-cell table:formula="of:=IF([.B250]&gt;5/6; 3; IF([.B250]&gt;1/2; 2; IF([.B250]&gt;1/6; 1; 0)))" office:value-type="float" office:value="1" calcext:value-type="float">
            <text:p>1</text:p>
          </table:table-cell>
          <table:table-cell table:formula="of:=INT([.C250]*3)" office:value-type="float" office:value="1" calcext:value-type="float">
            <text:p>1</text:p>
          </table:table-cell>
          <table:table-cell table:number-columns-repeated="9"/>
        </table:table-row>
        <table:table-row table:style-name="ro1">
          <table:table-cell office:value-type="string" calcext:value-type="string">
            <text:p>homeostacios</text:p>
          </table:table-cell>
          <table:table-cell office:value-type="float" office:value="0.000440162082668394" calcext:value-type="float">
            <text:p>0.000440162082668394</text:p>
          </table:table-cell>
          <table:table-cell office:value-type="float" office:value="0" calcext:value-type="float">
            <text:p>0</text:p>
          </table:table-cell>
          <table:table-cell table:formula="of:=IF([.B251]&gt;5/6; 3; IF([.B251]&gt;1/2; 2; IF([.B251]&gt;1/6; 1; 0)))" office:value-type="float" office:value="0" calcext:value-type="float">
            <text:p>0</text:p>
          </table:table-cell>
          <table:table-cell table:formula="of:=INT([.C251]*3)" office:value-type="float" office:value="0" calcext:value-type="float">
            <text:p>0</text:p>
          </table:table-cell>
          <table:table-cell table:number-columns-repeated="9"/>
        </table:table-row>
        <table:table-row table:style-name="ro1">
          <table:table-cell office:value-type="string" calcext:value-type="string">
            <text:p>It doesn't tell you what they are trying to figure out with the investigation. So we would be able to do the work, but I would know what we did if for after.</text:p>
          </table:table-cell>
          <table:table-cell office:value-type="float" office:value="0.244458019733429" calcext:value-type="float">
            <text:p>0.244458019733429</text:p>
          </table:table-cell>
          <table:table-cell office:value-type="float" office:value="0" calcext:value-type="float">
            <text:p>0</text:p>
          </table:table-cell>
          <table:table-cell table:formula="of:=IF([.B252]&gt;5/6; 3; IF([.B252]&gt;1/2; 2; IF([.B252]&gt;1/6; 1; 0)))" office:value-type="float" office:value="1" calcext:value-type="float">
            <text:p>1</text:p>
          </table:table-cell>
          <table:table-cell table:formula="of:=INT([.C252]*3)" office:value-type="float" office:value="0" calcext:value-type="float">
            <text:p>0</text:p>
          </table:table-cell>
          <table:table-cell table:number-columns-repeated="9"/>
        </table:table-row>
        <table:table-row table:style-name="ro1">
          <table:table-cell office:value-type="string" calcext:value-type="string">
            <text:p>tRNA breaks loose and grabs onto amino acids. mRNA leaves the nucleus and goes over to the ribosome. tRNA goes to the ribosome with the Amino acids. mRNA bonds everything together.</text:p>
          </table:table-cell>
          <table:table-cell office:value-type="float" office:value="0.0602789111435413" calcext:value-type="float">
            <text:p>0.0602789111435413</text:p>
          </table:table-cell>
          <table:table-cell office:value-type="float" office:value="0.333333343267441" calcext:value-type="float">
            <text:p>0.333333343267441</text:p>
          </table:table-cell>
          <table:table-cell table:formula="of:=IF([.B253]&gt;5/6; 3; IF([.B253]&gt;1/2; 2; IF([.B253]&gt;1/6; 1; 0)))" office:value-type="float" office:value="0" calcext:value-type="float">
            <text:p>0</text:p>
          </table:table-cell>
          <table:table-cell table:formula="of:=INT([.C253]*3)" office:value-type="float" office:value="1" calcext:value-type="float">
            <text:p>1</text:p>
          </table:table-cell>
          <table:table-cell table:number-columns-repeated="9"/>
        </table:table-row>
        <table:table-row table:style-name="ro1">
          <table:table-cell office:value-type="string" calcext:value-type="string">
            <text:p>mRNA is messenger RNA.</text:p>
          </table:table-cell>
          <table:table-cell office:value-type="float" office:value="0.000651490758173168" calcext:value-type="float">
            <text:p>0.000651490758173168</text:p>
          </table:table-cell>
          <table:table-cell office:value-type="float" office:value="0" calcext:value-type="float">
            <text:p>0</text:p>
          </table:table-cell>
          <table:table-cell table:formula="of:=IF([.B254]&gt;5/6; 3; IF([.B254]&gt;1/2; 2; IF([.B254]&gt;1/6; 1; 0)))" office:value-type="float" office:value="0" calcext:value-type="float">
            <text:p>0</text:p>
          </table:table-cell>
          <table:table-cell table:formula="of:=INT([.C254]*3)" office:value-type="float" office:value="0" calcext:value-type="float">
            <text:p>0</text:p>
          </table:table-cell>
          <table:table-cell table:number-columns-repeated="9"/>
        </table:table-row>
        <table:table-row table:style-name="ro1">
          <table:table-cell office:value-type="string" calcext:value-type="string">
            <text:p>1) How much of each sample should i use to replicate the experiment. ^p 2) How much vinegar should i use when replicating the experiment. ^p 3) What should i use to determine the mass in my experiment.</text:p>
          </table:table-cell>
          <table:table-cell office:value-type="float" office:value="0.591889142990112" calcext:value-type="float">
            <text:p>0.591889142990112</text:p>
          </table:table-cell>
          <table:table-cell office:value-type="float" office:value="0.333333343267441" calcext:value-type="float">
            <text:p>0.333333343267441</text:p>
          </table:table-cell>
          <table:table-cell table:formula="of:=IF([.B255]&gt;5/6; 3; IF([.B255]&gt;1/2; 2; IF([.B255]&gt;1/6; 1; 0)))" office:value-type="float" office:value="2" calcext:value-type="float">
            <text:p>2</text:p>
          </table:table-cell>
          <table:table-cell table:formula="of:=INT([.C255]*3)" office:value-type="float" office:value="1" calcext:value-type="float">
            <text:p>1</text:p>
          </table:table-cell>
          <table:table-cell table:number-columns-repeated="9"/>
        </table:table-row>
        <table:table-row table:style-name="ro1">
          <table:table-cell office:value-type="string" calcext:value-type="string">
            <text:p>black :: the black paint color will attract more sun for the dog to keep warm and be comfortable</text:p>
          </table:table-cell>
          <table:table-cell office:value-type="float" office:value="0.201080784201622" calcext:value-type="float">
            <text:p>0.201080784201622</text:p>
          </table:table-cell>
          <table:table-cell office:value-type="float" office:value="0.333333343267441" calcext:value-type="float">
            <text:p>0.333333343267441</text:p>
          </table:table-cell>
          <table:table-cell table:formula="of:=IF([.B256]&gt;5/6; 3; IF([.B256]&gt;1/2; 2; IF([.B256]&gt;1/6; 1; 0)))" office:value-type="float" office:value="1" calcext:value-type="float">
            <text:p>1</text:p>
          </table:table-cell>
          <table:table-cell table:formula="of:=INT([.C256]*3)" office:value-type="float" office:value="1" calcext:value-type="float">
            <text:p>1</text:p>
          </table:table-cell>
          <table:table-cell table:number-columns-repeated="9"/>
        </table:table-row>
        <table:table-row table:style-name="ro1">
          <table:table-cell office:value-type="string" calcext:value-type="string">
            <text:p>Some additional information how much vinegar do I pour into the cup. Wha sample materials are they useing. How do I find the mass of each sample that is the additional information that needs to be adde.</text:p>
          </table:table-cell>
          <table:table-cell office:value-type="float" office:value="0.323460519313812" calcext:value-type="float">
            <text:p>0.323460519313812</text:p>
          </table:table-cell>
          <table:table-cell office:value-type="float" office:value="0.666666686534882" calcext:value-type="float">
            <text:p>0.666666686534882</text:p>
          </table:table-cell>
          <table:table-cell table:formula="of:=IF([.B257]&gt;5/6; 3; IF([.B257]&gt;1/2; 2; IF([.B257]&gt;1/6; 1; 0)))" office:value-type="float" office:value="1" calcext:value-type="float">
            <text:p>1</text:p>
          </table:table-cell>
          <table:table-cell table:formula="of:=INT([.C257]*3)" office:value-type="float" office:value="2" calcext:value-type="float">
            <text:p>2</text:p>
          </table:table-cell>
          <table:table-cell table:number-columns-repeated="9"/>
        </table:table-row>
        <table:table-row table:style-name="ro1">
          <table:table-cell office:value-type="string" calcext:value-type="string">
            <text:p>black :: The black paint will make the dog house warme r for the dog because the black lid on the jar aborbed the most heat, wit h the highest average temperature (53(DEG)C).</text:p>
          </table:table-cell>
          <table:table-cell office:value-type="float" office:value="0.464940965175629" calcext:value-type="float">
            <text:p>0.464940965175629</text:p>
          </table:table-cell>
          <table:table-cell office:value-type="float" office:value="0.666666686534882" calcext:value-type="float">
            <text:p>0.666666686534882</text:p>
          </table:table-cell>
          <table:table-cell table:formula="of:=IF([.B258]&gt;5/6; 3; IF([.B258]&gt;1/2; 2; IF([.B258]&gt;1/6; 1; 0)))" office:value-type="float" office:value="1" calcext:value-type="float">
            <text:p>1</text:p>
          </table:table-cell>
          <table:table-cell table:formula="of:=INT([.C258]*3)" office:value-type="float" office:value="2" calcext:value-type="float">
            <text:p>2</text:p>
          </table:table-cell>
          <table:table-cell table:number-columns-repeated="9"/>
        </table:table-row>
        <table:table-row table:style-name="ro1">
          <table:table-cell office:value-type="string" calcext:value-type="string">
            <text:p>Difusion is where gases move across the cell from highest concentration to lowest ceoncentration.Osmosis which is when water diffuses through a membrane from highest concentration to lowest concentration.</text:p>
          </table:table-cell>
          <table:table-cell office:value-type="float" office:value="0.265456259250641" calcext:value-type="float">
            <text:p>0.265456259250641</text:p>
          </table:table-cell>
          <table:table-cell office:value-type="float" office:value="0.666666686534882" calcext:value-type="float">
            <text:p>0.666666686534882</text:p>
          </table:table-cell>
          <table:table-cell table:formula="of:=IF([.B259]&gt;5/6; 3; IF([.B259]&gt;1/2; 2; IF([.B259]&gt;1/6; 1; 0)))" office:value-type="float" office:value="1" calcext:value-type="float">
            <text:p>1</text:p>
          </table:table-cell>
          <table:table-cell table:formula="of:=INT([.C259]*3)" office:value-type="float" office:value="2" calcext:value-type="float">
            <text:p>2</text:p>
          </table:table-cell>
          <table:table-cell table:number-columns-repeated="9"/>
        </table:table-row>
        <table:table-row table:style-name="ro1">
          <table:table-cell office:value-type="string" calcext:value-type="string">
            <text:p>3 processes used by cells to control the movement of substances across the cell membrane are Ion channels, which use a channel protein to move things in and out of the cells, Diffusion, which is moving a substance from a high concentration to low concentration, and Hypotonic diffusion which taking in substances.</text:p>
          </table:table-cell>
          <table:table-cell office:value-type="float" office:value="0.0380805060267448" calcext:value-type="float">
            <text:p>0.0380805060267448</text:p>
          </table:table-cell>
          <table:table-cell office:value-type="float" office:value="0.333333343267441" calcext:value-type="float">
            <text:p>0.333333343267441</text:p>
          </table:table-cell>
          <table:table-cell table:formula="of:=IF([.B260]&gt;5/6; 3; IF([.B260]&gt;1/2; 2; IF([.B260]&gt;1/6; 1; 0)))" office:value-type="float" office:value="0" calcext:value-type="float">
            <text:p>0</text:p>
          </table:table-cell>
          <table:table-cell table:formula="of:=INT([.C260]*3)" office:value-type="float" office:value="1" calcext:value-type="float">
            <text:p>1</text:p>
          </table:table-cell>
          <table:table-cell table:number-columns-repeated="9"/>
        </table:table-row>
        <table:table-row table:style-name="ro1">
          <table:table-cell office:value-type="string" calcext:value-type="string">
            <text:p>centreles, fluids, and proteins</text:p>
          </table:table-cell>
          <table:table-cell office:value-type="float" office:value="0.000492468650918454" calcext:value-type="float">
            <text:p>0.000492468650918454</text:p>
          </table:table-cell>
          <table:table-cell office:value-type="float" office:value="0" calcext:value-type="float">
            <text:p>0</text:p>
          </table:table-cell>
          <table:table-cell table:formula="of:=IF([.B261]&gt;5/6; 3; IF([.B261]&gt;1/2; 2; IF([.B261]&gt;1/6; 1; 0)))" office:value-type="float" office:value="0" calcext:value-type="float">
            <text:p>0</text:p>
          </table:table-cell>
          <table:table-cell table:formula="of:=INT([.C261]*3)" office:value-type="float" office:value="0" calcext:value-type="float">
            <text:p>0</text:p>
          </table:table-cell>
          <table:table-cell table:number-columns-repeated="9"/>
        </table:table-row>
        <table:table-row table:style-name="ro1">
          <table:table-cell office:value-type="string" calcext:value-type="string">
            <text:p>light gray :: Its a lighter color and then it wont be that hot.</text:p>
          </table:table-cell>
          <table:table-cell office:value-type="float" office:value="0.173250645399094" calcext:value-type="float">
            <text:p>0.173250645399094</text:p>
          </table:table-cell>
          <table:table-cell office:value-type="float" office:value="0.333333343267441" calcext:value-type="float">
            <text:p>0.333333343267441</text:p>
          </table:table-cell>
          <table:table-cell table:formula="of:=IF([.B262]&gt;5/6; 3; IF([.B262]&gt;1/2; 2; IF([.B262]&gt;1/6; 1; 0)))" office:value-type="float" office:value="1" calcext:value-type="float">
            <text:p>1</text:p>
          </table:table-cell>
          <table:table-cell table:formula="of:=INT([.C262]*3)" office:value-type="float" office:value="1" calcext:value-type="float">
            <text:p>1</text:p>
          </table:table-cell>
          <table:table-cell table:number-columns-repeated="9"/>
        </table:table-row>
        <table:table-row table:style-name="ro1">
          <table:table-cell office:value-type="string" calcext:value-type="string">
            <text:p>The nucleous gets the information to send out to tell what the cell needs. Then the mRNA take that information and gives it to the ribosome. Then the ribosome makes that information. Then the ribosome puts that information into a strand that looks like a sipper.</text:p>
          </table:table-cell>
          <table:table-cell office:value-type="float" office:value="0.0570403710007668" calcext:value-type="float">
            <text:p>0.0570403710007668</text:p>
          </table:table-cell>
          <table:table-cell office:value-type="float" office:value="0.333333343267441" calcext:value-type="float">
            <text:p>0.333333343267441</text:p>
          </table:table-cell>
          <table:table-cell table:formula="of:=IF([.B263]&gt;5/6; 3; IF([.B263]&gt;1/2; 2; IF([.B263]&gt;1/6; 1; 0)))" office:value-type="float" office:value="0" calcext:value-type="float">
            <text:p>0</text:p>
          </table:table-cell>
          <table:table-cell table:formula="of:=INT([.C263]*3)" office:value-type="float" office:value="1" calcext:value-type="float">
            <text:p>1</text:p>
          </table:table-cell>
          <table:table-cell table:number-columns-repeated="9"/>
        </table:table-row>
        <table:table-row table:style-name="ro1">
          <table:table-cell office:value-type="string" calcext:value-type="string">
            <text:p>osmosismeosismitosis</text:p>
          </table:table-cell>
          <table:table-cell office:value-type="float" office:value="0.0161331668496132" calcext:value-type="float">
            <text:p>0.0161331668496132</text:p>
          </table:table-cell>
          <table:table-cell office:value-type="float" office:value="0" calcext:value-type="float">
            <text:p>0</text:p>
          </table:table-cell>
          <table:table-cell table:formula="of:=IF([.B264]&gt;5/6; 3; IF([.B264]&gt;1/2; 2; IF([.B264]&gt;1/6; 1; 0)))" office:value-type="float" office:value="0" calcext:value-type="float">
            <text:p>0</text:p>
          </table:table-cell>
          <table:table-cell table:formula="of:=INT([.C264]*3)" office:value-type="float" office:value="0" calcext:value-type="float">
            <text:p>0</text:p>
          </table:table-cell>
          <table:table-cell table:number-columns-repeated="9"/>
        </table:table-row>
        <table:table-row table:style-name="ro1">
          <table:table-cell office:value-type="string" calcext:value-type="string">
            <text:p>I will need to collect all of my materials. i will need four containers and my four samples. i will have to place the four samples in the containers. Then put</text:p>
          </table:table-cell>
          <table:table-cell office:value-type="float" office:value="0.496362388134003" calcext:value-type="float">
            <text:p>0.496362388134003</text:p>
          </table:table-cell>
          <table:table-cell office:value-type="float" office:value="0" calcext:value-type="float">
            <text:p>0</text:p>
          </table:table-cell>
          <table:table-cell table:formula="of:=IF([.B265]&gt;5/6; 3; IF([.B265]&gt;1/2; 2; IF([.B265]&gt;1/6; 1; 0)))" office:value-type="float" office:value="1" calcext:value-type="float">
            <text:p>1</text:p>
          </table:table-cell>
          <table:table-cell table:formula="of:=INT([.C265]*3)" office:value-type="float" office:value="0" calcext:value-type="float">
            <text:p>0</text:p>
          </table:table-cell>
          <table:table-cell table:number-columns-repeated="9"/>
        </table:table-row>
        <table:table-row table:style-name="ro1">
          <table:table-cell office:value-type="string" calcext:value-type="string">
            <text:p>In order to replicate the experiment, you would need a control such as water to compare the results to: You will need to know how much vinegar to include in the cup. You also will need to have an equal mass for equal mass for all of the samples. That is the additional information you need.</text:p>
          </table:table-cell>
          <table:table-cell office:value-type="float" office:value="0.470782071352005" calcext:value-type="float">
            <text:p>0.470782071352005</text:p>
          </table:table-cell>
          <table:table-cell office:value-type="float" office:value="0.333333343267441" calcext:value-type="float">
            <text:p>0.333333343267441</text:p>
          </table:table-cell>
          <table:table-cell table:formula="of:=IF([.B266]&gt;5/6; 3; IF([.B266]&gt;1/2; 2; IF([.B266]&gt;1/6; 1; 0)))" office:value-type="float" office:value="1" calcext:value-type="float">
            <text:p>1</text:p>
          </table:table-cell>
          <table:table-cell table:formula="of:=INT([.C266]*3)" office:value-type="float" office:value="1" calcext:value-type="float">
            <text:p>1</text:p>
          </table:table-cell>
          <table:table-cell table:number-columns-repeated="9"/>
        </table:table-row>
        <table:table-row table:style-name="ro1">
          <table:table-cell office:value-type="string" calcext:value-type="string">
            <text:p>Plastic type B is the stretchiest plastic and plastic type A is the least stretchiest plastic. The students could have improved there design by naming the type of brand of type they used and the amount of it to hold the plastic wrap. Another improvement would be measuring the amount of plastic so that it would be the same amount for each plastic type and using the same weights for each trial so that the results would be correct.</text:p>
          </table:table-cell>
          <table:table-cell office:value-type="float" office:value="0.895337402820587" calcext:value-type="float">
            <text:p>0.895337402820587</text:p>
          </table:table-cell>
          <table:table-cell office:value-type="float" office:value="1" calcext:value-type="float">
            <text:p>1</text:p>
          </table:table-cell>
          <table:table-cell table:formula="of:=IF([.B267]&gt;5/6; 3; IF([.B267]&gt;1/2; 2; IF([.B267]&gt;1/6; 1; 0)))" office:value-type="float" office:value="3" calcext:value-type="float">
            <text:p>3</text:p>
          </table:table-cell>
          <table:table-cell table:formula="of:=INT([.C267]*3)" office:value-type="float" office:value="3" calcext:value-type="float">
            <text:p>3</text:p>
          </table:table-cell>
          <table:table-cell table:number-columns-repeated="9"/>
        </table:table-row>
        <table:table-row table:style-name="ro1">
          <table:table-cell office:value-type="string" calcext:value-type="string">
            <text:p>Based on the results from the data table, the two trials do not differ much but the second trial had a couple longer length, so something could have been done differently from the first trial. The data should that plastic B stretched the farthest during the first trial and that it is the "stretchiest" the way the student could have improved the design or validity of the results is to repeat it 2 more trials exactly like before to ensure the results are accurate. A second way the student could have improved the experimental design is to say how much weight to add to each plastic, instead of just saying changed.</text:p>
          </table:table-cell>
          <table:table-cell office:value-type="float" office:value="0.784802794456482" calcext:value-type="float">
            <text:p>0.784802794456482</text:p>
          </table:table-cell>
          <table:table-cell office:value-type="float" office:value="1" calcext:value-type="float">
            <text:p>1</text:p>
          </table:table-cell>
          <table:table-cell table:formula="of:=IF([.B268]&gt;5/6; 3; IF([.B268]&gt;1/2; 2; IF([.B268]&gt;1/6; 1; 0)))" office:value-type="float" office:value="2" calcext:value-type="float">
            <text:p>2</text:p>
          </table:table-cell>
          <table:table-cell table:formula="of:=INT([.C268]*3)" office:value-type="float" office:value="3" calcext:value-type="float">
            <text:p>3</text:p>
          </table:table-cell>
          <table:table-cell table:number-columns-repeated="9"/>
        </table:table-row>
        <table:table-row table:style-name="ro1">
          <table:table-cell office:value-type="string" calcext:value-type="string">
            <text:p>light gray :: it can make it hot but not to hot cause it do nst atract as much heat as black or dark gray</text:p>
          </table:table-cell>
          <table:table-cell office:value-type="float" office:value="0.251665353775024" calcext:value-type="float">
            <text:p>0.251665353775024</text:p>
          </table:table-cell>
          <table:table-cell office:value-type="float" office:value="0.333333343267441" calcext:value-type="float">
            <text:p>0.333333343267441</text:p>
          </table:table-cell>
          <table:table-cell table:formula="of:=IF([.B269]&gt;5/6; 3; IF([.B269]&gt;1/2; 2; IF([.B269]&gt;1/6; 1; 0)))" office:value-type="float" office:value="1" calcext:value-type="float">
            <text:p>1</text:p>
          </table:table-cell>
          <table:table-cell table:formula="of:=INT([.C269]*3)" office:value-type="float" office:value="1" calcext:value-type="float">
            <text:p>1</text:p>
          </table:table-cell>
          <table:table-cell table:number-columns-repeated="9"/>
        </table:table-row>
        <table:table-row table:style-name="ro1">
          <table:table-cell office:value-type="string" calcext:value-type="string">
            <text:p>One would be going in the vacule and being use for energy.Two would be useing the mRNA to leave the cell.Thrid would be being used for food for the cell.</text:p>
          </table:table-cell>
          <table:table-cell office:value-type="float" office:value="0.0822712779045105" calcext:value-type="float">
            <text:p>0.0822712779045105</text:p>
          </table:table-cell>
          <table:table-cell office:value-type="float" office:value="0" calcext:value-type="float">
            <text:p>0</text:p>
          </table:table-cell>
          <table:table-cell table:formula="of:=IF([.B270]&gt;5/6; 3; IF([.B270]&gt;1/2; 2; IF([.B270]&gt;1/6; 1; 0)))" office:value-type="float" office:value="0" calcext:value-type="float">
            <text:p>0</text:p>
          </table:table-cell>
          <table:table-cell table:formula="of:=INT([.C270]*3)" office:value-type="float" office:value="0" calcext:value-type="float">
            <text:p>0</text:p>
          </table:table-cell>
          <table:table-cell table:number-columns-repeated="9"/>
        </table:table-row>
        <table:table-row table:style-name="ro1">
          <table:table-cell office:value-type="string" calcext:value-type="string">
            <text:p>In conclusion, the polymer with the most stretchability is Polymer B in T1 and T2 polymer B had the highest number of mm out of the other polymers. There for it stretched the greatest amount. In the future I think it would be helpful for the students to record how much weight they used to test each polymer. I also think it would be beneficia to test more trials to be confident in the results.</text:p>
          </table:table-cell>
          <table:table-cell office:value-type="float" office:value="0.799830973148346" calcext:value-type="float">
            <text:p>0.799830973148346</text:p>
          </table:table-cell>
          <table:table-cell office:value-type="float" office:value="1" calcext:value-type="float">
            <text:p>1</text:p>
          </table:table-cell>
          <table:table-cell table:formula="of:=IF([.B271]&gt;5/6; 3; IF([.B271]&gt;1/2; 2; IF([.B271]&gt;1/6; 1; 0)))" office:value-type="float" office:value="2" calcext:value-type="float">
            <text:p>2</text:p>
          </table:table-cell>
          <table:table-cell table:formula="of:=INT([.C271]*3)" office:value-type="float" office:value="3" calcext:value-type="float">
            <text:p>3</text:p>
          </table:table-cell>
          <table:table-cell table:number-columns-repeated="9"/>
        </table:table-row>
        <table:table-row table:style-name="ro1">
          <table:table-cell office:value-type="string" calcext:value-type="string">
            <text:p>A conclusion on could draw is that plastic type B has the most stretchability. A student could improve the design and results by adding more trials, and specifying how much weight should be added. These two suggestions would durastialy improve the validity of the results as well as improve the design.</text:p>
          </table:table-cell>
          <table:table-cell office:value-type="float" office:value="0.917268753051758" calcext:value-type="float">
            <text:p>0.917268753051758</text:p>
          </table:table-cell>
          <table:table-cell office:value-type="float" office:value="1" calcext:value-type="float">
            <text:p>1</text:p>
          </table:table-cell>
          <table:table-cell table:formula="of:=IF([.B272]&gt;5/6; 3; IF([.B272]&gt;1/2; 2; IF([.B272]&gt;1/6; 1; 0)))" office:value-type="float" office:value="3" calcext:value-type="float">
            <text:p>3</text:p>
          </table:table-cell>
          <table:table-cell table:formula="of:=INT([.C272]*3)" office:value-type="float" office:value="3" calcext:value-type="float">
            <text:p>3</text:p>
          </table:table-cell>
          <table:table-cell table:number-columns-repeated="9"/>
        </table:table-row>
        <table:table-row table:style-name="ro1">
          <table:table-cell office:value-type="string" calcext:value-type="string">
            <text:p>mRNA leaves the nucleus and the eventually develops into tRNA and rRNA . It then absords and develops proteins.</text:p>
          </table:table-cell>
          <table:table-cell office:value-type="float" office:value="0.0105430642142892" calcext:value-type="float">
            <text:p>0.0105430642142892</text:p>
          </table:table-cell>
          <table:table-cell office:value-type="float" office:value="0" calcext:value-type="float">
            <text:p>0</text:p>
          </table:table-cell>
          <table:table-cell table:formula="of:=IF([.B273]&gt;5/6; 3; IF([.B273]&gt;1/2; 2; IF([.B273]&gt;1/6; 1; 0)))" office:value-type="float" office:value="0" calcext:value-type="float">
            <text:p>0</text:p>
          </table:table-cell>
          <table:table-cell table:formula="of:=INT([.C273]*3)" office:value-type="float" office:value="0" calcext:value-type="float">
            <text:p>0</text:p>
          </table:table-cell>
          <table:table-cell table:number-columns-repeated="9"/>
        </table:table-row>
        <table:table-row table:style-name="ro1">
          <table:table-cell office:value-type="string" calcext:value-type="string">
            <text:p>anaphase, metaphase, prophase, telophase</text:p>
          </table:table-cell>
          <table:table-cell office:value-type="float" office:value="0.00169487739913166" calcext:value-type="float">
            <text:p>0.00169487739913166</text:p>
          </table:table-cell>
          <table:table-cell office:value-type="float" office:value="0" calcext:value-type="float">
            <text:p>0</text:p>
          </table:table-cell>
          <table:table-cell table:formula="of:=IF([.B274]&gt;5/6; 3; IF([.B274]&gt;1/2; 2; IF([.B274]&gt;1/6; 1; 0)))" office:value-type="float" office:value="0" calcext:value-type="float">
            <text:p>0</text:p>
          </table:table-cell>
          <table:table-cell table:formula="of:=INT([.C274]*3)" office:value-type="float" office:value="0" calcext:value-type="float">
            <text:p>0</text:p>
          </table:table-cell>
          <table:table-cell table:number-columns-repeated="9"/>
        </table:table-row>
        <table:table-row table:style-name="ro1">
          <table:table-cell office:value-type="string" calcext:value-type="string">
            <text:p>to transfer RNA</text:p>
          </table:table-cell>
          <table:table-cell office:value-type="float" office:value="0.000230226462008432" calcext:value-type="float">
            <text:p>0.000230226462008432</text:p>
          </table:table-cell>
          <table:table-cell office:value-type="float" office:value="0" calcext:value-type="float">
            <text:p>0</text:p>
          </table:table-cell>
          <table:table-cell table:formula="of:=IF([.B275]&gt;5/6; 3; IF([.B275]&gt;1/2; 2; IF([.B275]&gt;1/6; 1; 0)))" office:value-type="float" office:value="0" calcext:value-type="float">
            <text:p>0</text:p>
          </table:table-cell>
          <table:table-cell table:formula="of:=INT([.C275]*3)" office:value-type="float" office:value="0" calcext:value-type="float">
            <text:p>0</text:p>
          </table:table-cell>
          <table:table-cell table:number-columns-repeated="9"/>
        </table:table-row>
        <table:table-row table:style-name="ro1">
          <table:table-cell office:value-type="string" calcext:value-type="string">
            <text:p>nucleuscell membrane</text:p>
          </table:table-cell>
          <table:table-cell office:value-type="float" office:value="0.000198910041945055" calcext:value-type="float">
            <text:p>0.000198910041945055</text:p>
          </table:table-cell>
          <table:table-cell office:value-type="float" office:value="0" calcext:value-type="float">
            <text:p>0</text:p>
          </table:table-cell>
          <table:table-cell table:formula="of:=IF([.B276]&gt;5/6; 3; IF([.B276]&gt;1/2; 2; IF([.B276]&gt;1/6; 1; 0)))" office:value-type="float" office:value="0" calcext:value-type="float">
            <text:p>0</text:p>
          </table:table-cell>
          <table:table-cell table:formula="of:=INT([.C276]*3)" office:value-type="float" office:value="0" calcext:value-type="float">
            <text:p>0</text:p>
          </table:table-cell>
          <table:table-cell table:number-columns-repeated="9"/>
        </table:table-row>
        <table:table-row table:style-name="ro1">
          <table:table-cell office:value-type="string" calcext:value-type="string">
            <text:p>reproduction,</text:p>
          </table:table-cell>
          <table:table-cell office:value-type="float" office:value="0.000564544228836894" calcext:value-type="float">
            <text:p>0.000564544228836894</text:p>
          </table:table-cell>
          <table:table-cell office:value-type="float" office:value="0" calcext:value-type="float">
            <text:p>0</text:p>
          </table:table-cell>
          <table:table-cell table:formula="of:=IF([.B277]&gt;5/6; 3; IF([.B277]&gt;1/2; 2; IF([.B277]&gt;1/6; 1; 0)))" office:value-type="float" office:value="0" calcext:value-type="float">
            <text:p>0</text:p>
          </table:table-cell>
          <table:table-cell table:formula="of:=INT([.C277]*3)" office:value-type="float" office:value="0" calcext:value-type="float">
            <text:p>0</text:p>
          </table:table-cell>
          <table:table-cell table:number-columns-repeated="9"/>
        </table:table-row>
        <table:table-row table:style-name="ro1">
          <table:table-cell office:value-type="string" calcext:value-type="string">
            <text:p>white :: <text:s/>white is the best becouse it is the coolest and would not over heat he dog</text:p>
          </table:table-cell>
          <table:table-cell office:value-type="float" office:value="0.223155617713928" calcext:value-type="float">
            <text:p>0.223155617713928</text:p>
          </table:table-cell>
          <table:table-cell office:value-type="float" office:value="0.333333343267441" calcext:value-type="float">
            <text:p>0.333333343267441</text:p>
          </table:table-cell>
          <table:table-cell table:formula="of:=IF([.B278]&gt;5/6; 3; IF([.B278]&gt;1/2; 2; IF([.B278]&gt;1/6; 1; 0)))" office:value-type="float" office:value="1" calcext:value-type="float">
            <text:p>1</text:p>
          </table:table-cell>
          <table:table-cell table:formula="of:=INT([.C278]*3)" office:value-type="float" office:value="1" calcext:value-type="float">
            <text:p>1</text:p>
          </table:table-cell>
          <table:table-cell table:number-columns-repeated="9"/>
        </table:table-row>
        <table:table-row table:style-name="ro1">
          <table:table-cell office:value-type="string" calcext:value-type="string">
            <text:p>The cell membrane will open allowing and manuever nutrients into the cell. The cell membrane will manuever waste out of the cell.</text:p>
          </table:table-cell>
          <table:table-cell office:value-type="float" office:value="0.0088120000436902" calcext:value-type="float">
            <text:p>0.0088120000436902</text:p>
          </table:table-cell>
          <table:table-cell office:value-type="float" office:value="0" calcext:value-type="float">
            <text:p>0</text:p>
          </table:table-cell>
          <table:table-cell table:formula="of:=IF([.B279]&gt;5/6; 3; IF([.B279]&gt;1/2; 2; IF([.B279]&gt;1/6; 1; 0)))" office:value-type="float" office:value="0" calcext:value-type="float">
            <text:p>0</text:p>
          </table:table-cell>
          <table:table-cell table:formula="of:=INT([.C279]*3)" office:value-type="float" office:value="0" calcext:value-type="float">
            <text:p>0</text:p>
          </table:table-cell>
          <table:table-cell table:number-columns-repeated="9"/>
        </table:table-row>
        <table:table-row table:style-name="ro1">
          <table:table-cell office:value-type="string" calcext:value-type="string">
            <text:p>Based on the students data, it can be seen that plastic B stretched 22mm (T1) and 23mm (T2) making it the most stretchable. ^p The students could have improved the experiment by including the length of the plastics before stretching them. Also, they need to include how much weight to add to the plastic, making it the same for each plastic to be valid.</text:p>
          </table:table-cell>
          <table:table-cell office:value-type="float" office:value="0.813318073749542" calcext:value-type="float">
            <text:p>0.813318073749542</text:p>
          </table:table-cell>
          <table:table-cell office:value-type="float" office:value="1" calcext:value-type="float">
            <text:p>1</text:p>
          </table:table-cell>
          <table:table-cell table:formula="of:=IF([.B280]&gt;5/6; 3; IF([.B280]&gt;1/2; 2; IF([.B280]&gt;1/6; 1; 0)))" office:value-type="float" office:value="2" calcext:value-type="float">
            <text:p>2</text:p>
          </table:table-cell>
          <table:table-cell table:formula="of:=INT([.C280]*3)" office:value-type="float" office:value="3" calcext:value-type="float">
            <text:p>3</text:p>
          </table:table-cell>
          <table:table-cell table:number-columns-repeated="9"/>
        </table:table-row>
        <table:table-row table:style-name="ro1">
          <table:table-cell office:value-type="string" calcext:value-type="string">
            <text:p>mRNarRNA- ribosome gRNA-genetRNA-transfer</text:p>
          </table:table-cell>
          <table:table-cell office:value-type="float" office:value="0.00543716037645936" calcext:value-type="float">
            <text:p>0.00543716037645936</text:p>
          </table:table-cell>
          <table:table-cell office:value-type="float" office:value="0" calcext:value-type="float">
            <text:p>0</text:p>
          </table:table-cell>
          <table:table-cell table:formula="of:=IF([.B281]&gt;5/6; 3; IF([.B281]&gt;1/2; 2; IF([.B281]&gt;1/6; 1; 0)))" office:value-type="float" office:value="0" calcext:value-type="float">
            <text:p>0</text:p>
          </table:table-cell>
          <table:table-cell table:formula="of:=INT([.C281]*3)" office:value-type="float" office:value="0" calcext:value-type="float">
            <text:p>0</text:p>
          </table:table-cell>
          <table:table-cell table:number-columns-repeated="9"/>
        </table:table-row>
        <table:table-row table:style-name="ro1">
          <table:table-cell office:value-type="string" calcext:value-type="string">
            <text:p>In order to replicate this experiment, we should be told the amount of vinegar in m/ls and tell what the container is made of and define if there needs to be a constant temperature in the 24 hours of it trying in an incubator.</text:p>
          </table:table-cell>
          <table:table-cell office:value-type="float" office:value="0.649205148220062" calcext:value-type="float">
            <text:p>0.649205148220062</text:p>
          </table:table-cell>
          <table:table-cell office:value-type="float" office:value="1" calcext:value-type="float">
            <text:p>1</text:p>
          </table:table-cell>
          <table:table-cell table:formula="of:=IF([.B282]&gt;5/6; 3; IF([.B282]&gt;1/2; 2; IF([.B282]&gt;1/6; 1; 0)))" office:value-type="float" office:value="2" calcext:value-type="float">
            <text:p>2</text:p>
          </table:table-cell>
          <table:table-cell table:formula="of:=INT([.C282]*3)" office:value-type="float" office:value="3" calcext:value-type="float">
            <text:p>3</text:p>
          </table:table-cell>
          <table:table-cell table:number-columns-repeated="9"/>
        </table:table-row>
        <table:table-row table:style-name="ro1">
          <table:table-cell office:value-type="string" calcext:value-type="string">
            <text:p>A) From this data you can conclude that. There really wasnt much of a change and that T1 bag is stronger. ^p B) The student need an control and also need to be more spcific. when it comes to the weights.</text:p>
          </table:table-cell>
          <table:table-cell office:value-type="float" office:value="0.219629362225533" calcext:value-type="float">
            <text:p>0.219629362225533</text:p>
          </table:table-cell>
          <table:table-cell office:value-type="float" office:value="0.333333343267441" calcext:value-type="float">
            <text:p>0.333333343267441</text:p>
          </table:table-cell>
          <table:table-cell table:formula="of:=IF([.B283]&gt;5/6; 3; IF([.B283]&gt;1/2; 2; IF([.B283]&gt;1/6; 1; 0)))" office:value-type="float" office:value="1" calcext:value-type="float">
            <text:p>1</text:p>
          </table:table-cell>
          <table:table-cell table:formula="of:=INT([.C283]*3)" office:value-type="float" office:value="1" calcext:value-type="float">
            <text:p>1</text:p>
          </table:table-cell>
          <table:table-cell table:number-columns-repeated="9"/>
        </table:table-row>
        <table:table-row table:style-name="ro1">
          <table:table-cell office:value-type="string" calcext:value-type="string">
            <text:p>The cell uses osmosis and facilitated diffusion to move substances across the cell membrane.</text:p>
          </table:table-cell>
          <table:table-cell office:value-type="float" office:value="0.00288424151949584" calcext:value-type="float">
            <text:p>0.00288424151949584</text:p>
          </table:table-cell>
          <table:table-cell office:value-type="float" office:value="0" calcext:value-type="float">
            <text:p>0</text:p>
          </table:table-cell>
          <table:table-cell table:formula="of:=IF([.B284]&gt;5/6; 3; IF([.B284]&gt;1/2; 2; IF([.B284]&gt;1/6; 1; 0)))" office:value-type="float" office:value="0" calcext:value-type="float">
            <text:p>0</text:p>
          </table:table-cell>
          <table:table-cell table:formula="of:=INT([.C284]*3)" office:value-type="float" office:value="0" calcext:value-type="float">
            <text:p>0</text:p>
          </table:table-cell>
          <table:table-cell table:number-columns-repeated="9"/>
        </table:table-row>
        <table:table-row table:style-name="ro1">
          <table:table-cell office:value-type="string" calcext:value-type="string">
            <text:p>light gray :: i pick light gray because after 3 trials of 24(DEG)c for 10 minutes it had an average of 45 which means that the temperature remained not to hot and not to cold.</text:p>
          </table:table-cell>
          <table:table-cell office:value-type="float" office:value="0.351030200719833" calcext:value-type="float">
            <text:p>0.351030200719833</text:p>
          </table:table-cell>
          <table:table-cell office:value-type="float" office:value="0.666666686534882" calcext:value-type="float">
            <text:p>0.666666686534882</text:p>
          </table:table-cell>
          <table:table-cell table:formula="of:=IF([.B285]&gt;5/6; 3; IF([.B285]&gt;1/2; 2; IF([.B285]&gt;1/6; 1; 0)))" office:value-type="float" office:value="1" calcext:value-type="float">
            <text:p>1</text:p>
          </table:table-cell>
          <table:table-cell table:formula="of:=INT([.C285]*3)" office:value-type="float" office:value="2" calcext:value-type="float">
            <text:p>2</text:p>
          </table:table-cell>
          <table:table-cell table:number-columns-repeated="9"/>
        </table:table-row>
        <table:table-row table:style-name="ro1">
          <table:table-cell office:value-type="string" calcext:value-type="string">
            <text:p>1)protein channells only allow certain things through. <text:s text:c="4"/>2)the cell membrane only aloows in small things. <text:s text:c="4"/>3)active transport</text:p>
          </table:table-cell>
          <table:table-cell office:value-type="float" office:value="0.0383629351854324" calcext:value-type="float">
            <text:p>0.0383629351854324</text:p>
          </table:table-cell>
          <table:table-cell office:value-type="float" office:value="0.333333343267441" calcext:value-type="float">
            <text:p>0.333333343267441</text:p>
          </table:table-cell>
          <table:table-cell table:formula="of:=IF([.B286]&gt;5/6; 3; IF([.B286]&gt;1/2; 2; IF([.B286]&gt;1/6; 1; 0)))" office:value-type="float" office:value="0" calcext:value-type="float">
            <text:p>0</text:p>
          </table:table-cell>
          <table:table-cell table:formula="of:=INT([.C286]*3)" office:value-type="float" office:value="1" calcext:value-type="float">
            <text:p>1</text:p>
          </table:table-cell>
          <table:table-cell table:number-columns-repeated="9"/>
        </table:table-row>
        <table:table-row table:style-name="ro1">
          <table:table-cell office:value-type="string" calcext:value-type="string">
            <text:p>A.) Plastic type 2 had more stretchability then all the other plastics tested. ^p B&gt;) The student could have improved the test by saying how much weights was added during the experiment. The student could have also discribed the rate at which to add the weights for consistancy.</text:p>
          </table:table-cell>
          <table:table-cell office:value-type="float" office:value="0.628544330596924" calcext:value-type="float">
            <text:p>0.628544330596924</text:p>
          </table:table-cell>
          <table:table-cell office:value-type="float" office:value="0.333333343267441" calcext:value-type="float">
            <text:p>0.333333343267441</text:p>
          </table:table-cell>
          <table:table-cell table:formula="of:=IF([.B287]&gt;5/6; 3; IF([.B287]&gt;1/2; 2; IF([.B287]&gt;1/6; 1; 0)))" office:value-type="float" office:value="2" calcext:value-type="float">
            <text:p>2</text:p>
          </table:table-cell>
          <table:table-cell table:formula="of:=INT([.C287]*3)" office:value-type="float" office:value="1" calcext:value-type="float">
            <text:p>1</text:p>
          </table:table-cell>
          <table:table-cell table:number-columns-repeated="9"/>
        </table:table-row>
        <table:table-row table:style-name="ro1">
          <table:table-cell office:value-type="string" calcext:value-type="string">
            <text:p>after the mRNA leaves the nucleus, it is taken to the ribosome by tRNA and it is made into proteins</text:p>
          </table:table-cell>
          <table:table-cell office:value-type="float" office:value="0.00411097006872296" calcext:value-type="float">
            <text:p>0.00411097006872296</text:p>
          </table:table-cell>
          <table:table-cell office:value-type="float" office:value="0.333333343267441" calcext:value-type="float">
            <text:p>0.333333343267441</text:p>
          </table:table-cell>
          <table:table-cell table:formula="of:=IF([.B288]&gt;5/6; 3; IF([.B288]&gt;1/2; 2; IF([.B288]&gt;1/6; 1; 0)))" office:value-type="float" office:value="0" calcext:value-type="float">
            <text:p>0</text:p>
          </table:table-cell>
          <table:table-cell table:formula="of:=INT([.C288]*3)" office:value-type="float" office:value="1" calcext:value-type="float">
            <text:p>1</text:p>
          </table:table-cell>
          <table:table-cell table:number-columns-repeated="9"/>
        </table:table-row>
        <table:table-row table:style-name="ro1">
          <table:table-cell office:value-type="string" calcext:value-type="string">
            <text:p>Transcription, DNA is transcribed into mRNA so it can leave the nuclear membrane. The mRNA passes through the nuclear membrane.The mRNA travels on the endoplasmic riticulum to the ribosome.The ribosome reads the mRNA to figure out what type of protein to make.</text:p>
          </table:table-cell>
          <table:table-cell office:value-type="float" office:value="0.503844201564789" calcext:value-type="float">
            <text:p>0.503844201564789</text:p>
          </table:table-cell>
          <table:table-cell office:value-type="float" office:value="0.333333343267441" calcext:value-type="float">
            <text:p>0.333333343267441</text:p>
          </table:table-cell>
          <table:table-cell table:formula="of:=IF([.B289]&gt;5/6; 3; IF([.B289]&gt;1/2; 2; IF([.B289]&gt;1/6; 1; 0)))" office:value-type="float" office:value="2" calcext:value-type="float">
            <text:p>2</text:p>
          </table:table-cell>
          <table:table-cell table:formula="of:=INT([.C289]*3)" office:value-type="float" office:value="1" calcext:value-type="float">
            <text:p>1</text:p>
          </table:table-cell>
          <table:table-cell table:number-columns-repeated="9"/>
        </table:table-row>
        <table:table-row table:style-name="ro1">
          <table:table-cell office:value-type="string" calcext:value-type="string">
            <text:p>A cell consist of many parts to protect things from getting in. One part is the cell membrane. The cell membrane acts like an outer lining to protect the cell from harmful things getting in. The mitocodria, is another part. It carries out waste from the cell. The final part is the cell wall, found only in plants. This allowes a double protection feature to be sure things don't get in.</text:p>
          </table:table-cell>
          <table:table-cell office:value-type="float" office:value="0.125645279884338" calcext:value-type="float">
            <text:p>0.125645279884338</text:p>
          </table:table-cell>
          <table:table-cell office:value-type="float" office:value="0" calcext:value-type="float">
            <text:p>0</text:p>
          </table:table-cell>
          <table:table-cell table:formula="of:=IF([.B290]&gt;5/6; 3; IF([.B290]&gt;1/2; 2; IF([.B290]&gt;1/6; 1; 0)))" office:value-type="float" office:value="0" calcext:value-type="float">
            <text:p>0</text:p>
          </table:table-cell>
          <table:table-cell table:formula="of:=INT([.C290]*3)" office:value-type="float" office:value="0" calcext:value-type="float">
            <text:p>0</text:p>
          </table:table-cell>
          <table:table-cell table:number-columns-repeated="9"/>
        </table:table-row>
        <table:table-row table:style-name="ro1">
          <table:table-cell office:value-type="string" calcext:value-type="string">
            <text:p>white :: if they used white the doghouse would be cold er inside then it would if the doghouse was black. the reason why it woul d be colder is because white reflects more sunlight than the color black. darker colors usally abosord more heat then lighter colors.</text:p>
          </table:table-cell>
          <table:table-cell office:value-type="float" office:value="0.321282148361206" calcext:value-type="float">
            <text:p>0.321282148361206</text:p>
          </table:table-cell>
          <table:table-cell office:value-type="float" office:value="0.333333343267441" calcext:value-type="float">
            <text:p>0.333333343267441</text:p>
          </table:table-cell>
          <table:table-cell table:formula="of:=IF([.B291]&gt;5/6; 3; IF([.B291]&gt;1/2; 2; IF([.B291]&gt;1/6; 1; 0)))" office:value-type="float" office:value="1" calcext:value-type="float">
            <text:p>1</text:p>
          </table:table-cell>
          <table:table-cell table:formula="of:=INT([.C291]*3)" office:value-type="float" office:value="1" calcext:value-type="float">
            <text:p>1</text:p>
          </table:table-cell>
          <table:table-cell table:number-columns-repeated="9"/>
        </table:table-row>
        <table:table-row table:style-name="ro1">
          <table:table-cell office:value-type="string" calcext:value-type="string">
            <text:p>wellll, i think the first one might be meiosis or Mitosisbut i really don`t have any idea so i`m just taking a wild guess so i don`t get this question wrong(:kthanks for the poinnts</text:p>
          </table:table-cell>
          <table:table-cell office:value-type="float" office:value="0.396638631820679" calcext:value-type="float">
            <text:p>0.396638631820679</text:p>
          </table:table-cell>
          <table:table-cell office:value-type="float" office:value="0" calcext:value-type="float">
            <text:p>0</text:p>
          </table:table-cell>
          <table:table-cell table:formula="of:=IF([.B292]&gt;5/6; 3; IF([.B292]&gt;1/2; 2; IF([.B292]&gt;1/6; 1; 0)))" office:value-type="float" office:value="1" calcext:value-type="float">
            <text:p>1</text:p>
          </table:table-cell>
          <table:table-cell table:formula="of:=INT([.C292]*3)" office:value-type="float" office:value="0" calcext:value-type="float">
            <text:p>0</text:p>
          </table:table-cell>
          <table:table-cell table:number-columns-repeated="9"/>
        </table:table-row>
        <table:table-row table:style-name="ro1">
          <table:table-cell office:value-type="string" calcext:value-type="string">
            <text:p>Step 1, the mRNA leaves the nucleus. Step 2, the protein is sent to the ribosomes. Step 3 , the protein is the synthesized, and step 4, the mRNA returns the synthesized protein to the nucleus.</text:p>
          </table:table-cell>
          <table:table-cell office:value-type="float" office:value="0.0060179834254086" calcext:value-type="float">
            <text:p>0.0060179834254086</text:p>
          </table:table-cell>
          <table:table-cell office:value-type="float" office:value="0.333333343267441" calcext:value-type="float">
            <text:p>0.333333343267441</text:p>
          </table:table-cell>
          <table:table-cell table:formula="of:=IF([.B293]&gt;5/6; 3; IF([.B293]&gt;1/2; 2; IF([.B293]&gt;1/6; 1; 0)))" office:value-type="float" office:value="0" calcext:value-type="float">
            <text:p>0</text:p>
          </table:table-cell>
          <table:table-cell table:formula="of:=INT([.C293]*3)" office:value-type="float" office:value="1" calcext:value-type="float">
            <text:p>1</text:p>
          </table:table-cell>
          <table:table-cell table:number-columns-repeated="9"/>
        </table:table-row>
        <table:table-row table:style-name="ro1">
          <table:table-cell office:value-type="string" calcext:value-type="string">
            <text:p>light gray :: the color wouyld affect the dog house in this way in the heat the dog would stay cool but its not so light that it wou ld be cold for him in the winter. so keeping it at a light darker color y ou ahve a mixeture of the 2.</text:p>
          </table:table-cell>
          <table:table-cell office:value-type="float" office:value="0.361488938331604" calcext:value-type="float">
            <text:p>0.361488938331604</text:p>
          </table:table-cell>
          <table:table-cell office:value-type="float" office:value="0.333333343267441" calcext:value-type="float">
            <text:p>0.333333343267441</text:p>
          </table:table-cell>
          <table:table-cell table:formula="of:=IF([.B294]&gt;5/6; 3; IF([.B294]&gt;1/2; 2; IF([.B294]&gt;1/6; 1; 0)))" office:value-type="float" office:value="1" calcext:value-type="float">
            <text:p>1</text:p>
          </table:table-cell>
          <table:table-cell table:formula="of:=INT([.C294]*3)" office:value-type="float" office:value="1" calcext:value-type="float">
            <text:p>1</text:p>
          </table:table-cell>
          <table:table-cell table:number-columns-repeated="9"/>
        </table:table-row>
        <table:table-row table:style-name="ro1">
          <table:table-cell office:value-type="string" calcext:value-type="string">
            <text:p>One is the mitocondria which controls what goes in and out of the cell. Second, is the vacole which is the stomach of the cell. Last, is the membrane which is the control center of the cell.</text:p>
          </table:table-cell>
          <table:table-cell office:value-type="float" office:value="0.0259691029787064" calcext:value-type="float">
            <text:p>0.0259691029787064</text:p>
          </table:table-cell>
          <table:table-cell office:value-type="float" office:value="0" calcext:value-type="float">
            <text:p>0</text:p>
          </table:table-cell>
          <table:table-cell table:formula="of:=IF([.B295]&gt;5/6; 3; IF([.B295]&gt;1/2; 2; IF([.B295]&gt;1/6; 1; 0)))" office:value-type="float" office:value="0" calcext:value-type="float">
            <text:p>0</text:p>
          </table:table-cell>
          <table:table-cell table:formula="of:=INT([.C295]*3)" office:value-type="float" office:value="0" calcext:value-type="float">
            <text:p>0</text:p>
          </table:table-cell>
          <table:table-cell table:number-columns-repeated="9"/>
        </table:table-row>
        <table:table-row table:style-name="ro1">
          <table:table-cell office:value-type="string" calcext:value-type="string">
            <text:p>a. A conclusion that can be made is that they used plastic B, then plastic B will stretch the most.^p b.More trials and use more plastic types.</text:p>
          </table:table-cell>
          <table:table-cell office:value-type="float" office:value="0.728374302387238" calcext:value-type="float">
            <text:p>0.728374302387238</text:p>
          </table:table-cell>
          <table:table-cell office:value-type="float" office:value="0.666666686534882" calcext:value-type="float">
            <text:p>0.666666686534882</text:p>
          </table:table-cell>
          <table:table-cell table:formula="of:=IF([.B296]&gt;5/6; 3; IF([.B296]&gt;1/2; 2; IF([.B296]&gt;1/6; 1; 0)))" office:value-type="float" office:value="2" calcext:value-type="float">
            <text:p>2</text:p>
          </table:table-cell>
          <table:table-cell table:formula="of:=INT([.C296]*3)" office:value-type="float" office:value="2" calcext:value-type="float">
            <text:p>2</text:p>
          </table:table-cell>
          <table:table-cell table:number-columns-repeated="9"/>
        </table:table-row>
        <table:table-row table:style-name="ro1">
          <table:table-cell office:value-type="string" calcext:value-type="string">
            <text:p>In my opinion, they should add more informations of, the temperature because different samples migh react differently in lower or higher temperature. They should do more than just one try with each sample, It should be at least 3 to get a better data, they should have measure mass much more often as well.</text:p>
          </table:table-cell>
          <table:table-cell office:value-type="float" office:value="0.592255055904388" calcext:value-type="float">
            <text:p>0.592255055904388</text:p>
          </table:table-cell>
          <table:table-cell office:value-type="float" office:value="0.333333343267441" calcext:value-type="float">
            <text:p>0.333333343267441</text:p>
          </table:table-cell>
          <table:table-cell table:formula="of:=IF([.B297]&gt;5/6; 3; IF([.B297]&gt;1/2; 2; IF([.B297]&gt;1/6; 1; 0)))" office:value-type="float" office:value="2" calcext:value-type="float">
            <text:p>2</text:p>
          </table:table-cell>
          <table:table-cell table:formula="of:=INT([.C297]*3)" office:value-type="float" office:value="1" calcext:value-type="float">
            <text:p>1</text:p>
          </table:table-cell>
          <table:table-cell table:number-columns-repeated="9"/>
        </table:table-row>
        <table:table-row table:style-name="ro1">
          <table:table-cell office:value-type="string" calcext:value-type="string">
            <text:p>light gray :: <text:s/>The color will make sure the inside doesn't g et too hot or too cold.</text:p>
          </table:table-cell>
          <table:table-cell office:value-type="float" office:value="0.23124948143959" calcext:value-type="float">
            <text:p>0.23124948143959</text:p>
          </table:table-cell>
          <table:table-cell office:value-type="float" office:value="0.333333343267441" calcext:value-type="float">
            <text:p>0.333333343267441</text:p>
          </table:table-cell>
          <table:table-cell table:formula="of:=IF([.B298]&gt;5/6; 3; IF([.B298]&gt;1/2; 2; IF([.B298]&gt;1/6; 1; 0)))" office:value-type="float" office:value="1" calcext:value-type="float">
            <text:p>1</text:p>
          </table:table-cell>
          <table:table-cell table:formula="of:=INT([.C298]*3)" office:value-type="float" office:value="1" calcext:value-type="float">
            <text:p>1</text:p>
          </table:table-cell>
          <table:table-cell table:number-columns-repeated="9"/>
        </table:table-row>
        <table:table-row table:style-name="ro1">
          <table:table-cell office:value-type="string" calcext:value-type="string">
            <text:p>The RNA divides into mRNA and then the mRNA goes out and gives coded instructions to the organelles.</text:p>
          </table:table-cell>
          <table:table-cell office:value-type="float" office:value="0.0054126875475049" calcext:value-type="float">
            <text:p>0.0054126875475049</text:p>
          </table:table-cell>
          <table:table-cell office:value-type="float" office:value="0" calcext:value-type="float">
            <text:p>0</text:p>
          </table:table-cell>
          <table:table-cell table:formula="of:=IF([.B299]&gt;5/6; 3; IF([.B299]&gt;1/2; 2; IF([.B299]&gt;1/6; 1; 0)))" office:value-type="float" office:value="0" calcext:value-type="float">
            <text:p>0</text:p>
          </table:table-cell>
          <table:table-cell table:formula="of:=INT([.C299]*3)" office:value-type="float" office:value="0" calcext:value-type="float">
            <text:p>0</text:p>
          </table:table-cell>
          <table:table-cell table:number-columns-repeated="9"/>
        </table:table-row>
        <table:table-row table:style-name="ro1">
          <table:table-cell office:value-type="string" calcext:value-type="string">
            <text:p>black :: i think that black she psint the doghouse bec ause it dark and it could absorb more energy and increase in air tempertu re.</text:p>
          </table:table-cell>
          <table:table-cell office:value-type="float" office:value="0.234006732702255" calcext:value-type="float">
            <text:p>0.234006732702255</text:p>
          </table:table-cell>
          <table:table-cell office:value-type="float" office:value="0.333333343267441" calcext:value-type="float">
            <text:p>0.333333343267441</text:p>
          </table:table-cell>
          <table:table-cell table:formula="of:=IF([.B300]&gt;5/6; 3; IF([.B300]&gt;1/2; 2; IF([.B300]&gt;1/6; 1; 0)))" office:value-type="float" office:value="1" calcext:value-type="float">
            <text:p>1</text:p>
          </table:table-cell>
          <table:table-cell table:formula="of:=INT([.C300]*3)" office:value-type="float" office:value="1" calcext:value-type="float">
            <text:p>1</text:p>
          </table:table-cell>
          <table:table-cell table:number-columns-repeated="9"/>
        </table:table-row>
        <table:table-row table:style-name="ro1">
          <table:table-cell office:value-type="string" calcext:value-type="string">
            <text:p>The mass,use different mass. Different type of materials and different containers,</text:p>
          </table:table-cell>
          <table:table-cell office:value-type="float" office:value="0.00952741038054228" calcext:value-type="float">
            <text:p>0.00952741038054228</text:p>
          </table:table-cell>
          <table:table-cell office:value-type="float" office:value="0" calcext:value-type="float">
            <text:p>0</text:p>
          </table:table-cell>
          <table:table-cell table:formula="of:=IF([.B301]&gt;5/6; 3; IF([.B301]&gt;1/2; 2; IF([.B301]&gt;1/6; 1; 0)))" office:value-type="float" office:value="0" calcext:value-type="float">
            <text:p>0</text:p>
          </table:table-cell>
          <table:table-cell table:formula="of:=INT([.C301]*3)" office:value-type="float" office:value="0" calcext:value-type="float">
            <text:p>0</text:p>
          </table:table-cell>
          <table:table-cell table:number-columns-repeated="9"/>
        </table:table-row>
        <table:table-row table:style-name="ro1">
          <table:table-cell office:value-type="string" calcext:value-type="string">
            <text:p>white :: Cause for each trail and avrage. It is the lo west tepature.</text:p>
          </table:table-cell>
          <table:table-cell office:value-type="float" office:value="0.356641530990601" calcext:value-type="float">
            <text:p>0.356641530990601</text:p>
          </table:table-cell>
          <table:table-cell office:value-type="float" office:value="0.333333343267441" calcext:value-type="float">
            <text:p>0.333333343267441</text:p>
          </table:table-cell>
          <table:table-cell table:formula="of:=IF([.B302]&gt;5/6; 3; IF([.B302]&gt;1/2; 2; IF([.B302]&gt;1/6; 1; 0)))" office:value-type="float" office:value="1" calcext:value-type="float">
            <text:p>1</text:p>
          </table:table-cell>
          <table:table-cell table:formula="of:=INT([.C302]*3)" office:value-type="float" office:value="1" calcext:value-type="float">
            <text:p>1</text:p>
          </table:table-cell>
          <table:table-cell table:number-columns-repeated="9"/>
        </table:table-row>
        <table:table-row table:style-name="ro1">
          <table:table-cell office:value-type="string" calcext:value-type="string">
            <text:p>dark gray :: If Brandi and Jerry used the color dark gray for their doghouse that would be the best color because it would keep the doghouse warm and cool depending on the seasons. The color dark gray in the jar experiment had an average of 48(DEG)C. That makes the temp erature of the doghouse in general, not to hot and not to cool based on t he jar experiment.</text:p>
          </table:table-cell>
          <table:table-cell office:value-type="float" office:value="0.591135501861572" calcext:value-type="float">
            <text:p>0.591135501861572</text:p>
          </table:table-cell>
          <table:table-cell office:value-type="float" office:value="0.666666686534882" calcext:value-type="float">
            <text:p>0.666666686534882</text:p>
          </table:table-cell>
          <table:table-cell table:formula="of:=IF([.B303]&gt;5/6; 3; IF([.B303]&gt;1/2; 2; IF([.B303]&gt;1/6; 1; 0)))" office:value-type="float" office:value="2" calcext:value-type="float">
            <text:p>2</text:p>
          </table:table-cell>
          <table:table-cell table:formula="of:=INT([.C303]*3)" office:value-type="float" office:value="2" calcext:value-type="float">
            <text:p>2</text:p>
          </table:table-cell>
          <table:table-cell table:number-columns-repeated="9"/>
        </table:table-row>
        <table:table-row table:style-name="ro1">
          <table:table-cell office:value-type="string" calcext:value-type="string">
            <text:p>white :: the color white would affect the doghouse by keeping it cooler than any other of the colors. i know this because in th e experiment, the white colored lid had a change of temperature of only 1 8 degrees when the black lid had a change of temperature of 29.</text:p>
          </table:table-cell>
          <table:table-cell office:value-type="float" office:value="0.479049980640411" calcext:value-type="float">
            <text:p>0.479049980640411</text:p>
          </table:table-cell>
          <table:table-cell office:value-type="float" office:value="0.666666686534882" calcext:value-type="float">
            <text:p>0.666666686534882</text:p>
          </table:table-cell>
          <table:table-cell table:formula="of:=IF([.B304]&gt;5/6; 3; IF([.B304]&gt;1/2; 2; IF([.B304]&gt;1/6; 1; 0)))" office:value-type="float" office:value="1" calcext:value-type="float">
            <text:p>1</text:p>
          </table:table-cell>
          <table:table-cell table:formula="of:=INT([.C304]*3)" office:value-type="float" office:value="2" calcext:value-type="float">
            <text:p>2</text:p>
          </table:table-cell>
          <table:table-cell table:number-columns-repeated="9"/>
        </table:table-row>
        <table:table-row table:style-name="ro1">
          <table:table-cell office:value-type="string" calcext:value-type="string">
            <text:p>Based on the student's data it can be concluded that plastic type B has the best elasticity. The student could have improven the experiment by adding trials and specifying in the procedure how much weight is used.</text:p>
          </table:table-cell>
          <table:table-cell office:value-type="float" office:value="0.775194942951202" calcext:value-type="float">
            <text:p>0.775194942951202</text:p>
          </table:table-cell>
          <table:table-cell office:value-type="float" office:value="0.666666686534882" calcext:value-type="float">
            <text:p>0.666666686534882</text:p>
          </table:table-cell>
          <table:table-cell table:formula="of:=IF([.B305]&gt;5/6; 3; IF([.B305]&gt;1/2; 2; IF([.B305]&gt;1/6; 1; 0)))" office:value-type="float" office:value="2" calcext:value-type="float">
            <text:p>2</text:p>
          </table:table-cell>
          <table:table-cell table:formula="of:=INT([.C305]*3)" office:value-type="float" office:value="2" calcext:value-type="float">
            <text:p>2</text:p>
          </table:table-cell>
          <table:table-cell table:number-columns-repeated="9"/>
        </table:table-row>
        <table:table-row table:style-name="ro1">
          <table:table-cell office:value-type="string" calcext:value-type="string">
            <text:p>light gray :: <text:s/>On hot sunny days the color of the house wouldn't absorb so much heat, So the house woldnt get so hot, But if it was a cold day the colors of the house could reflect the cold air, Becuas e, Lighter colors reflect heat, &amp;amp; darker colors absorb heat.</text:p>
          </table:table-cell>
          <table:table-cell office:value-type="float" office:value="0.489577114582062" calcext:value-type="float">
            <text:p>0.489577114582062</text:p>
          </table:table-cell>
          <table:table-cell office:value-type="float" office:value="0.333333343267441" calcext:value-type="float">
            <text:p>0.333333343267441</text:p>
          </table:table-cell>
          <table:table-cell table:formula="of:=IF([.B306]&gt;5/6; 3; IF([.B306]&gt;1/2; 2; IF([.B306]&gt;1/6; 1; 0)))" office:value-type="float" office:value="1" calcext:value-type="float">
            <text:p>1</text:p>
          </table:table-cell>
          <table:table-cell table:formula="of:=INT([.C306]*3)" office:value-type="float" office:value="1" calcext:value-type="float">
            <text:p>1</text:p>
          </table:table-cell>
          <table:table-cell table:number-columns-repeated="9"/>
        </table:table-row>
        <table:table-row table:style-name="ro1">
          <table:table-cell office:value-type="string" calcext:value-type="string">
            <text:p>light gray :: <text:s/>It wont get as much heat as black because dar k colors absorb more heat then other colors.</text:p>
          </table:table-cell>
          <table:table-cell office:value-type="float" office:value="0.192490994930267" calcext:value-type="float">
            <text:p>0.192490994930267</text:p>
          </table:table-cell>
          <table:table-cell office:value-type="float" office:value="0.333333343267441" calcext:value-type="float">
            <text:p>0.333333343267441</text:p>
          </table:table-cell>
          <table:table-cell table:formula="of:=IF([.B307]&gt;5/6; 3; IF([.B307]&gt;1/2; 2; IF([.B307]&gt;1/6; 1; 0)))" office:value-type="float" office:value="1" calcext:value-type="float">
            <text:p>1</text:p>
          </table:table-cell>
          <table:table-cell table:formula="of:=INT([.C307]*3)" office:value-type="float" office:value="1" calcext:value-type="float">
            <text:p>1</text:p>
          </table:table-cell>
          <table:table-cell table:number-columns-repeated="9"/>
        </table:table-row>
        <table:table-row table:style-name="ro1">
          <table:table-cell office:value-type="string" calcext:value-type="string">
            <text:p>Plastic type A is the strongest type and has the strongest polymers. Two ways in which the experiment could have been better is that the student could have added the weight of the clamps to this data and the student could have also added the table height.</text:p>
          </table:table-cell>
          <table:table-cell office:value-type="float" office:value="0.546848773956299" calcext:value-type="float">
            <text:p>0.546848773956299</text:p>
          </table:table-cell>
          <table:table-cell office:value-type="float" office:value="0.333333343267441" calcext:value-type="float">
            <text:p>0.333333343267441</text:p>
          </table:table-cell>
          <table:table-cell table:formula="of:=IF([.B308]&gt;5/6; 3; IF([.B308]&gt;1/2; 2; IF([.B308]&gt;1/6; 1; 0)))" office:value-type="float" office:value="2" calcext:value-type="float">
            <text:p>2</text:p>
          </table:table-cell>
          <table:table-cell table:formula="of:=INT([.C308]*3)" office:value-type="float" office:value="1" calcext:value-type="float">
            <text:p>1</text:p>
          </table:table-cell>
          <table:table-cell table:number-columns-repeated="9"/>
        </table:table-row>
        <table:table-row table:style-name="ro1">
          <table:table-cell office:value-type="string" calcext:value-type="string">
            <text:p>mRNA tell instructions to the messenger tRNA makes proteins and oxygen and hydrogen</text:p>
          </table:table-cell>
          <table:table-cell office:value-type="float" office:value="0.00333346426486969" calcext:value-type="float">
            <text:p>0.00333346426486969</text:p>
          </table:table-cell>
          <table:table-cell office:value-type="float" office:value="0" calcext:value-type="float">
            <text:p>0</text:p>
          </table:table-cell>
          <table:table-cell table:formula="of:=IF([.B309]&gt;5/6; 3; IF([.B309]&gt;1/2; 2; IF([.B309]&gt;1/6; 1; 0)))" office:value-type="float" office:value="0" calcext:value-type="float">
            <text:p>0</text:p>
          </table:table-cell>
          <table:table-cell table:formula="of:=INT([.C309]*3)" office:value-type="float" office:value="0" calcext:value-type="float">
            <text:p>0</text:p>
          </table:table-cell>
          <table:table-cell table:number-columns-repeated="9"/>
        </table:table-row>
        <table:table-row table:style-name="ro1">
          <table:table-cell office:value-type="string" calcext:value-type="string">
            <text:p>1. mitosis2. meiosis3. reproduction</text:p>
          </table:table-cell>
          <table:table-cell office:value-type="float" office:value="0.00200158567167819" calcext:value-type="float">
            <text:p>0.00200158567167819</text:p>
          </table:table-cell>
          <table:table-cell office:value-type="float" office:value="0" calcext:value-type="float">
            <text:p>0</text:p>
          </table:table-cell>
          <table:table-cell table:formula="of:=IF([.B310]&gt;5/6; 3; IF([.B310]&gt;1/2; 2; IF([.B310]&gt;1/6; 1; 0)))" office:value-type="float" office:value="0" calcext:value-type="float">
            <text:p>0</text:p>
          </table:table-cell>
          <table:table-cell table:formula="of:=INT([.C310]*3)" office:value-type="float" office:value="0" calcext:value-type="float">
            <text:p>0</text:p>
          </table:table-cell>
          <table:table-cell table:number-columns-repeated="9"/>
        </table:table-row>
        <table:table-row table:style-name="ro1">
          <table:table-cell office:value-type="string" calcext:value-type="string">
            <text:p>Amino acid makes the protienthe protien does stuff with the ribosome</text:p>
          </table:table-cell>
          <table:table-cell office:value-type="float" office:value="0.00279641291126609" calcext:value-type="float">
            <text:p>0.00279641291126609</text:p>
          </table:table-cell>
          <table:table-cell office:value-type="float" office:value="0" calcext:value-type="float">
            <text:p>0</text:p>
          </table:table-cell>
          <table:table-cell table:formula="of:=IF([.B311]&gt;5/6; 3; IF([.B311]&gt;1/2; 2; IF([.B311]&gt;1/6; 1; 0)))" office:value-type="float" office:value="0" calcext:value-type="float">
            <text:p>0</text:p>
          </table:table-cell>
          <table:table-cell table:formula="of:=INT([.C311]*3)" office:value-type="float" office:value="0" calcext:value-type="float">
            <text:p>0</text:p>
          </table:table-cell>
          <table:table-cell table:number-columns-repeated="9"/>
        </table:table-row>
        <table:table-row table:style-name="ro1">
          <table:table-cell office:value-type="string" calcext:value-type="string">
            <text:p>After the mRNA leaves the nucleus, it goes to the ribosomes to leave the cell. Once the ribosomes leave the cell through the cell membrane that is dissappearing, it goes and attaches itself to the codon strand. Once at the strand, it copies the data that will then be sent to get the anticodon strand to match up and make a protein.</text:p>
          </table:table-cell>
          <table:table-cell office:value-type="float" office:value="0.0838704109191895" calcext:value-type="float">
            <text:p>0.0838704109191895</text:p>
          </table:table-cell>
          <table:table-cell office:value-type="float" office:value="0.333333343267441" calcext:value-type="float">
            <text:p>0.333333343267441</text:p>
          </table:table-cell>
          <table:table-cell table:formula="of:=IF([.B312]&gt;5/6; 3; IF([.B312]&gt;1/2; 2; IF([.B312]&gt;1/6; 1; 0)))" office:value-type="float" office:value="0" calcext:value-type="float">
            <text:p>0</text:p>
          </table:table-cell>
          <table:table-cell table:formula="of:=INT([.C312]*3)" office:value-type="float" office:value="1" calcext:value-type="float">
            <text:p>1</text:p>
          </table:table-cell>
          <table:table-cell table:number-columns-repeated="9"/>
        </table:table-row>
        <table:table-row table:style-name="ro1">
          <table:table-cell office:value-type="string" calcext:value-type="string">
            <text:p>You will need the data chart also the procedure of the exprerement to replicate it.</text:p>
          </table:table-cell>
          <table:table-cell office:value-type="float" office:value="0.0195267591625452" calcext:value-type="float">
            <text:p>0.0195267591625452</text:p>
          </table:table-cell>
          <table:table-cell office:value-type="float" office:value="0" calcext:value-type="float">
            <text:p>0</text:p>
          </table:table-cell>
          <table:table-cell table:formula="of:=IF([.B313]&gt;5/6; 3; IF([.B313]&gt;1/2; 2; IF([.B313]&gt;1/6; 1; 0)))" office:value-type="float" office:value="0" calcext:value-type="float">
            <text:p>0</text:p>
          </table:table-cell>
          <table:table-cell table:formula="of:=INT([.C313]*3)" office:value-type="float" office:value="0" calcext:value-type="float">
            <text:p>0</text:p>
          </table:table-cell>
          <table:table-cell table:number-columns-repeated="9"/>
        </table:table-row>
        <table:table-row table:style-name="ro1">
          <table:table-cell office:value-type="string" calcext:value-type="string">
            <text:p>black :: It will make it so that the dog will be warme r at winter.</text:p>
          </table:table-cell>
          <table:table-cell office:value-type="float" office:value="0.109068118035793" calcext:value-type="float">
            <text:p>0.109068118035793</text:p>
          </table:table-cell>
          <table:table-cell office:value-type="float" office:value="0.333333343267441" calcext:value-type="float">
            <text:p>0.333333343267441</text:p>
          </table:table-cell>
          <table:table-cell table:formula="of:=IF([.B314]&gt;5/6; 3; IF([.B314]&gt;1/2; 2; IF([.B314]&gt;1/6; 1; 0)))" office:value-type="float" office:value="0" calcext:value-type="float">
            <text:p>0</text:p>
          </table:table-cell>
          <table:table-cell table:formula="of:=INT([.C314]*3)" office:value-type="float" office:value="1" calcext:value-type="float">
            <text:p>1</text:p>
          </table:table-cell>
          <table:table-cell table:number-columns-repeated="9"/>
        </table:table-row>
        <table:table-row table:style-name="ro1">
          <table:table-cell office:value-type="string" calcext:value-type="string">
            <text:p>In conclusion type A is the strongest plastic and type B is the weakest plastic. ^P In this experiment they should have more trials than just 2. ^P They also should have put how much weight they used and if it was the same amount of weights.</text:p>
          </table:table-cell>
          <table:table-cell office:value-type="float" office:value="0.767932772636414" calcext:value-type="float">
            <text:p>0.767932772636414</text:p>
          </table:table-cell>
          <table:table-cell office:value-type="float" office:value="1" calcext:value-type="float">
            <text:p>1</text:p>
          </table:table-cell>
          <table:table-cell table:formula="of:=IF([.B315]&gt;5/6; 3; IF([.B315]&gt;1/2; 2; IF([.B315]&gt;1/6; 1; 0)))" office:value-type="float" office:value="2" calcext:value-type="float">
            <text:p>2</text:p>
          </table:table-cell>
          <table:table-cell table:formula="of:=INT([.C315]*3)" office:value-type="float" office:value="3" calcext:value-type="float">
            <text:p>3</text:p>
          </table:table-cell>
          <table:table-cell table:number-columns-repeated="9"/>
        </table:table-row>
        <table:table-row table:style-name="ro1">
          <table:table-cell office:value-type="string" calcext:value-type="string">
            <text:p>Cell wall, Nucleus, and the cell membrane help control the movement of substances across the cell membrane.</text:p>
          </table:table-cell>
          <table:table-cell office:value-type="float" office:value="0.00141423940658569" calcext:value-type="float">
            <text:p>0.00141423940658569</text:p>
          </table:table-cell>
          <table:table-cell office:value-type="float" office:value="0" calcext:value-type="float">
            <text:p>0</text:p>
          </table:table-cell>
          <table:table-cell table:formula="of:=IF([.B316]&gt;5/6; 3; IF([.B316]&gt;1/2; 2; IF([.B316]&gt;1/6; 1; 0)))" office:value-type="float" office:value="0" calcext:value-type="float">
            <text:p>0</text:p>
          </table:table-cell>
          <table:table-cell table:formula="of:=INT([.C316]*3)" office:value-type="float" office:value="0" calcext:value-type="float">
            <text:p>0</text:p>
          </table:table-cell>
          <table:table-cell table:number-columns-repeated="9"/>
        </table:table-row>
        <table:table-row table:style-name="ro1">
          <table:table-cell office:value-type="string" calcext:value-type="string">
            <text:p>Based on the data you can draw of conclusion of plastic type D not stretching from T1 OR T2. The plastic measured 20mm both trials.The student also could have included how much plastic is being used.The students also should have included how much many weights you hold on to the clip.</text:p>
          </table:table-cell>
          <table:table-cell office:value-type="float" office:value="0.602733731269836" calcext:value-type="float">
            <text:p>0.602733731269836</text:p>
          </table:table-cell>
          <table:table-cell office:value-type="float" office:value="0.666666686534882" calcext:value-type="float">
            <text:p>0.666666686534882</text:p>
          </table:table-cell>
          <table:table-cell table:formula="of:=IF([.B317]&gt;5/6; 3; IF([.B317]&gt;1/2; 2; IF([.B317]&gt;1/6; 1; 0)))" office:value-type="float" office:value="2" calcext:value-type="float">
            <text:p>2</text:p>
          </table:table-cell>
          <table:table-cell table:formula="of:=INT([.C317]*3)" office:value-type="float" office:value="2" calcext:value-type="float">
            <text:p>2</text:p>
          </table:table-cell>
          <table:table-cell table:number-columns-repeated="9"/>
        </table:table-row>
        <table:table-row table:style-name="ro1">
          <table:table-cell office:value-type="string" calcext:value-type="string">
            <text:p>white :: <text:s/>the dog house will be coller in the sun becau se the thermal heat will not get as hot as if it got painted black .</text:p>
          </table:table-cell>
          <table:table-cell office:value-type="float" office:value="0.345639109611511" calcext:value-type="float">
            <text:p>0.345639109611511</text:p>
          </table:table-cell>
          <table:table-cell office:value-type="float" office:value="0.333333343267441" calcext:value-type="float">
            <text:p>0.333333343267441</text:p>
          </table:table-cell>
          <table:table-cell table:formula="of:=IF([.B318]&gt;5/6; 3; IF([.B318]&gt;1/2; 2; IF([.B318]&gt;1/6; 1; 0)))" office:value-type="float" office:value="1" calcext:value-type="float">
            <text:p>1</text:p>
          </table:table-cell>
          <table:table-cell table:formula="of:=INT([.C318]*3)" office:value-type="float" office:value="1" calcext:value-type="float">
            <text:p>1</text:p>
          </table:table-cell>
          <table:table-cell table:number-columns-repeated="9"/>
        </table:table-row>
        <table:table-row table:style-name="ro1">
          <table:table-cell office:value-type="string" calcext:value-type="string">
            <text:p>To replicate this experiment one would have to know what is meant by the word samples, in other words, samples of what? One would would also have to know what type of container each sample be placed in. Should the samples be placed in a beaker <text:s/>graduated cylinder or a crucible or any other laboratory container? One would also have to know for how long and how vigorously each sample should be washed after 24 hours.</text:p>
          </table:table-cell>
          <table:table-cell office:value-type="float" office:value="0.925562381744385" calcext:value-type="float">
            <text:p>0.925562381744385</text:p>
          </table:table-cell>
          <table:table-cell office:value-type="float" office:value="1" calcext:value-type="float">
            <text:p>1</text:p>
          </table:table-cell>
          <table:table-cell table:formula="of:=IF([.B319]&gt;5/6; 3; IF([.B319]&gt;1/2; 2; IF([.B319]&gt;1/6; 1; 0)))" office:value-type="float" office:value="3" calcext:value-type="float">
            <text:p>3</text:p>
          </table:table-cell>
          <table:table-cell table:formula="of:=INT([.C319]*3)" office:value-type="float" office:value="3" calcext:value-type="float">
            <text:p>3</text:p>
          </table:table-cell>
          <table:table-cell table:number-columns-repeated="9"/>
        </table:table-row>
        <table:table-row table:style-name="ro1">
          <table:table-cell office:value-type="string" calcext:value-type="string">
            <text:p>This group's procedure was good but some additional things i would have added was the number of samples, i determine the mass of the different samples, i believe that they also should have added the amount of vinegar they were adding to the identical containers, they also should put how much of the sample to put into the containers.</text:p>
          </table:table-cell>
          <table:table-cell office:value-type="float" office:value="0.716939389705658" calcext:value-type="float">
            <text:p>0.716939389705658</text:p>
          </table:table-cell>
          <table:table-cell office:value-type="float" office:value="0.666666686534882" calcext:value-type="float">
            <text:p>0.666666686534882</text:p>
          </table:table-cell>
          <table:table-cell table:formula="of:=IF([.B320]&gt;5/6; 3; IF([.B320]&gt;1/2; 2; IF([.B320]&gt;1/6; 1; 0)))" office:value-type="float" office:value="2" calcext:value-type="float">
            <text:p>2</text:p>
          </table:table-cell>
          <table:table-cell table:formula="of:=INT([.C320]*3)" office:value-type="float" office:value="2" calcext:value-type="float">
            <text:p>2</text:p>
          </table:table-cell>
          <table:table-cell table:number-columns-repeated="9"/>
        </table:table-row>
        <table:table-row table:style-name="ro1">
          <table:table-cell office:value-type="string" calcext:value-type="string">
            <text:p>white :: White is the best color to paint the doghouse because, based on the experiment, dark colors absord heat and light colo rs don't. The hottest air temperature in the jar experiment (53(DEG)c) w as from the jar with the black lid, and the jar with the coolest air temp erature (42(DEG)c) was from the jar with the white lid, proving that lig ht colors don't absorb heat and dark colors do.</text:p>
          </table:table-cell>
          <table:table-cell office:value-type="float" office:value="0.663757264614105" calcext:value-type="float">
            <text:p>0.663757264614105</text:p>
          </table:table-cell>
          <table:table-cell office:value-type="float" office:value="0.666666686534882" calcext:value-type="float">
            <text:p>0.666666686534882</text:p>
          </table:table-cell>
          <table:table-cell table:formula="of:=IF([.B321]&gt;5/6; 3; IF([.B321]&gt;1/2; 2; IF([.B321]&gt;1/6; 1; 0)))" office:value-type="float" office:value="2" calcext:value-type="float">
            <text:p>2</text:p>
          </table:table-cell>
          <table:table-cell table:formula="of:=INT([.C321]*3)" office:value-type="float" office:value="2" calcext:value-type="float">
            <text:p>2</text:p>
          </table:table-cell>
          <table:table-cell table:number-columns-repeated="9"/>
        </table:table-row>
        <table:table-row table:style-name="ro1">
          <table:table-cell office:value-type="string" calcext:value-type="string">
            <text:p>1. it travals to the cytoplasm2. the ridosomes read the RNA strand3. the protein is made4. the porsess is repeteed</text:p>
          </table:table-cell>
          <table:table-cell office:value-type="float" office:value="0.00742313917726278" calcext:value-type="float">
            <text:p>0.00742313917726278</text:p>
          </table:table-cell>
          <table:table-cell office:value-type="float" office:value="0" calcext:value-type="float">
            <text:p>0</text:p>
          </table:table-cell>
          <table:table-cell table:formula="of:=IF([.B322]&gt;5/6; 3; IF([.B322]&gt;1/2; 2; IF([.B322]&gt;1/6; 1; 0)))" office:value-type="float" office:value="0" calcext:value-type="float">
            <text:p>0</text:p>
          </table:table-cell>
          <table:table-cell table:formula="of:=INT([.C322]*3)" office:value-type="float" office:value="0" calcext:value-type="float">
            <text:p>0</text:p>
          </table:table-cell>
          <table:table-cell table:number-columns-repeated="9"/>
        </table:table-row>
        <table:table-row table:style-name="ro1">
          <table:table-cell office:value-type="string" calcext:value-type="string">
            <text:p>tRNA</text:p>
          </table:table-cell>
          <table:table-cell office:value-type="float" office:value="0.000296456972137094" calcext:value-type="float">
            <text:p>0.000296456972137094</text:p>
          </table:table-cell>
          <table:table-cell office:value-type="float" office:value="0" calcext:value-type="float">
            <text:p>0</text:p>
          </table:table-cell>
          <table:table-cell table:formula="of:=IF([.B323]&gt;5/6; 3; IF([.B323]&gt;1/2; 2; IF([.B323]&gt;1/6; 1; 0)))" office:value-type="float" office:value="0" calcext:value-type="float">
            <text:p>0</text:p>
          </table:table-cell>
          <table:table-cell table:formula="of:=INT([.C323]*3)" office:value-type="float" office:value="0" calcext:value-type="float">
            <text:p>0</text:p>
          </table:table-cell>
          <table:table-cell table:number-columns-repeated="9"/>
        </table:table-row>
        <table:table-row table:style-name="ro1">
          <table:table-cell office:value-type="string" calcext:value-type="string">
            <text:p>a) A conclusion that I can draw from the students data is that plastic type B stretched the most and plastic type A stretched the least. ^P b) Two ways the students could have improved their experimental design is one, they should have stated what four types of plastic they were using. Secondly, they should have said the amount of weights they put on the clamp.</text:p>
          </table:table-cell>
          <table:table-cell office:value-type="float" office:value="0.881842136383057" calcext:value-type="float">
            <text:p>0.881842136383057</text:p>
          </table:table-cell>
          <table:table-cell office:value-type="float" office:value="0.666666686534882" calcext:value-type="float">
            <text:p>0.666666686534882</text:p>
          </table:table-cell>
          <table:table-cell table:formula="of:=IF([.B324]&gt;5/6; 3; IF([.B324]&gt;1/2; 2; IF([.B324]&gt;1/6; 1; 0)))" office:value-type="float" office:value="3" calcext:value-type="float">
            <text:p>3</text:p>
          </table:table-cell>
          <table:table-cell table:formula="of:=INT([.C324]*3)" office:value-type="float" office:value="2" calcext:value-type="float">
            <text:p>2</text:p>
          </table:table-cell>
          <table:table-cell table:number-columns-repeated="9"/>
        </table:table-row>
        <table:table-row table:style-name="ro1">
          <table:table-cell office:value-type="string" calcext:value-type="string">
            <text:p>It seems that plastic type B is the best. The reason why it was the best was becuse when it stretched it stretched for the longest. Two chuges I would mark would be more trials and more test plastics.</text:p>
          </table:table-cell>
          <table:table-cell office:value-type="float" office:value="0.550660014152527" calcext:value-type="float">
            <text:p>0.550660014152527</text:p>
          </table:table-cell>
          <table:table-cell office:value-type="float" office:value="0.666666686534882" calcext:value-type="float">
            <text:p>0.666666686534882</text:p>
          </table:table-cell>
          <table:table-cell table:formula="of:=IF([.B325]&gt;5/6; 3; IF([.B325]&gt;1/2; 2; IF([.B325]&gt;1/6; 1; 0)))" office:value-type="float" office:value="2" calcext:value-type="float">
            <text:p>2</text:p>
          </table:table-cell>
          <table:table-cell table:formula="of:=INT([.C325]*3)" office:value-type="float" office:value="2" calcext:value-type="float">
            <text:p>2</text:p>
          </table:table-cell>
          <table:table-cell table:number-columns-repeated="9"/>
        </table:table-row>
        <table:table-row table:style-name="ro1">
          <table:table-cell office:value-type="string" calcext:value-type="string">
            <text:p>diffusion-is the movement of somthing froma higher concentration to a lower concentration.osmosis-is the movement of water from higher concentrations to lower concentrations through a membranesodium pottasium pump- the use of energy to transfer sodium and pottasium ions from lower concentrations to higher concentrations.</text:p>
          </table:table-cell>
          <table:table-cell office:value-type="float" office:value="0.44590374827385" calcext:value-type="float">
            <text:p>0.44590374827385</text:p>
          </table:table-cell>
          <table:table-cell office:value-type="float" office:value="1" calcext:value-type="float">
            <text:p>1</text:p>
          </table:table-cell>
          <table:table-cell table:formula="of:=IF([.B326]&gt;5/6; 3; IF([.B326]&gt;1/2; 2; IF([.B326]&gt;1/6; 1; 0)))" office:value-type="float" office:value="1" calcext:value-type="float">
            <text:p>1</text:p>
          </table:table-cell>
          <table:table-cell table:formula="of:=INT([.C326]*3)" office:value-type="float" office:value="3" calcext:value-type="float">
            <text:p>3</text:p>
          </table:table-cell>
          <table:table-cell table:number-columns-repeated="9"/>
        </table:table-row>
        <table:table-row table:style-name="ro1">
          <table:table-cell office:value-type="string" calcext:value-type="string">
            <text:p>I would need the information of why you would let the different samples dry out of the containers. And what are they drying into?</text:p>
          </table:table-cell>
          <table:table-cell office:value-type="float" office:value="0.455595374107361" calcext:value-type="float">
            <text:p>0.455595374107361</text:p>
          </table:table-cell>
          <table:table-cell office:value-type="float" office:value="0.333333343267441" calcext:value-type="float">
            <text:p>0.333333343267441</text:p>
          </table:table-cell>
          <table:table-cell table:formula="of:=IF([.B327]&gt;5/6; 3; IF([.B327]&gt;1/2; 2; IF([.B327]&gt;1/6; 1; 0)))" office:value-type="float" office:value="1" calcext:value-type="float">
            <text:p>1</text:p>
          </table:table-cell>
          <table:table-cell table:formula="of:=INT([.C327]*3)" office:value-type="float" office:value="1" calcext:value-type="float">
            <text:p>1</text:p>
          </table:table-cell>
          <table:table-cell table:number-columns-repeated="9"/>
        </table:table-row>
        <table:table-row table:style-name="ro1">
          <table:table-cell office:value-type="string" calcext:value-type="string">
            <text:p>the cell membrane is selectively permiable, and lets some supstances in but not others. <text:s/>in plant cells the cell wall keeps things out of the cell. <text:s/>Osmosis allows water to go into and out of the cell.</text:p>
          </table:table-cell>
          <table:table-cell office:value-type="float" office:value="0.145400583744049" calcext:value-type="float">
            <text:p>0.145400583744049</text:p>
          </table:table-cell>
          <table:table-cell office:value-type="float" office:value="0.666666686534882" calcext:value-type="float">
            <text:p>0.666666686534882</text:p>
          </table:table-cell>
          <table:table-cell table:formula="of:=IF([.B328]&gt;5/6; 3; IF([.B328]&gt;1/2; 2; IF([.B328]&gt;1/6; 1; 0)))" office:value-type="float" office:value="0" calcext:value-type="float">
            <text:p>0</text:p>
          </table:table-cell>
          <table:table-cell table:formula="of:=INT([.C328]*3)" office:value-type="float" office:value="2" calcext:value-type="float">
            <text:p>2</text:p>
          </table:table-cell>
          <table:table-cell table:number-columns-repeated="9"/>
        </table:table-row>
        <table:table-row table:style-name="ro1">
          <table:table-cell office:value-type="string" calcext:value-type="string">
            <text:p>white :: White paint would be best because it would ke ep the interior of the dog house cool. The white lid had an average of 42 (DEG) C while the black lid got up to 53(DEG) C. Unless you want your d og to be too hot in his or her doghouse, I suggest you paint it white. Al so, white looks much better on houses than black, dark grey, or light gre y.</text:p>
          </table:table-cell>
          <table:table-cell office:value-type="float" office:value="0.56853324174881" calcext:value-type="float">
            <text:p>0.56853324174881</text:p>
          </table:table-cell>
          <table:table-cell office:value-type="float" office:value="0.666666686534882" calcext:value-type="float">
            <text:p>0.666666686534882</text:p>
          </table:table-cell>
          <table:table-cell table:formula="of:=IF([.B329]&gt;5/6; 3; IF([.B329]&gt;1/2; 2; IF([.B329]&gt;1/6; 1; 0)))" office:value-type="float" office:value="2" calcext:value-type="float">
            <text:p>2</text:p>
          </table:table-cell>
          <table:table-cell table:formula="of:=INT([.C329]*3)" office:value-type="float" office:value="2" calcext:value-type="float">
            <text:p>2</text:p>
          </table:table-cell>
          <table:table-cell table:number-columns-repeated="9"/>
        </table:table-row>
        <table:table-row table:style-name="ro1">
          <table:table-cell office:value-type="string" calcext:value-type="string">
            <text:p>black :: it could make it to warm for the dog, it depends on the weather.</text:p>
          </table:table-cell>
          <table:table-cell office:value-type="float" office:value="0.109459772706032" calcext:value-type="float">
            <text:p>0.109459772706032</text:p>
          </table:table-cell>
          <table:table-cell office:value-type="float" office:value="0.333333343267441" calcext:value-type="float">
            <text:p>0.333333343267441</text:p>
          </table:table-cell>
          <table:table-cell table:formula="of:=IF([.B330]&gt;5/6; 3; IF([.B330]&gt;1/2; 2; IF([.B330]&gt;1/6; 1; 0)))" office:value-type="float" office:value="0" calcext:value-type="float">
            <text:p>0</text:p>
          </table:table-cell>
          <table:table-cell table:formula="of:=INT([.C330]*3)" office:value-type="float" office:value="1" calcext:value-type="float">
            <text:p>1</text:p>
          </table:table-cell>
          <table:table-cell table:number-columns-repeated="9"/>
        </table:table-row>
        <table:table-row table:style-name="ro1">
          <table:table-cell office:value-type="string" calcext:value-type="string">
            <text:p>tRNA, mRNA, rRNA</text:p>
          </table:table-cell>
          <table:table-cell office:value-type="float" office:value="0.000888691865839064" calcext:value-type="float">
            <text:p>0.000888691865839064</text:p>
          </table:table-cell>
          <table:table-cell office:value-type="float" office:value="0" calcext:value-type="float">
            <text:p>0</text:p>
          </table:table-cell>
          <table:table-cell table:formula="of:=IF([.B331]&gt;5/6; 3; IF([.B331]&gt;1/2; 2; IF([.B331]&gt;1/6; 1; 0)))" office:value-type="float" office:value="0" calcext:value-type="float">
            <text:p>0</text:p>
          </table:table-cell>
          <table:table-cell table:formula="of:=INT([.C331]*3)" office:value-type="float" office:value="0" calcext:value-type="float">
            <text:p>0</text:p>
          </table:table-cell>
          <table:table-cell table:number-columns-repeated="9"/>
        </table:table-row>
        <table:table-row table:style-name="ro1">
          <table:table-cell office:value-type="string" calcext:value-type="string">
            <text:p>osmosis diffusion endocytosis- controls what comes into the cell</text:p>
          </table:table-cell>
          <table:table-cell office:value-type="float" office:value="0.118978813290596" calcext:value-type="float">
            <text:p>0.118978813290596</text:p>
          </table:table-cell>
          <table:table-cell office:value-type="float" office:value="0" calcext:value-type="float">
            <text:p>0</text:p>
          </table:table-cell>
          <table:table-cell table:formula="of:=IF([.B332]&gt;5/6; 3; IF([.B332]&gt;1/2; 2; IF([.B332]&gt;1/6; 1; 0)))" office:value-type="float" office:value="0" calcext:value-type="float">
            <text:p>0</text:p>
          </table:table-cell>
          <table:table-cell table:formula="of:=INT([.C332]*3)" office:value-type="float" office:value="0" calcext:value-type="float">
            <text:p>0</text:p>
          </table:table-cell>
          <table:table-cell table:number-columns-repeated="9"/>
        </table:table-row>
        <table:table-row table:style-name="ro1">
          <table:table-cell office:value-type="string" calcext:value-type="string">
            <text:p>TRNA RNA DNA</text:p>
          </table:table-cell>
          <table:table-cell office:value-type="float" office:value="0.000277900835499167" calcext:value-type="float">
            <text:p>0.000277900835499167</text:p>
          </table:table-cell>
          <table:table-cell office:value-type="float" office:value="0" calcext:value-type="float">
            <text:p>0</text:p>
          </table:table-cell>
          <table:table-cell table:formula="of:=IF([.B333]&gt;5/6; 3; IF([.B333]&gt;1/2; 2; IF([.B333]&gt;1/6; 1; 0)))" office:value-type="float" office:value="0" calcext:value-type="float">
            <text:p>0</text:p>
          </table:table-cell>
          <table:table-cell table:formula="of:=INT([.C333]*3)" office:value-type="float" office:value="0" calcext:value-type="float">
            <text:p>0</text:p>
          </table:table-cell>
          <table:table-cell table:number-columns-repeated="9"/>
        </table:table-row>
        <table:table-row table:style-name="ro1">
          <table:table-cell office:value-type="string" calcext:value-type="string">
            <text:p>In order to replicate this experiment thoroughly, one would need to know the approximate size of each sample, as a 10 inch block of wood and a 10cm block would react differently. Also, are would need to know how how much <text:s/>vinegar to put in each cap and what the conditions of the room were when you leave the samples for 24 hours.</text:p>
          </table:table-cell>
          <table:table-cell office:value-type="float" office:value="0.937218070030212" calcext:value-type="float">
            <text:p>0.937218070030212</text:p>
          </table:table-cell>
          <table:table-cell office:value-type="float" office:value="1" calcext:value-type="float">
            <text:p>1</text:p>
          </table:table-cell>
          <table:table-cell table:formula="of:=IF([.B334]&gt;5/6; 3; IF([.B334]&gt;1/2; 2; IF([.B334]&gt;1/6; 1; 0)))" office:value-type="float" office:value="3" calcext:value-type="float">
            <text:p>3</text:p>
          </table:table-cell>
          <table:table-cell table:formula="of:=INT([.C334]*3)" office:value-type="float" office:value="3" calcext:value-type="float">
            <text:p>3</text:p>
          </table:table-cell>
          <table:table-cell table:number-columns-repeated="9"/>
        </table:table-row>
        <table:table-row table:style-name="ro1">
          <table:table-cell office:value-type="string" calcext:value-type="string">
            <text:p>Based on the results shown, plastic B has the highest stretchability. After adding weight to the plastic for 5 minutes it showed that plastic B streched the most, 22 and 23 mm. Next in high stretchability comes D, C then A. Even though this experiment was good there are two ways to improve the experimental design. I think they should have tested how different weights effected each type of plastic. I also believe that there should be a controlled group, one with no weight to compare the results of adding the weights.</text:p>
          </table:table-cell>
          <table:table-cell office:value-type="float" office:value="0.859617114067078" calcext:value-type="float">
            <text:p>0.859617114067078</text:p>
          </table:table-cell>
          <table:table-cell office:value-type="float" office:value="0.333333343267441" calcext:value-type="float">
            <text:p>0.333333343267441</text:p>
          </table:table-cell>
          <table:table-cell table:formula="of:=IF([.B335]&gt;5/6; 3; IF([.B335]&gt;1/2; 2; IF([.B335]&gt;1/6; 1; 0)))" office:value-type="float" office:value="3" calcext:value-type="float">
            <text:p>3</text:p>
          </table:table-cell>
          <table:table-cell table:formula="of:=INT([.C335]*3)" office:value-type="float" office:value="1" calcext:value-type="float">
            <text:p>1</text:p>
          </table:table-cell>
          <table:table-cell table:number-columns-repeated="9"/>
        </table:table-row>
        <table:table-row table:style-name="ro1">
          <table:table-cell office:value-type="string" calcext:value-type="string">
            <text:p>white :: i think they should go with white so the dog house doesnt get to hot because the black paints number was 53 for the av erage and the litest color whites average was 42 so i think that the colo r that would be best for the dog house would be white beacuse it re flects less heat from the other three colors which were black dark gre li ght grey and white.</text:p>
          </table:table-cell>
          <table:table-cell office:value-type="float" office:value="0.512511849403381" calcext:value-type="float">
            <text:p>0.512511849403381</text:p>
          </table:table-cell>
          <table:table-cell office:value-type="float" office:value="0.666666686534882" calcext:value-type="float">
            <text:p>0.666666686534882</text:p>
          </table:table-cell>
          <table:table-cell table:formula="of:=IF([.B336]&gt;5/6; 3; IF([.B336]&gt;1/2; 2; IF([.B336]&gt;1/6; 1; 0)))" office:value-type="float" office:value="2" calcext:value-type="float">
            <text:p>2</text:p>
          </table:table-cell>
          <table:table-cell table:formula="of:=INT([.C336]*3)" office:value-type="float" office:value="2" calcext:value-type="float">
            <text:p>2</text:p>
          </table:table-cell>
          <table:table-cell table:number-columns-repeated="9"/>
        </table:table-row>
        <table:table-row table:style-name="ro1">
          <table:table-cell office:value-type="string" calcext:value-type="string">
            <text:p>Additional information you would need in order to replicate this experiment is a little to show what the students are experimenting. Including writing down the data in the experiment. Make step 3 to separate steps.Also how to find the difference in mass from the starting mass to the ending mass. Another thing to make the experiment better is ti tell how much vinegar to pour into each containers.</text:p>
          </table:table-cell>
          <table:table-cell office:value-type="float" office:value="0.418081134557724" calcext:value-type="float">
            <text:p>0.418081134557724</text:p>
          </table:table-cell>
          <table:table-cell office:value-type="float" office:value="0.333333343267441" calcext:value-type="float">
            <text:p>0.333333343267441</text:p>
          </table:table-cell>
          <table:table-cell table:formula="of:=IF([.B337]&gt;5/6; 3; IF([.B337]&gt;1/2; 2; IF([.B337]&gt;1/6; 1; 0)))" office:value-type="float" office:value="1" calcext:value-type="float">
            <text:p>1</text:p>
          </table:table-cell>
          <table:table-cell table:formula="of:=INT([.C337]*3)" office:value-type="float" office:value="1" calcext:value-type="float">
            <text:p>1</text:p>
          </table:table-cell>
          <table:table-cell table:number-columns-repeated="9"/>
        </table:table-row>
        <table:table-row table:style-name="ro1">
          <table:table-cell office:value-type="string" calcext:value-type="string">
            <text:p>The students could conclude that plastic "B" has the most stretchability, because it stretched the farthest distance every time.The experiment could have been improved by making all the original pieces of plastic the same length. Also they could have used a control for comparison.</text:p>
          </table:table-cell>
          <table:table-cell office:value-type="float" office:value="0.863430500030518" calcext:value-type="float">
            <text:p>0.863430500030518</text:p>
          </table:table-cell>
          <table:table-cell office:value-type="float" office:value="0.666666686534882" calcext:value-type="float">
            <text:p>0.666666686534882</text:p>
          </table:table-cell>
          <table:table-cell table:formula="of:=IF([.B338]&gt;5/6; 3; IF([.B338]&gt;1/2; 2; IF([.B338]&gt;1/6; 1; 0)))" office:value-type="float" office:value="3" calcext:value-type="float">
            <text:p>3</text:p>
          </table:table-cell>
          <table:table-cell table:formula="of:=INT([.C338]*3)" office:value-type="float" office:value="2" calcext:value-type="float">
            <text:p>2</text:p>
          </table:table-cell>
          <table:table-cell table:number-columns-repeated="9"/>
        </table:table-row>
        <table:table-row table:style-name="ro1">
          <table:table-cell office:value-type="string" calcext:value-type="string">
            <text:p>I would first need to know what material the samples know and I would need to know how much vinegar. I would also need to know how big each sample should be. Also how big the container would be.</text:p>
          </table:table-cell>
          <table:table-cell office:value-type="float" office:value="0.929559290409088" calcext:value-type="float">
            <text:p>0.929559290409088</text:p>
          </table:table-cell>
          <table:table-cell office:value-type="float" office:value="1" calcext:value-type="float">
            <text:p>1</text:p>
          </table:table-cell>
          <table:table-cell table:formula="of:=IF([.B339]&gt;5/6; 3; IF([.B339]&gt;1/2; 2; IF([.B339]&gt;1/6; 1; 0)))" office:value-type="float" office:value="3" calcext:value-type="float">
            <text:p>3</text:p>
          </table:table-cell>
          <table:table-cell table:formula="of:=INT([.C339]*3)" office:value-type="float" office:value="3" calcext:value-type="float">
            <text:p>3</text:p>
          </table:table-cell>
          <table:table-cell table:number-columns-repeated="9"/>
        </table:table-row>
        <table:table-row table:style-name="ro1">
          <table:table-cell office:value-type="string" calcext:value-type="string">
            <text:p>The protien strand is readthen duplicatedmatched with another then paired into amino acids</text:p>
          </table:table-cell>
          <table:table-cell office:value-type="float" office:value="0.0596075318753719" calcext:value-type="float">
            <text:p>0.0596075318753719</text:p>
          </table:table-cell>
          <table:table-cell office:value-type="float" office:value="0" calcext:value-type="float">
            <text:p>0</text:p>
          </table:table-cell>
          <table:table-cell table:formula="of:=IF([.B340]&gt;5/6; 3; IF([.B340]&gt;1/2; 2; IF([.B340]&gt;1/6; 1; 0)))" office:value-type="float" office:value="0" calcext:value-type="float">
            <text:p>0</text:p>
          </table:table-cell>
          <table:table-cell table:formula="of:=INT([.C340]*3)" office:value-type="float" office:value="0" calcext:value-type="float">
            <text:p>0</text:p>
          </table:table-cell>
          <table:table-cell table:number-columns-repeated="9"/>
        </table:table-row>
        <table:table-row table:style-name="ro1">
          <table:table-cell office:value-type="string" calcext:value-type="string">
            <text:p>Protien moves aross the cell membrane when something is need <text:s/>to move the cell membrane will only let certain things in and out</text:p>
          </table:table-cell>
          <table:table-cell office:value-type="float" office:value="0.00357431964948773" calcext:value-type="float">
            <text:p>0.00357431964948773</text:p>
          </table:table-cell>
          <table:table-cell office:value-type="float" office:value="0" calcext:value-type="float">
            <text:p>0</text:p>
          </table:table-cell>
          <table:table-cell table:formula="of:=IF([.B341]&gt;5/6; 3; IF([.B341]&gt;1/2; 2; IF([.B341]&gt;1/6; 1; 0)))" office:value-type="float" office:value="0" calcext:value-type="float">
            <text:p>0</text:p>
          </table:table-cell>
          <table:table-cell table:formula="of:=INT([.C341]*3)" office:value-type="float" office:value="0" calcext:value-type="float">
            <text:p>0</text:p>
          </table:table-cell>
          <table:table-cell table:number-columns-repeated="9"/>
        </table:table-row>
        <table:table-row table:style-name="ro1">
          <table:table-cell office:value-type="string" calcext:value-type="string">
            <text:p>protien enzyms rna</text:p>
          </table:table-cell>
          <table:table-cell office:value-type="float" office:value="0.000974851194769144" calcext:value-type="float">
            <text:p>0.000974851194769144</text:p>
          </table:table-cell>
          <table:table-cell office:value-type="float" office:value="0" calcext:value-type="float">
            <text:p>0</text:p>
          </table:table-cell>
          <table:table-cell table:formula="of:=IF([.B342]&gt;5/6; 3; IF([.B342]&gt;1/2; 2; IF([.B342]&gt;1/6; 1; 0)))" office:value-type="float" office:value="0" calcext:value-type="float">
            <text:p>0</text:p>
          </table:table-cell>
          <table:table-cell table:formula="of:=INT([.C342]*3)" office:value-type="float" office:value="0" calcext:value-type="float">
            <text:p>0</text:p>
          </table:table-cell>
          <table:table-cell table:number-columns-repeated="9"/>
        </table:table-row>
        <table:table-row table:style-name="ro1">
          <table:table-cell office:value-type="string" calcext:value-type="string">
            <text:p>white :: i would choose white because it is one of the lightest colors. also in the experiment it was proven that white stayed the coldest after 10 minutes. therefore in the sun it should stay fairly cold fro the animal living in it.</text:p>
          </table:table-cell>
          <table:table-cell office:value-type="float" office:value="0.505773186683655" calcext:value-type="float">
            <text:p>0.505773186683655</text:p>
          </table:table-cell>
          <table:table-cell office:value-type="float" office:value="0.666666686534882" calcext:value-type="float">
            <text:p>0.666666686534882</text:p>
          </table:table-cell>
          <table:table-cell table:formula="of:=IF([.B343]&gt;5/6; 3; IF([.B343]&gt;1/2; 2; IF([.B343]&gt;1/6; 1; 0)))" office:value-type="float" office:value="2" calcext:value-type="float">
            <text:p>2</text:p>
          </table:table-cell>
          <table:table-cell table:formula="of:=INT([.C343]*3)" office:value-type="float" office:value="2" calcext:value-type="float">
            <text:p>2</text:p>
          </table:table-cell>
          <table:table-cell table:number-columns-repeated="9"/>
        </table:table-row>
        <table:table-row table:style-name="ro1">
          <table:table-cell office:value-type="string" calcext:value-type="string">
            <text:p>Cells divide, carry oxygen to the brain, deliver nutrents</text:p>
          </table:table-cell>
          <table:table-cell office:value-type="float" office:value="0.00239403708837926" calcext:value-type="float">
            <text:p>0.00239403708837926</text:p>
          </table:table-cell>
          <table:table-cell office:value-type="float" office:value="0" calcext:value-type="float">
            <text:p>0</text:p>
          </table:table-cell>
          <table:table-cell table:formula="of:=IF([.B344]&gt;5/6; 3; IF([.B344]&gt;1/2; 2; IF([.B344]&gt;1/6; 1; 0)))" office:value-type="float" office:value="0" calcext:value-type="float">
            <text:p>0</text:p>
          </table:table-cell>
          <table:table-cell table:formula="of:=INT([.C344]*3)" office:value-type="float" office:value="0" calcext:value-type="float">
            <text:p>0</text:p>
          </table:table-cell>
          <table:table-cell table:number-columns-repeated="9"/>
        </table:table-row>
        <table:table-row table:style-name="ro1">
          <table:table-cell office:value-type="string" calcext:value-type="string">
            <text:p>To repeat this experiment you would have to know how much of each sample to put in the container. You would also need to know how much vinigar to pour into the containers. Another thing you would need to know is where you let them sit in dry because the results could change depending on temperature, light exposure, and other factors.</text:p>
          </table:table-cell>
          <table:table-cell office:value-type="float" office:value="0.713151335716248" calcext:value-type="float">
            <text:p>0.713151335716248</text:p>
          </table:table-cell>
          <table:table-cell office:value-type="float" office:value="0.666666686534882" calcext:value-type="float">
            <text:p>0.666666686534882</text:p>
          </table:table-cell>
          <table:table-cell table:formula="of:=IF([.B345]&gt;5/6; 3; IF([.B345]&gt;1/2; 2; IF([.B345]&gt;1/6; 1; 0)))" office:value-type="float" office:value="2" calcext:value-type="float">
            <text:p>2</text:p>
          </table:table-cell>
          <table:table-cell table:formula="of:=INT([.C345]*3)" office:value-type="float" office:value="2" calcext:value-type="float">
            <text:p>2</text:p>
          </table:table-cell>
          <table:table-cell table:number-columns-repeated="9"/>
        </table:table-row>
        <table:table-row table:style-name="ro1">
          <table:table-cell office:value-type="string" calcext:value-type="string">
            <text:p>1 anticodon goup matching a codon group attaches 2 the anticodon takes in the information for its purpose3 the anticodon forms the protein5 the protein is made into a chain</text:p>
          </table:table-cell>
          <table:table-cell office:value-type="float" office:value="0.329109877347946" calcext:value-type="float">
            <text:p>0.329109877347946</text:p>
          </table:table-cell>
          <table:table-cell office:value-type="float" office:value="0.333333343267441" calcext:value-type="float">
            <text:p>0.333333343267441</text:p>
          </table:table-cell>
          <table:table-cell table:formula="of:=IF([.B346]&gt;5/6; 3; IF([.B346]&gt;1/2; 2; IF([.B346]&gt;1/6; 1; 0)))" office:value-type="float" office:value="1" calcext:value-type="float">
            <text:p>1</text:p>
          </table:table-cell>
          <table:table-cell table:formula="of:=INT([.C346]*3)" office:value-type="float" office:value="1" calcext:value-type="float">
            <text:p>1</text:p>
          </table:table-cell>
          <table:table-cell table:number-columns-repeated="9"/>
        </table:table-row>
        <table:table-row table:style-name="ro1">
          <table:table-cell office:value-type="string" calcext:value-type="string">
            <text:p>The cell uses three processes. These three processes are pushing, where the cell pushes the substance crossing the membrane. The second process that a cell uses is carrying the substance across the membrane, and the third one is steering, where the cell steers the substance in order for it not to crash.</text:p>
          </table:table-cell>
          <table:table-cell office:value-type="float" office:value="0.114228345453739" calcext:value-type="float">
            <text:p>0.114228345453739</text:p>
          </table:table-cell>
          <table:table-cell office:value-type="float" office:value="0" calcext:value-type="float">
            <text:p>0</text:p>
          </table:table-cell>
          <table:table-cell table:formula="of:=IF([.B347]&gt;5/6; 3; IF([.B347]&gt;1/2; 2; IF([.B347]&gt;1/6; 1; 0)))" office:value-type="float" office:value="0" calcext:value-type="float">
            <text:p>0</text:p>
          </table:table-cell>
          <table:table-cell table:formula="of:=INT([.C347]*3)" office:value-type="float" office:value="0" calcext:value-type="float">
            <text:p>0</text:p>
          </table:table-cell>
          <table:table-cell table:number-columns-repeated="9"/>
        </table:table-row>
        <table:table-row table:style-name="ro1">
          <table:table-cell office:value-type="string" calcext:value-type="string">
            <text:p>a) After viewing the data, it is clear that type B has the greatest stretchability with 22mm and 23mm, compared to type A's 10 mm and 12 mm. Also type D is the most accurate because 20 mm was reached in both trials. ^p b) This student can improve the design by specifying how many of what amount weight he used. This will give him more control over the experiment. Also, he should have a control plastic to compare the results of the others to. The control should be either stretchable or very durable.</text:p>
          </table:table-cell>
          <table:table-cell office:value-type="float" office:value="0.842021942138672" calcext:value-type="float">
            <text:p>0.842021942138672</text:p>
          </table:table-cell>
          <table:table-cell office:value-type="float" office:value="0.666666686534882" calcext:value-type="float">
            <text:p>0.666666686534882</text:p>
          </table:table-cell>
          <table:table-cell table:formula="of:=IF([.B348]&gt;5/6; 3; IF([.B348]&gt;1/2; 2; IF([.B348]&gt;1/6; 1; 0)))" office:value-type="float" office:value="3" calcext:value-type="float">
            <text:p>3</text:p>
          </table:table-cell>
          <table:table-cell table:formula="of:=INT([.C348]*3)" office:value-type="float" office:value="2" calcext:value-type="float">
            <text:p>2</text:p>
          </table:table-cell>
          <table:table-cell table:number-columns-repeated="9"/>
        </table:table-row>
        <table:table-row table:style-name="ro1">
          <table:table-cell office:value-type="string" calcext:value-type="string">
            <text:p>dark gray :: That effect would warm up the dog house sothe dog will not be cold.</text:p>
          </table:table-cell>
          <table:table-cell office:value-type="float" office:value="0.212317153811455" calcext:value-type="float">
            <text:p>0.212317153811455</text:p>
          </table:table-cell>
          <table:table-cell office:value-type="float" office:value="0.333333343267441" calcext:value-type="float">
            <text:p>0.333333343267441</text:p>
          </table:table-cell>
          <table:table-cell table:formula="of:=IF([.B349]&gt;5/6; 3; IF([.B349]&gt;1/2; 2; IF([.B349]&gt;1/6; 1; 0)))" office:value-type="float" office:value="1" calcext:value-type="float">
            <text:p>1</text:p>
          </table:table-cell>
          <table:table-cell table:formula="of:=INT([.C349]*3)" office:value-type="float" office:value="1" calcext:value-type="float">
            <text:p>1</text:p>
          </table:table-cell>
          <table:table-cell table:number-columns-repeated="9"/>
        </table:table-row>
        <table:table-row table:style-name="ro1">
          <table:table-cell office:value-type="string" calcext:value-type="string">
            <text:p>The additional information you would need is the procedure.You would need the marble, limestone, wood and plastic, you also need the starting, ending and difference in mass.</text:p>
          </table:table-cell>
          <table:table-cell office:value-type="float" office:value="0.111607678234577" calcext:value-type="float">
            <text:p>0.111607678234577</text:p>
          </table:table-cell>
          <table:table-cell office:value-type="float" office:value="0" calcext:value-type="float">
            <text:p>0</text:p>
          </table:table-cell>
          <table:table-cell table:formula="of:=IF([.B350]&gt;5/6; 3; IF([.B350]&gt;1/2; 2; IF([.B350]&gt;1/6; 1; 0)))" office:value-type="float" office:value="0" calcext:value-type="float">
            <text:p>0</text:p>
          </table:table-cell>
          <table:table-cell table:formula="of:=INT([.C350]*3)" office:value-type="float" office:value="0" calcext:value-type="float">
            <text:p>0</text:p>
          </table:table-cell>
          <table:table-cell table:number-columns-repeated="9"/>
        </table:table-row>
        <table:table-row table:style-name="ro1">
          <table:table-cell office:value-type="string" calcext:value-type="string">
            <text:p>mRNA leads to tRNA and rRNA and then the final step which is either translocation or translation.</text:p>
          </table:table-cell>
          <table:table-cell office:value-type="float" office:value="0.00523304473608732" calcext:value-type="float">
            <text:p>0.00523304473608732</text:p>
          </table:table-cell>
          <table:table-cell office:value-type="float" office:value="0" calcext:value-type="float">
            <text:p>0</text:p>
          </table:table-cell>
          <table:table-cell table:formula="of:=IF([.B351]&gt;5/6; 3; IF([.B351]&gt;1/2; 2; IF([.B351]&gt;1/6; 1; 0)))" office:value-type="float" office:value="0" calcext:value-type="float">
            <text:p>0</text:p>
          </table:table-cell>
          <table:table-cell table:formula="of:=INT([.C351]*3)" office:value-type="float" office:value="0" calcext:value-type="float">
            <text:p>0</text:p>
          </table:table-cell>
          <table:table-cell table:number-columns-repeated="9"/>
        </table:table-row>
        <table:table-row table:style-name="ro1">
          <table:table-cell office:value-type="string" calcext:value-type="string">
            <text:p>after it leaves the nucleus it then goes to the</text:p>
          </table:table-cell>
          <table:table-cell office:value-type="float" office:value="0.000666939013171941" calcext:value-type="float">
            <text:p>0.000666939013171941</text:p>
          </table:table-cell>
          <table:table-cell office:value-type="float" office:value="0" calcext:value-type="float">
            <text:p>0</text:p>
          </table:table-cell>
          <table:table-cell table:formula="of:=IF([.B352]&gt;5/6; 3; IF([.B352]&gt;1/2; 2; IF([.B352]&gt;1/6; 1; 0)))" office:value-type="float" office:value="0" calcext:value-type="float">
            <text:p>0</text:p>
          </table:table-cell>
          <table:table-cell table:formula="of:=INT([.C352]*3)" office:value-type="float" office:value="0" calcext:value-type="float">
            <text:p>0</text:p>
          </table:table-cell>
          <table:table-cell table:number-columns-repeated="9"/>
        </table:table-row>
        <table:table-row table:style-name="ro1">
          <table:table-cell office:value-type="string" calcext:value-type="string">
            <text:p>After reading the group's procedure, in order to replicate this experiment it must include what types of samples you need., how much vinegar to use, and you need a control to compare the results. A control for this experiment would be to have the four samples sit in water and find the starting and ending mass. The procedure should also include the use of a balance for determining the mass.</text:p>
          </table:table-cell>
          <table:table-cell office:value-type="float" office:value="0.647920370101929" calcext:value-type="float">
            <text:p>0.647920370101929</text:p>
          </table:table-cell>
          <table:table-cell office:value-type="float" office:value="0.666666686534882" calcext:value-type="float">
            <text:p>0.666666686534882</text:p>
          </table:table-cell>
          <table:table-cell table:formula="of:=IF([.B353]&gt;5/6; 3; IF([.B353]&gt;1/2; 2; IF([.B353]&gt;1/6; 1; 0)))" office:value-type="float" office:value="2" calcext:value-type="float">
            <text:p>2</text:p>
          </table:table-cell>
          <table:table-cell table:formula="of:=INT([.C353]*3)" office:value-type="float" office:value="2" calcext:value-type="float">
            <text:p>2</text:p>
          </table:table-cell>
          <table:table-cell table:number-columns-repeated="9"/>
        </table:table-row>
        <table:table-row table:style-name="ro1">
          <table:table-cell office:value-type="string" calcext:value-type="string">
            <text:p>The group would need to put in the materials, more information on what to do and add the measurement into be a good procedure.</text:p>
          </table:table-cell>
          <table:table-cell office:value-type="float" office:value="0.0609777607023716" calcext:value-type="float">
            <text:p>0.0609777607023716</text:p>
          </table:table-cell>
          <table:table-cell office:value-type="float" office:value="0" calcext:value-type="float">
            <text:p>0</text:p>
          </table:table-cell>
          <table:table-cell table:formula="of:=IF([.B354]&gt;5/6; 3; IF([.B354]&gt;1/2; 2; IF([.B354]&gt;1/6; 1; 0)))" office:value-type="float" office:value="0" calcext:value-type="float">
            <text:p>0</text:p>
          </table:table-cell>
          <table:table-cell table:formula="of:=INT([.C354]*3)" office:value-type="float" office:value="0" calcext:value-type="float">
            <text:p>0</text:p>
          </table:table-cell>
          <table:table-cell table:number-columns-repeated="9"/>
        </table:table-row>
        <table:table-row table:style-name="ro1">
          <table:table-cell office:value-type="string" calcext:value-type="string">
            <text:p>THE tRNA COMING AND BRINGING THE AMINO ACIDS.mRNA TAKING THE AMINO ACIDS TO THE RIBOSOMES WHERE THEY ARE MADE</text:p>
          </table:table-cell>
          <table:table-cell office:value-type="float" office:value="0.0249909795820713" calcext:value-type="float">
            <text:p>0.0249909795820713</text:p>
          </table:table-cell>
          <table:table-cell office:value-type="float" office:value="0" calcext:value-type="float">
            <text:p>0</text:p>
          </table:table-cell>
          <table:table-cell table:formula="of:=IF([.B355]&gt;5/6; 3; IF([.B355]&gt;1/2; 2; IF([.B355]&gt;1/6; 1; 0)))" office:value-type="float" office:value="0" calcext:value-type="float">
            <text:p>0</text:p>
          </table:table-cell>
          <table:table-cell table:formula="of:=INT([.C355]*3)" office:value-type="float" office:value="0" calcext:value-type="float">
            <text:p>0</text:p>
          </table:table-cell>
          <table:table-cell table:number-columns-repeated="9"/>
        </table:table-row>
        <table:table-row table:style-name="ro1">
          <table:table-cell office:value-type="string" calcext:value-type="string">
            <text:p>The students should have made a hypothesis of what they thought was going to happen. Also they should have stated what they were investigating. They should have made a conclusion from the results.</text:p>
          </table:table-cell>
          <table:table-cell office:value-type="float" office:value="0.0775009989738464" calcext:value-type="float">
            <text:p>0.0775009989738464</text:p>
          </table:table-cell>
          <table:table-cell office:value-type="float" office:value="0" calcext:value-type="float">
            <text:p>0</text:p>
          </table:table-cell>
          <table:table-cell table:formula="of:=IF([.B356]&gt;5/6; 3; IF([.B356]&gt;1/2; 2; IF([.B356]&gt;1/6; 1; 0)))" office:value-type="float" office:value="0" calcext:value-type="float">
            <text:p>0</text:p>
          </table:table-cell>
          <table:table-cell table:formula="of:=INT([.C356]*3)" office:value-type="float" office:value="0" calcext:value-type="float">
            <text:p>0</text:p>
          </table:table-cell>
          <table:table-cell table:number-columns-repeated="9"/>
        </table:table-row>
        <table:table-row table:style-name="ro1">
          <table:table-cell office:value-type="string" calcext:value-type="string">
            <text:p>The four major steps are prophase, metaphase, anaphase, and telophase.</text:p>
          </table:table-cell>
          <table:table-cell office:value-type="float" office:value="0.00364962290041149" calcext:value-type="float">
            <text:p>0.00364962290041149</text:p>
          </table:table-cell>
          <table:table-cell office:value-type="float" office:value="0" calcext:value-type="float">
            <text:p>0</text:p>
          </table:table-cell>
          <table:table-cell table:formula="of:=IF([.B357]&gt;5/6; 3; IF([.B357]&gt;1/2; 2; IF([.B357]&gt;1/6; 1; 0)))" office:value-type="float" office:value="0" calcext:value-type="float">
            <text:p>0</text:p>
          </table:table-cell>
          <table:table-cell table:formula="of:=INT([.C357]*3)" office:value-type="float" office:value="0" calcext:value-type="float">
            <text:p>0</text:p>
          </table:table-cell>
          <table:table-cell table:number-columns-repeated="9"/>
        </table:table-row>
        <table:table-row table:style-name="ro1">
          <table:table-cell office:value-type="string" calcext:value-type="string">
            <text:p>In order to replicate the experiment, you would also need to know if the containers were covered to ensure that none of the vinegar evaporated. You would also need to know at what temperature the samples in the containers were being kept and that all four were identical. A third additional piece of information you would need to know is what the samples are and you would need to label them. In the procedure the samples' identities are not given.</text:p>
          </table:table-cell>
          <table:table-cell office:value-type="float" office:value="0.876857280731201" calcext:value-type="float">
            <text:p>0.876857280731201</text:p>
          </table:table-cell>
          <table:table-cell office:value-type="float" office:value="1" calcext:value-type="float">
            <text:p>1</text:p>
          </table:table-cell>
          <table:table-cell table:formula="of:=IF([.B358]&gt;5/6; 3; IF([.B358]&gt;1/2; 2; IF([.B358]&gt;1/6; 1; 0)))" office:value-type="float" office:value="3" calcext:value-type="float">
            <text:p>3</text:p>
          </table:table-cell>
          <table:table-cell table:formula="of:=INT([.C358]*3)" office:value-type="float" office:value="3" calcext:value-type="float">
            <text:p>3</text:p>
          </table:table-cell>
          <table:table-cell table:number-columns-repeated="9"/>
        </table:table-row>
        <table:table-row table:style-name="ro1">
          <table:table-cell office:value-type="string" calcext:value-type="string">
            <text:p>Cell diffusion, cell respiration, and cell exertion.</text:p>
          </table:table-cell>
          <table:table-cell office:value-type="float" office:value="0.00034516301820986" calcext:value-type="float">
            <text:p>0.00034516301820986</text:p>
          </table:table-cell>
          <table:table-cell office:value-type="float" office:value="0" calcext:value-type="float">
            <text:p>0</text:p>
          </table:table-cell>
          <table:table-cell table:formula="of:=IF([.B359]&gt;5/6; 3; IF([.B359]&gt;1/2; 2; IF([.B359]&gt;1/6; 1; 0)))" office:value-type="float" office:value="0" calcext:value-type="float">
            <text:p>0</text:p>
          </table:table-cell>
          <table:table-cell table:formula="of:=INT([.C359]*3)" office:value-type="float" office:value="0" calcext:value-type="float">
            <text:p>0</text:p>
          </table:table-cell>
          <table:table-cell table:number-columns-repeated="9"/>
        </table:table-row>
        <table:table-row table:style-name="ro1">
          <table:table-cell office:value-type="string" calcext:value-type="string">
            <text:p>Code attaches to chromosome. The chromosome sends message to DNA</text:p>
          </table:table-cell>
          <table:table-cell office:value-type="float" office:value="0.000654613017104566" calcext:value-type="float">
            <text:p>0.000654613017104566</text:p>
          </table:table-cell>
          <table:table-cell office:value-type="float" office:value="0" calcext:value-type="float">
            <text:p>0</text:p>
          </table:table-cell>
          <table:table-cell table:formula="of:=IF([.B360]&gt;5/6; 3; IF([.B360]&gt;1/2; 2; IF([.B360]&gt;1/6; 1; 0)))" office:value-type="float" office:value="0" calcext:value-type="float">
            <text:p>0</text:p>
          </table:table-cell>
          <table:table-cell table:formula="of:=INT([.C360]*3)" office:value-type="float" office:value="0" calcext:value-type="float">
            <text:p>0</text:p>
          </table:table-cell>
          <table:table-cell table:number-columns-repeated="9"/>
        </table:table-row>
        <table:table-row table:style-name="ro1">
          <table:table-cell office:value-type="string" calcext:value-type="string">
            <text:p>Plant cells have a cell wall that only protiens can penatrate.Other cells can tell wheither or not that the substance needs to be in the cell or not.</text:p>
          </table:table-cell>
          <table:table-cell office:value-type="float" office:value="0.094482533633709" calcext:value-type="float">
            <text:p>0.094482533633709</text:p>
          </table:table-cell>
          <table:table-cell office:value-type="float" office:value="0" calcext:value-type="float">
            <text:p>0</text:p>
          </table:table-cell>
          <table:table-cell table:formula="of:=IF([.B361]&gt;5/6; 3; IF([.B361]&gt;1/2; 2; IF([.B361]&gt;1/6; 1; 0)))" office:value-type="float" office:value="0" calcext:value-type="float">
            <text:p>0</text:p>
          </table:table-cell>
          <table:table-cell table:formula="of:=INT([.C361]*3)" office:value-type="float" office:value="0" calcext:value-type="float">
            <text:p>0</text:p>
          </table:table-cell>
          <table:table-cell table:number-columns-repeated="9"/>
        </table:table-row>
        <table:table-row table:style-name="ro1">
          <table:table-cell office:value-type="string" calcext:value-type="string">
            <text:p>white :: <text:s/>White could be a color for the doghouse. It wouldn't make the inside of the doghouse too hot because of how light the color is. Also, in the experiment, white had the lowest temperature out of all four c olors. 42(DEG) C, 43(DEG) C, 41(DEG) C, and 42(DEG) C. Where as the other colors, black, dark gray, and light gray, all had higher temperatures. The temperatures vary from the highest temperature which was 54(DEG) C, the color black. To the lowest te mperature, 41(DEG) C for the color white.</text:p>
          </table:table-cell>
          <table:table-cell office:value-type="float" office:value="0.657075583934784" calcext:value-type="float">
            <text:p>0.657075583934784</text:p>
          </table:table-cell>
          <table:table-cell office:value-type="float" office:value="0.666666686534882" calcext:value-type="float">
            <text:p>0.666666686534882</text:p>
          </table:table-cell>
          <table:table-cell table:formula="of:=IF([.B362]&gt;5/6; 3; IF([.B362]&gt;1/2; 2; IF([.B362]&gt;1/6; 1; 0)))" office:value-type="float" office:value="2" calcext:value-type="float">
            <text:p>2</text:p>
          </table:table-cell>
          <table:table-cell table:formula="of:=INT([.C362]*3)" office:value-type="float" office:value="2" calcext:value-type="float">
            <text:p>2</text:p>
          </table:table-cell>
          <table:table-cell table:number-columns-repeated="9"/>
        </table:table-row>
        <table:table-row table:style-name="ro1">
          <table:table-cell office:value-type="string" calcext:value-type="string">
            <text:p>dark gray :: I would choose to paint the doghouse dark gra y because the color would not be too dark or too light so it wouldn't mak e the doghouse too warm or cold. The data supports this because the jar w ith the dark gray lid had a temperature that was more in between that of the black and white jars, when the light gray jar had a temperature that was closer to the white jar, making it to cold.</text:p>
          </table:table-cell>
          <table:table-cell office:value-type="float" office:value="0.556628465652466" calcext:value-type="float">
            <text:p>0.556628465652466</text:p>
          </table:table-cell>
          <table:table-cell office:value-type="float" office:value="0.666666686534882" calcext:value-type="float">
            <text:p>0.666666686534882</text:p>
          </table:table-cell>
          <table:table-cell table:formula="of:=IF([.B363]&gt;5/6; 3; IF([.B363]&gt;1/2; 2; IF([.B363]&gt;1/6; 1; 0)))" office:value-type="float" office:value="2" calcext:value-type="float">
            <text:p>2</text:p>
          </table:table-cell>
          <table:table-cell table:formula="of:=INT([.C363]*3)" office:value-type="float" office:value="2" calcext:value-type="float">
            <text:p>2</text:p>
          </table:table-cell>
          <table:table-cell table:number-columns-repeated="9"/>
        </table:table-row>
        <table:table-row table:style-name="ro1">
          <table:table-cell office:value-type="string" calcext:value-type="string">
            <text:p>After the mRNA leaves the nucleus, tRNA translates the coded message the mRNA has been carrying, then proceding to give the rRNA the instructions, and thus the end result is the ribosomalRNA completes protein synthesis and the process starts over again.</text:p>
          </table:table-cell>
          <table:table-cell office:value-type="float" office:value="0.0960378050804138" calcext:value-type="float">
            <text:p>0.0960378050804138</text:p>
          </table:table-cell>
          <table:table-cell office:value-type="float" office:value="0" calcext:value-type="float">
            <text:p>0</text:p>
          </table:table-cell>
          <table:table-cell table:formula="of:=IF([.B364]&gt;5/6; 3; IF([.B364]&gt;1/2; 2; IF([.B364]&gt;1/6; 1; 0)))" office:value-type="float" office:value="0" calcext:value-type="float">
            <text:p>0</text:p>
          </table:table-cell>
          <table:table-cell table:formula="of:=INT([.C364]*3)" office:value-type="float" office:value="0" calcext:value-type="float">
            <text:p>0</text:p>
          </table:table-cell>
          <table:table-cell table:number-columns-repeated="9"/>
        </table:table-row>
        <table:table-row table:style-name="ro1">
          <table:table-cell office:value-type="string" calcext:value-type="string">
            <text:p>After reading the group's procedure, I can see that additional information is needed to do the experiment. First, I would need to the materials needed for the lab. I would need to get these items in ahead of time, and have the right things like containers. I would also need to know what kind of rocks were used. If I was looking at a sheet or instructions <text:s/>that contained <text:s/>only the procedure, I would need to know what rocks were used. A third thing the procedure hasn't told us is the amount of vinegar. For this to be a valid experiment, we would need to use the same amount of vinegar.</text:p>
          </table:table-cell>
          <table:table-cell office:value-type="float" office:value="0.85528028011322" calcext:value-type="float">
            <text:p>0.85528028011322</text:p>
          </table:table-cell>
          <table:table-cell office:value-type="float" office:value="1" calcext:value-type="float">
            <text:p>1</text:p>
          </table:table-cell>
          <table:table-cell table:formula="of:=IF([.B365]&gt;5/6; 3; IF([.B365]&gt;1/2; 2; IF([.B365]&gt;1/6; 1; 0)))" office:value-type="float" office:value="3" calcext:value-type="float">
            <text:p>3</text:p>
          </table:table-cell>
          <table:table-cell table:formula="of:=INT([.C365]*3)" office:value-type="float" office:value="3" calcext:value-type="float">
            <text:p>3</text:p>
          </table:table-cell>
          <table:table-cell table:number-columns-repeated="9"/>
        </table:table-row>
        <table:table-row table:style-name="ro1">
          <table:table-cell office:value-type="string" calcext:value-type="string">
            <text:p>Four major steps after mRNA that invole protein synthesis are, the nucleus and the codons are transferred. They also start translation and transport.</text:p>
          </table:table-cell>
          <table:table-cell office:value-type="float" office:value="0.0535538606345654" calcext:value-type="float">
            <text:p>0.0535538606345654</text:p>
          </table:table-cell>
          <table:table-cell office:value-type="float" office:value="0" calcext:value-type="float">
            <text:p>0</text:p>
          </table:table-cell>
          <table:table-cell table:formula="of:=IF([.B366]&gt;5/6; 3; IF([.B366]&gt;1/2; 2; IF([.B366]&gt;1/6; 1; 0)))" office:value-type="float" office:value="0" calcext:value-type="float">
            <text:p>0</text:p>
          </table:table-cell>
          <table:table-cell table:formula="of:=INT([.C366]*3)" office:value-type="float" office:value="0" calcext:value-type="float">
            <text:p>0</text:p>
          </table:table-cell>
          <table:table-cell table:number-columns-repeated="9"/>
        </table:table-row>
        <table:table-row table:style-name="ro1">
          <table:table-cell office:value-type="string" calcext:value-type="string">
            <text:p>osmosis-transports wateractive transport- transports proteinsdiffusion-</text:p>
          </table:table-cell>
          <table:table-cell office:value-type="float" office:value="0.1580670773983" calcext:value-type="float">
            <text:p>0.1580670773983</text:p>
          </table:table-cell>
          <table:table-cell office:value-type="float" office:value="0" calcext:value-type="float">
            <text:p>0</text:p>
          </table:table-cell>
          <table:table-cell table:formula="of:=IF([.B367]&gt;5/6; 3; IF([.B367]&gt;1/2; 2; IF([.B367]&gt;1/6; 1; 0)))" office:value-type="float" office:value="0" calcext:value-type="float">
            <text:p>0</text:p>
          </table:table-cell>
          <table:table-cell table:formula="of:=INT([.C367]*3)" office:value-type="float" office:value="0" calcext:value-type="float">
            <text:p>0</text:p>
          </table:table-cell>
          <table:table-cell table:number-columns-repeated="9"/>
        </table:table-row>
        <table:table-row table:style-name="ro1">
          <table:table-cell office:value-type="string" calcext:value-type="string">
            <text:p>You would need to know why you are pouring vineger into 4 masses. You need to pour the same amount of vineger into each sample. And also, you need to include 4 designated samples and say liquids or solids.</text:p>
          </table:table-cell>
          <table:table-cell office:value-type="float" office:value="0.572156131267548" calcext:value-type="float">
            <text:p>0.572156131267548</text:p>
          </table:table-cell>
          <table:table-cell office:value-type="float" office:value="0.666666686534882" calcext:value-type="float">
            <text:p>0.666666686534882</text:p>
          </table:table-cell>
          <table:table-cell table:formula="of:=IF([.B368]&gt;5/6; 3; IF([.B368]&gt;1/2; 2; IF([.B368]&gt;1/6; 1; 0)))" office:value-type="float" office:value="2" calcext:value-type="float">
            <text:p>2</text:p>
          </table:table-cell>
          <table:table-cell table:formula="of:=INT([.C368]*3)" office:value-type="float" office:value="2" calcext:value-type="float">
            <text:p>2</text:p>
          </table:table-cell>
          <table:table-cell table:number-columns-repeated="9"/>
        </table:table-row>
        <table:table-row table:style-name="ro1">
          <table:table-cell office:value-type="string" calcext:value-type="string">
            <text:p>One step involved in protein synthesis is the tRNA moving ribosomes. <text:s/>Another step in protein synthesis is rRNA making the proteins. <text:s/>Another step is using the protein. <text:s/>Another step is restarting the cycle.</text:p>
          </table:table-cell>
          <table:table-cell office:value-type="float" office:value="0.00834559835493565" calcext:value-type="float">
            <text:p>0.00834559835493565</text:p>
          </table:table-cell>
          <table:table-cell office:value-type="float" office:value="0" calcext:value-type="float">
            <text:p>0</text:p>
          </table:table-cell>
          <table:table-cell table:formula="of:=IF([.B369]&gt;5/6; 3; IF([.B369]&gt;1/2; 2; IF([.B369]&gt;1/6; 1; 0)))" office:value-type="float" office:value="0" calcext:value-type="float">
            <text:p>0</text:p>
          </table:table-cell>
          <table:table-cell table:formula="of:=INT([.C369]*3)" office:value-type="float" office:value="0" calcext:value-type="float">
            <text:p>0</text:p>
          </table:table-cell>
          <table:table-cell table:number-columns-repeated="9"/>
        </table:table-row>
        <table:table-row table:style-name="ro1">
          <table:table-cell office:value-type="string" calcext:value-type="string">
            <text:p>Interphase, telophase, anaphase, and prophase.</text:p>
          </table:table-cell>
          <table:table-cell office:value-type="float" office:value="0.00494468118995428" calcext:value-type="float">
            <text:p>0.00494468118995428</text:p>
          </table:table-cell>
          <table:table-cell office:value-type="float" office:value="0" calcext:value-type="float">
            <text:p>0</text:p>
          </table:table-cell>
          <table:table-cell table:formula="of:=IF([.B370]&gt;5/6; 3; IF([.B370]&gt;1/2; 2; IF([.B370]&gt;1/6; 1; 0)))" office:value-type="float" office:value="0" calcext:value-type="float">
            <text:p>0</text:p>
          </table:table-cell>
          <table:table-cell table:formula="of:=INT([.C370]*3)" office:value-type="float" office:value="0" calcext:value-type="float">
            <text:p>0</text:p>
          </table:table-cell>
          <table:table-cell table:number-columns-repeated="9"/>
        </table:table-row>
        <table:table-row table:style-name="ro1">
          <table:table-cell office:value-type="string" calcext:value-type="string">
            <text:p>Conclusively <text:s/>plastic type B tested to stretch the longest length compared to the other three samples. ^P 1. There is no control in the starting length of the plastics. Different sizes of samples can invalidate the experiments results. ^P 2. The amount of weight attached to the clump should be held constant. Plastic type B, which stretched the longest, could have had more weight on it than the others.</text:p>
          </table:table-cell>
          <table:table-cell office:value-type="float" office:value="0.915693342685699" calcext:value-type="float">
            <text:p>0.915693342685699</text:p>
          </table:table-cell>
          <table:table-cell office:value-type="float" office:value="1" calcext:value-type="float">
            <text:p>1</text:p>
          </table:table-cell>
          <table:table-cell table:formula="of:=IF([.B371]&gt;5/6; 3; IF([.B371]&gt;1/2; 2; IF([.B371]&gt;1/6; 1; 0)))" office:value-type="float" office:value="3" calcext:value-type="float">
            <text:p>3</text:p>
          </table:table-cell>
          <table:table-cell table:formula="of:=INT([.C371]*3)" office:value-type="float" office:value="3" calcext:value-type="float">
            <text:p>3</text:p>
          </table:table-cell>
          <table:table-cell table:number-columns-repeated="9"/>
        </table:table-row>
        <table:table-row table:style-name="ro1">
          <table:table-cell office:value-type="string" calcext:value-type="string">
            <text:p>I would need to know if they were put into an incubator to dry or were dryed in a different way. Would also need to know the temperature of the area incubator they were put into to dry. Also I would need to know where I should place a sample. Lastly, I would need to know the type of vinegar used c for example white, apple material. Also I would need to know how top measure the mass.</text:p>
          </table:table-cell>
          <table:table-cell office:value-type="float" office:value="0.869307696819305" calcext:value-type="float">
            <text:p>0.869307696819305</text:p>
          </table:table-cell>
          <table:table-cell office:value-type="float" office:value="1" calcext:value-type="float">
            <text:p>1</text:p>
          </table:table-cell>
          <table:table-cell table:formula="of:=IF([.B372]&gt;5/6; 3; IF([.B372]&gt;1/2; 2; IF([.B372]&gt;1/6; 1; 0)))" office:value-type="float" office:value="3" calcext:value-type="float">
            <text:p>3</text:p>
          </table:table-cell>
          <table:table-cell table:formula="of:=INT([.C372]*3)" office:value-type="float" office:value="3" calcext:value-type="float">
            <text:p>3</text:p>
          </table:table-cell>
          <table:table-cell table:number-columns-repeated="9"/>
        </table:table-row>
        <table:table-row table:style-name="ro1">
          <table:table-cell office:value-type="string" calcext:value-type="string">
            <text:p>One process to move particles across a membrane is osmosis. Osmosis is moving water across a membrane. There is hypertonic osmosis, which is moving water out, hypotonic, which is moving water in, and isotonic which is equal water moving in and out. Another process is using a protein channel. The protein channel can move substances across a thick membrane of lipids. Another process if diffusion, which is moving particles from high concentration to low concentration.</text:p>
          </table:table-cell>
          <table:table-cell office:value-type="float" office:value="0.576519846916199" calcext:value-type="float">
            <text:p>0.576519846916199</text:p>
          </table:table-cell>
          <table:table-cell office:value-type="float" office:value="0.666666686534882" calcext:value-type="float">
            <text:p>0.666666686534882</text:p>
          </table:table-cell>
          <table:table-cell table:formula="of:=IF([.B373]&gt;5/6; 3; IF([.B373]&gt;1/2; 2; IF([.B373]&gt;1/6; 1; 0)))" office:value-type="float" office:value="2" calcext:value-type="float">
            <text:p>2</text:p>
          </table:table-cell>
          <table:table-cell table:formula="of:=INT([.C373]*3)" office:value-type="float" office:value="2" calcext:value-type="float">
            <text:p>2</text:p>
          </table:table-cell>
          <table:table-cell table:number-columns-repeated="9"/>
        </table:table-row>
        <table:table-row table:style-name="ro1">
          <table:table-cell office:value-type="string" calcext:value-type="string">
            <text:p>the blood flow <text:s text:c="4"/>the size of the cell to make it though the vansalso they need to be strong to fight off bacteria</text:p>
          </table:table-cell>
          <table:table-cell office:value-type="float" office:value="0.115615300834179" calcext:value-type="float">
            <text:p>0.115615300834179</text:p>
          </table:table-cell>
          <table:table-cell office:value-type="float" office:value="0" calcext:value-type="float">
            <text:p>0</text:p>
          </table:table-cell>
          <table:table-cell table:formula="of:=IF([.B374]&gt;5/6; 3; IF([.B374]&gt;1/2; 2; IF([.B374]&gt;1/6; 1; 0)))" office:value-type="float" office:value="0" calcext:value-type="float">
            <text:p>0</text:p>
          </table:table-cell>
          <table:table-cell table:formula="of:=INT([.C374]*3)" office:value-type="float" office:value="0" calcext:value-type="float">
            <text:p>0</text:p>
          </table:table-cell>
          <table:table-cell table:number-columns-repeated="9"/>
        </table:table-row>
        <table:table-row table:style-name="ro1">
          <table:table-cell office:value-type="string" calcext:value-type="string">
            <text:p>white :: <text:s/>White would be the coolest doghouse paint color they could choose because it takes longer to get really hot, unlike the other colors which got hot really fast.</text:p>
          </table:table-cell>
          <table:table-cell office:value-type="float" office:value="0.302654892206192" calcext:value-type="float">
            <text:p>0.302654892206192</text:p>
          </table:table-cell>
          <table:table-cell office:value-type="float" office:value="0.333333343267441" calcext:value-type="float">
            <text:p>0.333333343267441</text:p>
          </table:table-cell>
          <table:table-cell table:formula="of:=IF([.B375]&gt;5/6; 3; IF([.B375]&gt;1/2; 2; IF([.B375]&gt;1/6; 1; 0)))" office:value-type="float" office:value="1" calcext:value-type="float">
            <text:p>1</text:p>
          </table:table-cell>
          <table:table-cell table:formula="of:=INT([.C375]*3)" office:value-type="float" office:value="1" calcext:value-type="float">
            <text:p>1</text:p>
          </table:table-cell>
          <table:table-cell table:number-columns-repeated="9"/>
        </table:table-row>
        <table:table-row table:style-name="ro1">
          <table:table-cell office:value-type="string" calcext:value-type="string">
            <text:p>CELLS WILL EITHER ALLOW OR REJECT SUBSTANCES INTO THE CELL THROUGH ITS CELL MEMBRANE. <text:s/>ONCE A SUBSTANCE IS INSIDE OF THE CELL, IT MOVES THROUGH THE CELL. <text:s/>WHEN IT LEAVES THE CELL, IT LEAVES THROUGH RESPIRATION.</text:p>
          </table:table-cell>
          <table:table-cell office:value-type="float" office:value="0.0043339291587472" calcext:value-type="float">
            <text:p>0.0043339291587472</text:p>
          </table:table-cell>
          <table:table-cell office:value-type="float" office:value="0" calcext:value-type="float">
            <text:p>0</text:p>
          </table:table-cell>
          <table:table-cell table:formula="of:=IF([.B376]&gt;5/6; 3; IF([.B376]&gt;1/2; 2; IF([.B376]&gt;1/6; 1; 0)))" office:value-type="float" office:value="0" calcext:value-type="float">
            <text:p>0</text:p>
          </table:table-cell>
          <table:table-cell table:formula="of:=INT([.C376]*3)" office:value-type="float" office:value="0" calcext:value-type="float">
            <text:p>0</text:p>
          </table:table-cell>
          <table:table-cell table:number-columns-repeated="9"/>
        </table:table-row>
        <table:table-row table:style-name="ro1">
          <table:table-cell office:value-type="string" calcext:value-type="string">
            <text:p>A conclusion based on the student's data is plastic type B is the most amount stretched and plastic type A was the least amount stretched. Two ways the student could have improved the experimental design is be more informative on the size sample you must take. Also the amount of weights you add one.</text:p>
          </table:table-cell>
          <table:table-cell office:value-type="float" office:value="0.830883324146271" calcext:value-type="float">
            <text:p>0.830883324146271</text:p>
          </table:table-cell>
          <table:table-cell office:value-type="float" office:value="1" calcext:value-type="float">
            <text:p>1</text:p>
          </table:table-cell>
          <table:table-cell table:formula="of:=IF([.B377]&gt;5/6; 3; IF([.B377]&gt;1/2; 2; IF([.B377]&gt;1/6; 1; 0)))" office:value-type="float" office:value="2" calcext:value-type="float">
            <text:p>2</text:p>
          </table:table-cell>
          <table:table-cell table:formula="of:=INT([.C377]*3)" office:value-type="float" office:value="3" calcext:value-type="float">
            <text:p>3</text:p>
          </table:table-cell>
          <table:table-cell table:number-columns-repeated="9"/>
        </table:table-row>
        <table:table-row table:style-name="ro1">
          <table:table-cell office:value-type="string" calcext:value-type="string">
            <text:p>IT WILL HAVE TO GO INTO PHASES REPRODUCE</text:p>
          </table:table-cell>
          <table:table-cell office:value-type="float" office:value="0.00402340292930603" calcext:value-type="float">
            <text:p>0.00402340292930603</text:p>
          </table:table-cell>
          <table:table-cell office:value-type="float" office:value="0" calcext:value-type="float">
            <text:p>0</text:p>
          </table:table-cell>
          <table:table-cell table:formula="of:=IF([.B378]&gt;5/6; 3; IF([.B378]&gt;1/2; 2; IF([.B378]&gt;1/6; 1; 0)))" office:value-type="float" office:value="0" calcext:value-type="float">
            <text:p>0</text:p>
          </table:table-cell>
          <table:table-cell table:formula="of:=INT([.C378]*3)" office:value-type="float" office:value="0" calcext:value-type="float">
            <text:p>0</text:p>
          </table:table-cell>
          <table:table-cell table:number-columns-repeated="9"/>
        </table:table-row>
        <table:table-row table:style-name="ro1">
          <table:table-cell office:value-type="string" calcext:value-type="string">
            <text:p>light gray :: Well, if you paint the dog house light gray i t will keep the dog warm at night ,But not to warm were its over heated.</text:p>
          </table:table-cell>
          <table:table-cell office:value-type="float" office:value="0.238121256232262" calcext:value-type="float">
            <text:p>0.238121256232262</text:p>
          </table:table-cell>
          <table:table-cell office:value-type="float" office:value="0.333333343267441" calcext:value-type="float">
            <text:p>0.333333343267441</text:p>
          </table:table-cell>
          <table:table-cell table:formula="of:=IF([.B379]&gt;5/6; 3; IF([.B379]&gt;1/2; 2; IF([.B379]&gt;1/6; 1; 0)))" office:value-type="float" office:value="1" calcext:value-type="float">
            <text:p>1</text:p>
          </table:table-cell>
          <table:table-cell table:formula="of:=INT([.C379]*3)" office:value-type="float" office:value="1" calcext:value-type="float">
            <text:p>1</text:p>
          </table:table-cell>
          <table:table-cell table:number-columns-repeated="9"/>
        </table:table-row>
        <table:table-row table:style-name="ro1">
          <table:table-cell office:value-type="string" calcext:value-type="string">
            <text:p>flagella, cellium,</text:p>
          </table:table-cell>
          <table:table-cell office:value-type="float" office:value="0.000358817167580128" calcext:value-type="float">
            <text:p>0.000358817167580128</text:p>
          </table:table-cell>
          <table:table-cell office:value-type="float" office:value="0" calcext:value-type="float">
            <text:p>0</text:p>
          </table:table-cell>
          <table:table-cell table:formula="of:=IF([.B380]&gt;5/6; 3; IF([.B380]&gt;1/2; 2; IF([.B380]&gt;1/6; 1; 0)))" office:value-type="float" office:value="0" calcext:value-type="float">
            <text:p>0</text:p>
          </table:table-cell>
          <table:table-cell table:formula="of:=INT([.C380]*3)" office:value-type="float" office:value="0" calcext:value-type="float">
            <text:p>0</text:p>
          </table:table-cell>
          <table:table-cell table:number-columns-repeated="9"/>
        </table:table-row>
        <table:table-row table:style-name="ro1">
          <table:table-cell office:value-type="string" calcext:value-type="string">
            <text:p>Based on the student's data both plastics type A and B has increased in T2, type C has dicreased in T2 and type D stayed the same. ^p Two ways that the student could have improved the experimental design is add more control and make more trials.</text:p>
          </table:table-cell>
          <table:table-cell office:value-type="float" office:value="0.709588766098022" calcext:value-type="float">
            <text:p>0.709588766098022</text:p>
          </table:table-cell>
          <table:table-cell office:value-type="float" office:value="0.333333343267441" calcext:value-type="float">
            <text:p>0.333333343267441</text:p>
          </table:table-cell>
          <table:table-cell table:formula="of:=IF([.B381]&gt;5/6; 3; IF([.B381]&gt;1/2; 2; IF([.B381]&gt;1/6; 1; 0)))" office:value-type="float" office:value="2" calcext:value-type="float">
            <text:p>2</text:p>
          </table:table-cell>
          <table:table-cell table:formula="of:=INT([.C381]*3)" office:value-type="float" office:value="1" calcext:value-type="float">
            <text:p>1</text:p>
          </table:table-cell>
          <table:table-cell table:number-columns-repeated="9"/>
        </table:table-row>
        <table:table-row table:style-name="ro1">
          <table:table-cell office:value-type="string" calcext:value-type="string">
            <text:p>the mRNA sends a message to the RNA to begin protein synthesis</text:p>
          </table:table-cell>
          <table:table-cell office:value-type="float" office:value="0.000510377052705735" calcext:value-type="float">
            <text:p>0.000510377052705735</text:p>
          </table:table-cell>
          <table:table-cell office:value-type="float" office:value="0" calcext:value-type="float">
            <text:p>0</text:p>
          </table:table-cell>
          <table:table-cell table:formula="of:=IF([.B382]&gt;5/6; 3; IF([.B382]&gt;1/2; 2; IF([.B382]&gt;1/6; 1; 0)))" office:value-type="float" office:value="0" calcext:value-type="float">
            <text:p>0</text:p>
          </table:table-cell>
          <table:table-cell table:formula="of:=INT([.C382]*3)" office:value-type="float" office:value="0" calcext:value-type="float">
            <text:p>0</text:p>
          </table:table-cell>
          <table:table-cell table:number-columns-repeated="9"/>
        </table:table-row>
        <table:table-row table:style-name="ro1">
          <table:table-cell office:value-type="string" calcext:value-type="string">
            <text:p>When the mRNA leaves the nucleus, it then will take the information to tRNA so tRNA can then transfor the information.</text:p>
          </table:table-cell>
          <table:table-cell office:value-type="float" office:value="0.00775597989559174" calcext:value-type="float">
            <text:p>0.00775597989559174</text:p>
          </table:table-cell>
          <table:table-cell office:value-type="float" office:value="0" calcext:value-type="float">
            <text:p>0</text:p>
          </table:table-cell>
          <table:table-cell table:formula="of:=IF([.B383]&gt;5/6; 3; IF([.B383]&gt;1/2; 2; IF([.B383]&gt;1/6; 1; 0)))" office:value-type="float" office:value="0" calcext:value-type="float">
            <text:p>0</text:p>
          </table:table-cell>
          <table:table-cell table:formula="of:=INT([.C383]*3)" office:value-type="float" office:value="0" calcext:value-type="float">
            <text:p>0</text:p>
          </table:table-cell>
          <table:table-cell table:number-columns-repeated="9"/>
        </table:table-row>
        <table:table-row table:style-name="ro1">
          <table:table-cell office:value-type="string" calcext:value-type="string">
            <text:p>the mrna transfers stuff</text:p>
          </table:table-cell>
          <table:table-cell office:value-type="float" office:value="0.000611756520811468" calcext:value-type="float">
            <text:p>0.000611756520811468</text:p>
          </table:table-cell>
          <table:table-cell office:value-type="float" office:value="0" calcext:value-type="float">
            <text:p>0</text:p>
          </table:table-cell>
          <table:table-cell table:formula="of:=IF([.B384]&gt;5/6; 3; IF([.B384]&gt;1/2; 2; IF([.B384]&gt;1/6; 1; 0)))" office:value-type="float" office:value="0" calcext:value-type="float">
            <text:p>0</text:p>
          </table:table-cell>
          <table:table-cell table:formula="of:=INT([.C384]*3)" office:value-type="float" office:value="0" calcext:value-type="float">
            <text:p>0</text:p>
          </table:table-cell>
          <table:table-cell table:number-columns-repeated="9"/>
        </table:table-row>
        <table:table-row table:style-name="ro1">
          <table:table-cell office:value-type="string" calcext:value-type="string">
            <text:p>In order to replicate the experiment, the students need to specify what types of samples are needed to be used to find the mass. The students also need to specify how much vinegar to pour in the container. Accurate results would require a set amount of vinegar. Another thing the students needed to include in order for someone to recreate the experiment is to include what to label the container. Step 3 was too vaugue and it would be better to say label what material is in the container. They also should add more trials for more accurate results.</text:p>
          </table:table-cell>
          <table:table-cell office:value-type="float" office:value="0.773178637027741" calcext:value-type="float">
            <text:p>0.773178637027741</text:p>
          </table:table-cell>
          <table:table-cell office:value-type="float" office:value="0.666666686534882" calcext:value-type="float">
            <text:p>0.666666686534882</text:p>
          </table:table-cell>
          <table:table-cell table:formula="of:=IF([.B385]&gt;5/6; 3; IF([.B385]&gt;1/2; 2; IF([.B385]&gt;1/6; 1; 0)))" office:value-type="float" office:value="2" calcext:value-type="float">
            <text:p>2</text:p>
          </table:table-cell>
          <table:table-cell table:formula="of:=INT([.C385]*3)" office:value-type="float" office:value="2" calcext:value-type="float">
            <text:p>2</text:p>
          </table:table-cell>
          <table:table-cell table:number-columns-repeated="9"/>
        </table:table-row>
        <table:table-row table:style-name="ro1">
          <table:table-cell office:value-type="string" calcext:value-type="string">
            <text:p>You need a mearing cup the mearer the mass of energy. Then we get plastic of starting mass.</text:p>
          </table:table-cell>
          <table:table-cell office:value-type="float" office:value="0.089443065226078" calcext:value-type="float">
            <text:p>0.089443065226078</text:p>
          </table:table-cell>
          <table:table-cell office:value-type="float" office:value="0" calcext:value-type="float">
            <text:p>0</text:p>
          </table:table-cell>
          <table:table-cell table:formula="of:=IF([.B386]&gt;5/6; 3; IF([.B386]&gt;1/2; 2; IF([.B386]&gt;1/6; 1; 0)))" office:value-type="float" office:value="0" calcext:value-type="float">
            <text:p>0</text:p>
          </table:table-cell>
          <table:table-cell table:formula="of:=INT([.C386]*3)" office:value-type="float" office:value="0" calcext:value-type="float">
            <text:p>0</text:p>
          </table:table-cell>
          <table:table-cell table:number-columns-repeated="9"/>
        </table:table-row>
        <table:table-row table:style-name="ro1">
          <table:table-cell office:value-type="string" calcext:value-type="string">
            <text:p>The mRNA goes to the ribosomes for the instructions on making protein. <text:s/>It then goes to the mitochondria to get energy. They it goes back to the nucleus to produce the protein.</text:p>
          </table:table-cell>
          <table:table-cell office:value-type="float" office:value="0.00747871585190296" calcext:value-type="float">
            <text:p>0.00747871585190296</text:p>
          </table:table-cell>
          <table:table-cell office:value-type="float" office:value="0.333333343267441" calcext:value-type="float">
            <text:p>0.333333343267441</text:p>
          </table:table-cell>
          <table:table-cell table:formula="of:=IF([.B387]&gt;5/6; 3; IF([.B387]&gt;1/2; 2; IF([.B387]&gt;1/6; 1; 0)))" office:value-type="float" office:value="0" calcext:value-type="float">
            <text:p>0</text:p>
          </table:table-cell>
          <table:table-cell table:formula="of:=INT([.C387]*3)" office:value-type="float" office:value="1" calcext:value-type="float">
            <text:p>1</text:p>
          </table:table-cell>
          <table:table-cell table:number-columns-repeated="9"/>
        </table:table-row>
        <table:table-row table:style-name="ro1">
          <table:table-cell office:value-type="string" calcext:value-type="string">
            <text:p>Cells can transfer substances, make more or give substances.</text:p>
          </table:table-cell>
          <table:table-cell office:value-type="float" office:value="0.00121476338244975" calcext:value-type="float">
            <text:p>0.00121476338244975</text:p>
          </table:table-cell>
          <table:table-cell office:value-type="float" office:value="0" calcext:value-type="float">
            <text:p>0</text:p>
          </table:table-cell>
          <table:table-cell table:formula="of:=IF([.B388]&gt;5/6; 3; IF([.B388]&gt;1/2; 2; IF([.B388]&gt;1/6; 1; 0)))" office:value-type="float" office:value="0" calcext:value-type="float">
            <text:p>0</text:p>
          </table:table-cell>
          <table:table-cell table:formula="of:=INT([.C388]*3)" office:value-type="float" office:value="0" calcext:value-type="float">
            <text:p>0</text:p>
          </table:table-cell>
          <table:table-cell table:number-columns-repeated="9"/>
        </table:table-row>
        <table:table-row table:style-name="ro1">
          <table:table-cell office:value-type="string" calcext:value-type="string">
            <text:p>light gray :: <text:s/>Light gray would be best so that it keeps the inside warm but not too hot. in the lamp expirement it was the 2nd coolest color.</text:p>
          </table:table-cell>
          <table:table-cell office:value-type="float" office:value="0.308794796466827" calcext:value-type="float">
            <text:p>0.308794796466827</text:p>
          </table:table-cell>
          <table:table-cell office:value-type="float" office:value="0.666666686534882" calcext:value-type="float">
            <text:p>0.666666686534882</text:p>
          </table:table-cell>
          <table:table-cell table:formula="of:=IF([.B389]&gt;5/6; 3; IF([.B389]&gt;1/2; 2; IF([.B389]&gt;1/6; 1; 0)))" office:value-type="float" office:value="1" calcext:value-type="float">
            <text:p>1</text:p>
          </table:table-cell>
          <table:table-cell table:formula="of:=INT([.C389]*3)" office:value-type="float" office:value="2" calcext:value-type="float">
            <text:p>2</text:p>
          </table:table-cell>
          <table:table-cell table:number-columns-repeated="9"/>
        </table:table-row>
        <table:table-row table:style-name="ro1">
          <table:table-cell office:value-type="string" calcext:value-type="string">
            <text:p>1. The mRna tells the Trna to get ready at the ribosome2. The Trna goes and attaches the pairs together3. They keep attaching until it hits stop codon4. The protein is released</text:p>
          </table:table-cell>
          <table:table-cell office:value-type="float" office:value="0.310551911592484" calcext:value-type="float">
            <text:p>0.310551911592484</text:p>
          </table:table-cell>
          <table:table-cell office:value-type="float" office:value="0.333333343267441" calcext:value-type="float">
            <text:p>0.333333343267441</text:p>
          </table:table-cell>
          <table:table-cell table:formula="of:=IF([.B390]&gt;5/6; 3; IF([.B390]&gt;1/2; 2; IF([.B390]&gt;1/6; 1; 0)))" office:value-type="float" office:value="1" calcext:value-type="float">
            <text:p>1</text:p>
          </table:table-cell>
          <table:table-cell table:formula="of:=INT([.C390]*3)" office:value-type="float" office:value="1" calcext:value-type="float">
            <text:p>1</text:p>
          </table:table-cell>
          <table:table-cell table:number-columns-repeated="9"/>
        </table:table-row>
        <table:table-row table:style-name="ro1">
          <table:table-cell office:value-type="string" calcext:value-type="string">
            <text:p>ProphaseMetaphaseAnaphaseTelephase</text:p>
          </table:table-cell>
          <table:table-cell office:value-type="float" office:value="0.00457792123779655" calcext:value-type="float">
            <text:p>0.00457792123779655</text:p>
          </table:table-cell>
          <table:table-cell office:value-type="float" office:value="0" calcext:value-type="float">
            <text:p>0</text:p>
          </table:table-cell>
          <table:table-cell table:formula="of:=IF([.B391]&gt;5/6; 3; IF([.B391]&gt;1/2; 2; IF([.B391]&gt;1/6; 1; 0)))" office:value-type="float" office:value="0" calcext:value-type="float">
            <text:p>0</text:p>
          </table:table-cell>
          <table:table-cell table:formula="of:=INT([.C391]*3)" office:value-type="float" office:value="0" calcext:value-type="float">
            <text:p>0</text:p>
          </table:table-cell>
          <table:table-cell table:number-columns-repeated="9"/>
        </table:table-row>
        <table:table-row table:style-name="ro1">
          <table:table-cell office:value-type="string" calcext:value-type="string">
            <text:p>1. the cells allows what goes into the membrane.2. the cells allow what goes out of the membrane.3. it controls how the membrane allows the cell to reproduce.</text:p>
          </table:table-cell>
          <table:table-cell office:value-type="float" office:value="0.0334725119173527" calcext:value-type="float">
            <text:p>0.0334725119173527</text:p>
          </table:table-cell>
          <table:table-cell office:value-type="float" office:value="0" calcext:value-type="float">
            <text:p>0</text:p>
          </table:table-cell>
          <table:table-cell table:formula="of:=IF([.B392]&gt;5/6; 3; IF([.B392]&gt;1/2; 2; IF([.B392]&gt;1/6; 1; 0)))" office:value-type="float" office:value="0" calcext:value-type="float">
            <text:p>0</text:p>
          </table:table-cell>
          <table:table-cell table:formula="of:=INT([.C392]*3)" office:value-type="float" office:value="0" calcext:value-type="float">
            <text:p>0</text:p>
          </table:table-cell>
          <table:table-cell table:number-columns-repeated="9"/>
        </table:table-row>
        <table:table-row table:style-name="ro1">
          <table:table-cell office:value-type="string" calcext:value-type="string">
            <text:p>The first process is to move it to the mitochdaine. Then they move it the to ensumyes. The final movement they make is to the cell membrane.</text:p>
          </table:table-cell>
          <table:table-cell office:value-type="float" office:value="0.00910406094044447" calcext:value-type="float">
            <text:p>0.00910406094044447</text:p>
          </table:table-cell>
          <table:table-cell office:value-type="float" office:value="0" calcext:value-type="float">
            <text:p>0</text:p>
          </table:table-cell>
          <table:table-cell table:formula="of:=IF([.B393]&gt;5/6; 3; IF([.B393]&gt;1/2; 2; IF([.B393]&gt;1/6; 1; 0)))" office:value-type="float" office:value="0" calcext:value-type="float">
            <text:p>0</text:p>
          </table:table-cell>
          <table:table-cell table:formula="of:=INT([.C393]*3)" office:value-type="float" office:value="0" calcext:value-type="float">
            <text:p>0</text:p>
          </table:table-cell>
          <table:table-cell table:number-columns-repeated="9"/>
        </table:table-row>
        <table:table-row table:style-name="ro1">
          <table:table-cell office:value-type="string" calcext:value-type="string">
            <text:p>To replicate the experiment, they would need to tell you how much vinnegar to put in the cups, have all the rocks way the same and tell us why they are doing the experiment.</text:p>
          </table:table-cell>
          <table:table-cell office:value-type="float" office:value="0.0828820243477821" calcext:value-type="float">
            <text:p>0.0828820243477821</text:p>
          </table:table-cell>
          <table:table-cell office:value-type="float" office:value="0.333333343267441" calcext:value-type="float">
            <text:p>0.333333343267441</text:p>
          </table:table-cell>
          <table:table-cell table:formula="of:=IF([.B394]&gt;5/6; 3; IF([.B394]&gt;1/2; 2; IF([.B394]&gt;1/6; 1; 0)))" office:value-type="float" office:value="0" calcext:value-type="float">
            <text:p>0</text:p>
          </table:table-cell>
          <table:table-cell table:formula="of:=INT([.C394]*3)" office:value-type="float" office:value="1" calcext:value-type="float">
            <text:p>1</text:p>
          </table:table-cell>
          <table:table-cell table:number-columns-repeated="9"/>
        </table:table-row>
        <table:table-row table:style-name="ro1">
          <table:table-cell office:value-type="string" calcext:value-type="string">
            <text:p>After testing four different polymere plastics. Plastic type A,B,C.D for their stretchability based on the data table plastic type A stretched 10mm, 11 and 12 mm. T2 plastic B stretched 22mm,T1 and 23mm.T2 plastic C stretched 14 mm 11 and 13mm, T2 and plastic D stretched 20 mm 11and 20 mm T2. Showig me that plastic B has the most stretchability and plastic A has the least.Two ways the student could have improved the experiment was including a control to have something to compare the stretchability of the plastics to, and state what each plastic was.</text:p>
          </table:table-cell>
          <table:table-cell office:value-type="float" office:value="0.838232517242432" calcext:value-type="float">
            <text:p>0.838232517242432</text:p>
          </table:table-cell>
          <table:table-cell office:value-type="float" office:value="0.333333343267441" calcext:value-type="float">
            <text:p>0.333333343267441</text:p>
          </table:table-cell>
          <table:table-cell table:formula="of:=IF([.B395]&gt;5/6; 3; IF([.B395]&gt;1/2; 2; IF([.B395]&gt;1/6; 1; 0)))" office:value-type="float" office:value="3" calcext:value-type="float">
            <text:p>3</text:p>
          </table:table-cell>
          <table:table-cell table:formula="of:=INT([.C395]*3)" office:value-type="float" office:value="1" calcext:value-type="float">
            <text:p>1</text:p>
          </table:table-cell>
          <table:table-cell table:number-columns-repeated="9"/>
        </table:table-row>
        <table:table-row table:style-name="ro1">
          <table:table-cell office:value-type="string" calcext:value-type="string">
            <text:p>dark gray :: The dog house would not be too hot in the sum mer if you did a dark gray, also if you chose a light gray it could be co ld in the winter, so there for dark gray would be the best color.</text:p>
          </table:table-cell>
          <table:table-cell office:value-type="float" office:value="0.328375965356827" calcext:value-type="float">
            <text:p>0.328375965356827</text:p>
          </table:table-cell>
          <table:table-cell office:value-type="float" office:value="0" calcext:value-type="float">
            <text:p>0</text:p>
          </table:table-cell>
          <table:table-cell table:formula="of:=IF([.B396]&gt;5/6; 3; IF([.B396]&gt;1/2; 2; IF([.B396]&gt;1/6; 1; 0)))" office:value-type="float" office:value="1" calcext:value-type="float">
            <text:p>1</text:p>
          </table:table-cell>
          <table:table-cell table:formula="of:=INT([.C396]*3)" office:value-type="float" office:value="0" calcext:value-type="float">
            <text:p>0</text:p>
          </table:table-cell>
          <table:table-cell table:number-columns-repeated="9"/>
        </table:table-row>
        <table:table-row table:style-name="ro1">
          <table:table-cell office:value-type="string" calcext:value-type="string">
            <text:p>The first big step in protein synthesis is the mRNA leaving the nuclues through nuclear pores. The second big step is finding a ribsome to decode the mRNA. Next, tRNA moves in and adds the anti-codon to start making a protein. The anti-codons are joined by amino acids. To finish the process, a tRNA leaves and the ribosome moves down the mRNA to the next codon. A new tRNA brings a new anti-codon.</text:p>
          </table:table-cell>
          <table:table-cell office:value-type="float" office:value="0.779472470283508" calcext:value-type="float">
            <text:p>0.779472470283508</text:p>
          </table:table-cell>
          <table:table-cell office:value-type="float" office:value="0.666666686534882" calcext:value-type="float">
            <text:p>0.666666686534882</text:p>
          </table:table-cell>
          <table:table-cell table:formula="of:=IF([.B397]&gt;5/6; 3; IF([.B397]&gt;1/2; 2; IF([.B397]&gt;1/6; 1; 0)))" office:value-type="float" office:value="2" calcext:value-type="float">
            <text:p>2</text:p>
          </table:table-cell>
          <table:table-cell table:formula="of:=INT([.C397]*3)" office:value-type="float" office:value="2" calcext:value-type="float">
            <text:p>2</text:p>
          </table:table-cell>
          <table:table-cell table:number-columns-repeated="9"/>
        </table:table-row>
        <table:table-row table:style-name="ro1">
          <table:table-cell office:value-type="string" calcext:value-type="string">
            <text:p>a) From this data, one can conclude that plastic type B stretched the most in both trials. The data supports that this polymer plastic has the most specified what length the four plastics should all start at. In order to increase the validity of the experiment. They could also have specified what amount of weight so that each plastic would be pulled by on equal amount.</text:p>
          </table:table-cell>
          <table:table-cell office:value-type="float" office:value="0.899335265159607" calcext:value-type="float">
            <text:p>0.899335265159607</text:p>
          </table:table-cell>
          <table:table-cell office:value-type="float" office:value="1" calcext:value-type="float">
            <text:p>1</text:p>
          </table:table-cell>
          <table:table-cell table:formula="of:=IF([.B398]&gt;5/6; 3; IF([.B398]&gt;1/2; 2; IF([.B398]&gt;1/6; 1; 0)))" office:value-type="float" office:value="3" calcext:value-type="float">
            <text:p>3</text:p>
          </table:table-cell>
          <table:table-cell table:formula="of:=INT([.C398]*3)" office:value-type="float" office:value="3" calcext:value-type="float">
            <text:p>3</text:p>
          </table:table-cell>
          <table:table-cell table:number-columns-repeated="9"/>
        </table:table-row>
        <table:table-row table:style-name="ro1">
          <table:table-cell office:value-type="string" calcext:value-type="string">
            <text:p>the mRNA give the sequence to the tRNA and then it enters the new cell and transfer the tRNA into DNA</text:p>
          </table:table-cell>
          <table:table-cell office:value-type="float" office:value="0.00365666043944657" calcext:value-type="float">
            <text:p>0.00365666043944657</text:p>
          </table:table-cell>
          <table:table-cell office:value-type="float" office:value="0" calcext:value-type="float">
            <text:p>0</text:p>
          </table:table-cell>
          <table:table-cell table:formula="of:=IF([.B399]&gt;5/6; 3; IF([.B399]&gt;1/2; 2; IF([.B399]&gt;1/6; 1; 0)))" office:value-type="float" office:value="0" calcext:value-type="float">
            <text:p>0</text:p>
          </table:table-cell>
          <table:table-cell table:formula="of:=INT([.C399]*3)" office:value-type="float" office:value="0" calcext:value-type="float">
            <text:p>0</text:p>
          </table:table-cell>
          <table:table-cell table:number-columns-repeated="9"/>
        </table:table-row>
        <table:table-row table:style-name="ro1">
          <table:table-cell office:value-type="string" calcext:value-type="string">
            <text:p>Cells choose what to let in.</text:p>
          </table:table-cell>
          <table:table-cell office:value-type="float" office:value="0.00762661080807447" calcext:value-type="float">
            <text:p>0.00762661080807447</text:p>
          </table:table-cell>
          <table:table-cell office:value-type="float" office:value="0" calcext:value-type="float">
            <text:p>0</text:p>
          </table:table-cell>
          <table:table-cell table:formula="of:=IF([.B400]&gt;5/6; 3; IF([.B400]&gt;1/2; 2; IF([.B400]&gt;1/6; 1; 0)))" office:value-type="float" office:value="0" calcext:value-type="float">
            <text:p>0</text:p>
          </table:table-cell>
          <table:table-cell table:formula="of:=INT([.C400]*3)" office:value-type="float" office:value="0" calcext:value-type="float">
            <text:p>0</text:p>
          </table:table-cell>
          <table:table-cell table:number-columns-repeated="9"/>
        </table:table-row>
        <table:table-row table:style-name="ro1">
          <table:table-cell office:value-type="string" calcext:value-type="string">
            <text:p>Flaggelum is used to move. Also in mRNA.</text:p>
          </table:table-cell>
          <table:table-cell office:value-type="float" office:value="0.00192500068806112" calcext:value-type="float">
            <text:p>0.00192500068806112</text:p>
          </table:table-cell>
          <table:table-cell office:value-type="float" office:value="0" calcext:value-type="float">
            <text:p>0</text:p>
          </table:table-cell>
          <table:table-cell table:formula="of:=IF([.B401]&gt;5/6; 3; IF([.B401]&gt;1/2; 2; IF([.B401]&gt;1/6; 1; 0)))" office:value-type="float" office:value="0" calcext:value-type="float">
            <text:p>0</text:p>
          </table:table-cell>
          <table:table-cell table:formula="of:=INT([.C401]*3)" office:value-type="float" office:value="0" calcext:value-type="float">
            <text:p>0</text:p>
          </table:table-cell>
          <table:table-cell table:number-columns-repeated="9"/>
        </table:table-row>
        <table:table-row table:style-name="ro1">
          <table:table-cell office:value-type="string" calcext:value-type="string">
            <text:p>-Its nucleus sends out information to the cell membrane so it can preform functions.-Uses mitochondrion to give the cell membrane commands.- Uses proteins</text:p>
          </table:table-cell>
          <table:table-cell office:value-type="float" office:value="0.0229714829474688" calcext:value-type="float">
            <text:p>0.0229714829474688</text:p>
          </table:table-cell>
          <table:table-cell office:value-type="float" office:value="0" calcext:value-type="float">
            <text:p>0</text:p>
          </table:table-cell>
          <table:table-cell table:formula="of:=IF([.B402]&gt;5/6; 3; IF([.B402]&gt;1/2; 2; IF([.B402]&gt;1/6; 1; 0)))" office:value-type="float" office:value="0" calcext:value-type="float">
            <text:p>0</text:p>
          </table:table-cell>
          <table:table-cell table:formula="of:=INT([.C402]*3)" office:value-type="float" office:value="0" calcext:value-type="float">
            <text:p>0</text:p>
          </table:table-cell>
          <table:table-cell table:number-columns-repeated="9"/>
        </table:table-row>
        <table:table-row table:style-name="ro1">
          <table:table-cell office:value-type="string" calcext:value-type="string">
            <text:p>After reading the group's procedure, additional information that a would need in order to replicate the experiment are that a need to know the size of the containers that the samples are put in, for they need to be identical. U also need to know tha amount of samples u need to put in each container in order to obtain tha same starting mass the group of students recieved from the samples. Another factor a should know is the amount no vinegar that u pour into the containers concerning the oud example of the experiment. Another good peice of information would be the location where the samples are drying and amount of sunlight.</text:p>
          </table:table-cell>
          <table:table-cell office:value-type="float" office:value="0.911550462245941" calcext:value-type="float">
            <text:p>0.911550462245941</text:p>
          </table:table-cell>
          <table:table-cell office:value-type="float" office:value="1" calcext:value-type="float">
            <text:p>1</text:p>
          </table:table-cell>
          <table:table-cell table:formula="of:=IF([.B403]&gt;5/6; 3; IF([.B403]&gt;1/2; 2; IF([.B403]&gt;1/6; 1; 0)))" office:value-type="float" office:value="3" calcext:value-type="float">
            <text:p>3</text:p>
          </table:table-cell>
          <table:table-cell table:formula="of:=INT([.C403]*3)" office:value-type="float" office:value="3" calcext:value-type="float">
            <text:p>3</text:p>
          </table:table-cell>
          <table:table-cell table:number-columns-repeated="9"/>
        </table:table-row>
        <table:table-row table:style-name="ro1">
          <table:table-cell office:value-type="string" calcext:value-type="string">
            <text:p>To replicate this experiment, you would need to know how many ml of vinegar is poured into each container. You would also need to know how much distilled water was supposed to be poured onto the samples. Also, you may want to have the starting mass of each samples be the same.</text:p>
          </table:table-cell>
          <table:table-cell office:value-type="float" office:value="0.696572124958038" calcext:value-type="float">
            <text:p>0.696572124958038</text:p>
          </table:table-cell>
          <table:table-cell office:value-type="float" office:value="0.333333343267441" calcext:value-type="float">
            <text:p>0.333333343267441</text:p>
          </table:table-cell>
          <table:table-cell table:formula="of:=IF([.B404]&gt;5/6; 3; IF([.B404]&gt;1/2; 2; IF([.B404]&gt;1/6; 1; 0)))" office:value-type="float" office:value="2" calcext:value-type="float">
            <text:p>2</text:p>
          </table:table-cell>
          <table:table-cell table:formula="of:=INT([.C404]*3)" office:value-type="float" office:value="1" calcext:value-type="float">
            <text:p>1</text:p>
          </table:table-cell>
          <table:table-cell table:number-columns-repeated="9"/>
        </table:table-row>
        <table:table-row table:style-name="ro1">
          <table:table-cell office:value-type="string" calcext:value-type="string">
            <text:p>a. Based on the students data, plastic type B had more stretchability than the others. ^p b. The student could have done more trials or added on more time, for the plastics to stretch longer.</text:p>
          </table:table-cell>
          <table:table-cell office:value-type="float" office:value="0.782569348812103" calcext:value-type="float">
            <text:p>0.782569348812103</text:p>
          </table:table-cell>
          <table:table-cell office:value-type="float" office:value="0.666666686534882" calcext:value-type="float">
            <text:p>0.666666686534882</text:p>
          </table:table-cell>
          <table:table-cell table:formula="of:=IF([.B405]&gt;5/6; 3; IF([.B405]&gt;1/2; 2; IF([.B405]&gt;1/6; 1; 0)))" office:value-type="float" office:value="2" calcext:value-type="float">
            <text:p>2</text:p>
          </table:table-cell>
          <table:table-cell table:formula="of:=INT([.C405]*3)" office:value-type="float" office:value="2" calcext:value-type="float">
            <text:p>2</text:p>
          </table:table-cell>
          <table:table-cell table:number-columns-repeated="9"/>
        </table:table-row>
        <table:table-row table:style-name="ro1">
          <table:table-cell office:value-type="string" calcext:value-type="string">
            <text:p>the are read 3 at a timethey then turn into amino acids they make amino acid chainthen fix the problem</text:p>
          </table:table-cell>
          <table:table-cell office:value-type="float" office:value="0.0202687382698059" calcext:value-type="float">
            <text:p>0.0202687382698059</text:p>
          </table:table-cell>
          <table:table-cell office:value-type="float" office:value="0.333333343267441" calcext:value-type="float">
            <text:p>0.333333343267441</text:p>
          </table:table-cell>
          <table:table-cell table:formula="of:=IF([.B406]&gt;5/6; 3; IF([.B406]&gt;1/2; 2; IF([.B406]&gt;1/6; 1; 0)))" office:value-type="float" office:value="0" calcext:value-type="float">
            <text:p>0</text:p>
          </table:table-cell>
          <table:table-cell table:formula="of:=INT([.C406]*3)" office:value-type="float" office:value="1" calcext:value-type="float">
            <text:p>1</text:p>
          </table:table-cell>
          <table:table-cell table:number-columns-repeated="9"/>
        </table:table-row>
        <table:table-row table:style-name="ro1">
          <table:table-cell office:value-type="string" calcext:value-type="string">
            <text:p>white :: <text:s/>It would keep the doghouse cooler, especiall y in summer months when there are high temperatures outside (ex: in the experiment the average temperature of white was 42(DEG), the coolest temperature of them all) . This would allow the dog to get to a cooler place to avoid overheating.</text:p>
          </table:table-cell>
          <table:table-cell office:value-type="float" office:value="0.542637586593628" calcext:value-type="float">
            <text:p>0.542637586593628</text:p>
          </table:table-cell>
          <table:table-cell office:value-type="float" office:value="0.666666686534882" calcext:value-type="float">
            <text:p>0.666666686534882</text:p>
          </table:table-cell>
          <table:table-cell table:formula="of:=IF([.B407]&gt;5/6; 3; IF([.B407]&gt;1/2; 2; IF([.B407]&gt;1/6; 1; 0)))" office:value-type="float" office:value="2" calcext:value-type="float">
            <text:p>2</text:p>
          </table:table-cell>
          <table:table-cell table:formula="of:=INT([.C407]*3)" office:value-type="float" office:value="2" calcext:value-type="float">
            <text:p>2</text:p>
          </table:table-cell>
          <table:table-cell table:number-columns-repeated="9"/>
        </table:table-row>
        <table:table-row table:style-name="ro1">
          <table:table-cell office:value-type="string" calcext:value-type="string">
            <text:p>dark gray :: <text:s/>can keep warm temperature for the dog in the Winter but not so hot in the summer</text:p>
          </table:table-cell>
          <table:table-cell office:value-type="float" office:value="0.222939714789391" calcext:value-type="float">
            <text:p>0.222939714789391</text:p>
          </table:table-cell>
          <table:table-cell office:value-type="float" office:value="0.333333343267441" calcext:value-type="float">
            <text:p>0.333333343267441</text:p>
          </table:table-cell>
          <table:table-cell table:formula="of:=IF([.B408]&gt;5/6; 3; IF([.B408]&gt;1/2; 2; IF([.B408]&gt;1/6; 1; 0)))" office:value-type="float" office:value="1" calcext:value-type="float">
            <text:p>1</text:p>
          </table:table-cell>
          <table:table-cell table:formula="of:=INT([.C408]*3)" office:value-type="float" office:value="1" calcext:value-type="float">
            <text:p>1</text:p>
          </table:table-cell>
          <table:table-cell table:number-columns-repeated="9"/>
        </table:table-row>
        <table:table-row table:style-name="ro1">
          <table:table-cell office:value-type="string" calcext:value-type="string">
            <text:p>anaphase, intrephase, prophase, and metaphase</text:p>
          </table:table-cell>
          <table:table-cell office:value-type="float" office:value="0.00178452301770449" calcext:value-type="float">
            <text:p>0.00178452301770449</text:p>
          </table:table-cell>
          <table:table-cell office:value-type="float" office:value="0" calcext:value-type="float">
            <text:p>0</text:p>
          </table:table-cell>
          <table:table-cell table:formula="of:=IF([.B409]&gt;5/6; 3; IF([.B409]&gt;1/2; 2; IF([.B409]&gt;1/6; 1; 0)))" office:value-type="float" office:value="0" calcext:value-type="float">
            <text:p>0</text:p>
          </table:table-cell>
          <table:table-cell table:formula="of:=INT([.C409]*3)" office:value-type="float" office:value="0" calcext:value-type="float">
            <text:p>0</text:p>
          </table:table-cell>
          <table:table-cell table:number-columns-repeated="9"/>
        </table:table-row>
        <table:table-row table:style-name="ro1">
          <table:table-cell office:value-type="string" calcext:value-type="string">
            <text:p>In the experiment, they wood is the one that shaped the same and the limestone, the one that went down the most. If the experiment was for an hour it would double.</text:p>
          </table:table-cell>
          <table:table-cell office:value-type="float" office:value="0.0708838626742363" calcext:value-type="float">
            <text:p>0.0708838626742363</text:p>
          </table:table-cell>
          <table:table-cell office:value-type="float" office:value="0" calcext:value-type="float">
            <text:p>0</text:p>
          </table:table-cell>
          <table:table-cell table:formula="of:=IF([.B410]&gt;5/6; 3; IF([.B410]&gt;1/2; 2; IF([.B410]&gt;1/6; 1; 0)))" office:value-type="float" office:value="0" calcext:value-type="float">
            <text:p>0</text:p>
          </table:table-cell>
          <table:table-cell table:formula="of:=INT([.C410]*3)" office:value-type="float" office:value="0" calcext:value-type="float">
            <text:p>0</text:p>
          </table:table-cell>
          <table:table-cell table:number-columns-repeated="9"/>
        </table:table-row>
        <table:table-row table:style-name="ro1">
          <table:table-cell office:value-type="string" calcext:value-type="string">
            <text:p>white :: white will make the dog house cooler because it reflects the most light</text:p>
          </table:table-cell>
          <table:table-cell office:value-type="float" office:value="0.119701862335205" calcext:value-type="float">
            <text:p>0.119701862335205</text:p>
          </table:table-cell>
          <table:table-cell office:value-type="float" office:value="0.333333343267441" calcext:value-type="float">
            <text:p>0.333333343267441</text:p>
          </table:table-cell>
          <table:table-cell table:formula="of:=IF([.B411]&gt;5/6; 3; IF([.B411]&gt;1/2; 2; IF([.B411]&gt;1/6; 1; 0)))" office:value-type="float" office:value="0" calcext:value-type="float">
            <text:p>0</text:p>
          </table:table-cell>
          <table:table-cell table:formula="of:=INT([.C411]*3)" office:value-type="float" office:value="1" calcext:value-type="float">
            <text:p>1</text:p>
          </table:table-cell>
          <table:table-cell table:number-columns-repeated="9"/>
        </table:table-row>
        <table:table-row table:style-name="ro1">
          <table:table-cell office:value-type="string" calcext:value-type="string">
            <text:p>Maybe put more mass in the wood and leve it in longer than 24 years and period in for 10 mins.</text:p>
          </table:table-cell>
          <table:table-cell office:value-type="float" office:value="0.171400219202042" calcext:value-type="float">
            <text:p>0.171400219202042</text:p>
          </table:table-cell>
          <table:table-cell office:value-type="float" office:value="0" calcext:value-type="float">
            <text:p>0</text:p>
          </table:table-cell>
          <table:table-cell table:formula="of:=IF([.B412]&gt;5/6; 3; IF([.B412]&gt;1/2; 2; IF([.B412]&gt;1/6; 1; 0)))" office:value-type="float" office:value="1" calcext:value-type="float">
            <text:p>1</text:p>
          </table:table-cell>
          <table:table-cell table:formula="of:=INT([.C412]*3)" office:value-type="float" office:value="0" calcext:value-type="float">
            <text:p>0</text:p>
          </table:table-cell>
          <table:table-cell table:number-columns-repeated="9"/>
        </table:table-row>
        <table:table-row table:style-name="ro1">
          <table:table-cell office:value-type="string" calcext:value-type="string">
            <text:p>light gray :: light gray won't affect the dog house in any way.</text:p>
          </table:table-cell>
          <table:table-cell office:value-type="float" office:value="0.107305221259594" calcext:value-type="float">
            <text:p>0.107305221259594</text:p>
          </table:table-cell>
          <table:table-cell office:value-type="float" office:value="0" calcext:value-type="float">
            <text:p>0</text:p>
          </table:table-cell>
          <table:table-cell table:formula="of:=IF([.B413]&gt;5/6; 3; IF([.B413]&gt;1/2; 2; IF([.B413]&gt;1/6; 1; 0)))" office:value-type="float" office:value="0" calcext:value-type="float">
            <text:p>0</text:p>
          </table:table-cell>
          <table:table-cell table:formula="of:=INT([.C413]*3)" office:value-type="float" office:value="0" calcext:value-type="float">
            <text:p>0</text:p>
          </table:table-cell>
          <table:table-cell table:number-columns-repeated="9"/>
        </table:table-row>
        <table:table-row table:style-name="ro1">
          <table:table-cell office:value-type="string" calcext:value-type="string">
            <text:p>white :: White would affecvt the doghouse by making it cooler and not so hot. This is because in the experiment the black absor bed the heat so it would be hotter so making it white according to the da ta will make the doghouse cooler</text:p>
          </table:table-cell>
          <table:table-cell office:value-type="float" office:value="0.350485026836395" calcext:value-type="float">
            <text:p>0.350485026836395</text:p>
          </table:table-cell>
          <table:table-cell office:value-type="float" office:value="0.666666686534882" calcext:value-type="float">
            <text:p>0.666666686534882</text:p>
          </table:table-cell>
          <table:table-cell table:formula="of:=IF([.B414]&gt;5/6; 3; IF([.B414]&gt;1/2; 2; IF([.B414]&gt;1/6; 1; 0)))" office:value-type="float" office:value="1" calcext:value-type="float">
            <text:p>1</text:p>
          </table:table-cell>
          <table:table-cell table:formula="of:=INT([.C414]*3)" office:value-type="float" office:value="2" calcext:value-type="float">
            <text:p>2</text:p>
          </table:table-cell>
          <table:table-cell table:number-columns-repeated="9"/>
        </table:table-row>
        <table:table-row table:style-name="ro1">
          <table:table-cell office:value-type="string" calcext:value-type="string">
            <text:p>The mRNA scans the RNA to find out what the complementary proteins are. The tRNA brings the complementary strands. The strands bond. Amino acids are made and go into the organelles. The process repeats.</text:p>
          </table:table-cell>
          <table:table-cell office:value-type="float" office:value="0.0371766239404678" calcext:value-type="float">
            <text:p>0.0371766239404678</text:p>
          </table:table-cell>
          <table:table-cell office:value-type="float" office:value="0" calcext:value-type="float">
            <text:p>0</text:p>
          </table:table-cell>
          <table:table-cell table:formula="of:=IF([.B415]&gt;5/6; 3; IF([.B415]&gt;1/2; 2; IF([.B415]&gt;1/6; 1; 0)))" office:value-type="float" office:value="0" calcext:value-type="float">
            <text:p>0</text:p>
          </table:table-cell>
          <table:table-cell table:formula="of:=INT([.C415]*3)" office:value-type="float" office:value="0" calcext:value-type="float">
            <text:p>0</text:p>
          </table:table-cell>
          <table:table-cell table:number-columns-repeated="9"/>
        </table:table-row>
        <table:table-row table:style-name="ro1">
          <table:table-cell office:value-type="string" calcext:value-type="string">
            <text:p>After reading the group's procedure, in and for me to replicate this experiment, I would find need to know how much vinegar to be poured n each container, the size of each container and how long each sample is to be washed for. Me knowing these three additional sources of information I could successfully replicate this experiment.</text:p>
          </table:table-cell>
          <table:table-cell office:value-type="float" office:value="0.957717478275299" calcext:value-type="float">
            <text:p>0.957717478275299</text:p>
          </table:table-cell>
          <table:table-cell office:value-type="float" office:value="1" calcext:value-type="float">
            <text:p>1</text:p>
          </table:table-cell>
          <table:table-cell table:formula="of:=IF([.B416]&gt;5/6; 3; IF([.B416]&gt;1/2; 2; IF([.B416]&gt;1/6; 1; 0)))" office:value-type="float" office:value="3" calcext:value-type="float">
            <text:p>3</text:p>
          </table:table-cell>
          <table:table-cell table:formula="of:=INT([.C416]*3)" office:value-type="float" office:value="3" calcext:value-type="float">
            <text:p>3</text:p>
          </table:table-cell>
          <table:table-cell table:number-columns-repeated="9"/>
        </table:table-row>
        <table:table-row table:style-name="ro1">
          <table:table-cell office:value-type="string" calcext:value-type="string">
            <text:p>they use movement.</text:p>
          </table:table-cell>
          <table:table-cell office:value-type="float" office:value="0.000285245856503025" calcext:value-type="float">
            <text:p>0.000285245856503025</text:p>
          </table:table-cell>
          <table:table-cell office:value-type="float" office:value="0" calcext:value-type="float">
            <text:p>0</text:p>
          </table:table-cell>
          <table:table-cell table:formula="of:=IF([.B417]&gt;5/6; 3; IF([.B417]&gt;1/2; 2; IF([.B417]&gt;1/6; 1; 0)))" office:value-type="float" office:value="0" calcext:value-type="float">
            <text:p>0</text:p>
          </table:table-cell>
          <table:table-cell table:formula="of:=INT([.C417]*3)" office:value-type="float" office:value="0" calcext:value-type="float">
            <text:p>0</text:p>
          </table:table-cell>
          <table:table-cell table:number-columns-repeated="9"/>
        </table:table-row>
        <table:table-row table:style-name="ro1">
          <table:table-cell office:value-type="string" calcext:value-type="string">
            <text:p>It gives the other organelles food.It helps protect the body.It will defend anything and traps anything and turn it into food and energy.</text:p>
          </table:table-cell>
          <table:table-cell office:value-type="float" office:value="0.00323034496977925" calcext:value-type="float">
            <text:p>0.00323034496977925</text:p>
          </table:table-cell>
          <table:table-cell office:value-type="float" office:value="0" calcext:value-type="float">
            <text:p>0</text:p>
          </table:table-cell>
          <table:table-cell table:formula="of:=IF([.B418]&gt;5/6; 3; IF([.B418]&gt;1/2; 2; IF([.B418]&gt;1/6; 1; 0)))" office:value-type="float" office:value="0" calcext:value-type="float">
            <text:p>0</text:p>
          </table:table-cell>
          <table:table-cell table:formula="of:=INT([.C418]*3)" office:value-type="float" office:value="0" calcext:value-type="float">
            <text:p>0</text:p>
          </table:table-cell>
          <table:table-cell table:number-columns-repeated="9"/>
        </table:table-row>
        <table:table-row table:style-name="ro1">
          <table:table-cell office:value-type="string" calcext:value-type="string">
            <text:p>Anaphase, Metaphase, Prophase, and Telophase.</text:p>
          </table:table-cell>
          <table:table-cell office:value-type="float" office:value="0.00200365157797933" calcext:value-type="float">
            <text:p>0.00200365157797933</text:p>
          </table:table-cell>
          <table:table-cell office:value-type="float" office:value="0" calcext:value-type="float">
            <text:p>0</text:p>
          </table:table-cell>
          <table:table-cell table:formula="of:=IF([.B419]&gt;5/6; 3; IF([.B419]&gt;1/2; 2; IF([.B419]&gt;1/6; 1; 0)))" office:value-type="float" office:value="0" calcext:value-type="float">
            <text:p>0</text:p>
          </table:table-cell>
          <table:table-cell table:formula="of:=INT([.C419]*3)" office:value-type="float" office:value="0" calcext:value-type="float">
            <text:p>0</text:p>
          </table:table-cell>
          <table:table-cell table:number-columns-repeated="9"/>
        </table:table-row>
        <table:table-row table:style-name="ro1">
          <table:table-cell office:value-type="string" calcext:value-type="string">
            <text:p>Well Im not sure about this answer but if you want the same answer you repeat the steps in order to get the answer. But I think if they do the wood the viniguer will suck up-more because wood suck any liquid up. So it would have a different answer.</text:p>
          </table:table-cell>
          <table:table-cell office:value-type="float" office:value="0.173393845558167" calcext:value-type="float">
            <text:p>0.173393845558167</text:p>
          </table:table-cell>
          <table:table-cell office:value-type="float" office:value="0" calcext:value-type="float">
            <text:p>0</text:p>
          </table:table-cell>
          <table:table-cell table:formula="of:=IF([.B420]&gt;5/6; 3; IF([.B420]&gt;1/2; 2; IF([.B420]&gt;1/6; 1; 0)))" office:value-type="float" office:value="1" calcext:value-type="float">
            <text:p>1</text:p>
          </table:table-cell>
          <table:table-cell table:formula="of:=INT([.C420]*3)" office:value-type="float" office:value="0" calcext:value-type="float">
            <text:p>0</text:p>
          </table:table-cell>
          <table:table-cell table:number-columns-repeated="9"/>
        </table:table-row>
        <table:table-row table:style-name="ro1">
          <table:table-cell office:value-type="string" calcext:value-type="string">
            <text:p>*Osmosis - movement of water across selectively permeable cell membrane*Diffusion - molecules freely move across cell membrane until both sides have equilibruim*- transfer proteins move molecules out of the cell when there are too many</text:p>
          </table:table-cell>
          <table:table-cell office:value-type="float" office:value="0.158155933022499" calcext:value-type="float">
            <text:p>0.158155933022499</text:p>
          </table:table-cell>
          <table:table-cell office:value-type="float" office:value="0.333333343267441" calcext:value-type="float">
            <text:p>0.333333343267441</text:p>
          </table:table-cell>
          <table:table-cell table:formula="of:=IF([.B421]&gt;5/6; 3; IF([.B421]&gt;1/2; 2; IF([.B421]&gt;1/6; 1; 0)))" office:value-type="float" office:value="0" calcext:value-type="float">
            <text:p>0</text:p>
          </table:table-cell>
          <table:table-cell table:formula="of:=INT([.C421]*3)" office:value-type="float" office:value="1" calcext:value-type="float">
            <text:p>1</text:p>
          </table:table-cell>
          <table:table-cell table:number-columns-repeated="9"/>
        </table:table-row>
        <table:table-row table:style-name="ro1">
          <table:table-cell office:value-type="string" calcext:value-type="string">
            <text:p>THEY MOVE IN LITLE GORPS AND EAT BATREA AND CAN REPORDUCE ASEXUALLY</text:p>
          </table:table-cell>
          <table:table-cell office:value-type="float" office:value="0.0713112503290176" calcext:value-type="float">
            <text:p>0.0713112503290176</text:p>
          </table:table-cell>
          <table:table-cell office:value-type="float" office:value="0" calcext:value-type="float">
            <text:p>0</text:p>
          </table:table-cell>
          <table:table-cell table:formula="of:=IF([.B422]&gt;5/6; 3; IF([.B422]&gt;1/2; 2; IF([.B422]&gt;1/6; 1; 0)))" office:value-type="float" office:value="0" calcext:value-type="float">
            <text:p>0</text:p>
          </table:table-cell>
          <table:table-cell table:formula="of:=INT([.C422]*3)" office:value-type="float" office:value="0" calcext:value-type="float">
            <text:p>0</text:p>
          </table:table-cell>
          <table:table-cell table:number-columns-repeated="9"/>
        </table:table-row>
        <table:table-row table:style-name="ro1">
          <table:table-cell office:value-type="string" calcext:value-type="string">
            <text:p>In conclusion to the polymer investigation lab, it is clearly known that plastic type B was the most stretchable while plastic type A was the least, according to the data collected. To improve the experiment the lab testers should have made sure that the plastic were all at the same length at the stare and recorded it. Also, they should've made sure they used the same weights.</text:p>
          </table:table-cell>
          <table:table-cell office:value-type="float" office:value="0.914606094360352" calcext:value-type="float">
            <text:p>0.914606094360352</text:p>
          </table:table-cell>
          <table:table-cell office:value-type="float" office:value="1" calcext:value-type="float">
            <text:p>1</text:p>
          </table:table-cell>
          <table:table-cell table:formula="of:=IF([.B423]&gt;5/6; 3; IF([.B423]&gt;1/2; 2; IF([.B423]&gt;1/6; 1; 0)))" office:value-type="float" office:value="3" calcext:value-type="float">
            <text:p>3</text:p>
          </table:table-cell>
          <table:table-cell table:formula="of:=INT([.C423]*3)" office:value-type="float" office:value="3" calcext:value-type="float">
            <text:p>3</text:p>
          </table:table-cell>
          <table:table-cell table:number-columns-repeated="9"/>
        </table:table-row>
        <table:table-row table:style-name="ro1">
          <table:table-cell office:value-type="string" calcext:value-type="string">
            <text:p>Before weighing starting mass weigh each container alone then with the samples.</text:p>
          </table:table-cell>
          <table:table-cell office:value-type="float" office:value="0.412370055913925" calcext:value-type="float">
            <text:p>0.412370055913925</text:p>
          </table:table-cell>
          <table:table-cell office:value-type="float" office:value="0" calcext:value-type="float">
            <text:p>0</text:p>
          </table:table-cell>
          <table:table-cell table:formula="of:=IF([.B424]&gt;5/6; 3; IF([.B424]&gt;1/2; 2; IF([.B424]&gt;1/6; 1; 0)))" office:value-type="float" office:value="1" calcext:value-type="float">
            <text:p>1</text:p>
          </table:table-cell>
          <table:table-cell table:formula="of:=INT([.C424]*3)" office:value-type="float" office:value="0" calcext:value-type="float">
            <text:p>0</text:p>
          </table:table-cell>
          <table:table-cell table:number-columns-repeated="9"/>
        </table:table-row>
        <table:table-row table:style-name="ro1">
          <table:table-cell office:value-type="string" calcext:value-type="string">
            <text:p>a) Plastic type B had the most stretchability while plastic type A had the least.^p b) All the plastics should be the same length. Make a machine add the weights and remove them and the clamp b/c a human may place the weight w/a different amount of force for every plastic. <text:s/>Put two clamps instead of tape b/c the tape may evert it's own force while the clamps wont.</text:p>
          </table:table-cell>
          <table:table-cell office:value-type="float" office:value="0.91173779964447" calcext:value-type="float">
            <text:p>0.91173779964447</text:p>
          </table:table-cell>
          <table:table-cell office:value-type="float" office:value="1" calcext:value-type="float">
            <text:p>1</text:p>
          </table:table-cell>
          <table:table-cell table:formula="of:=IF([.B425]&gt;5/6; 3; IF([.B425]&gt;1/2; 2; IF([.B425]&gt;1/6; 1; 0)))" office:value-type="float" office:value="3" calcext:value-type="float">
            <text:p>3</text:p>
          </table:table-cell>
          <table:table-cell table:formula="of:=INT([.C425]*3)" office:value-type="float" office:value="3" calcext:value-type="float">
            <text:p>3</text:p>
          </table:table-cell>
          <table:table-cell table:number-columns-repeated="9"/>
        </table:table-row>
        <table:table-row table:style-name="ro1">
          <table:table-cell office:value-type="string" calcext:value-type="string">
            <text:p>black :: i chose black because the average inside temp erature after ten minutes was 53 degreee celcius, so then the dog house w ould be warmer for the dog.</text:p>
          </table:table-cell>
          <table:table-cell office:value-type="float" office:value="0.468072235584259" calcext:value-type="float">
            <text:p>0.468072235584259</text:p>
          </table:table-cell>
          <table:table-cell office:value-type="float" office:value="0.666666686534882" calcext:value-type="float">
            <text:p>0.666666686534882</text:p>
          </table:table-cell>
          <table:table-cell table:formula="of:=IF([.B426]&gt;5/6; 3; IF([.B426]&gt;1/2; 2; IF([.B426]&gt;1/6; 1; 0)))" office:value-type="float" office:value="1" calcext:value-type="float">
            <text:p>1</text:p>
          </table:table-cell>
          <table:table-cell table:formula="of:=INT([.C426]*3)" office:value-type="float" office:value="2" calcext:value-type="float">
            <text:p>2</text:p>
          </table:table-cell>
          <table:table-cell table:number-columns-repeated="9"/>
        </table:table-row>
        <table:table-row table:style-name="ro1">
          <table:table-cell office:value-type="string" calcext:value-type="string">
            <text:p>To replicate this experiment, you would need to know how much vinegar you are using to put in the four cups, what measuring tool you are using to measure the mass of the samples, and what yourdetermining the mass of. In their procedure, it doesn't say how much vinegar they used nor the measureing tool they used. It also doesn't provide us with the answer of what they are actually getting the mass of.</text:p>
          </table:table-cell>
          <table:table-cell office:value-type="float" office:value="0.635676741600037" calcext:value-type="float">
            <text:p>0.635676741600037</text:p>
          </table:table-cell>
          <table:table-cell office:value-type="float" office:value="0.333333343267441" calcext:value-type="float">
            <text:p>0.333333343267441</text:p>
          </table:table-cell>
          <table:table-cell table:formula="of:=IF([.B427]&gt;5/6; 3; IF([.B427]&gt;1/2; 2; IF([.B427]&gt;1/6; 1; 0)))" office:value-type="float" office:value="2" calcext:value-type="float">
            <text:p>2</text:p>
          </table:table-cell>
          <table:table-cell table:formula="of:=INT([.C427]*3)" office:value-type="float" office:value="1" calcext:value-type="float">
            <text:p>1</text:p>
          </table:table-cell>
          <table:table-cell table:number-columns-repeated="9"/>
        </table:table-row>
        <table:table-row table:style-name="ro1">
          <table:table-cell office:value-type="string" calcext:value-type="string">
            <text:p>mRNA begin to duplicate the DNA into an RNA form. This then creates another DNA strand, of course after being checked for errors and mutations. In the end, the DNA connects up again after having to split for duplication.</text:p>
          </table:table-cell>
          <table:table-cell office:value-type="float" office:value="0.0715961083769798" calcext:value-type="float">
            <text:p>0.0715961083769798</text:p>
          </table:table-cell>
          <table:table-cell office:value-type="float" office:value="0" calcext:value-type="float">
            <text:p>0</text:p>
          </table:table-cell>
          <table:table-cell table:formula="of:=IF([.B428]&gt;5/6; 3; IF([.B428]&gt;1/2; 2; IF([.B428]&gt;1/6; 1; 0)))" office:value-type="float" office:value="0" calcext:value-type="float">
            <text:p>0</text:p>
          </table:table-cell>
          <table:table-cell table:formula="of:=INT([.C428]*3)" office:value-type="float" office:value="0" calcext:value-type="float">
            <text:p>0</text:p>
          </table:table-cell>
          <table:table-cell table:number-columns-repeated="9"/>
        </table:table-row>
        <table:table-row table:style-name="ro1">
          <table:table-cell office:value-type="string" calcext:value-type="string">
            <text:p>a) No conclusion can be drawn from this experiment because the length of the plastic before the weights are added we not listed. Therefore you can no see wich plastic stretched the farthest. ^p b) Two was they can improve the valitity of this experiment are 1. list the length of the plastic before its stretched and 2. state how much the weight weigh and if they all the same.</text:p>
          </table:table-cell>
          <table:table-cell office:value-type="float" office:value="0.851077675819397" calcext:value-type="float">
            <text:p>0.851077675819397</text:p>
          </table:table-cell>
          <table:table-cell office:value-type="float" office:value="1" calcext:value-type="float">
            <text:p>1</text:p>
          </table:table-cell>
          <table:table-cell table:formula="of:=IF([.B429]&gt;5/6; 3; IF([.B429]&gt;1/2; 2; IF([.B429]&gt;1/6; 1; 0)))" office:value-type="float" office:value="3" calcext:value-type="float">
            <text:p>3</text:p>
          </table:table-cell>
          <table:table-cell table:formula="of:=INT([.C429]*3)" office:value-type="float" office:value="3" calcext:value-type="float">
            <text:p>3</text:p>
          </table:table-cell>
          <table:table-cell table:number-columns-repeated="9"/>
        </table:table-row>
        <table:table-row table:style-name="ro1">
          <table:table-cell office:value-type="string" calcext:value-type="string">
            <text:p>rRNA, tRNA, gRNA, &amp; tRNA</text:p>
          </table:table-cell>
          <table:table-cell office:value-type="float" office:value="0.00204788241535425" calcext:value-type="float">
            <text:p>0.00204788241535425</text:p>
          </table:table-cell>
          <table:table-cell office:value-type="float" office:value="0" calcext:value-type="float">
            <text:p>0</text:p>
          </table:table-cell>
          <table:table-cell table:formula="of:=IF([.B430]&gt;5/6; 3; IF([.B430]&gt;1/2; 2; IF([.B430]&gt;1/6; 1; 0)))" office:value-type="float" office:value="0" calcext:value-type="float">
            <text:p>0</text:p>
          </table:table-cell>
          <table:table-cell table:formula="of:=INT([.C430]*3)" office:value-type="float" office:value="0" calcext:value-type="float">
            <text:p>0</text:p>
          </table:table-cell>
          <table:table-cell table:number-columns-repeated="9"/>
        </table:table-row>
        <table:table-row table:style-name="ro1">
          <table:table-cell office:value-type="string" calcext:value-type="string">
            <text:p>white :: If they use the white color than the dog hous e would be cooler because brighter colors reflect the sun and in the end it would bw cooler for the dog which would make the dog happier. also the white color would look good</text:p>
          </table:table-cell>
          <table:table-cell office:value-type="float" office:value="0.494889914989471" calcext:value-type="float">
            <text:p>0.494889914989471</text:p>
          </table:table-cell>
          <table:table-cell office:value-type="float" office:value="0.333333343267441" calcext:value-type="float">
            <text:p>0.333333343267441</text:p>
          </table:table-cell>
          <table:table-cell table:formula="of:=IF([.B431]&gt;5/6; 3; IF([.B431]&gt;1/2; 2; IF([.B431]&gt;1/6; 1; 0)))" office:value-type="float" office:value="1" calcext:value-type="float">
            <text:p>1</text:p>
          </table:table-cell>
          <table:table-cell table:formula="of:=INT([.C431]*3)" office:value-type="float" office:value="1" calcext:value-type="float">
            <text:p>1</text:p>
          </table:table-cell>
          <table:table-cell table:number-columns-repeated="9"/>
        </table:table-row>
        <table:table-row table:style-name="ro1">
          <table:table-cell office:value-type="string" calcext:value-type="string">
            <text:p>When the mRNA leaves the nucleus, the codons move down one place, then another codon comes on the end and that is called the stop codon. After that, the process starts again.</text:p>
          </table:table-cell>
          <table:table-cell office:value-type="float" office:value="0.354690581560135" calcext:value-type="float">
            <text:p>0.354690581560135</text:p>
          </table:table-cell>
          <table:table-cell office:value-type="float" office:value="0" calcext:value-type="float">
            <text:p>0</text:p>
          </table:table-cell>
          <table:table-cell table:formula="of:=IF([.B432]&gt;5/6; 3; IF([.B432]&gt;1/2; 2; IF([.B432]&gt;1/6; 1; 0)))" office:value-type="float" office:value="1" calcext:value-type="float">
            <text:p>1</text:p>
          </table:table-cell>
          <table:table-cell table:formula="of:=INT([.C432]*3)" office:value-type="float" office:value="0" calcext:value-type="float">
            <text:p>0</text:p>
          </table:table-cell>
          <table:table-cell table:number-columns-repeated="9"/>
        </table:table-row>
        <table:table-row table:style-name="ro1">
          <table:table-cell office:value-type="string" calcext:value-type="string">
            <text:p>Additional information would consist of its shape, resistance and total masses lossed to complete the experiment.</text:p>
          </table:table-cell>
          <table:table-cell office:value-type="float" office:value="0.011093775741756" calcext:value-type="float">
            <text:p>0.011093775741756</text:p>
          </table:table-cell>
          <table:table-cell office:value-type="float" office:value="0" calcext:value-type="float">
            <text:p>0</text:p>
          </table:table-cell>
          <table:table-cell table:formula="of:=IF([.B433]&gt;5/6; 3; IF([.B433]&gt;1/2; 2; IF([.B433]&gt;1/6; 1; 0)))" office:value-type="float" office:value="0" calcext:value-type="float">
            <text:p>0</text:p>
          </table:table-cell>
          <table:table-cell table:formula="of:=INT([.C433]*3)" office:value-type="float" office:value="0" calcext:value-type="float">
            <text:p>0</text:p>
          </table:table-cell>
          <table:table-cell table:number-columns-repeated="9"/>
        </table:table-row>
        <table:table-row table:style-name="ro1">
          <table:table-cell office:value-type="string" calcext:value-type="string">
            <text:p>a. Plastic type A was mide of the least amount of polymers because it stretched the least, and plastic B was the most. ^p b. The students could have written the measurements of the plastics before they stretched them, and they also could have specified how much weight they held part on the clamps.</text:p>
          </table:table-cell>
          <table:table-cell office:value-type="float" office:value="0.665335655212402" calcext:value-type="float">
            <text:p>0.665335655212402</text:p>
          </table:table-cell>
          <table:table-cell office:value-type="float" office:value="1" calcext:value-type="float">
            <text:p>1</text:p>
          </table:table-cell>
          <table:table-cell table:formula="of:=IF([.B434]&gt;5/6; 3; IF([.B434]&gt;1/2; 2; IF([.B434]&gt;1/6; 1; 0)))" office:value-type="float" office:value="2" calcext:value-type="float">
            <text:p>2</text:p>
          </table:table-cell>
          <table:table-cell table:formula="of:=INT([.C434]*3)" office:value-type="float" office:value="3" calcext:value-type="float">
            <text:p>3</text:p>
          </table:table-cell>
          <table:table-cell table:number-columns-repeated="9"/>
        </table:table-row>
        <table:table-row table:style-name="ro1">
          <table:table-cell office:value-type="string" calcext:value-type="string">
            <text:p>I think the project needs to change</text:p>
          </table:table-cell>
          <table:table-cell office:value-type="float" office:value="0.00164358539041132" calcext:value-type="float">
            <text:p>0.00164358539041132</text:p>
          </table:table-cell>
          <table:table-cell office:value-type="float" office:value="0" calcext:value-type="float">
            <text:p>0</text:p>
          </table:table-cell>
          <table:table-cell table:formula="of:=IF([.B435]&gt;5/6; 3; IF([.B435]&gt;1/2; 2; IF([.B435]&gt;1/6; 1; 0)))" office:value-type="float" office:value="0" calcext:value-type="float">
            <text:p>0</text:p>
          </table:table-cell>
          <table:table-cell table:formula="of:=INT([.C435]*3)" office:value-type="float" office:value="0" calcext:value-type="float">
            <text:p>0</text:p>
          </table:table-cell>
          <table:table-cell table:number-columns-repeated="9"/>
        </table:table-row>
        <table:table-row table:style-name="ro1">
          <table:table-cell office:value-type="string" calcext:value-type="string">
            <text:p>MITOSIS , PROPHASE,AND METAPHASE</text:p>
          </table:table-cell>
          <table:table-cell office:value-type="float" office:value="0.000966570514719933" calcext:value-type="float">
            <text:p>0.000966570514719933</text:p>
          </table:table-cell>
          <table:table-cell office:value-type="float" office:value="0" calcext:value-type="float">
            <text:p>0</text:p>
          </table:table-cell>
          <table:table-cell table:formula="of:=IF([.B436]&gt;5/6; 3; IF([.B436]&gt;1/2; 2; IF([.B436]&gt;1/6; 1; 0)))" office:value-type="float" office:value="0" calcext:value-type="float">
            <text:p>0</text:p>
          </table:table-cell>
          <table:table-cell table:formula="of:=INT([.C436]*3)" office:value-type="float" office:value="0" calcext:value-type="float">
            <text:p>0</text:p>
          </table:table-cell>
          <table:table-cell table:number-columns-repeated="9"/>
        </table:table-row>
        <table:table-row table:style-name="ro1">
          <table:table-cell office:value-type="string" calcext:value-type="string">
            <text:p>A) From the students results, I see that plastic B was the strongest, stretching 23 mm. Plastic D was next stretching 20 mm. Plastic C was third stretching 14 mm. Lastly plastic A was the weakest stretching 12 mm.^p B) Two ways the students can improve their experiment is to do more trials for better results. Also they could increase the height of the table to avoid the results be tampered, should the plastic stretch to the floor.</text:p>
          </table:table-cell>
          <table:table-cell office:value-type="float" office:value="0.622839391231537" calcext:value-type="float">
            <text:p>0.622839391231537</text:p>
          </table:table-cell>
          <table:table-cell office:value-type="float" office:value="0.333333343267441" calcext:value-type="float">
            <text:p>0.333333343267441</text:p>
          </table:table-cell>
          <table:table-cell table:formula="of:=IF([.B437]&gt;5/6; 3; IF([.B437]&gt;1/2; 2; IF([.B437]&gt;1/6; 1; 0)))" office:value-type="float" office:value="2" calcext:value-type="float">
            <text:p>2</text:p>
          </table:table-cell>
          <table:table-cell table:formula="of:=INT([.C437]*3)" office:value-type="float" office:value="1" calcext:value-type="float">
            <text:p>1</text:p>
          </table:table-cell>
          <table:table-cell table:number-columns-repeated="9"/>
        </table:table-row>
        <table:table-row table:style-name="ro1">
          <table:table-cell office:value-type="string" calcext:value-type="string">
            <text:p>CELL WALLNUCALUS</text:p>
          </table:table-cell>
          <table:table-cell office:value-type="float" office:value="0.000916865654289722" calcext:value-type="float">
            <text:p>0.000916865654289722</text:p>
          </table:table-cell>
          <table:table-cell office:value-type="float" office:value="0" calcext:value-type="float">
            <text:p>0</text:p>
          </table:table-cell>
          <table:table-cell table:formula="of:=IF([.B438]&gt;5/6; 3; IF([.B438]&gt;1/2; 2; IF([.B438]&gt;1/6; 1; 0)))" office:value-type="float" office:value="0" calcext:value-type="float">
            <text:p>0</text:p>
          </table:table-cell>
          <table:table-cell table:formula="of:=INT([.C438]*3)" office:value-type="float" office:value="0" calcext:value-type="float">
            <text:p>0</text:p>
          </table:table-cell>
          <table:table-cell table:number-columns-repeated="9"/>
        </table:table-row>
        <table:table-row table:style-name="ro1">
          <table:table-cell office:value-type="string" calcext:value-type="string">
            <text:p>they go to the lips</text:p>
          </table:table-cell>
          <table:table-cell office:value-type="float" office:value="0.000394726317608729" calcext:value-type="float">
            <text:p>0.000394726317608729</text:p>
          </table:table-cell>
          <table:table-cell office:value-type="float" office:value="0" calcext:value-type="float">
            <text:p>0</text:p>
          </table:table-cell>
          <table:table-cell table:formula="of:=IF([.B439]&gt;5/6; 3; IF([.B439]&gt;1/2; 2; IF([.B439]&gt;1/6; 1; 0)))" office:value-type="float" office:value="0" calcext:value-type="float">
            <text:p>0</text:p>
          </table:table-cell>
          <table:table-cell table:formula="of:=INT([.C439]*3)" office:value-type="float" office:value="0" calcext:value-type="float">
            <text:p>0</text:p>
          </table:table-cell>
          <table:table-cell table:number-columns-repeated="9"/>
        </table:table-row>
        <table:table-row table:style-name="ro1">
          <table:table-cell office:value-type="string" calcext:value-type="string">
            <text:p>tRNA-sends a message to the nucleus <text:s/>translation gets waste material out</text:p>
          </table:table-cell>
          <table:table-cell office:value-type="float" office:value="0.000582577893510461" calcext:value-type="float">
            <text:p>0.000582577893510461</text:p>
          </table:table-cell>
          <table:table-cell office:value-type="float" office:value="0" calcext:value-type="float">
            <text:p>0</text:p>
          </table:table-cell>
          <table:table-cell table:formula="of:=IF([.B440]&gt;5/6; 3; IF([.B440]&gt;1/2; 2; IF([.B440]&gt;1/6; 1; 0)))" office:value-type="float" office:value="0" calcext:value-type="float">
            <text:p>0</text:p>
          </table:table-cell>
          <table:table-cell table:formula="of:=INT([.C440]*3)" office:value-type="float" office:value="0" calcext:value-type="float">
            <text:p>0</text:p>
          </table:table-cell>
          <table:table-cell table:number-columns-repeated="9"/>
        </table:table-row>
        <table:table-row table:style-name="ro1">
          <table:table-cell office:value-type="string" calcext:value-type="string">
            <text:p>light gray :: I think the best paint color is light gray be cause that way the temperature inside the doghouse will be warmer than th e outside, so it won't be too cold inside, but it won't be too hot like a black roof might cause it to be</text:p>
          </table:table-cell>
          <table:table-cell office:value-type="float" office:value="0.410496085882187" calcext:value-type="float">
            <text:p>0.410496085882187</text:p>
          </table:table-cell>
          <table:table-cell office:value-type="float" office:value="0.333333343267441" calcext:value-type="float">
            <text:p>0.333333343267441</text:p>
          </table:table-cell>
          <table:table-cell table:formula="of:=IF([.B441]&gt;5/6; 3; IF([.B441]&gt;1/2; 2; IF([.B441]&gt;1/6; 1; 0)))" office:value-type="float" office:value="1" calcext:value-type="float">
            <text:p>1</text:p>
          </table:table-cell>
          <table:table-cell table:formula="of:=INT([.C441]*3)" office:value-type="float" office:value="1" calcext:value-type="float">
            <text:p>1</text:p>
          </table:table-cell>
          <table:table-cell table:number-columns-repeated="9"/>
        </table:table-row>
        <table:table-row table:style-name="ro1">
          <table:table-cell office:value-type="string" calcext:value-type="string">
            <text:p>A conclusion I can draw from the data is that plastic type A had stretched more in T2 than the rest, the others were only one mm apart while plastic type A, had a difference of 2mm. One way the students can improve their experiment is by having the plastic the same length in the beginning and the second way is by adding how many weights it took so the plastic would stretch.</text:p>
          </table:table-cell>
          <table:table-cell office:value-type="float" office:value="0.614029109477997" calcext:value-type="float">
            <text:p>0.614029109477997</text:p>
          </table:table-cell>
          <table:table-cell office:value-type="float" office:value="0.666666686534882" calcext:value-type="float">
            <text:p>0.666666686534882</text:p>
          </table:table-cell>
          <table:table-cell table:formula="of:=IF([.B442]&gt;5/6; 3; IF([.B442]&gt;1/2; 2; IF([.B442]&gt;1/6; 1; 0)))" office:value-type="float" office:value="2" calcext:value-type="float">
            <text:p>2</text:p>
          </table:table-cell>
          <table:table-cell table:formula="of:=INT([.C442]*3)" office:value-type="float" office:value="2" calcext:value-type="float">
            <text:p>2</text:p>
          </table:table-cell>
          <table:table-cell table:number-columns-repeated="9"/>
        </table:table-row>
        <table:table-row table:style-name="ro1">
          <table:table-cell office:value-type="string" calcext:value-type="string">
            <text:p>The student should have wrote the weight of the structer, the color and more about the size.</text:p>
          </table:table-cell>
          <table:table-cell office:value-type="float" office:value="0.293576002120972" calcext:value-type="float">
            <text:p>0.293576002120972</text:p>
          </table:table-cell>
          <table:table-cell office:value-type="float" office:value="0" calcext:value-type="float">
            <text:p>0</text:p>
          </table:table-cell>
          <table:table-cell table:formula="of:=IF([.B443]&gt;5/6; 3; IF([.B443]&gt;1/2; 2; IF([.B443]&gt;1/6; 1; 0)))" office:value-type="float" office:value="1" calcext:value-type="float">
            <text:p>1</text:p>
          </table:table-cell>
          <table:table-cell table:formula="of:=INT([.C443]*3)" office:value-type="float" office:value="0" calcext:value-type="float">
            <text:p>0</text:p>
          </table:table-cell>
          <table:table-cell table:number-columns-repeated="9"/>
        </table:table-row>
        <table:table-row table:style-name="ro1">
          <table:table-cell office:value-type="string" calcext:value-type="string">
            <text:p>Plastic B had the greatest stretchability the students should have included how much the weights they used weighed and how many weights they used. Also they should have included another trial.</text:p>
          </table:table-cell>
          <table:table-cell office:value-type="float" office:value="0.865378260612488" calcext:value-type="float">
            <text:p>0.865378260612488</text:p>
          </table:table-cell>
          <table:table-cell office:value-type="float" office:value="1" calcext:value-type="float">
            <text:p>1</text:p>
          </table:table-cell>
          <table:table-cell table:formula="of:=IF([.B444]&gt;5/6; 3; IF([.B444]&gt;1/2; 2; IF([.B444]&gt;1/6; 1; 0)))" office:value-type="float" office:value="3" calcext:value-type="float">
            <text:p>3</text:p>
          </table:table-cell>
          <table:table-cell table:formula="of:=INT([.C444]*3)" office:value-type="float" office:value="3" calcext:value-type="float">
            <text:p>3</text:p>
          </table:table-cell>
          <table:table-cell table:number-columns-repeated="9"/>
        </table:table-row>
        <table:table-row table:style-name="ro1">
          <table:table-cell office:value-type="string" calcext:value-type="string">
            <text:p>Additional information to replicate this experiment would be how much vinegar should be poured into the containers. Another would be how much distilled water should be used to <text:s/>use the samples. The third would be by what method should the mass of the samples be determined.</text:p>
          </table:table-cell>
          <table:table-cell office:value-type="float" office:value="0.763453304767609" calcext:value-type="float">
            <text:p>0.763453304767609</text:p>
          </table:table-cell>
          <table:table-cell office:value-type="float" office:value="0.666666686534882" calcext:value-type="float">
            <text:p>0.666666686534882</text:p>
          </table:table-cell>
          <table:table-cell table:formula="of:=IF([.B445]&gt;5/6; 3; IF([.B445]&gt;1/2; 2; IF([.B445]&gt;1/6; 1; 0)))" office:value-type="float" office:value="2" calcext:value-type="float">
            <text:p>2</text:p>
          </table:table-cell>
          <table:table-cell table:formula="of:=INT([.C445]*3)" office:value-type="float" office:value="2" calcext:value-type="float">
            <text:p>2</text:p>
          </table:table-cell>
          <table:table-cell table:number-columns-repeated="9"/>
        </table:table-row>
        <table:table-row table:style-name="ro1">
          <table:table-cell office:value-type="string" calcext:value-type="string">
            <text:p>1. translation - the items are moved into a diferent order2. transformation - the items are changed into other sequences3. deletion - a certian pertion is deleted4. substitution - a certian amino acid is traded out for a different <text:s text:c="5"/>one</text:p>
          </table:table-cell>
          <table:table-cell office:value-type="float" office:value="0.350371062755585" calcext:value-type="float">
            <text:p>0.350371062755585</text:p>
          </table:table-cell>
          <table:table-cell office:value-type="float" office:value="0" calcext:value-type="float">
            <text:p>0</text:p>
          </table:table-cell>
          <table:table-cell table:formula="of:=IF([.B446]&gt;5/6; 3; IF([.B446]&gt;1/2; 2; IF([.B446]&gt;1/6; 1; 0)))" office:value-type="float" office:value="1" calcext:value-type="float">
            <text:p>1</text:p>
          </table:table-cell>
          <table:table-cell table:formula="of:=INT([.C446]*3)" office:value-type="float" office:value="0" calcext:value-type="float">
            <text:p>0</text:p>
          </table:table-cell>
          <table:table-cell table:number-columns-repeated="9"/>
        </table:table-row>
        <table:table-row table:style-name="ro1">
          <table:table-cell office:value-type="string" calcext:value-type="string">
            <text:p>Use of the membrane of the cell helps create movement.</text:p>
          </table:table-cell>
          <table:table-cell office:value-type="float" office:value="0.00260036299005151" calcext:value-type="float">
            <text:p>0.00260036299005151</text:p>
          </table:table-cell>
          <table:table-cell office:value-type="float" office:value="0" calcext:value-type="float">
            <text:p>0</text:p>
          </table:table-cell>
          <table:table-cell table:formula="of:=IF([.B447]&gt;5/6; 3; IF([.B447]&gt;1/2; 2; IF([.B447]&gt;1/6; 1; 0)))" office:value-type="float" office:value="0" calcext:value-type="float">
            <text:p>0</text:p>
          </table:table-cell>
          <table:table-cell table:formula="of:=INT([.C447]*3)" office:value-type="float" office:value="0" calcext:value-type="float">
            <text:p>0</text:p>
          </table:table-cell>
          <table:table-cell table:number-columns-repeated="9"/>
        </table:table-row>
        <table:table-row table:style-name="ro1">
          <table:table-cell office:value-type="string" calcext:value-type="string">
            <text:p>The tRNA is broken down into genetic code so that other RNA strands can read it and react to it.</text:p>
          </table:table-cell>
          <table:table-cell office:value-type="float" office:value="0.00502126943320036" calcext:value-type="float">
            <text:p>0.00502126943320036</text:p>
          </table:table-cell>
          <table:table-cell office:value-type="float" office:value="0" calcext:value-type="float">
            <text:p>0</text:p>
          </table:table-cell>
          <table:table-cell table:formula="of:=IF([.B448]&gt;5/6; 3; IF([.B448]&gt;1/2; 2; IF([.B448]&gt;1/6; 1; 0)))" office:value-type="float" office:value="0" calcext:value-type="float">
            <text:p>0</text:p>
          </table:table-cell>
          <table:table-cell table:formula="of:=INT([.C448]*3)" office:value-type="float" office:value="0" calcext:value-type="float">
            <text:p>0</text:p>
          </table:table-cell>
          <table:table-cell table:number-columns-repeated="9"/>
        </table:table-row>
        <table:table-row table:style-name="ro1">
          <table:table-cell office:value-type="string" calcext:value-type="string">
            <text:p>Organelles.</text:p>
          </table:table-cell>
          <table:table-cell office:value-type="float" office:value="0.000203805568162352" calcext:value-type="float">
            <text:p>0.000203805568162352</text:p>
          </table:table-cell>
          <table:table-cell office:value-type="float" office:value="0" calcext:value-type="float">
            <text:p>0</text:p>
          </table:table-cell>
          <table:table-cell table:formula="of:=IF([.B449]&gt;5/6; 3; IF([.B449]&gt;1/2; 2; IF([.B449]&gt;1/6; 1; 0)))" office:value-type="float" office:value="0" calcext:value-type="float">
            <text:p>0</text:p>
          </table:table-cell>
          <table:table-cell table:formula="of:=INT([.C449]*3)" office:value-type="float" office:value="0" calcext:value-type="float">
            <text:p>0</text:p>
          </table:table-cell>
          <table:table-cell table:number-columns-repeated="9"/>
        </table:table-row>
        <table:table-row table:style-name="ro1">
          <table:table-cell office:value-type="string" calcext:value-type="string">
            <text:p>Based on the students data, Plastic type D had the most stretchability it stretched 20mm 0n T1 and stretched the same in T2. While A stretched 2mm and B stretched 1mm and C went from 14mm on T1 and dropped to13mm on T2. ^p The ways the students could've improved the experimental design is by telling us how much weight they used and add more weight.</text:p>
          </table:table-cell>
          <table:table-cell office:value-type="float" office:value="0.64859014749527" calcext:value-type="float">
            <text:p>0.64859014749527</text:p>
          </table:table-cell>
          <table:table-cell office:value-type="float" office:value="0.333333343267441" calcext:value-type="float">
            <text:p>0.333333343267441</text:p>
          </table:table-cell>
          <table:table-cell table:formula="of:=IF([.B450]&gt;5/6; 3; IF([.B450]&gt;1/2; 2; IF([.B450]&gt;1/6; 1; 0)))" office:value-type="float" office:value="2" calcext:value-type="float">
            <text:p>2</text:p>
          </table:table-cell>
          <table:table-cell table:formula="of:=INT([.C450]*3)" office:value-type="float" office:value="1" calcext:value-type="float">
            <text:p>1</text:p>
          </table:table-cell>
          <table:table-cell table:number-columns-repeated="9"/>
        </table:table-row>
        <table:table-row table:style-name="ro1">
          <table:table-cell office:value-type="string" calcext:value-type="string">
            <text:p>Golgi Apparatus</text:p>
          </table:table-cell>
          <table:table-cell office:value-type="float" office:value="0.00025550604914315" calcext:value-type="float">
            <text:p>0.00025550604914315</text:p>
          </table:table-cell>
          <table:table-cell office:value-type="float" office:value="0" calcext:value-type="float">
            <text:p>0</text:p>
          </table:table-cell>
          <table:table-cell table:formula="of:=IF([.B451]&gt;5/6; 3; IF([.B451]&gt;1/2; 2; IF([.B451]&gt;1/6; 1; 0)))" office:value-type="float" office:value="0" calcext:value-type="float">
            <text:p>0</text:p>
          </table:table-cell>
          <table:table-cell table:formula="of:=INT([.C451]*3)" office:value-type="float" office:value="0" calcext:value-type="float">
            <text:p>0</text:p>
          </table:table-cell>
          <table:table-cell table:number-columns-repeated="9"/>
        </table:table-row>
        <table:table-row table:style-name="ro1">
          <table:table-cell office:value-type="string" calcext:value-type="string">
            <text:p>MESSANGER RNA TO ENDOPLACIUM RETICULUM TO RIBOSOMES THEN ATTACHES TO WALL</text:p>
          </table:table-cell>
          <table:table-cell office:value-type="float" office:value="0.0115942247211933" calcext:value-type="float">
            <text:p>0.0115942247211933</text:p>
          </table:table-cell>
          <table:table-cell office:value-type="float" office:value="0.333333343267441" calcext:value-type="float">
            <text:p>0.333333343267441</text:p>
          </table:table-cell>
          <table:table-cell table:formula="of:=IF([.B452]&gt;5/6; 3; IF([.B452]&gt;1/2; 2; IF([.B452]&gt;1/6; 1; 0)))" office:value-type="float" office:value="0" calcext:value-type="float">
            <text:p>0</text:p>
          </table:table-cell>
          <table:table-cell table:formula="of:=INT([.C452]*3)" office:value-type="float" office:value="1" calcext:value-type="float">
            <text:p>1</text:p>
          </table:table-cell>
          <table:table-cell table:number-columns-repeated="9"/>
        </table:table-row>
        <table:table-row table:style-name="ro1">
          <table:table-cell office:value-type="string" calcext:value-type="string">
            <text:p>Meiosis is used throughout the cell membrane to control and develop more cells. MRNA and RNA are used as messengers to carry the information to the needed destination. Lastly, the information is received and it has ended,</text:p>
          </table:table-cell>
          <table:table-cell office:value-type="float" office:value="0.0195741578936577" calcext:value-type="float">
            <text:p>0.0195741578936577</text:p>
          </table:table-cell>
          <table:table-cell office:value-type="float" office:value="0" calcext:value-type="float">
            <text:p>0</text:p>
          </table:table-cell>
          <table:table-cell table:formula="of:=IF([.B453]&gt;5/6; 3; IF([.B453]&gt;1/2; 2; IF([.B453]&gt;1/6; 1; 0)))" office:value-type="float" office:value="0" calcext:value-type="float">
            <text:p>0</text:p>
          </table:table-cell>
          <table:table-cell table:formula="of:=INT([.C453]*3)" office:value-type="float" office:value="0" calcext:value-type="float">
            <text:p>0</text:p>
          </table:table-cell>
          <table:table-cell table:number-columns-repeated="9"/>
        </table:table-row>
        <table:table-row table:style-name="ro1">
          <table:table-cell office:value-type="string" calcext:value-type="string">
            <text:p>The first major step is transcription of mRNA.</text:p>
          </table:table-cell>
          <table:table-cell office:value-type="float" office:value="0.00209467555396259" calcext:value-type="float">
            <text:p>0.00209467555396259</text:p>
          </table:table-cell>
          <table:table-cell office:value-type="float" office:value="0" calcext:value-type="float">
            <text:p>0</text:p>
          </table:table-cell>
          <table:table-cell table:formula="of:=IF([.B454]&gt;5/6; 3; IF([.B454]&gt;1/2; 2; IF([.B454]&gt;1/6; 1; 0)))" office:value-type="float" office:value="0" calcext:value-type="float">
            <text:p>0</text:p>
          </table:table-cell>
          <table:table-cell table:formula="of:=INT([.C454]*3)" office:value-type="float" office:value="0" calcext:value-type="float">
            <text:p>0</text:p>
          </table:table-cell>
          <table:table-cell table:number-columns-repeated="9"/>
        </table:table-row>
        <table:table-row table:style-name="ro1">
          <table:table-cell office:value-type="string" calcext:value-type="string">
            <text:p>a) The type of plastic that stretched the highest amount of mm was plastic type B with a total of 45 mm. The record trial was more than the first trial as shown on the data table. ^p A way that the student could have improved the experimental design could be to stretch the plastic with your hands. A second way would be to wait more than five minutes to take the clarops off.</text:p>
          </table:table-cell>
          <table:table-cell office:value-type="float" office:value="0.724085450172424" calcext:value-type="float">
            <text:p>0.724085450172424</text:p>
          </table:table-cell>
          <table:table-cell office:value-type="float" office:value="0.333333343267441" calcext:value-type="float">
            <text:p>0.333333343267441</text:p>
          </table:table-cell>
          <table:table-cell table:formula="of:=IF([.B455]&gt;5/6; 3; IF([.B455]&gt;1/2; 2; IF([.B455]&gt;1/6; 1; 0)))" office:value-type="float" office:value="2" calcext:value-type="float">
            <text:p>2</text:p>
          </table:table-cell>
          <table:table-cell table:formula="of:=INT([.C455]*3)" office:value-type="float" office:value="1" calcext:value-type="float">
            <text:p>1</text:p>
          </table:table-cell>
          <table:table-cell table:number-columns-repeated="9"/>
        </table:table-row>
        <table:table-row table:style-name="ro1">
          <table:table-cell office:value-type="string" calcext:value-type="string">
            <text:p>A) Plastic type B had the most amount of stretch compared to the others.^p B) The student should have specified the length because without a starting length, his data is inconclusive. The student also should have specified to hold up or attach the clamp to something so the ends would be equal. In his procedure, it seems like you put weights on it while it hangs loosely.</text:p>
          </table:table-cell>
          <table:table-cell office:value-type="float" office:value="0.915675163269043" calcext:value-type="float">
            <text:p>0.915675163269043</text:p>
          </table:table-cell>
          <table:table-cell office:value-type="float" office:value="0.666666686534882" calcext:value-type="float">
            <text:p>0.666666686534882</text:p>
          </table:table-cell>
          <table:table-cell table:formula="of:=IF([.B456]&gt;5/6; 3; IF([.B456]&gt;1/2; 2; IF([.B456]&gt;1/6; 1; 0)))" office:value-type="float" office:value="3" calcext:value-type="float">
            <text:p>3</text:p>
          </table:table-cell>
          <table:table-cell table:formula="of:=INT([.C456]*3)" office:value-type="float" office:value="2" calcext:value-type="float">
            <text:p>2</text:p>
          </table:table-cell>
          <table:table-cell table:number-columns-repeated="9"/>
        </table:table-row>
        <table:table-row table:style-name="ro1">
          <table:table-cell office:value-type="string" calcext:value-type="string">
            <text:p>Out of all the four plastics, type B stretched the most. One way the student could have improved was to mention that there are four types of plastics rather than are in, step one. Another way the student could have improved was to make his/her data table more clear and accurate by adding a "time attached" column.</text:p>
          </table:table-cell>
          <table:table-cell office:value-type="float" office:value="0.712817966938019" calcext:value-type="float">
            <text:p>0.712817966938019</text:p>
          </table:table-cell>
          <table:table-cell office:value-type="float" office:value="0.333333343267441" calcext:value-type="float">
            <text:p>0.333333343267441</text:p>
          </table:table-cell>
          <table:table-cell table:formula="of:=IF([.B457]&gt;5/6; 3; IF([.B457]&gt;1/2; 2; IF([.B457]&gt;1/6; 1; 0)))" office:value-type="float" office:value="2" calcext:value-type="float">
            <text:p>2</text:p>
          </table:table-cell>
          <table:table-cell table:formula="of:=INT([.C457]*3)" office:value-type="float" office:value="1" calcext:value-type="float">
            <text:p>1</text:p>
          </table:table-cell>
          <table:table-cell table:number-columns-repeated="9"/>
        </table:table-row>
        <table:table-row table:style-name="ro1">
          <table:table-cell office:value-type="string" calcext:value-type="string">
            <text:p>There are three different types of proteins used to transport <text:s/>substances across the cell membrane. <text:s/>These three proteins are transport, receptor, and glycoproteins. <text:s/>Transport proteins transport things directly through the cell membrane, as long as they fit. <text:s/>Receptor proteins check to see if the thing attemtping to pass through are good for the body or not, and let them through accordingly. <text:s/>Glycoproteins only open for certain substances to be passed through the cell membrane.</text:p>
          </table:table-cell>
          <table:table-cell office:value-type="float" office:value="0.489097565412521" calcext:value-type="float">
            <text:p>0.489097565412521</text:p>
          </table:table-cell>
          <table:table-cell office:value-type="float" office:value="0.333333343267441" calcext:value-type="float">
            <text:p>0.333333343267441</text:p>
          </table:table-cell>
          <table:table-cell table:formula="of:=IF([.B458]&gt;5/6; 3; IF([.B458]&gt;1/2; 2; IF([.B458]&gt;1/6; 1; 0)))" office:value-type="float" office:value="1" calcext:value-type="float">
            <text:p>1</text:p>
          </table:table-cell>
          <table:table-cell table:formula="of:=INT([.C458]*3)" office:value-type="float" office:value="1" calcext:value-type="float">
            <text:p>1</text:p>
          </table:table-cell>
          <table:table-cell table:number-columns-repeated="9"/>
        </table:table-row>
        <table:table-row table:style-name="ro1">
          <table:table-cell office:value-type="string" calcext:value-type="string">
            <text:p>3. In conclusion, plastic type B stretched the most because during 11 it stretched 22mm and during 12 it stretched the least. ^p The student could have improved the experiment design by adding more ways to stretch the plastic. For example, adding little heat. The results could have simply been improved with a few more trials.</text:p>
          </table:table-cell>
          <table:table-cell office:value-type="float" office:value="0.85106885433197" calcext:value-type="float">
            <text:p>0.85106885433197</text:p>
          </table:table-cell>
          <table:table-cell office:value-type="float" office:value="0.666666686534882" calcext:value-type="float">
            <text:p>0.666666686534882</text:p>
          </table:table-cell>
          <table:table-cell table:formula="of:=IF([.B459]&gt;5/6; 3; IF([.B459]&gt;1/2; 2; IF([.B459]&gt;1/6; 1; 0)))" office:value-type="float" office:value="3" calcext:value-type="float">
            <text:p>3</text:p>
          </table:table-cell>
          <table:table-cell table:formula="of:=INT([.C459]*3)" office:value-type="float" office:value="2" calcext:value-type="float">
            <text:p>2</text:p>
          </table:table-cell>
          <table:table-cell table:number-columns-repeated="9"/>
        </table:table-row>
        <table:table-row table:style-name="ro1">
          <table:table-cell office:value-type="string" calcext:value-type="string">
            <text:p>a) Based on the student's data, plastic type B stretched the most, while type A was the least stretchable. ^p b) 2 ways the student could have improved are, one, tell what the length of each plastic was to begin with, and make sure they are all the same length, and also different lengths of time could have been tested, like 10 minutes instead of 5 minutes.</text:p>
          </table:table-cell>
          <table:table-cell office:value-type="float" office:value="0.920495212078095" calcext:value-type="float">
            <text:p>0.920495212078095</text:p>
          </table:table-cell>
          <table:table-cell office:value-type="float" office:value="0.666666686534882" calcext:value-type="float">
            <text:p>0.666666686534882</text:p>
          </table:table-cell>
          <table:table-cell table:formula="of:=IF([.B460]&gt;5/6; 3; IF([.B460]&gt;1/2; 2; IF([.B460]&gt;1/6; 1; 0)))" office:value-type="float" office:value="3" calcext:value-type="float">
            <text:p>3</text:p>
          </table:table-cell>
          <table:table-cell table:formula="of:=INT([.C460]*3)" office:value-type="float" office:value="2" calcext:value-type="float">
            <text:p>2</text:p>
          </table:table-cell>
          <table:table-cell table:number-columns-repeated="9"/>
        </table:table-row>
        <table:table-row table:style-name="ro1">
          <table:table-cell office:value-type="string" calcext:value-type="string">
            <text:p>A: The conclusion is that the plastic type B in the second trial stretched the most to 25mm.^p B: The could have added a third trial and control variables.</text:p>
          </table:table-cell>
          <table:table-cell office:value-type="float" office:value="0.622766733169556" calcext:value-type="float">
            <text:p>0.622766733169556</text:p>
          </table:table-cell>
          <table:table-cell office:value-type="float" office:value="0.666666686534882" calcext:value-type="float">
            <text:p>0.666666686534882</text:p>
          </table:table-cell>
          <table:table-cell table:formula="of:=IF([.B461]&gt;5/6; 3; IF([.B461]&gt;1/2; 2; IF([.B461]&gt;1/6; 1; 0)))" office:value-type="float" office:value="2" calcext:value-type="float">
            <text:p>2</text:p>
          </table:table-cell>
          <table:table-cell table:formula="of:=INT([.C461]*3)" office:value-type="float" office:value="2" calcext:value-type="float">
            <text:p>2</text:p>
          </table:table-cell>
          <table:table-cell table:number-columns-repeated="9"/>
        </table:table-row>
        <table:table-row table:style-name="ro1">
          <table:table-cell office:value-type="string" calcext:value-type="string">
            <text:p>Based on the student's data, plastic type B stretched the most. In T1 it stretched 22mm and in T2 it stretched 23mm. On the other hand plastic type A stretched the least. In T1 it stretched 10mm and in T2 it stretched 12mm. So therefore type B and type D were pretty close to one another. ^p One way the student could have improved the experimental design is by specifying the amount of weight attached to each clamp. Another way is by also specifying the amount of the edge taped to the table.</text:p>
          </table:table-cell>
          <table:table-cell office:value-type="float" office:value="0.773545861244202" calcext:value-type="float">
            <text:p>0.773545861244202</text:p>
          </table:table-cell>
          <table:table-cell office:value-type="float" office:value="0.666666686534882" calcext:value-type="float">
            <text:p>0.666666686534882</text:p>
          </table:table-cell>
          <table:table-cell table:formula="of:=IF([.B462]&gt;5/6; 3; IF([.B462]&gt;1/2; 2; IF([.B462]&gt;1/6; 1; 0)))" office:value-type="float" office:value="2" calcext:value-type="float">
            <text:p>2</text:p>
          </table:table-cell>
          <table:table-cell table:formula="of:=INT([.C462]*3)" office:value-type="float" office:value="2" calcext:value-type="float">
            <text:p>2</text:p>
          </table:table-cell>
          <table:table-cell table:number-columns-repeated="9"/>
        </table:table-row>
        <table:table-row table:style-name="ro1">
          <table:table-cell office:value-type="string" calcext:value-type="string">
            <text:p>In conclusion plastic type B stretched the most while A and C were approximately the same. D stayed the same for both trials (20mm).^p The students could have preformed a 3rd trial with the plastic type. Also they could have let the plastics hang longer than 5 minutes.</text:p>
          </table:table-cell>
          <table:table-cell office:value-type="float" office:value="0.781540811061859" calcext:value-type="float">
            <text:p>0.781540811061859</text:p>
          </table:table-cell>
          <table:table-cell office:value-type="float" office:value="0.333333343267441" calcext:value-type="float">
            <text:p>0.333333343267441</text:p>
          </table:table-cell>
          <table:table-cell table:formula="of:=IF([.B463]&gt;5/6; 3; IF([.B463]&gt;1/2; 2; IF([.B463]&gt;1/6; 1; 0)))" office:value-type="float" office:value="2" calcext:value-type="float">
            <text:p>2</text:p>
          </table:table-cell>
          <table:table-cell table:formula="of:=INT([.C463]*3)" office:value-type="float" office:value="1" calcext:value-type="float">
            <text:p>1</text:p>
          </table:table-cell>
          <table:table-cell table:number-columns-repeated="9"/>
        </table:table-row>
        <table:table-row table:style-name="ro1">
          <table:table-cell office:value-type="string" calcext:value-type="string">
            <text:p>they send messages out of the cell.</text:p>
          </table:table-cell>
          <table:table-cell office:value-type="float" office:value="0.000453504180768505" calcext:value-type="float">
            <text:p>0.000453504180768505</text:p>
          </table:table-cell>
          <table:table-cell office:value-type="float" office:value="0" calcext:value-type="float">
            <text:p>0</text:p>
          </table:table-cell>
          <table:table-cell table:formula="of:=IF([.B464]&gt;5/6; 3; IF([.B464]&gt;1/2; 2; IF([.B464]&gt;1/6; 1; 0)))" office:value-type="float" office:value="0" calcext:value-type="float">
            <text:p>0</text:p>
          </table:table-cell>
          <table:table-cell table:formula="of:=INT([.C464]*3)" office:value-type="float" office:value="0" calcext:value-type="float">
            <text:p>0</text:p>
          </table:table-cell>
          <table:table-cell table:number-columns-repeated="9"/>
        </table:table-row>
        <table:table-row table:style-name="ro1">
          <table:table-cell office:value-type="string" calcext:value-type="string">
            <text:p>Osmosis controlls how much water can be inside the cell. The cell has a cell memberane that only lets certain things into and out of the cell. There are tiny little holes in the memberane that can only fit certain sized things into the cell, so if the thing that is trying to get into the cell is too big, then it will not be able to get into the cell.</text:p>
          </table:table-cell>
          <table:table-cell office:value-type="float" office:value="0.235058456659317" calcext:value-type="float">
            <text:p>0.235058456659317</text:p>
          </table:table-cell>
          <table:table-cell office:value-type="float" office:value="0.333333343267441" calcext:value-type="float">
            <text:p>0.333333343267441</text:p>
          </table:table-cell>
          <table:table-cell table:formula="of:=IF([.B465]&gt;5/6; 3; IF([.B465]&gt;1/2; 2; IF([.B465]&gt;1/6; 1; 0)))" office:value-type="float" office:value="1" calcext:value-type="float">
            <text:p>1</text:p>
          </table:table-cell>
          <table:table-cell table:formula="of:=INT([.C465]*3)" office:value-type="float" office:value="1" calcext:value-type="float">
            <text:p>1</text:p>
          </table:table-cell>
          <table:table-cell table:number-columns-repeated="9"/>
        </table:table-row>
        <table:table-row table:style-name="ro1">
          <table:table-cell office:value-type="string" calcext:value-type="string">
            <text:p>PHOTOSENTHISIS,</text:p>
          </table:table-cell>
          <table:table-cell office:value-type="float" office:value="0.00104678352363408" calcext:value-type="float">
            <text:p>0.00104678352363408</text:p>
          </table:table-cell>
          <table:table-cell office:value-type="float" office:value="0" calcext:value-type="float">
            <text:p>0</text:p>
          </table:table-cell>
          <table:table-cell table:formula="of:=IF([.B466]&gt;5/6; 3; IF([.B466]&gt;1/2; 2; IF([.B466]&gt;1/6; 1; 0)))" office:value-type="float" office:value="0" calcext:value-type="float">
            <text:p>0</text:p>
          </table:table-cell>
          <table:table-cell table:formula="of:=INT([.C466]*3)" office:value-type="float" office:value="0" calcext:value-type="float">
            <text:p>0</text:p>
          </table:table-cell>
          <table:table-cell table:number-columns-repeated="9"/>
        </table:table-row>
        <table:table-row table:style-name="ro1">
          <table:table-cell office:value-type="string" calcext:value-type="string">
            <text:p>The additional information that is needed in the procedure is they should state what samples are going to be used. Also, they should include how much vinegar we need to pour into the container because different amounts could have different results. Lastly, It should include the size of the container because it could have a different result.</text:p>
          </table:table-cell>
          <table:table-cell office:value-type="float" office:value="0.927105903625488" calcext:value-type="float">
            <text:p>0.927105903625488</text:p>
          </table:table-cell>
          <table:table-cell office:value-type="float" office:value="0.666666686534882" calcext:value-type="float">
            <text:p>0.666666686534882</text:p>
          </table:table-cell>
          <table:table-cell table:formula="of:=IF([.B467]&gt;5/6; 3; IF([.B467]&gt;1/2; 2; IF([.B467]&gt;1/6; 1; 0)))" office:value-type="float" office:value="3" calcext:value-type="float">
            <text:p>3</text:p>
          </table:table-cell>
          <table:table-cell table:formula="of:=INT([.C467]*3)" office:value-type="float" office:value="2" calcext:value-type="float">
            <text:p>2</text:p>
          </table:table-cell>
          <table:table-cell table:number-columns-repeated="9"/>
        </table:table-row>
        <table:table-row table:style-name="ro1">
          <table:table-cell office:value-type="string" calcext:value-type="string">
            <text:p>THE CELL WALL HELPS KEEP TRACK OF WHAT ENTERS AND LEAVES THE CELL.</text:p>
          </table:table-cell>
          <table:table-cell office:value-type="float" office:value="0.00267024384811521" calcext:value-type="float">
            <text:p>0.00267024384811521</text:p>
          </table:table-cell>
          <table:table-cell office:value-type="float" office:value="0" calcext:value-type="float">
            <text:p>0</text:p>
          </table:table-cell>
          <table:table-cell table:formula="of:=IF([.B468]&gt;5/6; 3; IF([.B468]&gt;1/2; 2; IF([.B468]&gt;1/6; 1; 0)))" office:value-type="float" office:value="0" calcext:value-type="float">
            <text:p>0</text:p>
          </table:table-cell>
          <table:table-cell table:formula="of:=INT([.C468]*3)" office:value-type="float" office:value="0" calcext:value-type="float">
            <text:p>0</text:p>
          </table:table-cell>
          <table:table-cell table:number-columns-repeated="9"/>
        </table:table-row>
        <table:table-row table:style-name="ro1">
          <table:table-cell office:value-type="string" calcext:value-type="string">
            <text:p>A chain is the process used by cells to move something across the cell. The chain passes it from one to another and so on. Another way is when the phosphates that have two tails and a head keep things out of the cell. This makes the substances bounce back. Enzymes speed up the process.</text:p>
          </table:table-cell>
          <table:table-cell office:value-type="float" office:value="0.085554838180542" calcext:value-type="float">
            <text:p>0.085554838180542</text:p>
          </table:table-cell>
          <table:table-cell office:value-type="float" office:value="0" calcext:value-type="float">
            <text:p>0</text:p>
          </table:table-cell>
          <table:table-cell table:formula="of:=IF([.B469]&gt;5/6; 3; IF([.B469]&gt;1/2; 2; IF([.B469]&gt;1/6; 1; 0)))" office:value-type="float" office:value="0" calcext:value-type="float">
            <text:p>0</text:p>
          </table:table-cell>
          <table:table-cell table:formula="of:=INT([.C469]*3)" office:value-type="float" office:value="0" calcext:value-type="float">
            <text:p>0</text:p>
          </table:table-cell>
          <table:table-cell table:number-columns-repeated="9"/>
        </table:table-row>
        <table:table-row table:style-name="ro1">
          <table:table-cell office:value-type="string" calcext:value-type="string">
            <text:p>InterphaseAnaphaseMetaphaseProphase</text:p>
          </table:table-cell>
          <table:table-cell office:value-type="float" office:value="0.00319662387482822" calcext:value-type="float">
            <text:p>0.00319662387482822</text:p>
          </table:table-cell>
          <table:table-cell office:value-type="float" office:value="0" calcext:value-type="float">
            <text:p>0</text:p>
          </table:table-cell>
          <table:table-cell table:formula="of:=IF([.B470]&gt;5/6; 3; IF([.B470]&gt;1/2; 2; IF([.B470]&gt;1/6; 1; 0)))" office:value-type="float" office:value="0" calcext:value-type="float">
            <text:p>0</text:p>
          </table:table-cell>
          <table:table-cell table:formula="of:=INT([.C470]*3)" office:value-type="float" office:value="0" calcext:value-type="float">
            <text:p>0</text:p>
          </table:table-cell>
          <table:table-cell table:number-columns-repeated="9"/>
        </table:table-row>
        <table:table-row table:style-name="ro1">
          <table:table-cell office:value-type="string" calcext:value-type="string">
            <text:p>In order to replicate this experiment you would need to know the amount of vinegar in each cup, and that the amount remained constant throughout the experiment. You would also need to know how much distilled water was used to rinse the samples.</text:p>
          </table:table-cell>
          <table:table-cell office:value-type="float" office:value="0.664982497692108" calcext:value-type="float">
            <text:p>0.664982497692108</text:p>
          </table:table-cell>
          <table:table-cell office:value-type="float" office:value="0.333333343267441" calcext:value-type="float">
            <text:p>0.333333343267441</text:p>
          </table:table-cell>
          <table:table-cell table:formula="of:=IF([.B471]&gt;5/6; 3; IF([.B471]&gt;1/2; 2; IF([.B471]&gt;1/6; 1; 0)))" office:value-type="float" office:value="2" calcext:value-type="float">
            <text:p>2</text:p>
          </table:table-cell>
          <table:table-cell table:formula="of:=INT([.C471]*3)" office:value-type="float" office:value="1" calcext:value-type="float">
            <text:p>1</text:p>
          </table:table-cell>
          <table:table-cell table:number-columns-repeated="9"/>
        </table:table-row>
        <table:table-row table:style-name="ro1">
          <table:table-cell office:value-type="string" calcext:value-type="string">
            <text:p>After rending the groups procedure, there are some things that i would need or is additional information would be, what type of samples I use, the students tell use to figure out the mass of 4 samples, what kind something else i could know is the point to the experiment in the procedure. It doesn't tell me why to do these. A final piece of information <text:s/>i can know is what object will be used to measure the mass, instead of determine the mass of four different samples-they can say, use a _ to measure.</text:p>
          </table:table-cell>
          <table:table-cell office:value-type="float" office:value="0.831833958625793" calcext:value-type="float">
            <text:p>0.831833958625793</text:p>
          </table:table-cell>
          <table:table-cell office:value-type="float" office:value="0.333333343267441" calcext:value-type="float">
            <text:p>0.333333343267441</text:p>
          </table:table-cell>
          <table:table-cell table:formula="of:=IF([.B472]&gt;5/6; 3; IF([.B472]&gt;1/2; 2; IF([.B472]&gt;1/6; 1; 0)))" office:value-type="float" office:value="2" calcext:value-type="float">
            <text:p>2</text:p>
          </table:table-cell>
          <table:table-cell table:formula="of:=INT([.C472]*3)" office:value-type="float" office:value="1" calcext:value-type="float">
            <text:p>1</text:p>
          </table:table-cell>
          <table:table-cell table:number-columns-repeated="9"/>
        </table:table-row>
        <table:table-row table:style-name="ro1">
          <table:table-cell office:value-type="string" calcext:value-type="string">
            <text:p>MitosisMiosismRN</text:p>
          </table:table-cell>
          <table:table-cell office:value-type="float" office:value="0.000658185104839504" calcext:value-type="float">
            <text:p>0.000658185104839504</text:p>
          </table:table-cell>
          <table:table-cell office:value-type="float" office:value="0" calcext:value-type="float">
            <text:p>0</text:p>
          </table:table-cell>
          <table:table-cell table:formula="of:=IF([.B473]&gt;5/6; 3; IF([.B473]&gt;1/2; 2; IF([.B473]&gt;1/6; 1; 0)))" office:value-type="float" office:value="0" calcext:value-type="float">
            <text:p>0</text:p>
          </table:table-cell>
          <table:table-cell table:formula="of:=INT([.C473]*3)" office:value-type="float" office:value="0" calcext:value-type="float">
            <text:p>0</text:p>
          </table:table-cell>
          <table:table-cell table:number-columns-repeated="9"/>
        </table:table-row>
        <table:table-row table:style-name="ro1">
          <table:table-cell office:value-type="string" calcext:value-type="string">
            <text:p>Additional information needed to replicate the experiment would be how many m/s of vinegar would I pour into the four containers. Also, I would need to know what material to put in each container. I would also need to know the measurment.</text:p>
          </table:table-cell>
          <table:table-cell office:value-type="float" office:value="0.827046751976013" calcext:value-type="float">
            <text:p>0.827046751976013</text:p>
          </table:table-cell>
          <table:table-cell office:value-type="float" office:value="0.666666686534882" calcext:value-type="float">
            <text:p>0.666666686534882</text:p>
          </table:table-cell>
          <table:table-cell table:formula="of:=IF([.B474]&gt;5/6; 3; IF([.B474]&gt;1/2; 2; IF([.B474]&gt;1/6; 1; 0)))" office:value-type="float" office:value="2" calcext:value-type="float">
            <text:p>2</text:p>
          </table:table-cell>
          <table:table-cell table:formula="of:=INT([.C474]*3)" office:value-type="float" office:value="2" calcext:value-type="float">
            <text:p>2</text:p>
          </table:table-cell>
          <table:table-cell table:number-columns-repeated="9"/>
        </table:table-row>
        <table:table-row table:style-name="ro1">
          <table:table-cell office:value-type="string" calcext:value-type="string">
            <text:p>Additional information that would be needed is how much vinegar was added to each sample, how did the students figure out the ending mass, and where did they place the samples in the period of 24 hours.</text:p>
          </table:table-cell>
          <table:table-cell office:value-type="float" office:value="0.329584807157516" calcext:value-type="float">
            <text:p>0.329584807157516</text:p>
          </table:table-cell>
          <table:table-cell office:value-type="float" office:value="0.666666686534882" calcext:value-type="float">
            <text:p>0.666666686534882</text:p>
          </table:table-cell>
          <table:table-cell table:formula="of:=IF([.B475]&gt;5/6; 3; IF([.B475]&gt;1/2; 2; IF([.B475]&gt;1/6; 1; 0)))" office:value-type="float" office:value="1" calcext:value-type="float">
            <text:p>1</text:p>
          </table:table-cell>
          <table:table-cell table:formula="of:=INT([.C475]*3)" office:value-type="float" office:value="2" calcext:value-type="float">
            <text:p>2</text:p>
          </table:table-cell>
          <table:table-cell table:number-columns-repeated="9"/>
        </table:table-row>
        <table:table-row table:style-name="ro1">
          <table:table-cell office:value-type="string" calcext:value-type="string">
            <text:p>a) My conclusion is that plastic B was the stretchiest. ^p b) To improve experimental design and validity, the student should have specified how much weight he used to put on the ends of the clamps to stretch the plastic. Also, there should have been a control to compare the results to at the end. Also, there should have been a third trial so the experiment would be more valid.</text:p>
          </table:table-cell>
          <table:table-cell office:value-type="float" office:value="0.879722476005554" calcext:value-type="float">
            <text:p>0.879722476005554</text:p>
          </table:table-cell>
          <table:table-cell office:value-type="float" office:value="1" calcext:value-type="float">
            <text:p>1</text:p>
          </table:table-cell>
          <table:table-cell table:formula="of:=IF([.B476]&gt;5/6; 3; IF([.B476]&gt;1/2; 2; IF([.B476]&gt;1/6; 1; 0)))" office:value-type="float" office:value="3" calcext:value-type="float">
            <text:p>3</text:p>
          </table:table-cell>
          <table:table-cell table:formula="of:=INT([.C476]*3)" office:value-type="float" office:value="3" calcext:value-type="float">
            <text:p>3</text:p>
          </table:table-cell>
          <table:table-cell table:number-columns-repeated="9"/>
        </table:table-row>
        <table:table-row table:style-name="ro1">
          <table:table-cell office:value-type="string" calcext:value-type="string">
            <text:p>the messager rna tells the other rnh what to do</text:p>
          </table:table-cell>
          <table:table-cell office:value-type="float" office:value="0.00766493892297149" calcext:value-type="float">
            <text:p>0.00766493892297149</text:p>
          </table:table-cell>
          <table:table-cell office:value-type="float" office:value="0" calcext:value-type="float">
            <text:p>0</text:p>
          </table:table-cell>
          <table:table-cell table:formula="of:=IF([.B477]&gt;5/6; 3; IF([.B477]&gt;1/2; 2; IF([.B477]&gt;1/6; 1; 0)))" office:value-type="float" office:value="0" calcext:value-type="float">
            <text:p>0</text:p>
          </table:table-cell>
          <table:table-cell table:formula="of:=INT([.C477]*3)" office:value-type="float" office:value="0" calcext:value-type="float">
            <text:p>0</text:p>
          </table:table-cell>
          <table:table-cell table:number-columns-repeated="9"/>
        </table:table-row>
        <table:table-row table:style-name="ro1">
          <table:table-cell office:value-type="string" calcext:value-type="string">
            <text:p>Plastic type be was the most stretchable. Stretching on average of 22.5mm and plastic type A was the least stretchable, stretching an average of 11mm. The students could have improved the experimental design by specifying how much weight they attatched to each plastic and then keeping it constant. The way the procedure is written now we don't know if the amount of weight was used constant.</text:p>
          </table:table-cell>
          <table:table-cell office:value-type="float" office:value="0.759247481822968" calcext:value-type="float">
            <text:p>0.759247481822968</text:p>
          </table:table-cell>
          <table:table-cell office:value-type="float" office:value="1" calcext:value-type="float">
            <text:p>1</text:p>
          </table:table-cell>
          <table:table-cell table:formula="of:=IF([.B478]&gt;5/6; 3; IF([.B478]&gt;1/2; 2; IF([.B478]&gt;1/6; 1; 0)))" office:value-type="float" office:value="2" calcext:value-type="float">
            <text:p>2</text:p>
          </table:table-cell>
          <table:table-cell table:formula="of:=INT([.C478]*3)" office:value-type="float" office:value="3" calcext:value-type="float">
            <text:p>3</text:p>
          </table:table-cell>
          <table:table-cell table:number-columns-repeated="9"/>
        </table:table-row>
        <table:table-row table:style-name="ro1">
          <table:table-cell office:value-type="string" calcext:value-type="string">
            <text:p>white :: <text:s/>it wont be as hot as the other paints would l et heat in it shows that white was cooler than the others in there experi ment of lid colors heating up under a lamp</text:p>
          </table:table-cell>
          <table:table-cell office:value-type="float" office:value="0.373246073722839" calcext:value-type="float">
            <text:p>0.373246073722839</text:p>
          </table:table-cell>
          <table:table-cell office:value-type="float" office:value="0.666666686534882" calcext:value-type="float">
            <text:p>0.666666686534882</text:p>
          </table:table-cell>
          <table:table-cell table:formula="of:=IF([.B479]&gt;5/6; 3; IF([.B479]&gt;1/2; 2; IF([.B479]&gt;1/6; 1; 0)))" office:value-type="float" office:value="1" calcext:value-type="float">
            <text:p>1</text:p>
          </table:table-cell>
          <table:table-cell table:formula="of:=INT([.C479]*3)" office:value-type="float" office:value="2" calcext:value-type="float">
            <text:p>2</text:p>
          </table:table-cell>
          <table:table-cell table:number-columns-repeated="9"/>
        </table:table-row>
        <table:table-row table:style-name="ro1">
          <table:table-cell office:value-type="string" calcext:value-type="string">
            <text:p>They have a cell membrane to control what comes in and out.They try to capture food.They remove things they don't need.</text:p>
          </table:table-cell>
          <table:table-cell office:value-type="float" office:value="0.0015649072593078" calcext:value-type="float">
            <text:p>0.0015649072593078</text:p>
          </table:table-cell>
          <table:table-cell office:value-type="float" office:value="0" calcext:value-type="float">
            <text:p>0</text:p>
          </table:table-cell>
          <table:table-cell table:formula="of:=IF([.B480]&gt;5/6; 3; IF([.B480]&gt;1/2; 2; IF([.B480]&gt;1/6; 1; 0)))" office:value-type="float" office:value="0" calcext:value-type="float">
            <text:p>0</text:p>
          </table:table-cell>
          <table:table-cell table:formula="of:=INT([.C480]*3)" office:value-type="float" office:value="0" calcext:value-type="float">
            <text:p>0</text:p>
          </table:table-cell>
          <table:table-cell table:number-columns-repeated="9"/>
        </table:table-row>
        <table:table-row table:style-name="ro1">
          <table:table-cell office:value-type="string" calcext:value-type="string">
            <text:p>In order to replicate this this experiment youwould need the starting mass, ending mass and difference in mass.</text:p>
          </table:table-cell>
          <table:table-cell office:value-type="float" office:value="0.0202317517250776" calcext:value-type="float">
            <text:p>0.0202317517250776</text:p>
          </table:table-cell>
          <table:table-cell office:value-type="float" office:value="0" calcext:value-type="float">
            <text:p>0</text:p>
          </table:table-cell>
          <table:table-cell table:formula="of:=IF([.B481]&gt;5/6; 3; IF([.B481]&gt;1/2; 2; IF([.B481]&gt;1/6; 1; 0)))" office:value-type="float" office:value="0" calcext:value-type="float">
            <text:p>0</text:p>
          </table:table-cell>
          <table:table-cell table:formula="of:=INT([.C481]*3)" office:value-type="float" office:value="0" calcext:value-type="float">
            <text:p>0</text:p>
          </table:table-cell>
          <table:table-cell table:number-columns-repeated="9"/>
        </table:table-row>
        <table:table-row table:style-name="ro1">
          <table:table-cell office:value-type="string" calcext:value-type="string">
            <text:p>The additonal information you would need to replicate this experiment would be how much of each sample and what kind. You would also need to know how they determined the mass. You would also need to know how much vinegar they used in each cup. It would also be helpful to know what kind of environment the samples would need to be in.</text:p>
          </table:table-cell>
          <table:table-cell office:value-type="float" office:value="0.889556527137756" calcext:value-type="float">
            <text:p>0.889556527137756</text:p>
          </table:table-cell>
          <table:table-cell office:value-type="float" office:value="1" calcext:value-type="float">
            <text:p>1</text:p>
          </table:table-cell>
          <table:table-cell table:formula="of:=IF([.B482]&gt;5/6; 3; IF([.B482]&gt;1/2; 2; IF([.B482]&gt;1/6; 1; 0)))" office:value-type="float" office:value="3" calcext:value-type="float">
            <text:p>3</text:p>
          </table:table-cell>
          <table:table-cell table:formula="of:=INT([.C482]*3)" office:value-type="float" office:value="3" calcext:value-type="float">
            <text:p>3</text:p>
          </table:table-cell>
          <table:table-cell table:number-columns-repeated="9"/>
        </table:table-row>
        <table:table-row table:style-name="ro1">
          <table:table-cell office:value-type="string" calcext:value-type="string">
            <text:p>the eukaryote carry the cells from the cell membrane. They go through meiosis, and mitosis. Then they put up a cell wall and put chloroplast around the outside of the wall.</text:p>
          </table:table-cell>
          <table:table-cell office:value-type="float" office:value="0.138336539268494" calcext:value-type="float">
            <text:p>0.138336539268494</text:p>
          </table:table-cell>
          <table:table-cell office:value-type="float" office:value="0" calcext:value-type="float">
            <text:p>0</text:p>
          </table:table-cell>
          <table:table-cell table:formula="of:=IF([.B483]&gt;5/6; 3; IF([.B483]&gt;1/2; 2; IF([.B483]&gt;1/6; 1; 0)))" office:value-type="float" office:value="0" calcext:value-type="float">
            <text:p>0</text:p>
          </table:table-cell>
          <table:table-cell table:formula="of:=INT([.C483]*3)" office:value-type="float" office:value="0" calcext:value-type="float">
            <text:p>0</text:p>
          </table:table-cell>
          <table:table-cell table:number-columns-repeated="9"/>
        </table:table-row>
        <table:table-row table:style-name="ro1">
          <table:table-cell office:value-type="string" calcext:value-type="string">
            <text:p>The three processes that help a cell control the substance movements over its membrane could be diffusion, the movement of any particles through the membrane, or equilibrium, which is the outer concentration being equal to the one inside, and the process in which the cell produces energy, which is transfered out of the cell.</text:p>
          </table:table-cell>
          <table:table-cell office:value-type="float" office:value="0.100138783454895" calcext:value-type="float">
            <text:p>0.100138783454895</text:p>
          </table:table-cell>
          <table:table-cell office:value-type="float" office:value="0" calcext:value-type="float">
            <text:p>0</text:p>
          </table:table-cell>
          <table:table-cell table:formula="of:=IF([.B484]&gt;5/6; 3; IF([.B484]&gt;1/2; 2; IF([.B484]&gt;1/6; 1; 0)))" office:value-type="float" office:value="0" calcext:value-type="float">
            <text:p>0</text:p>
          </table:table-cell>
          <table:table-cell table:formula="of:=INT([.C484]*3)" office:value-type="float" office:value="0" calcext:value-type="float">
            <text:p>0</text:p>
          </table:table-cell>
          <table:table-cell table:number-columns-repeated="9"/>
        </table:table-row>
        <table:table-row table:style-name="ro1">
          <table:table-cell office:value-type="string" calcext:value-type="string">
            <text:p>Plastic type A stretched the least out of all 4 plastics, leading to a conclution that it has the worst stretchability of all 4 plastics. Plastic type B stretched the most for both trail test 1 &amp; 2 enough info to conclude that B has the best stretchability. ^p The students could of improved their experiment by adding in the procedure exactly what was the weight of the weights they used and they could of performed a 3rd trail test to see if results were continues and never changing.</text:p>
          </table:table-cell>
          <table:table-cell office:value-type="float" office:value="0.878292977809906" calcext:value-type="float">
            <text:p>0.878292977809906</text:p>
          </table:table-cell>
          <table:table-cell office:value-type="float" office:value="1" calcext:value-type="float">
            <text:p>1</text:p>
          </table:table-cell>
          <table:table-cell table:formula="of:=IF([.B485]&gt;5/6; 3; IF([.B485]&gt;1/2; 2; IF([.B485]&gt;1/6; 1; 0)))" office:value-type="float" office:value="3" calcext:value-type="float">
            <text:p>3</text:p>
          </table:table-cell>
          <table:table-cell table:formula="of:=INT([.C485]*3)" office:value-type="float" office:value="3" calcext:value-type="float">
            <text:p>3</text:p>
          </table:table-cell>
          <table:table-cell table:number-columns-repeated="9"/>
        </table:table-row>
        <table:table-row table:style-name="ro1">
          <table:table-cell office:value-type="string" calcext:value-type="string">
            <text:p>The starting mass, The ending mass, The difference in the mass, Label the samples.</text:p>
          </table:table-cell>
          <table:table-cell office:value-type="float" office:value="0.0252921842038631" calcext:value-type="float">
            <text:p>0.0252921842038631</text:p>
          </table:table-cell>
          <table:table-cell office:value-type="float" office:value="0" calcext:value-type="float">
            <text:p>0</text:p>
          </table:table-cell>
          <table:table-cell table:formula="of:=IF([.B486]&gt;5/6; 3; IF([.B486]&gt;1/2; 2; IF([.B486]&gt;1/6; 1; 0)))" office:value-type="float" office:value="0" calcext:value-type="float">
            <text:p>0</text:p>
          </table:table-cell>
          <table:table-cell table:formula="of:=INT([.C486]*3)" office:value-type="float" office:value="0" calcext:value-type="float">
            <text:p>0</text:p>
          </table:table-cell>
          <table:table-cell table:number-columns-repeated="9"/>
        </table:table-row>
        <table:table-row table:style-name="ro1">
          <table:table-cell office:value-type="string" calcext:value-type="string">
            <text:p>-to keep there cell in the same shape.-to find food.-to keep diffrent bacteria out of people system.</text:p>
          </table:table-cell>
          <table:table-cell office:value-type="float" office:value="0.0152364317327738" calcext:value-type="float">
            <text:p>0.0152364317327738</text:p>
          </table:table-cell>
          <table:table-cell office:value-type="float" office:value="0" calcext:value-type="float">
            <text:p>0</text:p>
          </table:table-cell>
          <table:table-cell table:formula="of:=IF([.B487]&gt;5/6; 3; IF([.B487]&gt;1/2; 2; IF([.B487]&gt;1/6; 1; 0)))" office:value-type="float" office:value="0" calcext:value-type="float">
            <text:p>0</text:p>
          </table:table-cell>
          <table:table-cell table:formula="of:=INT([.C487]*3)" office:value-type="float" office:value="0" calcext:value-type="float">
            <text:p>0</text:p>
          </table:table-cell>
          <table:table-cell table:number-columns-repeated="9"/>
        </table:table-row>
        <table:table-row table:style-name="ro1">
          <table:table-cell office:value-type="string" calcext:value-type="string">
            <text:p>light gray :: it will keep the dog cool in the summer and w arm in the winter.</text:p>
          </table:table-cell>
          <table:table-cell office:value-type="float" office:value="0.140365168452263" calcext:value-type="float">
            <text:p>0.140365168452263</text:p>
          </table:table-cell>
          <table:table-cell office:value-type="float" office:value="0.333333343267441" calcext:value-type="float">
            <text:p>0.333333343267441</text:p>
          </table:table-cell>
          <table:table-cell table:formula="of:=IF([.B488]&gt;5/6; 3; IF([.B488]&gt;1/2; 2; IF([.B488]&gt;1/6; 1; 0)))" office:value-type="float" office:value="0" calcext:value-type="float">
            <text:p>0</text:p>
          </table:table-cell>
          <table:table-cell table:formula="of:=INT([.C488]*3)" office:value-type="float" office:value="1" calcext:value-type="float">
            <text:p>1</text:p>
          </table:table-cell>
          <table:table-cell table:number-columns-repeated="9"/>
        </table:table-row>
        <table:table-row table:style-name="ro1">
          <table:table-cell office:value-type="string" calcext:value-type="string">
            <text:p>light gray :: it will make the dong house in between hot an d cold</text:p>
          </table:table-cell>
          <table:table-cell office:value-type="float" office:value="0.142636597156525" calcext:value-type="float">
            <text:p>0.142636597156525</text:p>
          </table:table-cell>
          <table:table-cell office:value-type="float" office:value="0.333333343267441" calcext:value-type="float">
            <text:p>0.333333343267441</text:p>
          </table:table-cell>
          <table:table-cell table:formula="of:=IF([.B489]&gt;5/6; 3; IF([.B489]&gt;1/2; 2; IF([.B489]&gt;1/6; 1; 0)))" office:value-type="float" office:value="0" calcext:value-type="float">
            <text:p>0</text:p>
          </table:table-cell>
          <table:table-cell table:formula="of:=INT([.C489]*3)" office:value-type="float" office:value="1" calcext:value-type="float">
            <text:p>1</text:p>
          </table:table-cell>
          <table:table-cell table:number-columns-repeated="9"/>
        </table:table-row>
        <table:table-row table:style-name="ro1">
          <table:table-cell office:value-type="string" calcext:value-type="string">
            <text:p>In order to replicate this experiment you would need to know how much vinegar you put into each sample. You would also need to measure them at the exact time because the one you measure last might grow a little more because it was sitting longer.</text:p>
          </table:table-cell>
          <table:table-cell office:value-type="float" office:value="0.539783298969269" calcext:value-type="float">
            <text:p>0.539783298969269</text:p>
          </table:table-cell>
          <table:table-cell office:value-type="float" office:value="0.333333343267441" calcext:value-type="float">
            <text:p>0.333333343267441</text:p>
          </table:table-cell>
          <table:table-cell table:formula="of:=IF([.B490]&gt;5/6; 3; IF([.B490]&gt;1/2; 2; IF([.B490]&gt;1/6; 1; 0)))" office:value-type="float" office:value="2" calcext:value-type="float">
            <text:p>2</text:p>
          </table:table-cell>
          <table:table-cell table:formula="of:=INT([.C490]*3)" office:value-type="float" office:value="1" calcext:value-type="float">
            <text:p>1</text:p>
          </table:table-cell>
          <table:table-cell table:number-columns-repeated="9"/>
        </table:table-row>
        <table:table-row table:style-name="ro1">
          <table:table-cell office:value-type="string" calcext:value-type="string">
            <text:p>dark gray :: it wont be too hot or too cold.</text:p>
          </table:table-cell>
          <table:table-cell office:value-type="float" office:value="0.177793636918068" calcext:value-type="float">
            <text:p>0.177793636918068</text:p>
          </table:table-cell>
          <table:table-cell office:value-type="float" office:value="0.333333343267441" calcext:value-type="float">
            <text:p>0.333333343267441</text:p>
          </table:table-cell>
          <table:table-cell table:formula="of:=IF([.B491]&gt;5/6; 3; IF([.B491]&gt;1/2; 2; IF([.B491]&gt;1/6; 1; 0)))" office:value-type="float" office:value="1" calcext:value-type="float">
            <text:p>1</text:p>
          </table:table-cell>
          <table:table-cell table:formula="of:=INT([.C491]*3)" office:value-type="float" office:value="1" calcext:value-type="float">
            <text:p>1</text:p>
          </table:table-cell>
          <table:table-cell table:number-columns-repeated="9"/>
        </table:table-row>
        <table:table-row table:style-name="ro1">
          <table:table-cell office:value-type="string" calcext:value-type="string">
            <text:p>The cell moves its way to the cell membrane by fighting off the fungus. <text:s/>Then it goes through the stages. Then gets to the cell membrane.</text:p>
          </table:table-cell>
          <table:table-cell office:value-type="float" office:value="0.00322610442526638" calcext:value-type="float">
            <text:p>0.00322610442526638</text:p>
          </table:table-cell>
          <table:table-cell office:value-type="float" office:value="0" calcext:value-type="float">
            <text:p>0</text:p>
          </table:table-cell>
          <table:table-cell table:formula="of:=IF([.B492]&gt;5/6; 3; IF([.B492]&gt;1/2; 2; IF([.B492]&gt;1/6; 1; 0)))" office:value-type="float" office:value="0" calcext:value-type="float">
            <text:p>0</text:p>
          </table:table-cell>
          <table:table-cell table:formula="of:=INT([.C492]*3)" office:value-type="float" office:value="0" calcext:value-type="float">
            <text:p>0</text:p>
          </table:table-cell>
          <table:table-cell table:number-columns-repeated="9"/>
        </table:table-row>
        <table:table-row table:style-name="ro1">
          <table:table-cell office:value-type="string" calcext:value-type="string">
            <text:p>black :: black would be the best because it keeps the inside of the dog house the warmest and would keep the dog warm and not cold</text:p>
          </table:table-cell>
          <table:table-cell office:value-type="float" office:value="0.343596428632736" calcext:value-type="float">
            <text:p>0.343596428632736</text:p>
          </table:table-cell>
          <table:table-cell office:value-type="float" office:value="0.333333343267441" calcext:value-type="float">
            <text:p>0.333333343267441</text:p>
          </table:table-cell>
          <table:table-cell table:formula="of:=IF([.B493]&gt;5/6; 3; IF([.B493]&gt;1/2; 2; IF([.B493]&gt;1/6; 1; 0)))" office:value-type="float" office:value="1" calcext:value-type="float">
            <text:p>1</text:p>
          </table:table-cell>
          <table:table-cell table:formula="of:=INT([.C493]*3)" office:value-type="float" office:value="1" calcext:value-type="float">
            <text:p>1</text:p>
          </table:table-cell>
          <table:table-cell table:number-columns-repeated="9"/>
        </table:table-row>
        <table:table-row table:style-name="ro1">
          <table:table-cell office:value-type="string" calcext:value-type="string">
            <text:p>a) After investigating how much each plastic type stretched, a conclusion has made that plastic type B stretched most than D, Than C and plastic type A stretched the least. b) Two ways the student could have improved the experimental design was to first use the same starting length of the plastic bag that could effect the results and secondly be more specific about how much weight to add.</text:p>
          </table:table-cell>
          <table:table-cell office:value-type="float" office:value="0.821145832538605" calcext:value-type="float">
            <text:p>0.821145832538605</text:p>
          </table:table-cell>
          <table:table-cell office:value-type="float" office:value="1" calcext:value-type="float">
            <text:p>1</text:p>
          </table:table-cell>
          <table:table-cell table:formula="of:=IF([.B494]&gt;5/6; 3; IF([.B494]&gt;1/2; 2; IF([.B494]&gt;1/6; 1; 0)))" office:value-type="float" office:value="2" calcext:value-type="float">
            <text:p>2</text:p>
          </table:table-cell>
          <table:table-cell table:formula="of:=INT([.C494]*3)" office:value-type="float" office:value="3" calcext:value-type="float">
            <text:p>3</text:p>
          </table:table-cell>
          <table:table-cell table:number-columns-repeated="9"/>
        </table:table-row>
        <table:table-row table:style-name="ro1">
          <table:table-cell office:value-type="string" calcext:value-type="string">
            <text:p>white :: the white color will decrease the temperature in the doghouse because the average tmeperature for color black was 53 d egrees. and the average tempreature for the color white was 42 degrees. a nd thus the doghouse will be cooler</text:p>
          </table:table-cell>
          <table:table-cell office:value-type="float" office:value="0.490799993276596" calcext:value-type="float">
            <text:p>0.490799993276596</text:p>
          </table:table-cell>
          <table:table-cell office:value-type="float" office:value="0.666666686534882" calcext:value-type="float">
            <text:p>0.666666686534882</text:p>
          </table:table-cell>
          <table:table-cell table:formula="of:=IF([.B495]&gt;5/6; 3; IF([.B495]&gt;1/2; 2; IF([.B495]&gt;1/6; 1; 0)))" office:value-type="float" office:value="1" calcext:value-type="float">
            <text:p>1</text:p>
          </table:table-cell>
          <table:table-cell table:formula="of:=INT([.C495]*3)" office:value-type="float" office:value="2" calcext:value-type="float">
            <text:p>2</text:p>
          </table:table-cell>
          <table:table-cell table:number-columns-repeated="9"/>
        </table:table-row>
        <table:table-row table:style-name="ro1">
          <table:table-cell office:value-type="string" calcext:value-type="string">
            <text:p>The first major step is intersphase which get the body started. <text:s/>Then there is metaphase which brings in the nurtients. <text:s/>Next is anaphase which seperates the nutrients. <text:s/>Lastly theres propshase which uses up all the proteins and completes the process.</text:p>
          </table:table-cell>
          <table:table-cell office:value-type="float" office:value="0.242045283317566" calcext:value-type="float">
            <text:p>0.242045283317566</text:p>
          </table:table-cell>
          <table:table-cell office:value-type="float" office:value="0" calcext:value-type="float">
            <text:p>0</text:p>
          </table:table-cell>
          <table:table-cell table:formula="of:=IF([.B496]&gt;5/6; 3; IF([.B496]&gt;1/2; 2; IF([.B496]&gt;1/6; 1; 0)))" office:value-type="float" office:value="1" calcext:value-type="float">
            <text:p>1</text:p>
          </table:table-cell>
          <table:table-cell table:formula="of:=INT([.C496]*3)" office:value-type="float" office:value="0" calcext:value-type="float">
            <text:p>0</text:p>
          </table:table-cell>
          <table:table-cell table:number-columns-repeated="9"/>
        </table:table-row>
        <table:table-row table:style-name="ro1">
          <table:table-cell office:value-type="string" calcext:value-type="string">
            <text:p>white :: <text:s/>it will be cooler inside</text:p>
          </table:table-cell>
          <table:table-cell office:value-type="float" office:value="0.0905541330575943" calcext:value-type="float">
            <text:p>0.0905541330575943</text:p>
          </table:table-cell>
          <table:table-cell office:value-type="float" office:value="0.333333343267441" calcext:value-type="float">
            <text:p>0.333333343267441</text:p>
          </table:table-cell>
          <table:table-cell table:formula="of:=IF([.B497]&gt;5/6; 3; IF([.B497]&gt;1/2; 2; IF([.B497]&gt;1/6; 1; 0)))" office:value-type="float" office:value="0" calcext:value-type="float">
            <text:p>0</text:p>
          </table:table-cell>
          <table:table-cell table:formula="of:=INT([.C497]*3)" office:value-type="float" office:value="1" calcext:value-type="float">
            <text:p>1</text:p>
          </table:table-cell>
          <table:table-cell table:number-columns-repeated="9"/>
        </table:table-row>
        <table:table-row table:style-name="ro1">
          <table:table-cell office:value-type="string" calcext:value-type="string">
            <text:p>white :: <text:s/>the inside wont be as hott.</text:p>
          </table:table-cell>
          <table:table-cell office:value-type="float" office:value="0.192839846014977" calcext:value-type="float">
            <text:p>0.192839846014977</text:p>
          </table:table-cell>
          <table:table-cell office:value-type="float" office:value="0.333333343267441" calcext:value-type="float">
            <text:p>0.333333343267441</text:p>
          </table:table-cell>
          <table:table-cell table:formula="of:=IF([.B498]&gt;5/6; 3; IF([.B498]&gt;1/2; 2; IF([.B498]&gt;1/6; 1; 0)))" office:value-type="float" office:value="1" calcext:value-type="float">
            <text:p>1</text:p>
          </table:table-cell>
          <table:table-cell table:formula="of:=INT([.C498]*3)" office:value-type="float" office:value="1" calcext:value-type="float">
            <text:p>1</text:p>
          </table:table-cell>
          <table:table-cell table:number-columns-repeated="9"/>
        </table:table-row>
        <table:table-row table:style-name="ro1">
          <table:table-cell office:value-type="string" calcext:value-type="string">
            <text:p>The cell membrane is used to protect the cell. The cell wall is used to block any harmful things out.</text:p>
          </table:table-cell>
          <table:table-cell office:value-type="float" office:value="0.00192387227434665" calcext:value-type="float">
            <text:p>0.00192387227434665</text:p>
          </table:table-cell>
          <table:table-cell office:value-type="float" office:value="0" calcext:value-type="float">
            <text:p>0</text:p>
          </table:table-cell>
          <table:table-cell table:formula="of:=IF([.B499]&gt;5/6; 3; IF([.B499]&gt;1/2; 2; IF([.B499]&gt;1/6; 1; 0)))" office:value-type="float" office:value="0" calcext:value-type="float">
            <text:p>0</text:p>
          </table:table-cell>
          <table:table-cell table:formula="of:=INT([.C499]*3)" office:value-type="float" office:value="0" calcext:value-type="float">
            <text:p>0</text:p>
          </table:table-cell>
          <table:table-cell table:number-columns-repeated="9"/>
        </table:table-row>
        <table:table-row table:style-name="ro1">
          <table:table-cell office:value-type="string" calcext:value-type="string">
            <text:p>The nucleus controls all the cells functions The membrane controls what goes in and out of the cellThen I guess that the mitochondrian control the food intake.</text:p>
          </table:table-cell>
          <table:table-cell office:value-type="float" office:value="0.0345042124390602" calcext:value-type="float">
            <text:p>0.0345042124390602</text:p>
          </table:table-cell>
          <table:table-cell office:value-type="float" office:value="0" calcext:value-type="float">
            <text:p>0</text:p>
          </table:table-cell>
          <table:table-cell table:formula="of:=IF([.B500]&gt;5/6; 3; IF([.B500]&gt;1/2; 2; IF([.B500]&gt;1/6; 1; 0)))" office:value-type="float" office:value="0" calcext:value-type="float">
            <text:p>0</text:p>
          </table:table-cell>
          <table:table-cell table:formula="of:=INT([.C500]*3)" office:value-type="float" office:value="0" calcext:value-type="float">
            <text:p>0</text:p>
          </table:table-cell>
          <table:table-cell table:number-columns-repeated="9"/>
        </table:table-row>
        <table:table-row table:style-name="ro1">
          <table:table-cell office:value-type="string" calcext:value-type="string">
            <text:p>1.finds a home2. goes to find more protiens3.finds food4.Protects</text:p>
          </table:table-cell>
          <table:table-cell office:value-type="float" office:value="0.00207036361098289" calcext:value-type="float">
            <text:p>0.00207036361098289</text:p>
          </table:table-cell>
          <table:table-cell office:value-type="float" office:value="0" calcext:value-type="float">
            <text:p>0</text:p>
          </table:table-cell>
          <table:table-cell table:formula="of:=IF([.B501]&gt;5/6; 3; IF([.B501]&gt;1/2; 2; IF([.B501]&gt;1/6; 1; 0)))" office:value-type="float" office:value="0" calcext:value-type="float">
            <text:p>0</text:p>
          </table:table-cell>
          <table:table-cell table:formula="of:=INT([.C501]*3)" office:value-type="float" office:value="0" calcext:value-type="float">
            <text:p>0</text:p>
          </table:table-cell>
          <table:table-cell table:number-columns-repeated="9"/>
        </table:table-row>
        <table:table-row table:style-name="ro1">
          <table:table-cell office:value-type="string" calcext:value-type="string">
            <text:p>dark gray :: <text:s/>I think he wshould use the dark gray color to paint his house because, it will be kinda in the middle of the other tem petures. If they paint it white in the winter it might be colder because it does't attrack to much heat. If they pick black as the color it would be to hot in the summer because it attracks more heat. Light gray will ki nda be like if you paint it white. So I think you should paint it dark gray so that in summer it atracks some heat. And that in the winter it does too. So it would be even out in both summer and winter .</text:p>
          </table:table-cell>
          <table:table-cell office:value-type="float" office:value="0.602263450622559" calcext:value-type="float">
            <text:p>0.602263450622559</text:p>
          </table:table-cell>
          <table:table-cell office:value-type="float" office:value="0.333333343267441" calcext:value-type="float">
            <text:p>0.333333343267441</text:p>
          </table:table-cell>
          <table:table-cell table:formula="of:=IF([.B502]&gt;5/6; 3; IF([.B502]&gt;1/2; 2; IF([.B502]&gt;1/6; 1; 0)))" office:value-type="float" office:value="2" calcext:value-type="float">
            <text:p>2</text:p>
          </table:table-cell>
          <table:table-cell table:formula="of:=INT([.C502]*3)" office:value-type="float" office:value="1" calcext:value-type="float">
            <text:p>1</text:p>
          </table:table-cell>
          <table:table-cell table:number-columns-repeated="9"/>
        </table:table-row>
        <table:table-row table:style-name="ro1">
          <table:table-cell office:value-type="string" calcext:value-type="string">
            <text:p>THE CELL TRANSFER THAT ENERGY TO THE GOLGI APPARTUS AN THEN IT IS TAKEN BY THE LYSOMES TO CELL MEMBRANE WHERE IT IS DISPOSED OF</text:p>
          </table:table-cell>
          <table:table-cell office:value-type="float" office:value="0.00819877535104752" calcext:value-type="float">
            <text:p>0.00819877535104752</text:p>
          </table:table-cell>
          <table:table-cell office:value-type="float" office:value="0" calcext:value-type="float">
            <text:p>0</text:p>
          </table:table-cell>
          <table:table-cell table:formula="of:=IF([.B503]&gt;5/6; 3; IF([.B503]&gt;1/2; 2; IF([.B503]&gt;1/6; 1; 0)))" office:value-type="float" office:value="0" calcext:value-type="float">
            <text:p>0</text:p>
          </table:table-cell>
          <table:table-cell table:formula="of:=INT([.C503]*3)" office:value-type="float" office:value="0" calcext:value-type="float">
            <text:p>0</text:p>
          </table:table-cell>
          <table:table-cell table:number-columns-repeated="9"/>
        </table:table-row>
        <table:table-row table:style-name="ro1">
          <table:table-cell office:value-type="string" calcext:value-type="string">
            <text:p>white :: they should paint the dog house white because its is a light color and attracts less heat the black lid got the highest tempature showing they should not use black pain because it attra cts heat</text:p>
          </table:table-cell>
          <table:table-cell office:value-type="float" office:value="0.396504819393158" calcext:value-type="float">
            <text:p>0.396504819393158</text:p>
          </table:table-cell>
          <table:table-cell office:value-type="float" office:value="0.333333343267441" calcext:value-type="float">
            <text:p>0.333333343267441</text:p>
          </table:table-cell>
          <table:table-cell table:formula="of:=IF([.B504]&gt;5/6; 3; IF([.B504]&gt;1/2; 2; IF([.B504]&gt;1/6; 1; 0)))" office:value-type="float" office:value="1" calcext:value-type="float">
            <text:p>1</text:p>
          </table:table-cell>
          <table:table-cell table:formula="of:=INT([.C504]*3)" office:value-type="float" office:value="1" calcext:value-type="float">
            <text:p>1</text:p>
          </table:table-cell>
          <table:table-cell table:number-columns-repeated="9"/>
        </table:table-row>
        <table:table-row table:style-name="ro1">
          <table:table-cell office:value-type="string" calcext:value-type="string">
            <text:p>They control the movement by telling things where to go.</text:p>
          </table:table-cell>
          <table:table-cell office:value-type="float" office:value="0.00118764187209308" calcext:value-type="float">
            <text:p>0.00118764187209308</text:p>
          </table:table-cell>
          <table:table-cell office:value-type="float" office:value="0" calcext:value-type="float">
            <text:p>0</text:p>
          </table:table-cell>
          <table:table-cell table:formula="of:=IF([.B505]&gt;5/6; 3; IF([.B505]&gt;1/2; 2; IF([.B505]&gt;1/6; 1; 0)))" office:value-type="float" office:value="0" calcext:value-type="float">
            <text:p>0</text:p>
          </table:table-cell>
          <table:table-cell table:formula="of:=INT([.C505]*3)" office:value-type="float" office:value="0" calcext:value-type="float">
            <text:p>0</text:p>
          </table:table-cell>
          <table:table-cell table:number-columns-repeated="9"/>
        </table:table-row>
        <table:table-row table:style-name="ro1">
          <table:table-cell office:value-type="string" calcext:value-type="string">
            <text:p>To replicate the experiment I would need to know what four different samples to use to determine the mass, how much vinegar do I pour in each of the four samples and am I doing all four at the same time. So they are taking out in 24 hrs at the same time.</text:p>
          </table:table-cell>
          <table:table-cell office:value-type="float" office:value="0.570891201496124" calcext:value-type="float">
            <text:p>0.570891201496124</text:p>
          </table:table-cell>
          <table:table-cell office:value-type="float" office:value="0.666666686534882" calcext:value-type="float">
            <text:p>0.666666686534882</text:p>
          </table:table-cell>
          <table:table-cell table:formula="of:=IF([.B506]&gt;5/6; 3; IF([.B506]&gt;1/2; 2; IF([.B506]&gt;1/6; 1; 0)))" office:value-type="float" office:value="2" calcext:value-type="float">
            <text:p>2</text:p>
          </table:table-cell>
          <table:table-cell table:formula="of:=INT([.C506]*3)" office:value-type="float" office:value="2" calcext:value-type="float">
            <text:p>2</text:p>
          </table:table-cell>
          <table:table-cell table:number-columns-repeated="9"/>
        </table:table-row>
        <table:table-row table:style-name="ro1">
          <table:table-cell office:value-type="string" calcext:value-type="string">
            <text:p>It separtes the protein and copies it.</text:p>
          </table:table-cell>
          <table:table-cell office:value-type="float" office:value="0.00130441167857498" calcext:value-type="float">
            <text:p>0.00130441167857498</text:p>
          </table:table-cell>
          <table:table-cell office:value-type="float" office:value="0" calcext:value-type="float">
            <text:p>0</text:p>
          </table:table-cell>
          <table:table-cell table:formula="of:=IF([.B507]&gt;5/6; 3; IF([.B507]&gt;1/2; 2; IF([.B507]&gt;1/6; 1; 0)))" office:value-type="float" office:value="0" calcext:value-type="float">
            <text:p>0</text:p>
          </table:table-cell>
          <table:table-cell table:formula="of:=INT([.C507]*3)" office:value-type="float" office:value="0" calcext:value-type="float">
            <text:p>0</text:p>
          </table:table-cell>
          <table:table-cell table:number-columns-repeated="9"/>
        </table:table-row>
        <table:table-row table:style-name="ro1">
          <table:table-cell office:value-type="string" calcext:value-type="string">
            <text:p>A) The plastic was stretched, but not a lot, at the most it was stretched two inches. ^p B) They could have said how heavy the weights were, also state what type or brand of plastic is being used.</text:p>
          </table:table-cell>
          <table:table-cell office:value-type="float" office:value="0.865637898445129" calcext:value-type="float">
            <text:p>0.865637898445129</text:p>
          </table:table-cell>
          <table:table-cell office:value-type="float" office:value="0.333333343267441" calcext:value-type="float">
            <text:p>0.333333343267441</text:p>
          </table:table-cell>
          <table:table-cell table:formula="of:=IF([.B508]&gt;5/6; 3; IF([.B508]&gt;1/2; 2; IF([.B508]&gt;1/6; 1; 0)))" office:value-type="float" office:value="3" calcext:value-type="float">
            <text:p>3</text:p>
          </table:table-cell>
          <table:table-cell table:formula="of:=INT([.C508]*3)" office:value-type="float" office:value="1" calcext:value-type="float">
            <text:p>1</text:p>
          </table:table-cell>
          <table:table-cell table:number-columns-repeated="9"/>
        </table:table-row>
        <table:table-row table:style-name="ro1">
          <table:table-cell office:value-type="string" calcext:value-type="string">
            <text:p>preparedsynthesizingsythensizedenergy usage</text:p>
          </table:table-cell>
          <table:table-cell office:value-type="float" office:value="0.0518185980618" calcext:value-type="float">
            <text:p>0.0518185980618</text:p>
          </table:table-cell>
          <table:table-cell office:value-type="float" office:value="0" calcext:value-type="float">
            <text:p>0</text:p>
          </table:table-cell>
          <table:table-cell table:formula="of:=IF([.B509]&gt;5/6; 3; IF([.B509]&gt;1/2; 2; IF([.B509]&gt;1/6; 1; 0)))" office:value-type="float" office:value="0" calcext:value-type="float">
            <text:p>0</text:p>
          </table:table-cell>
          <table:table-cell table:formula="of:=INT([.C509]*3)" office:value-type="float" office:value="0" calcext:value-type="float">
            <text:p>0</text:p>
          </table:table-cell>
          <table:table-cell table:number-columns-repeated="9"/>
        </table:table-row>
        <table:table-row table:style-name="ro1">
          <table:table-cell office:value-type="string" calcext:value-type="string">
            <text:p>In order to replicate the experiment you will need to know why are the students making this experiment? Why are they trying to get the mass of the elements listed in the table?</text:p>
          </table:table-cell>
          <table:table-cell office:value-type="float" office:value="0.035866092890501" calcext:value-type="float">
            <text:p>0.035866092890501</text:p>
          </table:table-cell>
          <table:table-cell office:value-type="float" office:value="0" calcext:value-type="float">
            <text:p>0</text:p>
          </table:table-cell>
          <table:table-cell table:formula="of:=IF([.B510]&gt;5/6; 3; IF([.B510]&gt;1/2; 2; IF([.B510]&gt;1/6; 1; 0)))" office:value-type="float" office:value="0" calcext:value-type="float">
            <text:p>0</text:p>
          </table:table-cell>
          <table:table-cell table:formula="of:=INT([.C510]*3)" office:value-type="float" office:value="0" calcext:value-type="float">
            <text:p>0</text:p>
          </table:table-cell>
          <table:table-cell table:number-columns-repeated="9"/>
        </table:table-row>
        <table:table-row table:style-name="ro1">
          <table:table-cell office:value-type="string" calcext:value-type="string">
            <text:p>white :: <text:s/>dark colors atract heat lighter colors reapel heat</text:p>
          </table:table-cell>
          <table:table-cell office:value-type="float" office:value="0.235921129584312" calcext:value-type="float">
            <text:p>0.235921129584312</text:p>
          </table:table-cell>
          <table:table-cell office:value-type="float" office:value="0" calcext:value-type="float">
            <text:p>0</text:p>
          </table:table-cell>
          <table:table-cell table:formula="of:=IF([.B511]&gt;5/6; 3; IF([.B511]&gt;1/2; 2; IF([.B511]&gt;1/6; 1; 0)))" office:value-type="float" office:value="1" calcext:value-type="float">
            <text:p>1</text:p>
          </table:table-cell>
          <table:table-cell table:formula="of:=INT([.C511]*3)" office:value-type="float" office:value="0" calcext:value-type="float">
            <text:p>0</text:p>
          </table:table-cell>
          <table:table-cell table:number-columns-repeated="9"/>
        </table:table-row>
        <table:table-row table:style-name="ro1">
          <table:table-cell office:value-type="string" calcext:value-type="string">
            <text:p>black :: If the doghouse is black, it will absorb more energy then the other colors. This is apparent in the test, where the st arting temperature for the glass jar was 24(DEG) C, and the black jar we nt up to 53(DEG) C, while the white jar only went up to 42(DEG) C.</text:p>
          </table:table-cell>
          <table:table-cell office:value-type="float" office:value="0.615187883377075" calcext:value-type="float">
            <text:p>0.615187883377075</text:p>
          </table:table-cell>
          <table:table-cell office:value-type="float" office:value="0.333333343267441" calcext:value-type="float">
            <text:p>0.333333343267441</text:p>
          </table:table-cell>
          <table:table-cell table:formula="of:=IF([.B512]&gt;5/6; 3; IF([.B512]&gt;1/2; 2; IF([.B512]&gt;1/6; 1; 0)))" office:value-type="float" office:value="2" calcext:value-type="float">
            <text:p>2</text:p>
          </table:table-cell>
          <table:table-cell table:formula="of:=INT([.C512]*3)" office:value-type="float" office:value="1" calcext:value-type="float">
            <text:p>1</text:p>
          </table:table-cell>
          <table:table-cell table:number-columns-repeated="9"/>
        </table:table-row>
        <table:table-row table:style-name="ro1">
          <table:table-cell office:value-type="string" calcext:value-type="string">
            <text:p>If this experiment was going to be repeated, a control <text:s/>would need to be used. Instead of using vinegar, the materials would be placed in water. Also, the procedure does not clearly state how much vinegar is used on each material. The amounts should be equal to balance it out. Changing the amount of time the samples sit inside the containers could also change the results of the experiment.</text:p>
          </table:table-cell>
          <table:table-cell office:value-type="float" office:value="0.781931221485138" calcext:value-type="float">
            <text:p>0.781931221485138</text:p>
          </table:table-cell>
          <table:table-cell office:value-type="float" office:value="0.333333343267441" calcext:value-type="float">
            <text:p>0.333333343267441</text:p>
          </table:table-cell>
          <table:table-cell table:formula="of:=IF([.B513]&gt;5/6; 3; IF([.B513]&gt;1/2; 2; IF([.B513]&gt;1/6; 1; 0)))" office:value-type="float" office:value="2" calcext:value-type="float">
            <text:p>2</text:p>
          </table:table-cell>
          <table:table-cell table:formula="of:=INT([.C513]*3)" office:value-type="float" office:value="1" calcext:value-type="float">
            <text:p>1</text:p>
          </table:table-cell>
          <table:table-cell table:number-columns-repeated="9"/>
        </table:table-row>
        <table:table-row table:style-name="ro1">
          <table:table-cell office:value-type="string" calcext:value-type="string">
            <text:p>Once mRNA leaves the nucleus, these four major steps are involved in protein synthesis:1)Ribosomes (or rRNA) attach to the strand of mRNA.2)tRNA (transport ribonucleic acid) attaches to the mRNA with a specific anticodon holding a special amino acid for that mRNA sequence.3)Once one anticodon is attached, that tRNA releases itself from the mRNA, for only one tRNA can be on at a time.4)Once the new protein is formed, the ribosomes lets go of the mRNA and release the newly formed protein into the cytoplasm of the cell.</text:p>
          </table:table-cell>
          <table:table-cell office:value-type="float" office:value="0.735293924808502" calcext:value-type="float">
            <text:p>0.735293924808502</text:p>
          </table:table-cell>
          <table:table-cell office:value-type="float" office:value="0.333333343267441" calcext:value-type="float">
            <text:p>0.333333343267441</text:p>
          </table:table-cell>
          <table:table-cell table:formula="of:=IF([.B514]&gt;5/6; 3; IF([.B514]&gt;1/2; 2; IF([.B514]&gt;1/6; 1; 0)))" office:value-type="float" office:value="2" calcext:value-type="float">
            <text:p>2</text:p>
          </table:table-cell>
          <table:table-cell table:formula="of:=INT([.C514]*3)" office:value-type="float" office:value="1" calcext:value-type="float">
            <text:p>1</text:p>
          </table:table-cell>
          <table:table-cell table:number-columns-repeated="9"/>
        </table:table-row>
        <table:table-row table:style-name="ro1">
          <table:table-cell office:value-type="string" calcext:value-type="string">
            <text:p>white :: Because the lighter the doghouse is the coole r it is in the sun.</text:p>
          </table:table-cell>
          <table:table-cell office:value-type="float" office:value="0.153443276882172" calcext:value-type="float">
            <text:p>0.153443276882172</text:p>
          </table:table-cell>
          <table:table-cell office:value-type="float" office:value="0.333333343267441" calcext:value-type="float">
            <text:p>0.333333343267441</text:p>
          </table:table-cell>
          <table:table-cell table:formula="of:=IF([.B515]&gt;5/6; 3; IF([.B515]&gt;1/2; 2; IF([.B515]&gt;1/6; 1; 0)))" office:value-type="float" office:value="0" calcext:value-type="float">
            <text:p>0</text:p>
          </table:table-cell>
          <table:table-cell table:formula="of:=INT([.C515]*3)" office:value-type="float" office:value="1" calcext:value-type="float">
            <text:p>1</text:p>
          </table:table-cell>
          <table:table-cell table:number-columns-repeated="9"/>
        </table:table-row>
        <table:table-row table:style-name="ro1">
          <table:table-cell office:value-type="string" calcext:value-type="string">
            <text:p>light gray :: light gray will keep the dog house warm in th e winter because it is a dark color and it will also cool down the dog ho use because it is a light color aswel.</text:p>
          </table:table-cell>
          <table:table-cell office:value-type="float" office:value="0.228232324123383" calcext:value-type="float">
            <text:p>0.228232324123383</text:p>
          </table:table-cell>
          <table:table-cell office:value-type="float" office:value="0.333333343267441" calcext:value-type="float">
            <text:p>0.333333343267441</text:p>
          </table:table-cell>
          <table:table-cell table:formula="of:=IF([.B516]&gt;5/6; 3; IF([.B516]&gt;1/2; 2; IF([.B516]&gt;1/6; 1; 0)))" office:value-type="float" office:value="1" calcext:value-type="float">
            <text:p>1</text:p>
          </table:table-cell>
          <table:table-cell table:formula="of:=INT([.C516]*3)" office:value-type="float" office:value="1" calcext:value-type="float">
            <text:p>1</text:p>
          </table:table-cell>
          <table:table-cell table:number-columns-repeated="9"/>
        </table:table-row>
        <table:table-row table:style-name="ro1">
          <table:table-cell office:value-type="string" calcext:value-type="string">
            <text:p>mRNA sends a message to protein wich makes them multiply into more protein</text:p>
          </table:table-cell>
          <table:table-cell office:value-type="float" office:value="0.000390901492210105" calcext:value-type="float">
            <text:p>0.000390901492210105</text:p>
          </table:table-cell>
          <table:table-cell office:value-type="float" office:value="0" calcext:value-type="float">
            <text:p>0</text:p>
          </table:table-cell>
          <table:table-cell table:formula="of:=IF([.B517]&gt;5/6; 3; IF([.B517]&gt;1/2; 2; IF([.B517]&gt;1/6; 1; 0)))" office:value-type="float" office:value="0" calcext:value-type="float">
            <text:p>0</text:p>
          </table:table-cell>
          <table:table-cell table:formula="of:=INT([.C517]*3)" office:value-type="float" office:value="0" calcext:value-type="float">
            <text:p>0</text:p>
          </table:table-cell>
          <table:table-cell table:number-columns-repeated="9"/>
        </table:table-row>
        <table:table-row table:style-name="ro1">
          <table:table-cell office:value-type="string" calcext:value-type="string">
            <text:p>That plastic A was more durable than plastic B.^p For one he/ she could been more specific with the plastic type and the amount of weight needed to be used.</text:p>
          </table:table-cell>
          <table:table-cell office:value-type="float" office:value="0.581954121589661" calcext:value-type="float">
            <text:p>0.581954121589661</text:p>
          </table:table-cell>
          <table:table-cell office:value-type="float" office:value="0.666666686534882" calcext:value-type="float">
            <text:p>0.666666686534882</text:p>
          </table:table-cell>
          <table:table-cell table:formula="of:=IF([.B518]&gt;5/6; 3; IF([.B518]&gt;1/2; 2; IF([.B518]&gt;1/6; 1; 0)))" office:value-type="float" office:value="2" calcext:value-type="float">
            <text:p>2</text:p>
          </table:table-cell>
          <table:table-cell table:formula="of:=INT([.C518]*3)" office:value-type="float" office:value="2" calcext:value-type="float">
            <text:p>2</text:p>
          </table:table-cell>
          <table:table-cell table:number-columns-repeated="9"/>
        </table:table-row>
        <table:table-row table:style-name="ro1">
          <table:table-cell office:value-type="string" calcext:value-type="string">
            <text:p>In order to replicate the group's I would need to know how much vinegar to pour in each of the four and how long <text:s/>containers, how much the sample you need to add you need to rinse the samples.</text:p>
          </table:table-cell>
          <table:table-cell office:value-type="float" office:value="0.843411862850189" calcext:value-type="float">
            <text:p>0.843411862850189</text:p>
          </table:table-cell>
          <table:table-cell office:value-type="float" office:value="0.666666686534882" calcext:value-type="float">
            <text:p>0.666666686534882</text:p>
          </table:table-cell>
          <table:table-cell table:formula="of:=IF([.B519]&gt;5/6; 3; IF([.B519]&gt;1/2; 2; IF([.B519]&gt;1/6; 1; 0)))" office:value-type="float" office:value="3" calcext:value-type="float">
            <text:p>3</text:p>
          </table:table-cell>
          <table:table-cell table:formula="of:=INT([.C519]*3)" office:value-type="float" office:value="2" calcext:value-type="float">
            <text:p>2</text:p>
          </table:table-cell>
          <table:table-cell table:number-columns-repeated="9"/>
        </table:table-row>
        <table:table-row table:style-name="ro1">
          <table:table-cell office:value-type="string" calcext:value-type="string">
            <text:p>When molecules are added to a cell, they grow wider. This process is called hypotonic. When molecules leave the cell, this is called hypertonic. And when molecules pass through a barrier in the cell, this is called osmosis.</text:p>
          </table:table-cell>
          <table:table-cell office:value-type="float" office:value="0.0890519320964813" calcext:value-type="float">
            <text:p>0.0890519320964813</text:p>
          </table:table-cell>
          <table:table-cell office:value-type="float" office:value="0" calcext:value-type="float">
            <text:p>0</text:p>
          </table:table-cell>
          <table:table-cell table:formula="of:=IF([.B520]&gt;5/6; 3; IF([.B520]&gt;1/2; 2; IF([.B520]&gt;1/6; 1; 0)))" office:value-type="float" office:value="0" calcext:value-type="float">
            <text:p>0</text:p>
          </table:table-cell>
          <table:table-cell table:formula="of:=INT([.C520]*3)" office:value-type="float" office:value="0" calcext:value-type="float">
            <text:p>0</text:p>
          </table:table-cell>
          <table:table-cell table:number-columns-repeated="9"/>
        </table:table-row>
        <table:table-row table:style-name="ro1">
          <table:table-cell office:value-type="string" calcext:value-type="string">
            <text:p>white :: In the summer the doghouse would not be to wa rm and not as hot as warm as a doghouse that is black.</text:p>
          </table:table-cell>
          <table:table-cell office:value-type="float" office:value="0.232399895787239" calcext:value-type="float">
            <text:p>0.232399895787239</text:p>
          </table:table-cell>
          <table:table-cell office:value-type="float" office:value="0" calcext:value-type="float">
            <text:p>0</text:p>
          </table:table-cell>
          <table:table-cell table:formula="of:=IF([.B521]&gt;5/6; 3; IF([.B521]&gt;1/2; 2; IF([.B521]&gt;1/6; 1; 0)))" office:value-type="float" office:value="1" calcext:value-type="float">
            <text:p>1</text:p>
          </table:table-cell>
          <table:table-cell table:formula="of:=INT([.C521]*3)" office:value-type="float" office:value="0" calcext:value-type="float">
            <text:p>0</text:p>
          </table:table-cell>
          <table:table-cell table:number-columns-repeated="9"/>
        </table:table-row>
        <table:table-row table:style-name="ro1">
          <table:table-cell office:value-type="string" calcext:value-type="string">
            <text:p>To be able to replicate the expariment, you would need to know the 4 samples you are exparimenting with. Although the 4 samples are listed in the data shown below the procedure, it doesn't show the samples in the procedure and if I was to do the expariment without the other groups data, there is no way I could without knowing the samples.</text:p>
          </table:table-cell>
          <table:table-cell office:value-type="float" office:value="0.631776750087738" calcext:value-type="float">
            <text:p>0.631776750087738</text:p>
          </table:table-cell>
          <table:table-cell office:value-type="float" office:value="0.333333343267441" calcext:value-type="float">
            <text:p>0.333333343267441</text:p>
          </table:table-cell>
          <table:table-cell table:formula="of:=IF([.B522]&gt;5/6; 3; IF([.B522]&gt;1/2; 2; IF([.B522]&gt;1/6; 1; 0)))" office:value-type="float" office:value="2" calcext:value-type="float">
            <text:p>2</text:p>
          </table:table-cell>
          <table:table-cell table:formula="of:=INT([.C522]*3)" office:value-type="float" office:value="1" calcext:value-type="float">
            <text:p>1</text:p>
          </table:table-cell>
          <table:table-cell table:number-columns-repeated="9"/>
        </table:table-row>
        <table:table-row table:style-name="ro1">
          <table:table-cell office:value-type="string" calcext:value-type="string">
            <text:p>After reading the groups procedure, to replicate this experiment, I would need to know the exact amount of vinegar to pour into each sample so the results are acurate. They would also need to include the four samples names, marble, limestone, wood and plastic. So I know what everything what everything is so I can create a data table. They would also need to include in the procedure that when massing the substances, I would first need to zero the containers on the scale and then bar the sample in.</text:p>
          </table:table-cell>
          <table:table-cell office:value-type="float" office:value="0.837989270687103" calcext:value-type="float">
            <text:p>0.837989270687103</text:p>
          </table:table-cell>
          <table:table-cell office:value-type="float" office:value="0.666666686534882" calcext:value-type="float">
            <text:p>0.666666686534882</text:p>
          </table:table-cell>
          <table:table-cell table:formula="of:=IF([.B523]&gt;5/6; 3; IF([.B523]&gt;1/2; 2; IF([.B523]&gt;1/6; 1; 0)))" office:value-type="float" office:value="3" calcext:value-type="float">
            <text:p>3</text:p>
          </table:table-cell>
          <table:table-cell table:formula="of:=INT([.C523]*3)" office:value-type="float" office:value="2" calcext:value-type="float">
            <text:p>2</text:p>
          </table:table-cell>
          <table:table-cell table:number-columns-repeated="9"/>
        </table:table-row>
        <table:table-row table:style-name="ro1">
          <table:table-cell office:value-type="string" calcext:value-type="string">
            <text:p>A. According to the students data 2/4 of the plastics stretched more in the second trial than in the first trial by the minimum of 1mm.^p B. Two ways the student could have improved their experimental design is 1. They should have taken more trials, at least two more, and 2. They should used more types of plastics.</text:p>
          </table:table-cell>
          <table:table-cell office:value-type="float" office:value="0.501789808273315" calcext:value-type="float">
            <text:p>0.501789808273315</text:p>
          </table:table-cell>
          <table:table-cell office:value-type="float" office:value="0.333333343267441" calcext:value-type="float">
            <text:p>0.333333343267441</text:p>
          </table:table-cell>
          <table:table-cell table:formula="of:=IF([.B524]&gt;5/6; 3; IF([.B524]&gt;1/2; 2; IF([.B524]&gt;1/6; 1; 0)))" office:value-type="float" office:value="2" calcext:value-type="float">
            <text:p>2</text:p>
          </table:table-cell>
          <table:table-cell table:formula="of:=INT([.C524]*3)" office:value-type="float" office:value="1" calcext:value-type="float">
            <text:p>1</text:p>
          </table:table-cell>
          <table:table-cell table:number-columns-repeated="9"/>
        </table:table-row>
        <table:table-row table:style-name="ro1">
          <table:table-cell office:value-type="string" calcext:value-type="string">
            <text:p>white :: <text:s/>its obsorves less energy from the sun than al l the darker colors</text:p>
          </table:table-cell>
          <table:table-cell office:value-type="float" office:value="0.332377761602402" calcext:value-type="float">
            <text:p>0.332377761602402</text:p>
          </table:table-cell>
          <table:table-cell office:value-type="float" office:value="0" calcext:value-type="float">
            <text:p>0</text:p>
          </table:table-cell>
          <table:table-cell table:formula="of:=IF([.B525]&gt;5/6; 3; IF([.B525]&gt;1/2; 2; IF([.B525]&gt;1/6; 1; 0)))" office:value-type="float" office:value="1" calcext:value-type="float">
            <text:p>1</text:p>
          </table:table-cell>
          <table:table-cell table:formula="of:=INT([.C525]*3)" office:value-type="float" office:value="0" calcext:value-type="float">
            <text:p>0</text:p>
          </table:table-cell>
          <table:table-cell table:number-columns-repeated="9"/>
        </table:table-row>
        <table:table-row table:style-name="ro1">
          <table:table-cell office:value-type="string" calcext:value-type="string">
            <text:p>dark gray :: The light grey color of the dog house would m ake it nuetral inside because it stayed the same throughout each experime nt.</text:p>
          </table:table-cell>
          <table:table-cell office:value-type="float" office:value="0.29772686958313" calcext:value-type="float">
            <text:p>0.29772686958313</text:p>
          </table:table-cell>
          <table:table-cell office:value-type="float" office:value="0" calcext:value-type="float">
            <text:p>0</text:p>
          </table:table-cell>
          <table:table-cell table:formula="of:=IF([.B526]&gt;5/6; 3; IF([.B526]&gt;1/2; 2; IF([.B526]&gt;1/6; 1; 0)))" office:value-type="float" office:value="1" calcext:value-type="float">
            <text:p>1</text:p>
          </table:table-cell>
          <table:table-cell table:formula="of:=INT([.C526]*3)" office:value-type="float" office:value="0" calcext:value-type="float">
            <text:p>0</text:p>
          </table:table-cell>
          <table:table-cell table:number-columns-repeated="9"/>
        </table:table-row>
        <table:table-row table:style-name="ro1">
          <table:table-cell office:value-type="string" calcext:value-type="string">
            <text:p>One piece of additional information that is needed is the amount of vinegar neccessary to pour in the containers. Also it should explain how to determine the mass of the samples. In order to replicate this I would need to know what samples they placed into the containers.</text:p>
          </table:table-cell>
          <table:table-cell office:value-type="float" office:value="0.619407832622528" calcext:value-type="float">
            <text:p>0.619407832622528</text:p>
          </table:table-cell>
          <table:table-cell office:value-type="float" office:value="0.666666686534882" calcext:value-type="float">
            <text:p>0.666666686534882</text:p>
          </table:table-cell>
          <table:table-cell table:formula="of:=IF([.B527]&gt;5/6; 3; IF([.B527]&gt;1/2; 2; IF([.B527]&gt;1/6; 1; 0)))" office:value-type="float" office:value="2" calcext:value-type="float">
            <text:p>2</text:p>
          </table:table-cell>
          <table:table-cell table:formula="of:=INT([.C527]*3)" office:value-type="float" office:value="2" calcext:value-type="float">
            <text:p>2</text:p>
          </table:table-cell>
          <table:table-cell table:number-columns-repeated="9"/>
        </table:table-row>
        <table:table-row table:style-name="ro1">
          <table:table-cell office:value-type="string" calcext:value-type="string">
            <text:p>Additional information I would need to replicate this experiment would be the amount of vinegar needed to pour into the containers, the size of the containers themselves, and how long I would rinse the samples with distilled water after the samples are removed from the vineger.</text:p>
          </table:table-cell>
          <table:table-cell office:value-type="float" office:value="0.94229120016098" calcext:value-type="float">
            <text:p>0.94229120016098</text:p>
          </table:table-cell>
          <table:table-cell office:value-type="float" office:value="1" calcext:value-type="float">
            <text:p>1</text:p>
          </table:table-cell>
          <table:table-cell table:formula="of:=IF([.B528]&gt;5/6; 3; IF([.B528]&gt;1/2; 2; IF([.B528]&gt;1/6; 1; 0)))" office:value-type="float" office:value="3" calcext:value-type="float">
            <text:p>3</text:p>
          </table:table-cell>
          <table:table-cell table:formula="of:=INT([.C528]*3)" office:value-type="float" office:value="3" calcext:value-type="float">
            <text:p>3</text:p>
          </table:table-cell>
          <table:table-cell table:number-columns-repeated="9"/>
        </table:table-row>
        <table:table-row table:style-name="ro1">
          <table:table-cell office:value-type="string" calcext:value-type="string">
            <text:p>Air, Water, Oxygen <text:s text:c="4"/>One process of movement across a cell membrane would be from air getting under the substance in the cell. <text:s/>The next process of movement would be liquids getting under the substance and carrying it across the cell. <text:s/>Last it would be by oxygen, this oxygen also gets underneath the substance and carries it across the cell.</text:p>
          </table:table-cell>
          <table:table-cell office:value-type="float" office:value="0.10717286914587" calcext:value-type="float">
            <text:p>0.10717286914587</text:p>
          </table:table-cell>
          <table:table-cell office:value-type="float" office:value="0" calcext:value-type="float">
            <text:p>0</text:p>
          </table:table-cell>
          <table:table-cell table:formula="of:=IF([.B529]&gt;5/6; 3; IF([.B529]&gt;1/2; 2; IF([.B529]&gt;1/6; 1; 0)))" office:value-type="float" office:value="0" calcext:value-type="float">
            <text:p>0</text:p>
          </table:table-cell>
          <table:table-cell table:formula="of:=INT([.C529]*3)" office:value-type="float" office:value="0" calcext:value-type="float">
            <text:p>0</text:p>
          </table:table-cell>
          <table:table-cell table:number-columns-repeated="9"/>
        </table:table-row>
        <table:table-row table:style-name="ro1">
          <table:table-cell office:value-type="string" calcext:value-type="string">
            <text:p>dark gray :: it would make it cooler in the summer and war m in the winter</text:p>
          </table:table-cell>
          <table:table-cell office:value-type="float" office:value="0.178603291511536" calcext:value-type="float">
            <text:p>0.178603291511536</text:p>
          </table:table-cell>
          <table:table-cell office:value-type="float" office:value="0.333333343267441" calcext:value-type="float">
            <text:p>0.333333343267441</text:p>
          </table:table-cell>
          <table:table-cell table:formula="of:=IF([.B530]&gt;5/6; 3; IF([.B530]&gt;1/2; 2; IF([.B530]&gt;1/6; 1; 0)))" office:value-type="float" office:value="1" calcext:value-type="float">
            <text:p>1</text:p>
          </table:table-cell>
          <table:table-cell table:formula="of:=INT([.C530]*3)" office:value-type="float" office:value="1" calcext:value-type="float">
            <text:p>1</text:p>
          </table:table-cell>
          <table:table-cell table:number-columns-repeated="9"/>
        </table:table-row>
        <table:table-row table:style-name="ro1">
          <table:table-cell office:value-type="string" calcext:value-type="string">
            <text:p>The plastic type A is shown to be the the strongest plastic type. Mean while the plastic type B shows to be the plastic that stretched out the longest.</text:p>
          </table:table-cell>
          <table:table-cell office:value-type="float" office:value="0.80193156003952" calcext:value-type="float">
            <text:p>0.80193156003952</text:p>
          </table:table-cell>
          <table:table-cell office:value-type="float" office:value="0.333333343267441" calcext:value-type="float">
            <text:p>0.333333343267441</text:p>
          </table:table-cell>
          <table:table-cell table:formula="of:=IF([.B531]&gt;5/6; 3; IF([.B531]&gt;1/2; 2; IF([.B531]&gt;1/6; 1; 0)))" office:value-type="float" office:value="2" calcext:value-type="float">
            <text:p>2</text:p>
          </table:table-cell>
          <table:table-cell table:formula="of:=INT([.C531]*3)" office:value-type="float" office:value="1" calcext:value-type="float">
            <text:p>1</text:p>
          </table:table-cell>
          <table:table-cell table:number-columns-repeated="9"/>
        </table:table-row>
        <table:table-row table:style-name="ro1">
          <table:table-cell office:value-type="string" calcext:value-type="string">
            <text:p>Based on the data. I can see that most of the plastic wraps either stayed the same or increased on the length stretched out. I can say the weights did have an impact on how long it stretched out to be overall, it was a good experiment w/ information, but there could've been improvements. Next time I would recommend trying different weights to see if the amount of weight will determined the length. Also, we can add more time to how long the weights stays on the plastic.</text:p>
          </table:table-cell>
          <table:table-cell office:value-type="float" office:value="0.832998633384705" calcext:value-type="float">
            <text:p>0.832998633384705</text:p>
          </table:table-cell>
          <table:table-cell office:value-type="float" office:value="0" calcext:value-type="float">
            <text:p>0</text:p>
          </table:table-cell>
          <table:table-cell table:formula="of:=IF([.B532]&gt;5/6; 3; IF([.B532]&gt;1/2; 2; IF([.B532]&gt;1/6; 1; 0)))" office:value-type="float" office:value="2" calcext:value-type="float">
            <text:p>2</text:p>
          </table:table-cell>
          <table:table-cell table:formula="of:=INT([.C532]*3)" office:value-type="float" office:value="0" calcext:value-type="float">
            <text:p>0</text:p>
          </table:table-cell>
          <table:table-cell table:number-columns-repeated="9"/>
        </table:table-row>
        <table:table-row table:style-name="ro1">
          <table:table-cell office:value-type="string" calcext:value-type="string">
            <text:p>dark gray :: Darker colors absorb more energy.</text:p>
          </table:table-cell>
          <table:table-cell office:value-type="float" office:value="0.112100049853325" calcext:value-type="float">
            <text:p>0.112100049853325</text:p>
          </table:table-cell>
          <table:table-cell office:value-type="float" office:value="0" calcext:value-type="float">
            <text:p>0</text:p>
          </table:table-cell>
          <table:table-cell table:formula="of:=IF([.B533]&gt;5/6; 3; IF([.B533]&gt;1/2; 2; IF([.B533]&gt;1/6; 1; 0)))" office:value-type="float" office:value="0" calcext:value-type="float">
            <text:p>0</text:p>
          </table:table-cell>
          <table:table-cell table:formula="of:=INT([.C533]*3)" office:value-type="float" office:value="0" calcext:value-type="float">
            <text:p>0</text:p>
          </table:table-cell>
          <table:table-cell table:number-columns-repeated="9"/>
        </table:table-row>
        <table:table-row table:style-name="ro1">
          <table:table-cell office:value-type="string" calcext:value-type="string">
            <text:p>black :: black will affect the dog house buy keeping h eat in</text:p>
          </table:table-cell>
          <table:table-cell office:value-type="float" office:value="0.113136745989323" calcext:value-type="float">
            <text:p>0.113136745989323</text:p>
          </table:table-cell>
          <table:table-cell office:value-type="float" office:value="0" calcext:value-type="float">
            <text:p>0</text:p>
          </table:table-cell>
          <table:table-cell table:formula="of:=IF([.B534]&gt;5/6; 3; IF([.B534]&gt;1/2; 2; IF([.B534]&gt;1/6; 1; 0)))" office:value-type="float" office:value="0" calcext:value-type="float">
            <text:p>0</text:p>
          </table:table-cell>
          <table:table-cell table:formula="of:=INT([.C534]*3)" office:value-type="float" office:value="0" calcext:value-type="float">
            <text:p>0</text:p>
          </table:table-cell>
          <table:table-cell table:number-columns-repeated="9"/>
        </table:table-row>
        <table:table-row table:style-name="ro1">
          <table:table-cell office:value-type="string" calcext:value-type="string">
            <text:p>When mRNA leavs the nucleus the mRNA must find rhibosomes to tell them how to make protein. When the mRNA finds the rhibosomes the RNA helps them make the protein. One of the major steps is to find out what the mRNA was told to do by the DNA. When the rhibosomes find out what the mRNA has told them they go to work.</text:p>
          </table:table-cell>
          <table:table-cell office:value-type="float" office:value="0.352408081293106" calcext:value-type="float">
            <text:p>0.352408081293106</text:p>
          </table:table-cell>
          <table:table-cell office:value-type="float" office:value="0.333333343267441" calcext:value-type="float">
            <text:p>0.333333343267441</text:p>
          </table:table-cell>
          <table:table-cell table:formula="of:=IF([.B535]&gt;5/6; 3; IF([.B535]&gt;1/2; 2; IF([.B535]&gt;1/6; 1; 0)))" office:value-type="float" office:value="1" calcext:value-type="float">
            <text:p>1</text:p>
          </table:table-cell>
          <table:table-cell table:formula="of:=INT([.C535]*3)" office:value-type="float" office:value="1" calcext:value-type="float">
            <text:p>1</text:p>
          </table:table-cell>
          <table:table-cell table:number-columns-repeated="9"/>
        </table:table-row>
        <table:table-row table:style-name="ro1">
          <table:table-cell office:value-type="string" calcext:value-type="string">
            <text:p>In order to replicate this experiment one would need to know several things. First, the amount of vinegar added would have to be specified. Second, one would have to observe change in color and size of the samples, if any. Third, the procedure doesn't tell you to find the difference in mass, which you should.</text:p>
          </table:table-cell>
          <table:table-cell office:value-type="float" office:value="0.902201592922211" calcext:value-type="float">
            <text:p>0.902201592922211</text:p>
          </table:table-cell>
          <table:table-cell office:value-type="float" office:value="0.666666686534882" calcext:value-type="float">
            <text:p>0.666666686534882</text:p>
          </table:table-cell>
          <table:table-cell table:formula="of:=IF([.B536]&gt;5/6; 3; IF([.B536]&gt;1/2; 2; IF([.B536]&gt;1/6; 1; 0)))" office:value-type="float" office:value="3" calcext:value-type="float">
            <text:p>3</text:p>
          </table:table-cell>
          <table:table-cell table:formula="of:=INT([.C536]*3)" office:value-type="float" office:value="2" calcext:value-type="float">
            <text:p>2</text:p>
          </table:table-cell>
          <table:table-cell table:number-columns-repeated="9"/>
        </table:table-row>
        <table:table-row table:style-name="ro1">
          <table:table-cell office:value-type="string" calcext:value-type="string">
            <text:p>the mRNA goes to the ribosome and gives the potien codes to the ribosomal RNA</text:p>
          </table:table-cell>
          <table:table-cell office:value-type="float" office:value="0.0183413997292519" calcext:value-type="float">
            <text:p>0.0183413997292519</text:p>
          </table:table-cell>
          <table:table-cell office:value-type="float" office:value="0.333333343267441" calcext:value-type="float">
            <text:p>0.333333343267441</text:p>
          </table:table-cell>
          <table:table-cell table:formula="of:=IF([.B537]&gt;5/6; 3; IF([.B537]&gt;1/2; 2; IF([.B537]&gt;1/6; 1; 0)))" office:value-type="float" office:value="0" calcext:value-type="float">
            <text:p>0</text:p>
          </table:table-cell>
          <table:table-cell table:formula="of:=INT([.C537]*3)" office:value-type="float" office:value="1" calcext:value-type="float">
            <text:p>1</text:p>
          </table:table-cell>
          <table:table-cell table:number-columns-repeated="9"/>
        </table:table-row>
        <table:table-row table:style-name="ro1">
          <table:table-cell office:value-type="string" calcext:value-type="string">
            <text:p>My conclusion is that everytime you put weights on it it would stretch to a greater length. The ways I would improve it is to tell what kind of plastic is most recommended and what is the best length to use.</text:p>
          </table:table-cell>
          <table:table-cell office:value-type="float" office:value="0.822823047637939" calcext:value-type="float">
            <text:p>0.822823047637939</text:p>
          </table:table-cell>
          <table:table-cell office:value-type="float" office:value="0.333333343267441" calcext:value-type="float">
            <text:p>0.333333343267441</text:p>
          </table:table-cell>
          <table:table-cell table:formula="of:=IF([.B538]&gt;5/6; 3; IF([.B538]&gt;1/2; 2; IF([.B538]&gt;1/6; 1; 0)))" office:value-type="float" office:value="2" calcext:value-type="float">
            <text:p>2</text:p>
          </table:table-cell>
          <table:table-cell table:formula="of:=INT([.C538]*3)" office:value-type="float" office:value="1" calcext:value-type="float">
            <text:p>1</text:p>
          </table:table-cell>
          <table:table-cell table:number-columns-repeated="9"/>
        </table:table-row>
        <table:table-row table:style-name="ro1">
          <table:table-cell office:value-type="string" calcext:value-type="string">
            <text:p>Inorder to replicate the experiment, I would need to know the mass of the four different samples, how much vinegar to pour into the containers, what the samples were made up of, and how much water to rinse them with after the 24 hours.</text:p>
          </table:table-cell>
          <table:table-cell office:value-type="float" office:value="0.694122493267059" calcext:value-type="float">
            <text:p>0.694122493267059</text:p>
          </table:table-cell>
          <table:table-cell office:value-type="float" office:value="0.666666686534882" calcext:value-type="float">
            <text:p>0.666666686534882</text:p>
          </table:table-cell>
          <table:table-cell table:formula="of:=IF([.B539]&gt;5/6; 3; IF([.B539]&gt;1/2; 2; IF([.B539]&gt;1/6; 1; 0)))" office:value-type="float" office:value="2" calcext:value-type="float">
            <text:p>2</text:p>
          </table:table-cell>
          <table:table-cell table:formula="of:=INT([.C539]*3)" office:value-type="float" office:value="2" calcext:value-type="float">
            <text:p>2</text:p>
          </table:table-cell>
          <table:table-cell table:number-columns-repeated="9"/>
        </table:table-row>
        <table:table-row table:style-name="ro1">
          <table:table-cell office:value-type="string" calcext:value-type="string">
            <text:p>1. mRNA leaves the neucleus2. mRNA reads the DNA3. the mRNA tells the rRNA4. the rRNA makes the DNA split</text:p>
          </table:table-cell>
          <table:table-cell office:value-type="float" office:value="0.0254729948937893" calcext:value-type="float">
            <text:p>0.0254729948937893</text:p>
          </table:table-cell>
          <table:table-cell office:value-type="float" office:value="0" calcext:value-type="float">
            <text:p>0</text:p>
          </table:table-cell>
          <table:table-cell table:formula="of:=IF([.B540]&gt;5/6; 3; IF([.B540]&gt;1/2; 2; IF([.B540]&gt;1/6; 1; 0)))" office:value-type="float" office:value="0" calcext:value-type="float">
            <text:p>0</text:p>
          </table:table-cell>
          <table:table-cell table:formula="of:=INT([.C540]*3)" office:value-type="float" office:value="0" calcext:value-type="float">
            <text:p>0</text:p>
          </table:table-cell>
          <table:table-cell table:number-columns-repeated="9"/>
        </table:table-row>
        <table:table-row table:style-name="ro1">
          <table:table-cell office:value-type="string" calcext:value-type="string">
            <text:p>The cytoplasm moves the ribosome around in the cell. The endoplasmic reticulum moves the ribosomes into the nucleus. The golgi apparatus removes the unwanted substances out of the cell.</text:p>
          </table:table-cell>
          <table:table-cell office:value-type="float" office:value="0.0238046869635582" calcext:value-type="float">
            <text:p>0.0238046869635582</text:p>
          </table:table-cell>
          <table:table-cell office:value-type="float" office:value="0" calcext:value-type="float">
            <text:p>0</text:p>
          </table:table-cell>
          <table:table-cell table:formula="of:=IF([.B541]&gt;5/6; 3; IF([.B541]&gt;1/2; 2; IF([.B541]&gt;1/6; 1; 0)))" office:value-type="float" office:value="0" calcext:value-type="float">
            <text:p>0</text:p>
          </table:table-cell>
          <table:table-cell table:formula="of:=INT([.C541]*3)" office:value-type="float" office:value="0" calcext:value-type="float">
            <text:p>0</text:p>
          </table:table-cell>
          <table:table-cell table:number-columns-repeated="9"/>
        </table:table-row>
        <table:table-row table:style-name="ro1">
          <table:table-cell office:value-type="string" calcext:value-type="string">
            <text:p>three <text:s/>processes include mRNA, tRNA, and rRNA.</text:p>
          </table:table-cell>
          <table:table-cell office:value-type="float" office:value="0.00352592882700264" calcext:value-type="float">
            <text:p>0.00352592882700264</text:p>
          </table:table-cell>
          <table:table-cell office:value-type="float" office:value="0" calcext:value-type="float">
            <text:p>0</text:p>
          </table:table-cell>
          <table:table-cell table:formula="of:=IF([.B542]&gt;5/6; 3; IF([.B542]&gt;1/2; 2; IF([.B542]&gt;1/6; 1; 0)))" office:value-type="float" office:value="0" calcext:value-type="float">
            <text:p>0</text:p>
          </table:table-cell>
          <table:table-cell table:formula="of:=INT([.C542]*3)" office:value-type="float" office:value="0" calcext:value-type="float">
            <text:p>0</text:p>
          </table:table-cell>
          <table:table-cell table:number-columns-repeated="9"/>
        </table:table-row>
        <table:table-row table:style-name="ro1">
          <table:table-cell office:value-type="string" calcext:value-type="string">
            <text:p>white :: <text:s/>The white would make it cooler inside so in t he summer it wouldn't be hot</text:p>
          </table:table-cell>
          <table:table-cell office:value-type="float" office:value="0.22453236579895" calcext:value-type="float">
            <text:p>0.22453236579895</text:p>
          </table:table-cell>
          <table:table-cell office:value-type="float" office:value="0.333333343267441" calcext:value-type="float">
            <text:p>0.333333343267441</text:p>
          </table:table-cell>
          <table:table-cell table:formula="of:=IF([.B543]&gt;5/6; 3; IF([.B543]&gt;1/2; 2; IF([.B543]&gt;1/6; 1; 0)))" office:value-type="float" office:value="1" calcext:value-type="float">
            <text:p>1</text:p>
          </table:table-cell>
          <table:table-cell table:formula="of:=INT([.C543]*3)" office:value-type="float" office:value="1" calcext:value-type="float">
            <text:p>1</text:p>
          </table:table-cell>
          <table:table-cell table:number-columns-repeated="9"/>
        </table:table-row>
        <table:table-row table:style-name="ro1">
          <table:table-cell office:value-type="string" calcext:value-type="string">
            <text:p>Plastic A was the strongest of the 4 plastics as it stretched the least while plastic D was the weakest as it stretched the most. ^P One way the students could of had a better experiment is to do more trials as it would give more precise data. The second way to improve the experiment would be to try the plastics in different conditions such as heat or cold to see if that affects the strength.</text:p>
          </table:table-cell>
          <table:table-cell office:value-type="float" office:value="0.588792443275452" calcext:value-type="float">
            <text:p>0.588792443275452</text:p>
          </table:table-cell>
          <table:table-cell office:value-type="float" office:value="0.666666686534882" calcext:value-type="float">
            <text:p>0.666666686534882</text:p>
          </table:table-cell>
          <table:table-cell table:formula="of:=IF([.B544]&gt;5/6; 3; IF([.B544]&gt;1/2; 2; IF([.B544]&gt;1/6; 1; 0)))" office:value-type="float" office:value="2" calcext:value-type="float">
            <text:p>2</text:p>
          </table:table-cell>
          <table:table-cell table:formula="of:=INT([.C544]*3)" office:value-type="float" office:value="2" calcext:value-type="float">
            <text:p>2</text:p>
          </table:table-cell>
          <table:table-cell table:number-columns-repeated="9"/>
        </table:table-row>
        <table:table-row table:style-name="ro1">
          <table:table-cell office:value-type="string" calcext:value-type="string">
            <text:p>After reading the group procedure i have vinegar multiple pieces of information in order to replicate its ^p experiment would need how much vinegar put in each cup how long as they would rock for the temperature of the water and what amount the condition they were around to dry in the.</text:p>
          </table:table-cell>
          <table:table-cell office:value-type="float" office:value="0.798383235931397" calcext:value-type="float">
            <text:p>0.798383235931397</text:p>
          </table:table-cell>
          <table:table-cell office:value-type="float" office:value="1" calcext:value-type="float">
            <text:p>1</text:p>
          </table:table-cell>
          <table:table-cell table:formula="of:=IF([.B545]&gt;5/6; 3; IF([.B545]&gt;1/2; 2; IF([.B545]&gt;1/6; 1; 0)))" office:value-type="float" office:value="2" calcext:value-type="float">
            <text:p>2</text:p>
          </table:table-cell>
          <table:table-cell table:formula="of:=INT([.C545]*3)" office:value-type="float" office:value="3" calcext:value-type="float">
            <text:p>3</text:p>
          </table:table-cell>
          <table:table-cell table:number-columns-repeated="9"/>
        </table:table-row>
        <table:table-row table:style-name="ro1">
          <table:table-cell office:value-type="string" calcext:value-type="string">
            <text:p>In order to replicate the experiment after reading, you will need to know what the 4 different samples are. You will also have to know how much vinegar to pour in each container. You will have to rich what the measure is when you are let it sit for the 24 hours.</text:p>
          </table:table-cell>
          <table:table-cell office:value-type="float" office:value="0.68525904417038" calcext:value-type="float">
            <text:p>0.68525904417038</text:p>
          </table:table-cell>
          <table:table-cell office:value-type="float" office:value="1" calcext:value-type="float">
            <text:p>1</text:p>
          </table:table-cell>
          <table:table-cell table:formula="of:=IF([.B546]&gt;5/6; 3; IF([.B546]&gt;1/2; 2; IF([.B546]&gt;1/6; 1; 0)))" office:value-type="float" office:value="2" calcext:value-type="float">
            <text:p>2</text:p>
          </table:table-cell>
          <table:table-cell table:formula="of:=INT([.C546]*3)" office:value-type="float" office:value="3" calcext:value-type="float">
            <text:p>3</text:p>
          </table:table-cell>
          <table:table-cell table:number-columns-repeated="9"/>
        </table:table-row>
        <table:table-row table:style-name="ro1">
          <table:table-cell office:value-type="string" calcext:value-type="string">
            <text:p>What the group of students did was determine the mass of different samples. So what I would do : what they did in the beginning or the investigation I would use the samples and do another experiment with the samples.</text:p>
          </table:table-cell>
          <table:table-cell office:value-type="float" office:value="0.479753166437149" calcext:value-type="float">
            <text:p>0.479753166437149</text:p>
          </table:table-cell>
          <table:table-cell office:value-type="float" office:value="0" calcext:value-type="float">
            <text:p>0</text:p>
          </table:table-cell>
          <table:table-cell table:formula="of:=IF([.B547]&gt;5/6; 3; IF([.B547]&gt;1/2; 2; IF([.B547]&gt;1/6; 1; 0)))" office:value-type="float" office:value="1" calcext:value-type="float">
            <text:p>1</text:p>
          </table:table-cell>
          <table:table-cell table:formula="of:=INT([.C547]*3)" office:value-type="float" office:value="0" calcext:value-type="float">
            <text:p>0</text:p>
          </table:table-cell>
          <table:table-cell table:number-columns-repeated="9"/>
        </table:table-row>
        <table:table-row table:style-name="ro1">
          <table:table-cell office:value-type="string" calcext:value-type="string">
            <text:p>It comes in contact with another nucleus.</text:p>
          </table:table-cell>
          <table:table-cell office:value-type="float" office:value="0.00105348147917539" calcext:value-type="float">
            <text:p>0.00105348147917539</text:p>
          </table:table-cell>
          <table:table-cell office:value-type="float" office:value="0" calcext:value-type="float">
            <text:p>0</text:p>
          </table:table-cell>
          <table:table-cell table:formula="of:=IF([.B548]&gt;5/6; 3; IF([.B548]&gt;1/2; 2; IF([.B548]&gt;1/6; 1; 0)))" office:value-type="float" office:value="0" calcext:value-type="float">
            <text:p>0</text:p>
          </table:table-cell>
          <table:table-cell table:formula="of:=INT([.C548]*3)" office:value-type="float" office:value="0" calcext:value-type="float">
            <text:p>0</text:p>
          </table:table-cell>
          <table:table-cell table:number-columns-repeated="9"/>
        </table:table-row>
        <table:table-row table:style-name="ro1">
          <table:table-cell office:value-type="string" calcext:value-type="string">
            <text:p>You would need to know how much of each substance was used in order to replicate the experiment. You would also need to know how much vinegar should be put into the samples because if you use different amounts then the result may not be the same as the original. Thirdly, how large each container should be because if the containers are too small some of the samples may leak out and ruin the results for the acid rain lab.</text:p>
          </table:table-cell>
          <table:table-cell office:value-type="float" office:value="0.903581559658051" calcext:value-type="float">
            <text:p>0.903581559658051</text:p>
          </table:table-cell>
          <table:table-cell office:value-type="float" office:value="0.666666686534882" calcext:value-type="float">
            <text:p>0.666666686534882</text:p>
          </table:table-cell>
          <table:table-cell table:formula="of:=IF([.B549]&gt;5/6; 3; IF([.B549]&gt;1/2; 2; IF([.B549]&gt;1/6; 1; 0)))" office:value-type="float" office:value="3" calcext:value-type="float">
            <text:p>3</text:p>
          </table:table-cell>
          <table:table-cell table:formula="of:=INT([.C549]*3)" office:value-type="float" office:value="2" calcext:value-type="float">
            <text:p>2</text:p>
          </table:table-cell>
          <table:table-cell table:number-columns-repeated="9"/>
        </table:table-row>
        <table:table-row table:style-name="ro1">
          <table:table-cell office:value-type="string" calcext:value-type="string">
            <text:p>To repeat the students experiment you would need to know additionaly to the procedure</text:p>
          </table:table-cell>
          <table:table-cell office:value-type="float" office:value="0.0536959059536457" calcext:value-type="float">
            <text:p>0.0536959059536457</text:p>
          </table:table-cell>
          <table:table-cell office:value-type="float" office:value="1" calcext:value-type="float">
            <text:p>1</text:p>
          </table:table-cell>
          <table:table-cell table:formula="of:=IF([.B550]&gt;5/6; 3; IF([.B550]&gt;1/2; 2; IF([.B550]&gt;1/6; 1; 0)))" office:value-type="float" office:value="0" calcext:value-type="float">
            <text:p>0</text:p>
          </table:table-cell>
          <table:table-cell table:formula="of:=INT([.C550]*3)" office:value-type="float" office:value="3" calcext:value-type="float">
            <text:p>3</text:p>
          </table:table-cell>
          <table:table-cell table:number-columns-repeated="9"/>
        </table:table-row>
        <table:table-row table:style-name="ro1">
          <table:table-cell office:value-type="string" calcext:value-type="string">
            <text:p>The mRNA leaves the nucleus through a small hole, only sizable for it. It then goes to the ribosome. Once its in, the tRNA begings to match it up with the opposite letters in pairs of three. The strand leaves the ribosome in pairs of three, the amino acid sequence to make the protiens we need.</text:p>
          </table:table-cell>
          <table:table-cell office:value-type="float" office:value="0.222240641713142" calcext:value-type="float">
            <text:p>0.222240641713142</text:p>
          </table:table-cell>
          <table:table-cell office:value-type="float" office:value="0.666666686534882" calcext:value-type="float">
            <text:p>0.666666686534882</text:p>
          </table:table-cell>
          <table:table-cell table:formula="of:=IF([.B551]&gt;5/6; 3; IF([.B551]&gt;1/2; 2; IF([.B551]&gt;1/6; 1; 0)))" office:value-type="float" office:value="1" calcext:value-type="float">
            <text:p>1</text:p>
          </table:table-cell>
          <table:table-cell table:formula="of:=INT([.C551]*3)" office:value-type="float" office:value="2" calcext:value-type="float">
            <text:p>2</text:p>
          </table:table-cell>
          <table:table-cell table:number-columns-repeated="9"/>
        </table:table-row>
        <table:table-row table:style-name="ro1">
          <table:table-cell office:value-type="string" calcext:value-type="string">
            <text:p>black :: If they choose to paint the dog house black, it will affect it by absorbing more heat energy. In the investigation, th e average temperature for the black lid was 53(DEG)C versus the white wh ich had an average of 42(DEG)C. Therefore, if Brandi and Jerry paint t he dog house black, it will absorb more heat energy than the other colors .</text:p>
          </table:table-cell>
          <table:table-cell office:value-type="float" office:value="0.655534148216248" calcext:value-type="float">
            <text:p>0.655534148216248</text:p>
          </table:table-cell>
          <table:table-cell office:value-type="float" office:value="0.666666686534882" calcext:value-type="float">
            <text:p>0.666666686534882</text:p>
          </table:table-cell>
          <table:table-cell table:formula="of:=IF([.B552]&gt;5/6; 3; IF([.B552]&gt;1/2; 2; IF([.B552]&gt;1/6; 1; 0)))" office:value-type="float" office:value="2" calcext:value-type="float">
            <text:p>2</text:p>
          </table:table-cell>
          <table:table-cell table:formula="of:=INT([.C552]*3)" office:value-type="float" office:value="2" calcext:value-type="float">
            <text:p>2</text:p>
          </table:table-cell>
          <table:table-cell table:number-columns-repeated="9"/>
        </table:table-row>
        <table:table-row table:style-name="ro1">
          <table:table-cell office:value-type="string" calcext:value-type="string">
            <text:p>transportation</text:p>
          </table:table-cell>
          <table:table-cell office:value-type="float" office:value="0.000330517068505287" calcext:value-type="float">
            <text:p>0.000330517068505287</text:p>
          </table:table-cell>
          <table:table-cell office:value-type="float" office:value="0" calcext:value-type="float">
            <text:p>0</text:p>
          </table:table-cell>
          <table:table-cell table:formula="of:=IF([.B553]&gt;5/6; 3; IF([.B553]&gt;1/2; 2; IF([.B553]&gt;1/6; 1; 0)))" office:value-type="float" office:value="0" calcext:value-type="float">
            <text:p>0</text:p>
          </table:table-cell>
          <table:table-cell table:formula="of:=INT([.C553]*3)" office:value-type="float" office:value="0" calcext:value-type="float">
            <text:p>0</text:p>
          </table:table-cell>
          <table:table-cell table:number-columns-repeated="9"/>
        </table:table-row>
        <table:table-row table:style-name="ro1">
          <table:table-cell office:value-type="string" calcext:value-type="string">
            <text:p>1. They have proteins2. they help wit mRNA3. 4</text:p>
          </table:table-cell>
          <table:table-cell office:value-type="float" office:value="0.00108191149774939" calcext:value-type="float">
            <text:p>0.00108191149774939</text:p>
          </table:table-cell>
          <table:table-cell office:value-type="float" office:value="0" calcext:value-type="float">
            <text:p>0</text:p>
          </table:table-cell>
          <table:table-cell table:formula="of:=IF([.B554]&gt;5/6; 3; IF([.B554]&gt;1/2; 2; IF([.B554]&gt;1/6; 1; 0)))" office:value-type="float" office:value="0" calcext:value-type="float">
            <text:p>0</text:p>
          </table:table-cell>
          <table:table-cell table:formula="of:=INT([.C554]*3)" office:value-type="float" office:value="0" calcext:value-type="float">
            <text:p>0</text:p>
          </table:table-cell>
          <table:table-cell table:number-columns-repeated="9"/>
        </table:table-row>
        <table:table-row table:style-name="ro1">
          <table:table-cell office:value-type="string" calcext:value-type="string">
            <text:p>The cell membrane will only allow RNA through. The flag lets it know where to enter. Then it will only let waste out.</text:p>
          </table:table-cell>
          <table:table-cell office:value-type="float" office:value="0.0114096384495497" calcext:value-type="float">
            <text:p>0.0114096384495497</text:p>
          </table:table-cell>
          <table:table-cell office:value-type="float" office:value="0" calcext:value-type="float">
            <text:p>0</text:p>
          </table:table-cell>
          <table:table-cell table:formula="of:=IF([.B555]&gt;5/6; 3; IF([.B555]&gt;1/2; 2; IF([.B555]&gt;1/6; 1; 0)))" office:value-type="float" office:value="0" calcext:value-type="float">
            <text:p>0</text:p>
          </table:table-cell>
          <table:table-cell table:formula="of:=INT([.C555]*3)" office:value-type="float" office:value="0" calcext:value-type="float">
            <text:p>0</text:p>
          </table:table-cell>
          <table:table-cell table:number-columns-repeated="9"/>
        </table:table-row>
        <table:table-row table:style-name="ro1">
          <table:table-cell office:value-type="string" calcext:value-type="string">
            <text:p>Protein is transferred.Protein is given a more higher level of itself. makes it stronger.Protein then makes its way to the RNA to keep healthy.</text:p>
          </table:table-cell>
          <table:table-cell office:value-type="float" office:value="0.00252619478851557" calcext:value-type="float">
            <text:p>0.00252619478851557</text:p>
          </table:table-cell>
          <table:table-cell office:value-type="float" office:value="0" calcext:value-type="float">
            <text:p>0</text:p>
          </table:table-cell>
          <table:table-cell table:formula="of:=IF([.B556]&gt;5/6; 3; IF([.B556]&gt;1/2; 2; IF([.B556]&gt;1/6; 1; 0)))" office:value-type="float" office:value="0" calcext:value-type="float">
            <text:p>0</text:p>
          </table:table-cell>
          <table:table-cell table:formula="of:=INT([.C556]*3)" office:value-type="float" office:value="0" calcext:value-type="float">
            <text:p>0</text:p>
          </table:table-cell>
          <table:table-cell table:number-columns-repeated="9"/>
        </table:table-row>
        <table:table-row table:style-name="ro1">
          <table:table-cell office:value-type="string" calcext:value-type="string">
            <text:p>a) Plastic B stretched the most amount <text:s/>therefore it is the most stretchabil. b) The students could have measured the length after 10 minutes instead of 5 minutes. They could have added more weights.</text:p>
          </table:table-cell>
          <table:table-cell office:value-type="float" office:value="0.688830375671387" calcext:value-type="float">
            <text:p>0.688830375671387</text:p>
          </table:table-cell>
          <table:table-cell office:value-type="float" office:value="0.333333343267441" calcext:value-type="float">
            <text:p>0.333333343267441</text:p>
          </table:table-cell>
          <table:table-cell table:formula="of:=IF([.B557]&gt;5/6; 3; IF([.B557]&gt;1/2; 2; IF([.B557]&gt;1/6; 1; 0)))" office:value-type="float" office:value="2" calcext:value-type="float">
            <text:p>2</text:p>
          </table:table-cell>
          <table:table-cell table:formula="of:=INT([.C557]*3)" office:value-type="float" office:value="1" calcext:value-type="float">
            <text:p>1</text:p>
          </table:table-cell>
          <table:table-cell table:number-columns-repeated="9"/>
        </table:table-row>
        <table:table-row table:style-name="ro1">
          <table:table-cell office:value-type="string" calcext:value-type="string">
            <text:p>cells use severa;l diffrent processes some examples are how the cells use the nucleus to manuver and plan the movements that allow the substances to travel across the cell wall. some of the cells use their ribosomes to manuverthem. then they could also use their endoplasmic reticulum or their ER to make this process possible. this is only a few posible ways that cells could control the movement of substances across the cell membrane.</text:p>
          </table:table-cell>
          <table:table-cell office:value-type="float" office:value="0.341843247413635" calcext:value-type="float">
            <text:p>0.341843247413635</text:p>
          </table:table-cell>
          <table:table-cell office:value-type="float" office:value="0" calcext:value-type="float">
            <text:p>0</text:p>
          </table:table-cell>
          <table:table-cell table:formula="of:=IF([.B558]&gt;5/6; 3; IF([.B558]&gt;1/2; 2; IF([.B558]&gt;1/6; 1; 0)))" office:value-type="float" office:value="1" calcext:value-type="float">
            <text:p>1</text:p>
          </table:table-cell>
          <table:table-cell table:formula="of:=INT([.C558]*3)" office:value-type="float" office:value="0" calcext:value-type="float">
            <text:p>0</text:p>
          </table:table-cell>
          <table:table-cell table:number-columns-repeated="9"/>
        </table:table-row>
        <table:table-row table:style-name="ro1">
          <table:table-cell office:value-type="string" calcext:value-type="string">
            <text:p>they reproduce with photosithesis</text:p>
          </table:table-cell>
          <table:table-cell office:value-type="float" office:value="0.00110953266266733" calcext:value-type="float">
            <text:p>0.00110953266266733</text:p>
          </table:table-cell>
          <table:table-cell office:value-type="float" office:value="0" calcext:value-type="float">
            <text:p>0</text:p>
          </table:table-cell>
          <table:table-cell table:formula="of:=IF([.B559]&gt;5/6; 3; IF([.B559]&gt;1/2; 2; IF([.B559]&gt;1/6; 1; 0)))" office:value-type="float" office:value="0" calcext:value-type="float">
            <text:p>0</text:p>
          </table:table-cell>
          <table:table-cell table:formula="of:=INT([.C559]*3)" office:value-type="float" office:value="0" calcext:value-type="float">
            <text:p>0</text:p>
          </table:table-cell>
          <table:table-cell table:number-columns-repeated="9"/>
        </table:table-row>
        <table:table-row table:style-name="ro1">
          <table:table-cell office:value-type="string" calcext:value-type="string">
            <text:p>prophase metaphaseanaphasetelaphase</text:p>
          </table:table-cell>
          <table:table-cell office:value-type="float" office:value="0.00111261056736112" calcext:value-type="float">
            <text:p>0.00111261056736112</text:p>
          </table:table-cell>
          <table:table-cell office:value-type="float" office:value="0" calcext:value-type="float">
            <text:p>0</text:p>
          </table:table-cell>
          <table:table-cell table:formula="of:=IF([.B560]&gt;5/6; 3; IF([.B560]&gt;1/2; 2; IF([.B560]&gt;1/6; 1; 0)))" office:value-type="float" office:value="0" calcext:value-type="float">
            <text:p>0</text:p>
          </table:table-cell>
          <table:table-cell table:formula="of:=INT([.C560]*3)" office:value-type="float" office:value="0" calcext:value-type="float">
            <text:p>0</text:p>
          </table:table-cell>
          <table:table-cell table:number-columns-repeated="9"/>
        </table:table-row>
        <table:table-row table:style-name="ro1">
          <table:table-cell office:value-type="string" calcext:value-type="string">
            <text:p>You may want to tell in the experiment how much vinegar you are pouring in; Explain how you found the differences in mass, mass before you rinse with the distilled water.</text:p>
          </table:table-cell>
          <table:table-cell office:value-type="float" office:value="0.451420456171036" calcext:value-type="float">
            <text:p>0.451420456171036</text:p>
          </table:table-cell>
          <table:table-cell office:value-type="float" office:value="0.333333343267441" calcext:value-type="float">
            <text:p>0.333333343267441</text:p>
          </table:table-cell>
          <table:table-cell table:formula="of:=IF([.B561]&gt;5/6; 3; IF([.B561]&gt;1/2; 2; IF([.B561]&gt;1/6; 1; 0)))" office:value-type="float" office:value="1" calcext:value-type="float">
            <text:p>1</text:p>
          </table:table-cell>
          <table:table-cell table:formula="of:=INT([.C561]*3)" office:value-type="float" office:value="1" calcext:value-type="float">
            <text:p>1</text:p>
          </table:table-cell>
          <table:table-cell table:number-columns-repeated="9"/>
        </table:table-row>
        <table:table-row table:style-name="ro1">
          <table:table-cell office:value-type="string" calcext:value-type="string">
            <text:p>tRNArRNAgRNAmRNA</text:p>
          </table:table-cell>
          <table:table-cell office:value-type="float" office:value="0.018373616039753" calcext:value-type="float">
            <text:p>0.018373616039753</text:p>
          </table:table-cell>
          <table:table-cell office:value-type="float" office:value="0" calcext:value-type="float">
            <text:p>0</text:p>
          </table:table-cell>
          <table:table-cell table:formula="of:=IF([.B562]&gt;5/6; 3; IF([.B562]&gt;1/2; 2; IF([.B562]&gt;1/6; 1; 0)))" office:value-type="float" office:value="0" calcext:value-type="float">
            <text:p>0</text:p>
          </table:table-cell>
          <table:table-cell table:formula="of:=INT([.C562]*3)" office:value-type="float" office:value="0" calcext:value-type="float">
            <text:p>0</text:p>
          </table:table-cell>
          <table:table-cell table:number-columns-repeated="9"/>
        </table:table-row>
        <table:table-row table:style-name="ro1">
          <table:table-cell office:value-type="string" calcext:value-type="string">
            <text:p>white :: They Should Paint the Dog house White. If The Dog House Was whiteAnd It was a sunny day, then the dog would be hot.(do gs cant sweat.)</text:p>
          </table:table-cell>
          <table:table-cell office:value-type="float" office:value="0.29879766702652" calcext:value-type="float">
            <text:p>0.29879766702652</text:p>
          </table:table-cell>
          <table:table-cell office:value-type="float" office:value="0" calcext:value-type="float">
            <text:p>0</text:p>
          </table:table-cell>
          <table:table-cell table:formula="of:=IF([.B563]&gt;5/6; 3; IF([.B563]&gt;1/2; 2; IF([.B563]&gt;1/6; 1; 0)))" office:value-type="float" office:value="1" calcext:value-type="float">
            <text:p>1</text:p>
          </table:table-cell>
          <table:table-cell table:formula="of:=INT([.C563]*3)" office:value-type="float" office:value="0" calcext:value-type="float">
            <text:p>0</text:p>
          </table:table-cell>
          <table:table-cell table:number-columns-repeated="9"/>
        </table:table-row>
        <table:table-row table:style-name="ro1">
          <table:table-cell office:value-type="string" calcext:value-type="string">
            <text:p>Protein synthesis starts with the mRNA leaving the nucleus, then tRNA transcribing the complimentry strand, and finally rRNA.</text:p>
          </table:table-cell>
          <table:table-cell office:value-type="float" office:value="0.0106514152139425" calcext:value-type="float">
            <text:p>0.0106514152139425</text:p>
          </table:table-cell>
          <table:table-cell office:value-type="float" office:value="0" calcext:value-type="float">
            <text:p>0</text:p>
          </table:table-cell>
          <table:table-cell table:formula="of:=IF([.B564]&gt;5/6; 3; IF([.B564]&gt;1/2; 2; IF([.B564]&gt;1/6; 1; 0)))" office:value-type="float" office:value="0" calcext:value-type="float">
            <text:p>0</text:p>
          </table:table-cell>
          <table:table-cell table:formula="of:=INT([.C564]*3)" office:value-type="float" office:value="0" calcext:value-type="float">
            <text:p>0</text:p>
          </table:table-cell>
          <table:table-cell table:number-columns-repeated="9"/>
        </table:table-row>
        <table:table-row table:style-name="ro1">
          <table:table-cell office:value-type="string" calcext:value-type="string">
            <text:p>black :: It would keep the dog house warm, because darker colors absorb more energy</text:p>
          </table:table-cell>
          <table:table-cell office:value-type="float" office:value="0.178116127848625" calcext:value-type="float">
            <text:p>0.178116127848625</text:p>
          </table:table-cell>
          <table:table-cell office:value-type="float" office:value="0.333333343267441" calcext:value-type="float">
            <text:p>0.333333343267441</text:p>
          </table:table-cell>
          <table:table-cell table:formula="of:=IF([.B565]&gt;5/6; 3; IF([.B565]&gt;1/2; 2; IF([.B565]&gt;1/6; 1; 0)))" office:value-type="float" office:value="1" calcext:value-type="float">
            <text:p>1</text:p>
          </table:table-cell>
          <table:table-cell table:formula="of:=INT([.C565]*3)" office:value-type="float" office:value="1" calcext:value-type="float">
            <text:p>1</text:p>
          </table:table-cell>
          <table:table-cell table:number-columns-repeated="9"/>
        </table:table-row>
        <table:table-row table:style-name="ro1">
          <table:table-cell office:value-type="string" calcext:value-type="string">
            <text:p>light gray :: <text:s/>if the color was darker but not black it woul d keep the doghouse warmer but not making it to hot beacause like in the experiment it was warm but not hot!!</text:p>
          </table:table-cell>
          <table:table-cell office:value-type="float" office:value="0.214561298489571" calcext:value-type="float">
            <text:p>0.214561298489571</text:p>
          </table:table-cell>
          <table:table-cell office:value-type="float" office:value="0.333333343267441" calcext:value-type="float">
            <text:p>0.333333343267441</text:p>
          </table:table-cell>
          <table:table-cell table:formula="of:=IF([.B566]&gt;5/6; 3; IF([.B566]&gt;1/2; 2; IF([.B566]&gt;1/6; 1; 0)))" office:value-type="float" office:value="1" calcext:value-type="float">
            <text:p>1</text:p>
          </table:table-cell>
          <table:table-cell table:formula="of:=INT([.C566]*3)" office:value-type="float" office:value="1" calcext:value-type="float">
            <text:p>1</text:p>
          </table:table-cell>
          <table:table-cell table:number-columns-repeated="9"/>
        </table:table-row>
        <table:table-row table:style-name="ro1">
          <table:table-cell office:value-type="string" calcext:value-type="string">
            <text:p>homeostasis</text:p>
          </table:table-cell>
          <table:table-cell office:value-type="float" office:value="0.000268809671979398" calcext:value-type="float">
            <text:p>0.000268809671979398</text:p>
          </table:table-cell>
          <table:table-cell office:value-type="float" office:value="0" calcext:value-type="float">
            <text:p>0</text:p>
          </table:table-cell>
          <table:table-cell table:formula="of:=IF([.B567]&gt;5/6; 3; IF([.B567]&gt;1/2; 2; IF([.B567]&gt;1/6; 1; 0)))" office:value-type="float" office:value="0" calcext:value-type="float">
            <text:p>0</text:p>
          </table:table-cell>
          <table:table-cell table:formula="of:=INT([.C567]*3)" office:value-type="float" office:value="0" calcext:value-type="float">
            <text:p>0</text:p>
          </table:table-cell>
          <table:table-cell table:number-columns-repeated="9"/>
        </table:table-row>
        <table:table-row table:style-name="ro1">
          <table:table-cell office:value-type="string" calcext:value-type="string">
            <text:p>The nucleus holds all the DNA and controls the cells functions. The proteins help control what passes through the cell membrane. The cell membrane also determines what comes in and out of the cell.</text:p>
          </table:table-cell>
          <table:table-cell office:value-type="float" office:value="0.0135696921497583" calcext:value-type="float">
            <text:p>0.0135696921497583</text:p>
          </table:table-cell>
          <table:table-cell office:value-type="float" office:value="0" calcext:value-type="float">
            <text:p>0</text:p>
          </table:table-cell>
          <table:table-cell table:formula="of:=IF([.B568]&gt;5/6; 3; IF([.B568]&gt;1/2; 2; IF([.B568]&gt;1/6; 1; 0)))" office:value-type="float" office:value="0" calcext:value-type="float">
            <text:p>0</text:p>
          </table:table-cell>
          <table:table-cell table:formula="of:=INT([.C568]*3)" office:value-type="float" office:value="0" calcext:value-type="float">
            <text:p>0</text:p>
          </table:table-cell>
          <table:table-cell table:number-columns-repeated="9"/>
        </table:table-row>
        <table:table-row table:style-name="ro1">
          <table:table-cell office:value-type="string" calcext:value-type="string">
            <text:p>The stimulas keeps the proteins and organalles in place so that the membrane dose not let proteins move freely trough it.</text:p>
          </table:table-cell>
          <table:table-cell office:value-type="float" office:value="0.00839126668870449" calcext:value-type="float">
            <text:p>0.00839126668870449</text:p>
          </table:table-cell>
          <table:table-cell office:value-type="float" office:value="0" calcext:value-type="float">
            <text:p>0</text:p>
          </table:table-cell>
          <table:table-cell table:formula="of:=IF([.B569]&gt;5/6; 3; IF([.B569]&gt;1/2; 2; IF([.B569]&gt;1/6; 1; 0)))" office:value-type="float" office:value="0" calcext:value-type="float">
            <text:p>0</text:p>
          </table:table-cell>
          <table:table-cell table:formula="of:=INT([.C569]*3)" office:value-type="float" office:value="0" calcext:value-type="float">
            <text:p>0</text:p>
          </table:table-cell>
          <table:table-cell table:number-columns-repeated="9"/>
        </table:table-row>
        <table:table-row table:style-name="ro1">
          <table:table-cell office:value-type="string" calcext:value-type="string">
            <text:p>mRNA leaves the nucleus and goes to the tRNA. Then it goes into the golgi bodies and it is made into RNA again.</text:p>
          </table:table-cell>
          <table:table-cell office:value-type="float" office:value="0.00282250810414553" calcext:value-type="float">
            <text:p>0.00282250810414553</text:p>
          </table:table-cell>
          <table:table-cell office:value-type="float" office:value="0" calcext:value-type="float">
            <text:p>0</text:p>
          </table:table-cell>
          <table:table-cell table:formula="of:=IF([.B570]&gt;5/6; 3; IF([.B570]&gt;1/2; 2; IF([.B570]&gt;1/6; 1; 0)))" office:value-type="float" office:value="0" calcext:value-type="float">
            <text:p>0</text:p>
          </table:table-cell>
          <table:table-cell table:formula="of:=INT([.C570]*3)" office:value-type="float" office:value="0" calcext:value-type="float">
            <text:p>0</text:p>
          </table:table-cell>
          <table:table-cell table:number-columns-repeated="9"/>
        </table:table-row>
        <table:table-row table:style-name="ro1">
          <table:table-cell office:value-type="string" calcext:value-type="string">
            <text:p>what additional information that may be needed in order to replicate the experiment is the amount of vinegar before the experiment, also the amount of vinegar after taking each sample out of the cup. However, including information about time wouldn't hart the econ't either.</text:p>
          </table:table-cell>
          <table:table-cell office:value-type="float" office:value="0.561756074428558" calcext:value-type="float">
            <text:p>0.561756074428558</text:p>
          </table:table-cell>
          <table:table-cell office:value-type="float" office:value="0.333333343267441" calcext:value-type="float">
            <text:p>0.333333343267441</text:p>
          </table:table-cell>
          <table:table-cell table:formula="of:=IF([.B571]&gt;5/6; 3; IF([.B571]&gt;1/2; 2; IF([.B571]&gt;1/6; 1; 0)))" office:value-type="float" office:value="2" calcext:value-type="float">
            <text:p>2</text:p>
          </table:table-cell>
          <table:table-cell table:formula="of:=INT([.C571]*3)" office:value-type="float" office:value="1" calcext:value-type="float">
            <text:p>1</text:p>
          </table:table-cell>
          <table:table-cell table:number-columns-repeated="9"/>
        </table:table-row>
        <table:table-row table:style-name="ro1">
          <table:table-cell office:value-type="string" calcext:value-type="string">
            <text:p>os it the answer <text:s/>is DNA</text:p>
          </table:table-cell>
          <table:table-cell office:value-type="float" office:value="0.00134445889852941" calcext:value-type="float">
            <text:p>0.00134445889852941</text:p>
          </table:table-cell>
          <table:table-cell office:value-type="float" office:value="0" calcext:value-type="float">
            <text:p>0</text:p>
          </table:table-cell>
          <table:table-cell table:formula="of:=IF([.B572]&gt;5/6; 3; IF([.B572]&gt;1/2; 2; IF([.B572]&gt;1/6; 1; 0)))" office:value-type="float" office:value="0" calcext:value-type="float">
            <text:p>0</text:p>
          </table:table-cell>
          <table:table-cell table:formula="of:=INT([.C572]*3)" office:value-type="float" office:value="0" calcext:value-type="float">
            <text:p>0</text:p>
          </table:table-cell>
          <table:table-cell table:number-columns-repeated="9"/>
        </table:table-row>
        <table:table-row table:style-name="ro1">
          <table:table-cell office:value-type="string" calcext:value-type="string">
            <text:p>white :: <text:s/>i think the dog house should be white, becaus e in the experiment, white didnt get very hot. the highest temperature wa s 43(DEG)C and the lowest was 41(DEG)C.</text:p>
          </table:table-cell>
          <table:table-cell office:value-type="float" office:value="0.439674705266953" calcext:value-type="float">
            <text:p>0.439674705266953</text:p>
          </table:table-cell>
          <table:table-cell office:value-type="float" office:value="0.333333343267441" calcext:value-type="float">
            <text:p>0.333333343267441</text:p>
          </table:table-cell>
          <table:table-cell table:formula="of:=IF([.B573]&gt;5/6; 3; IF([.B573]&gt;1/2; 2; IF([.B573]&gt;1/6; 1; 0)))" office:value-type="float" office:value="1" calcext:value-type="float">
            <text:p>1</text:p>
          </table:table-cell>
          <table:table-cell table:formula="of:=INT([.C573]*3)" office:value-type="float" office:value="1" calcext:value-type="float">
            <text:p>1</text:p>
          </table:table-cell>
          <table:table-cell table:number-columns-repeated="9"/>
        </table:table-row>
        <table:table-row table:style-name="ro1">
          <table:table-cell office:value-type="string" calcext:value-type="string">
            <text:p>a) According to the results, T2 had stretched the most mm than T1.^p B) The student should have said how big the clamp should have been, and how heavy the weights should have been.</text:p>
          </table:table-cell>
          <table:table-cell office:value-type="float" office:value="0.921376526355743" calcext:value-type="float">
            <text:p>0.921376526355743</text:p>
          </table:table-cell>
          <table:table-cell office:value-type="float" office:value="0.666666686534882" calcext:value-type="float">
            <text:p>0.666666686534882</text:p>
          </table:table-cell>
          <table:table-cell table:formula="of:=IF([.B574]&gt;5/6; 3; IF([.B574]&gt;1/2; 2; IF([.B574]&gt;1/6; 1; 0)))" office:value-type="float" office:value="3" calcext:value-type="float">
            <text:p>3</text:p>
          </table:table-cell>
          <table:table-cell table:formula="of:=INT([.C574]*3)" office:value-type="float" office:value="2" calcext:value-type="float">
            <text:p>2</text:p>
          </table:table-cell>
          <table:table-cell table:number-columns-repeated="9"/>
        </table:table-row>
        <table:table-row table:style-name="ro1">
          <table:table-cell office:value-type="string" calcext:value-type="string">
            <text:p>After the mRNA leaves the nucles it goes through four major steps involved with protein synthesis. Firts it goes through transcription and is changed into DNA.</text:p>
          </table:table-cell>
          <table:table-cell office:value-type="float" office:value="0.00344319338910282" calcext:value-type="float">
            <text:p>0.00344319338910282</text:p>
          </table:table-cell>
          <table:table-cell office:value-type="float" office:value="0" calcext:value-type="float">
            <text:p>0</text:p>
          </table:table-cell>
          <table:table-cell table:formula="of:=IF([.B575]&gt;5/6; 3; IF([.B575]&gt;1/2; 2; IF([.B575]&gt;1/6; 1; 0)))" office:value-type="float" office:value="0" calcext:value-type="float">
            <text:p>0</text:p>
          </table:table-cell>
          <table:table-cell table:formula="of:=INT([.C575]*3)" office:value-type="float" office:value="0" calcext:value-type="float">
            <text:p>0</text:p>
          </table:table-cell>
          <table:table-cell table:number-columns-repeated="9"/>
        </table:table-row>
        <table:table-row table:style-name="ro1">
          <table:table-cell office:value-type="string" calcext:value-type="string">
            <text:p>(A) The conclusion could be that plastic D was the strongest of the plastics because it did not stretch at all. ^p (B) Two ways this exparement could have been improved is by telling how much waright to add to the clamp and the dementions of plastic.</text:p>
          </table:table-cell>
          <table:table-cell office:value-type="float" office:value="0.507469177246094" calcext:value-type="float">
            <text:p>0.507469177246094</text:p>
          </table:table-cell>
          <table:table-cell office:value-type="float" office:value="0.666666686534882" calcext:value-type="float">
            <text:p>0.666666686534882</text:p>
          </table:table-cell>
          <table:table-cell table:formula="of:=IF([.B576]&gt;5/6; 3; IF([.B576]&gt;1/2; 2; IF([.B576]&gt;1/6; 1; 0)))" office:value-type="float" office:value="2" calcext:value-type="float">
            <text:p>2</text:p>
          </table:table-cell>
          <table:table-cell table:formula="of:=INT([.C576]*3)" office:value-type="float" office:value="2" calcext:value-type="float">
            <text:p>2</text:p>
          </table:table-cell>
          <table:table-cell table:number-columns-repeated="9"/>
        </table:table-row>
        <table:table-row table:style-name="ro1">
          <table:table-cell office:value-type="string" calcext:value-type="string">
            <text:p>dark gray :: The dark grey would keep the doghouse warm, b ut not too hot. This is shown in the experiment when dark grey was the se cond warmest color.</text:p>
          </table:table-cell>
          <table:table-cell office:value-type="float" office:value="0.475928097963333" calcext:value-type="float">
            <text:p>0.475928097963333</text:p>
          </table:table-cell>
          <table:table-cell office:value-type="float" office:value="0.666666686534882" calcext:value-type="float">
            <text:p>0.666666686534882</text:p>
          </table:table-cell>
          <table:table-cell table:formula="of:=IF([.B577]&gt;5/6; 3; IF([.B577]&gt;1/2; 2; IF([.B577]&gt;1/6; 1; 0)))" office:value-type="float" office:value="1" calcext:value-type="float">
            <text:p>1</text:p>
          </table:table-cell>
          <table:table-cell table:formula="of:=INT([.C577]*3)" office:value-type="float" office:value="2" calcext:value-type="float">
            <text:p>2</text:p>
          </table:table-cell>
          <table:table-cell table:number-columns-repeated="9"/>
        </table:table-row>
        <table:table-row table:style-name="ro1">
          <table:table-cell office:value-type="string" calcext:value-type="string">
            <text:p>it conects to the DNA and makes mRNA, the mRNA than takes messages to other parts of the cell, it goes through the nucleus, through the cell membrane, and than off to the other parts of the cell.</text:p>
          </table:table-cell>
          <table:table-cell office:value-type="float" office:value="0.010356611572206" calcext:value-type="float">
            <text:p>0.010356611572206</text:p>
          </table:table-cell>
          <table:table-cell office:value-type="float" office:value="0" calcext:value-type="float">
            <text:p>0</text:p>
          </table:table-cell>
          <table:table-cell table:formula="of:=IF([.B578]&gt;5/6; 3; IF([.B578]&gt;1/2; 2; IF([.B578]&gt;1/6; 1; 0)))" office:value-type="float" office:value="0" calcext:value-type="float">
            <text:p>0</text:p>
          </table:table-cell>
          <table:table-cell table:formula="of:=INT([.C578]*3)" office:value-type="float" office:value="0" calcext:value-type="float">
            <text:p>0</text:p>
          </table:table-cell>
          <table:table-cell table:number-columns-repeated="9"/>
        </table:table-row>
        <table:table-row table:style-name="ro1">
          <table:table-cell office:value-type="string" calcext:value-type="string">
            <text:p>dark gray :: <text:s/>it will not make it too hot for the dog or to cold for the dog</text:p>
          </table:table-cell>
          <table:table-cell office:value-type="float" office:value="0.142952337861061" calcext:value-type="float">
            <text:p>0.142952337861061</text:p>
          </table:table-cell>
          <table:table-cell office:value-type="float" office:value="0.333333343267441" calcext:value-type="float">
            <text:p>0.333333343267441</text:p>
          </table:table-cell>
          <table:table-cell table:formula="of:=IF([.B579]&gt;5/6; 3; IF([.B579]&gt;1/2; 2; IF([.B579]&gt;1/6; 1; 0)))" office:value-type="float" office:value="0" calcext:value-type="float">
            <text:p>0</text:p>
          </table:table-cell>
          <table:table-cell table:formula="of:=INT([.C579]*3)" office:value-type="float" office:value="1" calcext:value-type="float">
            <text:p>1</text:p>
          </table:table-cell>
          <table:table-cell table:number-columns-repeated="9"/>
        </table:table-row>
        <table:table-row table:style-name="ro1">
          <table:table-cell office:value-type="string" calcext:value-type="string">
            <text:p>Which material you are using for the experiment, also record their masses before the vineger and also when it's in the vinegar. You also might want to mass the cup filled with vinegar to see how much grams it had gained with the material.</text:p>
          </table:table-cell>
          <table:table-cell office:value-type="float" office:value="0.387347787618637" calcext:value-type="float">
            <text:p>0.387347787618637</text:p>
          </table:table-cell>
          <table:table-cell office:value-type="float" office:value="0" calcext:value-type="float">
            <text:p>0</text:p>
          </table:table-cell>
          <table:table-cell table:formula="of:=IF([.B580]&gt;5/6; 3; IF([.B580]&gt;1/2; 2; IF([.B580]&gt;1/6; 1; 0)))" office:value-type="float" office:value="1" calcext:value-type="float">
            <text:p>1</text:p>
          </table:table-cell>
          <table:table-cell table:formula="of:=INT([.C580]*3)" office:value-type="float" office:value="0" calcext:value-type="float">
            <text:p>0</text:p>
          </table:table-cell>
          <table:table-cell table:number-columns-repeated="9"/>
        </table:table-row>
        <table:table-row table:style-name="ro1">
          <table:table-cell office:value-type="string" calcext:value-type="string">
            <text:p>tRNA</text:p>
          </table:table-cell>
          <table:table-cell office:value-type="float" office:value="0.000296456972137094" calcext:value-type="float">
            <text:p>0.000296456972137094</text:p>
          </table:table-cell>
          <table:table-cell office:value-type="float" office:value="0" calcext:value-type="float">
            <text:p>0</text:p>
          </table:table-cell>
          <table:table-cell table:formula="of:=IF([.B581]&gt;5/6; 3; IF([.B581]&gt;1/2; 2; IF([.B581]&gt;1/6; 1; 0)))" office:value-type="float" office:value="0" calcext:value-type="float">
            <text:p>0</text:p>
          </table:table-cell>
          <table:table-cell table:formula="of:=INT([.C581]*3)" office:value-type="float" office:value="0" calcext:value-type="float">
            <text:p>0</text:p>
          </table:table-cell>
          <table:table-cell table:number-columns-repeated="9"/>
        </table:table-row>
        <table:table-row table:style-name="ro1">
          <table:table-cell office:value-type="string" calcext:value-type="string">
            <text:p>the four major steps involed in protein synthesis are carbohydrates, amino acids, fat, sugar</text:p>
          </table:table-cell>
          <table:table-cell office:value-type="float" office:value="0.105023421347141" calcext:value-type="float">
            <text:p>0.105023421347141</text:p>
          </table:table-cell>
          <table:table-cell office:value-type="float" office:value="0" calcext:value-type="float">
            <text:p>0</text:p>
          </table:table-cell>
          <table:table-cell table:formula="of:=IF([.B582]&gt;5/6; 3; IF([.B582]&gt;1/2; 2; IF([.B582]&gt;1/6; 1; 0)))" office:value-type="float" office:value="0" calcext:value-type="float">
            <text:p>0</text:p>
          </table:table-cell>
          <table:table-cell table:formula="of:=INT([.C582]*3)" office:value-type="float" office:value="0" calcext:value-type="float">
            <text:p>0</text:p>
          </table:table-cell>
          <table:table-cell table:number-columns-repeated="9"/>
        </table:table-row>
        <table:table-row table:style-name="ro1">
          <table:table-cell office:value-type="string" calcext:value-type="string">
            <text:p>white :: white because blakc would absorb alot of the sun thermal energy witch would over heat and dehydrate the dog, same with , dark gray, and light gray, white would be the best choice because white reflects light, as appose to absorbing it, making the inner tempature co oler and more comfordable for the dog.</text:p>
          </table:table-cell>
          <table:table-cell office:value-type="float" office:value="0.585684597492218" calcext:value-type="float">
            <text:p>0.585684597492218</text:p>
          </table:table-cell>
          <table:table-cell office:value-type="float" office:value="0.333333343267441" calcext:value-type="float">
            <text:p>0.333333343267441</text:p>
          </table:table-cell>
          <table:table-cell table:formula="of:=IF([.B583]&gt;5/6; 3; IF([.B583]&gt;1/2; 2; IF([.B583]&gt;1/6; 1; 0)))" office:value-type="float" office:value="2" calcext:value-type="float">
            <text:p>2</text:p>
          </table:table-cell>
          <table:table-cell table:formula="of:=INT([.C583]*3)" office:value-type="float" office:value="1" calcext:value-type="float">
            <text:p>1</text:p>
          </table:table-cell>
          <table:table-cell table:number-columns-repeated="9"/>
        </table:table-row>
        <table:table-row table:style-name="ro1">
          <table:table-cell office:value-type="string" calcext:value-type="string">
            <text:p>The cell membrane,</text:p>
          </table:table-cell>
          <table:table-cell office:value-type="float" office:value="0.000372412527212873" calcext:value-type="float">
            <text:p>0.000372412527212873</text:p>
          </table:table-cell>
          <table:table-cell office:value-type="float" office:value="0" calcext:value-type="float">
            <text:p>0</text:p>
          </table:table-cell>
          <table:table-cell table:formula="of:=IF([.B584]&gt;5/6; 3; IF([.B584]&gt;1/2; 2; IF([.B584]&gt;1/6; 1; 0)))" office:value-type="float" office:value="0" calcext:value-type="float">
            <text:p>0</text:p>
          </table:table-cell>
          <table:table-cell table:formula="of:=INT([.C584]*3)" office:value-type="float" office:value="0" calcext:value-type="float">
            <text:p>0</text:p>
          </table:table-cell>
          <table:table-cell table:number-columns-repeated="9"/>
        </table:table-row>
        <table:table-row table:style-name="ro1">
          <table:table-cell office:value-type="string" calcext:value-type="string">
            <text:p>1. I would have to know what kind of area I would have to leave it in for 24 hours. (temperature) ^p 2. I would have to know what kind of wood to use, if there has any specific. ^p 3. Also in step 6, it does not say what I have to use to determine the mass of the rocks, plastic and wood.</text:p>
          </table:table-cell>
          <table:table-cell office:value-type="float" office:value="0.926777184009552" calcext:value-type="float">
            <text:p>0.926777184009552</text:p>
          </table:table-cell>
          <table:table-cell office:value-type="float" office:value="0.333333343267441" calcext:value-type="float">
            <text:p>0.333333343267441</text:p>
          </table:table-cell>
          <table:table-cell table:formula="of:=IF([.B585]&gt;5/6; 3; IF([.B585]&gt;1/2; 2; IF([.B585]&gt;1/6; 1; 0)))" office:value-type="float" office:value="3" calcext:value-type="float">
            <text:p>3</text:p>
          </table:table-cell>
          <table:table-cell table:formula="of:=INT([.C585]*3)" office:value-type="float" office:value="1" calcext:value-type="float">
            <text:p>1</text:p>
          </table:table-cell>
          <table:table-cell table:number-columns-repeated="9"/>
        </table:table-row>
        <table:table-row table:style-name="ro1">
          <table:table-cell office:value-type="string" calcext:value-type="string">
            <text:p>I think that they should have did the project more than once probably about two more times to see if there project was right and they also should have written out there conclusion as well as putting it on a graph.</text:p>
          </table:table-cell>
          <table:table-cell office:value-type="float" office:value="0.0270159002393484" calcext:value-type="float">
            <text:p>0.0270159002393484</text:p>
          </table:table-cell>
          <table:table-cell office:value-type="float" office:value="0" calcext:value-type="float">
            <text:p>0</text:p>
          </table:table-cell>
          <table:table-cell table:formula="of:=IF([.B586]&gt;5/6; 3; IF([.B586]&gt;1/2; 2; IF([.B586]&gt;1/6; 1; 0)))" office:value-type="float" office:value="0" calcext:value-type="float">
            <text:p>0</text:p>
          </table:table-cell>
          <table:table-cell table:formula="of:=INT([.C586]*3)" office:value-type="float" office:value="0" calcext:value-type="float">
            <text:p>0</text:p>
          </table:table-cell>
          <table:table-cell table:number-columns-repeated="9"/>
        </table:table-row>
        <table:table-row table:style-name="ro1">
          <table:table-cell office:value-type="string" calcext:value-type="string">
            <text:p>You would <text:s/>have to see what is the amount of rain. Also , need all the measurements <text:s/>of the vinegar.</text:p>
          </table:table-cell>
          <table:table-cell office:value-type="float" office:value="0.054937057197094" calcext:value-type="float">
            <text:p>0.054937057197094</text:p>
          </table:table-cell>
          <table:table-cell office:value-type="float" office:value="0.333333343267441" calcext:value-type="float">
            <text:p>0.333333343267441</text:p>
          </table:table-cell>
          <table:table-cell table:formula="of:=IF([.B587]&gt;5/6; 3; IF([.B587]&gt;1/2; 2; IF([.B587]&gt;1/6; 1; 0)))" office:value-type="float" office:value="0" calcext:value-type="float">
            <text:p>0</text:p>
          </table:table-cell>
          <table:table-cell table:formula="of:=INT([.C587]*3)" office:value-type="float" office:value="1" calcext:value-type="float">
            <text:p>1</text:p>
          </table:table-cell>
          <table:table-cell table:number-columns-repeated="9"/>
        </table:table-row>
        <table:table-row table:style-name="ro1">
          <table:table-cell office:value-type="string" calcext:value-type="string">
            <text:p>gaudine audine and thauoine</text:p>
          </table:table-cell>
          <table:table-cell office:value-type="float" office:value="0.101685203611851" calcext:value-type="float">
            <text:p>0.101685203611851</text:p>
          </table:table-cell>
          <table:table-cell office:value-type="float" office:value="0" calcext:value-type="float">
            <text:p>0</text:p>
          </table:table-cell>
          <table:table-cell table:formula="of:=IF([.B588]&gt;5/6; 3; IF([.B588]&gt;1/2; 2; IF([.B588]&gt;1/6; 1; 0)))" office:value-type="float" office:value="0" calcext:value-type="float">
            <text:p>0</text:p>
          </table:table-cell>
          <table:table-cell table:formula="of:=INT([.C588]*3)" office:value-type="float" office:value="0" calcext:value-type="float">
            <text:p>0</text:p>
          </table:table-cell>
          <table:table-cell table:number-columns-repeated="9"/>
        </table:table-row>
        <table:table-row table:style-name="ro1">
          <table:table-cell office:value-type="string" calcext:value-type="string">
            <text:p>1.It has to change then enitre thing.2.3.4.</text:p>
          </table:table-cell>
          <table:table-cell office:value-type="float" office:value="0.00232490478083491" calcext:value-type="float">
            <text:p>0.00232490478083491</text:p>
          </table:table-cell>
          <table:table-cell office:value-type="float" office:value="0" calcext:value-type="float">
            <text:p>0</text:p>
          </table:table-cell>
          <table:table-cell table:formula="of:=IF([.B589]&gt;5/6; 3; IF([.B589]&gt;1/2; 2; IF([.B589]&gt;1/6; 1; 0)))" office:value-type="float" office:value="0" calcext:value-type="float">
            <text:p>0</text:p>
          </table:table-cell>
          <table:table-cell table:formula="of:=INT([.C589]*3)" office:value-type="float" office:value="0" calcext:value-type="float">
            <text:p>0</text:p>
          </table:table-cell>
          <table:table-cell table:number-columns-repeated="9"/>
        </table:table-row>
        <table:table-row table:style-name="ro1">
          <table:table-cell office:value-type="string" calcext:value-type="string">
            <text:p>Cells use diffusion and osmoisis to move substances across the cell membrane. Diffusion is substances moving from an area with more mass to an area with less mass. Osmoisis is the movement of water through the cell membrane. A cell membrane also has pores that particles can enter and exit from.</text:p>
          </table:table-cell>
          <table:table-cell office:value-type="float" office:value="0.14806205034256" calcext:value-type="float">
            <text:p>0.14806205034256</text:p>
          </table:table-cell>
          <table:table-cell office:value-type="float" office:value="0.333333343267441" calcext:value-type="float">
            <text:p>0.333333343267441</text:p>
          </table:table-cell>
          <table:table-cell table:formula="of:=IF([.B590]&gt;5/6; 3; IF([.B590]&gt;1/2; 2; IF([.B590]&gt;1/6; 1; 0)))" office:value-type="float" office:value="0" calcext:value-type="float">
            <text:p>0</text:p>
          </table:table-cell>
          <table:table-cell table:formula="of:=INT([.C590]*3)" office:value-type="float" office:value="1" calcext:value-type="float">
            <text:p>1</text:p>
          </table:table-cell>
          <table:table-cell table:number-columns-repeated="9"/>
        </table:table-row>
        <table:table-row table:style-name="ro1">
          <table:table-cell office:value-type="string" calcext:value-type="string">
            <text:p>white :: the color of the dog house will affect the te mperature of the inside of the dog house. the color white will keep the t emerature lower than the other colors.</text:p>
          </table:table-cell>
          <table:table-cell office:value-type="float" office:value="0.310113281011581" calcext:value-type="float">
            <text:p>0.310113281011581</text:p>
          </table:table-cell>
          <table:table-cell office:value-type="float" office:value="0.333333343267441" calcext:value-type="float">
            <text:p>0.333333343267441</text:p>
          </table:table-cell>
          <table:table-cell table:formula="of:=IF([.B591]&gt;5/6; 3; IF([.B591]&gt;1/2; 2; IF([.B591]&gt;1/6; 1; 0)))" office:value-type="float" office:value="1" calcext:value-type="float">
            <text:p>1</text:p>
          </table:table-cell>
          <table:table-cell table:formula="of:=INT([.C591]*3)" office:value-type="float" office:value="1" calcext:value-type="float">
            <text:p>1</text:p>
          </table:table-cell>
          <table:table-cell table:number-columns-repeated="9"/>
        </table:table-row>
        <table:table-row table:style-name="ro1">
          <table:table-cell office:value-type="string" calcext:value-type="string">
            <text:p>After reading this procedure i think it would need task needed. Tell what it is you are doing and what solution, and a hypothesis.</text:p>
          </table:table-cell>
          <table:table-cell office:value-type="float" office:value="0.0321120768785477" calcext:value-type="float">
            <text:p>0.0321120768785477</text:p>
          </table:table-cell>
          <table:table-cell office:value-type="float" office:value="0" calcext:value-type="float">
            <text:p>0</text:p>
          </table:table-cell>
          <table:table-cell table:formula="of:=IF([.B592]&gt;5/6; 3; IF([.B592]&gt;1/2; 2; IF([.B592]&gt;1/6; 1; 0)))" office:value-type="float" office:value="0" calcext:value-type="float">
            <text:p>0</text:p>
          </table:table-cell>
          <table:table-cell table:formula="of:=INT([.C592]*3)" office:value-type="float" office:value="0" calcext:value-type="float">
            <text:p>0</text:p>
          </table:table-cell>
          <table:table-cell table:number-columns-repeated="9"/>
        </table:table-row>
        <table:table-row table:style-name="ro1">
          <table:table-cell office:value-type="string" calcext:value-type="string">
            <text:p>1. the nucleus2. the membrane3. the cyoplasm4. the cellwall</text:p>
          </table:table-cell>
          <table:table-cell office:value-type="float" office:value="0.00263522332534194" calcext:value-type="float">
            <text:p>0.00263522332534194</text:p>
          </table:table-cell>
          <table:table-cell office:value-type="float" office:value="0" calcext:value-type="float">
            <text:p>0</text:p>
          </table:table-cell>
          <table:table-cell table:formula="of:=IF([.B593]&gt;5/6; 3; IF([.B593]&gt;1/2; 2; IF([.B593]&gt;1/6; 1; 0)))" office:value-type="float" office:value="0" calcext:value-type="float">
            <text:p>0</text:p>
          </table:table-cell>
          <table:table-cell table:formula="of:=INT([.C593]*3)" office:value-type="float" office:value="0" calcext:value-type="float">
            <text:p>0</text:p>
          </table:table-cell>
          <table:table-cell table:number-columns-repeated="9"/>
        </table:table-row>
        <table:table-row table:style-name="ro1">
          <table:table-cell office:value-type="string" calcext:value-type="string">
            <text:p>black :: 1:The dog will be feeling like fanetting. 2:The dog will gett thirsty. 3:The dog will breath reeally hard.</text:p>
          </table:table-cell>
          <table:table-cell office:value-type="float" office:value="0.193687915802002" calcext:value-type="float">
            <text:p>0.193687915802002</text:p>
          </table:table-cell>
          <table:table-cell office:value-type="float" office:value="0" calcext:value-type="float">
            <text:p>0</text:p>
          </table:table-cell>
          <table:table-cell table:formula="of:=IF([.B594]&gt;5/6; 3; IF([.B594]&gt;1/2; 2; IF([.B594]&gt;1/6; 1; 0)))" office:value-type="float" office:value="1" calcext:value-type="float">
            <text:p>1</text:p>
          </table:table-cell>
          <table:table-cell table:formula="of:=INT([.C594]*3)" office:value-type="float" office:value="0" calcext:value-type="float">
            <text:p>0</text:p>
          </table:table-cell>
          <table:table-cell table:number-columns-repeated="9"/>
        </table:table-row>
        <table:table-row table:style-name="ro1">
          <table:table-cell office:value-type="string" calcext:value-type="string">
            <text:p>Translation, Transcription,</text:p>
          </table:table-cell>
          <table:table-cell office:value-type="float" office:value="0.000317224359605461" calcext:value-type="float">
            <text:p>0.000317224359605461</text:p>
          </table:table-cell>
          <table:table-cell office:value-type="float" office:value="0" calcext:value-type="float">
            <text:p>0</text:p>
          </table:table-cell>
          <table:table-cell table:formula="of:=IF([.B595]&gt;5/6; 3; IF([.B595]&gt;1/2; 2; IF([.B595]&gt;1/6; 1; 0)))" office:value-type="float" office:value="0" calcext:value-type="float">
            <text:p>0</text:p>
          </table:table-cell>
          <table:table-cell table:formula="of:=INT([.C595]*3)" office:value-type="float" office:value="0" calcext:value-type="float">
            <text:p>0</text:p>
          </table:table-cell>
          <table:table-cell table:number-columns-repeated="9"/>
        </table:table-row>
        <table:table-row table:style-name="ro1">
          <table:table-cell office:value-type="string" calcext:value-type="string">
            <text:p>white :: <text:s/>White would be a good color for the doghouse because it doesnt absorb as much energy as the other colors. This means that the temperature inside the doghouse wont be as hot. In the scenario, the temperature of the air for the white lid was 42(DEG)C and the temperatures of the Black,Dark gray and Light gray lids were 53(DEG)C, 48(DEG) C and 45(DEG)C. This information shows that the white lid had a lower temperat ure than the other three lids.</text:p>
          </table:table-cell>
          <table:table-cell office:value-type="float" office:value="0.651403546333313" calcext:value-type="float">
            <text:p>0.651403546333313</text:p>
          </table:table-cell>
          <table:table-cell office:value-type="float" office:value="0.666666686534882" calcext:value-type="float">
            <text:p>0.666666686534882</text:p>
          </table:table-cell>
          <table:table-cell table:formula="of:=IF([.B596]&gt;5/6; 3; IF([.B596]&gt;1/2; 2; IF([.B596]&gt;1/6; 1; 0)))" office:value-type="float" office:value="2" calcext:value-type="float">
            <text:p>2</text:p>
          </table:table-cell>
          <table:table-cell table:formula="of:=INT([.C596]*3)" office:value-type="float" office:value="2" calcext:value-type="float">
            <text:p>2</text:p>
          </table:table-cell>
          <table:table-cell table:number-columns-repeated="9"/>
        </table:table-row>
        <table:table-row table:style-name="ro1">
          <table:table-cell office:value-type="string" calcext:value-type="string">
            <text:p>Based on the data, a conclusion would be that the plastic types pretty much were the same as each trial give or data a mm each trial. ^p This ways the students could have improved the experiment is explain how much the weight weighed and did that weight stay the same for every types of plastic.</text:p>
          </table:table-cell>
          <table:table-cell office:value-type="float" office:value="0.541542708873749" calcext:value-type="float">
            <text:p>0.541542708873749</text:p>
          </table:table-cell>
          <table:table-cell office:value-type="float" office:value="0.666666686534882" calcext:value-type="float">
            <text:p>0.666666686534882</text:p>
          </table:table-cell>
          <table:table-cell table:formula="of:=IF([.B597]&gt;5/6; 3; IF([.B597]&gt;1/2; 2; IF([.B597]&gt;1/6; 1; 0)))" office:value-type="float" office:value="2" calcext:value-type="float">
            <text:p>2</text:p>
          </table:table-cell>
          <table:table-cell table:formula="of:=INT([.C597]*3)" office:value-type="float" office:value="2" calcext:value-type="float">
            <text:p>2</text:p>
          </table:table-cell>
          <table:table-cell table:number-columns-repeated="9"/>
        </table:table-row>
        <table:table-row table:style-name="ro1">
          <table:table-cell office:value-type="string" calcext:value-type="string">
            <text:p>In order to replicate the experiment, you would need to why they are preforming this experiment and what it is trying to prove. You would also need to know how much vinegar to pour into the containers to keep that a constant. Lastly, it would be important to know the amount of each sample to add to the vinegar so that the samples aren't different because that could vary your results.</text:p>
          </table:table-cell>
          <table:table-cell office:value-type="float" office:value="0.734296858310699" calcext:value-type="float">
            <text:p>0.734296858310699</text:p>
          </table:table-cell>
          <table:table-cell office:value-type="float" office:value="0.333333343267441" calcext:value-type="float">
            <text:p>0.333333343267441</text:p>
          </table:table-cell>
          <table:table-cell table:formula="of:=IF([.B598]&gt;5/6; 3; IF([.B598]&gt;1/2; 2; IF([.B598]&gt;1/6; 1; 0)))" office:value-type="float" office:value="2" calcext:value-type="float">
            <text:p>2</text:p>
          </table:table-cell>
          <table:table-cell table:formula="of:=INT([.C598]*3)" office:value-type="float" office:value="1" calcext:value-type="float">
            <text:p>1</text:p>
          </table:table-cell>
          <table:table-cell table:number-columns-repeated="9"/>
        </table:table-row>
        <table:table-row table:style-name="ro1">
          <table:table-cell office:value-type="string" calcext:value-type="string">
            <text:p>the RNA takes the sequence to the ribosomes to make protien</text:p>
          </table:table-cell>
          <table:table-cell office:value-type="float" office:value="0.00134412467014045" calcext:value-type="float">
            <text:p>0.00134412467014045</text:p>
          </table:table-cell>
          <table:table-cell office:value-type="float" office:value="0.333333343267441" calcext:value-type="float">
            <text:p>0.333333343267441</text:p>
          </table:table-cell>
          <table:table-cell table:formula="of:=IF([.B599]&gt;5/6; 3; IF([.B599]&gt;1/2; 2; IF([.B599]&gt;1/6; 1; 0)))" office:value-type="float" office:value="0" calcext:value-type="float">
            <text:p>0</text:p>
          </table:table-cell>
          <table:table-cell table:formula="of:=INT([.C599]*3)" office:value-type="float" office:value="1" calcext:value-type="float">
            <text:p>1</text:p>
          </table:table-cell>
          <table:table-cell table:number-columns-repeated="9"/>
        </table:table-row>
        <table:table-row table:style-name="ro1">
          <table:table-cell office:value-type="string" calcext:value-type="string">
            <text:p>cell wall--allows things to move in and out of the cellcell membrane--Protects the nucleusmotochondria--It duplicates</text:p>
          </table:table-cell>
          <table:table-cell office:value-type="float" office:value="0.00577084347605705" calcext:value-type="float">
            <text:p>0.00577084347605705</text:p>
          </table:table-cell>
          <table:table-cell office:value-type="float" office:value="0" calcext:value-type="float">
            <text:p>0</text:p>
          </table:table-cell>
          <table:table-cell table:formula="of:=IF([.B600]&gt;5/6; 3; IF([.B600]&gt;1/2; 2; IF([.B600]&gt;1/6; 1; 0)))" office:value-type="float" office:value="0" calcext:value-type="float">
            <text:p>0</text:p>
          </table:table-cell>
          <table:table-cell table:formula="of:=INT([.C600]*3)" office:value-type="float" office:value="0" calcext:value-type="float">
            <text:p>0</text:p>
          </table:table-cell>
          <table:table-cell table:number-columns-repeated="9"/>
        </table:table-row>
        <table:table-row table:style-name="ro1">
          <table:table-cell office:value-type="string" calcext:value-type="string">
            <text:p>mRNA- messenger RNA sends messages of directions to the nucleustRNA- transfer RNA transfers certain things in and out of the nucleusrRNA- ribosomal RNA located mostly in ribosomes</text:p>
          </table:table-cell>
          <table:table-cell office:value-type="float" office:value="0.0134322606027126" calcext:value-type="float">
            <text:p>0.0134322606027126</text:p>
          </table:table-cell>
          <table:table-cell office:value-type="float" office:value="0" calcext:value-type="float">
            <text:p>0</text:p>
          </table:table-cell>
          <table:table-cell table:formula="of:=IF([.B601]&gt;5/6; 3; IF([.B601]&gt;1/2; 2; IF([.B601]&gt;1/6; 1; 0)))" office:value-type="float" office:value="0" calcext:value-type="float">
            <text:p>0</text:p>
          </table:table-cell>
          <table:table-cell table:formula="of:=INT([.C601]*3)" office:value-type="float" office:value="0" calcext:value-type="float">
            <text:p>0</text:p>
          </table:table-cell>
          <table:table-cell table:number-columns-repeated="9"/>
        </table:table-row>
        <table:table-row table:style-name="ro1">
          <table:table-cell office:value-type="string" calcext:value-type="string">
            <text:p>mRNA then goes to the tRNA where <text:s/>the tRNA <text:s/>makes an exact copy of the template. The tRNA <text:s/>then matches <text:s/>up with the correct spot on the organelle. Then the organelle makes a protein that the <text:s/>body needs and sends it to <text:s/>were <text:s/>it is needed.</text:p>
          </table:table-cell>
          <table:table-cell office:value-type="float" office:value="0.0919030606746674" calcext:value-type="float">
            <text:p>0.0919030606746674</text:p>
          </table:table-cell>
          <table:table-cell office:value-type="float" office:value="0" calcext:value-type="float">
            <text:p>0</text:p>
          </table:table-cell>
          <table:table-cell table:formula="of:=IF([.B602]&gt;5/6; 3; IF([.B602]&gt;1/2; 2; IF([.B602]&gt;1/6; 1; 0)))" office:value-type="float" office:value="0" calcext:value-type="float">
            <text:p>0</text:p>
          </table:table-cell>
          <table:table-cell table:formula="of:=INT([.C602]*3)" office:value-type="float" office:value="0" calcext:value-type="float">
            <text:p>0</text:p>
          </table:table-cell>
          <table:table-cell table:number-columns-repeated="9"/>
        </table:table-row>
        <table:table-row table:style-name="ro1">
          <table:table-cell office:value-type="string" calcext:value-type="string">
            <text:p>1. mRNA leaves the cell2. The ribazome reads each segment <text:s text:c="3"/>3. As the segments are read amino acids coding for each segment come down to the ribazome4. The amino acids attach to each other to form a protein</text:p>
          </table:table-cell>
          <table:table-cell office:value-type="float" office:value="0.38927087187767" calcext:value-type="float">
            <text:p>0.38927087187767</text:p>
          </table:table-cell>
          <table:table-cell office:value-type="float" office:value="0.333333343267441" calcext:value-type="float">
            <text:p>0.333333343267441</text:p>
          </table:table-cell>
          <table:table-cell table:formula="of:=IF([.B603]&gt;5/6; 3; IF([.B603]&gt;1/2; 2; IF([.B603]&gt;1/6; 1; 0)))" office:value-type="float" office:value="1" calcext:value-type="float">
            <text:p>1</text:p>
          </table:table-cell>
          <table:table-cell table:formula="of:=INT([.C603]*3)" office:value-type="float" office:value="1" calcext:value-type="float">
            <text:p>1</text:p>
          </table:table-cell>
          <table:table-cell table:number-columns-repeated="9"/>
        </table:table-row>
        <table:table-row table:style-name="ro1">
          <table:table-cell office:value-type="string" calcext:value-type="string">
            <text:p>a) Plastic type B is more stretchable than plastic type A,C,or D because in trial 1 plastic B stretched 22mm and it stretched 23mm. In both trials plastic type B stretched farther than the rest. a) The student could improve the experimental design by being specific with what 4 polymers she was using, the student could improve validity of her results by concluding even more trials than just 2.</text:p>
          </table:table-cell>
          <table:table-cell office:value-type="float" office:value="0.861835718154907" calcext:value-type="float">
            <text:p>0.861835718154907</text:p>
          </table:table-cell>
          <table:table-cell office:value-type="float" office:value="0.666666686534882" calcext:value-type="float">
            <text:p>0.666666686534882</text:p>
          </table:table-cell>
          <table:table-cell table:formula="of:=IF([.B604]&gt;5/6; 3; IF([.B604]&gt;1/2; 2; IF([.B604]&gt;1/6; 1; 0)))" office:value-type="float" office:value="3" calcext:value-type="float">
            <text:p>3</text:p>
          </table:table-cell>
          <table:table-cell table:formula="of:=INT([.C604]*3)" office:value-type="float" office:value="2" calcext:value-type="float">
            <text:p>2</text:p>
          </table:table-cell>
          <table:table-cell table:number-columns-repeated="9"/>
        </table:table-row>
        <table:table-row table:style-name="ro1">
          <table:table-cell office:value-type="string" calcext:value-type="string">
            <text:p>The mRNA sends a message to the nucleus, the nucleus tells the cell to make proteins, proteins are made, it repeats these steps.</text:p>
          </table:table-cell>
          <table:table-cell office:value-type="float" office:value="0.00142559863161296" calcext:value-type="float">
            <text:p>0.00142559863161296</text:p>
          </table:table-cell>
          <table:table-cell office:value-type="float" office:value="0" calcext:value-type="float">
            <text:p>0</text:p>
          </table:table-cell>
          <table:table-cell table:formula="of:=IF([.B605]&gt;5/6; 3; IF([.B605]&gt;1/2; 2; IF([.B605]&gt;1/6; 1; 0)))" office:value-type="float" office:value="0" calcext:value-type="float">
            <text:p>0</text:p>
          </table:table-cell>
          <table:table-cell table:formula="of:=INT([.C605]*3)" office:value-type="float" office:value="0" calcext:value-type="float">
            <text:p>0</text:p>
          </table:table-cell>
          <table:table-cell table:number-columns-repeated="9"/>
        </table:table-row>
        <table:table-row table:style-name="ro1">
          <table:table-cell office:value-type="string" calcext:value-type="string">
            <text:p>They use ribosomes to carry stuff around the cell.The nuclieus is the brain, that helps controll the cell.The cell is small enough to move stuff across it.</text:p>
          </table:table-cell>
          <table:table-cell office:value-type="float" office:value="0.00255359266884625" calcext:value-type="float">
            <text:p>0.00255359266884625</text:p>
          </table:table-cell>
          <table:table-cell office:value-type="float" office:value="0" calcext:value-type="float">
            <text:p>0</text:p>
          </table:table-cell>
          <table:table-cell table:formula="of:=IF([.B606]&gt;5/6; 3; IF([.B606]&gt;1/2; 2; IF([.B606]&gt;1/6; 1; 0)))" office:value-type="float" office:value="0" calcext:value-type="float">
            <text:p>0</text:p>
          </table:table-cell>
          <table:table-cell table:formula="of:=INT([.C606]*3)" office:value-type="float" office:value="0" calcext:value-type="float">
            <text:p>0</text:p>
          </table:table-cell>
          <table:table-cell table:number-columns-repeated="9"/>
        </table:table-row>
        <table:table-row table:style-name="ro1">
          <table:table-cell office:value-type="string" calcext:value-type="string">
            <text:p>I can conclude that plastic type B was superior and has more stretch ability than any other plastic type. ^p B) The student could have added more trials to secure the validity that plastic type B had the most stretchability. The student could have drastically improved the experimental design by mentioning how much the weights weigh.</text:p>
          </table:table-cell>
          <table:table-cell office:value-type="float" office:value="0.894587218761444" calcext:value-type="float">
            <text:p>0.894587218761444</text:p>
          </table:table-cell>
          <table:table-cell office:value-type="float" office:value="1" calcext:value-type="float">
            <text:p>1</text:p>
          </table:table-cell>
          <table:table-cell table:formula="of:=IF([.B607]&gt;5/6; 3; IF([.B607]&gt;1/2; 2; IF([.B607]&gt;1/6; 1; 0)))" office:value-type="float" office:value="3" calcext:value-type="float">
            <text:p>3</text:p>
          </table:table-cell>
          <table:table-cell table:formula="of:=INT([.C607]*3)" office:value-type="float" office:value="3" calcext:value-type="float">
            <text:p>3</text:p>
          </table:table-cell>
          <table:table-cell table:number-columns-repeated="9"/>
        </table:table-row>
        <table:table-row table:style-name="ro1">
          <table:table-cell office:value-type="string" calcext:value-type="string">
            <text:p>Four major steps that are involved in protein syntensis are;-mRNA leaves the nucleus-The mRNA moves through the cell and buddys up with tRNA -the tRNA is now transferred to the plasma membrane-the plasma membrane makes proteins.</text:p>
          </table:table-cell>
          <table:table-cell office:value-type="float" office:value="0.0338262245059013" calcext:value-type="float">
            <text:p>0.0338262245059013</text:p>
          </table:table-cell>
          <table:table-cell office:value-type="float" office:value="0" calcext:value-type="float">
            <text:p>0</text:p>
          </table:table-cell>
          <table:table-cell table:formula="of:=IF([.B608]&gt;5/6; 3; IF([.B608]&gt;1/2; 2; IF([.B608]&gt;1/6; 1; 0)))" office:value-type="float" office:value="0" calcext:value-type="float">
            <text:p>0</text:p>
          </table:table-cell>
          <table:table-cell table:formula="of:=INT([.C608]*3)" office:value-type="float" office:value="0" calcext:value-type="float">
            <text:p>0</text:p>
          </table:table-cell>
          <table:table-cell table:number-columns-repeated="9"/>
        </table:table-row>
        <table:table-row table:style-name="ro1">
          <table:table-cell office:value-type="string" calcext:value-type="string">
            <text:p>They remain cosentrated because the passing-over cells are useing either a psedopod, flagella, or cillia have to cross over the cell membrane where it is less consentrated.</text:p>
          </table:table-cell>
          <table:table-cell office:value-type="float" office:value="0.0206620283424854" calcext:value-type="float">
            <text:p>0.0206620283424854</text:p>
          </table:table-cell>
          <table:table-cell office:value-type="float" office:value="0" calcext:value-type="float">
            <text:p>0</text:p>
          </table:table-cell>
          <table:table-cell table:formula="of:=IF([.B609]&gt;5/6; 3; IF([.B609]&gt;1/2; 2; IF([.B609]&gt;1/6; 1; 0)))" office:value-type="float" office:value="0" calcext:value-type="float">
            <text:p>0</text:p>
          </table:table-cell>
          <table:table-cell table:formula="of:=INT([.C609]*3)" office:value-type="float" office:value="0" calcext:value-type="float">
            <text:p>0</text:p>
          </table:table-cell>
          <table:table-cell table:number-columns-repeated="9"/>
        </table:table-row>
        <table:table-row table:style-name="ro1">
          <table:table-cell office:value-type="string" calcext:value-type="string">
            <text:p>A conclusion to data is that plastic type B is able to stretch the furthest out of the rest of the plastic types. The student could have improved the design by adding another trial to all plastic types &amp; also by altering the plastic to hang longer.</text:p>
          </table:table-cell>
          <table:table-cell office:value-type="float" office:value="0.831065475940704" calcext:value-type="float">
            <text:p>0.831065475940704</text:p>
          </table:table-cell>
          <table:table-cell office:value-type="float" office:value="0.666666686534882" calcext:value-type="float">
            <text:p>0.666666686534882</text:p>
          </table:table-cell>
          <table:table-cell table:formula="of:=IF([.B610]&gt;5/6; 3; IF([.B610]&gt;1/2; 2; IF([.B610]&gt;1/6; 1; 0)))" office:value-type="float" office:value="2" calcext:value-type="float">
            <text:p>2</text:p>
          </table:table-cell>
          <table:table-cell table:formula="of:=INT([.C610]*3)" office:value-type="float" office:value="2" calcext:value-type="float">
            <text:p>2</text:p>
          </table:table-cell>
          <table:table-cell table:number-columns-repeated="9"/>
        </table:table-row>
        <table:table-row table:style-name="ro1">
          <table:table-cell office:value-type="string" calcext:value-type="string">
            <text:p>Three processes used to control cell movement are,</text:p>
          </table:table-cell>
          <table:table-cell office:value-type="float" office:value="0.000694756861776114" calcext:value-type="float">
            <text:p>0.000694756861776114</text:p>
          </table:table-cell>
          <table:table-cell office:value-type="float" office:value="0" calcext:value-type="float">
            <text:p>0</text:p>
          </table:table-cell>
          <table:table-cell table:formula="of:=IF([.B611]&gt;5/6; 3; IF([.B611]&gt;1/2; 2; IF([.B611]&gt;1/6; 1; 0)))" office:value-type="float" office:value="0" calcext:value-type="float">
            <text:p>0</text:p>
          </table:table-cell>
          <table:table-cell table:formula="of:=INT([.C611]*3)" office:value-type="float" office:value="0" calcext:value-type="float">
            <text:p>0</text:p>
          </table:table-cell>
          <table:table-cell table:number-columns-repeated="9"/>
        </table:table-row>
        <table:table-row table:style-name="ro1">
          <table:table-cell office:value-type="string" calcext:value-type="string">
            <text:p>After the mRNA leaves the nucleas the four major steps are processing the DNA, then the tRNA coming our and starting the replications process, then the final step of DNA is happening.</text:p>
          </table:table-cell>
          <table:table-cell office:value-type="float" office:value="0.0417706817388535" calcext:value-type="float">
            <text:p>0.0417706817388535</text:p>
          </table:table-cell>
          <table:table-cell office:value-type="float" office:value="0" calcext:value-type="float">
            <text:p>0</text:p>
          </table:table-cell>
          <table:table-cell table:formula="of:=IF([.B612]&gt;5/6; 3; IF([.B612]&gt;1/2; 2; IF([.B612]&gt;1/6; 1; 0)))" office:value-type="float" office:value="0" calcext:value-type="float">
            <text:p>0</text:p>
          </table:table-cell>
          <table:table-cell table:formula="of:=INT([.C612]*3)" office:value-type="float" office:value="0" calcext:value-type="float">
            <text:p>0</text:p>
          </table:table-cell>
          <table:table-cell table:number-columns-repeated="9"/>
        </table:table-row>
        <table:table-row table:style-name="ro1">
          <table:table-cell office:value-type="string" calcext:value-type="string">
            <text:p>The mitochondria,chloroplast, ribsomes, and protein.</text:p>
          </table:table-cell>
          <table:table-cell office:value-type="float" office:value="0.00351394386962056" calcext:value-type="float">
            <text:p>0.00351394386962056</text:p>
          </table:table-cell>
          <table:table-cell office:value-type="float" office:value="0" calcext:value-type="float">
            <text:p>0</text:p>
          </table:table-cell>
          <table:table-cell table:formula="of:=IF([.B613]&gt;5/6; 3; IF([.B613]&gt;1/2; 2; IF([.B613]&gt;1/6; 1; 0)))" office:value-type="float" office:value="0" calcext:value-type="float">
            <text:p>0</text:p>
          </table:table-cell>
          <table:table-cell table:formula="of:=INT([.C613]*3)" office:value-type="float" office:value="0" calcext:value-type="float">
            <text:p>0</text:p>
          </table:table-cell>
          <table:table-cell table:number-columns-repeated="9"/>
        </table:table-row>
        <table:table-row table:style-name="ro1">
          <table:table-cell office:value-type="string" calcext:value-type="string">
            <text:p>transfusion</text:p>
          </table:table-cell>
          <table:table-cell office:value-type="float" office:value="0.000628567708190531" calcext:value-type="float">
            <text:p>0.000628567708190531</text:p>
          </table:table-cell>
          <table:table-cell office:value-type="float" office:value="0" calcext:value-type="float">
            <text:p>0</text:p>
          </table:table-cell>
          <table:table-cell table:formula="of:=IF([.B614]&gt;5/6; 3; IF([.B614]&gt;1/2; 2; IF([.B614]&gt;1/6; 1; 0)))" office:value-type="float" office:value="0" calcext:value-type="float">
            <text:p>0</text:p>
          </table:table-cell>
          <table:table-cell table:formula="of:=INT([.C614]*3)" office:value-type="float" office:value="0" calcext:value-type="float">
            <text:p>0</text:p>
          </table:table-cell>
          <table:table-cell table:number-columns-repeated="9"/>
        </table:table-row>
        <table:table-row table:style-name="ro1">
          <table:table-cell office:value-type="string" calcext:value-type="string">
            <text:p>I think that the data they have is correct but it shows that plastic type "A" is the only one that has a lower trial than the other types. Two ways the students could have improved the experiment was to tell how heavy the weights were and what plastic was used.</text:p>
          </table:table-cell>
          <table:table-cell office:value-type="float" office:value="0.463973104953766" calcext:value-type="float">
            <text:p>0.463973104953766</text:p>
          </table:table-cell>
          <table:table-cell office:value-type="float" office:value="0.666666686534882" calcext:value-type="float">
            <text:p>0.666666686534882</text:p>
          </table:table-cell>
          <table:table-cell table:formula="of:=IF([.B615]&gt;5/6; 3; IF([.B615]&gt;1/2; 2; IF([.B615]&gt;1/6; 1; 0)))" office:value-type="float" office:value="1" calcext:value-type="float">
            <text:p>1</text:p>
          </table:table-cell>
          <table:table-cell table:formula="of:=INT([.C615]*3)" office:value-type="float" office:value="2" calcext:value-type="float">
            <text:p>2</text:p>
          </table:table-cell>
          <table:table-cell table:number-columns-repeated="9"/>
        </table:table-row>
        <table:table-row table:style-name="ro1">
          <table:table-cell office:value-type="string" calcext:value-type="string">
            <text:p>The additional information that I would need to know is how would I find the mass of any of the materials? How much vinegar do I pour in each of the containers? What do I do to the materials or containers before I let them sit for 24 hours?</text:p>
          </table:table-cell>
          <table:table-cell office:value-type="float" office:value="0.712598145008087" calcext:value-type="float">
            <text:p>0.712598145008087</text:p>
          </table:table-cell>
          <table:table-cell office:value-type="float" office:value="0.333333343267441" calcext:value-type="float">
            <text:p>0.333333343267441</text:p>
          </table:table-cell>
          <table:table-cell table:formula="of:=IF([.B616]&gt;5/6; 3; IF([.B616]&gt;1/2; 2; IF([.B616]&gt;1/6; 1; 0)))" office:value-type="float" office:value="2" calcext:value-type="float">
            <text:p>2</text:p>
          </table:table-cell>
          <table:table-cell table:formula="of:=INT([.C616]*3)" office:value-type="float" office:value="1" calcext:value-type="float">
            <text:p>1</text:p>
          </table:table-cell>
          <table:table-cell table:number-columns-repeated="9"/>
        </table:table-row>
        <table:table-row table:style-name="ro1">
          <table:table-cell office:value-type="string" calcext:value-type="string">
            <text:p>I would need the procedure, the samples, starting mass, ending mass and difference in mass.</text:p>
          </table:table-cell>
          <table:table-cell office:value-type="float" office:value="0.0385454148054123" calcext:value-type="float">
            <text:p>0.0385454148054123</text:p>
          </table:table-cell>
          <table:table-cell office:value-type="float" office:value="0" calcext:value-type="float">
            <text:p>0</text:p>
          </table:table-cell>
          <table:table-cell table:formula="of:=IF([.B617]&gt;5/6; 3; IF([.B617]&gt;1/2; 2; IF([.B617]&gt;1/6; 1; 0)))" office:value-type="float" office:value="0" calcext:value-type="float">
            <text:p>0</text:p>
          </table:table-cell>
          <table:table-cell table:formula="of:=INT([.C617]*3)" office:value-type="float" office:value="0" calcext:value-type="float">
            <text:p>0</text:p>
          </table:table-cell>
          <table:table-cell table:number-columns-repeated="9"/>
        </table:table-row>
        <table:table-row table:style-name="ro1">
          <table:table-cell office:value-type="string" calcext:value-type="string">
            <text:p>white :: <text:s/>this is the best paint color for the dog hous e because in the experament it proved that the white matiral absorbed the least amount of heat therefore making the temp. in the jar the lea st</text:p>
          </table:table-cell>
          <table:table-cell office:value-type="float" office:value="0.34922644495964" calcext:value-type="float">
            <text:p>0.34922644495964</text:p>
          </table:table-cell>
          <table:table-cell office:value-type="float" office:value="0.666666686534882" calcext:value-type="float">
            <text:p>0.666666686534882</text:p>
          </table:table-cell>
          <table:table-cell table:formula="of:=IF([.B618]&gt;5/6; 3; IF([.B618]&gt;1/2; 2; IF([.B618]&gt;1/6; 1; 0)))" office:value-type="float" office:value="1" calcext:value-type="float">
            <text:p>1</text:p>
          </table:table-cell>
          <table:table-cell table:formula="of:=INT([.C618]*3)" office:value-type="float" office:value="2" calcext:value-type="float">
            <text:p>2</text:p>
          </table:table-cell>
          <table:table-cell table:number-columns-repeated="9"/>
        </table:table-row>
        <table:table-row table:style-name="ro1">
          <table:table-cell office:value-type="string" calcext:value-type="string">
            <text:p>The four major steps involved in protein synthesis are gathering the proteins, sortting them, packing them, and sending them out.</text:p>
          </table:table-cell>
          <table:table-cell office:value-type="float" office:value="0.00379314715974033" calcext:value-type="float">
            <text:p>0.00379314715974033</text:p>
          </table:table-cell>
          <table:table-cell office:value-type="float" office:value="0" calcext:value-type="float">
            <text:p>0</text:p>
          </table:table-cell>
          <table:table-cell table:formula="of:=IF([.B619]&gt;5/6; 3; IF([.B619]&gt;1/2; 2; IF([.B619]&gt;1/6; 1; 0)))" office:value-type="float" office:value="0" calcext:value-type="float">
            <text:p>0</text:p>
          </table:table-cell>
          <table:table-cell table:formula="of:=INT([.C619]*3)" office:value-type="float" office:value="0" calcext:value-type="float">
            <text:p>0</text:p>
          </table:table-cell>
          <table:table-cell table:number-columns-repeated="9"/>
        </table:table-row>
        <table:table-row table:style-name="ro1">
          <table:table-cell office:value-type="string" calcext:value-type="string">
            <text:p>meioses, cell division, geting rid of waste.</text:p>
          </table:table-cell>
          <table:table-cell office:value-type="float" office:value="0.000739767798222601" calcext:value-type="float">
            <text:p>0.000739767798222601</text:p>
          </table:table-cell>
          <table:table-cell office:value-type="float" office:value="0" calcext:value-type="float">
            <text:p>0</text:p>
          </table:table-cell>
          <table:table-cell table:formula="of:=IF([.B620]&gt;5/6; 3; IF([.B620]&gt;1/2; 2; IF([.B620]&gt;1/6; 1; 0)))" office:value-type="float" office:value="0" calcext:value-type="float">
            <text:p>0</text:p>
          </table:table-cell>
          <table:table-cell table:formula="of:=INT([.C620]*3)" office:value-type="float" office:value="0" calcext:value-type="float">
            <text:p>0</text:p>
          </table:table-cell>
          <table:table-cell table:number-columns-repeated="9"/>
        </table:table-row>
        <table:table-row table:style-name="ro1">
          <table:table-cell office:value-type="string" calcext:value-type="string">
            <text:p>The mRNA decodes DNA, then takes the code to the cytoplasm, then takes it to the ribosomes to produce function and then takes it to the tRNA to decode and produce protiens/</text:p>
          </table:table-cell>
          <table:table-cell office:value-type="float" office:value="0.017969373613596" calcext:value-type="float">
            <text:p>0.017969373613596</text:p>
          </table:table-cell>
          <table:table-cell office:value-type="float" office:value="0.333333343267441" calcext:value-type="float">
            <text:p>0.333333343267441</text:p>
          </table:table-cell>
          <table:table-cell table:formula="of:=IF([.B621]&gt;5/6; 3; IF([.B621]&gt;1/2; 2; IF([.B621]&gt;1/6; 1; 0)))" office:value-type="float" office:value="0" calcext:value-type="float">
            <text:p>0</text:p>
          </table:table-cell>
          <table:table-cell table:formula="of:=INT([.C621]*3)" office:value-type="float" office:value="1" calcext:value-type="float">
            <text:p>1</text:p>
          </table:table-cell>
          <table:table-cell table:number-columns-repeated="9"/>
        </table:table-row>
        <table:table-row table:style-name="ro1">
          <table:table-cell office:value-type="string" calcext:value-type="string">
            <text:p>white :: It should be white beacuse if its a dark color it would attract motre energy/heat.</text:p>
          </table:table-cell>
          <table:table-cell office:value-type="float" office:value="0.366459429264069" calcext:value-type="float">
            <text:p>0.366459429264069</text:p>
          </table:table-cell>
          <table:table-cell office:value-type="float" office:value="0.333333343267441" calcext:value-type="float">
            <text:p>0.333333343267441</text:p>
          </table:table-cell>
          <table:table-cell table:formula="of:=IF([.B622]&gt;5/6; 3; IF([.B622]&gt;1/2; 2; IF([.B622]&gt;1/6; 1; 0)))" office:value-type="float" office:value="1" calcext:value-type="float">
            <text:p>1</text:p>
          </table:table-cell>
          <table:table-cell table:formula="of:=INT([.C622]*3)" office:value-type="float" office:value="1" calcext:value-type="float">
            <text:p>1</text:p>
          </table:table-cell>
          <table:table-cell table:number-columns-repeated="9"/>
        </table:table-row>
        <table:table-row table:style-name="ro1">
          <table:table-cell office:value-type="string" calcext:value-type="string">
            <text:p>light gray :: <text:s/>Light gray would be the best color for the do g house because it would absorb some heat, but would not absorb as much a sthe color black. If they chose black they dog house would absorb to much heat as shown in the experement that after just 10 minutes the temperatu re of the black lid jar rose 29(DEG)c but the light grey lid jar only ro se 21(DEG)c. Since black absorbs so much heat, it could cause the dog to be to hot, but light grey allows the dog to still have some heat just no t as much.</text:p>
          </table:table-cell>
          <table:table-cell office:value-type="float" office:value="0.576381385326386" calcext:value-type="float">
            <text:p>0.576381385326386</text:p>
          </table:table-cell>
          <table:table-cell office:value-type="float" office:value="0.666666686534882" calcext:value-type="float">
            <text:p>0.666666686534882</text:p>
          </table:table-cell>
          <table:table-cell table:formula="of:=IF([.B623]&gt;5/6; 3; IF([.B623]&gt;1/2; 2; IF([.B623]&gt;1/6; 1; 0)))" office:value-type="float" office:value="2" calcext:value-type="float">
            <text:p>2</text:p>
          </table:table-cell>
          <table:table-cell table:formula="of:=INT([.C623]*3)" office:value-type="float" office:value="2" calcext:value-type="float">
            <text:p>2</text:p>
          </table:table-cell>
          <table:table-cell table:number-columns-repeated="9"/>
        </table:table-row>
        <table:table-row table:style-name="ro1">
          <table:table-cell office:value-type="string" calcext:value-type="string">
            <text:p>Three pieces of procedure would need to be further explained in order to replicate the experiment. First is how much vinegar should be alloted to each individual cup, as different amounts of the substance may have different effects on the samples. The next bit of info would be the size and shape of all samples, though the mass is given the surface area of each material is not. Third is the conditions that the cups must be put in during the 24 hour wait period. Should they be covered or placed in a concentrated environment ? Factors like this can have a large effect on the experiment.</text:p>
          </table:table-cell>
          <table:table-cell office:value-type="float" office:value="0.824138402938843" calcext:value-type="float">
            <text:p>0.824138402938843</text:p>
          </table:table-cell>
          <table:table-cell office:value-type="float" office:value="1" calcext:value-type="float">
            <text:p>1</text:p>
          </table:table-cell>
          <table:table-cell table:formula="of:=IF([.B624]&gt;5/6; 3; IF([.B624]&gt;1/2; 2; IF([.B624]&gt;1/6; 1; 0)))" office:value-type="float" office:value="2" calcext:value-type="float">
            <text:p>2</text:p>
          </table:table-cell>
          <table:table-cell table:formula="of:=INT([.C624]*3)" office:value-type="float" office:value="3" calcext:value-type="float">
            <text:p>3</text:p>
          </table:table-cell>
          <table:table-cell table:number-columns-repeated="9"/>
        </table:table-row>
        <table:table-row table:style-name="ro1">
          <table:table-cell office:value-type="string" calcext:value-type="string">
            <text:p>they grow legs and run away</text:p>
          </table:table-cell>
          <table:table-cell office:value-type="float" office:value="0.000425621139584109" calcext:value-type="float">
            <text:p>0.000425621139584109</text:p>
          </table:table-cell>
          <table:table-cell office:value-type="float" office:value="0" calcext:value-type="float">
            <text:p>0</text:p>
          </table:table-cell>
          <table:table-cell table:formula="of:=IF([.B625]&gt;5/6; 3; IF([.B625]&gt;1/2; 2; IF([.B625]&gt;1/6; 1; 0)))" office:value-type="float" office:value="0" calcext:value-type="float">
            <text:p>0</text:p>
          </table:table-cell>
          <table:table-cell table:formula="of:=INT([.C625]*3)" office:value-type="float" office:value="0" calcext:value-type="float">
            <text:p>0</text:p>
          </table:table-cell>
          <table:table-cell table:number-columns-repeated="9"/>
        </table:table-row>
        <table:table-row table:style-name="ro1">
          <table:table-cell office:value-type="string" calcext:value-type="string">
            <text:p>Translation, Transcription, Replication</text:p>
          </table:table-cell>
          <table:table-cell office:value-type="float" office:value="0.000336935772793367" calcext:value-type="float">
            <text:p>0.000336935772793367</text:p>
          </table:table-cell>
          <table:table-cell office:value-type="float" office:value="0" calcext:value-type="float">
            <text:p>0</text:p>
          </table:table-cell>
          <table:table-cell table:formula="of:=IF([.B626]&gt;5/6; 3; IF([.B626]&gt;1/2; 2; IF([.B626]&gt;1/6; 1; 0)))" office:value-type="float" office:value="0" calcext:value-type="float">
            <text:p>0</text:p>
          </table:table-cell>
          <table:table-cell table:formula="of:=INT([.C626]*3)" office:value-type="float" office:value="0" calcext:value-type="float">
            <text:p>0</text:p>
          </table:table-cell>
          <table:table-cell table:number-columns-repeated="9"/>
        </table:table-row>
        <table:table-row table:style-name="ro1">
          <table:table-cell office:value-type="string" calcext:value-type="string">
            <text:p>This experiment is not right because they would need to tell how much vinegar they put in each cup and it will have to all be the same.</text:p>
          </table:table-cell>
          <table:table-cell office:value-type="float" office:value="0.267488598823547" calcext:value-type="float">
            <text:p>0.267488598823547</text:p>
          </table:table-cell>
          <table:table-cell office:value-type="float" office:value="0.333333343267441" calcext:value-type="float">
            <text:p>0.333333343267441</text:p>
          </table:table-cell>
          <table:table-cell table:formula="of:=IF([.B627]&gt;5/6; 3; IF([.B627]&gt;1/2; 2; IF([.B627]&gt;1/6; 1; 0)))" office:value-type="float" office:value="1" calcext:value-type="float">
            <text:p>1</text:p>
          </table:table-cell>
          <table:table-cell table:formula="of:=INT([.C627]*3)" office:value-type="float" office:value="1" calcext:value-type="float">
            <text:p>1</text:p>
          </table:table-cell>
          <table:table-cell table:number-columns-repeated="9"/>
        </table:table-row>
        <table:table-row table:style-name="ro1">
          <table:table-cell office:value-type="string" calcext:value-type="string">
            <text:p>mRNA, tRNA, rRNA</text:p>
          </table:table-cell>
          <table:table-cell office:value-type="float" office:value="0.000948566244915128" calcext:value-type="float">
            <text:p>0.000948566244915128</text:p>
          </table:table-cell>
          <table:table-cell office:value-type="float" office:value="0" calcext:value-type="float">
            <text:p>0</text:p>
          </table:table-cell>
          <table:table-cell table:formula="of:=IF([.B628]&gt;5/6; 3; IF([.B628]&gt;1/2; 2; IF([.B628]&gt;1/6; 1; 0)))" office:value-type="float" office:value="0" calcext:value-type="float">
            <text:p>0</text:p>
          </table:table-cell>
          <table:table-cell table:formula="of:=INT([.C628]*3)" office:value-type="float" office:value="0" calcext:value-type="float">
            <text:p>0</text:p>
          </table:table-cell>
          <table:table-cell table:number-columns-repeated="9"/>
        </table:table-row>
        <table:table-row table:style-name="ro1">
          <table:table-cell office:value-type="string" calcext:value-type="string">
            <text:p>When the mRNA leaves the nucleus, it goes through a process called transcription. The mRNA travels to a ribosome, and more proteins are made. As this is happening, the mRNA also continues to make more polypeptides on the strand. After this a complementary strand is formed, and another strand of DNA is made.</text:p>
          </table:table-cell>
          <table:table-cell office:value-type="float" office:value="0.144308909773827" calcext:value-type="float">
            <text:p>0.144308909773827</text:p>
          </table:table-cell>
          <table:table-cell office:value-type="float" office:value="0.333333343267441" calcext:value-type="float">
            <text:p>0.333333343267441</text:p>
          </table:table-cell>
          <table:table-cell table:formula="of:=IF([.B629]&gt;5/6; 3; IF([.B629]&gt;1/2; 2; IF([.B629]&gt;1/6; 1; 0)))" office:value-type="float" office:value="0" calcext:value-type="float">
            <text:p>0</text:p>
          </table:table-cell>
          <table:table-cell table:formula="of:=INT([.C629]*3)" office:value-type="float" office:value="1" calcext:value-type="float">
            <text:p>1</text:p>
          </table:table-cell>
          <table:table-cell table:number-columns-repeated="9"/>
        </table:table-row>
        <table:table-row table:style-name="ro1">
          <table:table-cell office:value-type="string" calcext:value-type="string">
            <text:p>rnamrnadna</text:p>
          </table:table-cell>
          <table:table-cell office:value-type="float" office:value="0.000307127251289785" calcext:value-type="float">
            <text:p>0.000307127251289785</text:p>
          </table:table-cell>
          <table:table-cell office:value-type="float" office:value="0" calcext:value-type="float">
            <text:p>0</text:p>
          </table:table-cell>
          <table:table-cell table:formula="of:=IF([.B630]&gt;5/6; 3; IF([.B630]&gt;1/2; 2; IF([.B630]&gt;1/6; 1; 0)))" office:value-type="float" office:value="0" calcext:value-type="float">
            <text:p>0</text:p>
          </table:table-cell>
          <table:table-cell table:formula="of:=INT([.C630]*3)" office:value-type="float" office:value="0" calcext:value-type="float">
            <text:p>0</text:p>
          </table:table-cell>
          <table:table-cell table:number-columns-repeated="9"/>
        </table:table-row>
        <table:table-row table:style-name="ro1">
          <table:table-cell office:value-type="string" calcext:value-type="string">
            <text:p>Three processes used by cells to control the movement of substances across the cell membrane would be that they; 1. The cell cycle 2. reproduction</text:p>
          </table:table-cell>
          <table:table-cell office:value-type="float" office:value="0.00437201047316194" calcext:value-type="float">
            <text:p>0.00437201047316194</text:p>
          </table:table-cell>
          <table:table-cell office:value-type="float" office:value="0" calcext:value-type="float">
            <text:p>0</text:p>
          </table:table-cell>
          <table:table-cell table:formula="of:=IF([.B631]&gt;5/6; 3; IF([.B631]&gt;1/2; 2; IF([.B631]&gt;1/6; 1; 0)))" office:value-type="float" office:value="0" calcext:value-type="float">
            <text:p>0</text:p>
          </table:table-cell>
          <table:table-cell table:formula="of:=INT([.C631]*3)" office:value-type="float" office:value="0" calcext:value-type="float">
            <text:p>0</text:p>
          </table:table-cell>
          <table:table-cell table:number-columns-repeated="9"/>
        </table:table-row>
        <table:table-row table:style-name="ro1">
          <table:table-cell office:value-type="string" calcext:value-type="string">
            <text:p>copying dna, dividing, exiting the cell, finding a new cell</text:p>
          </table:table-cell>
          <table:table-cell office:value-type="float" office:value="0.000865692272782326" calcext:value-type="float">
            <text:p>0.000865692272782326</text:p>
          </table:table-cell>
          <table:table-cell office:value-type="float" office:value="0" calcext:value-type="float">
            <text:p>0</text:p>
          </table:table-cell>
          <table:table-cell table:formula="of:=IF([.B632]&gt;5/6; 3; IF([.B632]&gt;1/2; 2; IF([.B632]&gt;1/6; 1; 0)))" office:value-type="float" office:value="0" calcext:value-type="float">
            <text:p>0</text:p>
          </table:table-cell>
          <table:table-cell table:formula="of:=INT([.C632]*3)" office:value-type="float" office:value="0" calcext:value-type="float">
            <text:p>0</text:p>
          </table:table-cell>
          <table:table-cell table:number-columns-repeated="9"/>
        </table:table-row>
        <table:table-row table:style-name="ro1">
          <table:table-cell office:value-type="string" calcext:value-type="string">
            <text:p>a) Based on the data plastic type ''B'' is able to stretch out the best compared to all other the differant plastic types. ^p b) One way the students could have improved the experiment would be increasing the amount of trials. ^p Another way to improve the experiment would be to increase the amount of minutes it's left hanging. For example from 5 minutes to 10 minutes.</text:p>
          </table:table-cell>
          <table:table-cell office:value-type="float" office:value="0.701122462749481" calcext:value-type="float">
            <text:p>0.701122462749481</text:p>
          </table:table-cell>
          <table:table-cell office:value-type="float" office:value="0.666666686534882" calcext:value-type="float">
            <text:p>0.666666686534882</text:p>
          </table:table-cell>
          <table:table-cell table:formula="of:=IF([.B633]&gt;5/6; 3; IF([.B633]&gt;1/2; 2; IF([.B633]&gt;1/6; 1; 0)))" office:value-type="float" office:value="2" calcext:value-type="float">
            <text:p>2</text:p>
          </table:table-cell>
          <table:table-cell table:formula="of:=INT([.C633]*3)" office:value-type="float" office:value="2" calcext:value-type="float">
            <text:p>2</text:p>
          </table:table-cell>
          <table:table-cell table:number-columns-repeated="9"/>
        </table:table-row>
        <table:table-row table:style-name="ro1">
          <table:table-cell office:value-type="string" calcext:value-type="string">
            <text:p>They could have added all of it up and come up with a average and they could have come up with the mass for all of them.</text:p>
          </table:table-cell>
          <table:table-cell office:value-type="float" office:value="0.0407831966876984" calcext:value-type="float">
            <text:p>0.0407831966876984</text:p>
          </table:table-cell>
          <table:table-cell office:value-type="float" office:value="0" calcext:value-type="float">
            <text:p>0</text:p>
          </table:table-cell>
          <table:table-cell table:formula="of:=IF([.B634]&gt;5/6; 3; IF([.B634]&gt;1/2; 2; IF([.B634]&gt;1/6; 1; 0)))" office:value-type="float" office:value="0" calcext:value-type="float">
            <text:p>0</text:p>
          </table:table-cell>
          <table:table-cell table:formula="of:=INT([.C634]*3)" office:value-type="float" office:value="0" calcext:value-type="float">
            <text:p>0</text:p>
          </table:table-cell>
          <table:table-cell table:number-columns-repeated="9"/>
        </table:table-row>
        <table:table-row table:style-name="ro1">
          <table:table-cell office:value-type="string" calcext:value-type="string">
            <text:p>Based on the student's data, the conclusion can be made because their is nothing to the test the results to. This experiment can be improved by measuring the initial length at the polymer to show the difference in length that the weight did and allow for a conclusion. This can also improve by adding a control to test against their variables to add to the validity.</text:p>
          </table:table-cell>
          <table:table-cell office:value-type="float" office:value="0.613103747367859" calcext:value-type="float">
            <text:p>0.613103747367859</text:p>
          </table:table-cell>
          <table:table-cell office:value-type="float" office:value="0.333333343267441" calcext:value-type="float">
            <text:p>0.333333343267441</text:p>
          </table:table-cell>
          <table:table-cell table:formula="of:=IF([.B635]&gt;5/6; 3; IF([.B635]&gt;1/2; 2; IF([.B635]&gt;1/6; 1; 0)))" office:value-type="float" office:value="2" calcext:value-type="float">
            <text:p>2</text:p>
          </table:table-cell>
          <table:table-cell table:formula="of:=INT([.C635]*3)" office:value-type="float" office:value="1" calcext:value-type="float">
            <text:p>1</text:p>
          </table:table-cell>
          <table:table-cell table:number-columns-repeated="9"/>
        </table:table-row>
        <table:table-row table:style-name="ro1">
          <table:table-cell office:value-type="string" calcext:value-type="string">
            <text:p>The cell has a cell wall the controls what comes in and what comes out of the cell. there are holes on the cell wall that only certain things that the cell needs and wants to get rid of.</text:p>
          </table:table-cell>
          <table:table-cell office:value-type="float" office:value="0.00854483526200056" calcext:value-type="float">
            <text:p>0.00854483526200056</text:p>
          </table:table-cell>
          <table:table-cell office:value-type="float" office:value="0" calcext:value-type="float">
            <text:p>0</text:p>
          </table:table-cell>
          <table:table-cell table:formula="of:=IF([.B636]&gt;5/6; 3; IF([.B636]&gt;1/2; 2; IF([.B636]&gt;1/6; 1; 0)))" office:value-type="float" office:value="0" calcext:value-type="float">
            <text:p>0</text:p>
          </table:table-cell>
          <table:table-cell table:formula="of:=INT([.C636]*3)" office:value-type="float" office:value="0" calcext:value-type="float">
            <text:p>0</text:p>
          </table:table-cell>
          <table:table-cell table:number-columns-repeated="9"/>
        </table:table-row>
        <table:table-row table:style-name="ro1">
          <table:table-cell office:value-type="string" calcext:value-type="string">
            <text:p>when mRNA leaves the nucleus it is then coded through transcription and then transfered to another cell to have the blueprint copied and translated through translation</text:p>
          </table:table-cell>
          <table:table-cell office:value-type="float" office:value="0.00365315121598542" calcext:value-type="float">
            <text:p>0.00365315121598542</text:p>
          </table:table-cell>
          <table:table-cell office:value-type="float" office:value="0" calcext:value-type="float">
            <text:p>0</text:p>
          </table:table-cell>
          <table:table-cell table:formula="of:=IF([.B637]&gt;5/6; 3; IF([.B637]&gt;1/2; 2; IF([.B637]&gt;1/6; 1; 0)))" office:value-type="float" office:value="0" calcext:value-type="float">
            <text:p>0</text:p>
          </table:table-cell>
          <table:table-cell table:formula="of:=INT([.C637]*3)" office:value-type="float" office:value="0" calcext:value-type="float">
            <text:p>0</text:p>
          </table:table-cell>
          <table:table-cell table:number-columns-repeated="9"/>
        </table:table-row>
        <table:table-row table:style-name="ro1">
          <table:table-cell office:value-type="string" calcext:value-type="string">
            <text:p>Active transport: <text:s/>It is used by the cell membrane to transfer items throughout the cells. <text:s/>The cell membrane decides if the items can pass through the cell or not. <text:s/>Distribution: The cell membrane will also use distribution to decide what items go to each part of the cell and how much will be sent to the organelles. <text:s/>These items could be things like water or other fluids.Seperation: The cell membrane can decide at any time what to seperate in a cell or out of the cell. <text:s/>It can split up ribosomes or keep fluids from entering the cell. <text:s/>The cell membrane is the main protector of the cell.</text:p>
          </table:table-cell>
          <table:table-cell office:value-type="float" office:value="0.753956496715546" calcext:value-type="float">
            <text:p>0.753956496715546</text:p>
          </table:table-cell>
          <table:table-cell office:value-type="float" office:value="0" calcext:value-type="float">
            <text:p>0</text:p>
          </table:table-cell>
          <table:table-cell table:formula="of:=IF([.B638]&gt;5/6; 3; IF([.B638]&gt;1/2; 2; IF([.B638]&gt;1/6; 1; 0)))" office:value-type="float" office:value="2" calcext:value-type="float">
            <text:p>2</text:p>
          </table:table-cell>
          <table:table-cell table:formula="of:=INT([.C638]*3)" office:value-type="float" office:value="0" calcext:value-type="float">
            <text:p>0</text:p>
          </table:table-cell>
          <table:table-cell table:number-columns-repeated="9"/>
        </table:table-row>
        <table:table-row table:style-name="ro1">
          <table:table-cell office:value-type="string" calcext:value-type="string">
            <text:p>a. The plastic that stretched the greatest has the plastic type B. Almost more than half the plastic types had stretched more the second trial. ^p b. This student should label the names of the plastic, not just, A-D.</text:p>
          </table:table-cell>
          <table:table-cell office:value-type="float" office:value="0.771132409572601" calcext:value-type="float">
            <text:p>0.771132409572601</text:p>
          </table:table-cell>
          <table:table-cell office:value-type="float" office:value="0.333333343267441" calcext:value-type="float">
            <text:p>0.333333343267441</text:p>
          </table:table-cell>
          <table:table-cell table:formula="of:=IF([.B639]&gt;5/6; 3; IF([.B639]&gt;1/2; 2; IF([.B639]&gt;1/6; 1; 0)))" office:value-type="float" office:value="2" calcext:value-type="float">
            <text:p>2</text:p>
          </table:table-cell>
          <table:table-cell table:formula="of:=INT([.C639]*3)" office:value-type="float" office:value="1" calcext:value-type="float">
            <text:p>1</text:p>
          </table:table-cell>
          <table:table-cell table:number-columns-repeated="9"/>
        </table:table-row>
        <table:table-row table:style-name="ro1">
          <table:table-cell office:value-type="string" calcext:value-type="string">
            <text:p>After mRNA the protine begeins ti divide then it follows the DNA blueprint to construct a new protien, then the prosses repetes it self.</text:p>
          </table:table-cell>
          <table:table-cell office:value-type="float" office:value="0.0316358916461468" calcext:value-type="float">
            <text:p>0.0316358916461468</text:p>
          </table:table-cell>
          <table:table-cell office:value-type="float" office:value="0" calcext:value-type="float">
            <text:p>0</text:p>
          </table:table-cell>
          <table:table-cell table:formula="of:=IF([.B640]&gt;5/6; 3; IF([.B640]&gt;1/2; 2; IF([.B640]&gt;1/6; 1; 0)))" office:value-type="float" office:value="0" calcext:value-type="float">
            <text:p>0</text:p>
          </table:table-cell>
          <table:table-cell table:formula="of:=INT([.C640]*3)" office:value-type="float" office:value="0" calcext:value-type="float">
            <text:p>0</text:p>
          </table:table-cell>
          <table:table-cell table:number-columns-repeated="9"/>
        </table:table-row>
        <table:table-row table:style-name="ro1">
          <table:table-cell office:value-type="string" calcext:value-type="string">
            <text:p>The 3 processes used by cells to control movement are osmosis, diffusion and active transport.</text:p>
          </table:table-cell>
          <table:table-cell office:value-type="float" office:value="0.188734859228134" calcext:value-type="float">
            <text:p>0.188734859228134</text:p>
          </table:table-cell>
          <table:table-cell office:value-type="float" office:value="0" calcext:value-type="float">
            <text:p>0</text:p>
          </table:table-cell>
          <table:table-cell table:formula="of:=IF([.B641]&gt;5/6; 3; IF([.B641]&gt;1/2; 2; IF([.B641]&gt;1/6; 1; 0)))" office:value-type="float" office:value="1" calcext:value-type="float">
            <text:p>1</text:p>
          </table:table-cell>
          <table:table-cell table:formula="of:=INT([.C641]*3)" office:value-type="float" office:value="0" calcext:value-type="float">
            <text:p>0</text:p>
          </table:table-cell>
          <table:table-cell table:number-columns-repeated="9"/>
        </table:table-row>
        <table:table-row table:style-name="ro1">
          <table:table-cell office:value-type="string" calcext:value-type="string">
            <text:p>(a) My conclusion in this experiment would be that plastic type B has the most stretchability out of all the polymers tested. In both trials, it had the most amount stretched, trial 1 it was stretched 22mm and trial 2 was stretched 23mm. (b) The student could have improved the experimental design in two ways by having a control and by including constant variables. The control would serve as a reference point to the rest of the data and constant variables would have made it so no other variables were affecting the results of the experiments.</text:p>
          </table:table-cell>
          <table:table-cell office:value-type="float" office:value="0.90799206495285" calcext:value-type="float">
            <text:p>0.90799206495285</text:p>
          </table:table-cell>
          <table:table-cell office:value-type="float" office:value="0.333333343267441" calcext:value-type="float">
            <text:p>0.333333343267441</text:p>
          </table:table-cell>
          <table:table-cell table:formula="of:=IF([.B642]&gt;5/6; 3; IF([.B642]&gt;1/2; 2; IF([.B642]&gt;1/6; 1; 0)))" office:value-type="float" office:value="3" calcext:value-type="float">
            <text:p>3</text:p>
          </table:table-cell>
          <table:table-cell table:formula="of:=INT([.C642]*3)" office:value-type="float" office:value="1" calcext:value-type="float">
            <text:p>1</text:p>
          </table:table-cell>
          <table:table-cell table:number-columns-repeated="9"/>
        </table:table-row>
        <table:table-row table:style-name="ro1">
          <table:table-cell office:value-type="string" calcext:value-type="string">
            <text:p>Three processes used by cells include: the cell membrane, cell wall, and cholorplasts.</text:p>
          </table:table-cell>
          <table:table-cell office:value-type="float" office:value="0.0140009596943855" calcext:value-type="float">
            <text:p>0.0140009596943855</text:p>
          </table:table-cell>
          <table:table-cell office:value-type="float" office:value="0" calcext:value-type="float">
            <text:p>0</text:p>
          </table:table-cell>
          <table:table-cell table:formula="of:=IF([.B643]&gt;5/6; 3; IF([.B643]&gt;1/2; 2; IF([.B643]&gt;1/6; 1; 0)))" office:value-type="float" office:value="0" calcext:value-type="float">
            <text:p>0</text:p>
          </table:table-cell>
          <table:table-cell table:formula="of:=INT([.C643]*3)" office:value-type="float" office:value="0" calcext:value-type="float">
            <text:p>0</text:p>
          </table:table-cell>
          <table:table-cell table:number-columns-repeated="9"/>
        </table:table-row>
        <table:table-row table:style-name="ro1">
          <table:table-cell office:value-type="string" calcext:value-type="string">
            <text:p>To replicate the experiment you need to be told the four samples the you testing. You also need to know how much vinegar you using, you may also need to know how much you</text:p>
          </table:table-cell>
          <table:table-cell office:value-type="float" office:value="0.653358817100525" calcext:value-type="float">
            <text:p>0.653358817100525</text:p>
          </table:table-cell>
          <table:table-cell office:value-type="float" office:value="0.666666686534882" calcext:value-type="float">
            <text:p>0.666666686534882</text:p>
          </table:table-cell>
          <table:table-cell table:formula="of:=IF([.B644]&gt;5/6; 3; IF([.B644]&gt;1/2; 2; IF([.B644]&gt;1/6; 1; 0)))" office:value-type="float" office:value="2" calcext:value-type="float">
            <text:p>2</text:p>
          </table:table-cell>
          <table:table-cell table:formula="of:=INT([.C644]*3)" office:value-type="float" office:value="2" calcext:value-type="float">
            <text:p>2</text:p>
          </table:table-cell>
          <table:table-cell table:number-columns-repeated="9"/>
        </table:table-row>
        <table:table-row table:style-name="ro1">
          <table:table-cell office:value-type="string" calcext:value-type="string">
            <text:p>mRNA leaves the nucleus.It transfers all of the protien-making instructions to the other parts of the body.</text:p>
          </table:table-cell>
          <table:table-cell office:value-type="float" office:value="0.00468850415199995" calcext:value-type="float">
            <text:p>0.00468850415199995</text:p>
          </table:table-cell>
          <table:table-cell office:value-type="float" office:value="0" calcext:value-type="float">
            <text:p>0</text:p>
          </table:table-cell>
          <table:table-cell table:formula="of:=IF([.B645]&gt;5/6; 3; IF([.B645]&gt;1/2; 2; IF([.B645]&gt;1/6; 1; 0)))" office:value-type="float" office:value="0" calcext:value-type="float">
            <text:p>0</text:p>
          </table:table-cell>
          <table:table-cell table:formula="of:=INT([.C645]*3)" office:value-type="float" office:value="0" calcext:value-type="float">
            <text:p>0</text:p>
          </table:table-cell>
          <table:table-cell table:number-columns-repeated="9"/>
        </table:table-row>
        <table:table-row table:style-name="ro1">
          <table:table-cell office:value-type="string" calcext:value-type="string">
            <text:p>One way you can transfer substances through a cell is by the use of water or otherwise known as Osmosis. A second way you could transfer substances is by transfering enzymes through the cell membrane. A third way substances get transfered through the cell membrane is using mRNA to transfer proteins through the cell.</text:p>
          </table:table-cell>
          <table:table-cell office:value-type="float" office:value="0.0879682898521423" calcext:value-type="float">
            <text:p>0.0879682898521423</text:p>
          </table:table-cell>
          <table:table-cell office:value-type="float" office:value="0" calcext:value-type="float">
            <text:p>0</text:p>
          </table:table-cell>
          <table:table-cell table:formula="of:=IF([.B646]&gt;5/6; 3; IF([.B646]&gt;1/2; 2; IF([.B646]&gt;1/6; 1; 0)))" office:value-type="float" office:value="0" calcext:value-type="float">
            <text:p>0</text:p>
          </table:table-cell>
          <table:table-cell table:formula="of:=INT([.C646]*3)" office:value-type="float" office:value="0" calcext:value-type="float">
            <text:p>0</text:p>
          </table:table-cell>
          <table:table-cell table:number-columns-repeated="9"/>
        </table:table-row>
        <table:table-row table:style-name="ro1">
          <table:table-cell office:value-type="string" calcext:value-type="string">
            <text:p>white :: white will keep the dog house nice and cool s ince according to there data the white lid kept the air in the jar cooles t.</text:p>
          </table:table-cell>
          <table:table-cell office:value-type="float" office:value="0.284463703632355" calcext:value-type="float">
            <text:p>0.284463703632355</text:p>
          </table:table-cell>
          <table:table-cell office:value-type="float" office:value="0.666666686534882" calcext:value-type="float">
            <text:p>0.666666686534882</text:p>
          </table:table-cell>
          <table:table-cell table:formula="of:=IF([.B647]&gt;5/6; 3; IF([.B647]&gt;1/2; 2; IF([.B647]&gt;1/6; 1; 0)))" office:value-type="float" office:value="1" calcext:value-type="float">
            <text:p>1</text:p>
          </table:table-cell>
          <table:table-cell table:formula="of:=INT([.C647]*3)" office:value-type="float" office:value="2" calcext:value-type="float">
            <text:p>2</text:p>
          </table:table-cell>
          <table:table-cell table:number-columns-repeated="9"/>
        </table:table-row>
        <table:table-row table:style-name="ro1">
          <table:table-cell office:value-type="string" calcext:value-type="string">
            <text:p>difussion- movement of substance across the cell membrane without using energyactive transport- movement of a substance across the cell membrane using energyosmosis- water diffusion</text:p>
          </table:table-cell>
          <table:table-cell office:value-type="float" office:value="0.209121465682983" calcext:value-type="float">
            <text:p>0.209121465682983</text:p>
          </table:table-cell>
          <table:table-cell office:value-type="float" office:value="1" calcext:value-type="float">
            <text:p>1</text:p>
          </table:table-cell>
          <table:table-cell table:formula="of:=IF([.B648]&gt;5/6; 3; IF([.B648]&gt;1/2; 2; IF([.B648]&gt;1/6; 1; 0)))" office:value-type="float" office:value="1" calcext:value-type="float">
            <text:p>1</text:p>
          </table:table-cell>
          <table:table-cell table:formula="of:=INT([.C648]*3)" office:value-type="float" office:value="3" calcext:value-type="float">
            <text:p>3</text:p>
          </table:table-cell>
          <table:table-cell table:number-columns-repeated="9"/>
        </table:table-row>
        <table:table-row table:style-name="ro1">
          <table:table-cell office:value-type="string" calcext:value-type="string">
            <text:p>homeostasis <text:s text:c="4"/>respiration system</text:p>
          </table:table-cell>
          <table:table-cell office:value-type="float" office:value="0.000272540200967342" calcext:value-type="float">
            <text:p>0.000272540200967342</text:p>
          </table:table-cell>
          <table:table-cell office:value-type="float" office:value="0" calcext:value-type="float">
            <text:p>0</text:p>
          </table:table-cell>
          <table:table-cell table:formula="of:=IF([.B649]&gt;5/6; 3; IF([.B649]&gt;1/2; 2; IF([.B649]&gt;1/6; 1; 0)))" office:value-type="float" office:value="0" calcext:value-type="float">
            <text:p>0</text:p>
          </table:table-cell>
          <table:table-cell table:formula="of:=INT([.C649]*3)" office:value-type="float" office:value="0" calcext:value-type="float">
            <text:p>0</text:p>
          </table:table-cell>
          <table:table-cell table:number-columns-repeated="9"/>
        </table:table-row>
        <table:table-row table:style-name="ro1">
          <table:table-cell office:value-type="string" calcext:value-type="string">
            <text:p>It takes the protein over to another organelle. Then the protein gets sent all over the cell. They use it for energy. and then they do it again.</text:p>
          </table:table-cell>
          <table:table-cell office:value-type="float" office:value="0.00810466706752777" calcext:value-type="float">
            <text:p>0.00810466706752777</text:p>
          </table:table-cell>
          <table:table-cell office:value-type="float" office:value="0" calcext:value-type="float">
            <text:p>0</text:p>
          </table:table-cell>
          <table:table-cell table:formula="of:=IF([.B650]&gt;5/6; 3; IF([.B650]&gt;1/2; 2; IF([.B650]&gt;1/6; 1; 0)))" office:value-type="float" office:value="0" calcext:value-type="float">
            <text:p>0</text:p>
          </table:table-cell>
          <table:table-cell table:formula="of:=INT([.C650]*3)" office:value-type="float" office:value="0" calcext:value-type="float">
            <text:p>0</text:p>
          </table:table-cell>
          <table:table-cell table:number-columns-repeated="9"/>
        </table:table-row>
        <table:table-row table:style-name="ro1">
          <table:table-cell office:value-type="string" calcext:value-type="string">
            <text:p>The RNA will break off and attach a new strand onto the tRNA</text:p>
          </table:table-cell>
          <table:table-cell office:value-type="float" office:value="0.000857284176163375" calcext:value-type="float">
            <text:p>0.000857284176163375</text:p>
          </table:table-cell>
          <table:table-cell office:value-type="float" office:value="0" calcext:value-type="float">
            <text:p>0</text:p>
          </table:table-cell>
          <table:table-cell table:formula="of:=IF([.B651]&gt;5/6; 3; IF([.B651]&gt;1/2; 2; IF([.B651]&gt;1/6; 1; 0)))" office:value-type="float" office:value="0" calcext:value-type="float">
            <text:p>0</text:p>
          </table:table-cell>
          <table:table-cell table:formula="of:=INT([.C651]*3)" office:value-type="float" office:value="0" calcext:value-type="float">
            <text:p>0</text:p>
          </table:table-cell>
          <table:table-cell table:number-columns-repeated="9"/>
        </table:table-row>
        <table:table-row table:style-name="ro1">
          <table:table-cell office:value-type="string" calcext:value-type="string">
            <text:p>I conclude that plastic type D was able to stretch themost out of all of the plastics. The two things these students would have done to improve ther validity and experimental design is they could have used more trials and they also could have used a control</text:p>
          </table:table-cell>
          <table:table-cell office:value-type="float" office:value="0.44351452589035" calcext:value-type="float">
            <text:p>0.44351452589035</text:p>
          </table:table-cell>
          <table:table-cell office:value-type="float" office:value="0.333333343267441" calcext:value-type="float">
            <text:p>0.333333343267441</text:p>
          </table:table-cell>
          <table:table-cell table:formula="of:=IF([.B652]&gt;5/6; 3; IF([.B652]&gt;1/2; 2; IF([.B652]&gt;1/6; 1; 0)))" office:value-type="float" office:value="1" calcext:value-type="float">
            <text:p>1</text:p>
          </table:table-cell>
          <table:table-cell table:formula="of:=INT([.C652]*3)" office:value-type="float" office:value="1" calcext:value-type="float">
            <text:p>1</text:p>
          </table:table-cell>
          <table:table-cell table:number-columns-repeated="9"/>
        </table:table-row>
        <table:table-row table:style-name="ro1">
          <table:table-cell office:value-type="string" calcext:value-type="string">
            <text:p>They have cell walls so things don't go threw to the nucleus as easy.They nucleus is in the center so it controls everything.</text:p>
          </table:table-cell>
          <table:table-cell office:value-type="float" office:value="0.00313643203116953" calcext:value-type="float">
            <text:p>0.00313643203116953</text:p>
          </table:table-cell>
          <table:table-cell office:value-type="float" office:value="0" calcext:value-type="float">
            <text:p>0</text:p>
          </table:table-cell>
          <table:table-cell table:formula="of:=IF([.B653]&gt;5/6; 3; IF([.B653]&gt;1/2; 2; IF([.B653]&gt;1/6; 1; 0)))" office:value-type="float" office:value="0" calcext:value-type="float">
            <text:p>0</text:p>
          </table:table-cell>
          <table:table-cell table:formula="of:=INT([.C653]*3)" office:value-type="float" office:value="0" calcext:value-type="float">
            <text:p>0</text:p>
          </table:table-cell>
          <table:table-cell table:number-columns-repeated="9"/>
        </table:table-row>
        <table:table-row table:style-name="ro1">
          <table:table-cell office:value-type="string" calcext:value-type="string">
            <text:p>They should label the materials. Makes sure the scale is calibrated. Make sure you have a few days to do this lab</text:p>
          </table:table-cell>
          <table:table-cell office:value-type="float" office:value="0.0169844180345535" calcext:value-type="float">
            <text:p>0.0169844180345535</text:p>
          </table:table-cell>
          <table:table-cell office:value-type="float" office:value="0.333333343267441" calcext:value-type="float">
            <text:p>0.333333343267441</text:p>
          </table:table-cell>
          <table:table-cell table:formula="of:=IF([.B654]&gt;5/6; 3; IF([.B654]&gt;1/2; 2; IF([.B654]&gt;1/6; 1; 0)))" office:value-type="float" office:value="0" calcext:value-type="float">
            <text:p>0</text:p>
          </table:table-cell>
          <table:table-cell table:formula="of:=INT([.C654]*3)" office:value-type="float" office:value="1" calcext:value-type="float">
            <text:p>1</text:p>
          </table:table-cell>
          <table:table-cell table:number-columns-repeated="9"/>
        </table:table-row>
        <table:table-row table:style-name="ro1">
          <table:table-cell office:value-type="string" calcext:value-type="string">
            <text:p>meiosis</text:p>
          </table:table-cell>
          <table:table-cell office:value-type="float" office:value="0.000325095345033333" calcext:value-type="float">
            <text:p>0.000325095345033333</text:p>
          </table:table-cell>
          <table:table-cell office:value-type="float" office:value="0" calcext:value-type="float">
            <text:p>0</text:p>
          </table:table-cell>
          <table:table-cell table:formula="of:=IF([.B655]&gt;5/6; 3; IF([.B655]&gt;1/2; 2; IF([.B655]&gt;1/6; 1; 0)))" office:value-type="float" office:value="0" calcext:value-type="float">
            <text:p>0</text:p>
          </table:table-cell>
          <table:table-cell table:formula="of:=INT([.C655]*3)" office:value-type="float" office:value="0" calcext:value-type="float">
            <text:p>0</text:p>
          </table:table-cell>
          <table:table-cell table:number-columns-repeated="9"/>
        </table:table-row>
        <table:table-row table:style-name="ro1">
          <table:table-cell office:value-type="string" calcext:value-type="string">
            <text:p>It carries instructions from the nucleus containing information about the sequence of amino acids of a protein.</text:p>
          </table:table-cell>
          <table:table-cell office:value-type="float" office:value="0.00915470067411661" calcext:value-type="float">
            <text:p>0.00915470067411661</text:p>
          </table:table-cell>
          <table:table-cell office:value-type="float" office:value="0" calcext:value-type="float">
            <text:p>0</text:p>
          </table:table-cell>
          <table:table-cell table:formula="of:=IF([.B656]&gt;5/6; 3; IF([.B656]&gt;1/2; 2; IF([.B656]&gt;1/6; 1; 0)))" office:value-type="float" office:value="0" calcext:value-type="float">
            <text:p>0</text:p>
          </table:table-cell>
          <table:table-cell table:formula="of:=INT([.C656]*3)" office:value-type="float" office:value="0" calcext:value-type="float">
            <text:p>0</text:p>
          </table:table-cell>
          <table:table-cell table:number-columns-repeated="9"/>
        </table:table-row>
        <table:table-row table:style-name="ro1">
          <table:table-cell office:value-type="string" calcext:value-type="string">
            <text:p>It leaves the nucleus and goes and attacts to cells and then it starts to multiply once it multiplies it involves protein synthesis.</text:p>
          </table:table-cell>
          <table:table-cell office:value-type="float" office:value="0.00296045211143792" calcext:value-type="float">
            <text:p>0.00296045211143792</text:p>
          </table:table-cell>
          <table:table-cell office:value-type="float" office:value="0" calcext:value-type="float">
            <text:p>0</text:p>
          </table:table-cell>
          <table:table-cell table:formula="of:=IF([.B657]&gt;5/6; 3; IF([.B657]&gt;1/2; 2; IF([.B657]&gt;1/6; 1; 0)))" office:value-type="float" office:value="0" calcext:value-type="float">
            <text:p>0</text:p>
          </table:table-cell>
          <table:table-cell table:formula="of:=INT([.C657]*3)" office:value-type="float" office:value="0" calcext:value-type="float">
            <text:p>0</text:p>
          </table:table-cell>
          <table:table-cell table:number-columns-repeated="9"/>
        </table:table-row>
        <table:table-row table:style-name="ro1">
          <table:table-cell office:value-type="string" calcext:value-type="string">
            <text:p>The mRNA delivers the pportion of DNA to the ribosome that then goes through the process of copping the seguence into RNA, then making amino acids that are finally sent to the mitochondria to be stored.</text:p>
          </table:table-cell>
          <table:table-cell office:value-type="float" office:value="0.0675618126988411" calcext:value-type="float">
            <text:p>0.0675618126988411</text:p>
          </table:table-cell>
          <table:table-cell office:value-type="float" office:value="0" calcext:value-type="float">
            <text:p>0</text:p>
          </table:table-cell>
          <table:table-cell table:formula="of:=IF([.B658]&gt;5/6; 3; IF([.B658]&gt;1/2; 2; IF([.B658]&gt;1/6; 1; 0)))" office:value-type="float" office:value="0" calcext:value-type="float">
            <text:p>0</text:p>
          </table:table-cell>
          <table:table-cell table:formula="of:=INT([.C658]*3)" office:value-type="float" office:value="0" calcext:value-type="float">
            <text:p>0</text:p>
          </table:table-cell>
          <table:table-cell table:number-columns-repeated="9"/>
        </table:table-row>
        <table:table-row table:style-name="ro1">
          <table:table-cell office:value-type="string" calcext:value-type="string">
            <text:p>The process used by cells to control movement of substances across the cell membrane, helps move wastes through the membrane and helps move water and oxygen to help the cell survive.</text:p>
          </table:table-cell>
          <table:table-cell office:value-type="float" office:value="0.0224211290478706" calcext:value-type="float">
            <text:p>0.0224211290478706</text:p>
          </table:table-cell>
          <table:table-cell office:value-type="float" office:value="0" calcext:value-type="float">
            <text:p>0</text:p>
          </table:table-cell>
          <table:table-cell table:formula="of:=IF([.B659]&gt;5/6; 3; IF([.B659]&gt;1/2; 2; IF([.B659]&gt;1/6; 1; 0)))" office:value-type="float" office:value="0" calcext:value-type="float">
            <text:p>0</text:p>
          </table:table-cell>
          <table:table-cell table:formula="of:=INT([.C659]*3)" office:value-type="float" office:value="0" calcext:value-type="float">
            <text:p>0</text:p>
          </table:table-cell>
          <table:table-cell table:number-columns-repeated="9"/>
        </table:table-row>
        <table:table-row table:style-name="ro1">
          <table:table-cell office:value-type="string" calcext:value-type="string">
            <text:p>The use active transport wich requires energy to do so.They use cell respiration wich allows material to go in and out of the cell.</text:p>
          </table:table-cell>
          <table:table-cell office:value-type="float" office:value="0.303654402494431" calcext:value-type="float">
            <text:p>0.303654402494431</text:p>
          </table:table-cell>
          <table:table-cell office:value-type="float" office:value="0.333333343267441" calcext:value-type="float">
            <text:p>0.333333343267441</text:p>
          </table:table-cell>
          <table:table-cell table:formula="of:=IF([.B660]&gt;5/6; 3; IF([.B660]&gt;1/2; 2; IF([.B660]&gt;1/6; 1; 0)))" office:value-type="float" office:value="1" calcext:value-type="float">
            <text:p>1</text:p>
          </table:table-cell>
          <table:table-cell table:formula="of:=INT([.C660]*3)" office:value-type="float" office:value="1" calcext:value-type="float">
            <text:p>1</text:p>
          </table:table-cell>
          <table:table-cell table:number-columns-repeated="9"/>
        </table:table-row>
        <table:table-row table:style-name="ro1">
          <table:table-cell office:value-type="string" calcext:value-type="string">
            <text:p>Mitosis, Meiosis,</text:p>
          </table:table-cell>
          <table:table-cell office:value-type="float" office:value="0.000878656283020973" calcext:value-type="float">
            <text:p>0.000878656283020973</text:p>
          </table:table-cell>
          <table:table-cell office:value-type="float" office:value="0" calcext:value-type="float">
            <text:p>0</text:p>
          </table:table-cell>
          <table:table-cell table:formula="of:=IF([.B661]&gt;5/6; 3; IF([.B661]&gt;1/2; 2; IF([.B661]&gt;1/6; 1; 0)))" office:value-type="float" office:value="0" calcext:value-type="float">
            <text:p>0</text:p>
          </table:table-cell>
          <table:table-cell table:formula="of:=INT([.C661]*3)" office:value-type="float" office:value="0" calcext:value-type="float">
            <text:p>0</text:p>
          </table:table-cell>
          <table:table-cell table:number-columns-repeated="9"/>
        </table:table-row>
        <table:table-row table:style-name="ro1">
          <table:table-cell office:value-type="string" calcext:value-type="string">
            <text:p>The mRNA is the messenger so it sends the message to other parts of the cell. Then transcription occurs, then tRNA occurs and this is where it carries instructions from the nucleus to the amino acid sequence of a protein.</text:p>
          </table:table-cell>
          <table:table-cell office:value-type="float" office:value="0.0638054087758064" calcext:value-type="float">
            <text:p>0.0638054087758064</text:p>
          </table:table-cell>
          <table:table-cell office:value-type="float" office:value="0" calcext:value-type="float">
            <text:p>0</text:p>
          </table:table-cell>
          <table:table-cell table:formula="of:=IF([.B662]&gt;5/6; 3; IF([.B662]&gt;1/2; 2; IF([.B662]&gt;1/6; 1; 0)))" office:value-type="float" office:value="0" calcext:value-type="float">
            <text:p>0</text:p>
          </table:table-cell>
          <table:table-cell table:formula="of:=INT([.C662]*3)" office:value-type="float" office:value="0" calcext:value-type="float">
            <text:p>0</text:p>
          </table:table-cell>
          <table:table-cell table:number-columns-repeated="9"/>
        </table:table-row>
        <table:table-row table:style-name="ro1">
          <table:table-cell office:value-type="string" calcext:value-type="string">
            <text:p>Cell wall- only lets some stuff throughgolgi aparatus- controls waste</text:p>
          </table:table-cell>
          <table:table-cell office:value-type="float" office:value="0.00326229282654822" calcext:value-type="float">
            <text:p>0.00326229282654822</text:p>
          </table:table-cell>
          <table:table-cell office:value-type="float" office:value="0" calcext:value-type="float">
            <text:p>0</text:p>
          </table:table-cell>
          <table:table-cell table:formula="of:=IF([.B663]&gt;5/6; 3; IF([.B663]&gt;1/2; 2; IF([.B663]&gt;1/6; 1; 0)))" office:value-type="float" office:value="0" calcext:value-type="float">
            <text:p>0</text:p>
          </table:table-cell>
          <table:table-cell table:formula="of:=INT([.C663]*3)" office:value-type="float" office:value="0" calcext:value-type="float">
            <text:p>0</text:p>
          </table:table-cell>
          <table:table-cell table:number-columns-repeated="9"/>
        </table:table-row>
        <table:table-row table:style-name="ro1">
          <table:table-cell office:value-type="string" calcext:value-type="string">
            <text:p>After reading the group's procedure, I realised that the additional information you would need in order to replicate the experiment is the name of the four different samples, you need to know the samples are _ limestone, wood marbles + plastic or the person doing the experiment would not know what the samples are. You also need to know how much vinegar you pour in each container and the size of the containers used.</text:p>
          </table:table-cell>
          <table:table-cell office:value-type="float" office:value="0.934968113899231" calcext:value-type="float">
            <text:p>0.934968113899231</text:p>
          </table:table-cell>
          <table:table-cell office:value-type="float" office:value="1" calcext:value-type="float">
            <text:p>1</text:p>
          </table:table-cell>
          <table:table-cell table:formula="of:=IF([.B664]&gt;5/6; 3; IF([.B664]&gt;1/2; 2; IF([.B664]&gt;1/6; 1; 0)))" office:value-type="float" office:value="3" calcext:value-type="float">
            <text:p>3</text:p>
          </table:table-cell>
          <table:table-cell table:formula="of:=INT([.C664]*3)" office:value-type="float" office:value="3" calcext:value-type="float">
            <text:p>3</text:p>
          </table:table-cell>
          <table:table-cell table:number-columns-repeated="9"/>
        </table:table-row>
        <table:table-row table:style-name="ro1">
          <table:table-cell office:value-type="string" calcext:value-type="string">
            <text:p>Prophase, metaphase, interphase, anaphase</text:p>
          </table:table-cell>
          <table:table-cell office:value-type="float" office:value="0.00222973851487041" calcext:value-type="float">
            <text:p>0.00222973851487041</text:p>
          </table:table-cell>
          <table:table-cell office:value-type="float" office:value="0" calcext:value-type="float">
            <text:p>0</text:p>
          </table:table-cell>
          <table:table-cell table:formula="of:=IF([.B665]&gt;5/6; 3; IF([.B665]&gt;1/2; 2; IF([.B665]&gt;1/6; 1; 0)))" office:value-type="float" office:value="0" calcext:value-type="float">
            <text:p>0</text:p>
          </table:table-cell>
          <table:table-cell table:formula="of:=INT([.C665]*3)" office:value-type="float" office:value="0" calcext:value-type="float">
            <text:p>0</text:p>
          </table:table-cell>
          <table:table-cell table:number-columns-repeated="9"/>
        </table:table-row>
        <table:table-row table:style-name="ro1">
          <table:table-cell office:value-type="string" calcext:value-type="string">
            <text:p>To replicate this experiment, I will need to know the size of the containers in which I should pour the vinegar, the amount of vineger and the size of the 4 materials.</text:p>
          </table:table-cell>
          <table:table-cell office:value-type="float" office:value="0.961728453636169" calcext:value-type="float">
            <text:p>0.961728453636169</text:p>
          </table:table-cell>
          <table:table-cell office:value-type="float" office:value="1" calcext:value-type="float">
            <text:p>1</text:p>
          </table:table-cell>
          <table:table-cell table:formula="of:=IF([.B666]&gt;5/6; 3; IF([.B666]&gt;1/2; 2; IF([.B666]&gt;1/6; 1; 0)))" office:value-type="float" office:value="3" calcext:value-type="float">
            <text:p>3</text:p>
          </table:table-cell>
          <table:table-cell table:formula="of:=INT([.C666]*3)" office:value-type="float" office:value="3" calcext:value-type="float">
            <text:p>3</text:p>
          </table:table-cell>
          <table:table-cell table:number-columns-repeated="9"/>
        </table:table-row>
        <table:table-row table:style-name="ro1">
          <table:table-cell office:value-type="string" calcext:value-type="string">
            <text:p>cells transport energy across the membrane.</text:p>
          </table:table-cell>
          <table:table-cell office:value-type="float" office:value="0.00668590003624558" calcext:value-type="float">
            <text:p>0.00668590003624558</text:p>
          </table:table-cell>
          <table:table-cell office:value-type="float" office:value="0" calcext:value-type="float">
            <text:p>0</text:p>
          </table:table-cell>
          <table:table-cell table:formula="of:=IF([.B667]&gt;5/6; 3; IF([.B667]&gt;1/2; 2; IF([.B667]&gt;1/6; 1; 0)))" office:value-type="float" office:value="0" calcext:value-type="float">
            <text:p>0</text:p>
          </table:table-cell>
          <table:table-cell table:formula="of:=INT([.C667]*3)" office:value-type="float" office:value="0" calcext:value-type="float">
            <text:p>0</text:p>
          </table:table-cell>
          <table:table-cell table:number-columns-repeated="9"/>
        </table:table-row>
        <table:table-row table:style-name="ro1">
          <table:table-cell office:value-type="string" calcext:value-type="string">
            <text:p>1. Whip like tail- helps move it along.2. Fins- helps it swimOR3. Flexible body- moves by itself.</text:p>
          </table:table-cell>
          <table:table-cell office:value-type="float" office:value="0.0430118963122368" calcext:value-type="float">
            <text:p>0.0430118963122368</text:p>
          </table:table-cell>
          <table:table-cell office:value-type="float" office:value="0" calcext:value-type="float">
            <text:p>0</text:p>
          </table:table-cell>
          <table:table-cell table:formula="of:=IF([.B668]&gt;5/6; 3; IF([.B668]&gt;1/2; 2; IF([.B668]&gt;1/6; 1; 0)))" office:value-type="float" office:value="0" calcext:value-type="float">
            <text:p>0</text:p>
          </table:table-cell>
          <table:table-cell table:formula="of:=INT([.C668]*3)" office:value-type="float" office:value="0" calcext:value-type="float">
            <text:p>0</text:p>
          </table:table-cell>
          <table:table-cell table:number-columns-repeated="9"/>
        </table:table-row>
        <table:table-row table:style-name="ro1">
          <table:table-cell office:value-type="string" calcext:value-type="string">
            <text:p>I would need to know the certain type of 4 samples I would need to use to complete the experiment. I would need to know how much vinegar to pour in each container so I would have unreasonable results. I would also need to know what type of containers to use in order to complete this experiment, whether it it is big, medium or small. It would also help to show the problem so I would understand what I am trying to investigate.</text:p>
          </table:table-cell>
          <table:table-cell office:value-type="float" office:value="0.905857563018799" calcext:value-type="float">
            <text:p>0.905857563018799</text:p>
          </table:table-cell>
          <table:table-cell office:value-type="float" office:value="1" calcext:value-type="float">
            <text:p>1</text:p>
          </table:table-cell>
          <table:table-cell table:formula="of:=IF([.B669]&gt;5/6; 3; IF([.B669]&gt;1/2; 2; IF([.B669]&gt;1/6; 1; 0)))" office:value-type="float" office:value="3" calcext:value-type="float">
            <text:p>3</text:p>
          </table:table-cell>
          <table:table-cell table:formula="of:=INT([.C669]*3)" office:value-type="float" office:value="3" calcext:value-type="float">
            <text:p>3</text:p>
          </table:table-cell>
          <table:table-cell table:number-columns-repeated="9"/>
        </table:table-row>
        <table:table-row table:style-name="ro1">
          <table:table-cell office:value-type="string" calcext:value-type="string">
            <text:p>Cells travel through the human body when they are needed. It only takes a matter of seconds for them to get to where they are needed. Example: if you got a scratch on ur knee the second its ripped open and there are diseases and bacteria trying to infect it. There are anti bodies and white blood cells are fighting it off.</text:p>
          </table:table-cell>
          <table:table-cell office:value-type="float" office:value="0.35624748468399" calcext:value-type="float">
            <text:p>0.35624748468399</text:p>
          </table:table-cell>
          <table:table-cell office:value-type="float" office:value="0" calcext:value-type="float">
            <text:p>0</text:p>
          </table:table-cell>
          <table:table-cell table:formula="of:=IF([.B670]&gt;5/6; 3; IF([.B670]&gt;1/2; 2; IF([.B670]&gt;1/6; 1; 0)))" office:value-type="float" office:value="1" calcext:value-type="float">
            <text:p>1</text:p>
          </table:table-cell>
          <table:table-cell table:formula="of:=INT([.C670]*3)" office:value-type="float" office:value="0" calcext:value-type="float">
            <text:p>0</text:p>
          </table:table-cell>
          <table:table-cell table:number-columns-repeated="9"/>
        </table:table-row>
        <table:table-row table:style-name="ro1">
          <table:table-cell office:value-type="string" calcext:value-type="string">
            <text:p>I</text:p>
          </table:table-cell>
          <table:table-cell office:value-type="float" office:value="0.000333234580466524" calcext:value-type="float">
            <text:p>0.000333234580466524</text:p>
          </table:table-cell>
          <table:table-cell office:value-type="float" office:value="0" calcext:value-type="float">
            <text:p>0</text:p>
          </table:table-cell>
          <table:table-cell table:formula="of:=IF([.B671]&gt;5/6; 3; IF([.B671]&gt;1/2; 2; IF([.B671]&gt;1/6; 1; 0)))" office:value-type="float" office:value="0" calcext:value-type="float">
            <text:p>0</text:p>
          </table:table-cell>
          <table:table-cell table:formula="of:=INT([.C671]*3)" office:value-type="float" office:value="0" calcext:value-type="float">
            <text:p>0</text:p>
          </table:table-cell>
          <table:table-cell table:number-columns-repeated="9"/>
        </table:table-row>
        <table:table-row table:style-name="ro1">
          <table:table-cell office:value-type="string" calcext:value-type="string">
            <text:p>The mRNA is attached to the corresponding anticodons. <text:s/>It then makes proteins.</text:p>
          </table:table-cell>
          <table:table-cell office:value-type="float" office:value="0.00291350646875799" calcext:value-type="float">
            <text:p>0.00291350646875799</text:p>
          </table:table-cell>
          <table:table-cell office:value-type="float" office:value="0.333333343267441" calcext:value-type="float">
            <text:p>0.333333343267441</text:p>
          </table:table-cell>
          <table:table-cell table:formula="of:=IF([.B672]&gt;5/6; 3; IF([.B672]&gt;1/2; 2; IF([.B672]&gt;1/6; 1; 0)))" office:value-type="float" office:value="0" calcext:value-type="float">
            <text:p>0</text:p>
          </table:table-cell>
          <table:table-cell table:formula="of:=INT([.C672]*3)" office:value-type="float" office:value="1" calcext:value-type="float">
            <text:p>1</text:p>
          </table:table-cell>
          <table:table-cell table:number-columns-repeated="9"/>
        </table:table-row>
        <table:table-row table:style-name="ro1">
          <table:table-cell office:value-type="string" calcext:value-type="string">
            <text:p>The things that are not needed in a cell are removed by the endoplasmic rectilium. Messenger RNA carries things through the cell.</text:p>
          </table:table-cell>
          <table:table-cell office:value-type="float" office:value="0.014950904995203" calcext:value-type="float">
            <text:p>0.014950904995203</text:p>
          </table:table-cell>
          <table:table-cell office:value-type="float" office:value="0" calcext:value-type="float">
            <text:p>0</text:p>
          </table:table-cell>
          <table:table-cell table:formula="of:=IF([.B673]&gt;5/6; 3; IF([.B673]&gt;1/2; 2; IF([.B673]&gt;1/6; 1; 0)))" office:value-type="float" office:value="0" calcext:value-type="float">
            <text:p>0</text:p>
          </table:table-cell>
          <table:table-cell table:formula="of:=INT([.C673]*3)" office:value-type="float" office:value="0" calcext:value-type="float">
            <text:p>0</text:p>
          </table:table-cell>
          <table:table-cell table:number-columns-repeated="9"/>
        </table:table-row>
        <table:table-row table:style-name="ro1">
          <table:table-cell office:value-type="string" calcext:value-type="string">
            <text:p>cells use vacuoles to break down any free living substances, cellular respiration for the cell to breathe, use the membrane to keep out any unwanted substances.</text:p>
          </table:table-cell>
          <table:table-cell office:value-type="float" office:value="0.00606353906914592" calcext:value-type="float">
            <text:p>0.00606353906914592</text:p>
          </table:table-cell>
          <table:table-cell office:value-type="float" office:value="0" calcext:value-type="float">
            <text:p>0</text:p>
          </table:table-cell>
          <table:table-cell table:formula="of:=IF([.B674]&gt;5/6; 3; IF([.B674]&gt;1/2; 2; IF([.B674]&gt;1/6; 1; 0)))" office:value-type="float" office:value="0" calcext:value-type="float">
            <text:p>0</text:p>
          </table:table-cell>
          <table:table-cell table:formula="of:=INT([.C674]*3)" office:value-type="float" office:value="0" calcext:value-type="float">
            <text:p>0</text:p>
          </table:table-cell>
          <table:table-cell table:number-columns-repeated="9"/>
        </table:table-row>
        <table:table-row table:style-name="ro1">
          <table:table-cell office:value-type="string" calcext:value-type="string">
            <text:p>(a) Based on the data I can conclude that some of the plastics increase by 1 or decrease by 1. ^p (B) To improve the investigation the student should have added another trial to see how it improve.</text:p>
          </table:table-cell>
          <table:table-cell office:value-type="float" office:value="0.458154827356339" calcext:value-type="float">
            <text:p>0.458154827356339</text:p>
          </table:table-cell>
          <table:table-cell office:value-type="float" office:value="0.333333343267441" calcext:value-type="float">
            <text:p>0.333333343267441</text:p>
          </table:table-cell>
          <table:table-cell table:formula="of:=IF([.B675]&gt;5/6; 3; IF([.B675]&gt;1/2; 2; IF([.B675]&gt;1/6; 1; 0)))" office:value-type="float" office:value="1" calcext:value-type="float">
            <text:p>1</text:p>
          </table:table-cell>
          <table:table-cell table:formula="of:=INT([.C675]*3)" office:value-type="float" office:value="1" calcext:value-type="float">
            <text:p>1</text:p>
          </table:table-cell>
          <table:table-cell table:number-columns-repeated="9"/>
        </table:table-row>
        <table:table-row table:style-name="ro1">
          <table:table-cell office:value-type="string" calcext:value-type="string">
            <text:p>dark gray :: <text:s/>If the dog house is dark gray, then the house will absorb heat to keep the dog warm on cold nights but also not to muc h heat so that the dog stays cool on hot days, because the darker the col or the more heat that is absorbed. If the color is not completely black t hen not to much heat energy will be absorbed.</text:p>
          </table:table-cell>
          <table:table-cell office:value-type="float" office:value="0.423909813165665" calcext:value-type="float">
            <text:p>0.423909813165665</text:p>
          </table:table-cell>
          <table:table-cell office:value-type="float" office:value="0.333333343267441" calcext:value-type="float">
            <text:p>0.333333343267441</text:p>
          </table:table-cell>
          <table:table-cell table:formula="of:=IF([.B676]&gt;5/6; 3; IF([.B676]&gt;1/2; 2; IF([.B676]&gt;1/6; 1; 0)))" office:value-type="float" office:value="1" calcext:value-type="float">
            <text:p>1</text:p>
          </table:table-cell>
          <table:table-cell table:formula="of:=INT([.C676]*3)" office:value-type="float" office:value="1" calcext:value-type="float">
            <text:p>1</text:p>
          </table:table-cell>
          <table:table-cell table:number-columns-repeated="9"/>
        </table:table-row>
        <table:table-row table:style-name="ro1">
          <table:table-cell office:value-type="string" calcext:value-type="string">
            <text:p>After the mRNA leaves the nucles, it sets out to find the ribosome to make rRNA and give the needed amino acid code that is needed to make proteins. After completing this, it transforms into tRNA to transfer the code. After getting the needed amino acids, it then transforms back into mRNA and heads back to the nucleus.</text:p>
          </table:table-cell>
          <table:table-cell office:value-type="float" office:value="0.0477844811975956" calcext:value-type="float">
            <text:p>0.0477844811975956</text:p>
          </table:table-cell>
          <table:table-cell office:value-type="float" office:value="0.333333343267441" calcext:value-type="float">
            <text:p>0.333333343267441</text:p>
          </table:table-cell>
          <table:table-cell table:formula="of:=IF([.B677]&gt;5/6; 3; IF([.B677]&gt;1/2; 2; IF([.B677]&gt;1/6; 1; 0)))" office:value-type="float" office:value="0" calcext:value-type="float">
            <text:p>0</text:p>
          </table:table-cell>
          <table:table-cell table:formula="of:=INT([.C677]*3)" office:value-type="float" office:value="1" calcext:value-type="float">
            <text:p>1</text:p>
          </table:table-cell>
          <table:table-cell table:number-columns-repeated="9"/>
        </table:table-row>
        <table:table-row table:style-name="ro1">
          <table:table-cell office:value-type="string" calcext:value-type="string">
            <text:p>1.tRNA takes the message to the codons to form a new strand2.The new strand is made by the tRNA getting codes from the DNA3.The codons then are matched up and the new protein is one long strand4.It is then put in a chamber where it is folded to the shape it needs to be in to carry out its function</text:p>
          </table:table-cell>
          <table:table-cell office:value-type="float" office:value="0.176511824131012" calcext:value-type="float">
            <text:p>0.176511824131012</text:p>
          </table:table-cell>
          <table:table-cell office:value-type="float" office:value="0" calcext:value-type="float">
            <text:p>0</text:p>
          </table:table-cell>
          <table:table-cell table:formula="of:=IF([.B678]&gt;5/6; 3; IF([.B678]&gt;1/2; 2; IF([.B678]&gt;1/6; 1; 0)))" office:value-type="float" office:value="1" calcext:value-type="float">
            <text:p>1</text:p>
          </table:table-cell>
          <table:table-cell table:formula="of:=INT([.C678]*3)" office:value-type="float" office:value="0" calcext:value-type="float">
            <text:p>0</text:p>
          </table:table-cell>
          <table:table-cell table:number-columns-repeated="9"/>
        </table:table-row>
        <table:table-row table:style-name="ro1">
          <table:table-cell office:value-type="string" calcext:value-type="string">
            <text:p>reproduction,respiration,proteins</text:p>
          </table:table-cell>
          <table:table-cell office:value-type="float" office:value="0.000498276262078434" calcext:value-type="float">
            <text:p>0.000498276262078434</text:p>
          </table:table-cell>
          <table:table-cell office:value-type="float" office:value="0" calcext:value-type="float">
            <text:p>0</text:p>
          </table:table-cell>
          <table:table-cell table:formula="of:=IF([.B679]&gt;5/6; 3; IF([.B679]&gt;1/2; 2; IF([.B679]&gt;1/6; 1; 0)))" office:value-type="float" office:value="0" calcext:value-type="float">
            <text:p>0</text:p>
          </table:table-cell>
          <table:table-cell table:formula="of:=INT([.C679]*3)" office:value-type="float" office:value="0" calcext:value-type="float">
            <text:p>0</text:p>
          </table:table-cell>
          <table:table-cell table:number-columns-repeated="9"/>
        </table:table-row>
        <table:table-row table:style-name="ro1">
          <table:table-cell office:value-type="string" calcext:value-type="string">
            <text:p>light gray :: <text:s/>Light gray might affect the inside of the dog house because dark colors attract the sun and you do not want the dog to be too hot. But then you dont want white so the dog is not too cold. So t he average temperature for light gray is a good temperature for an living environment.</text:p>
          </table:table-cell>
          <table:table-cell office:value-type="float" office:value="0.376661747694015" calcext:value-type="float">
            <text:p>0.376661747694015</text:p>
          </table:table-cell>
          <table:table-cell office:value-type="float" office:value="0.333333343267441" calcext:value-type="float">
            <text:p>0.333333343267441</text:p>
          </table:table-cell>
          <table:table-cell table:formula="of:=IF([.B680]&gt;5/6; 3; IF([.B680]&gt;1/2; 2; IF([.B680]&gt;1/6; 1; 0)))" office:value-type="float" office:value="1" calcext:value-type="float">
            <text:p>1</text:p>
          </table:table-cell>
          <table:table-cell table:formula="of:=INT([.C680]*3)" office:value-type="float" office:value="1" calcext:value-type="float">
            <text:p>1</text:p>
          </table:table-cell>
          <table:table-cell table:number-columns-repeated="9"/>
        </table:table-row>
        <table:table-row table:style-name="ro1">
          <table:table-cell office:value-type="string" calcext:value-type="string">
            <text:p>They go through transcription. The dna splits into to so it unwinds its self and splits. Now its mRNA and it has to split to fit through the passage way out of the nucleus. Then it foes down into the ribosomes. Here it uses translation and copies itsleft into dna again and makes protines. The mRNA carries intructions for DNA.</text:p>
          </table:table-cell>
          <table:table-cell office:value-type="float" office:value="0.0912657901644707" calcext:value-type="float">
            <text:p>0.0912657901644707</text:p>
          </table:table-cell>
          <table:table-cell office:value-type="float" office:value="0.333333343267441" calcext:value-type="float">
            <text:p>0.333333343267441</text:p>
          </table:table-cell>
          <table:table-cell table:formula="of:=IF([.B681]&gt;5/6; 3; IF([.B681]&gt;1/2; 2; IF([.B681]&gt;1/6; 1; 0)))" office:value-type="float" office:value="0" calcext:value-type="float">
            <text:p>0</text:p>
          </table:table-cell>
          <table:table-cell table:formula="of:=INT([.C681]*3)" office:value-type="float" office:value="1" calcext:value-type="float">
            <text:p>1</text:p>
          </table:table-cell>
          <table:table-cell table:number-columns-repeated="9"/>
        </table:table-row>
        <table:table-row table:style-name="ro1">
          <table:table-cell office:value-type="string" calcext:value-type="string">
            <text:p>first the DNA turns into mRNA then the mRNA is turned into RNA through the process of transcription.then the RNA leaves the nucleus and goes through a process of translation.then signals for the tRNA.Then the tRNA makes the proteins.</text:p>
          </table:table-cell>
          <table:table-cell office:value-type="float" office:value="0.0122300311923027" calcext:value-type="float">
            <text:p>0.0122300311923027</text:p>
          </table:table-cell>
          <table:table-cell office:value-type="float" office:value="0" calcext:value-type="float">
            <text:p>0</text:p>
          </table:table-cell>
          <table:table-cell table:formula="of:=IF([.B682]&gt;5/6; 3; IF([.B682]&gt;1/2; 2; IF([.B682]&gt;1/6; 1; 0)))" office:value-type="float" office:value="0" calcext:value-type="float">
            <text:p>0</text:p>
          </table:table-cell>
          <table:table-cell table:formula="of:=INT([.C682]*3)" office:value-type="float" office:value="0" calcext:value-type="float">
            <text:p>0</text:p>
          </table:table-cell>
          <table:table-cell table:number-columns-repeated="9"/>
        </table:table-row>
        <table:table-row table:style-name="ro1">
          <table:table-cell office:value-type="string" calcext:value-type="string">
            <text:p>OBMOSTIST DIFIGION</text:p>
          </table:table-cell>
          <table:table-cell office:value-type="float" office:value="0.0826619565486908" calcext:value-type="float">
            <text:p>0.0826619565486908</text:p>
          </table:table-cell>
          <table:table-cell office:value-type="float" office:value="0" calcext:value-type="float">
            <text:p>0</text:p>
          </table:table-cell>
          <table:table-cell table:formula="of:=IF([.B683]&gt;5/6; 3; IF([.B683]&gt;1/2; 2; IF([.B683]&gt;1/6; 1; 0)))" office:value-type="float" office:value="0" calcext:value-type="float">
            <text:p>0</text:p>
          </table:table-cell>
          <table:table-cell table:formula="of:=INT([.C683]*3)" office:value-type="float" office:value="0" calcext:value-type="float">
            <text:p>0</text:p>
          </table:table-cell>
          <table:table-cell table:number-columns-repeated="9"/>
        </table:table-row>
        <table:table-row table:style-name="ro1">
          <table:table-cell office:value-type="string" calcext:value-type="string">
            <text:p>First, the mRNA is released into the body. Then the mRNA attaches itself to ribosomes. Thirdly, the mRNA grows to the biggest size in can go. Lastly, when the mRNA is done growing, it will be delivered to the lysosome where it will be disposed of.</text:p>
          </table:table-cell>
          <table:table-cell office:value-type="float" office:value="0.728518426418304" calcext:value-type="float">
            <text:p>0.728518426418304</text:p>
          </table:table-cell>
          <table:table-cell office:value-type="float" office:value="0.333333343267441" calcext:value-type="float">
            <text:p>0.333333343267441</text:p>
          </table:table-cell>
          <table:table-cell table:formula="of:=IF([.B684]&gt;5/6; 3; IF([.B684]&gt;1/2; 2; IF([.B684]&gt;1/6; 1; 0)))" office:value-type="float" office:value="2" calcext:value-type="float">
            <text:p>2</text:p>
          </table:table-cell>
          <table:table-cell table:formula="of:=INT([.C684]*3)" office:value-type="float" office:value="1" calcext:value-type="float">
            <text:p>1</text:p>
          </table:table-cell>
          <table:table-cell table:number-columns-repeated="9"/>
        </table:table-row>
        <table:table-row table:style-name="ro1">
          <table:table-cell office:value-type="string" calcext:value-type="string">
            <text:p>1. Cell membrane-regulates what comes into cell and what is released from cell2.Natural Diffusion-things such as oxygen and water can naturally diffuse across the membrane3.Mitochondria-helps transport nutrients in the cell</text:p>
          </table:table-cell>
          <table:table-cell office:value-type="float" office:value="0.106918901205063" calcext:value-type="float">
            <text:p>0.106918901205063</text:p>
          </table:table-cell>
          <table:table-cell office:value-type="float" office:value="0" calcext:value-type="float">
            <text:p>0</text:p>
          </table:table-cell>
          <table:table-cell table:formula="of:=IF([.B685]&gt;5/6; 3; IF([.B685]&gt;1/2; 2; IF([.B685]&gt;1/6; 1; 0)))" office:value-type="float" office:value="0" calcext:value-type="float">
            <text:p>0</text:p>
          </table:table-cell>
          <table:table-cell table:formula="of:=INT([.C685]*3)" office:value-type="float" office:value="0" calcext:value-type="float">
            <text:p>0</text:p>
          </table:table-cell>
          <table:table-cell table:number-columns-repeated="9"/>
        </table:table-row>
        <table:table-row table:style-name="ro1">
          <table:table-cell office:value-type="string" calcext:value-type="string">
            <text:p>restract substute renew</text:p>
          </table:table-cell>
          <table:table-cell office:value-type="float" office:value="0.00110666616819799" calcext:value-type="float">
            <text:p>0.00110666616819799</text:p>
          </table:table-cell>
          <table:table-cell office:value-type="float" office:value="0" calcext:value-type="float">
            <text:p>0</text:p>
          </table:table-cell>
          <table:table-cell table:formula="of:=IF([.B686]&gt;5/6; 3; IF([.B686]&gt;1/2; 2; IF([.B686]&gt;1/6; 1; 0)))" office:value-type="float" office:value="0" calcext:value-type="float">
            <text:p>0</text:p>
          </table:table-cell>
          <table:table-cell table:formula="of:=INT([.C686]*3)" office:value-type="float" office:value="0" calcext:value-type="float">
            <text:p>0</text:p>
          </table:table-cell>
          <table:table-cell table:number-columns-repeated="9"/>
        </table:table-row>
        <table:table-row table:style-name="ro1">
          <table:table-cell office:value-type="string" calcext:value-type="string">
            <text:p>black :: it wont be as hot</text:p>
          </table:table-cell>
          <table:table-cell office:value-type="float" office:value="0.115074768662453" calcext:value-type="float">
            <text:p>0.115074768662453</text:p>
          </table:table-cell>
          <table:table-cell office:value-type="float" office:value="0" calcext:value-type="float">
            <text:p>0</text:p>
          </table:table-cell>
          <table:table-cell table:formula="of:=IF([.B687]&gt;5/6; 3; IF([.B687]&gt;1/2; 2; IF([.B687]&gt;1/6; 1; 0)))" office:value-type="float" office:value="0" calcext:value-type="float">
            <text:p>0</text:p>
          </table:table-cell>
          <table:table-cell table:formula="of:=INT([.C687]*3)" office:value-type="float" office:value="0" calcext:value-type="float">
            <text:p>0</text:p>
          </table:table-cell>
          <table:table-cell table:number-columns-repeated="9"/>
        </table:table-row>
        <table:table-row table:style-name="ro1">
          <table:table-cell office:value-type="string" calcext:value-type="string">
            <text:p>white :: it would keep the dog cool enough to withstan d the heat and have enough warmth for winter since dogs have fur on their bodies to keep warm.</text:p>
          </table:table-cell>
          <table:table-cell office:value-type="float" office:value="0.231657475233078" calcext:value-type="float">
            <text:p>0.231657475233078</text:p>
          </table:table-cell>
          <table:table-cell office:value-type="float" office:value="0" calcext:value-type="float">
            <text:p>0</text:p>
          </table:table-cell>
          <table:table-cell table:formula="of:=IF([.B688]&gt;5/6; 3; IF([.B688]&gt;1/2; 2; IF([.B688]&gt;1/6; 1; 0)))" office:value-type="float" office:value="1" calcext:value-type="float">
            <text:p>1</text:p>
          </table:table-cell>
          <table:table-cell table:formula="of:=INT([.C688]*3)" office:value-type="float" office:value="0" calcext:value-type="float">
            <text:p>0</text:p>
          </table:table-cell>
          <table:table-cell table:number-columns-repeated="9"/>
        </table:table-row>
        <table:table-row table:style-name="ro1">
          <table:table-cell office:value-type="string" calcext:value-type="string">
            <text:p>endocytocis, exocytocis, ion channels</text:p>
          </table:table-cell>
          <table:table-cell office:value-type="float" office:value="0.122455552220345" calcext:value-type="float">
            <text:p>0.122455552220345</text:p>
          </table:table-cell>
          <table:table-cell office:value-type="float" office:value="0" calcext:value-type="float">
            <text:p>0</text:p>
          </table:table-cell>
          <table:table-cell table:formula="of:=IF([.B689]&gt;5/6; 3; IF([.B689]&gt;1/2; 2; IF([.B689]&gt;1/6; 1; 0)))" office:value-type="float" office:value="0" calcext:value-type="float">
            <text:p>0</text:p>
          </table:table-cell>
          <table:table-cell table:formula="of:=INT([.C689]*3)" office:value-type="float" office:value="0" calcext:value-type="float">
            <text:p>0</text:p>
          </table:table-cell>
          <table:table-cell table:number-columns-repeated="9"/>
        </table:table-row>
        <table:table-row table:style-name="ro1">
          <table:table-cell office:value-type="string" calcext:value-type="string">
            <text:p>white :: <text:s/>i choose white because black and grays suck in alot of heat and white reflects it so white is less hot.</text:p>
          </table:table-cell>
          <table:table-cell office:value-type="float" office:value="0.270222008228302" calcext:value-type="float">
            <text:p>0.270222008228302</text:p>
          </table:table-cell>
          <table:table-cell office:value-type="float" office:value="0.333333343267441" calcext:value-type="float">
            <text:p>0.333333343267441</text:p>
          </table:table-cell>
          <table:table-cell table:formula="of:=IF([.B690]&gt;5/6; 3; IF([.B690]&gt;1/2; 2; IF([.B690]&gt;1/6; 1; 0)))" office:value-type="float" office:value="1" calcext:value-type="float">
            <text:p>1</text:p>
          </table:table-cell>
          <table:table-cell table:formula="of:=INT([.C690]*3)" office:value-type="float" office:value="1" calcext:value-type="float">
            <text:p>1</text:p>
          </table:table-cell>
          <table:table-cell table:number-columns-repeated="9"/>
        </table:table-row>
        <table:table-row table:style-name="ro1">
          <table:table-cell office:value-type="string" calcext:value-type="string">
            <text:p>To replicate this experiment i would need to know how much vinegar to use, how big of a sample to use and how long to rinse each sample. Without these you cannot replicate the experiment.</text:p>
          </table:table-cell>
          <table:table-cell office:value-type="float" office:value="0.943575620651245" calcext:value-type="float">
            <text:p>0.943575620651245</text:p>
          </table:table-cell>
          <table:table-cell office:value-type="float" office:value="1" calcext:value-type="float">
            <text:p>1</text:p>
          </table:table-cell>
          <table:table-cell table:formula="of:=IF([.B691]&gt;5/6; 3; IF([.B691]&gt;1/2; 2; IF([.B691]&gt;1/6; 1; 0)))" office:value-type="float" office:value="3" calcext:value-type="float">
            <text:p>3</text:p>
          </table:table-cell>
          <table:table-cell table:formula="of:=INT([.C691]*3)" office:value-type="float" office:value="3" calcext:value-type="float">
            <text:p>3</text:p>
          </table:table-cell>
          <table:table-cell table:number-columns-repeated="9"/>
        </table:table-row>
        <table:table-row table:style-name="ro1">
          <table:table-cell office:value-type="string" calcext:value-type="string">
            <text:p>After reading the procedures the additional things I need to know is what size containers, how much vinegar to put in the containers.</text:p>
          </table:table-cell>
          <table:table-cell office:value-type="float" office:value="0.949700236320496" calcext:value-type="float">
            <text:p>0.949700236320496</text:p>
          </table:table-cell>
          <table:table-cell office:value-type="float" office:value="0.666666686534882" calcext:value-type="float">
            <text:p>0.666666686534882</text:p>
          </table:table-cell>
          <table:table-cell table:formula="of:=IF([.B692]&gt;5/6; 3; IF([.B692]&gt;1/2; 2; IF([.B692]&gt;1/6; 1; 0)))" office:value-type="float" office:value="3" calcext:value-type="float">
            <text:p>3</text:p>
          </table:table-cell>
          <table:table-cell table:formula="of:=INT([.C692]*3)" office:value-type="float" office:value="2" calcext:value-type="float">
            <text:p>2</text:p>
          </table:table-cell>
          <table:table-cell table:number-columns-repeated="9"/>
        </table:table-row>
        <table:table-row table:style-name="ro1">
          <table:table-cell office:value-type="string" calcext:value-type="string">
            <text:p>1. mRNA the goes to the tRNA 2. the mRNA strand is read3. the amino acids that make up the mRNA take its place4. the amino acids make up the protien.</text:p>
          </table:table-cell>
          <table:table-cell office:value-type="float" office:value="0.0665984377264977" calcext:value-type="float">
            <text:p>0.0665984377264977</text:p>
          </table:table-cell>
          <table:table-cell office:value-type="float" office:value="0.333333343267441" calcext:value-type="float">
            <text:p>0.333333343267441</text:p>
          </table:table-cell>
          <table:table-cell table:formula="of:=IF([.B693]&gt;5/6; 3; IF([.B693]&gt;1/2; 2; IF([.B693]&gt;1/6; 1; 0)))" office:value-type="float" office:value="0" calcext:value-type="float">
            <text:p>0</text:p>
          </table:table-cell>
          <table:table-cell table:formula="of:=INT([.C693]*3)" office:value-type="float" office:value="1" calcext:value-type="float">
            <text:p>1</text:p>
          </table:table-cell>
          <table:table-cell table:number-columns-repeated="9"/>
        </table:table-row>
        <table:table-row table:style-name="ro1">
          <table:table-cell office:value-type="string" calcext:value-type="string">
            <text:p>1. ACTIVE transport- moveing substances acroos the membrain that requiers energy 2. passive transport- moves matereals acrose the membrain, requiers no energy</text:p>
          </table:table-cell>
          <table:table-cell office:value-type="float" office:value="0.637067556381226" calcext:value-type="float">
            <text:p>0.637067556381226</text:p>
          </table:table-cell>
          <table:table-cell office:value-type="float" office:value="0.666666686534882" calcext:value-type="float">
            <text:p>0.666666686534882</text:p>
          </table:table-cell>
          <table:table-cell table:formula="of:=IF([.B694]&gt;5/6; 3; IF([.B694]&gt;1/2; 2; IF([.B694]&gt;1/6; 1; 0)))" office:value-type="float" office:value="2" calcext:value-type="float">
            <text:p>2</text:p>
          </table:table-cell>
          <table:table-cell table:formula="of:=INT([.C694]*3)" office:value-type="float" office:value="2" calcext:value-type="float">
            <text:p>2</text:p>
          </table:table-cell>
          <table:table-cell table:number-columns-repeated="9"/>
        </table:table-row>
        <table:table-row table:style-name="ro1">
          <table:table-cell office:value-type="string" calcext:value-type="string">
            <text:p>1. mRNA leaves the cell, it tells the enzyems which DNA strand to work on.2. An enzyme attaches to the DNA strand3. The enzyme strats to decode the DNA strand into complumentary RNA4. The enzyme detaches and moves on.</text:p>
          </table:table-cell>
          <table:table-cell office:value-type="float" office:value="0.0447079576551914" calcext:value-type="float">
            <text:p>0.0447079576551914</text:p>
          </table:table-cell>
          <table:table-cell office:value-type="float" office:value="0" calcext:value-type="float">
            <text:p>0</text:p>
          </table:table-cell>
          <table:table-cell table:formula="of:=IF([.B695]&gt;5/6; 3; IF([.B695]&gt;1/2; 2; IF([.B695]&gt;1/6; 1; 0)))" office:value-type="float" office:value="0" calcext:value-type="float">
            <text:p>0</text:p>
          </table:table-cell>
          <table:table-cell table:formula="of:=INT([.C695]*3)" office:value-type="float" office:value="0" calcext:value-type="float">
            <text:p>0</text:p>
          </table:table-cell>
          <table:table-cell table:number-columns-repeated="9"/>
        </table:table-row>
        <table:table-row table:style-name="ro1">
          <table:table-cell office:value-type="string" calcext:value-type="string">
            <text:p>Overall plastic A is the most durable. Plastic B was the weakest in both tests. They could have improved their experiment by having there trials for more data. They could have added more weight in the second trial.</text:p>
          </table:table-cell>
          <table:table-cell office:value-type="float" office:value="0.382067322731018" calcext:value-type="float">
            <text:p>0.382067322731018</text:p>
          </table:table-cell>
          <table:table-cell office:value-type="float" office:value="0.666666686534882" calcext:value-type="float">
            <text:p>0.666666686534882</text:p>
          </table:table-cell>
          <table:table-cell table:formula="of:=IF([.B696]&gt;5/6; 3; IF([.B696]&gt;1/2; 2; IF([.B696]&gt;1/6; 1; 0)))" office:value-type="float" office:value="1" calcext:value-type="float">
            <text:p>1</text:p>
          </table:table-cell>
          <table:table-cell table:formula="of:=INT([.C696]*3)" office:value-type="float" office:value="2" calcext:value-type="float">
            <text:p>2</text:p>
          </table:table-cell>
          <table:table-cell table:number-columns-repeated="9"/>
        </table:table-row>
        <table:table-row table:style-name="ro1">
          <table:table-cell office:value-type="string" calcext:value-type="string">
            <text:p>dark gray :: I choose light gray because it had an average temperature of 45 which is right in the middle of temperatures and the e ffect will be warm and cool at the same time. When you look at the table of the results from the experiment you will see that light gray had an av erage of 45 so that is perfect temperature because it will not get too ho t and it will not get too cold.</text:p>
          </table:table-cell>
          <table:table-cell office:value-type="float" office:value="0.517874360084534" calcext:value-type="float">
            <text:p>0.517874360084534</text:p>
          </table:table-cell>
          <table:table-cell office:value-type="float" office:value="0.666666686534882" calcext:value-type="float">
            <text:p>0.666666686534882</text:p>
          </table:table-cell>
          <table:table-cell table:formula="of:=IF([.B697]&gt;5/6; 3; IF([.B697]&gt;1/2; 2; IF([.B697]&gt;1/6; 1; 0)))" office:value-type="float" office:value="2" calcext:value-type="float">
            <text:p>2</text:p>
          </table:table-cell>
          <table:table-cell table:formula="of:=INT([.C697]*3)" office:value-type="float" office:value="2" calcext:value-type="float">
            <text:p>2</text:p>
          </table:table-cell>
          <table:table-cell table:number-columns-repeated="9"/>
        </table:table-row>
        <table:table-row table:style-name="ro1">
          <table:table-cell office:value-type="string" calcext:value-type="string">
            <text:p>they match up with the DNA sequence, put into bonds that were copied, and then changed</text:p>
          </table:table-cell>
          <table:table-cell office:value-type="float" office:value="0.0180454161018133" calcext:value-type="float">
            <text:p>0.0180454161018133</text:p>
          </table:table-cell>
          <table:table-cell office:value-type="float" office:value="0" calcext:value-type="float">
            <text:p>0</text:p>
          </table:table-cell>
          <table:table-cell table:formula="of:=IF([.B698]&gt;5/6; 3; IF([.B698]&gt;1/2; 2; IF([.B698]&gt;1/6; 1; 0)))" office:value-type="float" office:value="0" calcext:value-type="float">
            <text:p>0</text:p>
          </table:table-cell>
          <table:table-cell table:formula="of:=INT([.C698]*3)" office:value-type="float" office:value="0" calcext:value-type="float">
            <text:p>0</text:p>
          </table:table-cell>
          <table:table-cell table:number-columns-repeated="9"/>
        </table:table-row>
        <table:table-row table:style-name="ro1">
          <table:table-cell office:value-type="string" calcext:value-type="string">
            <text:p>isotonic: where there is the same amount of a substance in and outside the cell so the volumes are the sameHypertonic: where that amout of a sunstance is greater on the outside of a cell so it moves in through the semipermiable membraneosmosis: where a substance moves in and out of the cell</text:p>
          </table:table-cell>
          <table:table-cell office:value-type="float" office:value="0.598431050777435" calcext:value-type="float">
            <text:p>0.598431050777435</text:p>
          </table:table-cell>
          <table:table-cell office:value-type="float" office:value="0" calcext:value-type="float">
            <text:p>0</text:p>
          </table:table-cell>
          <table:table-cell table:formula="of:=IF([.B699]&gt;5/6; 3; IF([.B699]&gt;1/2; 2; IF([.B699]&gt;1/6; 1; 0)))" office:value-type="float" office:value="2" calcext:value-type="float">
            <text:p>2</text:p>
          </table:table-cell>
          <table:table-cell table:formula="of:=INT([.C699]*3)" office:value-type="float" office:value="0" calcext:value-type="float">
            <text:p>0</text:p>
          </table:table-cell>
          <table:table-cell table:number-columns-repeated="9"/>
        </table:table-row>
        <table:table-row table:style-name="ro1">
          <table:table-cell office:value-type="string" calcext:value-type="string">
            <text:p>Additional information you would need to replicate this experiment is how much vinger to put in each container. Do you have to fill it or only put it so it reaches the top of the different materials? Also other info would be, what size containers do you need for this experiment. Lastly does it matter the material of the container: glass, metal. Throw away containers.</text:p>
          </table:table-cell>
          <table:table-cell office:value-type="float" office:value="0.966164112091064" calcext:value-type="float">
            <text:p>0.966164112091064</text:p>
          </table:table-cell>
          <table:table-cell office:value-type="float" office:value="1" calcext:value-type="float">
            <text:p>1</text:p>
          </table:table-cell>
          <table:table-cell table:formula="of:=IF([.B700]&gt;5/6; 3; IF([.B700]&gt;1/2; 2; IF([.B700]&gt;1/6; 1; 0)))" office:value-type="float" office:value="3" calcext:value-type="float">
            <text:p>3</text:p>
          </table:table-cell>
          <table:table-cell table:formula="of:=INT([.C700]*3)" office:value-type="float" office:value="3" calcext:value-type="float">
            <text:p>3</text:p>
          </table:table-cell>
          <table:table-cell table:number-columns-repeated="9"/>
        </table:table-row>
        <table:table-row table:style-name="ro1">
          <table:table-cell office:value-type="string" calcext:value-type="string">
            <text:p>After the the mRNA leaves the cells nuclaer envolope throught the pores in the envolope the m RNA seeks out a ribosome ( an organelle that synthisize protien based on the codons it get for the messenge RNA) <text:s/>to synthisize the proteins it has codons for. After the mRNA finds a ribosome to synthisize the proteins it attaches on to the ribosome for it to read the codon sequance it contians. A codone is a sequence of three molacuole of nueclear acid that when read stand for one amino acid ( Amino Acid- the building blocks for proteins) As the ribosomes read the codon sequence, the ribosome calls tRNA to retrive the amino acids it need to create a protien chain. After a protein chain has been made the mRNA has no more use and it desolves back into the cytoplasm. After the protien chain has been fully synthisied it get sent to the rought endoplasmic reticulum to have final touches added to it. After all the final touches are added to the protein chain, it is then sent to the golgi apparatus to be prepare to be shipped out to another part of the body. After the golgi apparatus has prepared the protein chain to be shipped out it is then sent to the cell membrance to exit through a protein channal. After the protein has exited the cell it is shiped off else where in the body to be used</text:p>
          </table:table-cell>
          <table:table-cell office:value-type="float" office:value="0.801939189434052" calcext:value-type="float">
            <text:p>0.801939189434052</text:p>
          </table:table-cell>
          <table:table-cell office:value-type="float" office:value="1" calcext:value-type="float">
            <text:p>1</text:p>
          </table:table-cell>
          <table:table-cell table:formula="of:=IF([.B701]&gt;5/6; 3; IF([.B701]&gt;1/2; 2; IF([.B701]&gt;1/6; 1; 0)))" office:value-type="float" office:value="2" calcext:value-type="float">
            <text:p>2</text:p>
          </table:table-cell>
          <table:table-cell table:formula="of:=INT([.C701]*3)" office:value-type="float" office:value="3" calcext:value-type="float">
            <text:p>3</text:p>
          </table:table-cell>
          <table:table-cell table:number-columns-repeated="9"/>
        </table:table-row>
        <table:table-row table:style-name="ro1">
          <table:table-cell office:value-type="string" calcext:value-type="string">
            <text:p>white :: the doghouse should be white because it has the warmest or cooldest temperture on the average from the table. it will be warmer or colder than the other colors so the dog living in the doghouse wont be hot or cold.</text:p>
          </table:table-cell>
          <table:table-cell office:value-type="float" office:value="0.398471653461456" calcext:value-type="float">
            <text:p>0.398471653461456</text:p>
          </table:table-cell>
          <table:table-cell office:value-type="float" office:value="0" calcext:value-type="float">
            <text:p>0</text:p>
          </table:table-cell>
          <table:table-cell table:formula="of:=IF([.B702]&gt;5/6; 3; IF([.B702]&gt;1/2; 2; IF([.B702]&gt;1/6; 1; 0)))" office:value-type="float" office:value="1" calcext:value-type="float">
            <text:p>1</text:p>
          </table:table-cell>
          <table:table-cell table:formula="of:=INT([.C702]*3)" office:value-type="float" office:value="0" calcext:value-type="float">
            <text:p>0</text:p>
          </table:table-cell>
          <table:table-cell table:number-columns-repeated="9"/>
        </table:table-row>
        <table:table-row table:style-name="ro1">
          <table:table-cell office:value-type="string" calcext:value-type="string">
            <text:p>a) In conclusion, it clear to see by looking at the data that plastic type B has the most stretchability.^p b) The students could have improved the experiment design and validity of the results if they would state that they used the same types of weights for each plastic. In addition, they should have documented the length of type of plastic before beginning the procedure.</text:p>
          </table:table-cell>
          <table:table-cell office:value-type="float" office:value="0.934730470180512" calcext:value-type="float">
            <text:p>0.934730470180512</text:p>
          </table:table-cell>
          <table:table-cell office:value-type="float" office:value="0.666666686534882" calcext:value-type="float">
            <text:p>0.666666686534882</text:p>
          </table:table-cell>
          <table:table-cell table:formula="of:=IF([.B703]&gt;5/6; 3; IF([.B703]&gt;1/2; 2; IF([.B703]&gt;1/6; 1; 0)))" office:value-type="float" office:value="3" calcext:value-type="float">
            <text:p>3</text:p>
          </table:table-cell>
          <table:table-cell table:formula="of:=INT([.C703]*3)" office:value-type="float" office:value="2" calcext:value-type="float">
            <text:p>2</text:p>
          </table:table-cell>
          <table:table-cell table:number-columns-repeated="9"/>
        </table:table-row>
        <table:table-row table:style-name="ro1">
          <table:table-cell office:value-type="string" calcext:value-type="string">
            <text:p>The additional information you will need to replicate this experiment is how much more of the needed samples you need, how much time you will need to go through with the procedure and what your starting mass needs to be.</text:p>
          </table:table-cell>
          <table:table-cell office:value-type="float" office:value="0.346113502979279" calcext:value-type="float">
            <text:p>0.346113502979279</text:p>
          </table:table-cell>
          <table:table-cell office:value-type="float" office:value="0" calcext:value-type="float">
            <text:p>0</text:p>
          </table:table-cell>
          <table:table-cell table:formula="of:=IF([.B704]&gt;5/6; 3; IF([.B704]&gt;1/2; 2; IF([.B704]&gt;1/6; 1; 0)))" office:value-type="float" office:value="1" calcext:value-type="float">
            <text:p>1</text:p>
          </table:table-cell>
          <table:table-cell table:formula="of:=INT([.C704]*3)" office:value-type="float" office:value="0" calcext:value-type="float">
            <text:p>0</text:p>
          </table:table-cell>
          <table:table-cell table:number-columns-repeated="9"/>
        </table:table-row>
        <table:table-row table:style-name="ro1">
          <table:table-cell office:value-type="string" calcext:value-type="string">
            <text:p>The first stepis mRNA connects to the ribosome to keep it in place. <text:s/>Secondly tRNA brings the anticodons and they match with the bases pair. <text:s/>On the third step another tRNA brings another anticodon and the amino acids at the end stick togather. And the fourth step is that these steps are repeated and all the amino acids stick together and form a protein until they get to the stop codon.</text:p>
          </table:table-cell>
          <table:table-cell office:value-type="float" office:value="0.520914316177368" calcext:value-type="float">
            <text:p>0.520914316177368</text:p>
          </table:table-cell>
          <table:table-cell office:value-type="float" office:value="1" calcext:value-type="float">
            <text:p>1</text:p>
          </table:table-cell>
          <table:table-cell table:formula="of:=IF([.B705]&gt;5/6; 3; IF([.B705]&gt;1/2; 2; IF([.B705]&gt;1/6; 1; 0)))" office:value-type="float" office:value="2" calcext:value-type="float">
            <text:p>2</text:p>
          </table:table-cell>
          <table:table-cell table:formula="of:=INT([.C705]*3)" office:value-type="float" office:value="3" calcext:value-type="float">
            <text:p>3</text:p>
          </table:table-cell>
          <table:table-cell table:number-columns-repeated="9"/>
        </table:table-row>
        <table:table-row table:style-name="ro1">
          <table:table-cell office:value-type="string" calcext:value-type="string">
            <text:p>Diffusion is the process cells use to move liquid materials inside and out of the sell by passing through the cell membrane. Respiration is the process cells use to move needed to take in the materials needed to survive and output materials used by other organisms. Excretion is the process used by cells to remove waste products and unnecessary nutrients.</text:p>
          </table:table-cell>
          <table:table-cell office:value-type="float" office:value="0.0591984242200851" calcext:value-type="float">
            <text:p>0.0591984242200851</text:p>
          </table:table-cell>
          <table:table-cell office:value-type="float" office:value="0" calcext:value-type="float">
            <text:p>0</text:p>
          </table:table-cell>
          <table:table-cell table:formula="of:=IF([.B706]&gt;5/6; 3; IF([.B706]&gt;1/2; 2; IF([.B706]&gt;1/6; 1; 0)))" office:value-type="float" office:value="0" calcext:value-type="float">
            <text:p>0</text:p>
          </table:table-cell>
          <table:table-cell table:formula="of:=INT([.C706]*3)" office:value-type="float" office:value="0" calcext:value-type="float">
            <text:p>0</text:p>
          </table:table-cell>
          <table:table-cell table:number-columns-repeated="9"/>
        </table:table-row>
        <table:table-row table:style-name="ro1">
          <table:table-cell office:value-type="string" calcext:value-type="string">
            <text:p>Active Transport, Calvin Cycle, and Light Dependent Reactions.</text:p>
          </table:table-cell>
          <table:table-cell office:value-type="float" office:value="0.0277549289166927" calcext:value-type="float">
            <text:p>0.0277549289166927</text:p>
          </table:table-cell>
          <table:table-cell office:value-type="float" office:value="0" calcext:value-type="float">
            <text:p>0</text:p>
          </table:table-cell>
          <table:table-cell table:formula="of:=IF([.B707]&gt;5/6; 3; IF([.B707]&gt;1/2; 2; IF([.B707]&gt;1/6; 1; 0)))" office:value-type="float" office:value="0" calcext:value-type="float">
            <text:p>0</text:p>
          </table:table-cell>
          <table:table-cell table:formula="of:=INT([.C707]*3)" office:value-type="float" office:value="0" calcext:value-type="float">
            <text:p>0</text:p>
          </table:table-cell>
          <table:table-cell table:number-columns-repeated="9"/>
        </table:table-row>
        <table:table-row table:style-name="ro1">
          <table:table-cell office:value-type="string" calcext:value-type="string">
            <text:p>You would need to know how much vinegar was placed in the container. What type of samples you were measuring and placing in the container and the temperature at which they were storing at to ensure equal experiment.</text:p>
          </table:table-cell>
          <table:table-cell office:value-type="float" office:value="0.805477976799011" calcext:value-type="float">
            <text:p>0.805477976799011</text:p>
          </table:table-cell>
          <table:table-cell office:value-type="float" office:value="1" calcext:value-type="float">
            <text:p>1</text:p>
          </table:table-cell>
          <table:table-cell table:formula="of:=IF([.B708]&gt;5/6; 3; IF([.B708]&gt;1/2; 2; IF([.B708]&gt;1/6; 1; 0)))" office:value-type="float" office:value="2" calcext:value-type="float">
            <text:p>2</text:p>
          </table:table-cell>
          <table:table-cell table:formula="of:=INT([.C708]*3)" office:value-type="float" office:value="3" calcext:value-type="float">
            <text:p>3</text:p>
          </table:table-cell>
          <table:table-cell table:number-columns-repeated="9"/>
        </table:table-row>
        <table:table-row table:style-name="ro1">
          <table:table-cell office:value-type="string" calcext:value-type="string">
            <text:p>Cell to cell contact,</text:p>
          </table:table-cell>
          <table:table-cell office:value-type="float" office:value="0.000325448228977621" calcext:value-type="float">
            <text:p>0.000325448228977621</text:p>
          </table:table-cell>
          <table:table-cell office:value-type="float" office:value="0" calcext:value-type="float">
            <text:p>0</text:p>
          </table:table-cell>
          <table:table-cell table:formula="of:=IF([.B709]&gt;5/6; 3; IF([.B709]&gt;1/2; 2; IF([.B709]&gt;1/6; 1; 0)))" office:value-type="float" office:value="0" calcext:value-type="float">
            <text:p>0</text:p>
          </table:table-cell>
          <table:table-cell table:formula="of:=INT([.C709]*3)" office:value-type="float" office:value="0" calcext:value-type="float">
            <text:p>0</text:p>
          </table:table-cell>
          <table:table-cell table:number-columns-repeated="9"/>
        </table:table-row>
        <table:table-row table:style-name="ro1">
          <table:table-cell office:value-type="string" calcext:value-type="string">
            <text:p>1. The mRNA leaves the nucleus.2. DNA begin stacking up.3.</text:p>
          </table:table-cell>
          <table:table-cell office:value-type="float" office:value="0.000936225696932524" calcext:value-type="float">
            <text:p>0.000936225696932524</text:p>
          </table:table-cell>
          <table:table-cell office:value-type="float" office:value="0" calcext:value-type="float">
            <text:p>0</text:p>
          </table:table-cell>
          <table:table-cell table:formula="of:=IF([.B710]&gt;5/6; 3; IF([.B710]&gt;1/2; 2; IF([.B710]&gt;1/6; 1; 0)))" office:value-type="float" office:value="0" calcext:value-type="float">
            <text:p>0</text:p>
          </table:table-cell>
          <table:table-cell table:formula="of:=INT([.C710]*3)" office:value-type="float" office:value="0" calcext:value-type="float">
            <text:p>0</text:p>
          </table:table-cell>
          <table:table-cell table:number-columns-repeated="9"/>
        </table:table-row>
        <table:table-row table:style-name="ro1">
          <table:table-cell office:value-type="string" calcext:value-type="string">
            <text:p>The addition information that I would need is how many steps we will need to do to get data. What is the best container to put the sample in and does it have <text:s/>to be the sume kind of container. I would also need how much many times you need to rinse the sample.</text:p>
          </table:table-cell>
          <table:table-cell office:value-type="float" office:value="0.683982849121094" calcext:value-type="float">
            <text:p>0.683982849121094</text:p>
          </table:table-cell>
          <table:table-cell office:value-type="float" office:value="0.666666686534882" calcext:value-type="float">
            <text:p>0.666666686534882</text:p>
          </table:table-cell>
          <table:table-cell table:formula="of:=IF([.B711]&gt;5/6; 3; IF([.B711]&gt;1/2; 2; IF([.B711]&gt;1/6; 1; 0)))" office:value-type="float" office:value="2" calcext:value-type="float">
            <text:p>2</text:p>
          </table:table-cell>
          <table:table-cell table:formula="of:=INT([.C711]*3)" office:value-type="float" office:value="2" calcext:value-type="float">
            <text:p>2</text:p>
          </table:table-cell>
          <table:table-cell table:number-columns-repeated="9"/>
        </table:table-row>
        <table:table-row table:style-name="ro1">
          <table:table-cell office:value-type="string" calcext:value-type="string">
            <text:p>black :: I think black would beb best to use for the d oghouse because on winter nights when it gets cold out, the black color o f the doghouse will keep it warmer. Since darker colors absorb more energ y than lighter colors. Black was 53(DEG)C after 10 minutes, while white was 42(DEG)C that is a change of 11(DEG)C warmer then the other.</text:p>
          </table:table-cell>
          <table:table-cell office:value-type="float" office:value="0.548573076725006" calcext:value-type="float">
            <text:p>0.548573076725006</text:p>
          </table:table-cell>
          <table:table-cell office:value-type="float" office:value="0.666666686534882" calcext:value-type="float">
            <text:p>0.666666686534882</text:p>
          </table:table-cell>
          <table:table-cell table:formula="of:=IF([.B712]&gt;5/6; 3; IF([.B712]&gt;1/2; 2; IF([.B712]&gt;1/6; 1; 0)))" office:value-type="float" office:value="2" calcext:value-type="float">
            <text:p>2</text:p>
          </table:table-cell>
          <table:table-cell table:formula="of:=INT([.C712]*3)" office:value-type="float" office:value="2" calcext:value-type="float">
            <text:p>2</text:p>
          </table:table-cell>
          <table:table-cell table:number-columns-repeated="9"/>
        </table:table-row>
        <table:table-row table:style-name="ro1">
          <table:table-cell office:value-type="string" calcext:value-type="string">
            <text:p>Some additional information that we would need to replicate the experiment is how much vinegar should be placed in each identical container, how or what tool to use to measure the mass of the four different samples and how much distilled water to use to rinse the four samples after taking them out of the vinegar.</text:p>
          </table:table-cell>
          <table:table-cell office:value-type="float" office:value="0.70419842004776" calcext:value-type="float">
            <text:p>0.70419842004776</text:p>
          </table:table-cell>
          <table:table-cell office:value-type="float" office:value="0.333333343267441" calcext:value-type="float">
            <text:p>0.333333343267441</text:p>
          </table:table-cell>
          <table:table-cell table:formula="of:=IF([.B713]&gt;5/6; 3; IF([.B713]&gt;1/2; 2; IF([.B713]&gt;1/6; 1; 0)))" office:value-type="float" office:value="2" calcext:value-type="float">
            <text:p>2</text:p>
          </table:table-cell>
          <table:table-cell table:formula="of:=INT([.C713]*3)" office:value-type="float" office:value="1" calcext:value-type="float">
            <text:p>1</text:p>
          </table:table-cell>
          <table:table-cell table:number-columns-repeated="9"/>
        </table:table-row>
        <table:table-row table:style-name="ro1">
          <table:table-cell office:value-type="string" calcext:value-type="string">
            <text:p>Some information that is missing that they don't say what size of containers, and they don't say what to do with data.</text:p>
          </table:table-cell>
          <table:table-cell office:value-type="float" office:value="0.8750359416008" calcext:value-type="float">
            <text:p>0.8750359416008</text:p>
          </table:table-cell>
          <table:table-cell office:value-type="float" office:value="0.333333343267441" calcext:value-type="float">
            <text:p>0.333333343267441</text:p>
          </table:table-cell>
          <table:table-cell table:formula="of:=IF([.B714]&gt;5/6; 3; IF([.B714]&gt;1/2; 2; IF([.B714]&gt;1/6; 1; 0)))" office:value-type="float" office:value="3" calcext:value-type="float">
            <text:p>3</text:p>
          </table:table-cell>
          <table:table-cell table:formula="of:=INT([.C714]*3)" office:value-type="float" office:value="1" calcext:value-type="float">
            <text:p>1</text:p>
          </table:table-cell>
          <table:table-cell table:number-columns-repeated="9"/>
        </table:table-row>
        <table:table-row table:style-name="ro1">
          <table:table-cell office:value-type="string" calcext:value-type="string">
            <text:p>The cell membrane tries to equal up the movement of substances from side to side. First the subtances flow freely through the membrane. Then, when the cell has gotten enough substances the membrane sends substances out of the cell.</text:p>
          </table:table-cell>
          <table:table-cell office:value-type="float" office:value="0.0190966185182333" calcext:value-type="float">
            <text:p>0.0190966185182333</text:p>
          </table:table-cell>
          <table:table-cell office:value-type="float" office:value="0" calcext:value-type="float">
            <text:p>0</text:p>
          </table:table-cell>
          <table:table-cell table:formula="of:=IF([.B715]&gt;5/6; 3; IF([.B715]&gt;1/2; 2; IF([.B715]&gt;1/6; 1; 0)))" office:value-type="float" office:value="0" calcext:value-type="float">
            <text:p>0</text:p>
          </table:table-cell>
          <table:table-cell table:formula="of:=INT([.C715]*3)" office:value-type="float" office:value="0" calcext:value-type="float">
            <text:p>0</text:p>
          </table:table-cell>
          <table:table-cell table:number-columns-repeated="9"/>
        </table:table-row>
        <table:table-row table:style-name="ro1">
          <table:table-cell office:value-type="string" calcext:value-type="string">
            <text:p>To replicate the experiment, I would need to know the readly of vinegar used with each materials. I would also need to know what kind of plastic they used in the expensal, because there are many diffrent</text:p>
          </table:table-cell>
          <table:table-cell office:value-type="float" office:value="0.852467477321625" calcext:value-type="float">
            <text:p>0.852467477321625</text:p>
          </table:table-cell>
          <table:table-cell office:value-type="float" office:value="0.333333343267441" calcext:value-type="float">
            <text:p>0.333333343267441</text:p>
          </table:table-cell>
          <table:table-cell table:formula="of:=IF([.B716]&gt;5/6; 3; IF([.B716]&gt;1/2; 2; IF([.B716]&gt;1/6; 1; 0)))" office:value-type="float" office:value="3" calcext:value-type="float">
            <text:p>3</text:p>
          </table:table-cell>
          <table:table-cell table:formula="of:=INT([.C716]*3)" office:value-type="float" office:value="1" calcext:value-type="float">
            <text:p>1</text:p>
          </table:table-cell>
          <table:table-cell table:number-columns-repeated="9"/>
        </table:table-row>
        <table:table-row table:style-name="ro1">
          <table:table-cell office:value-type="string" calcext:value-type="string">
            <text:p>Based on this student's data, the type with the most amount of stretching was plastic type b with 20mm and plastic A had the least with 10 the first trial and 12 the second. The student could've conducted more trials as well as stated what the types of plastic were.</text:p>
          </table:table-cell>
          <table:table-cell office:value-type="float" office:value="0.746553182601929" calcext:value-type="float">
            <text:p>0.746553182601929</text:p>
          </table:table-cell>
          <table:table-cell office:value-type="float" office:value="0.666666686534882" calcext:value-type="float">
            <text:p>0.666666686534882</text:p>
          </table:table-cell>
          <table:table-cell table:formula="of:=IF([.B717]&gt;5/6; 3; IF([.B717]&gt;1/2; 2; IF([.B717]&gt;1/6; 1; 0)))" office:value-type="float" office:value="2" calcext:value-type="float">
            <text:p>2</text:p>
          </table:table-cell>
          <table:table-cell table:formula="of:=INT([.C717]*3)" office:value-type="float" office:value="2" calcext:value-type="float">
            <text:p>2</text:p>
          </table:table-cell>
          <table:table-cell table:number-columns-repeated="9"/>
        </table:table-row>
        <table:table-row table:style-name="ro1">
          <table:table-cell office:value-type="string" calcext:value-type="string">
            <text:p>Interphase, Anaphase, Telophase</text:p>
          </table:table-cell>
          <table:table-cell office:value-type="float" office:value="0.00315532134845853" calcext:value-type="float">
            <text:p>0.00315532134845853</text:p>
          </table:table-cell>
          <table:table-cell office:value-type="float" office:value="0" calcext:value-type="float">
            <text:p>0</text:p>
          </table:table-cell>
          <table:table-cell table:formula="of:=IF([.B718]&gt;5/6; 3; IF([.B718]&gt;1/2; 2; IF([.B718]&gt;1/6; 1; 0)))" office:value-type="float" office:value="0" calcext:value-type="float">
            <text:p>0</text:p>
          </table:table-cell>
          <table:table-cell table:formula="of:=INT([.C718]*3)" office:value-type="float" office:value="0" calcext:value-type="float">
            <text:p>0</text:p>
          </table:table-cell>
          <table:table-cell table:number-columns-repeated="9"/>
        </table:table-row>
        <table:table-row table:style-name="ro1">
          <table:table-cell office:value-type="string" calcext:value-type="string">
            <text:p>A) In conclusion polymer B, is the one that could stretch the most, and polymer A is the one who can't stretch as wide. ^P B) To make the validity of the experiment more accurate than they should of had exact measurment, for example in step 2, the could of said how much it should be hanging by. Also, the could of added another trial, it is always good to have 3 trials just in case of any mistakes.</text:p>
          </table:table-cell>
          <table:table-cell office:value-type="float" office:value="0.762233316898346" calcext:value-type="float">
            <text:p>0.762233316898346</text:p>
          </table:table-cell>
          <table:table-cell office:value-type="float" office:value="1" calcext:value-type="float">
            <text:p>1</text:p>
          </table:table-cell>
          <table:table-cell table:formula="of:=IF([.B719]&gt;5/6; 3; IF([.B719]&gt;1/2; 2; IF([.B719]&gt;1/6; 1; 0)))" office:value-type="float" office:value="2" calcext:value-type="float">
            <text:p>2</text:p>
          </table:table-cell>
          <table:table-cell table:formula="of:=INT([.C719]*3)" office:value-type="float" office:value="3" calcext:value-type="float">
            <text:p>3</text:p>
          </table:table-cell>
          <table:table-cell table:number-columns-repeated="9"/>
        </table:table-row>
        <table:table-row table:style-name="ro1">
          <table:table-cell office:value-type="string" calcext:value-type="string">
            <text:p>Protein Synthesis: <text:s text:c="3"/>1. codon changes <text:s text:c="3"/>2. reaction happens <text:s text:c="3"/>3. new messanger <text:s text:c="3"/>4. tRNA</text:p>
          </table:table-cell>
          <table:table-cell office:value-type="float" office:value="0.0958459377288818" calcext:value-type="float">
            <text:p>0.0958459377288818</text:p>
          </table:table-cell>
          <table:table-cell office:value-type="float" office:value="0" calcext:value-type="float">
            <text:p>0</text:p>
          </table:table-cell>
          <table:table-cell table:formula="of:=IF([.B720]&gt;5/6; 3; IF([.B720]&gt;1/2; 2; IF([.B720]&gt;1/6; 1; 0)))" office:value-type="float" office:value="0" calcext:value-type="float">
            <text:p>0</text:p>
          </table:table-cell>
          <table:table-cell table:formula="of:=INT([.C720]*3)" office:value-type="float" office:value="0" calcext:value-type="float">
            <text:p>0</text:p>
          </table:table-cell>
          <table:table-cell table:number-columns-repeated="9"/>
        </table:table-row>
        <table:table-row table:style-name="ro1">
          <table:table-cell office:value-type="string" calcext:value-type="string">
            <text:p>In order to this experiment to be replicated, I would need to know how many or what size samples I should be weighing, how much vinegar needs to be poured, what to label each container, and how long I need to rinse each sample. Only if I know these specific details will I then be able to complete the experiment like the other group.</text:p>
          </table:table-cell>
          <table:table-cell office:value-type="float" office:value="0.947640419006348" calcext:value-type="float">
            <text:p>0.947640419006348</text:p>
          </table:table-cell>
          <table:table-cell office:value-type="float" office:value="1" calcext:value-type="float">
            <text:p>1</text:p>
          </table:table-cell>
          <table:table-cell table:formula="of:=IF([.B721]&gt;5/6; 3; IF([.B721]&gt;1/2; 2; IF([.B721]&gt;1/6; 1; 0)))" office:value-type="float" office:value="3" calcext:value-type="float">
            <text:p>3</text:p>
          </table:table-cell>
          <table:table-cell table:formula="of:=INT([.C721]*3)" office:value-type="float" office:value="3" calcext:value-type="float">
            <text:p>3</text:p>
          </table:table-cell>
          <table:table-cell table:number-columns-repeated="9"/>
        </table:table-row>
        <table:table-row table:style-name="ro1">
          <table:table-cell office:value-type="string" calcext:value-type="string">
            <text:p>a)Plastic type B stretched most, D second most, C third most, and A stretched the least making B the most stretchable and A the least. b) One way to improve the experimental design and/or validity is to tell which types of plastics they used another is to tell how much weight they added in the clamp.</text:p>
          </table:table-cell>
          <table:table-cell office:value-type="float" office:value="0.791699409484863" calcext:value-type="float">
            <text:p>0.791699409484863</text:p>
          </table:table-cell>
          <table:table-cell office:value-type="float" office:value="0.666666686534882" calcext:value-type="float">
            <text:p>0.666666686534882</text:p>
          </table:table-cell>
          <table:table-cell table:formula="of:=IF([.B722]&gt;5/6; 3; IF([.B722]&gt;1/2; 2; IF([.B722]&gt;1/6; 1; 0)))" office:value-type="float" office:value="2" calcext:value-type="float">
            <text:p>2</text:p>
          </table:table-cell>
          <table:table-cell table:formula="of:=INT([.C722]*3)" office:value-type="float" office:value="2" calcext:value-type="float">
            <text:p>2</text:p>
          </table:table-cell>
          <table:table-cell table:number-columns-repeated="9"/>
        </table:table-row>
        <table:table-row table:style-name="ro1">
          <table:table-cell office:value-type="string" calcext:value-type="string">
            <text:p>black :: If it is cold outside and there is still some sun, the color would absorb the sun, making the dog house a little warme r for the dog to stay in. Giving a dog a wamer atmosphere would be better to have it cold and freezing. Brandi and Jerry did an experiment wh ere they tested colors (black, dark gray, light gray &amp;amp; white) and bla ck had an average of 53 degrees C. While comparing to the white which was 42 degrees C, that is 12 degrees apart from the black.</text:p>
          </table:table-cell>
          <table:table-cell office:value-type="float" office:value="0.67475163936615" calcext:value-type="float">
            <text:p>0.67475163936615</text:p>
          </table:table-cell>
          <table:table-cell office:value-type="float" office:value="0.666666686534882" calcext:value-type="float">
            <text:p>0.666666686534882</text:p>
          </table:table-cell>
          <table:table-cell table:formula="of:=IF([.B723]&gt;5/6; 3; IF([.B723]&gt;1/2; 2; IF([.B723]&gt;1/6; 1; 0)))" office:value-type="float" office:value="2" calcext:value-type="float">
            <text:p>2</text:p>
          </table:table-cell>
          <table:table-cell table:formula="of:=INT([.C723]*3)" office:value-type="float" office:value="2" calcext:value-type="float">
            <text:p>2</text:p>
          </table:table-cell>
          <table:table-cell table:number-columns-repeated="9"/>
        </table:table-row>
        <table:table-row table:style-name="ro1">
          <table:table-cell office:value-type="string" calcext:value-type="string">
            <text:p>Some of the things i would like to know is what are the four identical containers, what are the sample, and what are they testing for exactly.</text:p>
          </table:table-cell>
          <table:table-cell office:value-type="float" office:value="0.462829917669296" calcext:value-type="float">
            <text:p>0.462829917669296</text:p>
          </table:table-cell>
          <table:table-cell office:value-type="float" office:value="0.666666686534882" calcext:value-type="float">
            <text:p>0.666666686534882</text:p>
          </table:table-cell>
          <table:table-cell table:formula="of:=IF([.B724]&gt;5/6; 3; IF([.B724]&gt;1/2; 2; IF([.B724]&gt;1/6; 1; 0)))" office:value-type="float" office:value="1" calcext:value-type="float">
            <text:p>1</text:p>
          </table:table-cell>
          <table:table-cell table:formula="of:=INT([.C724]*3)" office:value-type="float" office:value="2" calcext:value-type="float">
            <text:p>2</text:p>
          </table:table-cell>
          <table:table-cell table:number-columns-repeated="9"/>
        </table:table-row>
        <table:table-row table:style-name="ro1">
          <table:table-cell office:value-type="string" calcext:value-type="string">
            <text:p>A.) The conclusion I have drawn about the students data table is that plastics A and B where stretchable. While C actually decrease in size and D did not stretch at all. ^P B.) Two ways that the student could improve this experiment is by naming the different plastics so you know your not looking the same kind of plastic that then once. Also to add more trials because they only held two.</text:p>
          </table:table-cell>
          <table:table-cell office:value-type="float" office:value="0.725375294685364" calcext:value-type="float">
            <text:p>0.725375294685364</text:p>
          </table:table-cell>
          <table:table-cell office:value-type="float" office:value="0.333333343267441" calcext:value-type="float">
            <text:p>0.333333343267441</text:p>
          </table:table-cell>
          <table:table-cell table:formula="of:=IF([.B725]&gt;5/6; 3; IF([.B725]&gt;1/2; 2; IF([.B725]&gt;1/6; 1; 0)))" office:value-type="float" office:value="2" calcext:value-type="float">
            <text:p>2</text:p>
          </table:table-cell>
          <table:table-cell table:formula="of:=INT([.C725]*3)" office:value-type="float" office:value="1" calcext:value-type="float">
            <text:p>1</text:p>
          </table:table-cell>
          <table:table-cell table:number-columns-repeated="9"/>
        </table:table-row>
        <table:table-row table:style-name="ro1">
          <table:table-cell office:value-type="string" calcext:value-type="string">
            <text:p>This experiment would need alot more information for it to be repcated. It will need a control groups so they can compare it to the rest of the variables. Understanding that there needs to be a consistant amount of vinegar and starting material would help the outcome of the experiment. It is also important that the materials are the same shape and size, so they have the same surface to volume ratio.</text:p>
          </table:table-cell>
          <table:table-cell office:value-type="float" office:value="0.552546620368958" calcext:value-type="float">
            <text:p>0.552546620368958</text:p>
          </table:table-cell>
          <table:table-cell office:value-type="float" office:value="0" calcext:value-type="float">
            <text:p>0</text:p>
          </table:table-cell>
          <table:table-cell table:formula="of:=IF([.B726]&gt;5/6; 3; IF([.B726]&gt;1/2; 2; IF([.B726]&gt;1/6; 1; 0)))" office:value-type="float" office:value="2" calcext:value-type="float">
            <text:p>2</text:p>
          </table:table-cell>
          <table:table-cell table:formula="of:=INT([.C726]*3)" office:value-type="float" office:value="0" calcext:value-type="float">
            <text:p>0</text:p>
          </table:table-cell>
          <table:table-cell table:number-columns-repeated="9"/>
        </table:table-row>
        <table:table-row table:style-name="ro1">
          <table:table-cell office:value-type="string" calcext:value-type="string">
            <text:p>A) From the student's data, we can conclude that plastic type B has the most stretchability, stretching an average 22.5mm per trial, compared to type D's 20mm, type C's 13.5mm and type A's 11mm. ^p B) One way the student could have improved is by increasing the number of trials carried out which will increase data accuracy and lessen the effect of outlians. A second way he could've improved is by stating the weight of the weights he used. Not specifying this could lead to variations of data, and almost impossibility to replicate the experiment.</text:p>
          </table:table-cell>
          <table:table-cell office:value-type="float" office:value="0.877919793128967" calcext:value-type="float">
            <text:p>0.877919793128967</text:p>
          </table:table-cell>
          <table:table-cell office:value-type="float" office:value="1" calcext:value-type="float">
            <text:p>1</text:p>
          </table:table-cell>
          <table:table-cell table:formula="of:=IF([.B727]&gt;5/6; 3; IF([.B727]&gt;1/2; 2; IF([.B727]&gt;1/6; 1; 0)))" office:value-type="float" office:value="3" calcext:value-type="float">
            <text:p>3</text:p>
          </table:table-cell>
          <table:table-cell table:formula="of:=INT([.C727]*3)" office:value-type="float" office:value="3" calcext:value-type="float">
            <text:p>3</text:p>
          </table:table-cell>
          <table:table-cell table:number-columns-repeated="9"/>
        </table:table-row>
        <table:table-row table:style-name="ro1">
          <table:table-cell office:value-type="string" calcext:value-type="string">
            <text:p>black :: The color Black would increase air temperatur e inside the doghouse. This is modeled in the experiment because when the lid on the jar was black it had an average inside air temperature of 53(DEG) C and when the Lid color was White the air temperature inside was only an avera ge of 42(DEG)C. So this shows that when the color black is used instead of white you will have an average air temperature increase of 11(DEG)C.</text:p>
          </table:table-cell>
          <table:table-cell office:value-type="float" office:value="0.677817761898041" calcext:value-type="float">
            <text:p>0.677817761898041</text:p>
          </table:table-cell>
          <table:table-cell office:value-type="float" office:value="0.666666686534882" calcext:value-type="float">
            <text:p>0.666666686534882</text:p>
          </table:table-cell>
          <table:table-cell table:formula="of:=IF([.B728]&gt;5/6; 3; IF([.B728]&gt;1/2; 2; IF([.B728]&gt;1/6; 1; 0)))" office:value-type="float" office:value="2" calcext:value-type="float">
            <text:p>2</text:p>
          </table:table-cell>
          <table:table-cell table:formula="of:=INT([.C728]*3)" office:value-type="float" office:value="2" calcext:value-type="float">
            <text:p>2</text:p>
          </table:table-cell>
          <table:table-cell table:number-columns-repeated="9"/>
        </table:table-row>
        <table:table-row table:style-name="ro1">
          <table:table-cell office:value-type="string" calcext:value-type="string">
            <text:p>1. The mRNA attaches to a ribosome, to begin protein synthesis.2. The correct amino acid attaches to the first part of the MRNA in the P-site, while in the A-site another amino acid waits.3. The ribosome keeps moving intil a stop codon is reached and stops.</text:p>
          </table:table-cell>
          <table:table-cell office:value-type="float" office:value="0.655928432941437" calcext:value-type="float">
            <text:p>0.655928432941437</text:p>
          </table:table-cell>
          <table:table-cell office:value-type="float" office:value="0.666666686534882" calcext:value-type="float">
            <text:p>0.666666686534882</text:p>
          </table:table-cell>
          <table:table-cell table:formula="of:=IF([.B729]&gt;5/6; 3; IF([.B729]&gt;1/2; 2; IF([.B729]&gt;1/6; 1; 0)))" office:value-type="float" office:value="2" calcext:value-type="float">
            <text:p>2</text:p>
          </table:table-cell>
          <table:table-cell table:formula="of:=INT([.C729]*3)" office:value-type="float" office:value="2" calcext:value-type="float">
            <text:p>2</text:p>
          </table:table-cell>
          <table:table-cell table:number-columns-repeated="9"/>
        </table:table-row>
        <table:table-row table:style-name="ro1">
          <table:table-cell office:value-type="string" calcext:value-type="string">
            <text:p>light gray :: I think it wuold be light gray because dogs d ont like to be that warn and not that cold.</text:p>
          </table:table-cell>
          <table:table-cell office:value-type="float" office:value="0.112315312027931" calcext:value-type="float">
            <text:p>0.112315312027931</text:p>
          </table:table-cell>
          <table:table-cell office:value-type="float" office:value="0.333333343267441" calcext:value-type="float">
            <text:p>0.333333343267441</text:p>
          </table:table-cell>
          <table:table-cell table:formula="of:=IF([.B730]&gt;5/6; 3; IF([.B730]&gt;1/2; 2; IF([.B730]&gt;1/6; 1; 0)))" office:value-type="float" office:value="0" calcext:value-type="float">
            <text:p>0</text:p>
          </table:table-cell>
          <table:table-cell table:formula="of:=INT([.C730]*3)" office:value-type="float" office:value="1" calcext:value-type="float">
            <text:p>1</text:p>
          </table:table-cell>
          <table:table-cell table:number-columns-repeated="9"/>
        </table:table-row>
        <table:table-row table:style-name="ro1">
          <table:table-cell office:value-type="string" calcext:value-type="string">
            <text:p>white :: i would choose white because it will keep the dog cool in the summer time because the white lid had an average tempera ture of 42(DEG)C whereas the light grey had an average of 45(DEG) C, the dark grey had an average of 48(DEG)C and the black had an average of 53(DEG)C.</text:p>
          </table:table-cell>
          <table:table-cell office:value-type="float" office:value="0.631231188774109" calcext:value-type="float">
            <text:p>0.631231188774109</text:p>
          </table:table-cell>
          <table:table-cell office:value-type="float" office:value="0.666666686534882" calcext:value-type="float">
            <text:p>0.666666686534882</text:p>
          </table:table-cell>
          <table:table-cell table:formula="of:=IF([.B731]&gt;5/6; 3; IF([.B731]&gt;1/2; 2; IF([.B731]&gt;1/6; 1; 0)))" office:value-type="float" office:value="2" calcext:value-type="float">
            <text:p>2</text:p>
          </table:table-cell>
          <table:table-cell table:formula="of:=INT([.C731]*3)" office:value-type="float" office:value="2" calcext:value-type="float">
            <text:p>2</text:p>
          </table:table-cell>
          <table:table-cell table:number-columns-repeated="9"/>
        </table:table-row>
        <table:table-row table:style-name="ro1">
          <table:table-cell office:value-type="string" calcext:value-type="string">
            <text:p>One process is through absorbing the substance into the cell. Another process would be by certain parts of the membrane haveing different roles to fill by having a certain hole in their area this lets larger objects get through the membrane easily and effectively.</text:p>
          </table:table-cell>
          <table:table-cell office:value-type="float" office:value="0.06365817040205" calcext:value-type="float">
            <text:p>0.06365817040205</text:p>
          </table:table-cell>
          <table:table-cell office:value-type="float" office:value="0" calcext:value-type="float">
            <text:p>0</text:p>
          </table:table-cell>
          <table:table-cell table:formula="of:=IF([.B732]&gt;5/6; 3; IF([.B732]&gt;1/2; 2; IF([.B732]&gt;1/6; 1; 0)))" office:value-type="float" office:value="0" calcext:value-type="float">
            <text:p>0</text:p>
          </table:table-cell>
          <table:table-cell table:formula="of:=INT([.C732]*3)" office:value-type="float" office:value="0" calcext:value-type="float">
            <text:p>0</text:p>
          </table:table-cell>
          <table:table-cell table:number-columns-repeated="9"/>
        </table:table-row>
        <table:table-row table:style-name="ro1">
          <table:table-cell office:value-type="string" calcext:value-type="string">
            <text:p>The students found that the weakest polymer is B and the strongest is A on the first trial,B stretched 22 mm and on the second trial, it stretched 23mm , However, A was the strongest because on the first that , it stretched 10 mm <text:s/>and on the second <text:s/>trial. it stretched 12mm without breaking. The students could have improved their <text:s/>exprement by being more specific about the different polmers used, they could apply the weights onto the plastic instead of the clamps to see how much it dents the plastic, and they should do more trials.</text:p>
          </table:table-cell>
          <table:table-cell office:value-type="float" office:value="0.643072962760925" calcext:value-type="float">
            <text:p>0.643072962760925</text:p>
          </table:table-cell>
          <table:table-cell office:value-type="float" office:value="0.666666686534882" calcext:value-type="float">
            <text:p>0.666666686534882</text:p>
          </table:table-cell>
          <table:table-cell table:formula="of:=IF([.B733]&gt;5/6; 3; IF([.B733]&gt;1/2; 2; IF([.B733]&gt;1/6; 1; 0)))" office:value-type="float" office:value="2" calcext:value-type="float">
            <text:p>2</text:p>
          </table:table-cell>
          <table:table-cell table:formula="of:=INT([.C733]*3)" office:value-type="float" office:value="2" calcext:value-type="float">
            <text:p>2</text:p>
          </table:table-cell>
          <table:table-cell table:number-columns-repeated="9"/>
        </table:table-row>
        <table:table-row table:style-name="ro1">
          <table:table-cell office:value-type="string" calcext:value-type="string">
            <text:p>The additional information I would need to replicate the experiment is the materials, all the steps that they did.</text:p>
          </table:table-cell>
          <table:table-cell office:value-type="float" office:value="0.00677333027124405" calcext:value-type="float">
            <text:p>0.00677333027124405</text:p>
          </table:table-cell>
          <table:table-cell office:value-type="float" office:value="0" calcext:value-type="float">
            <text:p>0</text:p>
          </table:table-cell>
          <table:table-cell table:formula="of:=IF([.B734]&gt;5/6; 3; IF([.B734]&gt;1/2; 2; IF([.B734]&gt;1/6; 1; 0)))" office:value-type="float" office:value="0" calcext:value-type="float">
            <text:p>0</text:p>
          </table:table-cell>
          <table:table-cell table:formula="of:=INT([.C734]*3)" office:value-type="float" office:value="0" calcext:value-type="float">
            <text:p>0</text:p>
          </table:table-cell>
          <table:table-cell table:number-columns-repeated="9"/>
        </table:table-row>
        <table:table-row table:style-name="ro1">
          <table:table-cell office:value-type="string" calcext:value-type="string">
            <text:p>My conclusion is that plastic type B stretch the farthest than the others. Two ways could of improved their experiments is adding more trials and adding weights to the bags.</text:p>
          </table:table-cell>
          <table:table-cell office:value-type="float" office:value="0.87593024969101" calcext:value-type="float">
            <text:p>0.87593024969101</text:p>
          </table:table-cell>
          <table:table-cell office:value-type="float" office:value="0.666666686534882" calcext:value-type="float">
            <text:p>0.666666686534882</text:p>
          </table:table-cell>
          <table:table-cell table:formula="of:=IF([.B735]&gt;5/6; 3; IF([.B735]&gt;1/2; 2; IF([.B735]&gt;1/6; 1; 0)))" office:value-type="float" office:value="3" calcext:value-type="float">
            <text:p>3</text:p>
          </table:table-cell>
          <table:table-cell table:formula="of:=INT([.C735]*3)" office:value-type="float" office:value="2" calcext:value-type="float">
            <text:p>2</text:p>
          </table:table-cell>
          <table:table-cell table:number-columns-repeated="9"/>
        </table:table-row>
        <table:table-row table:style-name="ro1">
          <table:table-cell office:value-type="string" calcext:value-type="string">
            <text:p>A) Overall in this experiment trial 2 had stretched more than trial 7. ^p B) Try adding more weight to the plastic bags and let the weights hung on the bags for a longer period of time.</text:p>
          </table:table-cell>
          <table:table-cell office:value-type="float" office:value="0.321757256984711" calcext:value-type="float">
            <text:p>0.321757256984711</text:p>
          </table:table-cell>
          <table:table-cell office:value-type="float" office:value="0" calcext:value-type="float">
            <text:p>0</text:p>
          </table:table-cell>
          <table:table-cell table:formula="of:=IF([.B736]&gt;5/6; 3; IF([.B736]&gt;1/2; 2; IF([.B736]&gt;1/6; 1; 0)))" office:value-type="float" office:value="1" calcext:value-type="float">
            <text:p>1</text:p>
          </table:table-cell>
          <table:table-cell table:formula="of:=INT([.C736]*3)" office:value-type="float" office:value="0" calcext:value-type="float">
            <text:p>0</text:p>
          </table:table-cell>
          <table:table-cell table:number-columns-repeated="9"/>
        </table:table-row>
        <table:table-row table:style-name="ro1">
          <table:table-cell office:value-type="string" calcext:value-type="string">
            <text:p>Three types of processes used by cells to control the movement of substances are Osmosis.</text:p>
          </table:table-cell>
          <table:table-cell office:value-type="float" office:value="0.00941084232181311" calcext:value-type="float">
            <text:p>0.00941084232181311</text:p>
          </table:table-cell>
          <table:table-cell office:value-type="float" office:value="0" calcext:value-type="float">
            <text:p>0</text:p>
          </table:table-cell>
          <table:table-cell table:formula="of:=IF([.B737]&gt;5/6; 3; IF([.B737]&gt;1/2; 2; IF([.B737]&gt;1/6; 1; 0)))" office:value-type="float" office:value="0" calcext:value-type="float">
            <text:p>0</text:p>
          </table:table-cell>
          <table:table-cell table:formula="of:=INT([.C737]*3)" office:value-type="float" office:value="0" calcext:value-type="float">
            <text:p>0</text:p>
          </table:table-cell>
          <table:table-cell table:number-columns-repeated="9"/>
        </table:table-row>
        <table:table-row table:style-name="ro1">
          <table:table-cell office:value-type="string" calcext:value-type="string">
            <text:p>Material type A stretched the least, and material type B stretched the most. Material type B stretched about 12 mm more than A. A few ways the student could have the experiment is be could have gotten different length plastic to test it different ways. Also he could have added more trials and averaged them together to get more accurate results.</text:p>
          </table:table-cell>
          <table:table-cell office:value-type="float" office:value="0.85267984867096" calcext:value-type="float">
            <text:p>0.85267984867096</text:p>
          </table:table-cell>
          <table:table-cell office:value-type="float" office:value="0.666666686534882" calcext:value-type="float">
            <text:p>0.666666686534882</text:p>
          </table:table-cell>
          <table:table-cell table:formula="of:=IF([.B738]&gt;5/6; 3; IF([.B738]&gt;1/2; 2; IF([.B738]&gt;1/6; 1; 0)))" office:value-type="float" office:value="3" calcext:value-type="float">
            <text:p>3</text:p>
          </table:table-cell>
          <table:table-cell table:formula="of:=INT([.C738]*3)" office:value-type="float" office:value="2" calcext:value-type="float">
            <text:p>2</text:p>
          </table:table-cell>
          <table:table-cell table:number-columns-repeated="9"/>
        </table:table-row>
        <table:table-row table:style-name="ro1">
          <table:table-cell office:value-type="string" calcext:value-type="string">
            <text:p>black :: If they paint the doghouse black, their dog w ill always stay warm, because the color black will give the most heat. I know this because the average temperature in their experiment was 53(DEG) C and the others were in the low forty's.</text:p>
          </table:table-cell>
          <table:table-cell office:value-type="float" office:value="0.549642443656921" calcext:value-type="float">
            <text:p>0.549642443656921</text:p>
          </table:table-cell>
          <table:table-cell office:value-type="float" office:value="0.666666686534882" calcext:value-type="float">
            <text:p>0.666666686534882</text:p>
          </table:table-cell>
          <table:table-cell table:formula="of:=IF([.B739]&gt;5/6; 3; IF([.B739]&gt;1/2; 2; IF([.B739]&gt;1/6; 1; 0)))" office:value-type="float" office:value="2" calcext:value-type="float">
            <text:p>2</text:p>
          </table:table-cell>
          <table:table-cell table:formula="of:=INT([.C739]*3)" office:value-type="float" office:value="2" calcext:value-type="float">
            <text:p>2</text:p>
          </table:table-cell>
          <table:table-cell table:number-columns-repeated="9"/>
        </table:table-row>
        <table:table-row table:style-name="ro1">
          <table:table-cell office:value-type="string" calcext:value-type="string">
            <text:p>In the experiment <text:s/>I would determine the mas of each sample pair the <text:s/>vinegar into a container then label. I would wait 24 hours then pour out the vinegar and nose out with water. Let the samples dry and find the mass difference</text:p>
          </table:table-cell>
          <table:table-cell office:value-type="float" office:value="0.433269590139389" calcext:value-type="float">
            <text:p>0.433269590139389</text:p>
          </table:table-cell>
          <table:table-cell office:value-type="float" office:value="0" calcext:value-type="float">
            <text:p>0</text:p>
          </table:table-cell>
          <table:table-cell table:formula="of:=IF([.B740]&gt;5/6; 3; IF([.B740]&gt;1/2; 2; IF([.B740]&gt;1/6; 1; 0)))" office:value-type="float" office:value="1" calcext:value-type="float">
            <text:p>1</text:p>
          </table:table-cell>
          <table:table-cell table:formula="of:=INT([.C740]*3)" office:value-type="float" office:value="0" calcext:value-type="float">
            <text:p>0</text:p>
          </table:table-cell>
          <table:table-cell table:number-columns-repeated="9"/>
        </table:table-row>
        <table:table-row table:style-name="ro1">
          <table:table-cell office:value-type="string" calcext:value-type="string">
            <text:p>translation, transcription, Cellular respiration</text:p>
          </table:table-cell>
          <table:table-cell office:value-type="float" office:value="0.000479982816614211" calcext:value-type="float">
            <text:p>0.000479982816614211</text:p>
          </table:table-cell>
          <table:table-cell office:value-type="float" office:value="0" calcext:value-type="float">
            <text:p>0</text:p>
          </table:table-cell>
          <table:table-cell table:formula="of:=IF([.B741]&gt;5/6; 3; IF([.B741]&gt;1/2; 2; IF([.B741]&gt;1/6; 1; 0)))" office:value-type="float" office:value="0" calcext:value-type="float">
            <text:p>0</text:p>
          </table:table-cell>
          <table:table-cell table:formula="of:=INT([.C741]*3)" office:value-type="float" office:value="0" calcext:value-type="float">
            <text:p>0</text:p>
          </table:table-cell>
          <table:table-cell table:number-columns-repeated="9"/>
        </table:table-row>
        <table:table-row table:style-name="ro1">
          <table:table-cell office:value-type="string" calcext:value-type="string">
            <text:p>deffisonosmosis</text:p>
          </table:table-cell>
          <table:table-cell office:value-type="float" office:value="0.00327144260518253" calcext:value-type="float">
            <text:p>0.00327144260518253</text:p>
          </table:table-cell>
          <table:table-cell office:value-type="float" office:value="0" calcext:value-type="float">
            <text:p>0</text:p>
          </table:table-cell>
          <table:table-cell table:formula="of:=IF([.B742]&gt;5/6; 3; IF([.B742]&gt;1/2; 2; IF([.B742]&gt;1/6; 1; 0)))" office:value-type="float" office:value="0" calcext:value-type="float">
            <text:p>0</text:p>
          </table:table-cell>
          <table:table-cell table:formula="of:=INT([.C742]*3)" office:value-type="float" office:value="0" calcext:value-type="float">
            <text:p>0</text:p>
          </table:table-cell>
          <table:table-cell table:number-columns-repeated="9"/>
        </table:table-row>
        <table:table-row table:style-name="ro1">
          <table:table-cell office:value-type="string" calcext:value-type="string">
            <text:p>First I would add that the students might want to add a list of materials that they need. A hypothesis and write a question to what there trying to figure out.</text:p>
          </table:table-cell>
          <table:table-cell office:value-type="float" office:value="0.0140951862558723" calcext:value-type="float">
            <text:p>0.0140951862558723</text:p>
          </table:table-cell>
          <table:table-cell office:value-type="float" office:value="0.333333343267441" calcext:value-type="float">
            <text:p>0.333333343267441</text:p>
          </table:table-cell>
          <table:table-cell table:formula="of:=IF([.B743]&gt;5/6; 3; IF([.B743]&gt;1/2; 2; IF([.B743]&gt;1/6; 1; 0)))" office:value-type="float" office:value="0" calcext:value-type="float">
            <text:p>0</text:p>
          </table:table-cell>
          <table:table-cell table:formula="of:=INT([.C743]*3)" office:value-type="float" office:value="1" calcext:value-type="float">
            <text:p>1</text:p>
          </table:table-cell>
          <table:table-cell table:number-columns-repeated="9"/>
        </table:table-row>
        <table:table-row table:style-name="ro1">
          <table:table-cell office:value-type="string" calcext:value-type="string">
            <text:p>light gray :: I choose light gray because it would be a nic e temperature. If the dog house was panted black the temperature would av erage 53(DEG) C. If it was dark gray the temperature would average 48(DEG) C. If the dog houyse was painted white then the temperature would average 42(DEG) C. But a light gray color would make the average tempurature a nice comfertable 45(DEG)C.</text:p>
          </table:table-cell>
          <table:table-cell office:value-type="float" office:value="0.596220672130585" calcext:value-type="float">
            <text:p>0.596220672130585</text:p>
          </table:table-cell>
          <table:table-cell office:value-type="float" office:value="0" calcext:value-type="float">
            <text:p>0</text:p>
          </table:table-cell>
          <table:table-cell table:formula="of:=IF([.B744]&gt;5/6; 3; IF([.B744]&gt;1/2; 2; IF([.B744]&gt;1/6; 1; 0)))" office:value-type="float" office:value="2" calcext:value-type="float">
            <text:p>2</text:p>
          </table:table-cell>
          <table:table-cell table:formula="of:=INT([.C744]*3)" office:value-type="float" office:value="0" calcext:value-type="float">
            <text:p>0</text:p>
          </table:table-cell>
          <table:table-cell table:number-columns-repeated="9"/>
        </table:table-row>
        <table:table-row table:style-name="ro1">
          <table:table-cell office:value-type="string" calcext:value-type="string">
            <text:p>(1) The messenger RNA sends information to the transfer RNA. (2) The transfer RNA relays the information to the Ribosomal RNA. (3) The Ribosomal RNA attaches to other RNA. (4) <text:s/>An enzyme activates the manufacture of protiens between the RNA molecules in the Nucleolus.</text:p>
          </table:table-cell>
          <table:table-cell office:value-type="float" office:value="0.145457848906517" calcext:value-type="float">
            <text:p>0.145457848906517</text:p>
          </table:table-cell>
          <table:table-cell office:value-type="float" office:value="0" calcext:value-type="float">
            <text:p>0</text:p>
          </table:table-cell>
          <table:table-cell table:formula="of:=IF([.B745]&gt;5/6; 3; IF([.B745]&gt;1/2; 2; IF([.B745]&gt;1/6; 1; 0)))" office:value-type="float" office:value="0" calcext:value-type="float">
            <text:p>0</text:p>
          </table:table-cell>
          <table:table-cell table:formula="of:=INT([.C745]*3)" office:value-type="float" office:value="0" calcext:value-type="float">
            <text:p>0</text:p>
          </table:table-cell>
          <table:table-cell table:number-columns-repeated="9"/>
        </table:table-row>
        <table:table-row table:style-name="ro1">
          <table:table-cell office:value-type="string" calcext:value-type="string">
            <text:p>FIGHTS INFECTIONS, MEIOSIS, MITOSES.</text:p>
          </table:table-cell>
          <table:table-cell office:value-type="float" office:value="0.00201529334299266" calcext:value-type="float">
            <text:p>0.00201529334299266</text:p>
          </table:table-cell>
          <table:table-cell office:value-type="float" office:value="0" calcext:value-type="float">
            <text:p>0</text:p>
          </table:table-cell>
          <table:table-cell table:formula="of:=IF([.B746]&gt;5/6; 3; IF([.B746]&gt;1/2; 2; IF([.B746]&gt;1/6; 1; 0)))" office:value-type="float" office:value="0" calcext:value-type="float">
            <text:p>0</text:p>
          </table:table-cell>
          <table:table-cell table:formula="of:=INT([.C746]*3)" office:value-type="float" office:value="0" calcext:value-type="float">
            <text:p>0</text:p>
          </table:table-cell>
          <table:table-cell table:number-columns-repeated="9"/>
        </table:table-row>
        <table:table-row table:style-name="ro1">
          <table:table-cell office:value-type="string" calcext:value-type="string">
            <text:p>My conclusion is that they did a pretty good job setting up the data table. They not only tried it once they tried it twice. One way they could of done a better job by instead of the data table they shouldn't did a bar graph.</text:p>
          </table:table-cell>
          <table:table-cell office:value-type="float" office:value="0.0154728395864368" calcext:value-type="float">
            <text:p>0.0154728395864368</text:p>
          </table:table-cell>
          <table:table-cell office:value-type="float" office:value="0" calcext:value-type="float">
            <text:p>0</text:p>
          </table:table-cell>
          <table:table-cell table:formula="of:=IF([.B747]&gt;5/6; 3; IF([.B747]&gt;1/2; 2; IF([.B747]&gt;1/6; 1; 0)))" office:value-type="float" office:value="0" calcext:value-type="float">
            <text:p>0</text:p>
          </table:table-cell>
          <table:table-cell table:formula="of:=INT([.C747]*3)" office:value-type="float" office:value="0" calcext:value-type="float">
            <text:p>0</text:p>
          </table:table-cell>
          <table:table-cell table:number-columns-repeated="9"/>
        </table:table-row>
        <table:table-row table:style-name="ro1">
          <table:table-cell office:value-type="string" calcext:value-type="string">
            <text:p>cell division, cellular respiration, cell wall</text:p>
          </table:table-cell>
          <table:table-cell office:value-type="float" office:value="0.000410019652917981" calcext:value-type="float">
            <text:p>0.000410019652917981</text:p>
          </table:table-cell>
          <table:table-cell office:value-type="float" office:value="0" calcext:value-type="float">
            <text:p>0</text:p>
          </table:table-cell>
          <table:table-cell table:formula="of:=IF([.B748]&gt;5/6; 3; IF([.B748]&gt;1/2; 2; IF([.B748]&gt;1/6; 1; 0)))" office:value-type="float" office:value="0" calcext:value-type="float">
            <text:p>0</text:p>
          </table:table-cell>
          <table:table-cell table:formula="of:=INT([.C748]*3)" office:value-type="float" office:value="0" calcext:value-type="float">
            <text:p>0</text:p>
          </table:table-cell>
          <table:table-cell table:number-columns-repeated="9"/>
        </table:table-row>
        <table:table-row table:style-name="ro1">
          <table:table-cell office:value-type="string" calcext:value-type="string">
            <text:p>a) Plastic type B was the most stretchable plastic used because it was stretched longer than any other plastic in both trials. Plastic <text:s/>type A had the least stretchability with 10mm for the first trial and 12mm for the second. ^p The student could have improved his/her experiment by keeping these two variables constant would make the experiment very reliable.</text:p>
          </table:table-cell>
          <table:table-cell office:value-type="float" office:value="0.861695468425751" calcext:value-type="float">
            <text:p>0.861695468425751</text:p>
          </table:table-cell>
          <table:table-cell office:value-type="float" office:value="0.666666686534882" calcext:value-type="float">
            <text:p>0.666666686534882</text:p>
          </table:table-cell>
          <table:table-cell table:formula="of:=IF([.B749]&gt;5/6; 3; IF([.B749]&gt;1/2; 2; IF([.B749]&gt;1/6; 1; 0)))" office:value-type="float" office:value="3" calcext:value-type="float">
            <text:p>3</text:p>
          </table:table-cell>
          <table:table-cell table:formula="of:=INT([.C749]*3)" office:value-type="float" office:value="2" calcext:value-type="float">
            <text:p>2</text:p>
          </table:table-cell>
          <table:table-cell table:number-columns-repeated="9"/>
        </table:table-row>
        <table:table-row table:style-name="ro1">
          <table:table-cell office:value-type="string" calcext:value-type="string">
            <text:p>A conclusion I can make is that all the plastic types and trials were all about the same thing.^p Hang, the clamps for more than 5 minutes, attach clamp to top edge.</text:p>
          </table:table-cell>
          <table:table-cell office:value-type="float" office:value="0.144579410552979" calcext:value-type="float">
            <text:p>0.144579410552979</text:p>
          </table:table-cell>
          <table:table-cell office:value-type="float" office:value="0" calcext:value-type="float">
            <text:p>0</text:p>
          </table:table-cell>
          <table:table-cell table:formula="of:=IF([.B750]&gt;5/6; 3; IF([.B750]&gt;1/2; 2; IF([.B750]&gt;1/6; 1; 0)))" office:value-type="float" office:value="0" calcext:value-type="float">
            <text:p>0</text:p>
          </table:table-cell>
          <table:table-cell table:formula="of:=INT([.C750]*3)" office:value-type="float" office:value="0" calcext:value-type="float">
            <text:p>0</text:p>
          </table:table-cell>
          <table:table-cell table:number-columns-repeated="9"/>
        </table:table-row>
        <table:table-row table:style-name="ro1">
          <table:table-cell office:value-type="string" calcext:value-type="string">
            <text:p>black :: i think it said the blacker the lid is the butter</text:p>
          </table:table-cell>
          <table:table-cell office:value-type="float" office:value="0.135650098323822" calcext:value-type="float">
            <text:p>0.135650098323822</text:p>
          </table:table-cell>
          <table:table-cell office:value-type="float" office:value="0" calcext:value-type="float">
            <text:p>0</text:p>
          </table:table-cell>
          <table:table-cell table:formula="of:=IF([.B751]&gt;5/6; 3; IF([.B751]&gt;1/2; 2; IF([.B751]&gt;1/6; 1; 0)))" office:value-type="float" office:value="0" calcext:value-type="float">
            <text:p>0</text:p>
          </table:table-cell>
          <table:table-cell table:formula="of:=INT([.C751]*3)" office:value-type="float" office:value="0" calcext:value-type="float">
            <text:p>0</text:p>
          </table:table-cell>
          <table:table-cell table:number-columns-repeated="9"/>
        </table:table-row>
        <table:table-row table:style-name="ro1">
          <table:table-cell office:value-type="string" calcext:value-type="string">
            <text:p>The students should include which is most resistant, least resistant, and how many drops of "acid rain" (vinegar) they put in.</text:p>
          </table:table-cell>
          <table:table-cell office:value-type="float" office:value="0.575673699378967" calcext:value-type="float">
            <text:p>0.575673699378967</text:p>
          </table:table-cell>
          <table:table-cell office:value-type="float" office:value="0" calcext:value-type="float">
            <text:p>0</text:p>
          </table:table-cell>
          <table:table-cell table:formula="of:=IF([.B752]&gt;5/6; 3; IF([.B752]&gt;1/2; 2; IF([.B752]&gt;1/6; 1; 0)))" office:value-type="float" office:value="2" calcext:value-type="float">
            <text:p>2</text:p>
          </table:table-cell>
          <table:table-cell table:formula="of:=INT([.C752]*3)" office:value-type="float" office:value="0" calcext:value-type="float">
            <text:p>0</text:p>
          </table:table-cell>
          <table:table-cell table:number-columns-repeated="9"/>
        </table:table-row>
        <table:table-row table:style-name="ro1">
          <table:table-cell office:value-type="string" calcext:value-type="string">
            <text:p>One process is habitat location.Second process is homeostasis.Third process is geographical isolation.</text:p>
          </table:table-cell>
          <table:table-cell office:value-type="float" office:value="0.00850509200245142" calcext:value-type="float">
            <text:p>0.00850509200245142</text:p>
          </table:table-cell>
          <table:table-cell office:value-type="float" office:value="0" calcext:value-type="float">
            <text:p>0</text:p>
          </table:table-cell>
          <table:table-cell table:formula="of:=IF([.B753]&gt;5/6; 3; IF([.B753]&gt;1/2; 2; IF([.B753]&gt;1/6; 1; 0)))" office:value-type="float" office:value="0" calcext:value-type="float">
            <text:p>0</text:p>
          </table:table-cell>
          <table:table-cell table:formula="of:=INT([.C753]*3)" office:value-type="float" office:value="0" calcext:value-type="float">
            <text:p>0</text:p>
          </table:table-cell>
          <table:table-cell table:number-columns-repeated="9"/>
        </table:table-row>
        <table:table-row table:style-name="ro1">
          <table:table-cell office:value-type="string" calcext:value-type="string">
            <text:p>mRNA leaves nucleus.mRNA is decoded and transported by the tRNAAmino acid is formedProtein is made</text:p>
          </table:table-cell>
          <table:table-cell office:value-type="float" office:value="0.00503909168764949" calcext:value-type="float">
            <text:p>0.00503909168764949</text:p>
          </table:table-cell>
          <table:table-cell office:value-type="float" office:value="0.333333343267441" calcext:value-type="float">
            <text:p>0.333333343267441</text:p>
          </table:table-cell>
          <table:table-cell table:formula="of:=IF([.B754]&gt;5/6; 3; IF([.B754]&gt;1/2; 2; IF([.B754]&gt;1/6; 1; 0)))" office:value-type="float" office:value="0" calcext:value-type="float">
            <text:p>0</text:p>
          </table:table-cell>
          <table:table-cell table:formula="of:=INT([.C754]*3)" office:value-type="float" office:value="1" calcext:value-type="float">
            <text:p>1</text:p>
          </table:table-cell>
          <table:table-cell table:number-columns-repeated="9"/>
        </table:table-row>
        <table:table-row table:style-name="ro1">
          <table:table-cell office:value-type="string" calcext:value-type="string">
            <text:p>Endocytosis, Exocytosis and Cellular Respiration are the three processs used by cells to control the movement of substances across the cell membrane.Endocytosis is when the substance moving across the cell membrane is brought into the cell.Exocytosis is when the substance is brought out of the cell.</text:p>
          </table:table-cell>
          <table:table-cell office:value-type="float" office:value="0.296445935964584" calcext:value-type="float">
            <text:p>0.296445935964584</text:p>
          </table:table-cell>
          <table:table-cell office:value-type="float" office:value="0" calcext:value-type="float">
            <text:p>0</text:p>
          </table:table-cell>
          <table:table-cell table:formula="of:=IF([.B755]&gt;5/6; 3; IF([.B755]&gt;1/2; 2; IF([.B755]&gt;1/6; 1; 0)))" office:value-type="float" office:value="1" calcext:value-type="float">
            <text:p>1</text:p>
          </table:table-cell>
          <table:table-cell table:formula="of:=INT([.C755]*3)" office:value-type="float" office:value="0" calcext:value-type="float">
            <text:p>0</text:p>
          </table:table-cell>
          <table:table-cell table:number-columns-repeated="9"/>
        </table:table-row>
        <table:table-row table:style-name="ro1">
          <table:table-cell office:value-type="string" calcext:value-type="string">
            <text:p>In conclusion, plastic type B was the strongest out of all the plastic types. It stretched the most. Plastic type A was the weakest. ^p These students could have improved their experiement by writing "record your data" in the procedure after each trial. Also they could have created a graph to show their results in a clearer way.</text:p>
          </table:table-cell>
          <table:table-cell office:value-type="float" office:value="0.697834134101868" calcext:value-type="float">
            <text:p>0.697834134101868</text:p>
          </table:table-cell>
          <table:table-cell office:value-type="float" office:value="0" calcext:value-type="float">
            <text:p>0</text:p>
          </table:table-cell>
          <table:table-cell table:formula="of:=IF([.B756]&gt;5/6; 3; IF([.B756]&gt;1/2; 2; IF([.B756]&gt;1/6; 1; 0)))" office:value-type="float" office:value="2" calcext:value-type="float">
            <text:p>2</text:p>
          </table:table-cell>
          <table:table-cell table:formula="of:=INT([.C756]*3)" office:value-type="float" office:value="0" calcext:value-type="float">
            <text:p>0</text:p>
          </table:table-cell>
          <table:table-cell table:number-columns-repeated="9"/>
        </table:table-row>
        <table:table-row table:style-name="ro1">
          <table:table-cell office:value-type="string" calcext:value-type="string">
            <text:p>After I read the groups procedure, I determined that you need to know how much vinegar to pour in the contain in step 2. Another piece of information you need is what type of vinigar you need. The last piece of information you need is what size container should you use.</text:p>
          </table:table-cell>
          <table:table-cell office:value-type="float" office:value="0.888667047023773" calcext:value-type="float">
            <text:p>0.888667047023773</text:p>
          </table:table-cell>
          <table:table-cell office:value-type="float" office:value="1" calcext:value-type="float">
            <text:p>1</text:p>
          </table:table-cell>
          <table:table-cell table:formula="of:=IF([.B757]&gt;5/6; 3; IF([.B757]&gt;1/2; 2; IF([.B757]&gt;1/6; 1; 0)))" office:value-type="float" office:value="3" calcext:value-type="float">
            <text:p>3</text:p>
          </table:table-cell>
          <table:table-cell table:formula="of:=INT([.C757]*3)" office:value-type="float" office:value="3" calcext:value-type="float">
            <text:p>3</text:p>
          </table:table-cell>
          <table:table-cell table:number-columns-repeated="9"/>
        </table:table-row>
        <table:table-row table:style-name="ro1">
          <table:table-cell office:value-type="string" calcext:value-type="string">
            <text:p>When mRNA leaves the nuclues, it is taken to the cyltoplaism. from there, tRNA reads codons or 3 bases at a time. After reading the codons, it gets the right amino acids. The amino acids then make the right proteins.</text:p>
          </table:table-cell>
          <table:table-cell office:value-type="float" office:value="0.157953009009361" calcext:value-type="float">
            <text:p>0.157953009009361</text:p>
          </table:table-cell>
          <table:table-cell office:value-type="float" office:value="0.333333343267441" calcext:value-type="float">
            <text:p>0.333333343267441</text:p>
          </table:table-cell>
          <table:table-cell table:formula="of:=IF([.B758]&gt;5/6; 3; IF([.B758]&gt;1/2; 2; IF([.B758]&gt;1/6; 1; 0)))" office:value-type="float" office:value="0" calcext:value-type="float">
            <text:p>0</text:p>
          </table:table-cell>
          <table:table-cell table:formula="of:=INT([.C758]*3)" office:value-type="float" office:value="1" calcext:value-type="float">
            <text:p>1</text:p>
          </table:table-cell>
          <table:table-cell table:number-columns-repeated="9"/>
        </table:table-row>
        <table:table-row table:style-name="ro1">
          <table:table-cell office:value-type="string" calcext:value-type="string">
            <text:p>white :: white will bring more light in the dog house because it is a light color and it attracts light and it will bring more in</text:p>
          </table:table-cell>
          <table:table-cell office:value-type="float" office:value="0.178549244999886" calcext:value-type="float">
            <text:p>0.178549244999886</text:p>
          </table:table-cell>
          <table:table-cell office:value-type="float" office:value="0" calcext:value-type="float">
            <text:p>0</text:p>
          </table:table-cell>
          <table:table-cell table:formula="of:=IF([.B759]&gt;5/6; 3; IF([.B759]&gt;1/2; 2; IF([.B759]&gt;1/6; 1; 0)))" office:value-type="float" office:value="1" calcext:value-type="float">
            <text:p>1</text:p>
          </table:table-cell>
          <table:table-cell table:formula="of:=INT([.C759]*3)" office:value-type="float" office:value="0" calcext:value-type="float">
            <text:p>0</text:p>
          </table:table-cell>
          <table:table-cell table:number-columns-repeated="9"/>
        </table:table-row>
        <table:table-row table:style-name="ro1">
          <table:table-cell office:value-type="string" calcext:value-type="string">
            <text:p>After reading the procedure there were 3 things missing. The three things were hour much vinegar did you put into each, container how much water do you use to rinse each object and how long do you rinse each object.</text:p>
          </table:table-cell>
          <table:table-cell office:value-type="float" office:value="0.857913136482239" calcext:value-type="float">
            <text:p>0.857913136482239</text:p>
          </table:table-cell>
          <table:table-cell office:value-type="float" office:value="0.666666686534882" calcext:value-type="float">
            <text:p>0.666666686534882</text:p>
          </table:table-cell>
          <table:table-cell table:formula="of:=IF([.B760]&gt;5/6; 3; IF([.B760]&gt;1/2; 2; IF([.B760]&gt;1/6; 1; 0)))" office:value-type="float" office:value="3" calcext:value-type="float">
            <text:p>3</text:p>
          </table:table-cell>
          <table:table-cell table:formula="of:=INT([.C760]*3)" office:value-type="float" office:value="2" calcext:value-type="float">
            <text:p>2</text:p>
          </table:table-cell>
          <table:table-cell table:number-columns-repeated="9"/>
        </table:table-row>
        <table:table-row table:style-name="ro1">
          <table:table-cell office:value-type="string" calcext:value-type="string">
            <text:p>If I was going to replicate this expirment,I would need to know what the "samples" are,how much vinegar I need to pour in the containers and if I should measure it before I start.</text:p>
          </table:table-cell>
          <table:table-cell office:value-type="float" office:value="0.703366160392761" calcext:value-type="float">
            <text:p>0.703366160392761</text:p>
          </table:table-cell>
          <table:table-cell office:value-type="float" office:value="0.666666686534882" calcext:value-type="float">
            <text:p>0.666666686534882</text:p>
          </table:table-cell>
          <table:table-cell table:formula="of:=IF([.B761]&gt;5/6; 3; IF([.B761]&gt;1/2; 2; IF([.B761]&gt;1/6; 1; 0)))" office:value-type="float" office:value="2" calcext:value-type="float">
            <text:p>2</text:p>
          </table:table-cell>
          <table:table-cell table:formula="of:=INT([.C761]*3)" office:value-type="float" office:value="2" calcext:value-type="float">
            <text:p>2</text:p>
          </table:table-cell>
          <table:table-cell table:number-columns-repeated="9"/>
        </table:table-row>
        <table:table-row table:style-name="ro1">
          <table:table-cell office:value-type="string" calcext:value-type="string">
            <text:p>A conclusion I can draw for the stretchability for polymer plastics is that for plastic type B the stretchability must be real stretchy because for the T1 it was 22mm and for T2 it was 23mm. But for type C it stretchability went down, T1 14mm and T2 13mm. ^p The students could of improved the design by adding a T3. Also they could of used more than just four different types of plastics.</text:p>
          </table:table-cell>
          <table:table-cell office:value-type="float" office:value="0.840641856193543" calcext:value-type="float">
            <text:p>0.840641856193543</text:p>
          </table:table-cell>
          <table:table-cell office:value-type="float" office:value="0.666666686534882" calcext:value-type="float">
            <text:p>0.666666686534882</text:p>
          </table:table-cell>
          <table:table-cell table:formula="of:=IF([.B762]&gt;5/6; 3; IF([.B762]&gt;1/2; 2; IF([.B762]&gt;1/6; 1; 0)))" office:value-type="float" office:value="3" calcext:value-type="float">
            <text:p>3</text:p>
          </table:table-cell>
          <table:table-cell table:formula="of:=INT([.C762]*3)" office:value-type="float" office:value="2" calcext:value-type="float">
            <text:p>2</text:p>
          </table:table-cell>
          <table:table-cell table:number-columns-repeated="9"/>
        </table:table-row>
        <table:table-row table:style-name="ro1">
          <table:table-cell office:value-type="string" calcext:value-type="string">
            <text:p>The additional information I need is to know how vinegar to pour in each container, what kind of container am I supposed to know and also how to determine the mass of each object.</text:p>
          </table:table-cell>
          <table:table-cell office:value-type="float" office:value="0.853034555912018" calcext:value-type="float">
            <text:p>0.853034555912018</text:p>
          </table:table-cell>
          <table:table-cell office:value-type="float" office:value="0.666666686534882" calcext:value-type="float">
            <text:p>0.666666686534882</text:p>
          </table:table-cell>
          <table:table-cell table:formula="of:=IF([.B763]&gt;5/6; 3; IF([.B763]&gt;1/2; 2; IF([.B763]&gt;1/6; 1; 0)))" office:value-type="float" office:value="3" calcext:value-type="float">
            <text:p>3</text:p>
          </table:table-cell>
          <table:table-cell table:formula="of:=INT([.C763]*3)" office:value-type="float" office:value="2" calcext:value-type="float">
            <text:p>2</text:p>
          </table:table-cell>
          <table:table-cell table:number-columns-repeated="9"/>
        </table:table-row>
        <table:table-row table:style-name="ro1">
          <table:table-cell office:value-type="string" calcext:value-type="string">
            <text:p>The four major steps involved in protein synthesis is: <text:s/>1. Interphase- are starting to make own chromosomes 2. Prophase- <text:s/>3. Metaphase- getting itself ready to split into two different parts 4. Cytokensis- were the two seperate.</text:p>
          </table:table-cell>
          <table:table-cell office:value-type="float" office:value="0.0862285047769547" calcext:value-type="float">
            <text:p>0.0862285047769547</text:p>
          </table:table-cell>
          <table:table-cell office:value-type="float" office:value="0" calcext:value-type="float">
            <text:p>0</text:p>
          </table:table-cell>
          <table:table-cell table:formula="of:=IF([.B764]&gt;5/6; 3; IF([.B764]&gt;1/2; 2; IF([.B764]&gt;1/6; 1; 0)))" office:value-type="float" office:value="0" calcext:value-type="float">
            <text:p>0</text:p>
          </table:table-cell>
          <table:table-cell table:formula="of:=INT([.C764]*3)" office:value-type="float" office:value="0" calcext:value-type="float">
            <text:p>0</text:p>
          </table:table-cell>
          <table:table-cell table:number-columns-repeated="9"/>
        </table:table-row>
        <table:table-row table:style-name="ro1">
          <table:table-cell office:value-type="string" calcext:value-type="string">
            <text:p>Anaphase, metaphase, telaphase</text:p>
          </table:table-cell>
          <table:table-cell office:value-type="float" office:value="0.00131865602452308" calcext:value-type="float">
            <text:p>0.00131865602452308</text:p>
          </table:table-cell>
          <table:table-cell office:value-type="float" office:value="0" calcext:value-type="float">
            <text:p>0</text:p>
          </table:table-cell>
          <table:table-cell table:formula="of:=IF([.B765]&gt;5/6; 3; IF([.B765]&gt;1/2; 2; IF([.B765]&gt;1/6; 1; 0)))" office:value-type="float" office:value="0" calcext:value-type="float">
            <text:p>0</text:p>
          </table:table-cell>
          <table:table-cell table:formula="of:=INT([.C765]*3)" office:value-type="float" office:value="0" calcext:value-type="float">
            <text:p>0</text:p>
          </table:table-cell>
          <table:table-cell table:number-columns-repeated="9"/>
        </table:table-row>
        <table:table-row table:style-name="ro1">
          <table:table-cell office:value-type="string" calcext:value-type="string">
            <text:p>rna</text:p>
          </table:table-cell>
          <table:table-cell office:value-type="float" office:value="0.000196117180166766" calcext:value-type="float">
            <text:p>0.000196117180166766</text:p>
          </table:table-cell>
          <table:table-cell office:value-type="float" office:value="0" calcext:value-type="float">
            <text:p>0</text:p>
          </table:table-cell>
          <table:table-cell table:formula="of:=IF([.B766]&gt;5/6; 3; IF([.B766]&gt;1/2; 2; IF([.B766]&gt;1/6; 1; 0)))" office:value-type="float" office:value="0" calcext:value-type="float">
            <text:p>0</text:p>
          </table:table-cell>
          <table:table-cell table:formula="of:=INT([.C766]*3)" office:value-type="float" office:value="0" calcext:value-type="float">
            <text:p>0</text:p>
          </table:table-cell>
          <table:table-cell table:number-columns-repeated="9"/>
        </table:table-row>
        <table:table-row table:style-name="ro1">
          <table:table-cell office:value-type="string" calcext:value-type="string">
            <text:p>Protein is distributed through the ribosomes and stored through out the cell after the mRNA tells it what to do.</text:p>
          </table:table-cell>
          <table:table-cell office:value-type="float" office:value="0.00153569644317031" calcext:value-type="float">
            <text:p>0.00153569644317031</text:p>
          </table:table-cell>
          <table:table-cell office:value-type="float" office:value="0" calcext:value-type="float">
            <text:p>0</text:p>
          </table:table-cell>
          <table:table-cell table:formula="of:=IF([.B767]&gt;5/6; 3; IF([.B767]&gt;1/2; 2; IF([.B767]&gt;1/6; 1; 0)))" office:value-type="float" office:value="0" calcext:value-type="float">
            <text:p>0</text:p>
          </table:table-cell>
          <table:table-cell table:formula="of:=INT([.C767]*3)" office:value-type="float" office:value="0" calcext:value-type="float">
            <text:p>0</text:p>
          </table:table-cell>
          <table:table-cell table:number-columns-repeated="9"/>
        </table:table-row>
        <table:table-row table:style-name="ro1">
          <table:table-cell office:value-type="string" calcext:value-type="string">
            <text:p>After reading this group's procedure I think they should have used more than four samples so they coold find out different sources from other types of stone. Also I think they should have one more trials.</text:p>
          </table:table-cell>
          <table:table-cell office:value-type="float" office:value="0.277753204107285" calcext:value-type="float">
            <text:p>0.277753204107285</text:p>
          </table:table-cell>
          <table:table-cell office:value-type="float" office:value="0" calcext:value-type="float">
            <text:p>0</text:p>
          </table:table-cell>
          <table:table-cell table:formula="of:=IF([.B768]&gt;5/6; 3; IF([.B768]&gt;1/2; 2; IF([.B768]&gt;1/6; 1; 0)))" office:value-type="float" office:value="1" calcext:value-type="float">
            <text:p>1</text:p>
          </table:table-cell>
          <table:table-cell table:formula="of:=INT([.C768]*3)" office:value-type="float" office:value="0" calcext:value-type="float">
            <text:p>0</text:p>
          </table:table-cell>
          <table:table-cell table:number-columns-repeated="9"/>
        </table:table-row>
        <table:table-row table:style-name="ro1">
          <table:table-cell office:value-type="string" calcext:value-type="string">
            <text:p>white :: <text:s/>The color white is the color that got the low est air tempature on the Lid color vs Air Tempature inside Glass Jar, so it would keep the doghouse the coolest inside so the dog would be most co mfortable.</text:p>
          </table:table-cell>
          <table:table-cell office:value-type="float" office:value="0.487697064876556" calcext:value-type="float">
            <text:p>0.487697064876556</text:p>
          </table:table-cell>
          <table:table-cell office:value-type="float" office:value="0.666666686534882" calcext:value-type="float">
            <text:p>0.666666686534882</text:p>
          </table:table-cell>
          <table:table-cell table:formula="of:=IF([.B769]&gt;5/6; 3; IF([.B769]&gt;1/2; 2; IF([.B769]&gt;1/6; 1; 0)))" office:value-type="float" office:value="1" calcext:value-type="float">
            <text:p>1</text:p>
          </table:table-cell>
          <table:table-cell table:formula="of:=INT([.C769]*3)" office:value-type="float" office:value="2" calcext:value-type="float">
            <text:p>2</text:p>
          </table:table-cell>
          <table:table-cell table:number-columns-repeated="9"/>
        </table:table-row>
        <calcext:conditional-formats>
          <calcext:conditional-format calcext:target-range-address="'results-sas-trained_aes'.J8:'results-sas-trained_aes'.M11">
            <calcext:color-scale>
              <calcext:color-scale-entry calcext:value="0" calcext:type="minimum" calcext:color="#ff6d6d"/>
              <calcext:color-scale-entry calcext:value="50" calcext:type="percentile" calcext:color="#ffff6d"/>
              <calcext:color-scale-entry calcext:value="0" calcext:type="maximum" calcext:color="#77bc65"/>
            </calcext:color-scale>
          </calcext:conditional-format>
          <calcext:conditional-format calcext:target-range-address="'results-sas-trained_aes'.I8:'results-sas-trained_aes'.L11">
            <calcext:color-scale>
              <calcext:color-scale-entry calcext:value="0" calcext:type="minimum" calcext:color="#ff6d6d"/>
              <calcext:color-scale-entry calcext:value="50" calcext:type="percentile" calcext:color="#ffff6d"/>
              <calcext:color-scale-entry calcext:value="0" calcext:type="maximum" calcext:color="#77bc65"/>
            </calcext:color-scale>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10">00/00/0000</text:date>, <text:time style:data-style-name="N2" text:time-value="15:52:59.04795663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10T12:25:56.127059751</dc:date>
    <meta:editing-duration>PT1H33M43S</meta:editing-duration>
    <meta:editing-cycles>2</meta:editing-cycles>
    <meta:generator>LibreOffice/7.3.3.2$Linux_X86_64 LibreOffice_project/30$Build-2</meta:generator>
    <meta:document-statistic meta:table-count="1" meta:cell-count="3886" meta:object-count="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1" chart:origin="0"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minimum="0" chart:maximum="1"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x"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cm" svg:height="9.014cm" xlink:href=".." xlink:type="simple" chart:class="chart:scatter" chart:style-name="ch1">
        <chart:plot-area chart:style-name="ch2" table:cell-range-address="'results-sas-trained_aes'.C1:'results-sas-trained_aes'.C769 'results-sas-trained_aes'.B2:'results-sas-trained_aes'.B769 'results-sas-trained_aes'.I17:'results-sas-trained_aes'.I18" chart:data-source-has-labels="row" svg:x="1.331cm" svg:y="0.18cm" svg:width="14.359cm" svg:height="7.673cm">
          <chart:coordinate-region svg:x="2.058cm" svg:y="0.379cm" svg:width="13.539cm" svg:height="6.827cm"/>
          <chart:axis chart:dimension="x" chart:name="primary-x" chart:style-name="ch3">
            <chart:title svg:x="7.09cm" svg:y="8.033cm" chart:style-name="ch4">
              <text:p>Human given mark</text:p>
            </chart:title>
          </chart:axis>
          <chart:axis chart:dimension="y" chart:name="primary-y" chart:style-name="ch5">
            <chart:title svg:x="0.451cm" svg:y="5.158cm" chart:style-name="ch6">
              <text:p>Predicted mark</text:p>
            </chart:title>
            <chart:grid chart:style-name="ch7" chart:class="major"/>
          </chart:axis>
          <chart:series chart:style-name="ch8" chart:values-cell-range-address="'results-sas-trained_aes'.B2:'results-sas-trained_aes'.B769" chart:label-cell-address="'results-sas-trained_aes'.C1:'results-sas-trained_aes'.C1" chart:class="chart:scatter">
            <chart:domain table:cell-range-address="'results-sas-trained_aes'.C2:'results-sas-trained_aes'.C769"/>
            <chart:data-point chart:repeated="768"/>
          </chart:series>
          <chart:series chart:style-name="ch9" chart:values-cell-range-address="'results-sas-trained_aes'.I17:'results-sas-trained_aes'.I18" chart:class="chart:scatter">
            <chart:domain table:cell-range-address="'results-sas-trained_aes'.H17:'results-sas-trained_aes'.H18"/>
            <chart:data-point chart:repeated="2"/>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true</text:p>
                <draw:g>
                  <svg:desc>'results-sas-trained_aes'.C1:'results-sas-trained_aes'.C1</svg:desc>
                </draw:g>
              </table:table-cell>
              <table:table-cell office:value-type="string">
                <text:p>Column H</text:p>
              </table:table-cell>
              <table:table-cell office:value-type="string">
                <text:p>Column I</text:p>
              </table:table-cell>
            </table:table-row>
          </table:table-header-rows>
          <table:table-rows>
            <table:table-row>
              <table:table-cell office:value-type="string">
                <text:p>1</text:p>
              </table:table-cell>
              <table:table-cell office:value-type="float" office:value="0.666666686534882">
                <text:p>0.666666686534882</text:p>
                <draw:g>
                  <svg:desc>'results-sas-trained_aes'.C2:'results-sas-trained_aes'.C769</svg:desc>
                </draw:g>
              </table:table-cell>
              <table:table-cell office:value-type="float" office:value="0.382377535104752">
                <text:p>0.382377535104752</text:p>
                <draw:g>
                  <svg:desc>'results-sas-trained_aes'.B2:'results-sas-trained_aes'.B769</svg:desc>
                </draw:g>
              </table:table-cell>
              <table:table-cell office:value-type="float" office:value="0">
                <text:p>0</text:p>
                <draw:g>
                  <svg:desc>'results-sas-trained_aes'.H17:'results-sas-trained_aes'.H18</svg:desc>
                </draw:g>
              </table:table-cell>
              <table:table-cell office:value-type="float" office:value="0">
                <text:p>0</text:p>
                <draw:g>
                  <svg:desc>'results-sas-trained_aes'.I17:'results-sas-trained_aes'.I18</svg:desc>
                </draw:g>
              </table:table-cell>
            </table:table-row>
            <table:table-row>
              <table:table-cell office:value-type="string">
                <text:p>2</text:p>
              </table:table-cell>
              <table:table-cell office:value-type="float" office:value="0.333333343267441">
                <text:p>0.333333343267441</text:p>
              </table:table-cell>
              <table:table-cell office:value-type="float" office:value="0.357681006193161">
                <text:p>0.357681006193161</text:p>
              </table:table-cell>
              <table:table-cell office:value-type="float" office:value="1">
                <text:p>1</text:p>
              </table:table-cell>
              <table:table-cell office:value-type="float" office:value="1">
                <text:p>1</text:p>
              </table:table-cell>
            </table:table-row>
            <table:table-row>
              <table:table-cell office:value-type="string">
                <text:p>3</text:p>
              </table:table-cell>
              <table:table-cell office:value-type="float" office:value="0.666666686534882">
                <text:p>0.666666686534882</text:p>
              </table:table-cell>
              <table:table-cell office:value-type="float" office:value="0.898445129394531">
                <text:p>0.898445129394531</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0.333333343267441">
                <text:p>0.333333343267441</text:p>
              </table:table-cell>
              <table:table-cell office:value-type="float" office:value="0.4749536216259">
                <text:p>0.4749536216259</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0.333333343267441">
                <text:p>0.333333343267441</text:p>
              </table:table-cell>
              <table:table-cell office:value-type="float" office:value="0.0164294727146626">
                <text:p>0.0164294727146626</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00286226999014616">
                <text:p>0.0028622699901461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0.666666686534882">
                <text:p>0.666666686534882</text:p>
              </table:table-cell>
              <table:table-cell office:value-type="float" office:value="0.493203014135361">
                <text:p>0.493203014135361</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0.666666686534882">
                <text:p>0.666666686534882</text:p>
              </table:table-cell>
              <table:table-cell office:value-type="float" office:value="0.854051053524017">
                <text:p>0.854051053524017</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0.333333343267441">
                <text:p>0.333333343267441</text:p>
              </table:table-cell>
              <table:table-cell office:value-type="float" office:value="0.400233209133148">
                <text:p>0.400233209133148</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0">
                <text:p>0</text:p>
              </table:table-cell>
              <table:table-cell office:value-type="float" office:value="0.0986706167459488">
                <text:p>0.0986706167459488</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333333343267441">
                <text:p>0.333333343267441</text:p>
              </table:table-cell>
              <table:table-cell office:value-type="float" office:value="0.0760893076658249">
                <text:p>0.0760893076658249</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0">
                <text:p>0</text:p>
              </table:table-cell>
              <table:table-cell office:value-type="float" office:value="0.00614064419642091">
                <text:p>0.00614064419642091</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0">
                <text:p>0</text:p>
              </table:table-cell>
              <table:table-cell office:value-type="float" office:value="0.000773179344832897">
                <text:p>0.000773179344832897</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0.666666686534882">
                <text:p>0.666666686534882</text:p>
              </table:table-cell>
              <table:table-cell office:value-type="float" office:value="0.83911657333374">
                <text:p>0.8391165733337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0.333333343267441">
                <text:p>0.333333343267441</text:p>
              </table:table-cell>
              <table:table-cell office:value-type="float" office:value="0.153549298644066">
                <text:p>0.153549298644066</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0.333333343267441">
                <text:p>0.333333343267441</text:p>
              </table:table-cell>
              <table:table-cell office:value-type="float" office:value="0.16367244720459">
                <text:p>0.16367244720459</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0.333333343267441">
                <text:p>0.333333343267441</text:p>
              </table:table-cell>
              <table:table-cell office:value-type="float" office:value="0.378050923347473">
                <text:p>0.378050923347473</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0">
                <text:p>0</text:p>
              </table:table-cell>
              <table:table-cell office:value-type="float" office:value="0.0012568412348628">
                <text:p>0.001256841234862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0">
                <text:p>0</text:p>
              </table:table-cell>
              <table:table-cell office:value-type="float" office:value="0.0939057543873787">
                <text:p>0.0939057543873787</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0">
                <text:p>0</text:p>
              </table:table-cell>
              <table:table-cell office:value-type="float" office:value="0.0299205332994461">
                <text:p>0.0299205332994461</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0">
                <text:p>0</text:p>
              </table:table-cell>
              <table:table-cell office:value-type="float" office:value="0.00994417164474726">
                <text:p>0.00994417164474726</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0.666666686534882">
                <text:p>0.666666686534882</text:p>
              </table:table-cell>
              <table:table-cell office:value-type="float" office:value="0.461394518613815">
                <text:p>0.461394518613815</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0.333333343267441">
                <text:p>0.333333343267441</text:p>
              </table:table-cell>
              <table:table-cell office:value-type="float" office:value="0.0236194990575314">
                <text:p>0.0236194990575314</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0">
                <text:p>0</text:p>
              </table:table-cell>
              <table:table-cell office:value-type="float" office:value="0.0138566363602877">
                <text:p>0.0138566363602877</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0">
                <text:p>0</text:p>
              </table:table-cell>
              <table:table-cell office:value-type="float" office:value="0.132035732269287">
                <text:p>0.132035732269287</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0">
                <text:p>0</text:p>
              </table:table-cell>
              <table:table-cell office:value-type="float" office:value="0.377658307552338">
                <text:p>0.377658307552338</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0">
                <text:p>0</text:p>
              </table:table-cell>
              <table:table-cell office:value-type="float" office:value="0.0648368448019028">
                <text:p>0.0648368448019028</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0">
                <text:p>0</text:p>
              </table:table-cell>
              <table:table-cell office:value-type="float" office:value="0.338967531919479">
                <text:p>0.338967531919479</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0">
                <text:p>0</text:p>
              </table:table-cell>
              <table:table-cell office:value-type="float" office:value="0.220284283161163">
                <text:p>0.220284283161163</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0.666666686534882">
                <text:p>0.666666686534882</text:p>
              </table:table-cell>
              <table:table-cell office:value-type="float" office:value="0.875412046909332">
                <text:p>0.875412046909332</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0">
                <text:p>0</text:p>
              </table:table-cell>
              <table:table-cell office:value-type="float" office:value="0.00484662130475044">
                <text:p>0.00484662130475044</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1">
                <text:p>1</text:p>
              </table:table-cell>
              <table:table-cell office:value-type="float" office:value="0.838303089141846">
                <text:p>0.838303089141846</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0">
                <text:p>0</text:p>
              </table:table-cell>
              <table:table-cell office:value-type="float" office:value="0.237937197089195">
                <text:p>0.237937197089195</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0.333333343267441">
                <text:p>0.333333343267441</text:p>
              </table:table-cell>
              <table:table-cell office:value-type="float" office:value="0.428407907485962">
                <text:p>0.428407907485962</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0.666666686534882">
                <text:p>0.666666686534882</text:p>
              </table:table-cell>
              <table:table-cell office:value-type="float" office:value="0.563680112361908">
                <text:p>0.563680112361908</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0.333333343267441">
                <text:p>0.333333343267441</text:p>
              </table:table-cell>
              <table:table-cell office:value-type="float" office:value="0.393076092004776">
                <text:p>0.393076092004776</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0">
                <text:p>0</text:p>
              </table:table-cell>
              <table:table-cell office:value-type="float" office:value="0.0033536572009325">
                <text:p>0.0033536572009325</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0.666666686534882">
                <text:p>0.666666686534882</text:p>
              </table:table-cell>
              <table:table-cell office:value-type="float" office:value="0.802333056926727">
                <text:p>0.802333056926727</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0.666666686534882">
                <text:p>0.666666686534882</text:p>
              </table:table-cell>
              <table:table-cell office:value-type="float" office:value="0.385990083217621">
                <text:p>0.385990083217621</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0">
                <text:p>0</text:p>
              </table:table-cell>
              <table:table-cell office:value-type="float" office:value="0.00453455979004502">
                <text:p>0.00453455979004502</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1">
                <text:p>1</text:p>
              </table:table-cell>
              <table:table-cell office:value-type="float" office:value="0.953063666820526">
                <text:p>0.953063666820526</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0">
                <text:p>0</text:p>
              </table:table-cell>
              <table:table-cell office:value-type="float" office:value="0.00498814461752772">
                <text:p>0.00498814461752772</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0.333333343267441">
                <text:p>0.333333343267441</text:p>
              </table:table-cell>
              <table:table-cell office:value-type="float" office:value="0.323790431022644">
                <text:p>0.323790431022644</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0.666666686534882">
                <text:p>0.666666686534882</text:p>
              </table:table-cell>
              <table:table-cell office:value-type="float" office:value="0.606930553913116">
                <text:p>0.606930553913116</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0">
                <text:p>0</text:p>
              </table:table-cell>
              <table:table-cell office:value-type="float" office:value="0.00151642307173461">
                <text:p>0.00151642307173461</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0.666666686534882">
                <text:p>0.666666686534882</text:p>
              </table:table-cell>
              <table:table-cell office:value-type="float" office:value="0.876409351825714">
                <text:p>0.876409351825714</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0">
                <text:p>0</text:p>
              </table:table-cell>
              <table:table-cell office:value-type="float" office:value="0.0674703866243362">
                <text:p>0.0674703866243362</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0">
                <text:p>0</text:p>
              </table:table-cell>
              <table:table-cell office:value-type="float" office:value="0.000261289475020021">
                <text:p>0.000261289475020021</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0.666666686534882">
                <text:p>0.666666686534882</text:p>
              </table:table-cell>
              <table:table-cell office:value-type="float" office:value="0.879451274871826">
                <text:p>0.879451274871826</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1">
                <text:p>1</text:p>
              </table:table-cell>
              <table:table-cell office:value-type="float" office:value="0.786754369735718">
                <text:p>0.786754369735718</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0">
                <text:p>0</text:p>
              </table:table-cell>
              <table:table-cell office:value-type="float" office:value="0.343420565128326">
                <text:p>0.343420565128326</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0">
                <text:p>0</text:p>
              </table:table-cell>
              <table:table-cell office:value-type="float" office:value="0.252458125352859">
                <text:p>0.252458125352859</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0.666666686534882">
                <text:p>0.666666686534882</text:p>
              </table:table-cell>
              <table:table-cell office:value-type="float" office:value="0.754684627056122">
                <text:p>0.754684627056122</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0.333333343267441">
                <text:p>0.333333343267441</text:p>
              </table:table-cell>
              <table:table-cell office:value-type="float" office:value="0.136874154210091">
                <text:p>0.136874154210091</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0.666666686534882">
                <text:p>0.666666686534882</text:p>
              </table:table-cell>
              <table:table-cell office:value-type="float" office:value="0.700451731681824">
                <text:p>0.700451731681824</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0">
                <text:p>0</text:p>
              </table:table-cell>
              <table:table-cell office:value-type="float" office:value="0.0562315247952938">
                <text:p>0.0562315247952938</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0">
                <text:p>0</text:p>
              </table:table-cell>
              <table:table-cell office:value-type="float" office:value="0.0496297292411327">
                <text:p>0.0496297292411327</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0.333333343267441">
                <text:p>0.333333343267441</text:p>
              </table:table-cell>
              <table:table-cell office:value-type="float" office:value="0.36367255449295">
                <text:p>0.36367255449295</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0">
                <text:p>0</text:p>
              </table:table-cell>
              <table:table-cell office:value-type="float" office:value="0.0254737921059132">
                <text:p>0.0254737921059132</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0.333333343267441">
                <text:p>0.333333343267441</text:p>
              </table:table-cell>
              <table:table-cell office:value-type="float" office:value="0.221048772335052">
                <text:p>0.221048772335052</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0.666666686534882">
                <text:p>0.666666686534882</text:p>
              </table:table-cell>
              <table:table-cell office:value-type="float" office:value="0.811226844787598">
                <text:p>0.811226844787598</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1">
                <text:p>1</text:p>
              </table:table-cell>
              <table:table-cell office:value-type="float" office:value="0.728167176246643">
                <text:p>0.728167176246643</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1">
                <text:p>1</text:p>
              </table:table-cell>
              <table:table-cell office:value-type="float" office:value="0.862744033336639">
                <text:p>0.862744033336639</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0">
                <text:p>0</text:p>
              </table:table-cell>
              <table:table-cell office:value-type="float" office:value="0.00115400075446814">
                <text:p>0.00115400075446814</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0">
                <text:p>0</text:p>
              </table:table-cell>
              <table:table-cell office:value-type="float" office:value="0.104549013078213">
                <text:p>0.104549013078213</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0">
                <text:p>0</text:p>
              </table:table-cell>
              <table:table-cell office:value-type="float" office:value="0.00119353400077671">
                <text:p>0.00119353400077671</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0">
                <text:p>0</text:p>
              </table:table-cell>
              <table:table-cell office:value-type="float" office:value="0.00942985527217388">
                <text:p>0.00942985527217388</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0">
                <text:p>0</text:p>
              </table:table-cell>
              <table:table-cell office:value-type="float" office:value="0.0281181689351797">
                <text:p>0.0281181689351797</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0.333333343267441">
                <text:p>0.333333343267441</text:p>
              </table:table-cell>
              <table:table-cell office:value-type="float" office:value="0.233908236026764">
                <text:p>0.233908236026764</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0.666666686534882">
                <text:p>0.666666686534882</text:p>
              </table:table-cell>
              <table:table-cell office:value-type="float" office:value="0.506226420402527">
                <text:p>0.506226420402527</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0">
                <text:p>0</text:p>
              </table:table-cell>
              <table:table-cell office:value-type="float" office:value="0.000632893817964941">
                <text:p>0.000632893817964941</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0">
                <text:p>0</text:p>
              </table:table-cell>
              <table:table-cell office:value-type="float" office:value="0.0826538652181625">
                <text:p>0.0826538652181625</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0.333333343267441">
                <text:p>0.333333343267441</text:p>
              </table:table-cell>
              <table:table-cell office:value-type="float" office:value="0.257769972085953">
                <text:p>0.257769972085953</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0">
                <text:p>0</text:p>
              </table:table-cell>
              <table:table-cell office:value-type="float" office:value="0.0502478964626789">
                <text:p>0.0502478964626789</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0">
                <text:p>0</text:p>
              </table:table-cell>
              <table:table-cell office:value-type="float" office:value="0.00153725617565215">
                <text:p>0.00153725617565215</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0.333333343267441">
                <text:p>0.333333343267441</text:p>
              </table:table-cell>
              <table:table-cell office:value-type="float" office:value="0.78091561794281">
                <text:p>0.78091561794281</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0">
                <text:p>0</text:p>
              </table:table-cell>
              <table:table-cell office:value-type="float" office:value="0.00242655025795102">
                <text:p>0.00242655025795102</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0">
                <text:p>0</text:p>
              </table:table-cell>
              <table:table-cell office:value-type="float" office:value="0.104329690337181">
                <text:p>0.104329690337181</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0">
                <text:p>0</text:p>
              </table:table-cell>
              <table:table-cell office:value-type="float" office:value="0.196437999606133">
                <text:p>0.196437999606133</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0.666666686534882">
                <text:p>0.666666686534882</text:p>
              </table:table-cell>
              <table:table-cell office:value-type="float" office:value="0.828732132911682">
                <text:p>0.828732132911682</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1">
                <text:p>1</text:p>
              </table:table-cell>
              <table:table-cell office:value-type="float" office:value="0.921024799346924">
                <text:p>0.921024799346924</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0">
                <text:p>0</text:p>
              </table:table-cell>
              <table:table-cell office:value-type="float" office:value="0.0114339422434568">
                <text:p>0.0114339422434568</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0">
                <text:p>0</text:p>
              </table:table-cell>
              <table:table-cell office:value-type="float" office:value="0.368243187665939">
                <text:p>0.368243187665939</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0">
                <text:p>0</text:p>
              </table:table-cell>
              <table:table-cell office:value-type="float" office:value="0.00268770661205053">
                <text:p>0.00268770661205053</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0">
                <text:p>0</text:p>
              </table:table-cell>
              <table:table-cell office:value-type="float" office:value="0.0110253253951669">
                <text:p>0.0110253253951669</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0">
                <text:p>0</text:p>
              </table:table-cell>
              <table:table-cell office:value-type="float" office:value="0.000313758209813386">
                <text:p>0.000313758209813386</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0.333333343267441">
                <text:p>0.333333343267441</text:p>
              </table:table-cell>
              <table:table-cell office:value-type="float" office:value="0.834989309310913">
                <text:p>0.834989309310913</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0">
                <text:p>0</text:p>
              </table:table-cell>
              <table:table-cell office:value-type="float" office:value="0.000791874015703797">
                <text:p>0.000791874015703797</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1">
                <text:p>1</text:p>
              </table:table-cell>
              <table:table-cell office:value-type="float" office:value="0.885235905647278">
                <text:p>0.885235905647278</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0.333333343267441">
                <text:p>0.333333343267441</text:p>
              </table:table-cell>
              <table:table-cell office:value-type="float" office:value="0.400611132383347">
                <text:p>0.400611132383347</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0">
                <text:p>0</text:p>
              </table:table-cell>
              <table:table-cell office:value-type="float" office:value="0.630770146846771">
                <text:p>0.630770146846771</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0">
                <text:p>0</text:p>
              </table:table-cell>
              <table:table-cell office:value-type="float" office:value="0.00163574225734919">
                <text:p>0.00163574225734919</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0">
                <text:p>0</text:p>
              </table:table-cell>
              <table:table-cell office:value-type="float" office:value="0.109809651970863">
                <text:p>0.109809651970863</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0">
                <text:p>0</text:p>
              </table:table-cell>
              <table:table-cell office:value-type="float" office:value="0.000895139644853771">
                <text:p>0.000895139644853771</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0.666666686534882">
                <text:p>0.666666686534882</text:p>
              </table:table-cell>
              <table:table-cell office:value-type="float" office:value="0.698499739170074">
                <text:p>0.698499739170074</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0.333333343267441">
                <text:p>0.333333343267441</text:p>
              </table:table-cell>
              <table:table-cell office:value-type="float" office:value="0.0149221550673246">
                <text:p>0.0149221550673246</text:p>
              </table:table-cell>
              <table:table-cell office:value-type="float" office:value="NaN">
                <text:p>NaN</text:p>
              </table:table-cell>
              <table:table-cell office:value-type="float" office:value="NaN">
                <text:p>NaN</text:p>
              </table:table-cell>
            </table:table-row>
            <table:table-row>
              <table:table-cell office:value-type="string">
                <text:p>97</text:p>
              </table:table-cell>
              <table:table-cell office:value-type="float" office:value="0">
                <text:p>0</text:p>
              </table:table-cell>
              <table:table-cell office:value-type="float" office:value="0.000939794874284416">
                <text:p>0.000939794874284416</text:p>
              </table:table-cell>
              <table:table-cell office:value-type="float" office:value="NaN">
                <text:p>NaN</text:p>
              </table:table-cell>
              <table:table-cell office:value-type="float" office:value="NaN">
                <text:p>NaN</text:p>
              </table:table-cell>
            </table:table-row>
            <table:table-row>
              <table:table-cell office:value-type="string">
                <text:p>98</text:p>
              </table:table-cell>
              <table:table-cell office:value-type="float" office:value="0">
                <text:p>0</text:p>
              </table:table-cell>
              <table:table-cell office:value-type="float" office:value="0.00153671973384917">
                <text:p>0.00153671973384917</text:p>
              </table:table-cell>
              <table:table-cell office:value-type="float" office:value="NaN">
                <text:p>NaN</text:p>
              </table:table-cell>
              <table:table-cell office:value-type="float" office:value="NaN">
                <text:p>NaN</text:p>
              </table:table-cell>
            </table:table-row>
            <table:table-row>
              <table:table-cell office:value-type="string">
                <text:p>99</text:p>
              </table:table-cell>
              <table:table-cell office:value-type="float" office:value="0">
                <text:p>0</text:p>
              </table:table-cell>
              <table:table-cell office:value-type="float" office:value="0.000359218654921278">
                <text:p>0.000359218654921278</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0">
                <text:p>0</text:p>
              </table:table-cell>
              <table:table-cell office:value-type="float" office:value="0.00257890392094851">
                <text:p>0.00257890392094851</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0.666666686534882">
                <text:p>0.666666686534882</text:p>
              </table:table-cell>
              <table:table-cell office:value-type="float" office:value="0.782264947891235">
                <text:p>0.782264947891235</text:p>
              </table:table-cell>
              <table:table-cell office:value-type="float" office:value="NaN">
                <text:p>NaN</text:p>
              </table:table-cell>
              <table:table-cell office:value-type="float" office:value="NaN">
                <text:p>NaN</text:p>
              </table:table-cell>
            </table:table-row>
            <table:table-row>
              <table:table-cell office:value-type="string">
                <text:p>102</text:p>
              </table:table-cell>
              <table:table-cell office:value-type="float" office:value="0.333333343267441">
                <text:p>0.333333343267441</text:p>
              </table:table-cell>
              <table:table-cell office:value-type="float" office:value="0.374247163534164">
                <text:p>0.374247163534164</text:p>
              </table:table-cell>
              <table:table-cell office:value-type="float" office:value="NaN">
                <text:p>NaN</text:p>
              </table:table-cell>
              <table:table-cell office:value-type="float" office:value="NaN">
                <text:p>NaN</text:p>
              </table:table-cell>
            </table:table-row>
            <table:table-row>
              <table:table-cell office:value-type="string">
                <text:p>103</text:p>
              </table:table-cell>
              <table:table-cell office:value-type="float" office:value="0.333333343267441">
                <text:p>0.333333343267441</text:p>
              </table:table-cell>
              <table:table-cell office:value-type="float" office:value="0.00162799551617354">
                <text:p>0.00162799551617354</text:p>
              </table:table-cell>
              <table:table-cell office:value-type="float" office:value="NaN">
                <text:p>NaN</text:p>
              </table:table-cell>
              <table:table-cell office:value-type="float" office:value="NaN">
                <text:p>NaN</text:p>
              </table:table-cell>
            </table:table-row>
            <table:table-row>
              <table:table-cell office:value-type="string">
                <text:p>104</text:p>
              </table:table-cell>
              <table:table-cell office:value-type="float" office:value="1">
                <text:p>1</text:p>
              </table:table-cell>
              <table:table-cell office:value-type="float" office:value="0.797538101673126">
                <text:p>0.797538101673126</text:p>
              </table:table-cell>
              <table:table-cell office:value-type="float" office:value="NaN">
                <text:p>NaN</text:p>
              </table:table-cell>
              <table:table-cell office:value-type="float" office:value="NaN">
                <text:p>NaN</text:p>
              </table:table-cell>
            </table:table-row>
            <table:table-row>
              <table:table-cell office:value-type="string">
                <text:p>105</text:p>
              </table:table-cell>
              <table:table-cell office:value-type="float" office:value="1">
                <text:p>1</text:p>
              </table:table-cell>
              <table:table-cell office:value-type="float" office:value="0.892963290214539">
                <text:p>0.892963290214539</text:p>
              </table:table-cell>
              <table:table-cell office:value-type="float" office:value="NaN">
                <text:p>NaN</text:p>
              </table:table-cell>
              <table:table-cell office:value-type="float" office:value="NaN">
                <text:p>NaN</text:p>
              </table:table-cell>
            </table:table-row>
            <table:table-row>
              <table:table-cell office:value-type="string">
                <text:p>106</text:p>
              </table:table-cell>
              <table:table-cell office:value-type="float" office:value="0.333333343267441">
                <text:p>0.333333343267441</text:p>
              </table:table-cell>
              <table:table-cell office:value-type="float" office:value="0.228030771017075">
                <text:p>0.228030771017075</text:p>
              </table:table-cell>
              <table:table-cell office:value-type="float" office:value="NaN">
                <text:p>NaN</text:p>
              </table:table-cell>
              <table:table-cell office:value-type="float" office:value="NaN">
                <text:p>NaN</text:p>
              </table:table-cell>
            </table:table-row>
            <table:table-row>
              <table:table-cell office:value-type="string">
                <text:p>107</text:p>
              </table:table-cell>
              <table:table-cell office:value-type="float" office:value="0.666666686534882">
                <text:p>0.666666686534882</text:p>
              </table:table-cell>
              <table:table-cell office:value-type="float" office:value="0.901783347129822">
                <text:p>0.901783347129822</text:p>
              </table:table-cell>
              <table:table-cell office:value-type="float" office:value="NaN">
                <text:p>NaN</text:p>
              </table:table-cell>
              <table:table-cell office:value-type="float" office:value="NaN">
                <text:p>NaN</text:p>
              </table:table-cell>
            </table:table-row>
            <table:table-row>
              <table:table-cell office:value-type="string">
                <text:p>108</text:p>
              </table:table-cell>
              <table:table-cell office:value-type="float" office:value="1">
                <text:p>1</text:p>
              </table:table-cell>
              <table:table-cell office:value-type="float" office:value="0.940700769424439">
                <text:p>0.940700769424439</text:p>
              </table:table-cell>
              <table:table-cell office:value-type="float" office:value="NaN">
                <text:p>NaN</text:p>
              </table:table-cell>
              <table:table-cell office:value-type="float" office:value="NaN">
                <text:p>NaN</text:p>
              </table:table-cell>
            </table:table-row>
            <table:table-row>
              <table:table-cell office:value-type="string">
                <text:p>109</text:p>
              </table:table-cell>
              <table:table-cell office:value-type="float" office:value="0">
                <text:p>0</text:p>
              </table:table-cell>
              <table:table-cell office:value-type="float" office:value="0.00341957109048963">
                <text:p>0.00341957109048963</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0.666666686534882">
                <text:p>0.666666686534882</text:p>
              </table:table-cell>
              <table:table-cell office:value-type="float" office:value="0.580999612808228">
                <text:p>0.580999612808228</text:p>
              </table:table-cell>
              <table:table-cell office:value-type="float" office:value="NaN">
                <text:p>NaN</text:p>
              </table:table-cell>
              <table:table-cell office:value-type="float" office:value="NaN">
                <text:p>NaN</text:p>
              </table:table-cell>
            </table:table-row>
            <table:table-row>
              <table:table-cell office:value-type="string">
                <text:p>111</text:p>
              </table:table-cell>
              <table:table-cell office:value-type="float" office:value="0.666666686534882">
                <text:p>0.666666686534882</text:p>
              </table:table-cell>
              <table:table-cell office:value-type="float" office:value="0.523740887641907">
                <text:p>0.523740887641907</text:p>
              </table:table-cell>
              <table:table-cell office:value-type="float" office:value="NaN">
                <text:p>NaN</text:p>
              </table:table-cell>
              <table:table-cell office:value-type="float" office:value="NaN">
                <text:p>NaN</text:p>
              </table:table-cell>
            </table:table-row>
            <table:table-row>
              <table:table-cell office:value-type="string">
                <text:p>112</text:p>
              </table:table-cell>
              <table:table-cell office:value-type="float" office:value="0.333333343267441">
                <text:p>0.333333343267441</text:p>
              </table:table-cell>
              <table:table-cell office:value-type="float" office:value="0.415972262620926">
                <text:p>0.415972262620926</text:p>
              </table:table-cell>
              <table:table-cell office:value-type="float" office:value="NaN">
                <text:p>NaN</text:p>
              </table:table-cell>
              <table:table-cell office:value-type="float" office:value="NaN">
                <text:p>NaN</text:p>
              </table:table-cell>
            </table:table-row>
            <table:table-row>
              <table:table-cell office:value-type="string">
                <text:p>113</text:p>
              </table:table-cell>
              <table:table-cell office:value-type="float" office:value="1">
                <text:p>1</text:p>
              </table:table-cell>
              <table:table-cell office:value-type="float" office:value="0.755196511745453">
                <text:p>0.755196511745453</text:p>
              </table:table-cell>
              <table:table-cell office:value-type="float" office:value="NaN">
                <text:p>NaN</text:p>
              </table:table-cell>
              <table:table-cell office:value-type="float" office:value="NaN">
                <text:p>NaN</text:p>
              </table:table-cell>
            </table:table-row>
            <table:table-row>
              <table:table-cell office:value-type="string">
                <text:p>114</text:p>
              </table:table-cell>
              <table:table-cell office:value-type="float" office:value="0.333333343267441">
                <text:p>0.333333343267441</text:p>
              </table:table-cell>
              <table:table-cell office:value-type="float" office:value="0.558118879795074">
                <text:p>0.558118879795074</text:p>
              </table:table-cell>
              <table:table-cell office:value-type="float" office:value="NaN">
                <text:p>NaN</text:p>
              </table:table-cell>
              <table:table-cell office:value-type="float" office:value="NaN">
                <text:p>NaN</text:p>
              </table:table-cell>
            </table:table-row>
            <table:table-row>
              <table:table-cell office:value-type="string">
                <text:p>115</text:p>
              </table:table-cell>
              <table:table-cell office:value-type="float" office:value="0">
                <text:p>0</text:p>
              </table:table-cell>
              <table:table-cell office:value-type="float" office:value="0.0827043056488037">
                <text:p>0.0827043056488037</text:p>
              </table:table-cell>
              <table:table-cell office:value-type="float" office:value="NaN">
                <text:p>NaN</text:p>
              </table:table-cell>
              <table:table-cell office:value-type="float" office:value="NaN">
                <text:p>NaN</text:p>
              </table:table-cell>
            </table:table-row>
            <table:table-row>
              <table:table-cell office:value-type="string">
                <text:p>116</text:p>
              </table:table-cell>
              <table:table-cell office:value-type="float" office:value="0">
                <text:p>0</text:p>
              </table:table-cell>
              <table:table-cell office:value-type="float" office:value="0.279607892036438">
                <text:p>0.279607892036438</text:p>
              </table:table-cell>
              <table:table-cell office:value-type="float" office:value="NaN">
                <text:p>NaN</text:p>
              </table:table-cell>
              <table:table-cell office:value-type="float" office:value="NaN">
                <text:p>NaN</text:p>
              </table:table-cell>
            </table:table-row>
            <table:table-row>
              <table:table-cell office:value-type="string">
                <text:p>117</text:p>
              </table:table-cell>
              <table:table-cell office:value-type="float" office:value="0">
                <text:p>0</text:p>
              </table:table-cell>
              <table:table-cell office:value-type="float" office:value="0.0162322297692299">
                <text:p>0.0162322297692299</text:p>
              </table:table-cell>
              <table:table-cell office:value-type="float" office:value="NaN">
                <text:p>NaN</text:p>
              </table:table-cell>
              <table:table-cell office:value-type="float" office:value="NaN">
                <text:p>NaN</text:p>
              </table:table-cell>
            </table:table-row>
            <table:table-row>
              <table:table-cell office:value-type="string">
                <text:p>118</text:p>
              </table:table-cell>
              <table:table-cell office:value-type="float" office:value="0.333333343267441">
                <text:p>0.333333343267441</text:p>
              </table:table-cell>
              <table:table-cell office:value-type="float" office:value="0.422144502401352">
                <text:p>0.422144502401352</text:p>
              </table:table-cell>
              <table:table-cell office:value-type="float" office:value="NaN">
                <text:p>NaN</text:p>
              </table:table-cell>
              <table:table-cell office:value-type="float" office:value="NaN">
                <text:p>NaN</text:p>
              </table:table-cell>
            </table:table-row>
            <table:table-row>
              <table:table-cell office:value-type="string">
                <text:p>119</text:p>
              </table:table-cell>
              <table:table-cell office:value-type="float" office:value="0.333333343267441">
                <text:p>0.333333343267441</text:p>
              </table:table-cell>
              <table:table-cell office:value-type="float" office:value="0.0308647342026234">
                <text:p>0.0308647342026234</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0">
                <text:p>0</text:p>
              </table:table-cell>
              <table:table-cell office:value-type="float" office:value="0.143685892224312">
                <text:p>0.143685892224312</text:p>
              </table:table-cell>
              <table:table-cell office:value-type="float" office:value="NaN">
                <text:p>NaN</text:p>
              </table:table-cell>
              <table:table-cell office:value-type="float" office:value="NaN">
                <text:p>NaN</text:p>
              </table:table-cell>
            </table:table-row>
            <table:table-row>
              <table:table-cell office:value-type="string">
                <text:p>121</text:p>
              </table:table-cell>
              <table:table-cell office:value-type="float" office:value="0">
                <text:p>0</text:p>
              </table:table-cell>
              <table:table-cell office:value-type="float" office:value="0.0460291914641857">
                <text:p>0.0460291914641857</text:p>
              </table:table-cell>
              <table:table-cell office:value-type="float" office:value="NaN">
                <text:p>NaN</text:p>
              </table:table-cell>
              <table:table-cell office:value-type="float" office:value="NaN">
                <text:p>NaN</text:p>
              </table:table-cell>
            </table:table-row>
            <table:table-row>
              <table:table-cell office:value-type="string">
                <text:p>122</text:p>
              </table:table-cell>
              <table:table-cell office:value-type="float" office:value="0">
                <text:p>0</text:p>
              </table:table-cell>
              <table:table-cell office:value-type="float" office:value="0.165027350187302">
                <text:p>0.165027350187302</text:p>
              </table:table-cell>
              <table:table-cell office:value-type="float" office:value="NaN">
                <text:p>NaN</text:p>
              </table:table-cell>
              <table:table-cell office:value-type="float" office:value="NaN">
                <text:p>NaN</text:p>
              </table:table-cell>
            </table:table-row>
            <table:table-row>
              <table:table-cell office:value-type="string">
                <text:p>123</text:p>
              </table:table-cell>
              <table:table-cell office:value-type="float" office:value="1">
                <text:p>1</text:p>
              </table:table-cell>
              <table:table-cell office:value-type="float" office:value="0.731583535671234">
                <text:p>0.731583535671234</text:p>
              </table:table-cell>
              <table:table-cell office:value-type="float" office:value="NaN">
                <text:p>NaN</text:p>
              </table:table-cell>
              <table:table-cell office:value-type="float" office:value="NaN">
                <text:p>NaN</text:p>
              </table:table-cell>
            </table:table-row>
            <table:table-row>
              <table:table-cell office:value-type="string">
                <text:p>124</text:p>
              </table:table-cell>
              <table:table-cell office:value-type="float" office:value="0">
                <text:p>0</text:p>
              </table:table-cell>
              <table:table-cell office:value-type="float" office:value="0.00143816275522113">
                <text:p>0.00143816275522113</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0.666666686534882">
                <text:p>0.666666686534882</text:p>
              </table:table-cell>
              <table:table-cell office:value-type="float" office:value="0.603710412979126">
                <text:p>0.603710412979126</text:p>
              </table:table-cell>
              <table:table-cell office:value-type="float" office:value="NaN">
                <text:p>NaN</text:p>
              </table:table-cell>
              <table:table-cell office:value-type="float" office:value="NaN">
                <text:p>NaN</text:p>
              </table:table-cell>
            </table:table-row>
            <table:table-row>
              <table:table-cell office:value-type="string">
                <text:p>126</text:p>
              </table:table-cell>
              <table:table-cell office:value-type="float" office:value="0">
                <text:p>0</text:p>
              </table:table-cell>
              <table:table-cell office:value-type="float" office:value="0.16667328774929">
                <text:p>0.16667328774929</text:p>
              </table:table-cell>
              <table:table-cell office:value-type="float" office:value="NaN">
                <text:p>NaN</text:p>
              </table:table-cell>
              <table:table-cell office:value-type="float" office:value="NaN">
                <text:p>NaN</text:p>
              </table:table-cell>
            </table:table-row>
            <table:table-row>
              <table:table-cell office:value-type="string">
                <text:p>127</text:p>
              </table:table-cell>
              <table:table-cell office:value-type="float" office:value="0.333333343267441">
                <text:p>0.333333343267441</text:p>
              </table:table-cell>
              <table:table-cell office:value-type="float" office:value="0.675186574459076">
                <text:p>0.675186574459076</text:p>
              </table:table-cell>
              <table:table-cell office:value-type="float" office:value="NaN">
                <text:p>NaN</text:p>
              </table:table-cell>
              <table:table-cell office:value-type="float" office:value="NaN">
                <text:p>NaN</text:p>
              </table:table-cell>
            </table:table-row>
            <table:table-row>
              <table:table-cell office:value-type="string">
                <text:p>128</text:p>
              </table:table-cell>
              <table:table-cell office:value-type="float" office:value="0">
                <text:p>0</text:p>
              </table:table-cell>
              <table:table-cell office:value-type="float" office:value="0.073037825524807">
                <text:p>0.073037825524807</text:p>
              </table:table-cell>
              <table:table-cell office:value-type="float" office:value="NaN">
                <text:p>NaN</text:p>
              </table:table-cell>
              <table:table-cell office:value-type="float" office:value="NaN">
                <text:p>NaN</text:p>
              </table:table-cell>
            </table:table-row>
            <table:table-row>
              <table:table-cell office:value-type="string">
                <text:p>129</text:p>
              </table:table-cell>
              <table:table-cell office:value-type="float" office:value="0">
                <text:p>0</text:p>
              </table:table-cell>
              <table:table-cell office:value-type="float" office:value="0.0786933228373528">
                <text:p>0.0786933228373528</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0.666666686534882">
                <text:p>0.666666686534882</text:p>
              </table:table-cell>
              <table:table-cell office:value-type="float" office:value="0.593083441257477">
                <text:p>0.593083441257477</text:p>
              </table:table-cell>
              <table:table-cell office:value-type="float" office:value="NaN">
                <text:p>NaN</text:p>
              </table:table-cell>
              <table:table-cell office:value-type="float" office:value="NaN">
                <text:p>NaN</text:p>
              </table:table-cell>
            </table:table-row>
            <table:table-row>
              <table:table-cell office:value-type="string">
                <text:p>131</text:p>
              </table:table-cell>
              <table:table-cell office:value-type="float" office:value="0">
                <text:p>0</text:p>
              </table:table-cell>
              <table:table-cell office:value-type="float" office:value="0.000323885440593585">
                <text:p>0.000323885440593585</text:p>
              </table:table-cell>
              <table:table-cell office:value-type="float" office:value="NaN">
                <text:p>NaN</text:p>
              </table:table-cell>
              <table:table-cell office:value-type="float" office:value="NaN">
                <text:p>NaN</text:p>
              </table:table-cell>
            </table:table-row>
            <table:table-row>
              <table:table-cell office:value-type="string">
                <text:p>132</text:p>
              </table:table-cell>
              <table:table-cell office:value-type="float" office:value="0">
                <text:p>0</text:p>
              </table:table-cell>
              <table:table-cell office:value-type="float" office:value="0.000423750374466181">
                <text:p>0.000423750374466181</text:p>
              </table:table-cell>
              <table:table-cell office:value-type="float" office:value="NaN">
                <text:p>NaN</text:p>
              </table:table-cell>
              <table:table-cell office:value-type="float" office:value="NaN">
                <text:p>NaN</text:p>
              </table:table-cell>
            </table:table-row>
            <table:table-row>
              <table:table-cell office:value-type="string">
                <text:p>133</text:p>
              </table:table-cell>
              <table:table-cell office:value-type="float" office:value="0.333333343267441">
                <text:p>0.333333343267441</text:p>
              </table:table-cell>
              <table:table-cell office:value-type="float" office:value="0.0524336248636246">
                <text:p>0.0524336248636246</text:p>
              </table:table-cell>
              <table:table-cell office:value-type="float" office:value="NaN">
                <text:p>NaN</text:p>
              </table:table-cell>
              <table:table-cell office:value-type="float" office:value="NaN">
                <text:p>NaN</text:p>
              </table:table-cell>
            </table:table-row>
            <table:table-row>
              <table:table-cell office:value-type="string">
                <text:p>134</text:p>
              </table:table-cell>
              <table:table-cell office:value-type="float" office:value="1">
                <text:p>1</text:p>
              </table:table-cell>
              <table:table-cell office:value-type="float" office:value="0.898008763790131">
                <text:p>0.898008763790131</text:p>
              </table:table-cell>
              <table:table-cell office:value-type="float" office:value="NaN">
                <text:p>NaN</text:p>
              </table:table-cell>
              <table:table-cell office:value-type="float" office:value="NaN">
                <text:p>NaN</text:p>
              </table:table-cell>
            </table:table-row>
            <table:table-row>
              <table:table-cell office:value-type="string">
                <text:p>135</text:p>
              </table:table-cell>
              <table:table-cell office:value-type="float" office:value="1">
                <text:p>1</text:p>
              </table:table-cell>
              <table:table-cell office:value-type="float" office:value="0.794626533985138">
                <text:p>0.794626533985138</text:p>
              </table:table-cell>
              <table:table-cell office:value-type="float" office:value="NaN">
                <text:p>NaN</text:p>
              </table:table-cell>
              <table:table-cell office:value-type="float" office:value="NaN">
                <text:p>NaN</text:p>
              </table:table-cell>
            </table:table-row>
            <table:table-row>
              <table:table-cell office:value-type="string">
                <text:p>136</text:p>
              </table:table-cell>
              <table:table-cell office:value-type="float" office:value="0">
                <text:p>0</text:p>
              </table:table-cell>
              <table:table-cell office:value-type="float" office:value="0.261134952306747">
                <text:p>0.261134952306747</text:p>
              </table:table-cell>
              <table:table-cell office:value-type="float" office:value="NaN">
                <text:p>NaN</text:p>
              </table:table-cell>
              <table:table-cell office:value-type="float" office:value="NaN">
                <text:p>NaN</text:p>
              </table:table-cell>
            </table:table-row>
            <table:table-row>
              <table:table-cell office:value-type="string">
                <text:p>137</text:p>
              </table:table-cell>
              <table:table-cell office:value-type="float" office:value="0.666666686534882">
                <text:p>0.666666686534882</text:p>
              </table:table-cell>
              <table:table-cell office:value-type="float" office:value="0.274002820253372">
                <text:p>0.274002820253372</text:p>
              </table:table-cell>
              <table:table-cell office:value-type="float" office:value="NaN">
                <text:p>NaN</text:p>
              </table:table-cell>
              <table:table-cell office:value-type="float" office:value="NaN">
                <text:p>NaN</text:p>
              </table:table-cell>
            </table:table-row>
            <table:table-row>
              <table:table-cell office:value-type="string">
                <text:p>138</text:p>
              </table:table-cell>
              <table:table-cell office:value-type="float" office:value="0.333333343267441">
                <text:p>0.333333343267441</text:p>
              </table:table-cell>
              <table:table-cell office:value-type="float" office:value="0.278342008590698">
                <text:p>0.278342008590698</text:p>
              </table:table-cell>
              <table:table-cell office:value-type="float" office:value="NaN">
                <text:p>NaN</text:p>
              </table:table-cell>
              <table:table-cell office:value-type="float" office:value="NaN">
                <text:p>NaN</text:p>
              </table:table-cell>
            </table:table-row>
            <table:table-row>
              <table:table-cell office:value-type="string">
                <text:p>139</text:p>
              </table:table-cell>
              <table:table-cell office:value-type="float" office:value="0">
                <text:p>0</text:p>
              </table:table-cell>
              <table:table-cell office:value-type="float" office:value="0.0018675287719816">
                <text:p>0.0018675287719816</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0">
                <text:p>0</text:p>
              </table:table-cell>
              <table:table-cell office:value-type="float" office:value="0.486867606639862">
                <text:p>0.486867606639862</text:p>
              </table:table-cell>
              <table:table-cell office:value-type="float" office:value="NaN">
                <text:p>NaN</text:p>
              </table:table-cell>
              <table:table-cell office:value-type="float" office:value="NaN">
                <text:p>NaN</text:p>
              </table:table-cell>
            </table:table-row>
            <table:table-row>
              <table:table-cell office:value-type="string">
                <text:p>141</text:p>
              </table:table-cell>
              <table:table-cell office:value-type="float" office:value="0">
                <text:p>0</text:p>
              </table:table-cell>
              <table:table-cell office:value-type="float" office:value="0.000760476745199412">
                <text:p>0.000760476745199412</text:p>
              </table:table-cell>
              <table:table-cell office:value-type="float" office:value="NaN">
                <text:p>NaN</text:p>
              </table:table-cell>
              <table:table-cell office:value-type="float" office:value="NaN">
                <text:p>NaN</text:p>
              </table:table-cell>
            </table:table-row>
            <table:table-row>
              <table:table-cell office:value-type="string">
                <text:p>142</text:p>
              </table:table-cell>
              <table:table-cell office:value-type="float" office:value="0.333333343267441">
                <text:p>0.333333343267441</text:p>
              </table:table-cell>
              <table:table-cell office:value-type="float" office:value="0.475756645202637">
                <text:p>0.475756645202637</text:p>
              </table:table-cell>
              <table:table-cell office:value-type="float" office:value="NaN">
                <text:p>NaN</text:p>
              </table:table-cell>
              <table:table-cell office:value-type="float" office:value="NaN">
                <text:p>NaN</text:p>
              </table:table-cell>
            </table:table-row>
            <table:table-row>
              <table:table-cell office:value-type="string">
                <text:p>143</text:p>
              </table:table-cell>
              <table:table-cell office:value-type="float" office:value="0">
                <text:p>0</text:p>
              </table:table-cell>
              <table:table-cell office:value-type="float" office:value="0.000447297905338928">
                <text:p>0.000447297905338928</text:p>
              </table:table-cell>
              <table:table-cell office:value-type="float" office:value="NaN">
                <text:p>NaN</text:p>
              </table:table-cell>
              <table:table-cell office:value-type="float" office:value="NaN">
                <text:p>NaN</text:p>
              </table:table-cell>
            </table:table-row>
            <table:table-row>
              <table:table-cell office:value-type="string">
                <text:p>144</text:p>
              </table:table-cell>
              <table:table-cell office:value-type="float" office:value="0.666666686534882">
                <text:p>0.666666686534882</text:p>
              </table:table-cell>
              <table:table-cell office:value-type="float" office:value="0.953179001808167">
                <text:p>0.953179001808167</text:p>
              </table:table-cell>
              <table:table-cell office:value-type="float" office:value="NaN">
                <text:p>NaN</text:p>
              </table:table-cell>
              <table:table-cell office:value-type="float" office:value="NaN">
                <text:p>NaN</text:p>
              </table:table-cell>
            </table:table-row>
            <table:table-row>
              <table:table-cell office:value-type="string">
                <text:p>145</text:p>
              </table:table-cell>
              <table:table-cell office:value-type="float" office:value="0.333333343267441">
                <text:p>0.333333343267441</text:p>
              </table:table-cell>
              <table:table-cell office:value-type="float" office:value="0.790987610816956">
                <text:p>0.790987610816956</text:p>
              </table:table-cell>
              <table:table-cell office:value-type="float" office:value="NaN">
                <text:p>NaN</text:p>
              </table:table-cell>
              <table:table-cell office:value-type="float" office:value="NaN">
                <text:p>NaN</text:p>
              </table:table-cell>
            </table:table-row>
            <table:table-row>
              <table:table-cell office:value-type="string">
                <text:p>146</text:p>
              </table:table-cell>
              <table:table-cell office:value-type="float" office:value="0">
                <text:p>0</text:p>
              </table:table-cell>
              <table:table-cell office:value-type="float" office:value="0.127891719341278">
                <text:p>0.127891719341278</text:p>
              </table:table-cell>
              <table:table-cell office:value-type="float" office:value="NaN">
                <text:p>NaN</text:p>
              </table:table-cell>
              <table:table-cell office:value-type="float" office:value="NaN">
                <text:p>NaN</text:p>
              </table:table-cell>
            </table:table-row>
            <table:table-row>
              <table:table-cell office:value-type="string">
                <text:p>147</text:p>
              </table:table-cell>
              <table:table-cell office:value-type="float" office:value="1">
                <text:p>1</text:p>
              </table:table-cell>
              <table:table-cell office:value-type="float" office:value="0.699011087417603">
                <text:p>0.699011087417603</text:p>
              </table:table-cell>
              <table:table-cell office:value-type="float" office:value="NaN">
                <text:p>NaN</text:p>
              </table:table-cell>
              <table:table-cell office:value-type="float" office:value="NaN">
                <text:p>NaN</text:p>
              </table:table-cell>
            </table:table-row>
            <table:table-row>
              <table:table-cell office:value-type="string">
                <text:p>148</text:p>
              </table:table-cell>
              <table:table-cell office:value-type="float" office:value="0">
                <text:p>0</text:p>
              </table:table-cell>
              <table:table-cell office:value-type="float" office:value="0.00860281754285097">
                <text:p>0.00860281754285097</text:p>
              </table:table-cell>
              <table:table-cell office:value-type="float" office:value="NaN">
                <text:p>NaN</text:p>
              </table:table-cell>
              <table:table-cell office:value-type="float" office:value="NaN">
                <text:p>NaN</text:p>
              </table:table-cell>
            </table:table-row>
            <table:table-row>
              <table:table-cell office:value-type="string">
                <text:p>149</text:p>
              </table:table-cell>
              <table:table-cell office:value-type="float" office:value="0">
                <text:p>0</text:p>
              </table:table-cell>
              <table:table-cell office:value-type="float" office:value="0.0515943840146065">
                <text:p>0.0515943840146065</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0">
                <text:p>0</text:p>
              </table:table-cell>
              <table:table-cell office:value-type="float" office:value="0.000345916079822928">
                <text:p>0.000345916079822928</text:p>
              </table:table-cell>
              <table:table-cell office:value-type="float" office:value="NaN">
                <text:p>NaN</text:p>
              </table:table-cell>
              <table:table-cell office:value-type="float" office:value="NaN">
                <text:p>NaN</text:p>
              </table:table-cell>
            </table:table-row>
            <table:table-row>
              <table:table-cell office:value-type="string">
                <text:p>151</text:p>
              </table:table-cell>
              <table:table-cell office:value-type="float" office:value="1">
                <text:p>1</text:p>
              </table:table-cell>
              <table:table-cell office:value-type="float" office:value="0.947611033916473">
                <text:p>0.947611033916473</text:p>
              </table:table-cell>
              <table:table-cell office:value-type="float" office:value="NaN">
                <text:p>NaN</text:p>
              </table:table-cell>
              <table:table-cell office:value-type="float" office:value="NaN">
                <text:p>NaN</text:p>
              </table:table-cell>
            </table:table-row>
            <table:table-row>
              <table:table-cell office:value-type="string">
                <text:p>152</text:p>
              </table:table-cell>
              <table:table-cell office:value-type="float" office:value="0.666666686534882">
                <text:p>0.666666686534882</text:p>
              </table:table-cell>
              <table:table-cell office:value-type="float" office:value="0.465478420257568">
                <text:p>0.465478420257568</text:p>
              </table:table-cell>
              <table:table-cell office:value-type="float" office:value="NaN">
                <text:p>NaN</text:p>
              </table:table-cell>
              <table:table-cell office:value-type="float" office:value="NaN">
                <text:p>NaN</text:p>
              </table:table-cell>
            </table:table-row>
            <table:table-row>
              <table:table-cell office:value-type="string">
                <text:p>153</text:p>
              </table:table-cell>
              <table:table-cell office:value-type="float" office:value="0">
                <text:p>0</text:p>
              </table:table-cell>
              <table:table-cell office:value-type="float" office:value="0.000701985438354313">
                <text:p>0.000701985438354313</text:p>
              </table:table-cell>
              <table:table-cell office:value-type="float" office:value="NaN">
                <text:p>NaN</text:p>
              </table:table-cell>
              <table:table-cell office:value-type="float" office:value="NaN">
                <text:p>NaN</text:p>
              </table:table-cell>
            </table:table-row>
            <table:table-row>
              <table:table-cell office:value-type="string">
                <text:p>154</text:p>
              </table:table-cell>
              <table:table-cell office:value-type="float" office:value="0">
                <text:p>0</text:p>
              </table:table-cell>
              <table:table-cell office:value-type="float" office:value="0.00999296735972166">
                <text:p>0.00999296735972166</text:p>
              </table:table-cell>
              <table:table-cell office:value-type="float" office:value="NaN">
                <text:p>NaN</text:p>
              </table:table-cell>
              <table:table-cell office:value-type="float" office:value="NaN">
                <text:p>NaN</text:p>
              </table:table-cell>
            </table:table-row>
            <table:table-row>
              <table:table-cell office:value-type="string">
                <text:p>155</text:p>
              </table:table-cell>
              <table:table-cell office:value-type="float" office:value="0.666666686534882">
                <text:p>0.666666686534882</text:p>
              </table:table-cell>
              <table:table-cell office:value-type="float" office:value="0.709681928157806">
                <text:p>0.709681928157806</text:p>
              </table:table-cell>
              <table:table-cell office:value-type="float" office:value="NaN">
                <text:p>NaN</text:p>
              </table:table-cell>
              <table:table-cell office:value-type="float" office:value="NaN">
                <text:p>NaN</text:p>
              </table:table-cell>
            </table:table-row>
            <table:table-row>
              <table:table-cell office:value-type="string">
                <text:p>156</text:p>
              </table:table-cell>
              <table:table-cell office:value-type="float" office:value="0">
                <text:p>0</text:p>
              </table:table-cell>
              <table:table-cell office:value-type="float" office:value="0.00131347740534693">
                <text:p>0.00131347740534693</text:p>
              </table:table-cell>
              <table:table-cell office:value-type="float" office:value="NaN">
                <text:p>NaN</text:p>
              </table:table-cell>
              <table:table-cell office:value-type="float" office:value="NaN">
                <text:p>NaN</text:p>
              </table:table-cell>
            </table:table-row>
            <table:table-row>
              <table:table-cell office:value-type="string">
                <text:p>157</text:p>
              </table:table-cell>
              <table:table-cell office:value-type="float" office:value="0">
                <text:p>0</text:p>
              </table:table-cell>
              <table:table-cell office:value-type="float" office:value="0.440230220556259">
                <text:p>0.440230220556259</text:p>
              </table:table-cell>
              <table:table-cell office:value-type="float" office:value="NaN">
                <text:p>NaN</text:p>
              </table:table-cell>
              <table:table-cell office:value-type="float" office:value="NaN">
                <text:p>NaN</text:p>
              </table:table-cell>
            </table:table-row>
            <table:table-row>
              <table:table-cell office:value-type="string">
                <text:p>158</text:p>
              </table:table-cell>
              <table:table-cell office:value-type="float" office:value="0">
                <text:p>0</text:p>
              </table:table-cell>
              <table:table-cell office:value-type="float" office:value="0.0415255092084408">
                <text:p>0.0415255092084408</text:p>
              </table:table-cell>
              <table:table-cell office:value-type="float" office:value="NaN">
                <text:p>NaN</text:p>
              </table:table-cell>
              <table:table-cell office:value-type="float" office:value="NaN">
                <text:p>NaN</text:p>
              </table:table-cell>
            </table:table-row>
            <table:table-row>
              <table:table-cell office:value-type="string">
                <text:p>159</text:p>
              </table:table-cell>
              <table:table-cell office:value-type="float" office:value="0.333333343267441">
                <text:p>0.333333343267441</text:p>
              </table:table-cell>
              <table:table-cell office:value-type="float" office:value="0.59452211856842">
                <text:p>0.59452211856842</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0.666666686534882">
                <text:p>0.666666686534882</text:p>
              </table:table-cell>
              <table:table-cell office:value-type="float" office:value="0.611218154430389">
                <text:p>0.611218154430389</text:p>
              </table:table-cell>
              <table:table-cell office:value-type="float" office:value="NaN">
                <text:p>NaN</text:p>
              </table:table-cell>
              <table:table-cell office:value-type="float" office:value="NaN">
                <text:p>NaN</text:p>
              </table:table-cell>
            </table:table-row>
            <table:table-row>
              <table:table-cell office:value-type="string">
                <text:p>161</text:p>
              </table:table-cell>
              <table:table-cell office:value-type="float" office:value="0.333333343267441">
                <text:p>0.333333343267441</text:p>
              </table:table-cell>
              <table:table-cell office:value-type="float" office:value="0.77543431520462">
                <text:p>0.77543431520462</text:p>
              </table:table-cell>
              <table:table-cell office:value-type="float" office:value="NaN">
                <text:p>NaN</text:p>
              </table:table-cell>
              <table:table-cell office:value-type="float" office:value="NaN">
                <text:p>NaN</text:p>
              </table:table-cell>
            </table:table-row>
            <table:table-row>
              <table:table-cell office:value-type="string">
                <text:p>162</text:p>
              </table:table-cell>
              <table:table-cell office:value-type="float" office:value="0.333333343267441">
                <text:p>0.333333343267441</text:p>
              </table:table-cell>
              <table:table-cell office:value-type="float" office:value="0.00143046455923468">
                <text:p>0.00143046455923468</text:p>
              </table:table-cell>
              <table:table-cell office:value-type="float" office:value="NaN">
                <text:p>NaN</text:p>
              </table:table-cell>
              <table:table-cell office:value-type="float" office:value="NaN">
                <text:p>NaN</text:p>
              </table:table-cell>
            </table:table-row>
            <table:table-row>
              <table:table-cell office:value-type="string">
                <text:p>163</text:p>
              </table:table-cell>
              <table:table-cell office:value-type="float" office:value="0">
                <text:p>0</text:p>
              </table:table-cell>
              <table:table-cell office:value-type="float" office:value="0.023824829608202">
                <text:p>0.023824829608202</text:p>
              </table:table-cell>
              <table:table-cell office:value-type="float" office:value="NaN">
                <text:p>NaN</text:p>
              </table:table-cell>
              <table:table-cell office:value-type="float" office:value="NaN">
                <text:p>NaN</text:p>
              </table:table-cell>
            </table:table-row>
            <table:table-row>
              <table:table-cell office:value-type="string">
                <text:p>164</text:p>
              </table:table-cell>
              <table:table-cell office:value-type="float" office:value="0">
                <text:p>0</text:p>
              </table:table-cell>
              <table:table-cell office:value-type="float" office:value="0.00443055015057325">
                <text:p>0.00443055015057325</text:p>
              </table:table-cell>
              <table:table-cell office:value-type="float" office:value="NaN">
                <text:p>NaN</text:p>
              </table:table-cell>
              <table:table-cell office:value-type="float" office:value="NaN">
                <text:p>NaN</text:p>
              </table:table-cell>
            </table:table-row>
            <table:table-row>
              <table:table-cell office:value-type="string">
                <text:p>165</text:p>
              </table:table-cell>
              <table:table-cell office:value-type="float" office:value="0">
                <text:p>0</text:p>
              </table:table-cell>
              <table:table-cell office:value-type="float" office:value="0.145627826452255">
                <text:p>0.145627826452255</text:p>
              </table:table-cell>
              <table:table-cell office:value-type="float" office:value="NaN">
                <text:p>NaN</text:p>
              </table:table-cell>
              <table:table-cell office:value-type="float" office:value="NaN">
                <text:p>NaN</text:p>
              </table:table-cell>
            </table:table-row>
            <table:table-row>
              <table:table-cell office:value-type="string">
                <text:p>166</text:p>
              </table:table-cell>
              <table:table-cell office:value-type="float" office:value="0.666666686534882">
                <text:p>0.666666686534882</text:p>
              </table:table-cell>
              <table:table-cell office:value-type="float" office:value="0.673514008522034">
                <text:p>0.673514008522034</text:p>
              </table:table-cell>
              <table:table-cell office:value-type="float" office:value="NaN">
                <text:p>NaN</text:p>
              </table:table-cell>
              <table:table-cell office:value-type="float" office:value="NaN">
                <text:p>NaN</text:p>
              </table:table-cell>
            </table:table-row>
            <table:table-row>
              <table:table-cell office:value-type="string">
                <text:p>167</text:p>
              </table:table-cell>
              <table:table-cell office:value-type="float" office:value="1">
                <text:p>1</text:p>
              </table:table-cell>
              <table:table-cell office:value-type="float" office:value="0.866592705249786">
                <text:p>0.866592705249786</text:p>
              </table:table-cell>
              <table:table-cell office:value-type="float" office:value="NaN">
                <text:p>NaN</text:p>
              </table:table-cell>
              <table:table-cell office:value-type="float" office:value="NaN">
                <text:p>NaN</text:p>
              </table:table-cell>
            </table:table-row>
            <table:table-row>
              <table:table-cell office:value-type="string">
                <text:p>168</text:p>
              </table:table-cell>
              <table:table-cell office:value-type="float" office:value="0">
                <text:p>0</text:p>
              </table:table-cell>
              <table:table-cell office:value-type="float" office:value="0.559994757175446">
                <text:p>0.559994757175446</text:p>
              </table:table-cell>
              <table:table-cell office:value-type="float" office:value="NaN">
                <text:p>NaN</text:p>
              </table:table-cell>
              <table:table-cell office:value-type="float" office:value="NaN">
                <text:p>NaN</text:p>
              </table:table-cell>
            </table:table-row>
            <table:table-row>
              <table:table-cell office:value-type="string">
                <text:p>169</text:p>
              </table:table-cell>
              <table:table-cell office:value-type="float" office:value="0">
                <text:p>0</text:p>
              </table:table-cell>
              <table:table-cell office:value-type="float" office:value="0.00615824898704886">
                <text:p>0.00615824898704886</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0">
                <text:p>0</text:p>
              </table:table-cell>
              <table:table-cell office:value-type="float" office:value="0.344086617231369">
                <text:p>0.344086617231369</text:p>
              </table:table-cell>
              <table:table-cell office:value-type="float" office:value="NaN">
                <text:p>NaN</text:p>
              </table:table-cell>
              <table:table-cell office:value-type="float" office:value="NaN">
                <text:p>NaN</text:p>
              </table:table-cell>
            </table:table-row>
            <table:table-row>
              <table:table-cell office:value-type="string">
                <text:p>171</text:p>
              </table:table-cell>
              <table:table-cell office:value-type="float" office:value="0.333333343267441">
                <text:p>0.333333343267441</text:p>
              </table:table-cell>
              <table:table-cell office:value-type="float" office:value="0.843443036079407">
                <text:p>0.843443036079407</text:p>
              </table:table-cell>
              <table:table-cell office:value-type="float" office:value="NaN">
                <text:p>NaN</text:p>
              </table:table-cell>
              <table:table-cell office:value-type="float" office:value="NaN">
                <text:p>NaN</text:p>
              </table:table-cell>
            </table:table-row>
            <table:table-row>
              <table:table-cell office:value-type="string">
                <text:p>172</text:p>
              </table:table-cell>
              <table:table-cell office:value-type="float" office:value="0.333333343267441">
                <text:p>0.333333343267441</text:p>
              </table:table-cell>
              <table:table-cell office:value-type="float" office:value="0.496320098638535">
                <text:p>0.496320098638535</text:p>
              </table:table-cell>
              <table:table-cell office:value-type="float" office:value="NaN">
                <text:p>NaN</text:p>
              </table:table-cell>
              <table:table-cell office:value-type="float" office:value="NaN">
                <text:p>NaN</text:p>
              </table:table-cell>
            </table:table-row>
            <table:table-row>
              <table:table-cell office:value-type="string">
                <text:p>173</text:p>
              </table:table-cell>
              <table:table-cell office:value-type="float" office:value="0.333333343267441">
                <text:p>0.333333343267441</text:p>
              </table:table-cell>
              <table:table-cell office:value-type="float" office:value="0.248566895723343">
                <text:p>0.248566895723343</text:p>
              </table:table-cell>
              <table:table-cell office:value-type="float" office:value="NaN">
                <text:p>NaN</text:p>
              </table:table-cell>
              <table:table-cell office:value-type="float" office:value="NaN">
                <text:p>NaN</text:p>
              </table:table-cell>
            </table:table-row>
            <table:table-row>
              <table:table-cell office:value-type="string">
                <text:p>174</text:p>
              </table:table-cell>
              <table:table-cell office:value-type="float" office:value="0.666666686534882">
                <text:p>0.666666686534882</text:p>
              </table:table-cell>
              <table:table-cell office:value-type="float" office:value="0.854756474494934">
                <text:p>0.854756474494934</text:p>
              </table:table-cell>
              <table:table-cell office:value-type="float" office:value="NaN">
                <text:p>NaN</text:p>
              </table:table-cell>
              <table:table-cell office:value-type="float" office:value="NaN">
                <text:p>NaN</text:p>
              </table:table-cell>
            </table:table-row>
            <table:table-row>
              <table:table-cell office:value-type="string">
                <text:p>175</text:p>
              </table:table-cell>
              <table:table-cell office:value-type="float" office:value="0.666666686534882">
                <text:p>0.666666686534882</text:p>
              </table:table-cell>
              <table:table-cell office:value-type="float" office:value="0.82402777671814">
                <text:p>0.82402777671814</text:p>
              </table:table-cell>
              <table:table-cell office:value-type="float" office:value="NaN">
                <text:p>NaN</text:p>
              </table:table-cell>
              <table:table-cell office:value-type="float" office:value="NaN">
                <text:p>NaN</text:p>
              </table:table-cell>
            </table:table-row>
            <table:table-row>
              <table:table-cell office:value-type="string">
                <text:p>176</text:p>
              </table:table-cell>
              <table:table-cell office:value-type="float" office:value="0">
                <text:p>0</text:p>
              </table:table-cell>
              <table:table-cell office:value-type="float" office:value="0.162681117653847">
                <text:p>0.162681117653847</text:p>
              </table:table-cell>
              <table:table-cell office:value-type="float" office:value="NaN">
                <text:p>NaN</text:p>
              </table:table-cell>
              <table:table-cell office:value-type="float" office:value="NaN">
                <text:p>NaN</text:p>
              </table:table-cell>
            </table:table-row>
            <table:table-row>
              <table:table-cell office:value-type="string">
                <text:p>177</text:p>
              </table:table-cell>
              <table:table-cell office:value-type="float" office:value="0.333333343267441">
                <text:p>0.333333343267441</text:p>
              </table:table-cell>
              <table:table-cell office:value-type="float" office:value="0.277565360069275">
                <text:p>0.277565360069275</text:p>
              </table:table-cell>
              <table:table-cell office:value-type="float" office:value="NaN">
                <text:p>NaN</text:p>
              </table:table-cell>
              <table:table-cell office:value-type="float" office:value="NaN">
                <text:p>NaN</text:p>
              </table:table-cell>
            </table:table-row>
            <table:table-row>
              <table:table-cell office:value-type="string">
                <text:p>178</text:p>
              </table:table-cell>
              <table:table-cell office:value-type="float" office:value="0">
                <text:p>0</text:p>
              </table:table-cell>
              <table:table-cell office:value-type="float" office:value="0.0101510211825371">
                <text:p>0.0101510211825371</text:p>
              </table:table-cell>
              <table:table-cell office:value-type="float" office:value="NaN">
                <text:p>NaN</text:p>
              </table:table-cell>
              <table:table-cell office:value-type="float" office:value="NaN">
                <text:p>NaN</text:p>
              </table:table-cell>
            </table:table-row>
            <table:table-row>
              <table:table-cell office:value-type="string">
                <text:p>179</text:p>
              </table:table-cell>
              <table:table-cell office:value-type="float" office:value="0">
                <text:p>0</text:p>
              </table:table-cell>
              <table:table-cell office:value-type="float" office:value="0.00433852011337876">
                <text:p>0.00433852011337876</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0.666666686534882">
                <text:p>0.666666686534882</text:p>
              </table:table-cell>
              <table:table-cell office:value-type="float" office:value="0.804948270320892">
                <text:p>0.804948270320892</text:p>
              </table:table-cell>
              <table:table-cell office:value-type="float" office:value="NaN">
                <text:p>NaN</text:p>
              </table:table-cell>
              <table:table-cell office:value-type="float" office:value="NaN">
                <text:p>NaN</text:p>
              </table:table-cell>
            </table:table-row>
            <table:table-row>
              <table:table-cell office:value-type="string">
                <text:p>181</text:p>
              </table:table-cell>
              <table:table-cell office:value-type="float" office:value="0">
                <text:p>0</text:p>
              </table:table-cell>
              <table:table-cell office:value-type="float" office:value="0.0213810559362173">
                <text:p>0.0213810559362173</text:p>
              </table:table-cell>
              <table:table-cell office:value-type="float" office:value="NaN">
                <text:p>NaN</text:p>
              </table:table-cell>
              <table:table-cell office:value-type="float" office:value="NaN">
                <text:p>NaN</text:p>
              </table:table-cell>
            </table:table-row>
            <table:table-row>
              <table:table-cell office:value-type="string">
                <text:p>182</text:p>
              </table:table-cell>
              <table:table-cell office:value-type="float" office:value="0">
                <text:p>0</text:p>
              </table:table-cell>
              <table:table-cell office:value-type="float" office:value="0.00419647898525">
                <text:p>0.00419647898525</text:p>
              </table:table-cell>
              <table:table-cell office:value-type="float" office:value="NaN">
                <text:p>NaN</text:p>
              </table:table-cell>
              <table:table-cell office:value-type="float" office:value="NaN">
                <text:p>NaN</text:p>
              </table:table-cell>
            </table:table-row>
            <table:table-row>
              <table:table-cell office:value-type="string">
                <text:p>183</text:p>
              </table:table-cell>
              <table:table-cell office:value-type="float" office:value="0">
                <text:p>0</text:p>
              </table:table-cell>
              <table:table-cell office:value-type="float" office:value="0.0327634140849113">
                <text:p>0.0327634140849113</text:p>
              </table:table-cell>
              <table:table-cell office:value-type="float" office:value="NaN">
                <text:p>NaN</text:p>
              </table:table-cell>
              <table:table-cell office:value-type="float" office:value="NaN">
                <text:p>NaN</text:p>
              </table:table-cell>
            </table:table-row>
            <table:table-row>
              <table:table-cell office:value-type="string">
                <text:p>184</text:p>
              </table:table-cell>
              <table:table-cell office:value-type="float" office:value="0.333333343267441">
                <text:p>0.333333343267441</text:p>
              </table:table-cell>
              <table:table-cell office:value-type="float" office:value="0.552134573459625">
                <text:p>0.552134573459625</text:p>
              </table:table-cell>
              <table:table-cell office:value-type="float" office:value="NaN">
                <text:p>NaN</text:p>
              </table:table-cell>
              <table:table-cell office:value-type="float" office:value="NaN">
                <text:p>NaN</text:p>
              </table:table-cell>
            </table:table-row>
            <table:table-row>
              <table:table-cell office:value-type="string">
                <text:p>185</text:p>
              </table:table-cell>
              <table:table-cell office:value-type="float" office:value="0.666666686534882">
                <text:p>0.666666686534882</text:p>
              </table:table-cell>
              <table:table-cell office:value-type="float" office:value="0.726316213607788">
                <text:p>0.726316213607788</text:p>
              </table:table-cell>
              <table:table-cell office:value-type="float" office:value="NaN">
                <text:p>NaN</text:p>
              </table:table-cell>
              <table:table-cell office:value-type="float" office:value="NaN">
                <text:p>NaN</text:p>
              </table:table-cell>
            </table:table-row>
            <table:table-row>
              <table:table-cell office:value-type="string">
                <text:p>186</text:p>
              </table:table-cell>
              <table:table-cell office:value-type="float" office:value="0.333333343267441">
                <text:p>0.333333343267441</text:p>
              </table:table-cell>
              <table:table-cell office:value-type="float" office:value="0.3911954164505">
                <text:p>0.3911954164505</text:p>
              </table:table-cell>
              <table:table-cell office:value-type="float" office:value="NaN">
                <text:p>NaN</text:p>
              </table:table-cell>
              <table:table-cell office:value-type="float" office:value="NaN">
                <text:p>NaN</text:p>
              </table:table-cell>
            </table:table-row>
            <table:table-row>
              <table:table-cell office:value-type="string">
                <text:p>187</text:p>
              </table:table-cell>
              <table:table-cell office:value-type="float" office:value="0.666666686534882">
                <text:p>0.666666686534882</text:p>
              </table:table-cell>
              <table:table-cell office:value-type="float" office:value="0.730177164077759">
                <text:p>0.730177164077759</text:p>
              </table:table-cell>
              <table:table-cell office:value-type="float" office:value="NaN">
                <text:p>NaN</text:p>
              </table:table-cell>
              <table:table-cell office:value-type="float" office:value="NaN">
                <text:p>NaN</text:p>
              </table:table-cell>
            </table:table-row>
            <table:table-row>
              <table:table-cell office:value-type="string">
                <text:p>188</text:p>
              </table:table-cell>
              <table:table-cell office:value-type="float" office:value="0.333333343267441">
                <text:p>0.333333343267441</text:p>
              </table:table-cell>
              <table:table-cell office:value-type="float" office:value="0.336039572954178">
                <text:p>0.336039572954178</text:p>
              </table:table-cell>
              <table:table-cell office:value-type="float" office:value="NaN">
                <text:p>NaN</text:p>
              </table:table-cell>
              <table:table-cell office:value-type="float" office:value="NaN">
                <text:p>NaN</text:p>
              </table:table-cell>
            </table:table-row>
            <table:table-row>
              <table:table-cell office:value-type="string">
                <text:p>189</text:p>
              </table:table-cell>
              <table:table-cell office:value-type="float" office:value="0.666666686534882">
                <text:p>0.666666686534882</text:p>
              </table:table-cell>
              <table:table-cell office:value-type="float" office:value="0.600055277347565">
                <text:p>0.600055277347565</text:p>
              </table:table-cell>
              <table:table-cell office:value-type="float" office:value="NaN">
                <text:p>NaN</text:p>
              </table:table-cell>
              <table:table-cell office:value-type="float" office:value="NaN">
                <text:p>NaN</text:p>
              </table:table-cell>
            </table:table-row>
            <table:table-row>
              <table:table-cell office:value-type="string">
                <text:p>190</text:p>
              </table:table-cell>
              <table:table-cell office:value-type="float" office:value="0">
                <text:p>0</text:p>
              </table:table-cell>
              <table:table-cell office:value-type="float" office:value="0.262158751487732">
                <text:p>0.262158751487732</text:p>
              </table:table-cell>
              <table:table-cell office:value-type="float" office:value="NaN">
                <text:p>NaN</text:p>
              </table:table-cell>
              <table:table-cell office:value-type="float" office:value="NaN">
                <text:p>NaN</text:p>
              </table:table-cell>
            </table:table-row>
            <table:table-row>
              <table:table-cell office:value-type="string">
                <text:p>191</text:p>
              </table:table-cell>
              <table:table-cell office:value-type="float" office:value="0">
                <text:p>0</text:p>
              </table:table-cell>
              <table:table-cell office:value-type="float" office:value="0.0817182511091232">
                <text:p>0.0817182511091232</text:p>
              </table:table-cell>
              <table:table-cell office:value-type="float" office:value="NaN">
                <text:p>NaN</text:p>
              </table:table-cell>
              <table:table-cell office:value-type="float" office:value="NaN">
                <text:p>NaN</text:p>
              </table:table-cell>
            </table:table-row>
            <table:table-row>
              <table:table-cell office:value-type="string">
                <text:p>192</text:p>
              </table:table-cell>
              <table:table-cell office:value-type="float" office:value="0">
                <text:p>0</text:p>
              </table:table-cell>
              <table:table-cell office:value-type="float" office:value="0.0166917219758034">
                <text:p>0.0166917219758034</text:p>
              </table:table-cell>
              <table:table-cell office:value-type="float" office:value="NaN">
                <text:p>NaN</text:p>
              </table:table-cell>
              <table:table-cell office:value-type="float" office:value="NaN">
                <text:p>NaN</text:p>
              </table:table-cell>
            </table:table-row>
            <table:table-row>
              <table:table-cell office:value-type="string">
                <text:p>193</text:p>
              </table:table-cell>
              <table:table-cell office:value-type="float" office:value="0.666666686534882">
                <text:p>0.666666686534882</text:p>
              </table:table-cell>
              <table:table-cell office:value-type="float" office:value="0.41766369342804">
                <text:p>0.41766369342804</text:p>
              </table:table-cell>
              <table:table-cell office:value-type="float" office:value="NaN">
                <text:p>NaN</text:p>
              </table:table-cell>
              <table:table-cell office:value-type="float" office:value="NaN">
                <text:p>NaN</text:p>
              </table:table-cell>
            </table:table-row>
            <table:table-row>
              <table:table-cell office:value-type="string">
                <text:p>194</text:p>
              </table:table-cell>
              <table:table-cell office:value-type="float" office:value="0">
                <text:p>0</text:p>
              </table:table-cell>
              <table:table-cell office:value-type="float" office:value="0.05581945925951">
                <text:p>0.05581945925951</text:p>
              </table:table-cell>
              <table:table-cell office:value-type="float" office:value="NaN">
                <text:p>NaN</text:p>
              </table:table-cell>
              <table:table-cell office:value-type="float" office:value="NaN">
                <text:p>NaN</text:p>
              </table:table-cell>
            </table:table-row>
            <table:table-row>
              <table:table-cell office:value-type="string">
                <text:p>195</text:p>
              </table:table-cell>
              <table:table-cell office:value-type="float" office:value="0">
                <text:p>0</text:p>
              </table:table-cell>
              <table:table-cell office:value-type="float" office:value="0.00227586086839437">
                <text:p>0.00227586086839437</text:p>
              </table:table-cell>
              <table:table-cell office:value-type="float" office:value="NaN">
                <text:p>NaN</text:p>
              </table:table-cell>
              <table:table-cell office:value-type="float" office:value="NaN">
                <text:p>NaN</text:p>
              </table:table-cell>
            </table:table-row>
            <table:table-row>
              <table:table-cell office:value-type="string">
                <text:p>196</text:p>
              </table:table-cell>
              <table:table-cell office:value-type="float" office:value="0.333333343267441">
                <text:p>0.333333343267441</text:p>
              </table:table-cell>
              <table:table-cell office:value-type="float" office:value="0.193120196461678">
                <text:p>0.193120196461678</text:p>
              </table:table-cell>
              <table:table-cell office:value-type="float" office:value="NaN">
                <text:p>NaN</text:p>
              </table:table-cell>
              <table:table-cell office:value-type="float" office:value="NaN">
                <text:p>NaN</text:p>
              </table:table-cell>
            </table:table-row>
            <table:table-row>
              <table:table-cell office:value-type="string">
                <text:p>197</text:p>
              </table:table-cell>
              <table:table-cell office:value-type="float" office:value="0">
                <text:p>0</text:p>
              </table:table-cell>
              <table:table-cell office:value-type="float" office:value="0.00143239949829876">
                <text:p>0.00143239949829876</text:p>
              </table:table-cell>
              <table:table-cell office:value-type="float" office:value="NaN">
                <text:p>NaN</text:p>
              </table:table-cell>
              <table:table-cell office:value-type="float" office:value="NaN">
                <text:p>NaN</text:p>
              </table:table-cell>
            </table:table-row>
            <table:table-row>
              <table:table-cell office:value-type="string">
                <text:p>198</text:p>
              </table:table-cell>
              <table:table-cell office:value-type="float" office:value="0">
                <text:p>0</text:p>
              </table:table-cell>
              <table:table-cell office:value-type="float" office:value="0.646344602108002">
                <text:p>0.646344602108002</text:p>
              </table:table-cell>
              <table:table-cell office:value-type="float" office:value="NaN">
                <text:p>NaN</text:p>
              </table:table-cell>
              <table:table-cell office:value-type="float" office:value="NaN">
                <text:p>NaN</text:p>
              </table:table-cell>
            </table:table-row>
            <table:table-row>
              <table:table-cell office:value-type="string">
                <text:p>199</text:p>
              </table:table-cell>
              <table:table-cell office:value-type="float" office:value="0">
                <text:p>0</text:p>
              </table:table-cell>
              <table:table-cell office:value-type="float" office:value="0.030213225632906">
                <text:p>0.030213225632906</text:p>
              </table:table-cell>
              <table:table-cell office:value-type="float" office:value="NaN">
                <text:p>NaN</text:p>
              </table:table-cell>
              <table:table-cell office:value-type="float" office:value="NaN">
                <text:p>NaN</text:p>
              </table:table-cell>
            </table:table-row>
            <table:table-row>
              <table:table-cell office:value-type="string">
                <text:p>200</text:p>
              </table:table-cell>
              <table:table-cell office:value-type="float" office:value="0">
                <text:p>0</text:p>
              </table:table-cell>
              <table:table-cell office:value-type="float" office:value="0.0256618820130825">
                <text:p>0.0256618820130825</text:p>
              </table:table-cell>
              <table:table-cell office:value-type="float" office:value="NaN">
                <text:p>NaN</text:p>
              </table:table-cell>
              <table:table-cell office:value-type="float" office:value="NaN">
                <text:p>NaN</text:p>
              </table:table-cell>
            </table:table-row>
            <table:table-row>
              <table:table-cell office:value-type="string">
                <text:p>201</text:p>
              </table:table-cell>
              <table:table-cell office:value-type="float" office:value="0.333333343267441">
                <text:p>0.333333343267441</text:p>
              </table:table-cell>
              <table:table-cell office:value-type="float" office:value="0.710781037807465">
                <text:p>0.710781037807465</text:p>
              </table:table-cell>
              <table:table-cell office:value-type="float" office:value="NaN">
                <text:p>NaN</text:p>
              </table:table-cell>
              <table:table-cell office:value-type="float" office:value="NaN">
                <text:p>NaN</text:p>
              </table:table-cell>
            </table:table-row>
            <table:table-row>
              <table:table-cell office:value-type="string">
                <text:p>202</text:p>
              </table:table-cell>
              <table:table-cell office:value-type="float" office:value="0.333333343267441">
                <text:p>0.333333343267441</text:p>
              </table:table-cell>
              <table:table-cell office:value-type="float" office:value="0.442529827356339">
                <text:p>0.442529827356339</text:p>
              </table:table-cell>
              <table:table-cell office:value-type="float" office:value="NaN">
                <text:p>NaN</text:p>
              </table:table-cell>
              <table:table-cell office:value-type="float" office:value="NaN">
                <text:p>NaN</text:p>
              </table:table-cell>
            </table:table-row>
            <table:table-row>
              <table:table-cell office:value-type="string">
                <text:p>203</text:p>
              </table:table-cell>
              <table:table-cell office:value-type="float" office:value="0">
                <text:p>0</text:p>
              </table:table-cell>
              <table:table-cell office:value-type="float" office:value="0.00174337450880557">
                <text:p>0.00174337450880557</text:p>
              </table:table-cell>
              <table:table-cell office:value-type="float" office:value="NaN">
                <text:p>NaN</text:p>
              </table:table-cell>
              <table:table-cell office:value-type="float" office:value="NaN">
                <text:p>NaN</text:p>
              </table:table-cell>
            </table:table-row>
            <table:table-row>
              <table:table-cell office:value-type="string">
                <text:p>204</text:p>
              </table:table-cell>
              <table:table-cell office:value-type="float" office:value="0.666666686534882">
                <text:p>0.666666686534882</text:p>
              </table:table-cell>
              <table:table-cell office:value-type="float" office:value="0.525024950504303">
                <text:p>0.525024950504303</text:p>
              </table:table-cell>
              <table:table-cell office:value-type="float" office:value="NaN">
                <text:p>NaN</text:p>
              </table:table-cell>
              <table:table-cell office:value-type="float" office:value="NaN">
                <text:p>NaN</text:p>
              </table:table-cell>
            </table:table-row>
            <table:table-row>
              <table:table-cell office:value-type="string">
                <text:p>205</text:p>
              </table:table-cell>
              <table:table-cell office:value-type="float" office:value="0">
                <text:p>0</text:p>
              </table:table-cell>
              <table:table-cell office:value-type="float" office:value="0.0132045429199934">
                <text:p>0.0132045429199934</text:p>
              </table:table-cell>
              <table:table-cell office:value-type="float" office:value="NaN">
                <text:p>NaN</text:p>
              </table:table-cell>
              <table:table-cell office:value-type="float" office:value="NaN">
                <text:p>NaN</text:p>
              </table:table-cell>
            </table:table-row>
            <table:table-row>
              <table:table-cell office:value-type="string">
                <text:p>206</text:p>
              </table:table-cell>
              <table:table-cell office:value-type="float" office:value="1">
                <text:p>1</text:p>
              </table:table-cell>
              <table:table-cell office:value-type="float" office:value="0.644801795482636">
                <text:p>0.644801795482636</text:p>
              </table:table-cell>
              <table:table-cell office:value-type="float" office:value="NaN">
                <text:p>NaN</text:p>
              </table:table-cell>
              <table:table-cell office:value-type="float" office:value="NaN">
                <text:p>NaN</text:p>
              </table:table-cell>
            </table:table-row>
            <table:table-row>
              <table:table-cell office:value-type="string">
                <text:p>207</text:p>
              </table:table-cell>
              <table:table-cell office:value-type="float" office:value="0">
                <text:p>0</text:p>
              </table:table-cell>
              <table:table-cell office:value-type="float" office:value="0.0635895654559135">
                <text:p>0.0635895654559135</text:p>
              </table:table-cell>
              <table:table-cell office:value-type="float" office:value="NaN">
                <text:p>NaN</text:p>
              </table:table-cell>
              <table:table-cell office:value-type="float" office:value="NaN">
                <text:p>NaN</text:p>
              </table:table-cell>
            </table:table-row>
            <table:table-row>
              <table:table-cell office:value-type="string">
                <text:p>208</text:p>
              </table:table-cell>
              <table:table-cell office:value-type="float" office:value="0">
                <text:p>0</text:p>
              </table:table-cell>
              <table:table-cell office:value-type="float" office:value="0.0285608600825071">
                <text:p>0.0285608600825071</text:p>
              </table:table-cell>
              <table:table-cell office:value-type="float" office:value="NaN">
                <text:p>NaN</text:p>
              </table:table-cell>
              <table:table-cell office:value-type="float" office:value="NaN">
                <text:p>NaN</text:p>
              </table:table-cell>
            </table:table-row>
            <table:table-row>
              <table:table-cell office:value-type="string">
                <text:p>209</text:p>
              </table:table-cell>
              <table:table-cell office:value-type="float" office:value="0.333333343267441">
                <text:p>0.333333343267441</text:p>
              </table:table-cell>
              <table:table-cell office:value-type="float" office:value="0.566575288772583">
                <text:p>0.566575288772583</text:p>
              </table:table-cell>
              <table:table-cell office:value-type="float" office:value="NaN">
                <text:p>NaN</text:p>
              </table:table-cell>
              <table:table-cell office:value-type="float" office:value="NaN">
                <text:p>NaN</text:p>
              </table:table-cell>
            </table:table-row>
            <table:table-row>
              <table:table-cell office:value-type="string">
                <text:p>210</text:p>
              </table:table-cell>
              <table:table-cell office:value-type="float" office:value="1">
                <text:p>1</text:p>
              </table:table-cell>
              <table:table-cell office:value-type="float" office:value="0.764963209629059">
                <text:p>0.764963209629059</text:p>
              </table:table-cell>
              <table:table-cell office:value-type="float" office:value="NaN">
                <text:p>NaN</text:p>
              </table:table-cell>
              <table:table-cell office:value-type="float" office:value="NaN">
                <text:p>NaN</text:p>
              </table:table-cell>
            </table:table-row>
            <table:table-row>
              <table:table-cell office:value-type="string">
                <text:p>211</text:p>
              </table:table-cell>
              <table:table-cell office:value-type="float" office:value="0.666666686534882">
                <text:p>0.666666686534882</text:p>
              </table:table-cell>
              <table:table-cell office:value-type="float" office:value="0.829896569252014">
                <text:p>0.829896569252014</text:p>
              </table:table-cell>
              <table:table-cell office:value-type="float" office:value="NaN">
                <text:p>NaN</text:p>
              </table:table-cell>
              <table:table-cell office:value-type="float" office:value="NaN">
                <text:p>NaN</text:p>
              </table:table-cell>
            </table:table-row>
            <table:table-row>
              <table:table-cell office:value-type="string">
                <text:p>212</text:p>
              </table:table-cell>
              <table:table-cell office:value-type="float" office:value="0.333333343267441">
                <text:p>0.333333343267441</text:p>
              </table:table-cell>
              <table:table-cell office:value-type="float" office:value="0.277101337909698">
                <text:p>0.277101337909698</text:p>
              </table:table-cell>
              <table:table-cell office:value-type="float" office:value="NaN">
                <text:p>NaN</text:p>
              </table:table-cell>
              <table:table-cell office:value-type="float" office:value="NaN">
                <text:p>NaN</text:p>
              </table:table-cell>
            </table:table-row>
            <table:table-row>
              <table:table-cell office:value-type="string">
                <text:p>213</text:p>
              </table:table-cell>
              <table:table-cell office:value-type="float" office:value="0.333333343267441">
                <text:p>0.333333343267441</text:p>
              </table:table-cell>
              <table:table-cell office:value-type="float" office:value="0.303042620420456">
                <text:p>0.303042620420456</text:p>
              </table:table-cell>
              <table:table-cell office:value-type="float" office:value="NaN">
                <text:p>NaN</text:p>
              </table:table-cell>
              <table:table-cell office:value-type="float" office:value="NaN">
                <text:p>NaN</text:p>
              </table:table-cell>
            </table:table-row>
            <table:table-row>
              <table:table-cell office:value-type="string">
                <text:p>214</text:p>
              </table:table-cell>
              <table:table-cell office:value-type="float" office:value="0">
                <text:p>0</text:p>
              </table:table-cell>
              <table:table-cell office:value-type="float" office:value="0.02007438801229">
                <text:p>0.02007438801229</text:p>
              </table:table-cell>
              <table:table-cell office:value-type="float" office:value="NaN">
                <text:p>NaN</text:p>
              </table:table-cell>
              <table:table-cell office:value-type="float" office:value="NaN">
                <text:p>NaN</text:p>
              </table:table-cell>
            </table:table-row>
            <table:table-row>
              <table:table-cell office:value-type="string">
                <text:p>215</text:p>
              </table:table-cell>
              <table:table-cell office:value-type="float" office:value="1">
                <text:p>1</text:p>
              </table:table-cell>
              <table:table-cell office:value-type="float" office:value="0.918299913406372">
                <text:p>0.918299913406372</text:p>
              </table:table-cell>
              <table:table-cell office:value-type="float" office:value="NaN">
                <text:p>NaN</text:p>
              </table:table-cell>
              <table:table-cell office:value-type="float" office:value="NaN">
                <text:p>NaN</text:p>
              </table:table-cell>
            </table:table-row>
            <table:table-row>
              <table:table-cell office:value-type="string">
                <text:p>216</text:p>
              </table:table-cell>
              <table:table-cell office:value-type="float" office:value="0.666666686534882">
                <text:p>0.666666686534882</text:p>
              </table:table-cell>
              <table:table-cell office:value-type="float" office:value="0.205961734056473">
                <text:p>0.205961734056473</text:p>
              </table:table-cell>
              <table:table-cell office:value-type="float" office:value="NaN">
                <text:p>NaN</text:p>
              </table:table-cell>
              <table:table-cell office:value-type="float" office:value="NaN">
                <text:p>NaN</text:p>
              </table:table-cell>
            </table:table-row>
            <table:table-row>
              <table:table-cell office:value-type="string">
                <text:p>217</text:p>
              </table:table-cell>
              <table:table-cell office:value-type="float" office:value="0">
                <text:p>0</text:p>
              </table:table-cell>
              <table:table-cell office:value-type="float" office:value="0.00131359556689858">
                <text:p>0.00131359556689858</text:p>
              </table:table-cell>
              <table:table-cell office:value-type="float" office:value="NaN">
                <text:p>NaN</text:p>
              </table:table-cell>
              <table:table-cell office:value-type="float" office:value="NaN">
                <text:p>NaN</text:p>
              </table:table-cell>
            </table:table-row>
            <table:table-row>
              <table:table-cell office:value-type="string">
                <text:p>218</text:p>
              </table:table-cell>
              <table:table-cell office:value-type="float" office:value="0">
                <text:p>0</text:p>
              </table:table-cell>
              <table:table-cell office:value-type="float" office:value="0.00384872383438051">
                <text:p>0.00384872383438051</text:p>
              </table:table-cell>
              <table:table-cell office:value-type="float" office:value="NaN">
                <text:p>NaN</text:p>
              </table:table-cell>
              <table:table-cell office:value-type="float" office:value="NaN">
                <text:p>NaN</text:p>
              </table:table-cell>
            </table:table-row>
            <table:table-row>
              <table:table-cell office:value-type="string">
                <text:p>219</text:p>
              </table:table-cell>
              <table:table-cell office:value-type="float" office:value="0.333333343267441">
                <text:p>0.333333343267441</text:p>
              </table:table-cell>
              <table:table-cell office:value-type="float" office:value="0.822612285614014">
                <text:p>0.822612285614014</text:p>
              </table:table-cell>
              <table:table-cell office:value-type="float" office:value="NaN">
                <text:p>NaN</text:p>
              </table:table-cell>
              <table:table-cell office:value-type="float" office:value="NaN">
                <text:p>NaN</text:p>
              </table:table-cell>
            </table:table-row>
            <table:table-row>
              <table:table-cell office:value-type="string">
                <text:p>220</text:p>
              </table:table-cell>
              <table:table-cell office:value-type="float" office:value="0.666666686534882">
                <text:p>0.666666686534882</text:p>
              </table:table-cell>
              <table:table-cell office:value-type="float" office:value="0.379270225763321">
                <text:p>0.379270225763321</text:p>
              </table:table-cell>
              <table:table-cell office:value-type="float" office:value="NaN">
                <text:p>NaN</text:p>
              </table:table-cell>
              <table:table-cell office:value-type="float" office:value="NaN">
                <text:p>NaN</text:p>
              </table:table-cell>
            </table:table-row>
            <table:table-row>
              <table:table-cell office:value-type="string">
                <text:p>221</text:p>
              </table:table-cell>
              <table:table-cell office:value-type="float" office:value="0">
                <text:p>0</text:p>
              </table:table-cell>
              <table:table-cell office:value-type="float" office:value="0.000646668777335435">
                <text:p>0.000646668777335435</text:p>
              </table:table-cell>
              <table:table-cell office:value-type="float" office:value="NaN">
                <text:p>NaN</text:p>
              </table:table-cell>
              <table:table-cell office:value-type="float" office:value="NaN">
                <text:p>NaN</text:p>
              </table:table-cell>
            </table:table-row>
            <table:table-row>
              <table:table-cell office:value-type="string">
                <text:p>222</text:p>
              </table:table-cell>
              <table:table-cell office:value-type="float" office:value="0.666666686534882">
                <text:p>0.666666686534882</text:p>
              </table:table-cell>
              <table:table-cell office:value-type="float" office:value="0.505106985569">
                <text:p>0.505106985569</text:p>
              </table:table-cell>
              <table:table-cell office:value-type="float" office:value="NaN">
                <text:p>NaN</text:p>
              </table:table-cell>
              <table:table-cell office:value-type="float" office:value="NaN">
                <text:p>NaN</text:p>
              </table:table-cell>
            </table:table-row>
            <table:table-row>
              <table:table-cell office:value-type="string">
                <text:p>223</text:p>
              </table:table-cell>
              <table:table-cell office:value-type="float" office:value="0.666666686534882">
                <text:p>0.666666686534882</text:p>
              </table:table-cell>
              <table:table-cell office:value-type="float" office:value="0.620337843894959">
                <text:p>0.620337843894959</text:p>
              </table:table-cell>
              <table:table-cell office:value-type="float" office:value="NaN">
                <text:p>NaN</text:p>
              </table:table-cell>
              <table:table-cell office:value-type="float" office:value="NaN">
                <text:p>NaN</text:p>
              </table:table-cell>
            </table:table-row>
            <table:table-row>
              <table:table-cell office:value-type="string">
                <text:p>224</text:p>
              </table:table-cell>
              <table:table-cell office:value-type="float" office:value="0.666666686534882">
                <text:p>0.666666686534882</text:p>
              </table:table-cell>
              <table:table-cell office:value-type="float" office:value="0.632737755775452">
                <text:p>0.632737755775452</text:p>
              </table:table-cell>
              <table:table-cell office:value-type="float" office:value="NaN">
                <text:p>NaN</text:p>
              </table:table-cell>
              <table:table-cell office:value-type="float" office:value="NaN">
                <text:p>NaN</text:p>
              </table:table-cell>
            </table:table-row>
            <table:table-row>
              <table:table-cell office:value-type="string">
                <text:p>225</text:p>
              </table:table-cell>
              <table:table-cell office:value-type="float" office:value="0.666666686534882">
                <text:p>0.666666686534882</text:p>
              </table:table-cell>
              <table:table-cell office:value-type="float" office:value="0.859917342662811">
                <text:p>0.859917342662811</text:p>
              </table:table-cell>
              <table:table-cell office:value-type="float" office:value="NaN">
                <text:p>NaN</text:p>
              </table:table-cell>
              <table:table-cell office:value-type="float" office:value="NaN">
                <text:p>NaN</text:p>
              </table:table-cell>
            </table:table-row>
            <table:table-row>
              <table:table-cell office:value-type="string">
                <text:p>226</text:p>
              </table:table-cell>
              <table:table-cell office:value-type="float" office:value="0">
                <text:p>0</text:p>
              </table:table-cell>
              <table:table-cell office:value-type="float" office:value="0.162378564476967">
                <text:p>0.162378564476967</text:p>
              </table:table-cell>
              <table:table-cell office:value-type="float" office:value="NaN">
                <text:p>NaN</text:p>
              </table:table-cell>
              <table:table-cell office:value-type="float" office:value="NaN">
                <text:p>NaN</text:p>
              </table:table-cell>
            </table:table-row>
            <table:table-row>
              <table:table-cell office:value-type="string">
                <text:p>227</text:p>
              </table:table-cell>
              <table:table-cell office:value-type="float" office:value="1">
                <text:p>1</text:p>
              </table:table-cell>
              <table:table-cell office:value-type="float" office:value="0.533034563064575">
                <text:p>0.533034563064575</text:p>
              </table:table-cell>
              <table:table-cell office:value-type="float" office:value="NaN">
                <text:p>NaN</text:p>
              </table:table-cell>
              <table:table-cell office:value-type="float" office:value="NaN">
                <text:p>NaN</text:p>
              </table:table-cell>
            </table:table-row>
            <table:table-row>
              <table:table-cell office:value-type="string">
                <text:p>228</text:p>
              </table:table-cell>
              <table:table-cell office:value-type="float" office:value="0.333333343267441">
                <text:p>0.333333343267441</text:p>
              </table:table-cell>
              <table:table-cell office:value-type="float" office:value="0.767505764961243">
                <text:p>0.767505764961243</text:p>
              </table:table-cell>
              <table:table-cell office:value-type="float" office:value="NaN">
                <text:p>NaN</text:p>
              </table:table-cell>
              <table:table-cell office:value-type="float" office:value="NaN">
                <text:p>NaN</text:p>
              </table:table-cell>
            </table:table-row>
            <table:table-row>
              <table:table-cell office:value-type="string">
                <text:p>229</text:p>
              </table:table-cell>
              <table:table-cell office:value-type="float" office:value="0">
                <text:p>0</text:p>
              </table:table-cell>
              <table:table-cell office:value-type="float" office:value="0.101115770637989">
                <text:p>0.101115770637989</text:p>
              </table:table-cell>
              <table:table-cell office:value-type="float" office:value="NaN">
                <text:p>NaN</text:p>
              </table:table-cell>
              <table:table-cell office:value-type="float" office:value="NaN">
                <text:p>NaN</text:p>
              </table:table-cell>
            </table:table-row>
            <table:table-row>
              <table:table-cell office:value-type="string">
                <text:p>230</text:p>
              </table:table-cell>
              <table:table-cell office:value-type="float" office:value="0.333333343267441">
                <text:p>0.333333343267441</text:p>
              </table:table-cell>
              <table:table-cell office:value-type="float" office:value="0.219104439020157">
                <text:p>0.219104439020157</text:p>
              </table:table-cell>
              <table:table-cell office:value-type="float" office:value="NaN">
                <text:p>NaN</text:p>
              </table:table-cell>
              <table:table-cell office:value-type="float" office:value="NaN">
                <text:p>NaN</text:p>
              </table:table-cell>
            </table:table-row>
            <table:table-row>
              <table:table-cell office:value-type="string">
                <text:p>231</text:p>
              </table:table-cell>
              <table:table-cell office:value-type="float" office:value="0">
                <text:p>0</text:p>
              </table:table-cell>
              <table:table-cell office:value-type="float" office:value="0.000656933931168169">
                <text:p>0.000656933931168169</text:p>
              </table:table-cell>
              <table:table-cell office:value-type="float" office:value="NaN">
                <text:p>NaN</text:p>
              </table:table-cell>
              <table:table-cell office:value-type="float" office:value="NaN">
                <text:p>NaN</text:p>
              </table:table-cell>
            </table:table-row>
            <table:table-row>
              <table:table-cell office:value-type="string">
                <text:p>232</text:p>
              </table:table-cell>
              <table:table-cell office:value-type="float" office:value="0">
                <text:p>0</text:p>
              </table:table-cell>
              <table:table-cell office:value-type="float" office:value="0.0174304842948914">
                <text:p>0.0174304842948914</text:p>
              </table:table-cell>
              <table:table-cell office:value-type="float" office:value="NaN">
                <text:p>NaN</text:p>
              </table:table-cell>
              <table:table-cell office:value-type="float" office:value="NaN">
                <text:p>NaN</text:p>
              </table:table-cell>
            </table:table-row>
            <table:table-row>
              <table:table-cell office:value-type="string">
                <text:p>233</text:p>
              </table:table-cell>
              <table:table-cell office:value-type="float" office:value="0">
                <text:p>0</text:p>
              </table:table-cell>
              <table:table-cell office:value-type="float" office:value="0.00241180462762713">
                <text:p>0.00241180462762713</text:p>
              </table:table-cell>
              <table:table-cell office:value-type="float" office:value="NaN">
                <text:p>NaN</text:p>
              </table:table-cell>
              <table:table-cell office:value-type="float" office:value="NaN">
                <text:p>NaN</text:p>
              </table:table-cell>
            </table:table-row>
            <table:table-row>
              <table:table-cell office:value-type="string">
                <text:p>234</text:p>
              </table:table-cell>
              <table:table-cell office:value-type="float" office:value="0.666666686534882">
                <text:p>0.666666686534882</text:p>
              </table:table-cell>
              <table:table-cell office:value-type="float" office:value="0.795137703418732">
                <text:p>0.795137703418732</text:p>
              </table:table-cell>
              <table:table-cell office:value-type="float" office:value="NaN">
                <text:p>NaN</text:p>
              </table:table-cell>
              <table:table-cell office:value-type="float" office:value="NaN">
                <text:p>NaN</text:p>
              </table:table-cell>
            </table:table-row>
            <table:table-row>
              <table:table-cell office:value-type="string">
                <text:p>235</text:p>
              </table:table-cell>
              <table:table-cell office:value-type="float" office:value="0.666666686534882">
                <text:p>0.666666686534882</text:p>
              </table:table-cell>
              <table:table-cell office:value-type="float" office:value="0.257350564002991">
                <text:p>0.257350564002991</text:p>
              </table:table-cell>
              <table:table-cell office:value-type="float" office:value="NaN">
                <text:p>NaN</text:p>
              </table:table-cell>
              <table:table-cell office:value-type="float" office:value="NaN">
                <text:p>NaN</text:p>
              </table:table-cell>
            </table:table-row>
            <table:table-row>
              <table:table-cell office:value-type="string">
                <text:p>236</text:p>
              </table:table-cell>
              <table:table-cell office:value-type="float" office:value="0.666666686534882">
                <text:p>0.666666686534882</text:p>
              </table:table-cell>
              <table:table-cell office:value-type="float" office:value="0.424356251955032">
                <text:p>0.424356251955032</text:p>
              </table:table-cell>
              <table:table-cell office:value-type="float" office:value="NaN">
                <text:p>NaN</text:p>
              </table:table-cell>
              <table:table-cell office:value-type="float" office:value="NaN">
                <text:p>NaN</text:p>
              </table:table-cell>
            </table:table-row>
            <table:table-row>
              <table:table-cell office:value-type="string">
                <text:p>237</text:p>
              </table:table-cell>
              <table:table-cell office:value-type="float" office:value="0">
                <text:p>0</text:p>
              </table:table-cell>
              <table:table-cell office:value-type="float" office:value="0.418514609336853">
                <text:p>0.418514609336853</text:p>
              </table:table-cell>
              <table:table-cell office:value-type="float" office:value="NaN">
                <text:p>NaN</text:p>
              </table:table-cell>
              <table:table-cell office:value-type="float" office:value="NaN">
                <text:p>NaN</text:p>
              </table:table-cell>
            </table:table-row>
            <table:table-row>
              <table:table-cell office:value-type="string">
                <text:p>238</text:p>
              </table:table-cell>
              <table:table-cell office:value-type="float" office:value="0.333333343267441">
                <text:p>0.333333343267441</text:p>
              </table:table-cell>
              <table:table-cell office:value-type="float" office:value="0.58817994594574">
                <text:p>0.58817994594574</text:p>
              </table:table-cell>
              <table:table-cell office:value-type="float" office:value="NaN">
                <text:p>NaN</text:p>
              </table:table-cell>
              <table:table-cell office:value-type="float" office:value="NaN">
                <text:p>NaN</text:p>
              </table:table-cell>
            </table:table-row>
            <table:table-row>
              <table:table-cell office:value-type="string">
                <text:p>239</text:p>
              </table:table-cell>
              <table:table-cell office:value-type="float" office:value="0.666666686534882">
                <text:p>0.666666686534882</text:p>
              </table:table-cell>
              <table:table-cell office:value-type="float" office:value="0.245885908603668">
                <text:p>0.245885908603668</text:p>
              </table:table-cell>
              <table:table-cell office:value-type="float" office:value="NaN">
                <text:p>NaN</text:p>
              </table:table-cell>
              <table:table-cell office:value-type="float" office:value="NaN">
                <text:p>NaN</text:p>
              </table:table-cell>
            </table:table-row>
            <table:table-row>
              <table:table-cell office:value-type="string">
                <text:p>240</text:p>
              </table:table-cell>
              <table:table-cell office:value-type="float" office:value="0">
                <text:p>0</text:p>
              </table:table-cell>
              <table:table-cell office:value-type="float" office:value="0.0298855323344469">
                <text:p>0.0298855323344469</text:p>
              </table:table-cell>
              <table:table-cell office:value-type="float" office:value="NaN">
                <text:p>NaN</text:p>
              </table:table-cell>
              <table:table-cell office:value-type="float" office:value="NaN">
                <text:p>NaN</text:p>
              </table:table-cell>
            </table:table-row>
            <table:table-row>
              <table:table-cell office:value-type="string">
                <text:p>241</text:p>
              </table:table-cell>
              <table:table-cell office:value-type="float" office:value="0">
                <text:p>0</text:p>
              </table:table-cell>
              <table:table-cell office:value-type="float" office:value="0.0131336394697428">
                <text:p>0.0131336394697428</text:p>
              </table:table-cell>
              <table:table-cell office:value-type="float" office:value="NaN">
                <text:p>NaN</text:p>
              </table:table-cell>
              <table:table-cell office:value-type="float" office:value="NaN">
                <text:p>NaN</text:p>
              </table:table-cell>
            </table:table-row>
            <table:table-row>
              <table:table-cell office:value-type="string">
                <text:p>242</text:p>
              </table:table-cell>
              <table:table-cell office:value-type="float" office:value="0.333333343267441">
                <text:p>0.333333343267441</text:p>
              </table:table-cell>
              <table:table-cell office:value-type="float" office:value="0.300827115774155">
                <text:p>0.300827115774155</text:p>
              </table:table-cell>
              <table:table-cell office:value-type="float" office:value="NaN">
                <text:p>NaN</text:p>
              </table:table-cell>
              <table:table-cell office:value-type="float" office:value="NaN">
                <text:p>NaN</text:p>
              </table:table-cell>
            </table:table-row>
            <table:table-row>
              <table:table-cell office:value-type="string">
                <text:p>243</text:p>
              </table:table-cell>
              <table:table-cell office:value-type="float" office:value="0.333333343267441">
                <text:p>0.333333343267441</text:p>
              </table:table-cell>
              <table:table-cell office:value-type="float" office:value="0.224606528878212">
                <text:p>0.224606528878212</text:p>
              </table:table-cell>
              <table:table-cell office:value-type="float" office:value="NaN">
                <text:p>NaN</text:p>
              </table:table-cell>
              <table:table-cell office:value-type="float" office:value="NaN">
                <text:p>NaN</text:p>
              </table:table-cell>
            </table:table-row>
            <table:table-row>
              <table:table-cell office:value-type="string">
                <text:p>244</text:p>
              </table:table-cell>
              <table:table-cell office:value-type="float" office:value="0.666666686534882">
                <text:p>0.666666686534882</text:p>
              </table:table-cell>
              <table:table-cell office:value-type="float" office:value="0.656638205051422">
                <text:p>0.656638205051422</text:p>
              </table:table-cell>
              <table:table-cell office:value-type="float" office:value="NaN">
                <text:p>NaN</text:p>
              </table:table-cell>
              <table:table-cell office:value-type="float" office:value="NaN">
                <text:p>NaN</text:p>
              </table:table-cell>
            </table:table-row>
            <table:table-row>
              <table:table-cell office:value-type="string">
                <text:p>245</text:p>
              </table:table-cell>
              <table:table-cell office:value-type="float" office:value="0">
                <text:p>0</text:p>
              </table:table-cell>
              <table:table-cell office:value-type="float" office:value="0.000908855930902064">
                <text:p>0.000908855930902064</text:p>
              </table:table-cell>
              <table:table-cell office:value-type="float" office:value="NaN">
                <text:p>NaN</text:p>
              </table:table-cell>
              <table:table-cell office:value-type="float" office:value="NaN">
                <text:p>NaN</text:p>
              </table:table-cell>
            </table:table-row>
            <table:table-row>
              <table:table-cell office:value-type="string">
                <text:p>246</text:p>
              </table:table-cell>
              <table:table-cell office:value-type="float" office:value="0.666666686534882">
                <text:p>0.666666686534882</text:p>
              </table:table-cell>
              <table:table-cell office:value-type="float" office:value="0.812922775745392">
                <text:p>0.812922775745392</text:p>
              </table:table-cell>
              <table:table-cell office:value-type="float" office:value="NaN">
                <text:p>NaN</text:p>
              </table:table-cell>
              <table:table-cell office:value-type="float" office:value="NaN">
                <text:p>NaN</text:p>
              </table:table-cell>
            </table:table-row>
            <table:table-row>
              <table:table-cell office:value-type="string">
                <text:p>247</text:p>
              </table:table-cell>
              <table:table-cell office:value-type="float" office:value="0">
                <text:p>0</text:p>
              </table:table-cell>
              <table:table-cell office:value-type="float" office:value="0.0316276028752327">
                <text:p>0.0316276028752327</text:p>
              </table:table-cell>
              <table:table-cell office:value-type="float" office:value="NaN">
                <text:p>NaN</text:p>
              </table:table-cell>
              <table:table-cell office:value-type="float" office:value="NaN">
                <text:p>NaN</text:p>
              </table:table-cell>
            </table:table-row>
            <table:table-row>
              <table:table-cell office:value-type="string">
                <text:p>248</text:p>
              </table:table-cell>
              <table:table-cell office:value-type="float" office:value="0">
                <text:p>0</text:p>
              </table:table-cell>
              <table:table-cell office:value-type="float" office:value="0.0019314739620313">
                <text:p>0.0019314739620313</text:p>
              </table:table-cell>
              <table:table-cell office:value-type="float" office:value="NaN">
                <text:p>NaN</text:p>
              </table:table-cell>
              <table:table-cell office:value-type="float" office:value="NaN">
                <text:p>NaN</text:p>
              </table:table-cell>
            </table:table-row>
            <table:table-row>
              <table:table-cell office:value-type="string">
                <text:p>249</text:p>
              </table:table-cell>
              <table:table-cell office:value-type="float" office:value="0.333333343267441">
                <text:p>0.333333343267441</text:p>
              </table:table-cell>
              <table:table-cell office:value-type="float" office:value="0.468641191720963">
                <text:p>0.468641191720963</text:p>
              </table:table-cell>
              <table:table-cell office:value-type="float" office:value="NaN">
                <text:p>NaN</text:p>
              </table:table-cell>
              <table:table-cell office:value-type="float" office:value="NaN">
                <text:p>NaN</text:p>
              </table:table-cell>
            </table:table-row>
            <table:table-row>
              <table:table-cell office:value-type="string">
                <text:p>250</text:p>
              </table:table-cell>
              <table:table-cell office:value-type="float" office:value="0">
                <text:p>0</text:p>
              </table:table-cell>
              <table:table-cell office:value-type="float" office:value="0.000440162082668394">
                <text:p>0.000440162082668394</text:p>
              </table:table-cell>
              <table:table-cell office:value-type="float" office:value="NaN">
                <text:p>NaN</text:p>
              </table:table-cell>
              <table:table-cell office:value-type="float" office:value="NaN">
                <text:p>NaN</text:p>
              </table:table-cell>
            </table:table-row>
            <table:table-row>
              <table:table-cell office:value-type="string">
                <text:p>251</text:p>
              </table:table-cell>
              <table:table-cell office:value-type="float" office:value="0">
                <text:p>0</text:p>
              </table:table-cell>
              <table:table-cell office:value-type="float" office:value="0.244458019733429">
                <text:p>0.244458019733429</text:p>
              </table:table-cell>
              <table:table-cell office:value-type="float" office:value="NaN">
                <text:p>NaN</text:p>
              </table:table-cell>
              <table:table-cell office:value-type="float" office:value="NaN">
                <text:p>NaN</text:p>
              </table:table-cell>
            </table:table-row>
            <table:table-row>
              <table:table-cell office:value-type="string">
                <text:p>252</text:p>
              </table:table-cell>
              <table:table-cell office:value-type="float" office:value="0.333333343267441">
                <text:p>0.333333343267441</text:p>
              </table:table-cell>
              <table:table-cell office:value-type="float" office:value="0.0602789111435413">
                <text:p>0.0602789111435413</text:p>
              </table:table-cell>
              <table:table-cell office:value-type="float" office:value="NaN">
                <text:p>NaN</text:p>
              </table:table-cell>
              <table:table-cell office:value-type="float" office:value="NaN">
                <text:p>NaN</text:p>
              </table:table-cell>
            </table:table-row>
            <table:table-row>
              <table:table-cell office:value-type="string">
                <text:p>253</text:p>
              </table:table-cell>
              <table:table-cell office:value-type="float" office:value="0">
                <text:p>0</text:p>
              </table:table-cell>
              <table:table-cell office:value-type="float" office:value="0.000651490758173168">
                <text:p>0.000651490758173168</text:p>
              </table:table-cell>
              <table:table-cell office:value-type="float" office:value="NaN">
                <text:p>NaN</text:p>
              </table:table-cell>
              <table:table-cell office:value-type="float" office:value="NaN">
                <text:p>NaN</text:p>
              </table:table-cell>
            </table:table-row>
            <table:table-row>
              <table:table-cell office:value-type="string">
                <text:p>254</text:p>
              </table:table-cell>
              <table:table-cell office:value-type="float" office:value="0.333333343267441">
                <text:p>0.333333343267441</text:p>
              </table:table-cell>
              <table:table-cell office:value-type="float" office:value="0.591889142990112">
                <text:p>0.591889142990112</text:p>
              </table:table-cell>
              <table:table-cell office:value-type="float" office:value="NaN">
                <text:p>NaN</text:p>
              </table:table-cell>
              <table:table-cell office:value-type="float" office:value="NaN">
                <text:p>NaN</text:p>
              </table:table-cell>
            </table:table-row>
            <table:table-row>
              <table:table-cell office:value-type="string">
                <text:p>255</text:p>
              </table:table-cell>
              <table:table-cell office:value-type="float" office:value="0.333333343267441">
                <text:p>0.333333343267441</text:p>
              </table:table-cell>
              <table:table-cell office:value-type="float" office:value="0.201080784201622">
                <text:p>0.201080784201622</text:p>
              </table:table-cell>
              <table:table-cell office:value-type="float" office:value="NaN">
                <text:p>NaN</text:p>
              </table:table-cell>
              <table:table-cell office:value-type="float" office:value="NaN">
                <text:p>NaN</text:p>
              </table:table-cell>
            </table:table-row>
            <table:table-row>
              <table:table-cell office:value-type="string">
                <text:p>256</text:p>
              </table:table-cell>
              <table:table-cell office:value-type="float" office:value="0.666666686534882">
                <text:p>0.666666686534882</text:p>
              </table:table-cell>
              <table:table-cell office:value-type="float" office:value="0.323460519313812">
                <text:p>0.323460519313812</text:p>
              </table:table-cell>
              <table:table-cell office:value-type="float" office:value="NaN">
                <text:p>NaN</text:p>
              </table:table-cell>
              <table:table-cell office:value-type="float" office:value="NaN">
                <text:p>NaN</text:p>
              </table:table-cell>
            </table:table-row>
            <table:table-row>
              <table:table-cell office:value-type="string">
                <text:p>257</text:p>
              </table:table-cell>
              <table:table-cell office:value-type="float" office:value="0.666666686534882">
                <text:p>0.666666686534882</text:p>
              </table:table-cell>
              <table:table-cell office:value-type="float" office:value="0.464940965175629">
                <text:p>0.464940965175629</text:p>
              </table:table-cell>
              <table:table-cell office:value-type="float" office:value="NaN">
                <text:p>NaN</text:p>
              </table:table-cell>
              <table:table-cell office:value-type="float" office:value="NaN">
                <text:p>NaN</text:p>
              </table:table-cell>
            </table:table-row>
            <table:table-row>
              <table:table-cell office:value-type="string">
                <text:p>258</text:p>
              </table:table-cell>
              <table:table-cell office:value-type="float" office:value="0.666666686534882">
                <text:p>0.666666686534882</text:p>
              </table:table-cell>
              <table:table-cell office:value-type="float" office:value="0.265456259250641">
                <text:p>0.265456259250641</text:p>
              </table:table-cell>
              <table:table-cell office:value-type="float" office:value="NaN">
                <text:p>NaN</text:p>
              </table:table-cell>
              <table:table-cell office:value-type="float" office:value="NaN">
                <text:p>NaN</text:p>
              </table:table-cell>
            </table:table-row>
            <table:table-row>
              <table:table-cell office:value-type="string">
                <text:p>259</text:p>
              </table:table-cell>
              <table:table-cell office:value-type="float" office:value="0.333333343267441">
                <text:p>0.333333343267441</text:p>
              </table:table-cell>
              <table:table-cell office:value-type="float" office:value="0.0380805060267448">
                <text:p>0.0380805060267448</text:p>
              </table:table-cell>
              <table:table-cell office:value-type="float" office:value="NaN">
                <text:p>NaN</text:p>
              </table:table-cell>
              <table:table-cell office:value-type="float" office:value="NaN">
                <text:p>NaN</text:p>
              </table:table-cell>
            </table:table-row>
            <table:table-row>
              <table:table-cell office:value-type="string">
                <text:p>260</text:p>
              </table:table-cell>
              <table:table-cell office:value-type="float" office:value="0">
                <text:p>0</text:p>
              </table:table-cell>
              <table:table-cell office:value-type="float" office:value="0.000492468650918454">
                <text:p>0.000492468650918454</text:p>
              </table:table-cell>
              <table:table-cell office:value-type="float" office:value="NaN">
                <text:p>NaN</text:p>
              </table:table-cell>
              <table:table-cell office:value-type="float" office:value="NaN">
                <text:p>NaN</text:p>
              </table:table-cell>
            </table:table-row>
            <table:table-row>
              <table:table-cell office:value-type="string">
                <text:p>261</text:p>
              </table:table-cell>
              <table:table-cell office:value-type="float" office:value="0.333333343267441">
                <text:p>0.333333343267441</text:p>
              </table:table-cell>
              <table:table-cell office:value-type="float" office:value="0.173250645399094">
                <text:p>0.173250645399094</text:p>
              </table:table-cell>
              <table:table-cell office:value-type="float" office:value="NaN">
                <text:p>NaN</text:p>
              </table:table-cell>
              <table:table-cell office:value-type="float" office:value="NaN">
                <text:p>NaN</text:p>
              </table:table-cell>
            </table:table-row>
            <table:table-row>
              <table:table-cell office:value-type="string">
                <text:p>262</text:p>
              </table:table-cell>
              <table:table-cell office:value-type="float" office:value="0.333333343267441">
                <text:p>0.333333343267441</text:p>
              </table:table-cell>
              <table:table-cell office:value-type="float" office:value="0.0570403710007668">
                <text:p>0.0570403710007668</text:p>
              </table:table-cell>
              <table:table-cell office:value-type="float" office:value="NaN">
                <text:p>NaN</text:p>
              </table:table-cell>
              <table:table-cell office:value-type="float" office:value="NaN">
                <text:p>NaN</text:p>
              </table:table-cell>
            </table:table-row>
            <table:table-row>
              <table:table-cell office:value-type="string">
                <text:p>263</text:p>
              </table:table-cell>
              <table:table-cell office:value-type="float" office:value="0">
                <text:p>0</text:p>
              </table:table-cell>
              <table:table-cell office:value-type="float" office:value="0.0161331668496132">
                <text:p>0.0161331668496132</text:p>
              </table:table-cell>
              <table:table-cell office:value-type="float" office:value="NaN">
                <text:p>NaN</text:p>
              </table:table-cell>
              <table:table-cell office:value-type="float" office:value="NaN">
                <text:p>NaN</text:p>
              </table:table-cell>
            </table:table-row>
            <table:table-row>
              <table:table-cell office:value-type="string">
                <text:p>264</text:p>
              </table:table-cell>
              <table:table-cell office:value-type="float" office:value="0">
                <text:p>0</text:p>
              </table:table-cell>
              <table:table-cell office:value-type="float" office:value="0.496362388134003">
                <text:p>0.496362388134003</text:p>
              </table:table-cell>
              <table:table-cell office:value-type="float" office:value="NaN">
                <text:p>NaN</text:p>
              </table:table-cell>
              <table:table-cell office:value-type="float" office:value="NaN">
                <text:p>NaN</text:p>
              </table:table-cell>
            </table:table-row>
            <table:table-row>
              <table:table-cell office:value-type="string">
                <text:p>265</text:p>
              </table:table-cell>
              <table:table-cell office:value-type="float" office:value="0.333333343267441">
                <text:p>0.333333343267441</text:p>
              </table:table-cell>
              <table:table-cell office:value-type="float" office:value="0.470782071352005">
                <text:p>0.470782071352005</text:p>
              </table:table-cell>
              <table:table-cell office:value-type="float" office:value="NaN">
                <text:p>NaN</text:p>
              </table:table-cell>
              <table:table-cell office:value-type="float" office:value="NaN">
                <text:p>NaN</text:p>
              </table:table-cell>
            </table:table-row>
            <table:table-row>
              <table:table-cell office:value-type="string">
                <text:p>266</text:p>
              </table:table-cell>
              <table:table-cell office:value-type="float" office:value="1">
                <text:p>1</text:p>
              </table:table-cell>
              <table:table-cell office:value-type="float" office:value="0.895337402820587">
                <text:p>0.895337402820587</text:p>
              </table:table-cell>
              <table:table-cell office:value-type="float" office:value="NaN">
                <text:p>NaN</text:p>
              </table:table-cell>
              <table:table-cell office:value-type="float" office:value="NaN">
                <text:p>NaN</text:p>
              </table:table-cell>
            </table:table-row>
            <table:table-row>
              <table:table-cell office:value-type="string">
                <text:p>267</text:p>
              </table:table-cell>
              <table:table-cell office:value-type="float" office:value="1">
                <text:p>1</text:p>
              </table:table-cell>
              <table:table-cell office:value-type="float" office:value="0.784802794456482">
                <text:p>0.784802794456482</text:p>
              </table:table-cell>
              <table:table-cell office:value-type="float" office:value="NaN">
                <text:p>NaN</text:p>
              </table:table-cell>
              <table:table-cell office:value-type="float" office:value="NaN">
                <text:p>NaN</text:p>
              </table:table-cell>
            </table:table-row>
            <table:table-row>
              <table:table-cell office:value-type="string">
                <text:p>268</text:p>
              </table:table-cell>
              <table:table-cell office:value-type="float" office:value="0.333333343267441">
                <text:p>0.333333343267441</text:p>
              </table:table-cell>
              <table:table-cell office:value-type="float" office:value="0.251665353775024">
                <text:p>0.251665353775024</text:p>
              </table:table-cell>
              <table:table-cell office:value-type="float" office:value="NaN">
                <text:p>NaN</text:p>
              </table:table-cell>
              <table:table-cell office:value-type="float" office:value="NaN">
                <text:p>NaN</text:p>
              </table:table-cell>
            </table:table-row>
            <table:table-row>
              <table:table-cell office:value-type="string">
                <text:p>269</text:p>
              </table:table-cell>
              <table:table-cell office:value-type="float" office:value="0">
                <text:p>0</text:p>
              </table:table-cell>
              <table:table-cell office:value-type="float" office:value="0.0822712779045105">
                <text:p>0.0822712779045105</text:p>
              </table:table-cell>
              <table:table-cell office:value-type="float" office:value="NaN">
                <text:p>NaN</text:p>
              </table:table-cell>
              <table:table-cell office:value-type="float" office:value="NaN">
                <text:p>NaN</text:p>
              </table:table-cell>
            </table:table-row>
            <table:table-row>
              <table:table-cell office:value-type="string">
                <text:p>270</text:p>
              </table:table-cell>
              <table:table-cell office:value-type="float" office:value="1">
                <text:p>1</text:p>
              </table:table-cell>
              <table:table-cell office:value-type="float" office:value="0.799830973148346">
                <text:p>0.799830973148346</text:p>
              </table:table-cell>
              <table:table-cell office:value-type="float" office:value="NaN">
                <text:p>NaN</text:p>
              </table:table-cell>
              <table:table-cell office:value-type="float" office:value="NaN">
                <text:p>NaN</text:p>
              </table:table-cell>
            </table:table-row>
            <table:table-row>
              <table:table-cell office:value-type="string">
                <text:p>271</text:p>
              </table:table-cell>
              <table:table-cell office:value-type="float" office:value="1">
                <text:p>1</text:p>
              </table:table-cell>
              <table:table-cell office:value-type="float" office:value="0.917268753051758">
                <text:p>0.917268753051758</text:p>
              </table:table-cell>
              <table:table-cell office:value-type="float" office:value="NaN">
                <text:p>NaN</text:p>
              </table:table-cell>
              <table:table-cell office:value-type="float" office:value="NaN">
                <text:p>NaN</text:p>
              </table:table-cell>
            </table:table-row>
            <table:table-row>
              <table:table-cell office:value-type="string">
                <text:p>272</text:p>
              </table:table-cell>
              <table:table-cell office:value-type="float" office:value="0">
                <text:p>0</text:p>
              </table:table-cell>
              <table:table-cell office:value-type="float" office:value="0.0105430642142892">
                <text:p>0.0105430642142892</text:p>
              </table:table-cell>
              <table:table-cell office:value-type="float" office:value="NaN">
                <text:p>NaN</text:p>
              </table:table-cell>
              <table:table-cell office:value-type="float" office:value="NaN">
                <text:p>NaN</text:p>
              </table:table-cell>
            </table:table-row>
            <table:table-row>
              <table:table-cell office:value-type="string">
                <text:p>273</text:p>
              </table:table-cell>
              <table:table-cell office:value-type="float" office:value="0">
                <text:p>0</text:p>
              </table:table-cell>
              <table:table-cell office:value-type="float" office:value="0.00169487739913166">
                <text:p>0.00169487739913166</text:p>
              </table:table-cell>
              <table:table-cell office:value-type="float" office:value="NaN">
                <text:p>NaN</text:p>
              </table:table-cell>
              <table:table-cell office:value-type="float" office:value="NaN">
                <text:p>NaN</text:p>
              </table:table-cell>
            </table:table-row>
            <table:table-row>
              <table:table-cell office:value-type="string">
                <text:p>274</text:p>
              </table:table-cell>
              <table:table-cell office:value-type="float" office:value="0">
                <text:p>0</text:p>
              </table:table-cell>
              <table:table-cell office:value-type="float" office:value="0.000230226462008432">
                <text:p>0.000230226462008432</text:p>
              </table:table-cell>
              <table:table-cell office:value-type="float" office:value="NaN">
                <text:p>NaN</text:p>
              </table:table-cell>
              <table:table-cell office:value-type="float" office:value="NaN">
                <text:p>NaN</text:p>
              </table:table-cell>
            </table:table-row>
            <table:table-row>
              <table:table-cell office:value-type="string">
                <text:p>275</text:p>
              </table:table-cell>
              <table:table-cell office:value-type="float" office:value="0">
                <text:p>0</text:p>
              </table:table-cell>
              <table:table-cell office:value-type="float" office:value="0.000198910041945055">
                <text:p>0.000198910041945055</text:p>
              </table:table-cell>
              <table:table-cell office:value-type="float" office:value="NaN">
                <text:p>NaN</text:p>
              </table:table-cell>
              <table:table-cell office:value-type="float" office:value="NaN">
                <text:p>NaN</text:p>
              </table:table-cell>
            </table:table-row>
            <table:table-row>
              <table:table-cell office:value-type="string">
                <text:p>276</text:p>
              </table:table-cell>
              <table:table-cell office:value-type="float" office:value="0">
                <text:p>0</text:p>
              </table:table-cell>
              <table:table-cell office:value-type="float" office:value="0.000564544228836894">
                <text:p>0.000564544228836894</text:p>
              </table:table-cell>
              <table:table-cell office:value-type="float" office:value="NaN">
                <text:p>NaN</text:p>
              </table:table-cell>
              <table:table-cell office:value-type="float" office:value="NaN">
                <text:p>NaN</text:p>
              </table:table-cell>
            </table:table-row>
            <table:table-row>
              <table:table-cell office:value-type="string">
                <text:p>277</text:p>
              </table:table-cell>
              <table:table-cell office:value-type="float" office:value="0.333333343267441">
                <text:p>0.333333343267441</text:p>
              </table:table-cell>
              <table:table-cell office:value-type="float" office:value="0.223155617713928">
                <text:p>0.223155617713928</text:p>
              </table:table-cell>
              <table:table-cell office:value-type="float" office:value="NaN">
                <text:p>NaN</text:p>
              </table:table-cell>
              <table:table-cell office:value-type="float" office:value="NaN">
                <text:p>NaN</text:p>
              </table:table-cell>
            </table:table-row>
            <table:table-row>
              <table:table-cell office:value-type="string">
                <text:p>278</text:p>
              </table:table-cell>
              <table:table-cell office:value-type="float" office:value="0">
                <text:p>0</text:p>
              </table:table-cell>
              <table:table-cell office:value-type="float" office:value="0.0088120000436902">
                <text:p>0.0088120000436902</text:p>
              </table:table-cell>
              <table:table-cell office:value-type="float" office:value="NaN">
                <text:p>NaN</text:p>
              </table:table-cell>
              <table:table-cell office:value-type="float" office:value="NaN">
                <text:p>NaN</text:p>
              </table:table-cell>
            </table:table-row>
            <table:table-row>
              <table:table-cell office:value-type="string">
                <text:p>279</text:p>
              </table:table-cell>
              <table:table-cell office:value-type="float" office:value="1">
                <text:p>1</text:p>
              </table:table-cell>
              <table:table-cell office:value-type="float" office:value="0.813318073749542">
                <text:p>0.813318073749542</text:p>
              </table:table-cell>
              <table:table-cell office:value-type="float" office:value="NaN">
                <text:p>NaN</text:p>
              </table:table-cell>
              <table:table-cell office:value-type="float" office:value="NaN">
                <text:p>NaN</text:p>
              </table:table-cell>
            </table:table-row>
            <table:table-row>
              <table:table-cell office:value-type="string">
                <text:p>280</text:p>
              </table:table-cell>
              <table:table-cell office:value-type="float" office:value="0">
                <text:p>0</text:p>
              </table:table-cell>
              <table:table-cell office:value-type="float" office:value="0.00543716037645936">
                <text:p>0.00543716037645936</text:p>
              </table:table-cell>
              <table:table-cell office:value-type="float" office:value="NaN">
                <text:p>NaN</text:p>
              </table:table-cell>
              <table:table-cell office:value-type="float" office:value="NaN">
                <text:p>NaN</text:p>
              </table:table-cell>
            </table:table-row>
            <table:table-row>
              <table:table-cell office:value-type="string">
                <text:p>281</text:p>
              </table:table-cell>
              <table:table-cell office:value-type="float" office:value="1">
                <text:p>1</text:p>
              </table:table-cell>
              <table:table-cell office:value-type="float" office:value="0.649205148220062">
                <text:p>0.649205148220062</text:p>
              </table:table-cell>
              <table:table-cell office:value-type="float" office:value="NaN">
                <text:p>NaN</text:p>
              </table:table-cell>
              <table:table-cell office:value-type="float" office:value="NaN">
                <text:p>NaN</text:p>
              </table:table-cell>
            </table:table-row>
            <table:table-row>
              <table:table-cell office:value-type="string">
                <text:p>282</text:p>
              </table:table-cell>
              <table:table-cell office:value-type="float" office:value="0.333333343267441">
                <text:p>0.333333343267441</text:p>
              </table:table-cell>
              <table:table-cell office:value-type="float" office:value="0.219629362225533">
                <text:p>0.219629362225533</text:p>
              </table:table-cell>
              <table:table-cell office:value-type="float" office:value="NaN">
                <text:p>NaN</text:p>
              </table:table-cell>
              <table:table-cell office:value-type="float" office:value="NaN">
                <text:p>NaN</text:p>
              </table:table-cell>
            </table:table-row>
            <table:table-row>
              <table:table-cell office:value-type="string">
                <text:p>283</text:p>
              </table:table-cell>
              <table:table-cell office:value-type="float" office:value="0">
                <text:p>0</text:p>
              </table:table-cell>
              <table:table-cell office:value-type="float" office:value="0.00288424151949584">
                <text:p>0.00288424151949584</text:p>
              </table:table-cell>
              <table:table-cell office:value-type="float" office:value="NaN">
                <text:p>NaN</text:p>
              </table:table-cell>
              <table:table-cell office:value-type="float" office:value="NaN">
                <text:p>NaN</text:p>
              </table:table-cell>
            </table:table-row>
            <table:table-row>
              <table:table-cell office:value-type="string">
                <text:p>284</text:p>
              </table:table-cell>
              <table:table-cell office:value-type="float" office:value="0.666666686534882">
                <text:p>0.666666686534882</text:p>
              </table:table-cell>
              <table:table-cell office:value-type="float" office:value="0.351030200719833">
                <text:p>0.351030200719833</text:p>
              </table:table-cell>
              <table:table-cell office:value-type="float" office:value="NaN">
                <text:p>NaN</text:p>
              </table:table-cell>
              <table:table-cell office:value-type="float" office:value="NaN">
                <text:p>NaN</text:p>
              </table:table-cell>
            </table:table-row>
            <table:table-row>
              <table:table-cell office:value-type="string">
                <text:p>285</text:p>
              </table:table-cell>
              <table:table-cell office:value-type="float" office:value="0.333333343267441">
                <text:p>0.333333343267441</text:p>
              </table:table-cell>
              <table:table-cell office:value-type="float" office:value="0.0383629351854324">
                <text:p>0.0383629351854324</text:p>
              </table:table-cell>
              <table:table-cell office:value-type="float" office:value="NaN">
                <text:p>NaN</text:p>
              </table:table-cell>
              <table:table-cell office:value-type="float" office:value="NaN">
                <text:p>NaN</text:p>
              </table:table-cell>
            </table:table-row>
            <table:table-row>
              <table:table-cell office:value-type="string">
                <text:p>286</text:p>
              </table:table-cell>
              <table:table-cell office:value-type="float" office:value="0.333333343267441">
                <text:p>0.333333343267441</text:p>
              </table:table-cell>
              <table:table-cell office:value-type="float" office:value="0.628544330596924">
                <text:p>0.628544330596924</text:p>
              </table:table-cell>
              <table:table-cell office:value-type="float" office:value="NaN">
                <text:p>NaN</text:p>
              </table:table-cell>
              <table:table-cell office:value-type="float" office:value="NaN">
                <text:p>NaN</text:p>
              </table:table-cell>
            </table:table-row>
            <table:table-row>
              <table:table-cell office:value-type="string">
                <text:p>287</text:p>
              </table:table-cell>
              <table:table-cell office:value-type="float" office:value="0.333333343267441">
                <text:p>0.333333343267441</text:p>
              </table:table-cell>
              <table:table-cell office:value-type="float" office:value="0.00411097006872296">
                <text:p>0.00411097006872296</text:p>
              </table:table-cell>
              <table:table-cell office:value-type="float" office:value="NaN">
                <text:p>NaN</text:p>
              </table:table-cell>
              <table:table-cell office:value-type="float" office:value="NaN">
                <text:p>NaN</text:p>
              </table:table-cell>
            </table:table-row>
            <table:table-row>
              <table:table-cell office:value-type="string">
                <text:p>288</text:p>
              </table:table-cell>
              <table:table-cell office:value-type="float" office:value="0.333333343267441">
                <text:p>0.333333343267441</text:p>
              </table:table-cell>
              <table:table-cell office:value-type="float" office:value="0.503844201564789">
                <text:p>0.503844201564789</text:p>
              </table:table-cell>
              <table:table-cell office:value-type="float" office:value="NaN">
                <text:p>NaN</text:p>
              </table:table-cell>
              <table:table-cell office:value-type="float" office:value="NaN">
                <text:p>NaN</text:p>
              </table:table-cell>
            </table:table-row>
            <table:table-row>
              <table:table-cell office:value-type="string">
                <text:p>289</text:p>
              </table:table-cell>
              <table:table-cell office:value-type="float" office:value="0">
                <text:p>0</text:p>
              </table:table-cell>
              <table:table-cell office:value-type="float" office:value="0.125645279884338">
                <text:p>0.125645279884338</text:p>
              </table:table-cell>
              <table:table-cell office:value-type="float" office:value="NaN">
                <text:p>NaN</text:p>
              </table:table-cell>
              <table:table-cell office:value-type="float" office:value="NaN">
                <text:p>NaN</text:p>
              </table:table-cell>
            </table:table-row>
            <table:table-row>
              <table:table-cell office:value-type="string">
                <text:p>290</text:p>
              </table:table-cell>
              <table:table-cell office:value-type="float" office:value="0.333333343267441">
                <text:p>0.333333343267441</text:p>
              </table:table-cell>
              <table:table-cell office:value-type="float" office:value="0.321282148361206">
                <text:p>0.321282148361206</text:p>
              </table:table-cell>
              <table:table-cell office:value-type="float" office:value="NaN">
                <text:p>NaN</text:p>
              </table:table-cell>
              <table:table-cell office:value-type="float" office:value="NaN">
                <text:p>NaN</text:p>
              </table:table-cell>
            </table:table-row>
            <table:table-row>
              <table:table-cell office:value-type="string">
                <text:p>291</text:p>
              </table:table-cell>
              <table:table-cell office:value-type="float" office:value="0">
                <text:p>0</text:p>
              </table:table-cell>
              <table:table-cell office:value-type="float" office:value="0.396638631820679">
                <text:p>0.396638631820679</text:p>
              </table:table-cell>
              <table:table-cell office:value-type="float" office:value="NaN">
                <text:p>NaN</text:p>
              </table:table-cell>
              <table:table-cell office:value-type="float" office:value="NaN">
                <text:p>NaN</text:p>
              </table:table-cell>
            </table:table-row>
            <table:table-row>
              <table:table-cell office:value-type="string">
                <text:p>292</text:p>
              </table:table-cell>
              <table:table-cell office:value-type="float" office:value="0.333333343267441">
                <text:p>0.333333343267441</text:p>
              </table:table-cell>
              <table:table-cell office:value-type="float" office:value="0.0060179834254086">
                <text:p>0.0060179834254086</text:p>
              </table:table-cell>
              <table:table-cell office:value-type="float" office:value="NaN">
                <text:p>NaN</text:p>
              </table:table-cell>
              <table:table-cell office:value-type="float" office:value="NaN">
                <text:p>NaN</text:p>
              </table:table-cell>
            </table:table-row>
            <table:table-row>
              <table:table-cell office:value-type="string">
                <text:p>293</text:p>
              </table:table-cell>
              <table:table-cell office:value-type="float" office:value="0.333333343267441">
                <text:p>0.333333343267441</text:p>
              </table:table-cell>
              <table:table-cell office:value-type="float" office:value="0.361488938331604">
                <text:p>0.361488938331604</text:p>
              </table:table-cell>
              <table:table-cell office:value-type="float" office:value="NaN">
                <text:p>NaN</text:p>
              </table:table-cell>
              <table:table-cell office:value-type="float" office:value="NaN">
                <text:p>NaN</text:p>
              </table:table-cell>
            </table:table-row>
            <table:table-row>
              <table:table-cell office:value-type="string">
                <text:p>294</text:p>
              </table:table-cell>
              <table:table-cell office:value-type="float" office:value="0">
                <text:p>0</text:p>
              </table:table-cell>
              <table:table-cell office:value-type="float" office:value="0.0259691029787064">
                <text:p>0.0259691029787064</text:p>
              </table:table-cell>
              <table:table-cell office:value-type="float" office:value="NaN">
                <text:p>NaN</text:p>
              </table:table-cell>
              <table:table-cell office:value-type="float" office:value="NaN">
                <text:p>NaN</text:p>
              </table:table-cell>
            </table:table-row>
            <table:table-row>
              <table:table-cell office:value-type="string">
                <text:p>295</text:p>
              </table:table-cell>
              <table:table-cell office:value-type="float" office:value="0.666666686534882">
                <text:p>0.666666686534882</text:p>
              </table:table-cell>
              <table:table-cell office:value-type="float" office:value="0.728374302387238">
                <text:p>0.728374302387238</text:p>
              </table:table-cell>
              <table:table-cell office:value-type="float" office:value="NaN">
                <text:p>NaN</text:p>
              </table:table-cell>
              <table:table-cell office:value-type="float" office:value="NaN">
                <text:p>NaN</text:p>
              </table:table-cell>
            </table:table-row>
            <table:table-row>
              <table:table-cell office:value-type="string">
                <text:p>296</text:p>
              </table:table-cell>
              <table:table-cell office:value-type="float" office:value="0.333333343267441">
                <text:p>0.333333343267441</text:p>
              </table:table-cell>
              <table:table-cell office:value-type="float" office:value="0.592255055904388">
                <text:p>0.592255055904388</text:p>
              </table:table-cell>
              <table:table-cell office:value-type="float" office:value="NaN">
                <text:p>NaN</text:p>
              </table:table-cell>
              <table:table-cell office:value-type="float" office:value="NaN">
                <text:p>NaN</text:p>
              </table:table-cell>
            </table:table-row>
            <table:table-row>
              <table:table-cell office:value-type="string">
                <text:p>297</text:p>
              </table:table-cell>
              <table:table-cell office:value-type="float" office:value="0.333333343267441">
                <text:p>0.333333343267441</text:p>
              </table:table-cell>
              <table:table-cell office:value-type="float" office:value="0.23124948143959">
                <text:p>0.23124948143959</text:p>
              </table:table-cell>
              <table:table-cell office:value-type="float" office:value="NaN">
                <text:p>NaN</text:p>
              </table:table-cell>
              <table:table-cell office:value-type="float" office:value="NaN">
                <text:p>NaN</text:p>
              </table:table-cell>
            </table:table-row>
            <table:table-row>
              <table:table-cell office:value-type="string">
                <text:p>298</text:p>
              </table:table-cell>
              <table:table-cell office:value-type="float" office:value="0">
                <text:p>0</text:p>
              </table:table-cell>
              <table:table-cell office:value-type="float" office:value="0.0054126875475049">
                <text:p>0.0054126875475049</text:p>
              </table:table-cell>
              <table:table-cell office:value-type="float" office:value="NaN">
                <text:p>NaN</text:p>
              </table:table-cell>
              <table:table-cell office:value-type="float" office:value="NaN">
                <text:p>NaN</text:p>
              </table:table-cell>
            </table:table-row>
            <table:table-row>
              <table:table-cell office:value-type="string">
                <text:p>299</text:p>
              </table:table-cell>
              <table:table-cell office:value-type="float" office:value="0.333333343267441">
                <text:p>0.333333343267441</text:p>
              </table:table-cell>
              <table:table-cell office:value-type="float" office:value="0.234006732702255">
                <text:p>0.234006732702255</text:p>
              </table:table-cell>
              <table:table-cell office:value-type="float" office:value="NaN">
                <text:p>NaN</text:p>
              </table:table-cell>
              <table:table-cell office:value-type="float" office:value="NaN">
                <text:p>NaN</text:p>
              </table:table-cell>
            </table:table-row>
            <table:table-row>
              <table:table-cell office:value-type="string">
                <text:p>300</text:p>
              </table:table-cell>
              <table:table-cell office:value-type="float" office:value="0">
                <text:p>0</text:p>
              </table:table-cell>
              <table:table-cell office:value-type="float" office:value="0.00952741038054228">
                <text:p>0.00952741038054228</text:p>
              </table:table-cell>
              <table:table-cell office:value-type="float" office:value="NaN">
                <text:p>NaN</text:p>
              </table:table-cell>
              <table:table-cell office:value-type="float" office:value="NaN">
                <text:p>NaN</text:p>
              </table:table-cell>
            </table:table-row>
            <table:table-row>
              <table:table-cell office:value-type="string">
                <text:p>301</text:p>
              </table:table-cell>
              <table:table-cell office:value-type="float" office:value="0.333333343267441">
                <text:p>0.333333343267441</text:p>
              </table:table-cell>
              <table:table-cell office:value-type="float" office:value="0.356641530990601">
                <text:p>0.356641530990601</text:p>
              </table:table-cell>
              <table:table-cell office:value-type="float" office:value="NaN">
                <text:p>NaN</text:p>
              </table:table-cell>
              <table:table-cell office:value-type="float" office:value="NaN">
                <text:p>NaN</text:p>
              </table:table-cell>
            </table:table-row>
            <table:table-row>
              <table:table-cell office:value-type="string">
                <text:p>302</text:p>
              </table:table-cell>
              <table:table-cell office:value-type="float" office:value="0.666666686534882">
                <text:p>0.666666686534882</text:p>
              </table:table-cell>
              <table:table-cell office:value-type="float" office:value="0.591135501861572">
                <text:p>0.591135501861572</text:p>
              </table:table-cell>
              <table:table-cell office:value-type="float" office:value="NaN">
                <text:p>NaN</text:p>
              </table:table-cell>
              <table:table-cell office:value-type="float" office:value="NaN">
                <text:p>NaN</text:p>
              </table:table-cell>
            </table:table-row>
            <table:table-row>
              <table:table-cell office:value-type="string">
                <text:p>303</text:p>
              </table:table-cell>
              <table:table-cell office:value-type="float" office:value="0.666666686534882">
                <text:p>0.666666686534882</text:p>
              </table:table-cell>
              <table:table-cell office:value-type="float" office:value="0.479049980640411">
                <text:p>0.479049980640411</text:p>
              </table:table-cell>
              <table:table-cell office:value-type="float" office:value="NaN">
                <text:p>NaN</text:p>
              </table:table-cell>
              <table:table-cell office:value-type="float" office:value="NaN">
                <text:p>NaN</text:p>
              </table:table-cell>
            </table:table-row>
            <table:table-row>
              <table:table-cell office:value-type="string">
                <text:p>304</text:p>
              </table:table-cell>
              <table:table-cell office:value-type="float" office:value="0.666666686534882">
                <text:p>0.666666686534882</text:p>
              </table:table-cell>
              <table:table-cell office:value-type="float" office:value="0.775194942951202">
                <text:p>0.775194942951202</text:p>
              </table:table-cell>
              <table:table-cell office:value-type="float" office:value="NaN">
                <text:p>NaN</text:p>
              </table:table-cell>
              <table:table-cell office:value-type="float" office:value="NaN">
                <text:p>NaN</text:p>
              </table:table-cell>
            </table:table-row>
            <table:table-row>
              <table:table-cell office:value-type="string">
                <text:p>305</text:p>
              </table:table-cell>
              <table:table-cell office:value-type="float" office:value="0.333333343267441">
                <text:p>0.333333343267441</text:p>
              </table:table-cell>
              <table:table-cell office:value-type="float" office:value="0.489577114582062">
                <text:p>0.489577114582062</text:p>
              </table:table-cell>
              <table:table-cell office:value-type="float" office:value="NaN">
                <text:p>NaN</text:p>
              </table:table-cell>
              <table:table-cell office:value-type="float" office:value="NaN">
                <text:p>NaN</text:p>
              </table:table-cell>
            </table:table-row>
            <table:table-row>
              <table:table-cell office:value-type="string">
                <text:p>306</text:p>
              </table:table-cell>
              <table:table-cell office:value-type="float" office:value="0.333333343267441">
                <text:p>0.333333343267441</text:p>
              </table:table-cell>
              <table:table-cell office:value-type="float" office:value="0.192490994930267">
                <text:p>0.192490994930267</text:p>
              </table:table-cell>
              <table:table-cell office:value-type="float" office:value="NaN">
                <text:p>NaN</text:p>
              </table:table-cell>
              <table:table-cell office:value-type="float" office:value="NaN">
                <text:p>NaN</text:p>
              </table:table-cell>
            </table:table-row>
            <table:table-row>
              <table:table-cell office:value-type="string">
                <text:p>307</text:p>
              </table:table-cell>
              <table:table-cell office:value-type="float" office:value="0.333333343267441">
                <text:p>0.333333343267441</text:p>
              </table:table-cell>
              <table:table-cell office:value-type="float" office:value="0.546848773956299">
                <text:p>0.546848773956299</text:p>
              </table:table-cell>
              <table:table-cell office:value-type="float" office:value="NaN">
                <text:p>NaN</text:p>
              </table:table-cell>
              <table:table-cell office:value-type="float" office:value="NaN">
                <text:p>NaN</text:p>
              </table:table-cell>
            </table:table-row>
            <table:table-row>
              <table:table-cell office:value-type="string">
                <text:p>308</text:p>
              </table:table-cell>
              <table:table-cell office:value-type="float" office:value="0">
                <text:p>0</text:p>
              </table:table-cell>
              <table:table-cell office:value-type="float" office:value="0.00333346426486969">
                <text:p>0.00333346426486969</text:p>
              </table:table-cell>
              <table:table-cell office:value-type="float" office:value="NaN">
                <text:p>NaN</text:p>
              </table:table-cell>
              <table:table-cell office:value-type="float" office:value="NaN">
                <text:p>NaN</text:p>
              </table:table-cell>
            </table:table-row>
            <table:table-row>
              <table:table-cell office:value-type="string">
                <text:p>309</text:p>
              </table:table-cell>
              <table:table-cell office:value-type="float" office:value="0">
                <text:p>0</text:p>
              </table:table-cell>
              <table:table-cell office:value-type="float" office:value="0.00200158567167819">
                <text:p>0.00200158567167819</text:p>
              </table:table-cell>
              <table:table-cell office:value-type="float" office:value="NaN">
                <text:p>NaN</text:p>
              </table:table-cell>
              <table:table-cell office:value-type="float" office:value="NaN">
                <text:p>NaN</text:p>
              </table:table-cell>
            </table:table-row>
            <table:table-row>
              <table:table-cell office:value-type="string">
                <text:p>310</text:p>
              </table:table-cell>
              <table:table-cell office:value-type="float" office:value="0">
                <text:p>0</text:p>
              </table:table-cell>
              <table:table-cell office:value-type="float" office:value="0.00279641291126609">
                <text:p>0.00279641291126609</text:p>
              </table:table-cell>
              <table:table-cell office:value-type="float" office:value="NaN">
                <text:p>NaN</text:p>
              </table:table-cell>
              <table:table-cell office:value-type="float" office:value="NaN">
                <text:p>NaN</text:p>
              </table:table-cell>
            </table:table-row>
            <table:table-row>
              <table:table-cell office:value-type="string">
                <text:p>311</text:p>
              </table:table-cell>
              <table:table-cell office:value-type="float" office:value="0.333333343267441">
                <text:p>0.333333343267441</text:p>
              </table:table-cell>
              <table:table-cell office:value-type="float" office:value="0.0838704109191895">
                <text:p>0.0838704109191895</text:p>
              </table:table-cell>
              <table:table-cell office:value-type="float" office:value="NaN">
                <text:p>NaN</text:p>
              </table:table-cell>
              <table:table-cell office:value-type="float" office:value="NaN">
                <text:p>NaN</text:p>
              </table:table-cell>
            </table:table-row>
            <table:table-row>
              <table:table-cell office:value-type="string">
                <text:p>312</text:p>
              </table:table-cell>
              <table:table-cell office:value-type="float" office:value="0">
                <text:p>0</text:p>
              </table:table-cell>
              <table:table-cell office:value-type="float" office:value="0.0195267591625452">
                <text:p>0.0195267591625452</text:p>
              </table:table-cell>
              <table:table-cell office:value-type="float" office:value="NaN">
                <text:p>NaN</text:p>
              </table:table-cell>
              <table:table-cell office:value-type="float" office:value="NaN">
                <text:p>NaN</text:p>
              </table:table-cell>
            </table:table-row>
            <table:table-row>
              <table:table-cell office:value-type="string">
                <text:p>313</text:p>
              </table:table-cell>
              <table:table-cell office:value-type="float" office:value="0.333333343267441">
                <text:p>0.333333343267441</text:p>
              </table:table-cell>
              <table:table-cell office:value-type="float" office:value="0.109068118035793">
                <text:p>0.109068118035793</text:p>
              </table:table-cell>
              <table:table-cell office:value-type="float" office:value="NaN">
                <text:p>NaN</text:p>
              </table:table-cell>
              <table:table-cell office:value-type="float" office:value="NaN">
                <text:p>NaN</text:p>
              </table:table-cell>
            </table:table-row>
            <table:table-row>
              <table:table-cell office:value-type="string">
                <text:p>314</text:p>
              </table:table-cell>
              <table:table-cell office:value-type="float" office:value="1">
                <text:p>1</text:p>
              </table:table-cell>
              <table:table-cell office:value-type="float" office:value="0.767932772636414">
                <text:p>0.767932772636414</text:p>
              </table:table-cell>
              <table:table-cell office:value-type="float" office:value="NaN">
                <text:p>NaN</text:p>
              </table:table-cell>
              <table:table-cell office:value-type="float" office:value="NaN">
                <text:p>NaN</text:p>
              </table:table-cell>
            </table:table-row>
            <table:table-row>
              <table:table-cell office:value-type="string">
                <text:p>315</text:p>
              </table:table-cell>
              <table:table-cell office:value-type="float" office:value="0">
                <text:p>0</text:p>
              </table:table-cell>
              <table:table-cell office:value-type="float" office:value="0.00141423940658569">
                <text:p>0.00141423940658569</text:p>
              </table:table-cell>
              <table:table-cell office:value-type="float" office:value="NaN">
                <text:p>NaN</text:p>
              </table:table-cell>
              <table:table-cell office:value-type="float" office:value="NaN">
                <text:p>NaN</text:p>
              </table:table-cell>
            </table:table-row>
            <table:table-row>
              <table:table-cell office:value-type="string">
                <text:p>316</text:p>
              </table:table-cell>
              <table:table-cell office:value-type="float" office:value="0.666666686534882">
                <text:p>0.666666686534882</text:p>
              </table:table-cell>
              <table:table-cell office:value-type="float" office:value="0.602733731269836">
                <text:p>0.602733731269836</text:p>
              </table:table-cell>
              <table:table-cell office:value-type="float" office:value="NaN">
                <text:p>NaN</text:p>
              </table:table-cell>
              <table:table-cell office:value-type="float" office:value="NaN">
                <text:p>NaN</text:p>
              </table:table-cell>
            </table:table-row>
            <table:table-row>
              <table:table-cell office:value-type="string">
                <text:p>317</text:p>
              </table:table-cell>
              <table:table-cell office:value-type="float" office:value="0.333333343267441">
                <text:p>0.333333343267441</text:p>
              </table:table-cell>
              <table:table-cell office:value-type="float" office:value="0.345639109611511">
                <text:p>0.345639109611511</text:p>
              </table:table-cell>
              <table:table-cell office:value-type="float" office:value="NaN">
                <text:p>NaN</text:p>
              </table:table-cell>
              <table:table-cell office:value-type="float" office:value="NaN">
                <text:p>NaN</text:p>
              </table:table-cell>
            </table:table-row>
            <table:table-row>
              <table:table-cell office:value-type="string">
                <text:p>318</text:p>
              </table:table-cell>
              <table:table-cell office:value-type="float" office:value="1">
                <text:p>1</text:p>
              </table:table-cell>
              <table:table-cell office:value-type="float" office:value="0.925562381744385">
                <text:p>0.925562381744385</text:p>
              </table:table-cell>
              <table:table-cell office:value-type="float" office:value="NaN">
                <text:p>NaN</text:p>
              </table:table-cell>
              <table:table-cell office:value-type="float" office:value="NaN">
                <text:p>NaN</text:p>
              </table:table-cell>
            </table:table-row>
            <table:table-row>
              <table:table-cell office:value-type="string">
                <text:p>319</text:p>
              </table:table-cell>
              <table:table-cell office:value-type="float" office:value="0.666666686534882">
                <text:p>0.666666686534882</text:p>
              </table:table-cell>
              <table:table-cell office:value-type="float" office:value="0.716939389705658">
                <text:p>0.716939389705658</text:p>
              </table:table-cell>
              <table:table-cell office:value-type="float" office:value="NaN">
                <text:p>NaN</text:p>
              </table:table-cell>
              <table:table-cell office:value-type="float" office:value="NaN">
                <text:p>NaN</text:p>
              </table:table-cell>
            </table:table-row>
            <table:table-row>
              <table:table-cell office:value-type="string">
                <text:p>320</text:p>
              </table:table-cell>
              <table:table-cell office:value-type="float" office:value="0.666666686534882">
                <text:p>0.666666686534882</text:p>
              </table:table-cell>
              <table:table-cell office:value-type="float" office:value="0.663757264614105">
                <text:p>0.663757264614105</text:p>
              </table:table-cell>
              <table:table-cell office:value-type="float" office:value="NaN">
                <text:p>NaN</text:p>
              </table:table-cell>
              <table:table-cell office:value-type="float" office:value="NaN">
                <text:p>NaN</text:p>
              </table:table-cell>
            </table:table-row>
            <table:table-row>
              <table:table-cell office:value-type="string">
                <text:p>321</text:p>
              </table:table-cell>
              <table:table-cell office:value-type="float" office:value="0">
                <text:p>0</text:p>
              </table:table-cell>
              <table:table-cell office:value-type="float" office:value="0.00742313917726278">
                <text:p>0.00742313917726278</text:p>
              </table:table-cell>
              <table:table-cell office:value-type="float" office:value="NaN">
                <text:p>NaN</text:p>
              </table:table-cell>
              <table:table-cell office:value-type="float" office:value="NaN">
                <text:p>NaN</text:p>
              </table:table-cell>
            </table:table-row>
            <table:table-row>
              <table:table-cell office:value-type="string">
                <text:p>322</text:p>
              </table:table-cell>
              <table:table-cell office:value-type="float" office:value="0">
                <text:p>0</text:p>
              </table:table-cell>
              <table:table-cell office:value-type="float" office:value="0.000296456972137094">
                <text:p>0.000296456972137094</text:p>
              </table:table-cell>
              <table:table-cell office:value-type="float" office:value="NaN">
                <text:p>NaN</text:p>
              </table:table-cell>
              <table:table-cell office:value-type="float" office:value="NaN">
                <text:p>NaN</text:p>
              </table:table-cell>
            </table:table-row>
            <table:table-row>
              <table:table-cell office:value-type="string">
                <text:p>323</text:p>
              </table:table-cell>
              <table:table-cell office:value-type="float" office:value="0.666666686534882">
                <text:p>0.666666686534882</text:p>
              </table:table-cell>
              <table:table-cell office:value-type="float" office:value="0.881842136383057">
                <text:p>0.881842136383057</text:p>
              </table:table-cell>
              <table:table-cell office:value-type="float" office:value="NaN">
                <text:p>NaN</text:p>
              </table:table-cell>
              <table:table-cell office:value-type="float" office:value="NaN">
                <text:p>NaN</text:p>
              </table:table-cell>
            </table:table-row>
            <table:table-row>
              <table:table-cell office:value-type="string">
                <text:p>324</text:p>
              </table:table-cell>
              <table:table-cell office:value-type="float" office:value="0.666666686534882">
                <text:p>0.666666686534882</text:p>
              </table:table-cell>
              <table:table-cell office:value-type="float" office:value="0.550660014152527">
                <text:p>0.550660014152527</text:p>
              </table:table-cell>
              <table:table-cell office:value-type="float" office:value="NaN">
                <text:p>NaN</text:p>
              </table:table-cell>
              <table:table-cell office:value-type="float" office:value="NaN">
                <text:p>NaN</text:p>
              </table:table-cell>
            </table:table-row>
            <table:table-row>
              <table:table-cell office:value-type="string">
                <text:p>325</text:p>
              </table:table-cell>
              <table:table-cell office:value-type="float" office:value="1">
                <text:p>1</text:p>
              </table:table-cell>
              <table:table-cell office:value-type="float" office:value="0.44590374827385">
                <text:p>0.44590374827385</text:p>
              </table:table-cell>
              <table:table-cell office:value-type="float" office:value="NaN">
                <text:p>NaN</text:p>
              </table:table-cell>
              <table:table-cell office:value-type="float" office:value="NaN">
                <text:p>NaN</text:p>
              </table:table-cell>
            </table:table-row>
            <table:table-row>
              <table:table-cell office:value-type="string">
                <text:p>326</text:p>
              </table:table-cell>
              <table:table-cell office:value-type="float" office:value="0.333333343267441">
                <text:p>0.333333343267441</text:p>
              </table:table-cell>
              <table:table-cell office:value-type="float" office:value="0.455595374107361">
                <text:p>0.455595374107361</text:p>
              </table:table-cell>
              <table:table-cell office:value-type="float" office:value="NaN">
                <text:p>NaN</text:p>
              </table:table-cell>
              <table:table-cell office:value-type="float" office:value="NaN">
                <text:p>NaN</text:p>
              </table:table-cell>
            </table:table-row>
            <table:table-row>
              <table:table-cell office:value-type="string">
                <text:p>327</text:p>
              </table:table-cell>
              <table:table-cell office:value-type="float" office:value="0.666666686534882">
                <text:p>0.666666686534882</text:p>
              </table:table-cell>
              <table:table-cell office:value-type="float" office:value="0.145400583744049">
                <text:p>0.145400583744049</text:p>
              </table:table-cell>
              <table:table-cell office:value-type="float" office:value="NaN">
                <text:p>NaN</text:p>
              </table:table-cell>
              <table:table-cell office:value-type="float" office:value="NaN">
                <text:p>NaN</text:p>
              </table:table-cell>
            </table:table-row>
            <table:table-row>
              <table:table-cell office:value-type="string">
                <text:p>328</text:p>
              </table:table-cell>
              <table:table-cell office:value-type="float" office:value="0.666666686534882">
                <text:p>0.666666686534882</text:p>
              </table:table-cell>
              <table:table-cell office:value-type="float" office:value="0.56853324174881">
                <text:p>0.56853324174881</text:p>
              </table:table-cell>
              <table:table-cell office:value-type="float" office:value="NaN">
                <text:p>NaN</text:p>
              </table:table-cell>
              <table:table-cell office:value-type="float" office:value="NaN">
                <text:p>NaN</text:p>
              </table:table-cell>
            </table:table-row>
            <table:table-row>
              <table:table-cell office:value-type="string">
                <text:p>329</text:p>
              </table:table-cell>
              <table:table-cell office:value-type="float" office:value="0.333333343267441">
                <text:p>0.333333343267441</text:p>
              </table:table-cell>
              <table:table-cell office:value-type="float" office:value="0.109459772706032">
                <text:p>0.109459772706032</text:p>
              </table:table-cell>
              <table:table-cell office:value-type="float" office:value="NaN">
                <text:p>NaN</text:p>
              </table:table-cell>
              <table:table-cell office:value-type="float" office:value="NaN">
                <text:p>NaN</text:p>
              </table:table-cell>
            </table:table-row>
            <table:table-row>
              <table:table-cell office:value-type="string">
                <text:p>330</text:p>
              </table:table-cell>
              <table:table-cell office:value-type="float" office:value="0">
                <text:p>0</text:p>
              </table:table-cell>
              <table:table-cell office:value-type="float" office:value="0.000888691865839064">
                <text:p>0.000888691865839064</text:p>
              </table:table-cell>
              <table:table-cell office:value-type="float" office:value="NaN">
                <text:p>NaN</text:p>
              </table:table-cell>
              <table:table-cell office:value-type="float" office:value="NaN">
                <text:p>NaN</text:p>
              </table:table-cell>
            </table:table-row>
            <table:table-row>
              <table:table-cell office:value-type="string">
                <text:p>331</text:p>
              </table:table-cell>
              <table:table-cell office:value-type="float" office:value="0">
                <text:p>0</text:p>
              </table:table-cell>
              <table:table-cell office:value-type="float" office:value="0.118978813290596">
                <text:p>0.118978813290596</text:p>
              </table:table-cell>
              <table:table-cell office:value-type="float" office:value="NaN">
                <text:p>NaN</text:p>
              </table:table-cell>
              <table:table-cell office:value-type="float" office:value="NaN">
                <text:p>NaN</text:p>
              </table:table-cell>
            </table:table-row>
            <table:table-row>
              <table:table-cell office:value-type="string">
                <text:p>332</text:p>
              </table:table-cell>
              <table:table-cell office:value-type="float" office:value="0">
                <text:p>0</text:p>
              </table:table-cell>
              <table:table-cell office:value-type="float" office:value="0.000277900835499167">
                <text:p>0.000277900835499167</text:p>
              </table:table-cell>
              <table:table-cell office:value-type="float" office:value="NaN">
                <text:p>NaN</text:p>
              </table:table-cell>
              <table:table-cell office:value-type="float" office:value="NaN">
                <text:p>NaN</text:p>
              </table:table-cell>
            </table:table-row>
            <table:table-row>
              <table:table-cell office:value-type="string">
                <text:p>333</text:p>
              </table:table-cell>
              <table:table-cell office:value-type="float" office:value="1">
                <text:p>1</text:p>
              </table:table-cell>
              <table:table-cell office:value-type="float" office:value="0.937218070030212">
                <text:p>0.937218070030212</text:p>
              </table:table-cell>
              <table:table-cell office:value-type="float" office:value="NaN">
                <text:p>NaN</text:p>
              </table:table-cell>
              <table:table-cell office:value-type="float" office:value="NaN">
                <text:p>NaN</text:p>
              </table:table-cell>
            </table:table-row>
            <table:table-row>
              <table:table-cell office:value-type="string">
                <text:p>334</text:p>
              </table:table-cell>
              <table:table-cell office:value-type="float" office:value="0.333333343267441">
                <text:p>0.333333343267441</text:p>
              </table:table-cell>
              <table:table-cell office:value-type="float" office:value="0.859617114067078">
                <text:p>0.859617114067078</text:p>
              </table:table-cell>
              <table:table-cell office:value-type="float" office:value="NaN">
                <text:p>NaN</text:p>
              </table:table-cell>
              <table:table-cell office:value-type="float" office:value="NaN">
                <text:p>NaN</text:p>
              </table:table-cell>
            </table:table-row>
            <table:table-row>
              <table:table-cell office:value-type="string">
                <text:p>335</text:p>
              </table:table-cell>
              <table:table-cell office:value-type="float" office:value="0.666666686534882">
                <text:p>0.666666686534882</text:p>
              </table:table-cell>
              <table:table-cell office:value-type="float" office:value="0.512511849403381">
                <text:p>0.512511849403381</text:p>
              </table:table-cell>
              <table:table-cell office:value-type="float" office:value="NaN">
                <text:p>NaN</text:p>
              </table:table-cell>
              <table:table-cell office:value-type="float" office:value="NaN">
                <text:p>NaN</text:p>
              </table:table-cell>
            </table:table-row>
            <table:table-row>
              <table:table-cell office:value-type="string">
                <text:p>336</text:p>
              </table:table-cell>
              <table:table-cell office:value-type="float" office:value="0.333333343267441">
                <text:p>0.333333343267441</text:p>
              </table:table-cell>
              <table:table-cell office:value-type="float" office:value="0.418081134557724">
                <text:p>0.418081134557724</text:p>
              </table:table-cell>
              <table:table-cell office:value-type="float" office:value="NaN">
                <text:p>NaN</text:p>
              </table:table-cell>
              <table:table-cell office:value-type="float" office:value="NaN">
                <text:p>NaN</text:p>
              </table:table-cell>
            </table:table-row>
            <table:table-row>
              <table:table-cell office:value-type="string">
                <text:p>337</text:p>
              </table:table-cell>
              <table:table-cell office:value-type="float" office:value="0.666666686534882">
                <text:p>0.666666686534882</text:p>
              </table:table-cell>
              <table:table-cell office:value-type="float" office:value="0.863430500030518">
                <text:p>0.863430500030518</text:p>
              </table:table-cell>
              <table:table-cell office:value-type="float" office:value="NaN">
                <text:p>NaN</text:p>
              </table:table-cell>
              <table:table-cell office:value-type="float" office:value="NaN">
                <text:p>NaN</text:p>
              </table:table-cell>
            </table:table-row>
            <table:table-row>
              <table:table-cell office:value-type="string">
                <text:p>338</text:p>
              </table:table-cell>
              <table:table-cell office:value-type="float" office:value="1">
                <text:p>1</text:p>
              </table:table-cell>
              <table:table-cell office:value-type="float" office:value="0.929559290409088">
                <text:p>0.929559290409088</text:p>
              </table:table-cell>
              <table:table-cell office:value-type="float" office:value="NaN">
                <text:p>NaN</text:p>
              </table:table-cell>
              <table:table-cell office:value-type="float" office:value="NaN">
                <text:p>NaN</text:p>
              </table:table-cell>
            </table:table-row>
            <table:table-row>
              <table:table-cell office:value-type="string">
                <text:p>339</text:p>
              </table:table-cell>
              <table:table-cell office:value-type="float" office:value="0">
                <text:p>0</text:p>
              </table:table-cell>
              <table:table-cell office:value-type="float" office:value="0.0596075318753719">
                <text:p>0.0596075318753719</text:p>
              </table:table-cell>
              <table:table-cell office:value-type="float" office:value="NaN">
                <text:p>NaN</text:p>
              </table:table-cell>
              <table:table-cell office:value-type="float" office:value="NaN">
                <text:p>NaN</text:p>
              </table:table-cell>
            </table:table-row>
            <table:table-row>
              <table:table-cell office:value-type="string">
                <text:p>340</text:p>
              </table:table-cell>
              <table:table-cell office:value-type="float" office:value="0">
                <text:p>0</text:p>
              </table:table-cell>
              <table:table-cell office:value-type="float" office:value="0.00357431964948773">
                <text:p>0.00357431964948773</text:p>
              </table:table-cell>
              <table:table-cell office:value-type="float" office:value="NaN">
                <text:p>NaN</text:p>
              </table:table-cell>
              <table:table-cell office:value-type="float" office:value="NaN">
                <text:p>NaN</text:p>
              </table:table-cell>
            </table:table-row>
            <table:table-row>
              <table:table-cell office:value-type="string">
                <text:p>341</text:p>
              </table:table-cell>
              <table:table-cell office:value-type="float" office:value="0">
                <text:p>0</text:p>
              </table:table-cell>
              <table:table-cell office:value-type="float" office:value="0.000974851194769144">
                <text:p>0.000974851194769144</text:p>
              </table:table-cell>
              <table:table-cell office:value-type="float" office:value="NaN">
                <text:p>NaN</text:p>
              </table:table-cell>
              <table:table-cell office:value-type="float" office:value="NaN">
                <text:p>NaN</text:p>
              </table:table-cell>
            </table:table-row>
            <table:table-row>
              <table:table-cell office:value-type="string">
                <text:p>342</text:p>
              </table:table-cell>
              <table:table-cell office:value-type="float" office:value="0.666666686534882">
                <text:p>0.666666686534882</text:p>
              </table:table-cell>
              <table:table-cell office:value-type="float" office:value="0.505773186683655">
                <text:p>0.505773186683655</text:p>
              </table:table-cell>
              <table:table-cell office:value-type="float" office:value="NaN">
                <text:p>NaN</text:p>
              </table:table-cell>
              <table:table-cell office:value-type="float" office:value="NaN">
                <text:p>NaN</text:p>
              </table:table-cell>
            </table:table-row>
            <table:table-row>
              <table:table-cell office:value-type="string">
                <text:p>343</text:p>
              </table:table-cell>
              <table:table-cell office:value-type="float" office:value="0">
                <text:p>0</text:p>
              </table:table-cell>
              <table:table-cell office:value-type="float" office:value="0.00239403708837926">
                <text:p>0.00239403708837926</text:p>
              </table:table-cell>
              <table:table-cell office:value-type="float" office:value="NaN">
                <text:p>NaN</text:p>
              </table:table-cell>
              <table:table-cell office:value-type="float" office:value="NaN">
                <text:p>NaN</text:p>
              </table:table-cell>
            </table:table-row>
            <table:table-row>
              <table:table-cell office:value-type="string">
                <text:p>344</text:p>
              </table:table-cell>
              <table:table-cell office:value-type="float" office:value="0.666666686534882">
                <text:p>0.666666686534882</text:p>
              </table:table-cell>
              <table:table-cell office:value-type="float" office:value="0.713151335716248">
                <text:p>0.713151335716248</text:p>
              </table:table-cell>
              <table:table-cell office:value-type="float" office:value="NaN">
                <text:p>NaN</text:p>
              </table:table-cell>
              <table:table-cell office:value-type="float" office:value="NaN">
                <text:p>NaN</text:p>
              </table:table-cell>
            </table:table-row>
            <table:table-row>
              <table:table-cell office:value-type="string">
                <text:p>345</text:p>
              </table:table-cell>
              <table:table-cell office:value-type="float" office:value="0.333333343267441">
                <text:p>0.333333343267441</text:p>
              </table:table-cell>
              <table:table-cell office:value-type="float" office:value="0.329109877347946">
                <text:p>0.329109877347946</text:p>
              </table:table-cell>
              <table:table-cell office:value-type="float" office:value="NaN">
                <text:p>NaN</text:p>
              </table:table-cell>
              <table:table-cell office:value-type="float" office:value="NaN">
                <text:p>NaN</text:p>
              </table:table-cell>
            </table:table-row>
            <table:table-row>
              <table:table-cell office:value-type="string">
                <text:p>346</text:p>
              </table:table-cell>
              <table:table-cell office:value-type="float" office:value="0">
                <text:p>0</text:p>
              </table:table-cell>
              <table:table-cell office:value-type="float" office:value="0.114228345453739">
                <text:p>0.114228345453739</text:p>
              </table:table-cell>
              <table:table-cell office:value-type="float" office:value="NaN">
                <text:p>NaN</text:p>
              </table:table-cell>
              <table:table-cell office:value-type="float" office:value="NaN">
                <text:p>NaN</text:p>
              </table:table-cell>
            </table:table-row>
            <table:table-row>
              <table:table-cell office:value-type="string">
                <text:p>347</text:p>
              </table:table-cell>
              <table:table-cell office:value-type="float" office:value="0.666666686534882">
                <text:p>0.666666686534882</text:p>
              </table:table-cell>
              <table:table-cell office:value-type="float" office:value="0.842021942138672">
                <text:p>0.842021942138672</text:p>
              </table:table-cell>
              <table:table-cell office:value-type="float" office:value="NaN">
                <text:p>NaN</text:p>
              </table:table-cell>
              <table:table-cell office:value-type="float" office:value="NaN">
                <text:p>NaN</text:p>
              </table:table-cell>
            </table:table-row>
            <table:table-row>
              <table:table-cell office:value-type="string">
                <text:p>348</text:p>
              </table:table-cell>
              <table:table-cell office:value-type="float" office:value="0.333333343267441">
                <text:p>0.333333343267441</text:p>
              </table:table-cell>
              <table:table-cell office:value-type="float" office:value="0.212317153811455">
                <text:p>0.212317153811455</text:p>
              </table:table-cell>
              <table:table-cell office:value-type="float" office:value="NaN">
                <text:p>NaN</text:p>
              </table:table-cell>
              <table:table-cell office:value-type="float" office:value="NaN">
                <text:p>NaN</text:p>
              </table:table-cell>
            </table:table-row>
            <table:table-row>
              <table:table-cell office:value-type="string">
                <text:p>349</text:p>
              </table:table-cell>
              <table:table-cell office:value-type="float" office:value="0">
                <text:p>0</text:p>
              </table:table-cell>
              <table:table-cell office:value-type="float" office:value="0.111607678234577">
                <text:p>0.111607678234577</text:p>
              </table:table-cell>
              <table:table-cell office:value-type="float" office:value="NaN">
                <text:p>NaN</text:p>
              </table:table-cell>
              <table:table-cell office:value-type="float" office:value="NaN">
                <text:p>NaN</text:p>
              </table:table-cell>
            </table:table-row>
            <table:table-row>
              <table:table-cell office:value-type="string">
                <text:p>350</text:p>
              </table:table-cell>
              <table:table-cell office:value-type="float" office:value="0">
                <text:p>0</text:p>
              </table:table-cell>
              <table:table-cell office:value-type="float" office:value="0.00523304473608732">
                <text:p>0.00523304473608732</text:p>
              </table:table-cell>
              <table:table-cell office:value-type="float" office:value="NaN">
                <text:p>NaN</text:p>
              </table:table-cell>
              <table:table-cell office:value-type="float" office:value="NaN">
                <text:p>NaN</text:p>
              </table:table-cell>
            </table:table-row>
            <table:table-row>
              <table:table-cell office:value-type="string">
                <text:p>351</text:p>
              </table:table-cell>
              <table:table-cell office:value-type="float" office:value="0">
                <text:p>0</text:p>
              </table:table-cell>
              <table:table-cell office:value-type="float" office:value="0.000666939013171941">
                <text:p>0.000666939013171941</text:p>
              </table:table-cell>
              <table:table-cell office:value-type="float" office:value="NaN">
                <text:p>NaN</text:p>
              </table:table-cell>
              <table:table-cell office:value-type="float" office:value="NaN">
                <text:p>NaN</text:p>
              </table:table-cell>
            </table:table-row>
            <table:table-row>
              <table:table-cell office:value-type="string">
                <text:p>352</text:p>
              </table:table-cell>
              <table:table-cell office:value-type="float" office:value="0.666666686534882">
                <text:p>0.666666686534882</text:p>
              </table:table-cell>
              <table:table-cell office:value-type="float" office:value="0.647920370101929">
                <text:p>0.647920370101929</text:p>
              </table:table-cell>
              <table:table-cell office:value-type="float" office:value="NaN">
                <text:p>NaN</text:p>
              </table:table-cell>
              <table:table-cell office:value-type="float" office:value="NaN">
                <text:p>NaN</text:p>
              </table:table-cell>
            </table:table-row>
            <table:table-row>
              <table:table-cell office:value-type="string">
                <text:p>353</text:p>
              </table:table-cell>
              <table:table-cell office:value-type="float" office:value="0">
                <text:p>0</text:p>
              </table:table-cell>
              <table:table-cell office:value-type="float" office:value="0.0609777607023716">
                <text:p>0.0609777607023716</text:p>
              </table:table-cell>
              <table:table-cell office:value-type="float" office:value="NaN">
                <text:p>NaN</text:p>
              </table:table-cell>
              <table:table-cell office:value-type="float" office:value="NaN">
                <text:p>NaN</text:p>
              </table:table-cell>
            </table:table-row>
            <table:table-row>
              <table:table-cell office:value-type="string">
                <text:p>354</text:p>
              </table:table-cell>
              <table:table-cell office:value-type="float" office:value="0">
                <text:p>0</text:p>
              </table:table-cell>
              <table:table-cell office:value-type="float" office:value="0.0249909795820713">
                <text:p>0.0249909795820713</text:p>
              </table:table-cell>
              <table:table-cell office:value-type="float" office:value="NaN">
                <text:p>NaN</text:p>
              </table:table-cell>
              <table:table-cell office:value-type="float" office:value="NaN">
                <text:p>NaN</text:p>
              </table:table-cell>
            </table:table-row>
            <table:table-row>
              <table:table-cell office:value-type="string">
                <text:p>355</text:p>
              </table:table-cell>
              <table:table-cell office:value-type="float" office:value="0">
                <text:p>0</text:p>
              </table:table-cell>
              <table:table-cell office:value-type="float" office:value="0.0775009989738464">
                <text:p>0.0775009989738464</text:p>
              </table:table-cell>
              <table:table-cell office:value-type="float" office:value="NaN">
                <text:p>NaN</text:p>
              </table:table-cell>
              <table:table-cell office:value-type="float" office:value="NaN">
                <text:p>NaN</text:p>
              </table:table-cell>
            </table:table-row>
            <table:table-row>
              <table:table-cell office:value-type="string">
                <text:p>356</text:p>
              </table:table-cell>
              <table:table-cell office:value-type="float" office:value="0">
                <text:p>0</text:p>
              </table:table-cell>
              <table:table-cell office:value-type="float" office:value="0.00364962290041149">
                <text:p>0.00364962290041149</text:p>
              </table:table-cell>
              <table:table-cell office:value-type="float" office:value="NaN">
                <text:p>NaN</text:p>
              </table:table-cell>
              <table:table-cell office:value-type="float" office:value="NaN">
                <text:p>NaN</text:p>
              </table:table-cell>
            </table:table-row>
            <table:table-row>
              <table:table-cell office:value-type="string">
                <text:p>357</text:p>
              </table:table-cell>
              <table:table-cell office:value-type="float" office:value="1">
                <text:p>1</text:p>
              </table:table-cell>
              <table:table-cell office:value-type="float" office:value="0.876857280731201">
                <text:p>0.876857280731201</text:p>
              </table:table-cell>
              <table:table-cell office:value-type="float" office:value="NaN">
                <text:p>NaN</text:p>
              </table:table-cell>
              <table:table-cell office:value-type="float" office:value="NaN">
                <text:p>NaN</text:p>
              </table:table-cell>
            </table:table-row>
            <table:table-row>
              <table:table-cell office:value-type="string">
                <text:p>358</text:p>
              </table:table-cell>
              <table:table-cell office:value-type="float" office:value="0">
                <text:p>0</text:p>
              </table:table-cell>
              <table:table-cell office:value-type="float" office:value="0.00034516301820986">
                <text:p>0.00034516301820986</text:p>
              </table:table-cell>
              <table:table-cell office:value-type="float" office:value="NaN">
                <text:p>NaN</text:p>
              </table:table-cell>
              <table:table-cell office:value-type="float" office:value="NaN">
                <text:p>NaN</text:p>
              </table:table-cell>
            </table:table-row>
            <table:table-row>
              <table:table-cell office:value-type="string">
                <text:p>359</text:p>
              </table:table-cell>
              <table:table-cell office:value-type="float" office:value="0">
                <text:p>0</text:p>
              </table:table-cell>
              <table:table-cell office:value-type="float" office:value="0.000654613017104566">
                <text:p>0.000654613017104566</text:p>
              </table:table-cell>
              <table:table-cell office:value-type="float" office:value="NaN">
                <text:p>NaN</text:p>
              </table:table-cell>
              <table:table-cell office:value-type="float" office:value="NaN">
                <text:p>NaN</text:p>
              </table:table-cell>
            </table:table-row>
            <table:table-row>
              <table:table-cell office:value-type="string">
                <text:p>360</text:p>
              </table:table-cell>
              <table:table-cell office:value-type="float" office:value="0">
                <text:p>0</text:p>
              </table:table-cell>
              <table:table-cell office:value-type="float" office:value="0.094482533633709">
                <text:p>0.094482533633709</text:p>
              </table:table-cell>
              <table:table-cell office:value-type="float" office:value="NaN">
                <text:p>NaN</text:p>
              </table:table-cell>
              <table:table-cell office:value-type="float" office:value="NaN">
                <text:p>NaN</text:p>
              </table:table-cell>
            </table:table-row>
            <table:table-row>
              <table:table-cell office:value-type="string">
                <text:p>361</text:p>
              </table:table-cell>
              <table:table-cell office:value-type="float" office:value="0.666666686534882">
                <text:p>0.666666686534882</text:p>
              </table:table-cell>
              <table:table-cell office:value-type="float" office:value="0.657075583934784">
                <text:p>0.657075583934784</text:p>
              </table:table-cell>
              <table:table-cell office:value-type="float" office:value="NaN">
                <text:p>NaN</text:p>
              </table:table-cell>
              <table:table-cell office:value-type="float" office:value="NaN">
                <text:p>NaN</text:p>
              </table:table-cell>
            </table:table-row>
            <table:table-row>
              <table:table-cell office:value-type="string">
                <text:p>362</text:p>
              </table:table-cell>
              <table:table-cell office:value-type="float" office:value="0.666666686534882">
                <text:p>0.666666686534882</text:p>
              </table:table-cell>
              <table:table-cell office:value-type="float" office:value="0.556628465652466">
                <text:p>0.556628465652466</text:p>
              </table:table-cell>
              <table:table-cell office:value-type="float" office:value="NaN">
                <text:p>NaN</text:p>
              </table:table-cell>
              <table:table-cell office:value-type="float" office:value="NaN">
                <text:p>NaN</text:p>
              </table:table-cell>
            </table:table-row>
            <table:table-row>
              <table:table-cell office:value-type="string">
                <text:p>363</text:p>
              </table:table-cell>
              <table:table-cell office:value-type="float" office:value="0">
                <text:p>0</text:p>
              </table:table-cell>
              <table:table-cell office:value-type="float" office:value="0.0960378050804138">
                <text:p>0.0960378050804138</text:p>
              </table:table-cell>
              <table:table-cell office:value-type="float" office:value="NaN">
                <text:p>NaN</text:p>
              </table:table-cell>
              <table:table-cell office:value-type="float" office:value="NaN">
                <text:p>NaN</text:p>
              </table:table-cell>
            </table:table-row>
            <table:table-row>
              <table:table-cell office:value-type="string">
                <text:p>364</text:p>
              </table:table-cell>
              <table:table-cell office:value-type="float" office:value="1">
                <text:p>1</text:p>
              </table:table-cell>
              <table:table-cell office:value-type="float" office:value="0.85528028011322">
                <text:p>0.85528028011322</text:p>
              </table:table-cell>
              <table:table-cell office:value-type="float" office:value="NaN">
                <text:p>NaN</text:p>
              </table:table-cell>
              <table:table-cell office:value-type="float" office:value="NaN">
                <text:p>NaN</text:p>
              </table:table-cell>
            </table:table-row>
            <table:table-row>
              <table:table-cell office:value-type="string">
                <text:p>365</text:p>
              </table:table-cell>
              <table:table-cell office:value-type="float" office:value="0">
                <text:p>0</text:p>
              </table:table-cell>
              <table:table-cell office:value-type="float" office:value="0.0535538606345654">
                <text:p>0.0535538606345654</text:p>
              </table:table-cell>
              <table:table-cell office:value-type="float" office:value="NaN">
                <text:p>NaN</text:p>
              </table:table-cell>
              <table:table-cell office:value-type="float" office:value="NaN">
                <text:p>NaN</text:p>
              </table:table-cell>
            </table:table-row>
            <table:table-row>
              <table:table-cell office:value-type="string">
                <text:p>366</text:p>
              </table:table-cell>
              <table:table-cell office:value-type="float" office:value="0">
                <text:p>0</text:p>
              </table:table-cell>
              <table:table-cell office:value-type="float" office:value="0.1580670773983">
                <text:p>0.1580670773983</text:p>
              </table:table-cell>
              <table:table-cell office:value-type="float" office:value="NaN">
                <text:p>NaN</text:p>
              </table:table-cell>
              <table:table-cell office:value-type="float" office:value="NaN">
                <text:p>NaN</text:p>
              </table:table-cell>
            </table:table-row>
            <table:table-row>
              <table:table-cell office:value-type="string">
                <text:p>367</text:p>
              </table:table-cell>
              <table:table-cell office:value-type="float" office:value="0.666666686534882">
                <text:p>0.666666686534882</text:p>
              </table:table-cell>
              <table:table-cell office:value-type="float" office:value="0.572156131267548">
                <text:p>0.572156131267548</text:p>
              </table:table-cell>
              <table:table-cell office:value-type="float" office:value="NaN">
                <text:p>NaN</text:p>
              </table:table-cell>
              <table:table-cell office:value-type="float" office:value="NaN">
                <text:p>NaN</text:p>
              </table:table-cell>
            </table:table-row>
            <table:table-row>
              <table:table-cell office:value-type="string">
                <text:p>368</text:p>
              </table:table-cell>
              <table:table-cell office:value-type="float" office:value="0">
                <text:p>0</text:p>
              </table:table-cell>
              <table:table-cell office:value-type="float" office:value="0.00834559835493565">
                <text:p>0.00834559835493565</text:p>
              </table:table-cell>
              <table:table-cell office:value-type="float" office:value="NaN">
                <text:p>NaN</text:p>
              </table:table-cell>
              <table:table-cell office:value-type="float" office:value="NaN">
                <text:p>NaN</text:p>
              </table:table-cell>
            </table:table-row>
            <table:table-row>
              <table:table-cell office:value-type="string">
                <text:p>369</text:p>
              </table:table-cell>
              <table:table-cell office:value-type="float" office:value="0">
                <text:p>0</text:p>
              </table:table-cell>
              <table:table-cell office:value-type="float" office:value="0.00494468118995428">
                <text:p>0.00494468118995428</text:p>
              </table:table-cell>
              <table:table-cell office:value-type="float" office:value="NaN">
                <text:p>NaN</text:p>
              </table:table-cell>
              <table:table-cell office:value-type="float" office:value="NaN">
                <text:p>NaN</text:p>
              </table:table-cell>
            </table:table-row>
            <table:table-row>
              <table:table-cell office:value-type="string">
                <text:p>370</text:p>
              </table:table-cell>
              <table:table-cell office:value-type="float" office:value="1">
                <text:p>1</text:p>
              </table:table-cell>
              <table:table-cell office:value-type="float" office:value="0.915693342685699">
                <text:p>0.915693342685699</text:p>
              </table:table-cell>
              <table:table-cell office:value-type="float" office:value="NaN">
                <text:p>NaN</text:p>
              </table:table-cell>
              <table:table-cell office:value-type="float" office:value="NaN">
                <text:p>NaN</text:p>
              </table:table-cell>
            </table:table-row>
            <table:table-row>
              <table:table-cell office:value-type="string">
                <text:p>371</text:p>
              </table:table-cell>
              <table:table-cell office:value-type="float" office:value="1">
                <text:p>1</text:p>
              </table:table-cell>
              <table:table-cell office:value-type="float" office:value="0.869307696819305">
                <text:p>0.869307696819305</text:p>
              </table:table-cell>
              <table:table-cell office:value-type="float" office:value="NaN">
                <text:p>NaN</text:p>
              </table:table-cell>
              <table:table-cell office:value-type="float" office:value="NaN">
                <text:p>NaN</text:p>
              </table:table-cell>
            </table:table-row>
            <table:table-row>
              <table:table-cell office:value-type="string">
                <text:p>372</text:p>
              </table:table-cell>
              <table:table-cell office:value-type="float" office:value="0.666666686534882">
                <text:p>0.666666686534882</text:p>
              </table:table-cell>
              <table:table-cell office:value-type="float" office:value="0.576519846916199">
                <text:p>0.576519846916199</text:p>
              </table:table-cell>
              <table:table-cell office:value-type="float" office:value="NaN">
                <text:p>NaN</text:p>
              </table:table-cell>
              <table:table-cell office:value-type="float" office:value="NaN">
                <text:p>NaN</text:p>
              </table:table-cell>
            </table:table-row>
            <table:table-row>
              <table:table-cell office:value-type="string">
                <text:p>373</text:p>
              </table:table-cell>
              <table:table-cell office:value-type="float" office:value="0">
                <text:p>0</text:p>
              </table:table-cell>
              <table:table-cell office:value-type="float" office:value="0.115615300834179">
                <text:p>0.115615300834179</text:p>
              </table:table-cell>
              <table:table-cell office:value-type="float" office:value="NaN">
                <text:p>NaN</text:p>
              </table:table-cell>
              <table:table-cell office:value-type="float" office:value="NaN">
                <text:p>NaN</text:p>
              </table:table-cell>
            </table:table-row>
            <table:table-row>
              <table:table-cell office:value-type="string">
                <text:p>374</text:p>
              </table:table-cell>
              <table:table-cell office:value-type="float" office:value="0.333333343267441">
                <text:p>0.333333343267441</text:p>
              </table:table-cell>
              <table:table-cell office:value-type="float" office:value="0.302654892206192">
                <text:p>0.302654892206192</text:p>
              </table:table-cell>
              <table:table-cell office:value-type="float" office:value="NaN">
                <text:p>NaN</text:p>
              </table:table-cell>
              <table:table-cell office:value-type="float" office:value="NaN">
                <text:p>NaN</text:p>
              </table:table-cell>
            </table:table-row>
            <table:table-row>
              <table:table-cell office:value-type="string">
                <text:p>375</text:p>
              </table:table-cell>
              <table:table-cell office:value-type="float" office:value="0">
                <text:p>0</text:p>
              </table:table-cell>
              <table:table-cell office:value-type="float" office:value="0.0043339291587472">
                <text:p>0.0043339291587472</text:p>
              </table:table-cell>
              <table:table-cell office:value-type="float" office:value="NaN">
                <text:p>NaN</text:p>
              </table:table-cell>
              <table:table-cell office:value-type="float" office:value="NaN">
                <text:p>NaN</text:p>
              </table:table-cell>
            </table:table-row>
            <table:table-row>
              <table:table-cell office:value-type="string">
                <text:p>376</text:p>
              </table:table-cell>
              <table:table-cell office:value-type="float" office:value="1">
                <text:p>1</text:p>
              </table:table-cell>
              <table:table-cell office:value-type="float" office:value="0.830883324146271">
                <text:p>0.830883324146271</text:p>
              </table:table-cell>
              <table:table-cell office:value-type="float" office:value="NaN">
                <text:p>NaN</text:p>
              </table:table-cell>
              <table:table-cell office:value-type="float" office:value="NaN">
                <text:p>NaN</text:p>
              </table:table-cell>
            </table:table-row>
            <table:table-row>
              <table:table-cell office:value-type="string">
                <text:p>377</text:p>
              </table:table-cell>
              <table:table-cell office:value-type="float" office:value="0">
                <text:p>0</text:p>
              </table:table-cell>
              <table:table-cell office:value-type="float" office:value="0.00402340292930603">
                <text:p>0.00402340292930603</text:p>
              </table:table-cell>
              <table:table-cell office:value-type="float" office:value="NaN">
                <text:p>NaN</text:p>
              </table:table-cell>
              <table:table-cell office:value-type="float" office:value="NaN">
                <text:p>NaN</text:p>
              </table:table-cell>
            </table:table-row>
            <table:table-row>
              <table:table-cell office:value-type="string">
                <text:p>378</text:p>
              </table:table-cell>
              <table:table-cell office:value-type="float" office:value="0.333333343267441">
                <text:p>0.333333343267441</text:p>
              </table:table-cell>
              <table:table-cell office:value-type="float" office:value="0.238121256232262">
                <text:p>0.238121256232262</text:p>
              </table:table-cell>
              <table:table-cell office:value-type="float" office:value="NaN">
                <text:p>NaN</text:p>
              </table:table-cell>
              <table:table-cell office:value-type="float" office:value="NaN">
                <text:p>NaN</text:p>
              </table:table-cell>
            </table:table-row>
            <table:table-row>
              <table:table-cell office:value-type="string">
                <text:p>379</text:p>
              </table:table-cell>
              <table:table-cell office:value-type="float" office:value="0">
                <text:p>0</text:p>
              </table:table-cell>
              <table:table-cell office:value-type="float" office:value="0.000358817167580128">
                <text:p>0.000358817167580128</text:p>
              </table:table-cell>
              <table:table-cell office:value-type="float" office:value="NaN">
                <text:p>NaN</text:p>
              </table:table-cell>
              <table:table-cell office:value-type="float" office:value="NaN">
                <text:p>NaN</text:p>
              </table:table-cell>
            </table:table-row>
            <table:table-row>
              <table:table-cell office:value-type="string">
                <text:p>380</text:p>
              </table:table-cell>
              <table:table-cell office:value-type="float" office:value="0.333333343267441">
                <text:p>0.333333343267441</text:p>
              </table:table-cell>
              <table:table-cell office:value-type="float" office:value="0.709588766098022">
                <text:p>0.709588766098022</text:p>
              </table:table-cell>
              <table:table-cell office:value-type="float" office:value="NaN">
                <text:p>NaN</text:p>
              </table:table-cell>
              <table:table-cell office:value-type="float" office:value="NaN">
                <text:p>NaN</text:p>
              </table:table-cell>
            </table:table-row>
            <table:table-row>
              <table:table-cell office:value-type="string">
                <text:p>381</text:p>
              </table:table-cell>
              <table:table-cell office:value-type="float" office:value="0">
                <text:p>0</text:p>
              </table:table-cell>
              <table:table-cell office:value-type="float" office:value="0.000510377052705735">
                <text:p>0.000510377052705735</text:p>
              </table:table-cell>
              <table:table-cell office:value-type="float" office:value="NaN">
                <text:p>NaN</text:p>
              </table:table-cell>
              <table:table-cell office:value-type="float" office:value="NaN">
                <text:p>NaN</text:p>
              </table:table-cell>
            </table:table-row>
            <table:table-row>
              <table:table-cell office:value-type="string">
                <text:p>382</text:p>
              </table:table-cell>
              <table:table-cell office:value-type="float" office:value="0">
                <text:p>0</text:p>
              </table:table-cell>
              <table:table-cell office:value-type="float" office:value="0.00775597989559174">
                <text:p>0.00775597989559174</text:p>
              </table:table-cell>
              <table:table-cell office:value-type="float" office:value="NaN">
                <text:p>NaN</text:p>
              </table:table-cell>
              <table:table-cell office:value-type="float" office:value="NaN">
                <text:p>NaN</text:p>
              </table:table-cell>
            </table:table-row>
            <table:table-row>
              <table:table-cell office:value-type="string">
                <text:p>383</text:p>
              </table:table-cell>
              <table:table-cell office:value-type="float" office:value="0">
                <text:p>0</text:p>
              </table:table-cell>
              <table:table-cell office:value-type="float" office:value="0.000611756520811468">
                <text:p>0.000611756520811468</text:p>
              </table:table-cell>
              <table:table-cell office:value-type="float" office:value="NaN">
                <text:p>NaN</text:p>
              </table:table-cell>
              <table:table-cell office:value-type="float" office:value="NaN">
                <text:p>NaN</text:p>
              </table:table-cell>
            </table:table-row>
            <table:table-row>
              <table:table-cell office:value-type="string">
                <text:p>384</text:p>
              </table:table-cell>
              <table:table-cell office:value-type="float" office:value="0.666666686534882">
                <text:p>0.666666686534882</text:p>
              </table:table-cell>
              <table:table-cell office:value-type="float" office:value="0.773178637027741">
                <text:p>0.773178637027741</text:p>
              </table:table-cell>
              <table:table-cell office:value-type="float" office:value="NaN">
                <text:p>NaN</text:p>
              </table:table-cell>
              <table:table-cell office:value-type="float" office:value="NaN">
                <text:p>NaN</text:p>
              </table:table-cell>
            </table:table-row>
            <table:table-row>
              <table:table-cell office:value-type="string">
                <text:p>385</text:p>
              </table:table-cell>
              <table:table-cell office:value-type="float" office:value="0">
                <text:p>0</text:p>
              </table:table-cell>
              <table:table-cell office:value-type="float" office:value="0.089443065226078">
                <text:p>0.089443065226078</text:p>
              </table:table-cell>
              <table:table-cell office:value-type="float" office:value="NaN">
                <text:p>NaN</text:p>
              </table:table-cell>
              <table:table-cell office:value-type="float" office:value="NaN">
                <text:p>NaN</text:p>
              </table:table-cell>
            </table:table-row>
            <table:table-row>
              <table:table-cell office:value-type="string">
                <text:p>386</text:p>
              </table:table-cell>
              <table:table-cell office:value-type="float" office:value="0.333333343267441">
                <text:p>0.333333343267441</text:p>
              </table:table-cell>
              <table:table-cell office:value-type="float" office:value="0.00747871585190296">
                <text:p>0.00747871585190296</text:p>
              </table:table-cell>
              <table:table-cell office:value-type="float" office:value="NaN">
                <text:p>NaN</text:p>
              </table:table-cell>
              <table:table-cell office:value-type="float" office:value="NaN">
                <text:p>NaN</text:p>
              </table:table-cell>
            </table:table-row>
            <table:table-row>
              <table:table-cell office:value-type="string">
                <text:p>387</text:p>
              </table:table-cell>
              <table:table-cell office:value-type="float" office:value="0">
                <text:p>0</text:p>
              </table:table-cell>
              <table:table-cell office:value-type="float" office:value="0.00121476338244975">
                <text:p>0.00121476338244975</text:p>
              </table:table-cell>
              <table:table-cell office:value-type="float" office:value="NaN">
                <text:p>NaN</text:p>
              </table:table-cell>
              <table:table-cell office:value-type="float" office:value="NaN">
                <text:p>NaN</text:p>
              </table:table-cell>
            </table:table-row>
            <table:table-row>
              <table:table-cell office:value-type="string">
                <text:p>388</text:p>
              </table:table-cell>
              <table:table-cell office:value-type="float" office:value="0.666666686534882">
                <text:p>0.666666686534882</text:p>
              </table:table-cell>
              <table:table-cell office:value-type="float" office:value="0.308794796466827">
                <text:p>0.308794796466827</text:p>
              </table:table-cell>
              <table:table-cell office:value-type="float" office:value="NaN">
                <text:p>NaN</text:p>
              </table:table-cell>
              <table:table-cell office:value-type="float" office:value="NaN">
                <text:p>NaN</text:p>
              </table:table-cell>
            </table:table-row>
            <table:table-row>
              <table:table-cell office:value-type="string">
                <text:p>389</text:p>
              </table:table-cell>
              <table:table-cell office:value-type="float" office:value="0.333333343267441">
                <text:p>0.333333343267441</text:p>
              </table:table-cell>
              <table:table-cell office:value-type="float" office:value="0.310551911592484">
                <text:p>0.310551911592484</text:p>
              </table:table-cell>
              <table:table-cell office:value-type="float" office:value="NaN">
                <text:p>NaN</text:p>
              </table:table-cell>
              <table:table-cell office:value-type="float" office:value="NaN">
                <text:p>NaN</text:p>
              </table:table-cell>
            </table:table-row>
            <table:table-row>
              <table:table-cell office:value-type="string">
                <text:p>390</text:p>
              </table:table-cell>
              <table:table-cell office:value-type="float" office:value="0">
                <text:p>0</text:p>
              </table:table-cell>
              <table:table-cell office:value-type="float" office:value="0.00457792123779655">
                <text:p>0.00457792123779655</text:p>
              </table:table-cell>
              <table:table-cell office:value-type="float" office:value="NaN">
                <text:p>NaN</text:p>
              </table:table-cell>
              <table:table-cell office:value-type="float" office:value="NaN">
                <text:p>NaN</text:p>
              </table:table-cell>
            </table:table-row>
            <table:table-row>
              <table:table-cell office:value-type="string">
                <text:p>391</text:p>
              </table:table-cell>
              <table:table-cell office:value-type="float" office:value="0">
                <text:p>0</text:p>
              </table:table-cell>
              <table:table-cell office:value-type="float" office:value="0.0334725119173527">
                <text:p>0.0334725119173527</text:p>
              </table:table-cell>
              <table:table-cell office:value-type="float" office:value="NaN">
                <text:p>NaN</text:p>
              </table:table-cell>
              <table:table-cell office:value-type="float" office:value="NaN">
                <text:p>NaN</text:p>
              </table:table-cell>
            </table:table-row>
            <table:table-row>
              <table:table-cell office:value-type="string">
                <text:p>392</text:p>
              </table:table-cell>
              <table:table-cell office:value-type="float" office:value="0">
                <text:p>0</text:p>
              </table:table-cell>
              <table:table-cell office:value-type="float" office:value="0.00910406094044447">
                <text:p>0.00910406094044447</text:p>
              </table:table-cell>
              <table:table-cell office:value-type="float" office:value="NaN">
                <text:p>NaN</text:p>
              </table:table-cell>
              <table:table-cell office:value-type="float" office:value="NaN">
                <text:p>NaN</text:p>
              </table:table-cell>
            </table:table-row>
            <table:table-row>
              <table:table-cell office:value-type="string">
                <text:p>393</text:p>
              </table:table-cell>
              <table:table-cell office:value-type="float" office:value="0.333333343267441">
                <text:p>0.333333343267441</text:p>
              </table:table-cell>
              <table:table-cell office:value-type="float" office:value="0.0828820243477821">
                <text:p>0.0828820243477821</text:p>
              </table:table-cell>
              <table:table-cell office:value-type="float" office:value="NaN">
                <text:p>NaN</text:p>
              </table:table-cell>
              <table:table-cell office:value-type="float" office:value="NaN">
                <text:p>NaN</text:p>
              </table:table-cell>
            </table:table-row>
            <table:table-row>
              <table:table-cell office:value-type="string">
                <text:p>394</text:p>
              </table:table-cell>
              <table:table-cell office:value-type="float" office:value="0.333333343267441">
                <text:p>0.333333343267441</text:p>
              </table:table-cell>
              <table:table-cell office:value-type="float" office:value="0.838232517242432">
                <text:p>0.838232517242432</text:p>
              </table:table-cell>
              <table:table-cell office:value-type="float" office:value="NaN">
                <text:p>NaN</text:p>
              </table:table-cell>
              <table:table-cell office:value-type="float" office:value="NaN">
                <text:p>NaN</text:p>
              </table:table-cell>
            </table:table-row>
            <table:table-row>
              <table:table-cell office:value-type="string">
                <text:p>395</text:p>
              </table:table-cell>
              <table:table-cell office:value-type="float" office:value="0">
                <text:p>0</text:p>
              </table:table-cell>
              <table:table-cell office:value-type="float" office:value="0.328375965356827">
                <text:p>0.328375965356827</text:p>
              </table:table-cell>
              <table:table-cell office:value-type="float" office:value="NaN">
                <text:p>NaN</text:p>
              </table:table-cell>
              <table:table-cell office:value-type="float" office:value="NaN">
                <text:p>NaN</text:p>
              </table:table-cell>
            </table:table-row>
            <table:table-row>
              <table:table-cell office:value-type="string">
                <text:p>396</text:p>
              </table:table-cell>
              <table:table-cell office:value-type="float" office:value="0.666666686534882">
                <text:p>0.666666686534882</text:p>
              </table:table-cell>
              <table:table-cell office:value-type="float" office:value="0.779472470283508">
                <text:p>0.779472470283508</text:p>
              </table:table-cell>
              <table:table-cell office:value-type="float" office:value="NaN">
                <text:p>NaN</text:p>
              </table:table-cell>
              <table:table-cell office:value-type="float" office:value="NaN">
                <text:p>NaN</text:p>
              </table:table-cell>
            </table:table-row>
            <table:table-row>
              <table:table-cell office:value-type="string">
                <text:p>397</text:p>
              </table:table-cell>
              <table:table-cell office:value-type="float" office:value="1">
                <text:p>1</text:p>
              </table:table-cell>
              <table:table-cell office:value-type="float" office:value="0.899335265159607">
                <text:p>0.899335265159607</text:p>
              </table:table-cell>
              <table:table-cell office:value-type="float" office:value="NaN">
                <text:p>NaN</text:p>
              </table:table-cell>
              <table:table-cell office:value-type="float" office:value="NaN">
                <text:p>NaN</text:p>
              </table:table-cell>
            </table:table-row>
            <table:table-row>
              <table:table-cell office:value-type="string">
                <text:p>398</text:p>
              </table:table-cell>
              <table:table-cell office:value-type="float" office:value="0">
                <text:p>0</text:p>
              </table:table-cell>
              <table:table-cell office:value-type="float" office:value="0.00365666043944657">
                <text:p>0.00365666043944657</text:p>
              </table:table-cell>
              <table:table-cell office:value-type="float" office:value="NaN">
                <text:p>NaN</text:p>
              </table:table-cell>
              <table:table-cell office:value-type="float" office:value="NaN">
                <text:p>NaN</text:p>
              </table:table-cell>
            </table:table-row>
            <table:table-row>
              <table:table-cell office:value-type="string">
                <text:p>399</text:p>
              </table:table-cell>
              <table:table-cell office:value-type="float" office:value="0">
                <text:p>0</text:p>
              </table:table-cell>
              <table:table-cell office:value-type="float" office:value="0.00762661080807447">
                <text:p>0.00762661080807447</text:p>
              </table:table-cell>
              <table:table-cell office:value-type="float" office:value="NaN">
                <text:p>NaN</text:p>
              </table:table-cell>
              <table:table-cell office:value-type="float" office:value="NaN">
                <text:p>NaN</text:p>
              </table:table-cell>
            </table:table-row>
            <table:table-row>
              <table:table-cell office:value-type="string">
                <text:p>400</text:p>
              </table:table-cell>
              <table:table-cell office:value-type="float" office:value="0">
                <text:p>0</text:p>
              </table:table-cell>
              <table:table-cell office:value-type="float" office:value="0.00192500068806112">
                <text:p>0.00192500068806112</text:p>
              </table:table-cell>
              <table:table-cell office:value-type="float" office:value="NaN">
                <text:p>NaN</text:p>
              </table:table-cell>
              <table:table-cell office:value-type="float" office:value="NaN">
                <text:p>NaN</text:p>
              </table:table-cell>
            </table:table-row>
            <table:table-row>
              <table:table-cell office:value-type="string">
                <text:p>401</text:p>
              </table:table-cell>
              <table:table-cell office:value-type="float" office:value="0">
                <text:p>0</text:p>
              </table:table-cell>
              <table:table-cell office:value-type="float" office:value="0.0229714829474688">
                <text:p>0.0229714829474688</text:p>
              </table:table-cell>
              <table:table-cell office:value-type="float" office:value="NaN">
                <text:p>NaN</text:p>
              </table:table-cell>
              <table:table-cell office:value-type="float" office:value="NaN">
                <text:p>NaN</text:p>
              </table:table-cell>
            </table:table-row>
            <table:table-row>
              <table:table-cell office:value-type="string">
                <text:p>402</text:p>
              </table:table-cell>
              <table:table-cell office:value-type="float" office:value="1">
                <text:p>1</text:p>
              </table:table-cell>
              <table:table-cell office:value-type="float" office:value="0.911550462245941">
                <text:p>0.911550462245941</text:p>
              </table:table-cell>
              <table:table-cell office:value-type="float" office:value="NaN">
                <text:p>NaN</text:p>
              </table:table-cell>
              <table:table-cell office:value-type="float" office:value="NaN">
                <text:p>NaN</text:p>
              </table:table-cell>
            </table:table-row>
            <table:table-row>
              <table:table-cell office:value-type="string">
                <text:p>403</text:p>
              </table:table-cell>
              <table:table-cell office:value-type="float" office:value="0.333333343267441">
                <text:p>0.333333343267441</text:p>
              </table:table-cell>
              <table:table-cell office:value-type="float" office:value="0.696572124958038">
                <text:p>0.696572124958038</text:p>
              </table:table-cell>
              <table:table-cell office:value-type="float" office:value="NaN">
                <text:p>NaN</text:p>
              </table:table-cell>
              <table:table-cell office:value-type="float" office:value="NaN">
                <text:p>NaN</text:p>
              </table:table-cell>
            </table:table-row>
            <table:table-row>
              <table:table-cell office:value-type="string">
                <text:p>404</text:p>
              </table:table-cell>
              <table:table-cell office:value-type="float" office:value="0.666666686534882">
                <text:p>0.666666686534882</text:p>
              </table:table-cell>
              <table:table-cell office:value-type="float" office:value="0.782569348812103">
                <text:p>0.782569348812103</text:p>
              </table:table-cell>
              <table:table-cell office:value-type="float" office:value="NaN">
                <text:p>NaN</text:p>
              </table:table-cell>
              <table:table-cell office:value-type="float" office:value="NaN">
                <text:p>NaN</text:p>
              </table:table-cell>
            </table:table-row>
            <table:table-row>
              <table:table-cell office:value-type="string">
                <text:p>405</text:p>
              </table:table-cell>
              <table:table-cell office:value-type="float" office:value="0.333333343267441">
                <text:p>0.333333343267441</text:p>
              </table:table-cell>
              <table:table-cell office:value-type="float" office:value="0.0202687382698059">
                <text:p>0.0202687382698059</text:p>
              </table:table-cell>
              <table:table-cell office:value-type="float" office:value="NaN">
                <text:p>NaN</text:p>
              </table:table-cell>
              <table:table-cell office:value-type="float" office:value="NaN">
                <text:p>NaN</text:p>
              </table:table-cell>
            </table:table-row>
            <table:table-row>
              <table:table-cell office:value-type="string">
                <text:p>406</text:p>
              </table:table-cell>
              <table:table-cell office:value-type="float" office:value="0.666666686534882">
                <text:p>0.666666686534882</text:p>
              </table:table-cell>
              <table:table-cell office:value-type="float" office:value="0.542637586593628">
                <text:p>0.542637586593628</text:p>
              </table:table-cell>
              <table:table-cell office:value-type="float" office:value="NaN">
                <text:p>NaN</text:p>
              </table:table-cell>
              <table:table-cell office:value-type="float" office:value="NaN">
                <text:p>NaN</text:p>
              </table:table-cell>
            </table:table-row>
            <table:table-row>
              <table:table-cell office:value-type="string">
                <text:p>407</text:p>
              </table:table-cell>
              <table:table-cell office:value-type="float" office:value="0.333333343267441">
                <text:p>0.333333343267441</text:p>
              </table:table-cell>
              <table:table-cell office:value-type="float" office:value="0.222939714789391">
                <text:p>0.222939714789391</text:p>
              </table:table-cell>
              <table:table-cell office:value-type="float" office:value="NaN">
                <text:p>NaN</text:p>
              </table:table-cell>
              <table:table-cell office:value-type="float" office:value="NaN">
                <text:p>NaN</text:p>
              </table:table-cell>
            </table:table-row>
            <table:table-row>
              <table:table-cell office:value-type="string">
                <text:p>408</text:p>
              </table:table-cell>
              <table:table-cell office:value-type="float" office:value="0">
                <text:p>0</text:p>
              </table:table-cell>
              <table:table-cell office:value-type="float" office:value="0.00178452301770449">
                <text:p>0.00178452301770449</text:p>
              </table:table-cell>
              <table:table-cell office:value-type="float" office:value="NaN">
                <text:p>NaN</text:p>
              </table:table-cell>
              <table:table-cell office:value-type="float" office:value="NaN">
                <text:p>NaN</text:p>
              </table:table-cell>
            </table:table-row>
            <table:table-row>
              <table:table-cell office:value-type="string">
                <text:p>409</text:p>
              </table:table-cell>
              <table:table-cell office:value-type="float" office:value="0">
                <text:p>0</text:p>
              </table:table-cell>
              <table:table-cell office:value-type="float" office:value="0.0708838626742363">
                <text:p>0.0708838626742363</text:p>
              </table:table-cell>
              <table:table-cell office:value-type="float" office:value="NaN">
                <text:p>NaN</text:p>
              </table:table-cell>
              <table:table-cell office:value-type="float" office:value="NaN">
                <text:p>NaN</text:p>
              </table:table-cell>
            </table:table-row>
            <table:table-row>
              <table:table-cell office:value-type="string">
                <text:p>410</text:p>
              </table:table-cell>
              <table:table-cell office:value-type="float" office:value="0.333333343267441">
                <text:p>0.333333343267441</text:p>
              </table:table-cell>
              <table:table-cell office:value-type="float" office:value="0.119701862335205">
                <text:p>0.119701862335205</text:p>
              </table:table-cell>
              <table:table-cell office:value-type="float" office:value="NaN">
                <text:p>NaN</text:p>
              </table:table-cell>
              <table:table-cell office:value-type="float" office:value="NaN">
                <text:p>NaN</text:p>
              </table:table-cell>
            </table:table-row>
            <table:table-row>
              <table:table-cell office:value-type="string">
                <text:p>411</text:p>
              </table:table-cell>
              <table:table-cell office:value-type="float" office:value="0">
                <text:p>0</text:p>
              </table:table-cell>
              <table:table-cell office:value-type="float" office:value="0.171400219202042">
                <text:p>0.171400219202042</text:p>
              </table:table-cell>
              <table:table-cell office:value-type="float" office:value="NaN">
                <text:p>NaN</text:p>
              </table:table-cell>
              <table:table-cell office:value-type="float" office:value="NaN">
                <text:p>NaN</text:p>
              </table:table-cell>
            </table:table-row>
            <table:table-row>
              <table:table-cell office:value-type="string">
                <text:p>412</text:p>
              </table:table-cell>
              <table:table-cell office:value-type="float" office:value="0">
                <text:p>0</text:p>
              </table:table-cell>
              <table:table-cell office:value-type="float" office:value="0.107305221259594">
                <text:p>0.107305221259594</text:p>
              </table:table-cell>
              <table:table-cell office:value-type="float" office:value="NaN">
                <text:p>NaN</text:p>
              </table:table-cell>
              <table:table-cell office:value-type="float" office:value="NaN">
                <text:p>NaN</text:p>
              </table:table-cell>
            </table:table-row>
            <table:table-row>
              <table:table-cell office:value-type="string">
                <text:p>413</text:p>
              </table:table-cell>
              <table:table-cell office:value-type="float" office:value="0.666666686534882">
                <text:p>0.666666686534882</text:p>
              </table:table-cell>
              <table:table-cell office:value-type="float" office:value="0.350485026836395">
                <text:p>0.350485026836395</text:p>
              </table:table-cell>
              <table:table-cell office:value-type="float" office:value="NaN">
                <text:p>NaN</text:p>
              </table:table-cell>
              <table:table-cell office:value-type="float" office:value="NaN">
                <text:p>NaN</text:p>
              </table:table-cell>
            </table:table-row>
            <table:table-row>
              <table:table-cell office:value-type="string">
                <text:p>414</text:p>
              </table:table-cell>
              <table:table-cell office:value-type="float" office:value="0">
                <text:p>0</text:p>
              </table:table-cell>
              <table:table-cell office:value-type="float" office:value="0.0371766239404678">
                <text:p>0.0371766239404678</text:p>
              </table:table-cell>
              <table:table-cell office:value-type="float" office:value="NaN">
                <text:p>NaN</text:p>
              </table:table-cell>
              <table:table-cell office:value-type="float" office:value="NaN">
                <text:p>NaN</text:p>
              </table:table-cell>
            </table:table-row>
            <table:table-row>
              <table:table-cell office:value-type="string">
                <text:p>415</text:p>
              </table:table-cell>
              <table:table-cell office:value-type="float" office:value="1">
                <text:p>1</text:p>
              </table:table-cell>
              <table:table-cell office:value-type="float" office:value="0.957717478275299">
                <text:p>0.957717478275299</text:p>
              </table:table-cell>
              <table:table-cell office:value-type="float" office:value="NaN">
                <text:p>NaN</text:p>
              </table:table-cell>
              <table:table-cell office:value-type="float" office:value="NaN">
                <text:p>NaN</text:p>
              </table:table-cell>
            </table:table-row>
            <table:table-row>
              <table:table-cell office:value-type="string">
                <text:p>416</text:p>
              </table:table-cell>
              <table:table-cell office:value-type="float" office:value="0">
                <text:p>0</text:p>
              </table:table-cell>
              <table:table-cell office:value-type="float" office:value="0.000285245856503025">
                <text:p>0.000285245856503025</text:p>
              </table:table-cell>
              <table:table-cell office:value-type="float" office:value="NaN">
                <text:p>NaN</text:p>
              </table:table-cell>
              <table:table-cell office:value-type="float" office:value="NaN">
                <text:p>NaN</text:p>
              </table:table-cell>
            </table:table-row>
            <table:table-row>
              <table:table-cell office:value-type="string">
                <text:p>417</text:p>
              </table:table-cell>
              <table:table-cell office:value-type="float" office:value="0">
                <text:p>0</text:p>
              </table:table-cell>
              <table:table-cell office:value-type="float" office:value="0.00323034496977925">
                <text:p>0.00323034496977925</text:p>
              </table:table-cell>
              <table:table-cell office:value-type="float" office:value="NaN">
                <text:p>NaN</text:p>
              </table:table-cell>
              <table:table-cell office:value-type="float" office:value="NaN">
                <text:p>NaN</text:p>
              </table:table-cell>
            </table:table-row>
            <table:table-row>
              <table:table-cell office:value-type="string">
                <text:p>418</text:p>
              </table:table-cell>
              <table:table-cell office:value-type="float" office:value="0">
                <text:p>0</text:p>
              </table:table-cell>
              <table:table-cell office:value-type="float" office:value="0.00200365157797933">
                <text:p>0.00200365157797933</text:p>
              </table:table-cell>
              <table:table-cell office:value-type="float" office:value="NaN">
                <text:p>NaN</text:p>
              </table:table-cell>
              <table:table-cell office:value-type="float" office:value="NaN">
                <text:p>NaN</text:p>
              </table:table-cell>
            </table:table-row>
            <table:table-row>
              <table:table-cell office:value-type="string">
                <text:p>419</text:p>
              </table:table-cell>
              <table:table-cell office:value-type="float" office:value="0">
                <text:p>0</text:p>
              </table:table-cell>
              <table:table-cell office:value-type="float" office:value="0.173393845558167">
                <text:p>0.173393845558167</text:p>
              </table:table-cell>
              <table:table-cell office:value-type="float" office:value="NaN">
                <text:p>NaN</text:p>
              </table:table-cell>
              <table:table-cell office:value-type="float" office:value="NaN">
                <text:p>NaN</text:p>
              </table:table-cell>
            </table:table-row>
            <table:table-row>
              <table:table-cell office:value-type="string">
                <text:p>420</text:p>
              </table:table-cell>
              <table:table-cell office:value-type="float" office:value="0.333333343267441">
                <text:p>0.333333343267441</text:p>
              </table:table-cell>
              <table:table-cell office:value-type="float" office:value="0.158155933022499">
                <text:p>0.158155933022499</text:p>
              </table:table-cell>
              <table:table-cell office:value-type="float" office:value="NaN">
                <text:p>NaN</text:p>
              </table:table-cell>
              <table:table-cell office:value-type="float" office:value="NaN">
                <text:p>NaN</text:p>
              </table:table-cell>
            </table:table-row>
            <table:table-row>
              <table:table-cell office:value-type="string">
                <text:p>421</text:p>
              </table:table-cell>
              <table:table-cell office:value-type="float" office:value="0">
                <text:p>0</text:p>
              </table:table-cell>
              <table:table-cell office:value-type="float" office:value="0.0713112503290176">
                <text:p>0.0713112503290176</text:p>
              </table:table-cell>
              <table:table-cell office:value-type="float" office:value="NaN">
                <text:p>NaN</text:p>
              </table:table-cell>
              <table:table-cell office:value-type="float" office:value="NaN">
                <text:p>NaN</text:p>
              </table:table-cell>
            </table:table-row>
            <table:table-row>
              <table:table-cell office:value-type="string">
                <text:p>422</text:p>
              </table:table-cell>
              <table:table-cell office:value-type="float" office:value="1">
                <text:p>1</text:p>
              </table:table-cell>
              <table:table-cell office:value-type="float" office:value="0.914606094360352">
                <text:p>0.914606094360352</text:p>
              </table:table-cell>
              <table:table-cell office:value-type="float" office:value="NaN">
                <text:p>NaN</text:p>
              </table:table-cell>
              <table:table-cell office:value-type="float" office:value="NaN">
                <text:p>NaN</text:p>
              </table:table-cell>
            </table:table-row>
            <table:table-row>
              <table:table-cell office:value-type="string">
                <text:p>423</text:p>
              </table:table-cell>
              <table:table-cell office:value-type="float" office:value="0">
                <text:p>0</text:p>
              </table:table-cell>
              <table:table-cell office:value-type="float" office:value="0.412370055913925">
                <text:p>0.412370055913925</text:p>
              </table:table-cell>
              <table:table-cell office:value-type="float" office:value="NaN">
                <text:p>NaN</text:p>
              </table:table-cell>
              <table:table-cell office:value-type="float" office:value="NaN">
                <text:p>NaN</text:p>
              </table:table-cell>
            </table:table-row>
            <table:table-row>
              <table:table-cell office:value-type="string">
                <text:p>424</text:p>
              </table:table-cell>
              <table:table-cell office:value-type="float" office:value="1">
                <text:p>1</text:p>
              </table:table-cell>
              <table:table-cell office:value-type="float" office:value="0.91173779964447">
                <text:p>0.91173779964447</text:p>
              </table:table-cell>
              <table:table-cell office:value-type="float" office:value="NaN">
                <text:p>NaN</text:p>
              </table:table-cell>
              <table:table-cell office:value-type="float" office:value="NaN">
                <text:p>NaN</text:p>
              </table:table-cell>
            </table:table-row>
            <table:table-row>
              <table:table-cell office:value-type="string">
                <text:p>425</text:p>
              </table:table-cell>
              <table:table-cell office:value-type="float" office:value="0.666666686534882">
                <text:p>0.666666686534882</text:p>
              </table:table-cell>
              <table:table-cell office:value-type="float" office:value="0.468072235584259">
                <text:p>0.468072235584259</text:p>
              </table:table-cell>
              <table:table-cell office:value-type="float" office:value="NaN">
                <text:p>NaN</text:p>
              </table:table-cell>
              <table:table-cell office:value-type="float" office:value="NaN">
                <text:p>NaN</text:p>
              </table:table-cell>
            </table:table-row>
            <table:table-row>
              <table:table-cell office:value-type="string">
                <text:p>426</text:p>
              </table:table-cell>
              <table:table-cell office:value-type="float" office:value="0.333333343267441">
                <text:p>0.333333343267441</text:p>
              </table:table-cell>
              <table:table-cell office:value-type="float" office:value="0.635676741600037">
                <text:p>0.635676741600037</text:p>
              </table:table-cell>
              <table:table-cell office:value-type="float" office:value="NaN">
                <text:p>NaN</text:p>
              </table:table-cell>
              <table:table-cell office:value-type="float" office:value="NaN">
                <text:p>NaN</text:p>
              </table:table-cell>
            </table:table-row>
            <table:table-row>
              <table:table-cell office:value-type="string">
                <text:p>427</text:p>
              </table:table-cell>
              <table:table-cell office:value-type="float" office:value="0">
                <text:p>0</text:p>
              </table:table-cell>
              <table:table-cell office:value-type="float" office:value="0.0715961083769798">
                <text:p>0.0715961083769798</text:p>
              </table:table-cell>
              <table:table-cell office:value-type="float" office:value="NaN">
                <text:p>NaN</text:p>
              </table:table-cell>
              <table:table-cell office:value-type="float" office:value="NaN">
                <text:p>NaN</text:p>
              </table:table-cell>
            </table:table-row>
            <table:table-row>
              <table:table-cell office:value-type="string">
                <text:p>428</text:p>
              </table:table-cell>
              <table:table-cell office:value-type="float" office:value="1">
                <text:p>1</text:p>
              </table:table-cell>
              <table:table-cell office:value-type="float" office:value="0.851077675819397">
                <text:p>0.851077675819397</text:p>
              </table:table-cell>
              <table:table-cell office:value-type="float" office:value="NaN">
                <text:p>NaN</text:p>
              </table:table-cell>
              <table:table-cell office:value-type="float" office:value="NaN">
                <text:p>NaN</text:p>
              </table:table-cell>
            </table:table-row>
            <table:table-row>
              <table:table-cell office:value-type="string">
                <text:p>429</text:p>
              </table:table-cell>
              <table:table-cell office:value-type="float" office:value="0">
                <text:p>0</text:p>
              </table:table-cell>
              <table:table-cell office:value-type="float" office:value="0.00204788241535425">
                <text:p>0.00204788241535425</text:p>
              </table:table-cell>
              <table:table-cell office:value-type="float" office:value="NaN">
                <text:p>NaN</text:p>
              </table:table-cell>
              <table:table-cell office:value-type="float" office:value="NaN">
                <text:p>NaN</text:p>
              </table:table-cell>
            </table:table-row>
            <table:table-row>
              <table:table-cell office:value-type="string">
                <text:p>430</text:p>
              </table:table-cell>
              <table:table-cell office:value-type="float" office:value="0.333333343267441">
                <text:p>0.333333343267441</text:p>
              </table:table-cell>
              <table:table-cell office:value-type="float" office:value="0.494889914989471">
                <text:p>0.494889914989471</text:p>
              </table:table-cell>
              <table:table-cell office:value-type="float" office:value="NaN">
                <text:p>NaN</text:p>
              </table:table-cell>
              <table:table-cell office:value-type="float" office:value="NaN">
                <text:p>NaN</text:p>
              </table:table-cell>
            </table:table-row>
            <table:table-row>
              <table:table-cell office:value-type="string">
                <text:p>431</text:p>
              </table:table-cell>
              <table:table-cell office:value-type="float" office:value="0">
                <text:p>0</text:p>
              </table:table-cell>
              <table:table-cell office:value-type="float" office:value="0.354690581560135">
                <text:p>0.354690581560135</text:p>
              </table:table-cell>
              <table:table-cell office:value-type="float" office:value="NaN">
                <text:p>NaN</text:p>
              </table:table-cell>
              <table:table-cell office:value-type="float" office:value="NaN">
                <text:p>NaN</text:p>
              </table:table-cell>
            </table:table-row>
            <table:table-row>
              <table:table-cell office:value-type="string">
                <text:p>432</text:p>
              </table:table-cell>
              <table:table-cell office:value-type="float" office:value="0">
                <text:p>0</text:p>
              </table:table-cell>
              <table:table-cell office:value-type="float" office:value="0.011093775741756">
                <text:p>0.011093775741756</text:p>
              </table:table-cell>
              <table:table-cell office:value-type="float" office:value="NaN">
                <text:p>NaN</text:p>
              </table:table-cell>
              <table:table-cell office:value-type="float" office:value="NaN">
                <text:p>NaN</text:p>
              </table:table-cell>
            </table:table-row>
            <table:table-row>
              <table:table-cell office:value-type="string">
                <text:p>433</text:p>
              </table:table-cell>
              <table:table-cell office:value-type="float" office:value="1">
                <text:p>1</text:p>
              </table:table-cell>
              <table:table-cell office:value-type="float" office:value="0.665335655212402">
                <text:p>0.665335655212402</text:p>
              </table:table-cell>
              <table:table-cell office:value-type="float" office:value="NaN">
                <text:p>NaN</text:p>
              </table:table-cell>
              <table:table-cell office:value-type="float" office:value="NaN">
                <text:p>NaN</text:p>
              </table:table-cell>
            </table:table-row>
            <table:table-row>
              <table:table-cell office:value-type="string">
                <text:p>434</text:p>
              </table:table-cell>
              <table:table-cell office:value-type="float" office:value="0">
                <text:p>0</text:p>
              </table:table-cell>
              <table:table-cell office:value-type="float" office:value="0.00164358539041132">
                <text:p>0.00164358539041132</text:p>
              </table:table-cell>
              <table:table-cell office:value-type="float" office:value="NaN">
                <text:p>NaN</text:p>
              </table:table-cell>
              <table:table-cell office:value-type="float" office:value="NaN">
                <text:p>NaN</text:p>
              </table:table-cell>
            </table:table-row>
            <table:table-row>
              <table:table-cell office:value-type="string">
                <text:p>435</text:p>
              </table:table-cell>
              <table:table-cell office:value-type="float" office:value="0">
                <text:p>0</text:p>
              </table:table-cell>
              <table:table-cell office:value-type="float" office:value="0.000966570514719933">
                <text:p>0.000966570514719933</text:p>
              </table:table-cell>
              <table:table-cell office:value-type="float" office:value="NaN">
                <text:p>NaN</text:p>
              </table:table-cell>
              <table:table-cell office:value-type="float" office:value="NaN">
                <text:p>NaN</text:p>
              </table:table-cell>
            </table:table-row>
            <table:table-row>
              <table:table-cell office:value-type="string">
                <text:p>436</text:p>
              </table:table-cell>
              <table:table-cell office:value-type="float" office:value="0.333333343267441">
                <text:p>0.333333343267441</text:p>
              </table:table-cell>
              <table:table-cell office:value-type="float" office:value="0.622839391231537">
                <text:p>0.622839391231537</text:p>
              </table:table-cell>
              <table:table-cell office:value-type="float" office:value="NaN">
                <text:p>NaN</text:p>
              </table:table-cell>
              <table:table-cell office:value-type="float" office:value="NaN">
                <text:p>NaN</text:p>
              </table:table-cell>
            </table:table-row>
            <table:table-row>
              <table:table-cell office:value-type="string">
                <text:p>437</text:p>
              </table:table-cell>
              <table:table-cell office:value-type="float" office:value="0">
                <text:p>0</text:p>
              </table:table-cell>
              <table:table-cell office:value-type="float" office:value="0.000916865654289722">
                <text:p>0.000916865654289722</text:p>
              </table:table-cell>
              <table:table-cell office:value-type="float" office:value="NaN">
                <text:p>NaN</text:p>
              </table:table-cell>
              <table:table-cell office:value-type="float" office:value="NaN">
                <text:p>NaN</text:p>
              </table:table-cell>
            </table:table-row>
            <table:table-row>
              <table:table-cell office:value-type="string">
                <text:p>438</text:p>
              </table:table-cell>
              <table:table-cell office:value-type="float" office:value="0">
                <text:p>0</text:p>
              </table:table-cell>
              <table:table-cell office:value-type="float" office:value="0.000394726317608729">
                <text:p>0.000394726317608729</text:p>
              </table:table-cell>
              <table:table-cell office:value-type="float" office:value="NaN">
                <text:p>NaN</text:p>
              </table:table-cell>
              <table:table-cell office:value-type="float" office:value="NaN">
                <text:p>NaN</text:p>
              </table:table-cell>
            </table:table-row>
            <table:table-row>
              <table:table-cell office:value-type="string">
                <text:p>439</text:p>
              </table:table-cell>
              <table:table-cell office:value-type="float" office:value="0">
                <text:p>0</text:p>
              </table:table-cell>
              <table:table-cell office:value-type="float" office:value="0.000582577893510461">
                <text:p>0.000582577893510461</text:p>
              </table:table-cell>
              <table:table-cell office:value-type="float" office:value="NaN">
                <text:p>NaN</text:p>
              </table:table-cell>
              <table:table-cell office:value-type="float" office:value="NaN">
                <text:p>NaN</text:p>
              </table:table-cell>
            </table:table-row>
            <table:table-row>
              <table:table-cell office:value-type="string">
                <text:p>440</text:p>
              </table:table-cell>
              <table:table-cell office:value-type="float" office:value="0.333333343267441">
                <text:p>0.333333343267441</text:p>
              </table:table-cell>
              <table:table-cell office:value-type="float" office:value="0.410496085882187">
                <text:p>0.410496085882187</text:p>
              </table:table-cell>
              <table:table-cell office:value-type="float" office:value="NaN">
                <text:p>NaN</text:p>
              </table:table-cell>
              <table:table-cell office:value-type="float" office:value="NaN">
                <text:p>NaN</text:p>
              </table:table-cell>
            </table:table-row>
            <table:table-row>
              <table:table-cell office:value-type="string">
                <text:p>441</text:p>
              </table:table-cell>
              <table:table-cell office:value-type="float" office:value="0.666666686534882">
                <text:p>0.666666686534882</text:p>
              </table:table-cell>
              <table:table-cell office:value-type="float" office:value="0.614029109477997">
                <text:p>0.614029109477997</text:p>
              </table:table-cell>
              <table:table-cell office:value-type="float" office:value="NaN">
                <text:p>NaN</text:p>
              </table:table-cell>
              <table:table-cell office:value-type="float" office:value="NaN">
                <text:p>NaN</text:p>
              </table:table-cell>
            </table:table-row>
            <table:table-row>
              <table:table-cell office:value-type="string">
                <text:p>442</text:p>
              </table:table-cell>
              <table:table-cell office:value-type="float" office:value="0">
                <text:p>0</text:p>
              </table:table-cell>
              <table:table-cell office:value-type="float" office:value="0.293576002120972">
                <text:p>0.293576002120972</text:p>
              </table:table-cell>
              <table:table-cell office:value-type="float" office:value="NaN">
                <text:p>NaN</text:p>
              </table:table-cell>
              <table:table-cell office:value-type="float" office:value="NaN">
                <text:p>NaN</text:p>
              </table:table-cell>
            </table:table-row>
            <table:table-row>
              <table:table-cell office:value-type="string">
                <text:p>443</text:p>
              </table:table-cell>
              <table:table-cell office:value-type="float" office:value="1">
                <text:p>1</text:p>
              </table:table-cell>
              <table:table-cell office:value-type="float" office:value="0.865378260612488">
                <text:p>0.865378260612488</text:p>
              </table:table-cell>
              <table:table-cell office:value-type="float" office:value="NaN">
                <text:p>NaN</text:p>
              </table:table-cell>
              <table:table-cell office:value-type="float" office:value="NaN">
                <text:p>NaN</text:p>
              </table:table-cell>
            </table:table-row>
            <table:table-row>
              <table:table-cell office:value-type="string">
                <text:p>444</text:p>
              </table:table-cell>
              <table:table-cell office:value-type="float" office:value="0.666666686534882">
                <text:p>0.666666686534882</text:p>
              </table:table-cell>
              <table:table-cell office:value-type="float" office:value="0.763453304767609">
                <text:p>0.763453304767609</text:p>
              </table:table-cell>
              <table:table-cell office:value-type="float" office:value="NaN">
                <text:p>NaN</text:p>
              </table:table-cell>
              <table:table-cell office:value-type="float" office:value="NaN">
                <text:p>NaN</text:p>
              </table:table-cell>
            </table:table-row>
            <table:table-row>
              <table:table-cell office:value-type="string">
                <text:p>445</text:p>
              </table:table-cell>
              <table:table-cell office:value-type="float" office:value="0">
                <text:p>0</text:p>
              </table:table-cell>
              <table:table-cell office:value-type="float" office:value="0.350371062755585">
                <text:p>0.350371062755585</text:p>
              </table:table-cell>
              <table:table-cell office:value-type="float" office:value="NaN">
                <text:p>NaN</text:p>
              </table:table-cell>
              <table:table-cell office:value-type="float" office:value="NaN">
                <text:p>NaN</text:p>
              </table:table-cell>
            </table:table-row>
            <table:table-row>
              <table:table-cell office:value-type="string">
                <text:p>446</text:p>
              </table:table-cell>
              <table:table-cell office:value-type="float" office:value="0">
                <text:p>0</text:p>
              </table:table-cell>
              <table:table-cell office:value-type="float" office:value="0.00260036299005151">
                <text:p>0.00260036299005151</text:p>
              </table:table-cell>
              <table:table-cell office:value-type="float" office:value="NaN">
                <text:p>NaN</text:p>
              </table:table-cell>
              <table:table-cell office:value-type="float" office:value="NaN">
                <text:p>NaN</text:p>
              </table:table-cell>
            </table:table-row>
            <table:table-row>
              <table:table-cell office:value-type="string">
                <text:p>447</text:p>
              </table:table-cell>
              <table:table-cell office:value-type="float" office:value="0">
                <text:p>0</text:p>
              </table:table-cell>
              <table:table-cell office:value-type="float" office:value="0.00502126943320036">
                <text:p>0.00502126943320036</text:p>
              </table:table-cell>
              <table:table-cell office:value-type="float" office:value="NaN">
                <text:p>NaN</text:p>
              </table:table-cell>
              <table:table-cell office:value-type="float" office:value="NaN">
                <text:p>NaN</text:p>
              </table:table-cell>
            </table:table-row>
            <table:table-row>
              <table:table-cell office:value-type="string">
                <text:p>448</text:p>
              </table:table-cell>
              <table:table-cell office:value-type="float" office:value="0">
                <text:p>0</text:p>
              </table:table-cell>
              <table:table-cell office:value-type="float" office:value="0.000203805568162352">
                <text:p>0.000203805568162352</text:p>
              </table:table-cell>
              <table:table-cell office:value-type="float" office:value="NaN">
                <text:p>NaN</text:p>
              </table:table-cell>
              <table:table-cell office:value-type="float" office:value="NaN">
                <text:p>NaN</text:p>
              </table:table-cell>
            </table:table-row>
            <table:table-row>
              <table:table-cell office:value-type="string">
                <text:p>449</text:p>
              </table:table-cell>
              <table:table-cell office:value-type="float" office:value="0.333333343267441">
                <text:p>0.333333343267441</text:p>
              </table:table-cell>
              <table:table-cell office:value-type="float" office:value="0.64859014749527">
                <text:p>0.64859014749527</text:p>
              </table:table-cell>
              <table:table-cell office:value-type="float" office:value="NaN">
                <text:p>NaN</text:p>
              </table:table-cell>
              <table:table-cell office:value-type="float" office:value="NaN">
                <text:p>NaN</text:p>
              </table:table-cell>
            </table:table-row>
            <table:table-row>
              <table:table-cell office:value-type="string">
                <text:p>450</text:p>
              </table:table-cell>
              <table:table-cell office:value-type="float" office:value="0">
                <text:p>0</text:p>
              </table:table-cell>
              <table:table-cell office:value-type="float" office:value="0.00025550604914315">
                <text:p>0.00025550604914315</text:p>
              </table:table-cell>
              <table:table-cell office:value-type="float" office:value="NaN">
                <text:p>NaN</text:p>
              </table:table-cell>
              <table:table-cell office:value-type="float" office:value="NaN">
                <text:p>NaN</text:p>
              </table:table-cell>
            </table:table-row>
            <table:table-row>
              <table:table-cell office:value-type="string">
                <text:p>451</text:p>
              </table:table-cell>
              <table:table-cell office:value-type="float" office:value="0.333333343267441">
                <text:p>0.333333343267441</text:p>
              </table:table-cell>
              <table:table-cell office:value-type="float" office:value="0.0115942247211933">
                <text:p>0.0115942247211933</text:p>
              </table:table-cell>
              <table:table-cell office:value-type="float" office:value="NaN">
                <text:p>NaN</text:p>
              </table:table-cell>
              <table:table-cell office:value-type="float" office:value="NaN">
                <text:p>NaN</text:p>
              </table:table-cell>
            </table:table-row>
            <table:table-row>
              <table:table-cell office:value-type="string">
                <text:p>452</text:p>
              </table:table-cell>
              <table:table-cell office:value-type="float" office:value="0">
                <text:p>0</text:p>
              </table:table-cell>
              <table:table-cell office:value-type="float" office:value="0.0195741578936577">
                <text:p>0.0195741578936577</text:p>
              </table:table-cell>
              <table:table-cell office:value-type="float" office:value="NaN">
                <text:p>NaN</text:p>
              </table:table-cell>
              <table:table-cell office:value-type="float" office:value="NaN">
                <text:p>NaN</text:p>
              </table:table-cell>
            </table:table-row>
            <table:table-row>
              <table:table-cell office:value-type="string">
                <text:p>453</text:p>
              </table:table-cell>
              <table:table-cell office:value-type="float" office:value="0">
                <text:p>0</text:p>
              </table:table-cell>
              <table:table-cell office:value-type="float" office:value="0.00209467555396259">
                <text:p>0.00209467555396259</text:p>
              </table:table-cell>
              <table:table-cell office:value-type="float" office:value="NaN">
                <text:p>NaN</text:p>
              </table:table-cell>
              <table:table-cell office:value-type="float" office:value="NaN">
                <text:p>NaN</text:p>
              </table:table-cell>
            </table:table-row>
            <table:table-row>
              <table:table-cell office:value-type="string">
                <text:p>454</text:p>
              </table:table-cell>
              <table:table-cell office:value-type="float" office:value="0.333333343267441">
                <text:p>0.333333343267441</text:p>
              </table:table-cell>
              <table:table-cell office:value-type="float" office:value="0.724085450172424">
                <text:p>0.724085450172424</text:p>
              </table:table-cell>
              <table:table-cell office:value-type="float" office:value="NaN">
                <text:p>NaN</text:p>
              </table:table-cell>
              <table:table-cell office:value-type="float" office:value="NaN">
                <text:p>NaN</text:p>
              </table:table-cell>
            </table:table-row>
            <table:table-row>
              <table:table-cell office:value-type="string">
                <text:p>455</text:p>
              </table:table-cell>
              <table:table-cell office:value-type="float" office:value="0.666666686534882">
                <text:p>0.666666686534882</text:p>
              </table:table-cell>
              <table:table-cell office:value-type="float" office:value="0.915675163269043">
                <text:p>0.915675163269043</text:p>
              </table:table-cell>
              <table:table-cell office:value-type="float" office:value="NaN">
                <text:p>NaN</text:p>
              </table:table-cell>
              <table:table-cell office:value-type="float" office:value="NaN">
                <text:p>NaN</text:p>
              </table:table-cell>
            </table:table-row>
            <table:table-row>
              <table:table-cell office:value-type="string">
                <text:p>456</text:p>
              </table:table-cell>
              <table:table-cell office:value-type="float" office:value="0.333333343267441">
                <text:p>0.333333343267441</text:p>
              </table:table-cell>
              <table:table-cell office:value-type="float" office:value="0.712817966938019">
                <text:p>0.712817966938019</text:p>
              </table:table-cell>
              <table:table-cell office:value-type="float" office:value="NaN">
                <text:p>NaN</text:p>
              </table:table-cell>
              <table:table-cell office:value-type="float" office:value="NaN">
                <text:p>NaN</text:p>
              </table:table-cell>
            </table:table-row>
            <table:table-row>
              <table:table-cell office:value-type="string">
                <text:p>457</text:p>
              </table:table-cell>
              <table:table-cell office:value-type="float" office:value="0.333333343267441">
                <text:p>0.333333343267441</text:p>
              </table:table-cell>
              <table:table-cell office:value-type="float" office:value="0.489097565412521">
                <text:p>0.489097565412521</text:p>
              </table:table-cell>
              <table:table-cell office:value-type="float" office:value="NaN">
                <text:p>NaN</text:p>
              </table:table-cell>
              <table:table-cell office:value-type="float" office:value="NaN">
                <text:p>NaN</text:p>
              </table:table-cell>
            </table:table-row>
            <table:table-row>
              <table:table-cell office:value-type="string">
                <text:p>458</text:p>
              </table:table-cell>
              <table:table-cell office:value-type="float" office:value="0.666666686534882">
                <text:p>0.666666686534882</text:p>
              </table:table-cell>
              <table:table-cell office:value-type="float" office:value="0.85106885433197">
                <text:p>0.85106885433197</text:p>
              </table:table-cell>
              <table:table-cell office:value-type="float" office:value="NaN">
                <text:p>NaN</text:p>
              </table:table-cell>
              <table:table-cell office:value-type="float" office:value="NaN">
                <text:p>NaN</text:p>
              </table:table-cell>
            </table:table-row>
            <table:table-row>
              <table:table-cell office:value-type="string">
                <text:p>459</text:p>
              </table:table-cell>
              <table:table-cell office:value-type="float" office:value="0.666666686534882">
                <text:p>0.666666686534882</text:p>
              </table:table-cell>
              <table:table-cell office:value-type="float" office:value="0.920495212078095">
                <text:p>0.920495212078095</text:p>
              </table:table-cell>
              <table:table-cell office:value-type="float" office:value="NaN">
                <text:p>NaN</text:p>
              </table:table-cell>
              <table:table-cell office:value-type="float" office:value="NaN">
                <text:p>NaN</text:p>
              </table:table-cell>
            </table:table-row>
            <table:table-row>
              <table:table-cell office:value-type="string">
                <text:p>460</text:p>
              </table:table-cell>
              <table:table-cell office:value-type="float" office:value="0.666666686534882">
                <text:p>0.666666686534882</text:p>
              </table:table-cell>
              <table:table-cell office:value-type="float" office:value="0.622766733169556">
                <text:p>0.622766733169556</text:p>
              </table:table-cell>
              <table:table-cell office:value-type="float" office:value="NaN">
                <text:p>NaN</text:p>
              </table:table-cell>
              <table:table-cell office:value-type="float" office:value="NaN">
                <text:p>NaN</text:p>
              </table:table-cell>
            </table:table-row>
            <table:table-row>
              <table:table-cell office:value-type="string">
                <text:p>461</text:p>
              </table:table-cell>
              <table:table-cell office:value-type="float" office:value="0.666666686534882">
                <text:p>0.666666686534882</text:p>
              </table:table-cell>
              <table:table-cell office:value-type="float" office:value="0.773545861244202">
                <text:p>0.773545861244202</text:p>
              </table:table-cell>
              <table:table-cell office:value-type="float" office:value="NaN">
                <text:p>NaN</text:p>
              </table:table-cell>
              <table:table-cell office:value-type="float" office:value="NaN">
                <text:p>NaN</text:p>
              </table:table-cell>
            </table:table-row>
            <table:table-row>
              <table:table-cell office:value-type="string">
                <text:p>462</text:p>
              </table:table-cell>
              <table:table-cell office:value-type="float" office:value="0.333333343267441">
                <text:p>0.333333343267441</text:p>
              </table:table-cell>
              <table:table-cell office:value-type="float" office:value="0.781540811061859">
                <text:p>0.781540811061859</text:p>
              </table:table-cell>
              <table:table-cell office:value-type="float" office:value="NaN">
                <text:p>NaN</text:p>
              </table:table-cell>
              <table:table-cell office:value-type="float" office:value="NaN">
                <text:p>NaN</text:p>
              </table:table-cell>
            </table:table-row>
            <table:table-row>
              <table:table-cell office:value-type="string">
                <text:p>463</text:p>
              </table:table-cell>
              <table:table-cell office:value-type="float" office:value="0">
                <text:p>0</text:p>
              </table:table-cell>
              <table:table-cell office:value-type="float" office:value="0.000453504180768505">
                <text:p>0.000453504180768505</text:p>
              </table:table-cell>
              <table:table-cell office:value-type="float" office:value="NaN">
                <text:p>NaN</text:p>
              </table:table-cell>
              <table:table-cell office:value-type="float" office:value="NaN">
                <text:p>NaN</text:p>
              </table:table-cell>
            </table:table-row>
            <table:table-row>
              <table:table-cell office:value-type="string">
                <text:p>464</text:p>
              </table:table-cell>
              <table:table-cell office:value-type="float" office:value="0.333333343267441">
                <text:p>0.333333343267441</text:p>
              </table:table-cell>
              <table:table-cell office:value-type="float" office:value="0.235058456659317">
                <text:p>0.235058456659317</text:p>
              </table:table-cell>
              <table:table-cell office:value-type="float" office:value="NaN">
                <text:p>NaN</text:p>
              </table:table-cell>
              <table:table-cell office:value-type="float" office:value="NaN">
                <text:p>NaN</text:p>
              </table:table-cell>
            </table:table-row>
            <table:table-row>
              <table:table-cell office:value-type="string">
                <text:p>465</text:p>
              </table:table-cell>
              <table:table-cell office:value-type="float" office:value="0">
                <text:p>0</text:p>
              </table:table-cell>
              <table:table-cell office:value-type="float" office:value="0.00104678352363408">
                <text:p>0.00104678352363408</text:p>
              </table:table-cell>
              <table:table-cell office:value-type="float" office:value="NaN">
                <text:p>NaN</text:p>
              </table:table-cell>
              <table:table-cell office:value-type="float" office:value="NaN">
                <text:p>NaN</text:p>
              </table:table-cell>
            </table:table-row>
            <table:table-row>
              <table:table-cell office:value-type="string">
                <text:p>466</text:p>
              </table:table-cell>
              <table:table-cell office:value-type="float" office:value="0.666666686534882">
                <text:p>0.666666686534882</text:p>
              </table:table-cell>
              <table:table-cell office:value-type="float" office:value="0.927105903625488">
                <text:p>0.927105903625488</text:p>
              </table:table-cell>
              <table:table-cell office:value-type="float" office:value="NaN">
                <text:p>NaN</text:p>
              </table:table-cell>
              <table:table-cell office:value-type="float" office:value="NaN">
                <text:p>NaN</text:p>
              </table:table-cell>
            </table:table-row>
            <table:table-row>
              <table:table-cell office:value-type="string">
                <text:p>467</text:p>
              </table:table-cell>
              <table:table-cell office:value-type="float" office:value="0">
                <text:p>0</text:p>
              </table:table-cell>
              <table:table-cell office:value-type="float" office:value="0.00267024384811521">
                <text:p>0.00267024384811521</text:p>
              </table:table-cell>
              <table:table-cell office:value-type="float" office:value="NaN">
                <text:p>NaN</text:p>
              </table:table-cell>
              <table:table-cell office:value-type="float" office:value="NaN">
                <text:p>NaN</text:p>
              </table:table-cell>
            </table:table-row>
            <table:table-row>
              <table:table-cell office:value-type="string">
                <text:p>468</text:p>
              </table:table-cell>
              <table:table-cell office:value-type="float" office:value="0">
                <text:p>0</text:p>
              </table:table-cell>
              <table:table-cell office:value-type="float" office:value="0.085554838180542">
                <text:p>0.085554838180542</text:p>
              </table:table-cell>
              <table:table-cell office:value-type="float" office:value="NaN">
                <text:p>NaN</text:p>
              </table:table-cell>
              <table:table-cell office:value-type="float" office:value="NaN">
                <text:p>NaN</text:p>
              </table:table-cell>
            </table:table-row>
            <table:table-row>
              <table:table-cell office:value-type="string">
                <text:p>469</text:p>
              </table:table-cell>
              <table:table-cell office:value-type="float" office:value="0">
                <text:p>0</text:p>
              </table:table-cell>
              <table:table-cell office:value-type="float" office:value="0.00319662387482822">
                <text:p>0.00319662387482822</text:p>
              </table:table-cell>
              <table:table-cell office:value-type="float" office:value="NaN">
                <text:p>NaN</text:p>
              </table:table-cell>
              <table:table-cell office:value-type="float" office:value="NaN">
                <text:p>NaN</text:p>
              </table:table-cell>
            </table:table-row>
            <table:table-row>
              <table:table-cell office:value-type="string">
                <text:p>470</text:p>
              </table:table-cell>
              <table:table-cell office:value-type="float" office:value="0.333333343267441">
                <text:p>0.333333343267441</text:p>
              </table:table-cell>
              <table:table-cell office:value-type="float" office:value="0.664982497692108">
                <text:p>0.664982497692108</text:p>
              </table:table-cell>
              <table:table-cell office:value-type="float" office:value="NaN">
                <text:p>NaN</text:p>
              </table:table-cell>
              <table:table-cell office:value-type="float" office:value="NaN">
                <text:p>NaN</text:p>
              </table:table-cell>
            </table:table-row>
            <table:table-row>
              <table:table-cell office:value-type="string">
                <text:p>471</text:p>
              </table:table-cell>
              <table:table-cell office:value-type="float" office:value="0.333333343267441">
                <text:p>0.333333343267441</text:p>
              </table:table-cell>
              <table:table-cell office:value-type="float" office:value="0.831833958625793">
                <text:p>0.831833958625793</text:p>
              </table:table-cell>
              <table:table-cell office:value-type="float" office:value="NaN">
                <text:p>NaN</text:p>
              </table:table-cell>
              <table:table-cell office:value-type="float" office:value="NaN">
                <text:p>NaN</text:p>
              </table:table-cell>
            </table:table-row>
            <table:table-row>
              <table:table-cell office:value-type="string">
                <text:p>472</text:p>
              </table:table-cell>
              <table:table-cell office:value-type="float" office:value="0">
                <text:p>0</text:p>
              </table:table-cell>
              <table:table-cell office:value-type="float" office:value="0.000658185104839504">
                <text:p>0.000658185104839504</text:p>
              </table:table-cell>
              <table:table-cell office:value-type="float" office:value="NaN">
                <text:p>NaN</text:p>
              </table:table-cell>
              <table:table-cell office:value-type="float" office:value="NaN">
                <text:p>NaN</text:p>
              </table:table-cell>
            </table:table-row>
            <table:table-row>
              <table:table-cell office:value-type="string">
                <text:p>473</text:p>
              </table:table-cell>
              <table:table-cell office:value-type="float" office:value="0.666666686534882">
                <text:p>0.666666686534882</text:p>
              </table:table-cell>
              <table:table-cell office:value-type="float" office:value="0.827046751976013">
                <text:p>0.827046751976013</text:p>
              </table:table-cell>
              <table:table-cell office:value-type="float" office:value="NaN">
                <text:p>NaN</text:p>
              </table:table-cell>
              <table:table-cell office:value-type="float" office:value="NaN">
                <text:p>NaN</text:p>
              </table:table-cell>
            </table:table-row>
            <table:table-row>
              <table:table-cell office:value-type="string">
                <text:p>474</text:p>
              </table:table-cell>
              <table:table-cell office:value-type="float" office:value="0.666666686534882">
                <text:p>0.666666686534882</text:p>
              </table:table-cell>
              <table:table-cell office:value-type="float" office:value="0.329584807157516">
                <text:p>0.329584807157516</text:p>
              </table:table-cell>
              <table:table-cell office:value-type="float" office:value="NaN">
                <text:p>NaN</text:p>
              </table:table-cell>
              <table:table-cell office:value-type="float" office:value="NaN">
                <text:p>NaN</text:p>
              </table:table-cell>
            </table:table-row>
            <table:table-row>
              <table:table-cell office:value-type="string">
                <text:p>475</text:p>
              </table:table-cell>
              <table:table-cell office:value-type="float" office:value="1">
                <text:p>1</text:p>
              </table:table-cell>
              <table:table-cell office:value-type="float" office:value="0.879722476005554">
                <text:p>0.879722476005554</text:p>
              </table:table-cell>
              <table:table-cell office:value-type="float" office:value="NaN">
                <text:p>NaN</text:p>
              </table:table-cell>
              <table:table-cell office:value-type="float" office:value="NaN">
                <text:p>NaN</text:p>
              </table:table-cell>
            </table:table-row>
            <table:table-row>
              <table:table-cell office:value-type="string">
                <text:p>476</text:p>
              </table:table-cell>
              <table:table-cell office:value-type="float" office:value="0">
                <text:p>0</text:p>
              </table:table-cell>
              <table:table-cell office:value-type="float" office:value="0.00766493892297149">
                <text:p>0.00766493892297149</text:p>
              </table:table-cell>
              <table:table-cell office:value-type="float" office:value="NaN">
                <text:p>NaN</text:p>
              </table:table-cell>
              <table:table-cell office:value-type="float" office:value="NaN">
                <text:p>NaN</text:p>
              </table:table-cell>
            </table:table-row>
            <table:table-row>
              <table:table-cell office:value-type="string">
                <text:p>477</text:p>
              </table:table-cell>
              <table:table-cell office:value-type="float" office:value="1">
                <text:p>1</text:p>
              </table:table-cell>
              <table:table-cell office:value-type="float" office:value="0.759247481822968">
                <text:p>0.759247481822968</text:p>
              </table:table-cell>
              <table:table-cell office:value-type="float" office:value="NaN">
                <text:p>NaN</text:p>
              </table:table-cell>
              <table:table-cell office:value-type="float" office:value="NaN">
                <text:p>NaN</text:p>
              </table:table-cell>
            </table:table-row>
            <table:table-row>
              <table:table-cell office:value-type="string">
                <text:p>478</text:p>
              </table:table-cell>
              <table:table-cell office:value-type="float" office:value="0.666666686534882">
                <text:p>0.666666686534882</text:p>
              </table:table-cell>
              <table:table-cell office:value-type="float" office:value="0.373246073722839">
                <text:p>0.373246073722839</text:p>
              </table:table-cell>
              <table:table-cell office:value-type="float" office:value="NaN">
                <text:p>NaN</text:p>
              </table:table-cell>
              <table:table-cell office:value-type="float" office:value="NaN">
                <text:p>NaN</text:p>
              </table:table-cell>
            </table:table-row>
            <table:table-row>
              <table:table-cell office:value-type="string">
                <text:p>479</text:p>
              </table:table-cell>
              <table:table-cell office:value-type="float" office:value="0">
                <text:p>0</text:p>
              </table:table-cell>
              <table:table-cell office:value-type="float" office:value="0.0015649072593078">
                <text:p>0.0015649072593078</text:p>
              </table:table-cell>
              <table:table-cell office:value-type="float" office:value="NaN">
                <text:p>NaN</text:p>
              </table:table-cell>
              <table:table-cell office:value-type="float" office:value="NaN">
                <text:p>NaN</text:p>
              </table:table-cell>
            </table:table-row>
            <table:table-row>
              <table:table-cell office:value-type="string">
                <text:p>480</text:p>
              </table:table-cell>
              <table:table-cell office:value-type="float" office:value="0">
                <text:p>0</text:p>
              </table:table-cell>
              <table:table-cell office:value-type="float" office:value="0.0202317517250776">
                <text:p>0.0202317517250776</text:p>
              </table:table-cell>
              <table:table-cell office:value-type="float" office:value="NaN">
                <text:p>NaN</text:p>
              </table:table-cell>
              <table:table-cell office:value-type="float" office:value="NaN">
                <text:p>NaN</text:p>
              </table:table-cell>
            </table:table-row>
            <table:table-row>
              <table:table-cell office:value-type="string">
                <text:p>481</text:p>
              </table:table-cell>
              <table:table-cell office:value-type="float" office:value="1">
                <text:p>1</text:p>
              </table:table-cell>
              <table:table-cell office:value-type="float" office:value="0.889556527137756">
                <text:p>0.889556527137756</text:p>
              </table:table-cell>
              <table:table-cell office:value-type="float" office:value="NaN">
                <text:p>NaN</text:p>
              </table:table-cell>
              <table:table-cell office:value-type="float" office:value="NaN">
                <text:p>NaN</text:p>
              </table:table-cell>
            </table:table-row>
            <table:table-row>
              <table:table-cell office:value-type="string">
                <text:p>482</text:p>
              </table:table-cell>
              <table:table-cell office:value-type="float" office:value="0">
                <text:p>0</text:p>
              </table:table-cell>
              <table:table-cell office:value-type="float" office:value="0.138336539268494">
                <text:p>0.138336539268494</text:p>
              </table:table-cell>
              <table:table-cell office:value-type="float" office:value="NaN">
                <text:p>NaN</text:p>
              </table:table-cell>
              <table:table-cell office:value-type="float" office:value="NaN">
                <text:p>NaN</text:p>
              </table:table-cell>
            </table:table-row>
            <table:table-row>
              <table:table-cell office:value-type="string">
                <text:p>483</text:p>
              </table:table-cell>
              <table:table-cell office:value-type="float" office:value="0">
                <text:p>0</text:p>
              </table:table-cell>
              <table:table-cell office:value-type="float" office:value="0.100138783454895">
                <text:p>0.100138783454895</text:p>
              </table:table-cell>
              <table:table-cell office:value-type="float" office:value="NaN">
                <text:p>NaN</text:p>
              </table:table-cell>
              <table:table-cell office:value-type="float" office:value="NaN">
                <text:p>NaN</text:p>
              </table:table-cell>
            </table:table-row>
            <table:table-row>
              <table:table-cell office:value-type="string">
                <text:p>484</text:p>
              </table:table-cell>
              <table:table-cell office:value-type="float" office:value="1">
                <text:p>1</text:p>
              </table:table-cell>
              <table:table-cell office:value-type="float" office:value="0.878292977809906">
                <text:p>0.878292977809906</text:p>
              </table:table-cell>
              <table:table-cell office:value-type="float" office:value="NaN">
                <text:p>NaN</text:p>
              </table:table-cell>
              <table:table-cell office:value-type="float" office:value="NaN">
                <text:p>NaN</text:p>
              </table:table-cell>
            </table:table-row>
            <table:table-row>
              <table:table-cell office:value-type="string">
                <text:p>485</text:p>
              </table:table-cell>
              <table:table-cell office:value-type="float" office:value="0">
                <text:p>0</text:p>
              </table:table-cell>
              <table:table-cell office:value-type="float" office:value="0.0252921842038631">
                <text:p>0.0252921842038631</text:p>
              </table:table-cell>
              <table:table-cell office:value-type="float" office:value="NaN">
                <text:p>NaN</text:p>
              </table:table-cell>
              <table:table-cell office:value-type="float" office:value="NaN">
                <text:p>NaN</text:p>
              </table:table-cell>
            </table:table-row>
            <table:table-row>
              <table:table-cell office:value-type="string">
                <text:p>486</text:p>
              </table:table-cell>
              <table:table-cell office:value-type="float" office:value="0">
                <text:p>0</text:p>
              </table:table-cell>
              <table:table-cell office:value-type="float" office:value="0.0152364317327738">
                <text:p>0.0152364317327738</text:p>
              </table:table-cell>
              <table:table-cell office:value-type="float" office:value="NaN">
                <text:p>NaN</text:p>
              </table:table-cell>
              <table:table-cell office:value-type="float" office:value="NaN">
                <text:p>NaN</text:p>
              </table:table-cell>
            </table:table-row>
            <table:table-row>
              <table:table-cell office:value-type="string">
                <text:p>487</text:p>
              </table:table-cell>
              <table:table-cell office:value-type="float" office:value="0.333333343267441">
                <text:p>0.333333343267441</text:p>
              </table:table-cell>
              <table:table-cell office:value-type="float" office:value="0.140365168452263">
                <text:p>0.140365168452263</text:p>
              </table:table-cell>
              <table:table-cell office:value-type="float" office:value="NaN">
                <text:p>NaN</text:p>
              </table:table-cell>
              <table:table-cell office:value-type="float" office:value="NaN">
                <text:p>NaN</text:p>
              </table:table-cell>
            </table:table-row>
            <table:table-row>
              <table:table-cell office:value-type="string">
                <text:p>488</text:p>
              </table:table-cell>
              <table:table-cell office:value-type="float" office:value="0.333333343267441">
                <text:p>0.333333343267441</text:p>
              </table:table-cell>
              <table:table-cell office:value-type="float" office:value="0.142636597156525">
                <text:p>0.142636597156525</text:p>
              </table:table-cell>
              <table:table-cell office:value-type="float" office:value="NaN">
                <text:p>NaN</text:p>
              </table:table-cell>
              <table:table-cell office:value-type="float" office:value="NaN">
                <text:p>NaN</text:p>
              </table:table-cell>
            </table:table-row>
            <table:table-row>
              <table:table-cell office:value-type="string">
                <text:p>489</text:p>
              </table:table-cell>
              <table:table-cell office:value-type="float" office:value="0.333333343267441">
                <text:p>0.333333343267441</text:p>
              </table:table-cell>
              <table:table-cell office:value-type="float" office:value="0.539783298969269">
                <text:p>0.539783298969269</text:p>
              </table:table-cell>
              <table:table-cell office:value-type="float" office:value="NaN">
                <text:p>NaN</text:p>
              </table:table-cell>
              <table:table-cell office:value-type="float" office:value="NaN">
                <text:p>NaN</text:p>
              </table:table-cell>
            </table:table-row>
            <table:table-row>
              <table:table-cell office:value-type="string">
                <text:p>490</text:p>
              </table:table-cell>
              <table:table-cell office:value-type="float" office:value="0.333333343267441">
                <text:p>0.333333343267441</text:p>
              </table:table-cell>
              <table:table-cell office:value-type="float" office:value="0.177793636918068">
                <text:p>0.177793636918068</text:p>
              </table:table-cell>
              <table:table-cell office:value-type="float" office:value="NaN">
                <text:p>NaN</text:p>
              </table:table-cell>
              <table:table-cell office:value-type="float" office:value="NaN">
                <text:p>NaN</text:p>
              </table:table-cell>
            </table:table-row>
            <table:table-row>
              <table:table-cell office:value-type="string">
                <text:p>491</text:p>
              </table:table-cell>
              <table:table-cell office:value-type="float" office:value="0">
                <text:p>0</text:p>
              </table:table-cell>
              <table:table-cell office:value-type="float" office:value="0.00322610442526638">
                <text:p>0.00322610442526638</text:p>
              </table:table-cell>
              <table:table-cell office:value-type="float" office:value="NaN">
                <text:p>NaN</text:p>
              </table:table-cell>
              <table:table-cell office:value-type="float" office:value="NaN">
                <text:p>NaN</text:p>
              </table:table-cell>
            </table:table-row>
            <table:table-row>
              <table:table-cell office:value-type="string">
                <text:p>492</text:p>
              </table:table-cell>
              <table:table-cell office:value-type="float" office:value="0.333333343267441">
                <text:p>0.333333343267441</text:p>
              </table:table-cell>
              <table:table-cell office:value-type="float" office:value="0.343596428632736">
                <text:p>0.343596428632736</text:p>
              </table:table-cell>
              <table:table-cell office:value-type="float" office:value="NaN">
                <text:p>NaN</text:p>
              </table:table-cell>
              <table:table-cell office:value-type="float" office:value="NaN">
                <text:p>NaN</text:p>
              </table:table-cell>
            </table:table-row>
            <table:table-row>
              <table:table-cell office:value-type="string">
                <text:p>493</text:p>
              </table:table-cell>
              <table:table-cell office:value-type="float" office:value="1">
                <text:p>1</text:p>
              </table:table-cell>
              <table:table-cell office:value-type="float" office:value="0.821145832538605">
                <text:p>0.821145832538605</text:p>
              </table:table-cell>
              <table:table-cell office:value-type="float" office:value="NaN">
                <text:p>NaN</text:p>
              </table:table-cell>
              <table:table-cell office:value-type="float" office:value="NaN">
                <text:p>NaN</text:p>
              </table:table-cell>
            </table:table-row>
            <table:table-row>
              <table:table-cell office:value-type="string">
                <text:p>494</text:p>
              </table:table-cell>
              <table:table-cell office:value-type="float" office:value="0.666666686534882">
                <text:p>0.666666686534882</text:p>
              </table:table-cell>
              <table:table-cell office:value-type="float" office:value="0.490799993276596">
                <text:p>0.490799993276596</text:p>
              </table:table-cell>
              <table:table-cell office:value-type="float" office:value="NaN">
                <text:p>NaN</text:p>
              </table:table-cell>
              <table:table-cell office:value-type="float" office:value="NaN">
                <text:p>NaN</text:p>
              </table:table-cell>
            </table:table-row>
            <table:table-row>
              <table:table-cell office:value-type="string">
                <text:p>495</text:p>
              </table:table-cell>
              <table:table-cell office:value-type="float" office:value="0">
                <text:p>0</text:p>
              </table:table-cell>
              <table:table-cell office:value-type="float" office:value="0.242045283317566">
                <text:p>0.242045283317566</text:p>
              </table:table-cell>
              <table:table-cell office:value-type="float" office:value="NaN">
                <text:p>NaN</text:p>
              </table:table-cell>
              <table:table-cell office:value-type="float" office:value="NaN">
                <text:p>NaN</text:p>
              </table:table-cell>
            </table:table-row>
            <table:table-row>
              <table:table-cell office:value-type="string">
                <text:p>496</text:p>
              </table:table-cell>
              <table:table-cell office:value-type="float" office:value="0.333333343267441">
                <text:p>0.333333343267441</text:p>
              </table:table-cell>
              <table:table-cell office:value-type="float" office:value="0.0905541330575943">
                <text:p>0.0905541330575943</text:p>
              </table:table-cell>
              <table:table-cell office:value-type="float" office:value="NaN">
                <text:p>NaN</text:p>
              </table:table-cell>
              <table:table-cell office:value-type="float" office:value="NaN">
                <text:p>NaN</text:p>
              </table:table-cell>
            </table:table-row>
            <table:table-row>
              <table:table-cell office:value-type="string">
                <text:p>497</text:p>
              </table:table-cell>
              <table:table-cell office:value-type="float" office:value="0.333333343267441">
                <text:p>0.333333343267441</text:p>
              </table:table-cell>
              <table:table-cell office:value-type="float" office:value="0.192839846014977">
                <text:p>0.192839846014977</text:p>
              </table:table-cell>
              <table:table-cell office:value-type="float" office:value="NaN">
                <text:p>NaN</text:p>
              </table:table-cell>
              <table:table-cell office:value-type="float" office:value="NaN">
                <text:p>NaN</text:p>
              </table:table-cell>
            </table:table-row>
            <table:table-row>
              <table:table-cell office:value-type="string">
                <text:p>498</text:p>
              </table:table-cell>
              <table:table-cell office:value-type="float" office:value="0">
                <text:p>0</text:p>
              </table:table-cell>
              <table:table-cell office:value-type="float" office:value="0.00192387227434665">
                <text:p>0.00192387227434665</text:p>
              </table:table-cell>
              <table:table-cell office:value-type="float" office:value="NaN">
                <text:p>NaN</text:p>
              </table:table-cell>
              <table:table-cell office:value-type="float" office:value="NaN">
                <text:p>NaN</text:p>
              </table:table-cell>
            </table:table-row>
            <table:table-row>
              <table:table-cell office:value-type="string">
                <text:p>499</text:p>
              </table:table-cell>
              <table:table-cell office:value-type="float" office:value="0">
                <text:p>0</text:p>
              </table:table-cell>
              <table:table-cell office:value-type="float" office:value="0.0345042124390602">
                <text:p>0.0345042124390602</text:p>
              </table:table-cell>
              <table:table-cell office:value-type="float" office:value="NaN">
                <text:p>NaN</text:p>
              </table:table-cell>
              <table:table-cell office:value-type="float" office:value="NaN">
                <text:p>NaN</text:p>
              </table:table-cell>
            </table:table-row>
            <table:table-row>
              <table:table-cell office:value-type="string">
                <text:p>500</text:p>
              </table:table-cell>
              <table:table-cell office:value-type="float" office:value="0">
                <text:p>0</text:p>
              </table:table-cell>
              <table:table-cell office:value-type="float" office:value="0.00207036361098289">
                <text:p>0.00207036361098289</text:p>
              </table:table-cell>
              <table:table-cell office:value-type="float" office:value="NaN">
                <text:p>NaN</text:p>
              </table:table-cell>
              <table:table-cell office:value-type="float" office:value="NaN">
                <text:p>NaN</text:p>
              </table:table-cell>
            </table:table-row>
            <table:table-row>
              <table:table-cell office:value-type="string">
                <text:p>501</text:p>
              </table:table-cell>
              <table:table-cell office:value-type="float" office:value="0.333333343267441">
                <text:p>0.333333343267441</text:p>
              </table:table-cell>
              <table:table-cell office:value-type="float" office:value="0.602263450622559">
                <text:p>0.602263450622559</text:p>
              </table:table-cell>
              <table:table-cell office:value-type="float" office:value="NaN">
                <text:p>NaN</text:p>
              </table:table-cell>
              <table:table-cell office:value-type="float" office:value="NaN">
                <text:p>NaN</text:p>
              </table:table-cell>
            </table:table-row>
            <table:table-row>
              <table:table-cell office:value-type="string">
                <text:p>502</text:p>
              </table:table-cell>
              <table:table-cell office:value-type="float" office:value="0">
                <text:p>0</text:p>
              </table:table-cell>
              <table:table-cell office:value-type="float" office:value="0.00819877535104752">
                <text:p>0.00819877535104752</text:p>
              </table:table-cell>
              <table:table-cell office:value-type="float" office:value="NaN">
                <text:p>NaN</text:p>
              </table:table-cell>
              <table:table-cell office:value-type="float" office:value="NaN">
                <text:p>NaN</text:p>
              </table:table-cell>
            </table:table-row>
            <table:table-row>
              <table:table-cell office:value-type="string">
                <text:p>503</text:p>
              </table:table-cell>
              <table:table-cell office:value-type="float" office:value="0.333333343267441">
                <text:p>0.333333343267441</text:p>
              </table:table-cell>
              <table:table-cell office:value-type="float" office:value="0.396504819393158">
                <text:p>0.396504819393158</text:p>
              </table:table-cell>
              <table:table-cell office:value-type="float" office:value="NaN">
                <text:p>NaN</text:p>
              </table:table-cell>
              <table:table-cell office:value-type="float" office:value="NaN">
                <text:p>NaN</text:p>
              </table:table-cell>
            </table:table-row>
            <table:table-row>
              <table:table-cell office:value-type="string">
                <text:p>504</text:p>
              </table:table-cell>
              <table:table-cell office:value-type="float" office:value="0">
                <text:p>0</text:p>
              </table:table-cell>
              <table:table-cell office:value-type="float" office:value="0.00118764187209308">
                <text:p>0.00118764187209308</text:p>
              </table:table-cell>
              <table:table-cell office:value-type="float" office:value="NaN">
                <text:p>NaN</text:p>
              </table:table-cell>
              <table:table-cell office:value-type="float" office:value="NaN">
                <text:p>NaN</text:p>
              </table:table-cell>
            </table:table-row>
            <table:table-row>
              <table:table-cell office:value-type="string">
                <text:p>505</text:p>
              </table:table-cell>
              <table:table-cell office:value-type="float" office:value="0.666666686534882">
                <text:p>0.666666686534882</text:p>
              </table:table-cell>
              <table:table-cell office:value-type="float" office:value="0.570891201496124">
                <text:p>0.570891201496124</text:p>
              </table:table-cell>
              <table:table-cell office:value-type="float" office:value="NaN">
                <text:p>NaN</text:p>
              </table:table-cell>
              <table:table-cell office:value-type="float" office:value="NaN">
                <text:p>NaN</text:p>
              </table:table-cell>
            </table:table-row>
            <table:table-row>
              <table:table-cell office:value-type="string">
                <text:p>506</text:p>
              </table:table-cell>
              <table:table-cell office:value-type="float" office:value="0">
                <text:p>0</text:p>
              </table:table-cell>
              <table:table-cell office:value-type="float" office:value="0.00130441167857498">
                <text:p>0.00130441167857498</text:p>
              </table:table-cell>
              <table:table-cell office:value-type="float" office:value="NaN">
                <text:p>NaN</text:p>
              </table:table-cell>
              <table:table-cell office:value-type="float" office:value="NaN">
                <text:p>NaN</text:p>
              </table:table-cell>
            </table:table-row>
            <table:table-row>
              <table:table-cell office:value-type="string">
                <text:p>507</text:p>
              </table:table-cell>
              <table:table-cell office:value-type="float" office:value="0.333333343267441">
                <text:p>0.333333343267441</text:p>
              </table:table-cell>
              <table:table-cell office:value-type="float" office:value="0.865637898445129">
                <text:p>0.865637898445129</text:p>
              </table:table-cell>
              <table:table-cell office:value-type="float" office:value="NaN">
                <text:p>NaN</text:p>
              </table:table-cell>
              <table:table-cell office:value-type="float" office:value="NaN">
                <text:p>NaN</text:p>
              </table:table-cell>
            </table:table-row>
            <table:table-row>
              <table:table-cell office:value-type="string">
                <text:p>508</text:p>
              </table:table-cell>
              <table:table-cell office:value-type="float" office:value="0">
                <text:p>0</text:p>
              </table:table-cell>
              <table:table-cell office:value-type="float" office:value="0.0518185980618">
                <text:p>0.0518185980618</text:p>
              </table:table-cell>
              <table:table-cell office:value-type="float" office:value="NaN">
                <text:p>NaN</text:p>
              </table:table-cell>
              <table:table-cell office:value-type="float" office:value="NaN">
                <text:p>NaN</text:p>
              </table:table-cell>
            </table:table-row>
            <table:table-row>
              <table:table-cell office:value-type="string">
                <text:p>509</text:p>
              </table:table-cell>
              <table:table-cell office:value-type="float" office:value="0">
                <text:p>0</text:p>
              </table:table-cell>
              <table:table-cell office:value-type="float" office:value="0.035866092890501">
                <text:p>0.035866092890501</text:p>
              </table:table-cell>
              <table:table-cell office:value-type="float" office:value="NaN">
                <text:p>NaN</text:p>
              </table:table-cell>
              <table:table-cell office:value-type="float" office:value="NaN">
                <text:p>NaN</text:p>
              </table:table-cell>
            </table:table-row>
            <table:table-row>
              <table:table-cell office:value-type="string">
                <text:p>510</text:p>
              </table:table-cell>
              <table:table-cell office:value-type="float" office:value="0">
                <text:p>0</text:p>
              </table:table-cell>
              <table:table-cell office:value-type="float" office:value="0.235921129584312">
                <text:p>0.235921129584312</text:p>
              </table:table-cell>
              <table:table-cell office:value-type="float" office:value="NaN">
                <text:p>NaN</text:p>
              </table:table-cell>
              <table:table-cell office:value-type="float" office:value="NaN">
                <text:p>NaN</text:p>
              </table:table-cell>
            </table:table-row>
            <table:table-row>
              <table:table-cell office:value-type="string">
                <text:p>511</text:p>
              </table:table-cell>
              <table:table-cell office:value-type="float" office:value="0.333333343267441">
                <text:p>0.333333343267441</text:p>
              </table:table-cell>
              <table:table-cell office:value-type="float" office:value="0.615187883377075">
                <text:p>0.615187883377075</text:p>
              </table:table-cell>
              <table:table-cell office:value-type="float" office:value="NaN">
                <text:p>NaN</text:p>
              </table:table-cell>
              <table:table-cell office:value-type="float" office:value="NaN">
                <text:p>NaN</text:p>
              </table:table-cell>
            </table:table-row>
            <table:table-row>
              <table:table-cell office:value-type="string">
                <text:p>512</text:p>
              </table:table-cell>
              <table:table-cell office:value-type="float" office:value="0.333333343267441">
                <text:p>0.333333343267441</text:p>
              </table:table-cell>
              <table:table-cell office:value-type="float" office:value="0.781931221485138">
                <text:p>0.781931221485138</text:p>
              </table:table-cell>
              <table:table-cell office:value-type="float" office:value="NaN">
                <text:p>NaN</text:p>
              </table:table-cell>
              <table:table-cell office:value-type="float" office:value="NaN">
                <text:p>NaN</text:p>
              </table:table-cell>
            </table:table-row>
            <table:table-row>
              <table:table-cell office:value-type="string">
                <text:p>513</text:p>
              </table:table-cell>
              <table:table-cell office:value-type="float" office:value="0.333333343267441">
                <text:p>0.333333343267441</text:p>
              </table:table-cell>
              <table:table-cell office:value-type="float" office:value="0.735293924808502">
                <text:p>0.735293924808502</text:p>
              </table:table-cell>
              <table:table-cell office:value-type="float" office:value="NaN">
                <text:p>NaN</text:p>
              </table:table-cell>
              <table:table-cell office:value-type="float" office:value="NaN">
                <text:p>NaN</text:p>
              </table:table-cell>
            </table:table-row>
            <table:table-row>
              <table:table-cell office:value-type="string">
                <text:p>514</text:p>
              </table:table-cell>
              <table:table-cell office:value-type="float" office:value="0.333333343267441">
                <text:p>0.333333343267441</text:p>
              </table:table-cell>
              <table:table-cell office:value-type="float" office:value="0.153443276882172">
                <text:p>0.153443276882172</text:p>
              </table:table-cell>
              <table:table-cell office:value-type="float" office:value="NaN">
                <text:p>NaN</text:p>
              </table:table-cell>
              <table:table-cell office:value-type="float" office:value="NaN">
                <text:p>NaN</text:p>
              </table:table-cell>
            </table:table-row>
            <table:table-row>
              <table:table-cell office:value-type="string">
                <text:p>515</text:p>
              </table:table-cell>
              <table:table-cell office:value-type="float" office:value="0.333333343267441">
                <text:p>0.333333343267441</text:p>
              </table:table-cell>
              <table:table-cell office:value-type="float" office:value="0.228232324123383">
                <text:p>0.228232324123383</text:p>
              </table:table-cell>
              <table:table-cell office:value-type="float" office:value="NaN">
                <text:p>NaN</text:p>
              </table:table-cell>
              <table:table-cell office:value-type="float" office:value="NaN">
                <text:p>NaN</text:p>
              </table:table-cell>
            </table:table-row>
            <table:table-row>
              <table:table-cell office:value-type="string">
                <text:p>516</text:p>
              </table:table-cell>
              <table:table-cell office:value-type="float" office:value="0">
                <text:p>0</text:p>
              </table:table-cell>
              <table:table-cell office:value-type="float" office:value="0.000390901492210105">
                <text:p>0.000390901492210105</text:p>
              </table:table-cell>
              <table:table-cell office:value-type="float" office:value="NaN">
                <text:p>NaN</text:p>
              </table:table-cell>
              <table:table-cell office:value-type="float" office:value="NaN">
                <text:p>NaN</text:p>
              </table:table-cell>
            </table:table-row>
            <table:table-row>
              <table:table-cell office:value-type="string">
                <text:p>517</text:p>
              </table:table-cell>
              <table:table-cell office:value-type="float" office:value="0.666666686534882">
                <text:p>0.666666686534882</text:p>
              </table:table-cell>
              <table:table-cell office:value-type="float" office:value="0.581954121589661">
                <text:p>0.581954121589661</text:p>
              </table:table-cell>
              <table:table-cell office:value-type="float" office:value="NaN">
                <text:p>NaN</text:p>
              </table:table-cell>
              <table:table-cell office:value-type="float" office:value="NaN">
                <text:p>NaN</text:p>
              </table:table-cell>
            </table:table-row>
            <table:table-row>
              <table:table-cell office:value-type="string">
                <text:p>518</text:p>
              </table:table-cell>
              <table:table-cell office:value-type="float" office:value="0.666666686534882">
                <text:p>0.666666686534882</text:p>
              </table:table-cell>
              <table:table-cell office:value-type="float" office:value="0.843411862850189">
                <text:p>0.843411862850189</text:p>
              </table:table-cell>
              <table:table-cell office:value-type="float" office:value="NaN">
                <text:p>NaN</text:p>
              </table:table-cell>
              <table:table-cell office:value-type="float" office:value="NaN">
                <text:p>NaN</text:p>
              </table:table-cell>
            </table:table-row>
            <table:table-row>
              <table:table-cell office:value-type="string">
                <text:p>519</text:p>
              </table:table-cell>
              <table:table-cell office:value-type="float" office:value="0">
                <text:p>0</text:p>
              </table:table-cell>
              <table:table-cell office:value-type="float" office:value="0.0890519320964813">
                <text:p>0.0890519320964813</text:p>
              </table:table-cell>
              <table:table-cell office:value-type="float" office:value="NaN">
                <text:p>NaN</text:p>
              </table:table-cell>
              <table:table-cell office:value-type="float" office:value="NaN">
                <text:p>NaN</text:p>
              </table:table-cell>
            </table:table-row>
            <table:table-row>
              <table:table-cell office:value-type="string">
                <text:p>520</text:p>
              </table:table-cell>
              <table:table-cell office:value-type="float" office:value="0">
                <text:p>0</text:p>
              </table:table-cell>
              <table:table-cell office:value-type="float" office:value="0.232399895787239">
                <text:p>0.232399895787239</text:p>
              </table:table-cell>
              <table:table-cell office:value-type="float" office:value="NaN">
                <text:p>NaN</text:p>
              </table:table-cell>
              <table:table-cell office:value-type="float" office:value="NaN">
                <text:p>NaN</text:p>
              </table:table-cell>
            </table:table-row>
            <table:table-row>
              <table:table-cell office:value-type="string">
                <text:p>521</text:p>
              </table:table-cell>
              <table:table-cell office:value-type="float" office:value="0.333333343267441">
                <text:p>0.333333343267441</text:p>
              </table:table-cell>
              <table:table-cell office:value-type="float" office:value="0.631776750087738">
                <text:p>0.631776750087738</text:p>
              </table:table-cell>
              <table:table-cell office:value-type="float" office:value="NaN">
                <text:p>NaN</text:p>
              </table:table-cell>
              <table:table-cell office:value-type="float" office:value="NaN">
                <text:p>NaN</text:p>
              </table:table-cell>
            </table:table-row>
            <table:table-row>
              <table:table-cell office:value-type="string">
                <text:p>522</text:p>
              </table:table-cell>
              <table:table-cell office:value-type="float" office:value="0.666666686534882">
                <text:p>0.666666686534882</text:p>
              </table:table-cell>
              <table:table-cell office:value-type="float" office:value="0.837989270687103">
                <text:p>0.837989270687103</text:p>
              </table:table-cell>
              <table:table-cell office:value-type="float" office:value="NaN">
                <text:p>NaN</text:p>
              </table:table-cell>
              <table:table-cell office:value-type="float" office:value="NaN">
                <text:p>NaN</text:p>
              </table:table-cell>
            </table:table-row>
            <table:table-row>
              <table:table-cell office:value-type="string">
                <text:p>523</text:p>
              </table:table-cell>
              <table:table-cell office:value-type="float" office:value="0.333333343267441">
                <text:p>0.333333343267441</text:p>
              </table:table-cell>
              <table:table-cell office:value-type="float" office:value="0.501789808273315">
                <text:p>0.501789808273315</text:p>
              </table:table-cell>
              <table:table-cell office:value-type="float" office:value="NaN">
                <text:p>NaN</text:p>
              </table:table-cell>
              <table:table-cell office:value-type="float" office:value="NaN">
                <text:p>NaN</text:p>
              </table:table-cell>
            </table:table-row>
            <table:table-row>
              <table:table-cell office:value-type="string">
                <text:p>524</text:p>
              </table:table-cell>
              <table:table-cell office:value-type="float" office:value="0">
                <text:p>0</text:p>
              </table:table-cell>
              <table:table-cell office:value-type="float" office:value="0.332377761602402">
                <text:p>0.332377761602402</text:p>
              </table:table-cell>
              <table:table-cell office:value-type="float" office:value="NaN">
                <text:p>NaN</text:p>
              </table:table-cell>
              <table:table-cell office:value-type="float" office:value="NaN">
                <text:p>NaN</text:p>
              </table:table-cell>
            </table:table-row>
            <table:table-row>
              <table:table-cell office:value-type="string">
                <text:p>525</text:p>
              </table:table-cell>
              <table:table-cell office:value-type="float" office:value="0">
                <text:p>0</text:p>
              </table:table-cell>
              <table:table-cell office:value-type="float" office:value="0.29772686958313">
                <text:p>0.29772686958313</text:p>
              </table:table-cell>
              <table:table-cell office:value-type="float" office:value="NaN">
                <text:p>NaN</text:p>
              </table:table-cell>
              <table:table-cell office:value-type="float" office:value="NaN">
                <text:p>NaN</text:p>
              </table:table-cell>
            </table:table-row>
            <table:table-row>
              <table:table-cell office:value-type="string">
                <text:p>526</text:p>
              </table:table-cell>
              <table:table-cell office:value-type="float" office:value="0.666666686534882">
                <text:p>0.666666686534882</text:p>
              </table:table-cell>
              <table:table-cell office:value-type="float" office:value="0.619407832622528">
                <text:p>0.619407832622528</text:p>
              </table:table-cell>
              <table:table-cell office:value-type="float" office:value="NaN">
                <text:p>NaN</text:p>
              </table:table-cell>
              <table:table-cell office:value-type="float" office:value="NaN">
                <text:p>NaN</text:p>
              </table:table-cell>
            </table:table-row>
            <table:table-row>
              <table:table-cell office:value-type="string">
                <text:p>527</text:p>
              </table:table-cell>
              <table:table-cell office:value-type="float" office:value="1">
                <text:p>1</text:p>
              </table:table-cell>
              <table:table-cell office:value-type="float" office:value="0.94229120016098">
                <text:p>0.94229120016098</text:p>
              </table:table-cell>
              <table:table-cell office:value-type="float" office:value="NaN">
                <text:p>NaN</text:p>
              </table:table-cell>
              <table:table-cell office:value-type="float" office:value="NaN">
                <text:p>NaN</text:p>
              </table:table-cell>
            </table:table-row>
            <table:table-row>
              <table:table-cell office:value-type="string">
                <text:p>528</text:p>
              </table:table-cell>
              <table:table-cell office:value-type="float" office:value="0">
                <text:p>0</text:p>
              </table:table-cell>
              <table:table-cell office:value-type="float" office:value="0.10717286914587">
                <text:p>0.10717286914587</text:p>
              </table:table-cell>
              <table:table-cell office:value-type="float" office:value="NaN">
                <text:p>NaN</text:p>
              </table:table-cell>
              <table:table-cell office:value-type="float" office:value="NaN">
                <text:p>NaN</text:p>
              </table:table-cell>
            </table:table-row>
            <table:table-row>
              <table:table-cell office:value-type="string">
                <text:p>529</text:p>
              </table:table-cell>
              <table:table-cell office:value-type="float" office:value="0.333333343267441">
                <text:p>0.333333343267441</text:p>
              </table:table-cell>
              <table:table-cell office:value-type="float" office:value="0.178603291511536">
                <text:p>0.178603291511536</text:p>
              </table:table-cell>
              <table:table-cell office:value-type="float" office:value="NaN">
                <text:p>NaN</text:p>
              </table:table-cell>
              <table:table-cell office:value-type="float" office:value="NaN">
                <text:p>NaN</text:p>
              </table:table-cell>
            </table:table-row>
            <table:table-row>
              <table:table-cell office:value-type="string">
                <text:p>530</text:p>
              </table:table-cell>
              <table:table-cell office:value-type="float" office:value="0.333333343267441">
                <text:p>0.333333343267441</text:p>
              </table:table-cell>
              <table:table-cell office:value-type="float" office:value="0.80193156003952">
                <text:p>0.80193156003952</text:p>
              </table:table-cell>
              <table:table-cell office:value-type="float" office:value="NaN">
                <text:p>NaN</text:p>
              </table:table-cell>
              <table:table-cell office:value-type="float" office:value="NaN">
                <text:p>NaN</text:p>
              </table:table-cell>
            </table:table-row>
            <table:table-row>
              <table:table-cell office:value-type="string">
                <text:p>531</text:p>
              </table:table-cell>
              <table:table-cell office:value-type="float" office:value="0">
                <text:p>0</text:p>
              </table:table-cell>
              <table:table-cell office:value-type="float" office:value="0.832998633384705">
                <text:p>0.832998633384705</text:p>
              </table:table-cell>
              <table:table-cell office:value-type="float" office:value="NaN">
                <text:p>NaN</text:p>
              </table:table-cell>
              <table:table-cell office:value-type="float" office:value="NaN">
                <text:p>NaN</text:p>
              </table:table-cell>
            </table:table-row>
            <table:table-row>
              <table:table-cell office:value-type="string">
                <text:p>532</text:p>
              </table:table-cell>
              <table:table-cell office:value-type="float" office:value="0">
                <text:p>0</text:p>
              </table:table-cell>
              <table:table-cell office:value-type="float" office:value="0.112100049853325">
                <text:p>0.112100049853325</text:p>
              </table:table-cell>
              <table:table-cell office:value-type="float" office:value="NaN">
                <text:p>NaN</text:p>
              </table:table-cell>
              <table:table-cell office:value-type="float" office:value="NaN">
                <text:p>NaN</text:p>
              </table:table-cell>
            </table:table-row>
            <table:table-row>
              <table:table-cell office:value-type="string">
                <text:p>533</text:p>
              </table:table-cell>
              <table:table-cell office:value-type="float" office:value="0">
                <text:p>0</text:p>
              </table:table-cell>
              <table:table-cell office:value-type="float" office:value="0.113136745989323">
                <text:p>0.113136745989323</text:p>
              </table:table-cell>
              <table:table-cell office:value-type="float" office:value="NaN">
                <text:p>NaN</text:p>
              </table:table-cell>
              <table:table-cell office:value-type="float" office:value="NaN">
                <text:p>NaN</text:p>
              </table:table-cell>
            </table:table-row>
            <table:table-row>
              <table:table-cell office:value-type="string">
                <text:p>534</text:p>
              </table:table-cell>
              <table:table-cell office:value-type="float" office:value="0.333333343267441">
                <text:p>0.333333343267441</text:p>
              </table:table-cell>
              <table:table-cell office:value-type="float" office:value="0.352408081293106">
                <text:p>0.352408081293106</text:p>
              </table:table-cell>
              <table:table-cell office:value-type="float" office:value="NaN">
                <text:p>NaN</text:p>
              </table:table-cell>
              <table:table-cell office:value-type="float" office:value="NaN">
                <text:p>NaN</text:p>
              </table:table-cell>
            </table:table-row>
            <table:table-row>
              <table:table-cell office:value-type="string">
                <text:p>535</text:p>
              </table:table-cell>
              <table:table-cell office:value-type="float" office:value="0.666666686534882">
                <text:p>0.666666686534882</text:p>
              </table:table-cell>
              <table:table-cell office:value-type="float" office:value="0.902201592922211">
                <text:p>0.902201592922211</text:p>
              </table:table-cell>
              <table:table-cell office:value-type="float" office:value="NaN">
                <text:p>NaN</text:p>
              </table:table-cell>
              <table:table-cell office:value-type="float" office:value="NaN">
                <text:p>NaN</text:p>
              </table:table-cell>
            </table:table-row>
            <table:table-row>
              <table:table-cell office:value-type="string">
                <text:p>536</text:p>
              </table:table-cell>
              <table:table-cell office:value-type="float" office:value="0.333333343267441">
                <text:p>0.333333343267441</text:p>
              </table:table-cell>
              <table:table-cell office:value-type="float" office:value="0.0183413997292519">
                <text:p>0.0183413997292519</text:p>
              </table:table-cell>
              <table:table-cell office:value-type="float" office:value="NaN">
                <text:p>NaN</text:p>
              </table:table-cell>
              <table:table-cell office:value-type="float" office:value="NaN">
                <text:p>NaN</text:p>
              </table:table-cell>
            </table:table-row>
            <table:table-row>
              <table:table-cell office:value-type="string">
                <text:p>537</text:p>
              </table:table-cell>
              <table:table-cell office:value-type="float" office:value="0.333333343267441">
                <text:p>0.333333343267441</text:p>
              </table:table-cell>
              <table:table-cell office:value-type="float" office:value="0.822823047637939">
                <text:p>0.822823047637939</text:p>
              </table:table-cell>
              <table:table-cell office:value-type="float" office:value="NaN">
                <text:p>NaN</text:p>
              </table:table-cell>
              <table:table-cell office:value-type="float" office:value="NaN">
                <text:p>NaN</text:p>
              </table:table-cell>
            </table:table-row>
            <table:table-row>
              <table:table-cell office:value-type="string">
                <text:p>538</text:p>
              </table:table-cell>
              <table:table-cell office:value-type="float" office:value="0.666666686534882">
                <text:p>0.666666686534882</text:p>
              </table:table-cell>
              <table:table-cell office:value-type="float" office:value="0.694122493267059">
                <text:p>0.694122493267059</text:p>
              </table:table-cell>
              <table:table-cell office:value-type="float" office:value="NaN">
                <text:p>NaN</text:p>
              </table:table-cell>
              <table:table-cell office:value-type="float" office:value="NaN">
                <text:p>NaN</text:p>
              </table:table-cell>
            </table:table-row>
            <table:table-row>
              <table:table-cell office:value-type="string">
                <text:p>539</text:p>
              </table:table-cell>
              <table:table-cell office:value-type="float" office:value="0">
                <text:p>0</text:p>
              </table:table-cell>
              <table:table-cell office:value-type="float" office:value="0.0254729948937893">
                <text:p>0.0254729948937893</text:p>
              </table:table-cell>
              <table:table-cell office:value-type="float" office:value="NaN">
                <text:p>NaN</text:p>
              </table:table-cell>
              <table:table-cell office:value-type="float" office:value="NaN">
                <text:p>NaN</text:p>
              </table:table-cell>
            </table:table-row>
            <table:table-row>
              <table:table-cell office:value-type="string">
                <text:p>540</text:p>
              </table:table-cell>
              <table:table-cell office:value-type="float" office:value="0">
                <text:p>0</text:p>
              </table:table-cell>
              <table:table-cell office:value-type="float" office:value="0.0238046869635582">
                <text:p>0.0238046869635582</text:p>
              </table:table-cell>
              <table:table-cell office:value-type="float" office:value="NaN">
                <text:p>NaN</text:p>
              </table:table-cell>
              <table:table-cell office:value-type="float" office:value="NaN">
                <text:p>NaN</text:p>
              </table:table-cell>
            </table:table-row>
            <table:table-row>
              <table:table-cell office:value-type="string">
                <text:p>541</text:p>
              </table:table-cell>
              <table:table-cell office:value-type="float" office:value="0">
                <text:p>0</text:p>
              </table:table-cell>
              <table:table-cell office:value-type="float" office:value="0.00352592882700264">
                <text:p>0.00352592882700264</text:p>
              </table:table-cell>
              <table:table-cell office:value-type="float" office:value="NaN">
                <text:p>NaN</text:p>
              </table:table-cell>
              <table:table-cell office:value-type="float" office:value="NaN">
                <text:p>NaN</text:p>
              </table:table-cell>
            </table:table-row>
            <table:table-row>
              <table:table-cell office:value-type="string">
                <text:p>542</text:p>
              </table:table-cell>
              <table:table-cell office:value-type="float" office:value="0.333333343267441">
                <text:p>0.333333343267441</text:p>
              </table:table-cell>
              <table:table-cell office:value-type="float" office:value="0.22453236579895">
                <text:p>0.22453236579895</text:p>
              </table:table-cell>
              <table:table-cell office:value-type="float" office:value="NaN">
                <text:p>NaN</text:p>
              </table:table-cell>
              <table:table-cell office:value-type="float" office:value="NaN">
                <text:p>NaN</text:p>
              </table:table-cell>
            </table:table-row>
            <table:table-row>
              <table:table-cell office:value-type="string">
                <text:p>543</text:p>
              </table:table-cell>
              <table:table-cell office:value-type="float" office:value="0.666666686534882">
                <text:p>0.666666686534882</text:p>
              </table:table-cell>
              <table:table-cell office:value-type="float" office:value="0.588792443275452">
                <text:p>0.588792443275452</text:p>
              </table:table-cell>
              <table:table-cell office:value-type="float" office:value="NaN">
                <text:p>NaN</text:p>
              </table:table-cell>
              <table:table-cell office:value-type="float" office:value="NaN">
                <text:p>NaN</text:p>
              </table:table-cell>
            </table:table-row>
            <table:table-row>
              <table:table-cell office:value-type="string">
                <text:p>544</text:p>
              </table:table-cell>
              <table:table-cell office:value-type="float" office:value="1">
                <text:p>1</text:p>
              </table:table-cell>
              <table:table-cell office:value-type="float" office:value="0.798383235931397">
                <text:p>0.798383235931397</text:p>
              </table:table-cell>
              <table:table-cell office:value-type="float" office:value="NaN">
                <text:p>NaN</text:p>
              </table:table-cell>
              <table:table-cell office:value-type="float" office:value="NaN">
                <text:p>NaN</text:p>
              </table:table-cell>
            </table:table-row>
            <table:table-row>
              <table:table-cell office:value-type="string">
                <text:p>545</text:p>
              </table:table-cell>
              <table:table-cell office:value-type="float" office:value="1">
                <text:p>1</text:p>
              </table:table-cell>
              <table:table-cell office:value-type="float" office:value="0.68525904417038">
                <text:p>0.68525904417038</text:p>
              </table:table-cell>
              <table:table-cell office:value-type="float" office:value="NaN">
                <text:p>NaN</text:p>
              </table:table-cell>
              <table:table-cell office:value-type="float" office:value="NaN">
                <text:p>NaN</text:p>
              </table:table-cell>
            </table:table-row>
            <table:table-row>
              <table:table-cell office:value-type="string">
                <text:p>546</text:p>
              </table:table-cell>
              <table:table-cell office:value-type="float" office:value="0">
                <text:p>0</text:p>
              </table:table-cell>
              <table:table-cell office:value-type="float" office:value="0.479753166437149">
                <text:p>0.479753166437149</text:p>
              </table:table-cell>
              <table:table-cell office:value-type="float" office:value="NaN">
                <text:p>NaN</text:p>
              </table:table-cell>
              <table:table-cell office:value-type="float" office:value="NaN">
                <text:p>NaN</text:p>
              </table:table-cell>
            </table:table-row>
            <table:table-row>
              <table:table-cell office:value-type="string">
                <text:p>547</text:p>
              </table:table-cell>
              <table:table-cell office:value-type="float" office:value="0">
                <text:p>0</text:p>
              </table:table-cell>
              <table:table-cell office:value-type="float" office:value="0.00105348147917539">
                <text:p>0.00105348147917539</text:p>
              </table:table-cell>
              <table:table-cell office:value-type="float" office:value="NaN">
                <text:p>NaN</text:p>
              </table:table-cell>
              <table:table-cell office:value-type="float" office:value="NaN">
                <text:p>NaN</text:p>
              </table:table-cell>
            </table:table-row>
            <table:table-row>
              <table:table-cell office:value-type="string">
                <text:p>548</text:p>
              </table:table-cell>
              <table:table-cell office:value-type="float" office:value="0.666666686534882">
                <text:p>0.666666686534882</text:p>
              </table:table-cell>
              <table:table-cell office:value-type="float" office:value="0.903581559658051">
                <text:p>0.903581559658051</text:p>
              </table:table-cell>
              <table:table-cell office:value-type="float" office:value="NaN">
                <text:p>NaN</text:p>
              </table:table-cell>
              <table:table-cell office:value-type="float" office:value="NaN">
                <text:p>NaN</text:p>
              </table:table-cell>
            </table:table-row>
            <table:table-row>
              <table:table-cell office:value-type="string">
                <text:p>549</text:p>
              </table:table-cell>
              <table:table-cell office:value-type="float" office:value="1">
                <text:p>1</text:p>
              </table:table-cell>
              <table:table-cell office:value-type="float" office:value="0.0536959059536457">
                <text:p>0.0536959059536457</text:p>
              </table:table-cell>
              <table:table-cell office:value-type="float" office:value="NaN">
                <text:p>NaN</text:p>
              </table:table-cell>
              <table:table-cell office:value-type="float" office:value="NaN">
                <text:p>NaN</text:p>
              </table:table-cell>
            </table:table-row>
            <table:table-row>
              <table:table-cell office:value-type="string">
                <text:p>550</text:p>
              </table:table-cell>
              <table:table-cell office:value-type="float" office:value="0.666666686534882">
                <text:p>0.666666686534882</text:p>
              </table:table-cell>
              <table:table-cell office:value-type="float" office:value="0.222240641713142">
                <text:p>0.222240641713142</text:p>
              </table:table-cell>
              <table:table-cell office:value-type="float" office:value="NaN">
                <text:p>NaN</text:p>
              </table:table-cell>
              <table:table-cell office:value-type="float" office:value="NaN">
                <text:p>NaN</text:p>
              </table:table-cell>
            </table:table-row>
            <table:table-row>
              <table:table-cell office:value-type="string">
                <text:p>551</text:p>
              </table:table-cell>
              <table:table-cell office:value-type="float" office:value="0.666666686534882">
                <text:p>0.666666686534882</text:p>
              </table:table-cell>
              <table:table-cell office:value-type="float" office:value="0.655534148216248">
                <text:p>0.655534148216248</text:p>
              </table:table-cell>
              <table:table-cell office:value-type="float" office:value="NaN">
                <text:p>NaN</text:p>
              </table:table-cell>
              <table:table-cell office:value-type="float" office:value="NaN">
                <text:p>NaN</text:p>
              </table:table-cell>
            </table:table-row>
            <table:table-row>
              <table:table-cell office:value-type="string">
                <text:p>552</text:p>
              </table:table-cell>
              <table:table-cell office:value-type="float" office:value="0">
                <text:p>0</text:p>
              </table:table-cell>
              <table:table-cell office:value-type="float" office:value="0.000330517068505287">
                <text:p>0.000330517068505287</text:p>
              </table:table-cell>
              <table:table-cell office:value-type="float" office:value="NaN">
                <text:p>NaN</text:p>
              </table:table-cell>
              <table:table-cell office:value-type="float" office:value="NaN">
                <text:p>NaN</text:p>
              </table:table-cell>
            </table:table-row>
            <table:table-row>
              <table:table-cell office:value-type="string">
                <text:p>553</text:p>
              </table:table-cell>
              <table:table-cell office:value-type="float" office:value="0">
                <text:p>0</text:p>
              </table:table-cell>
              <table:table-cell office:value-type="float" office:value="0.00108191149774939">
                <text:p>0.00108191149774939</text:p>
              </table:table-cell>
              <table:table-cell office:value-type="float" office:value="NaN">
                <text:p>NaN</text:p>
              </table:table-cell>
              <table:table-cell office:value-type="float" office:value="NaN">
                <text:p>NaN</text:p>
              </table:table-cell>
            </table:table-row>
            <table:table-row>
              <table:table-cell office:value-type="string">
                <text:p>554</text:p>
              </table:table-cell>
              <table:table-cell office:value-type="float" office:value="0">
                <text:p>0</text:p>
              </table:table-cell>
              <table:table-cell office:value-type="float" office:value="0.0114096384495497">
                <text:p>0.0114096384495497</text:p>
              </table:table-cell>
              <table:table-cell office:value-type="float" office:value="NaN">
                <text:p>NaN</text:p>
              </table:table-cell>
              <table:table-cell office:value-type="float" office:value="NaN">
                <text:p>NaN</text:p>
              </table:table-cell>
            </table:table-row>
            <table:table-row>
              <table:table-cell office:value-type="string">
                <text:p>555</text:p>
              </table:table-cell>
              <table:table-cell office:value-type="float" office:value="0">
                <text:p>0</text:p>
              </table:table-cell>
              <table:table-cell office:value-type="float" office:value="0.00252619478851557">
                <text:p>0.00252619478851557</text:p>
              </table:table-cell>
              <table:table-cell office:value-type="float" office:value="NaN">
                <text:p>NaN</text:p>
              </table:table-cell>
              <table:table-cell office:value-type="float" office:value="NaN">
                <text:p>NaN</text:p>
              </table:table-cell>
            </table:table-row>
            <table:table-row>
              <table:table-cell office:value-type="string">
                <text:p>556</text:p>
              </table:table-cell>
              <table:table-cell office:value-type="float" office:value="0.333333343267441">
                <text:p>0.333333343267441</text:p>
              </table:table-cell>
              <table:table-cell office:value-type="float" office:value="0.688830375671387">
                <text:p>0.688830375671387</text:p>
              </table:table-cell>
              <table:table-cell office:value-type="float" office:value="NaN">
                <text:p>NaN</text:p>
              </table:table-cell>
              <table:table-cell office:value-type="float" office:value="NaN">
                <text:p>NaN</text:p>
              </table:table-cell>
            </table:table-row>
            <table:table-row>
              <table:table-cell office:value-type="string">
                <text:p>557</text:p>
              </table:table-cell>
              <table:table-cell office:value-type="float" office:value="0">
                <text:p>0</text:p>
              </table:table-cell>
              <table:table-cell office:value-type="float" office:value="0.341843247413635">
                <text:p>0.341843247413635</text:p>
              </table:table-cell>
              <table:table-cell office:value-type="float" office:value="NaN">
                <text:p>NaN</text:p>
              </table:table-cell>
              <table:table-cell office:value-type="float" office:value="NaN">
                <text:p>NaN</text:p>
              </table:table-cell>
            </table:table-row>
            <table:table-row>
              <table:table-cell office:value-type="string">
                <text:p>558</text:p>
              </table:table-cell>
              <table:table-cell office:value-type="float" office:value="0">
                <text:p>0</text:p>
              </table:table-cell>
              <table:table-cell office:value-type="float" office:value="0.00110953266266733">
                <text:p>0.00110953266266733</text:p>
              </table:table-cell>
              <table:table-cell office:value-type="float" office:value="NaN">
                <text:p>NaN</text:p>
              </table:table-cell>
              <table:table-cell office:value-type="float" office:value="NaN">
                <text:p>NaN</text:p>
              </table:table-cell>
            </table:table-row>
            <table:table-row>
              <table:table-cell office:value-type="string">
                <text:p>559</text:p>
              </table:table-cell>
              <table:table-cell office:value-type="float" office:value="0">
                <text:p>0</text:p>
              </table:table-cell>
              <table:table-cell office:value-type="float" office:value="0.00111261056736112">
                <text:p>0.00111261056736112</text:p>
              </table:table-cell>
              <table:table-cell office:value-type="float" office:value="NaN">
                <text:p>NaN</text:p>
              </table:table-cell>
              <table:table-cell office:value-type="float" office:value="NaN">
                <text:p>NaN</text:p>
              </table:table-cell>
            </table:table-row>
            <table:table-row>
              <table:table-cell office:value-type="string">
                <text:p>560</text:p>
              </table:table-cell>
              <table:table-cell office:value-type="float" office:value="0.333333343267441">
                <text:p>0.333333343267441</text:p>
              </table:table-cell>
              <table:table-cell office:value-type="float" office:value="0.451420456171036">
                <text:p>0.451420456171036</text:p>
              </table:table-cell>
              <table:table-cell office:value-type="float" office:value="NaN">
                <text:p>NaN</text:p>
              </table:table-cell>
              <table:table-cell office:value-type="float" office:value="NaN">
                <text:p>NaN</text:p>
              </table:table-cell>
            </table:table-row>
            <table:table-row>
              <table:table-cell office:value-type="string">
                <text:p>561</text:p>
              </table:table-cell>
              <table:table-cell office:value-type="float" office:value="0">
                <text:p>0</text:p>
              </table:table-cell>
              <table:table-cell office:value-type="float" office:value="0.018373616039753">
                <text:p>0.018373616039753</text:p>
              </table:table-cell>
              <table:table-cell office:value-type="float" office:value="NaN">
                <text:p>NaN</text:p>
              </table:table-cell>
              <table:table-cell office:value-type="float" office:value="NaN">
                <text:p>NaN</text:p>
              </table:table-cell>
            </table:table-row>
            <table:table-row>
              <table:table-cell office:value-type="string">
                <text:p>562</text:p>
              </table:table-cell>
              <table:table-cell office:value-type="float" office:value="0">
                <text:p>0</text:p>
              </table:table-cell>
              <table:table-cell office:value-type="float" office:value="0.29879766702652">
                <text:p>0.29879766702652</text:p>
              </table:table-cell>
              <table:table-cell office:value-type="float" office:value="NaN">
                <text:p>NaN</text:p>
              </table:table-cell>
              <table:table-cell office:value-type="float" office:value="NaN">
                <text:p>NaN</text:p>
              </table:table-cell>
            </table:table-row>
            <table:table-row>
              <table:table-cell office:value-type="string">
                <text:p>563</text:p>
              </table:table-cell>
              <table:table-cell office:value-type="float" office:value="0">
                <text:p>0</text:p>
              </table:table-cell>
              <table:table-cell office:value-type="float" office:value="0.0106514152139425">
                <text:p>0.0106514152139425</text:p>
              </table:table-cell>
              <table:table-cell office:value-type="float" office:value="NaN">
                <text:p>NaN</text:p>
              </table:table-cell>
              <table:table-cell office:value-type="float" office:value="NaN">
                <text:p>NaN</text:p>
              </table:table-cell>
            </table:table-row>
            <table:table-row>
              <table:table-cell office:value-type="string">
                <text:p>564</text:p>
              </table:table-cell>
              <table:table-cell office:value-type="float" office:value="0.333333343267441">
                <text:p>0.333333343267441</text:p>
              </table:table-cell>
              <table:table-cell office:value-type="float" office:value="0.178116127848625">
                <text:p>0.178116127848625</text:p>
              </table:table-cell>
              <table:table-cell office:value-type="float" office:value="NaN">
                <text:p>NaN</text:p>
              </table:table-cell>
              <table:table-cell office:value-type="float" office:value="NaN">
                <text:p>NaN</text:p>
              </table:table-cell>
            </table:table-row>
            <table:table-row>
              <table:table-cell office:value-type="string">
                <text:p>565</text:p>
              </table:table-cell>
              <table:table-cell office:value-type="float" office:value="0.333333343267441">
                <text:p>0.333333343267441</text:p>
              </table:table-cell>
              <table:table-cell office:value-type="float" office:value="0.214561298489571">
                <text:p>0.214561298489571</text:p>
              </table:table-cell>
              <table:table-cell office:value-type="float" office:value="NaN">
                <text:p>NaN</text:p>
              </table:table-cell>
              <table:table-cell office:value-type="float" office:value="NaN">
                <text:p>NaN</text:p>
              </table:table-cell>
            </table:table-row>
            <table:table-row>
              <table:table-cell office:value-type="string">
                <text:p>566</text:p>
              </table:table-cell>
              <table:table-cell office:value-type="float" office:value="0">
                <text:p>0</text:p>
              </table:table-cell>
              <table:table-cell office:value-type="float" office:value="0.000268809671979398">
                <text:p>0.000268809671979398</text:p>
              </table:table-cell>
              <table:table-cell office:value-type="float" office:value="NaN">
                <text:p>NaN</text:p>
              </table:table-cell>
              <table:table-cell office:value-type="float" office:value="NaN">
                <text:p>NaN</text:p>
              </table:table-cell>
            </table:table-row>
            <table:table-row>
              <table:table-cell office:value-type="string">
                <text:p>567</text:p>
              </table:table-cell>
              <table:table-cell office:value-type="float" office:value="0">
                <text:p>0</text:p>
              </table:table-cell>
              <table:table-cell office:value-type="float" office:value="0.0135696921497583">
                <text:p>0.0135696921497583</text:p>
              </table:table-cell>
              <table:table-cell office:value-type="float" office:value="NaN">
                <text:p>NaN</text:p>
              </table:table-cell>
              <table:table-cell office:value-type="float" office:value="NaN">
                <text:p>NaN</text:p>
              </table:table-cell>
            </table:table-row>
            <table:table-row>
              <table:table-cell office:value-type="string">
                <text:p>568</text:p>
              </table:table-cell>
              <table:table-cell office:value-type="float" office:value="0">
                <text:p>0</text:p>
              </table:table-cell>
              <table:table-cell office:value-type="float" office:value="0.00839126668870449">
                <text:p>0.00839126668870449</text:p>
              </table:table-cell>
              <table:table-cell office:value-type="float" office:value="NaN">
                <text:p>NaN</text:p>
              </table:table-cell>
              <table:table-cell office:value-type="float" office:value="NaN">
                <text:p>NaN</text:p>
              </table:table-cell>
            </table:table-row>
            <table:table-row>
              <table:table-cell office:value-type="string">
                <text:p>569</text:p>
              </table:table-cell>
              <table:table-cell office:value-type="float" office:value="0">
                <text:p>0</text:p>
              </table:table-cell>
              <table:table-cell office:value-type="float" office:value="0.00282250810414553">
                <text:p>0.00282250810414553</text:p>
              </table:table-cell>
              <table:table-cell office:value-type="float" office:value="NaN">
                <text:p>NaN</text:p>
              </table:table-cell>
              <table:table-cell office:value-type="float" office:value="NaN">
                <text:p>NaN</text:p>
              </table:table-cell>
            </table:table-row>
            <table:table-row>
              <table:table-cell office:value-type="string">
                <text:p>570</text:p>
              </table:table-cell>
              <table:table-cell office:value-type="float" office:value="0.333333343267441">
                <text:p>0.333333343267441</text:p>
              </table:table-cell>
              <table:table-cell office:value-type="float" office:value="0.561756074428558">
                <text:p>0.561756074428558</text:p>
              </table:table-cell>
              <table:table-cell office:value-type="float" office:value="NaN">
                <text:p>NaN</text:p>
              </table:table-cell>
              <table:table-cell office:value-type="float" office:value="NaN">
                <text:p>NaN</text:p>
              </table:table-cell>
            </table:table-row>
            <table:table-row>
              <table:table-cell office:value-type="string">
                <text:p>571</text:p>
              </table:table-cell>
              <table:table-cell office:value-type="float" office:value="0">
                <text:p>0</text:p>
              </table:table-cell>
              <table:table-cell office:value-type="float" office:value="0.00134445889852941">
                <text:p>0.00134445889852941</text:p>
              </table:table-cell>
              <table:table-cell office:value-type="float" office:value="NaN">
                <text:p>NaN</text:p>
              </table:table-cell>
              <table:table-cell office:value-type="float" office:value="NaN">
                <text:p>NaN</text:p>
              </table:table-cell>
            </table:table-row>
            <table:table-row>
              <table:table-cell office:value-type="string">
                <text:p>572</text:p>
              </table:table-cell>
              <table:table-cell office:value-type="float" office:value="0.333333343267441">
                <text:p>0.333333343267441</text:p>
              </table:table-cell>
              <table:table-cell office:value-type="float" office:value="0.439674705266953">
                <text:p>0.439674705266953</text:p>
              </table:table-cell>
              <table:table-cell office:value-type="float" office:value="NaN">
                <text:p>NaN</text:p>
              </table:table-cell>
              <table:table-cell office:value-type="float" office:value="NaN">
                <text:p>NaN</text:p>
              </table:table-cell>
            </table:table-row>
            <table:table-row>
              <table:table-cell office:value-type="string">
                <text:p>573</text:p>
              </table:table-cell>
              <table:table-cell office:value-type="float" office:value="0.666666686534882">
                <text:p>0.666666686534882</text:p>
              </table:table-cell>
              <table:table-cell office:value-type="float" office:value="0.921376526355743">
                <text:p>0.921376526355743</text:p>
              </table:table-cell>
              <table:table-cell office:value-type="float" office:value="NaN">
                <text:p>NaN</text:p>
              </table:table-cell>
              <table:table-cell office:value-type="float" office:value="NaN">
                <text:p>NaN</text:p>
              </table:table-cell>
            </table:table-row>
            <table:table-row>
              <table:table-cell office:value-type="string">
                <text:p>574</text:p>
              </table:table-cell>
              <table:table-cell office:value-type="float" office:value="0">
                <text:p>0</text:p>
              </table:table-cell>
              <table:table-cell office:value-type="float" office:value="0.00344319338910282">
                <text:p>0.00344319338910282</text:p>
              </table:table-cell>
              <table:table-cell office:value-type="float" office:value="NaN">
                <text:p>NaN</text:p>
              </table:table-cell>
              <table:table-cell office:value-type="float" office:value="NaN">
                <text:p>NaN</text:p>
              </table:table-cell>
            </table:table-row>
            <table:table-row>
              <table:table-cell office:value-type="string">
                <text:p>575</text:p>
              </table:table-cell>
              <table:table-cell office:value-type="float" office:value="0.666666686534882">
                <text:p>0.666666686534882</text:p>
              </table:table-cell>
              <table:table-cell office:value-type="float" office:value="0.507469177246094">
                <text:p>0.507469177246094</text:p>
              </table:table-cell>
              <table:table-cell office:value-type="float" office:value="NaN">
                <text:p>NaN</text:p>
              </table:table-cell>
              <table:table-cell office:value-type="float" office:value="NaN">
                <text:p>NaN</text:p>
              </table:table-cell>
            </table:table-row>
            <table:table-row>
              <table:table-cell office:value-type="string">
                <text:p>576</text:p>
              </table:table-cell>
              <table:table-cell office:value-type="float" office:value="0.666666686534882">
                <text:p>0.666666686534882</text:p>
              </table:table-cell>
              <table:table-cell office:value-type="float" office:value="0.475928097963333">
                <text:p>0.475928097963333</text:p>
              </table:table-cell>
              <table:table-cell office:value-type="float" office:value="NaN">
                <text:p>NaN</text:p>
              </table:table-cell>
              <table:table-cell office:value-type="float" office:value="NaN">
                <text:p>NaN</text:p>
              </table:table-cell>
            </table:table-row>
            <table:table-row>
              <table:table-cell office:value-type="string">
                <text:p>577</text:p>
              </table:table-cell>
              <table:table-cell office:value-type="float" office:value="0">
                <text:p>0</text:p>
              </table:table-cell>
              <table:table-cell office:value-type="float" office:value="0.010356611572206">
                <text:p>0.010356611572206</text:p>
              </table:table-cell>
              <table:table-cell office:value-type="float" office:value="NaN">
                <text:p>NaN</text:p>
              </table:table-cell>
              <table:table-cell office:value-type="float" office:value="NaN">
                <text:p>NaN</text:p>
              </table:table-cell>
            </table:table-row>
            <table:table-row>
              <table:table-cell office:value-type="string">
                <text:p>578</text:p>
              </table:table-cell>
              <table:table-cell office:value-type="float" office:value="0.333333343267441">
                <text:p>0.333333343267441</text:p>
              </table:table-cell>
              <table:table-cell office:value-type="float" office:value="0.142952337861061">
                <text:p>0.142952337861061</text:p>
              </table:table-cell>
              <table:table-cell office:value-type="float" office:value="NaN">
                <text:p>NaN</text:p>
              </table:table-cell>
              <table:table-cell office:value-type="float" office:value="NaN">
                <text:p>NaN</text:p>
              </table:table-cell>
            </table:table-row>
            <table:table-row>
              <table:table-cell office:value-type="string">
                <text:p>579</text:p>
              </table:table-cell>
              <table:table-cell office:value-type="float" office:value="0">
                <text:p>0</text:p>
              </table:table-cell>
              <table:table-cell office:value-type="float" office:value="0.387347787618637">
                <text:p>0.387347787618637</text:p>
              </table:table-cell>
              <table:table-cell office:value-type="float" office:value="NaN">
                <text:p>NaN</text:p>
              </table:table-cell>
              <table:table-cell office:value-type="float" office:value="NaN">
                <text:p>NaN</text:p>
              </table:table-cell>
            </table:table-row>
            <table:table-row>
              <table:table-cell office:value-type="string">
                <text:p>580</text:p>
              </table:table-cell>
              <table:table-cell office:value-type="float" office:value="0">
                <text:p>0</text:p>
              </table:table-cell>
              <table:table-cell office:value-type="float" office:value="0.000296456972137094">
                <text:p>0.000296456972137094</text:p>
              </table:table-cell>
              <table:table-cell office:value-type="float" office:value="NaN">
                <text:p>NaN</text:p>
              </table:table-cell>
              <table:table-cell office:value-type="float" office:value="NaN">
                <text:p>NaN</text:p>
              </table:table-cell>
            </table:table-row>
            <table:table-row>
              <table:table-cell office:value-type="string">
                <text:p>581</text:p>
              </table:table-cell>
              <table:table-cell office:value-type="float" office:value="0">
                <text:p>0</text:p>
              </table:table-cell>
              <table:table-cell office:value-type="float" office:value="0.105023421347141">
                <text:p>0.105023421347141</text:p>
              </table:table-cell>
              <table:table-cell office:value-type="float" office:value="NaN">
                <text:p>NaN</text:p>
              </table:table-cell>
              <table:table-cell office:value-type="float" office:value="NaN">
                <text:p>NaN</text:p>
              </table:table-cell>
            </table:table-row>
            <table:table-row>
              <table:table-cell office:value-type="string">
                <text:p>582</text:p>
              </table:table-cell>
              <table:table-cell office:value-type="float" office:value="0.333333343267441">
                <text:p>0.333333343267441</text:p>
              </table:table-cell>
              <table:table-cell office:value-type="float" office:value="0.585684597492218">
                <text:p>0.585684597492218</text:p>
              </table:table-cell>
              <table:table-cell office:value-type="float" office:value="NaN">
                <text:p>NaN</text:p>
              </table:table-cell>
              <table:table-cell office:value-type="float" office:value="NaN">
                <text:p>NaN</text:p>
              </table:table-cell>
            </table:table-row>
            <table:table-row>
              <table:table-cell office:value-type="string">
                <text:p>583</text:p>
              </table:table-cell>
              <table:table-cell office:value-type="float" office:value="0">
                <text:p>0</text:p>
              </table:table-cell>
              <table:table-cell office:value-type="float" office:value="0.000372412527212873">
                <text:p>0.000372412527212873</text:p>
              </table:table-cell>
              <table:table-cell office:value-type="float" office:value="NaN">
                <text:p>NaN</text:p>
              </table:table-cell>
              <table:table-cell office:value-type="float" office:value="NaN">
                <text:p>NaN</text:p>
              </table:table-cell>
            </table:table-row>
            <table:table-row>
              <table:table-cell office:value-type="string">
                <text:p>584</text:p>
              </table:table-cell>
              <table:table-cell office:value-type="float" office:value="0.333333343267441">
                <text:p>0.333333343267441</text:p>
              </table:table-cell>
              <table:table-cell office:value-type="float" office:value="0.926777184009552">
                <text:p>0.926777184009552</text:p>
              </table:table-cell>
              <table:table-cell office:value-type="float" office:value="NaN">
                <text:p>NaN</text:p>
              </table:table-cell>
              <table:table-cell office:value-type="float" office:value="NaN">
                <text:p>NaN</text:p>
              </table:table-cell>
            </table:table-row>
            <table:table-row>
              <table:table-cell office:value-type="string">
                <text:p>585</text:p>
              </table:table-cell>
              <table:table-cell office:value-type="float" office:value="0">
                <text:p>0</text:p>
              </table:table-cell>
              <table:table-cell office:value-type="float" office:value="0.0270159002393484">
                <text:p>0.0270159002393484</text:p>
              </table:table-cell>
              <table:table-cell office:value-type="float" office:value="NaN">
                <text:p>NaN</text:p>
              </table:table-cell>
              <table:table-cell office:value-type="float" office:value="NaN">
                <text:p>NaN</text:p>
              </table:table-cell>
            </table:table-row>
            <table:table-row>
              <table:table-cell office:value-type="string">
                <text:p>586</text:p>
              </table:table-cell>
              <table:table-cell office:value-type="float" office:value="0.333333343267441">
                <text:p>0.333333343267441</text:p>
              </table:table-cell>
              <table:table-cell office:value-type="float" office:value="0.054937057197094">
                <text:p>0.054937057197094</text:p>
              </table:table-cell>
              <table:table-cell office:value-type="float" office:value="NaN">
                <text:p>NaN</text:p>
              </table:table-cell>
              <table:table-cell office:value-type="float" office:value="NaN">
                <text:p>NaN</text:p>
              </table:table-cell>
            </table:table-row>
            <table:table-row>
              <table:table-cell office:value-type="string">
                <text:p>587</text:p>
              </table:table-cell>
              <table:table-cell office:value-type="float" office:value="0">
                <text:p>0</text:p>
              </table:table-cell>
              <table:table-cell office:value-type="float" office:value="0.101685203611851">
                <text:p>0.101685203611851</text:p>
              </table:table-cell>
              <table:table-cell office:value-type="float" office:value="NaN">
                <text:p>NaN</text:p>
              </table:table-cell>
              <table:table-cell office:value-type="float" office:value="NaN">
                <text:p>NaN</text:p>
              </table:table-cell>
            </table:table-row>
            <table:table-row>
              <table:table-cell office:value-type="string">
                <text:p>588</text:p>
              </table:table-cell>
              <table:table-cell office:value-type="float" office:value="0">
                <text:p>0</text:p>
              </table:table-cell>
              <table:table-cell office:value-type="float" office:value="0.00232490478083491">
                <text:p>0.00232490478083491</text:p>
              </table:table-cell>
              <table:table-cell office:value-type="float" office:value="NaN">
                <text:p>NaN</text:p>
              </table:table-cell>
              <table:table-cell office:value-type="float" office:value="NaN">
                <text:p>NaN</text:p>
              </table:table-cell>
            </table:table-row>
            <table:table-row>
              <table:table-cell office:value-type="string">
                <text:p>589</text:p>
              </table:table-cell>
              <table:table-cell office:value-type="float" office:value="0.333333343267441">
                <text:p>0.333333343267441</text:p>
              </table:table-cell>
              <table:table-cell office:value-type="float" office:value="0.14806205034256">
                <text:p>0.14806205034256</text:p>
              </table:table-cell>
              <table:table-cell office:value-type="float" office:value="NaN">
                <text:p>NaN</text:p>
              </table:table-cell>
              <table:table-cell office:value-type="float" office:value="NaN">
                <text:p>NaN</text:p>
              </table:table-cell>
            </table:table-row>
            <table:table-row>
              <table:table-cell office:value-type="string">
                <text:p>590</text:p>
              </table:table-cell>
              <table:table-cell office:value-type="float" office:value="0.333333343267441">
                <text:p>0.333333343267441</text:p>
              </table:table-cell>
              <table:table-cell office:value-type="float" office:value="0.310113281011581">
                <text:p>0.310113281011581</text:p>
              </table:table-cell>
              <table:table-cell office:value-type="float" office:value="NaN">
                <text:p>NaN</text:p>
              </table:table-cell>
              <table:table-cell office:value-type="float" office:value="NaN">
                <text:p>NaN</text:p>
              </table:table-cell>
            </table:table-row>
            <table:table-row>
              <table:table-cell office:value-type="string">
                <text:p>591</text:p>
              </table:table-cell>
              <table:table-cell office:value-type="float" office:value="0">
                <text:p>0</text:p>
              </table:table-cell>
              <table:table-cell office:value-type="float" office:value="0.0321120768785477">
                <text:p>0.0321120768785477</text:p>
              </table:table-cell>
              <table:table-cell office:value-type="float" office:value="NaN">
                <text:p>NaN</text:p>
              </table:table-cell>
              <table:table-cell office:value-type="float" office:value="NaN">
                <text:p>NaN</text:p>
              </table:table-cell>
            </table:table-row>
            <table:table-row>
              <table:table-cell office:value-type="string">
                <text:p>592</text:p>
              </table:table-cell>
              <table:table-cell office:value-type="float" office:value="0">
                <text:p>0</text:p>
              </table:table-cell>
              <table:table-cell office:value-type="float" office:value="0.00263522332534194">
                <text:p>0.00263522332534194</text:p>
              </table:table-cell>
              <table:table-cell office:value-type="float" office:value="NaN">
                <text:p>NaN</text:p>
              </table:table-cell>
              <table:table-cell office:value-type="float" office:value="NaN">
                <text:p>NaN</text:p>
              </table:table-cell>
            </table:table-row>
            <table:table-row>
              <table:table-cell office:value-type="string">
                <text:p>593</text:p>
              </table:table-cell>
              <table:table-cell office:value-type="float" office:value="0">
                <text:p>0</text:p>
              </table:table-cell>
              <table:table-cell office:value-type="float" office:value="0.193687915802002">
                <text:p>0.193687915802002</text:p>
              </table:table-cell>
              <table:table-cell office:value-type="float" office:value="NaN">
                <text:p>NaN</text:p>
              </table:table-cell>
              <table:table-cell office:value-type="float" office:value="NaN">
                <text:p>NaN</text:p>
              </table:table-cell>
            </table:table-row>
            <table:table-row>
              <table:table-cell office:value-type="string">
                <text:p>594</text:p>
              </table:table-cell>
              <table:table-cell office:value-type="float" office:value="0">
                <text:p>0</text:p>
              </table:table-cell>
              <table:table-cell office:value-type="float" office:value="0.000317224359605461">
                <text:p>0.000317224359605461</text:p>
              </table:table-cell>
              <table:table-cell office:value-type="float" office:value="NaN">
                <text:p>NaN</text:p>
              </table:table-cell>
              <table:table-cell office:value-type="float" office:value="NaN">
                <text:p>NaN</text:p>
              </table:table-cell>
            </table:table-row>
            <table:table-row>
              <table:table-cell office:value-type="string">
                <text:p>595</text:p>
              </table:table-cell>
              <table:table-cell office:value-type="float" office:value="0.666666686534882">
                <text:p>0.666666686534882</text:p>
              </table:table-cell>
              <table:table-cell office:value-type="float" office:value="0.651403546333313">
                <text:p>0.651403546333313</text:p>
              </table:table-cell>
              <table:table-cell office:value-type="float" office:value="NaN">
                <text:p>NaN</text:p>
              </table:table-cell>
              <table:table-cell office:value-type="float" office:value="NaN">
                <text:p>NaN</text:p>
              </table:table-cell>
            </table:table-row>
            <table:table-row>
              <table:table-cell office:value-type="string">
                <text:p>596</text:p>
              </table:table-cell>
              <table:table-cell office:value-type="float" office:value="0.666666686534882">
                <text:p>0.666666686534882</text:p>
              </table:table-cell>
              <table:table-cell office:value-type="float" office:value="0.541542708873749">
                <text:p>0.541542708873749</text:p>
              </table:table-cell>
              <table:table-cell office:value-type="float" office:value="NaN">
                <text:p>NaN</text:p>
              </table:table-cell>
              <table:table-cell office:value-type="float" office:value="NaN">
                <text:p>NaN</text:p>
              </table:table-cell>
            </table:table-row>
            <table:table-row>
              <table:table-cell office:value-type="string">
                <text:p>597</text:p>
              </table:table-cell>
              <table:table-cell office:value-type="float" office:value="0.333333343267441">
                <text:p>0.333333343267441</text:p>
              </table:table-cell>
              <table:table-cell office:value-type="float" office:value="0.734296858310699">
                <text:p>0.734296858310699</text:p>
              </table:table-cell>
              <table:table-cell office:value-type="float" office:value="NaN">
                <text:p>NaN</text:p>
              </table:table-cell>
              <table:table-cell office:value-type="float" office:value="NaN">
                <text:p>NaN</text:p>
              </table:table-cell>
            </table:table-row>
            <table:table-row>
              <table:table-cell office:value-type="string">
                <text:p>598</text:p>
              </table:table-cell>
              <table:table-cell office:value-type="float" office:value="0.333333343267441">
                <text:p>0.333333343267441</text:p>
              </table:table-cell>
              <table:table-cell office:value-type="float" office:value="0.00134412467014045">
                <text:p>0.00134412467014045</text:p>
              </table:table-cell>
              <table:table-cell office:value-type="float" office:value="NaN">
                <text:p>NaN</text:p>
              </table:table-cell>
              <table:table-cell office:value-type="float" office:value="NaN">
                <text:p>NaN</text:p>
              </table:table-cell>
            </table:table-row>
            <table:table-row>
              <table:table-cell office:value-type="string">
                <text:p>599</text:p>
              </table:table-cell>
              <table:table-cell office:value-type="float" office:value="0">
                <text:p>0</text:p>
              </table:table-cell>
              <table:table-cell office:value-type="float" office:value="0.00577084347605705">
                <text:p>0.00577084347605705</text:p>
              </table:table-cell>
              <table:table-cell office:value-type="float" office:value="NaN">
                <text:p>NaN</text:p>
              </table:table-cell>
              <table:table-cell office:value-type="float" office:value="NaN">
                <text:p>NaN</text:p>
              </table:table-cell>
            </table:table-row>
            <table:table-row>
              <table:table-cell office:value-type="string">
                <text:p>600</text:p>
              </table:table-cell>
              <table:table-cell office:value-type="float" office:value="0">
                <text:p>0</text:p>
              </table:table-cell>
              <table:table-cell office:value-type="float" office:value="0.0134322606027126">
                <text:p>0.0134322606027126</text:p>
              </table:table-cell>
              <table:table-cell office:value-type="float" office:value="NaN">
                <text:p>NaN</text:p>
              </table:table-cell>
              <table:table-cell office:value-type="float" office:value="NaN">
                <text:p>NaN</text:p>
              </table:table-cell>
            </table:table-row>
            <table:table-row>
              <table:table-cell office:value-type="string">
                <text:p>601</text:p>
              </table:table-cell>
              <table:table-cell office:value-type="float" office:value="0">
                <text:p>0</text:p>
              </table:table-cell>
              <table:table-cell office:value-type="float" office:value="0.0919030606746674">
                <text:p>0.0919030606746674</text:p>
              </table:table-cell>
              <table:table-cell office:value-type="float" office:value="NaN">
                <text:p>NaN</text:p>
              </table:table-cell>
              <table:table-cell office:value-type="float" office:value="NaN">
                <text:p>NaN</text:p>
              </table:table-cell>
            </table:table-row>
            <table:table-row>
              <table:table-cell office:value-type="string">
                <text:p>602</text:p>
              </table:table-cell>
              <table:table-cell office:value-type="float" office:value="0.333333343267441">
                <text:p>0.333333343267441</text:p>
              </table:table-cell>
              <table:table-cell office:value-type="float" office:value="0.38927087187767">
                <text:p>0.38927087187767</text:p>
              </table:table-cell>
              <table:table-cell office:value-type="float" office:value="NaN">
                <text:p>NaN</text:p>
              </table:table-cell>
              <table:table-cell office:value-type="float" office:value="NaN">
                <text:p>NaN</text:p>
              </table:table-cell>
            </table:table-row>
            <table:table-row>
              <table:table-cell office:value-type="string">
                <text:p>603</text:p>
              </table:table-cell>
              <table:table-cell office:value-type="float" office:value="0.666666686534882">
                <text:p>0.666666686534882</text:p>
              </table:table-cell>
              <table:table-cell office:value-type="float" office:value="0.861835718154907">
                <text:p>0.861835718154907</text:p>
              </table:table-cell>
              <table:table-cell office:value-type="float" office:value="NaN">
                <text:p>NaN</text:p>
              </table:table-cell>
              <table:table-cell office:value-type="float" office:value="NaN">
                <text:p>NaN</text:p>
              </table:table-cell>
            </table:table-row>
            <table:table-row>
              <table:table-cell office:value-type="string">
                <text:p>604</text:p>
              </table:table-cell>
              <table:table-cell office:value-type="float" office:value="0">
                <text:p>0</text:p>
              </table:table-cell>
              <table:table-cell office:value-type="float" office:value="0.00142559863161296">
                <text:p>0.00142559863161296</text:p>
              </table:table-cell>
              <table:table-cell office:value-type="float" office:value="NaN">
                <text:p>NaN</text:p>
              </table:table-cell>
              <table:table-cell office:value-type="float" office:value="NaN">
                <text:p>NaN</text:p>
              </table:table-cell>
            </table:table-row>
            <table:table-row>
              <table:table-cell office:value-type="string">
                <text:p>605</text:p>
              </table:table-cell>
              <table:table-cell office:value-type="float" office:value="0">
                <text:p>0</text:p>
              </table:table-cell>
              <table:table-cell office:value-type="float" office:value="0.00255359266884625">
                <text:p>0.00255359266884625</text:p>
              </table:table-cell>
              <table:table-cell office:value-type="float" office:value="NaN">
                <text:p>NaN</text:p>
              </table:table-cell>
              <table:table-cell office:value-type="float" office:value="NaN">
                <text:p>NaN</text:p>
              </table:table-cell>
            </table:table-row>
            <table:table-row>
              <table:table-cell office:value-type="string">
                <text:p>606</text:p>
              </table:table-cell>
              <table:table-cell office:value-type="float" office:value="1">
                <text:p>1</text:p>
              </table:table-cell>
              <table:table-cell office:value-type="float" office:value="0.894587218761444">
                <text:p>0.894587218761444</text:p>
              </table:table-cell>
              <table:table-cell office:value-type="float" office:value="NaN">
                <text:p>NaN</text:p>
              </table:table-cell>
              <table:table-cell office:value-type="float" office:value="NaN">
                <text:p>NaN</text:p>
              </table:table-cell>
            </table:table-row>
            <table:table-row>
              <table:table-cell office:value-type="string">
                <text:p>607</text:p>
              </table:table-cell>
              <table:table-cell office:value-type="float" office:value="0">
                <text:p>0</text:p>
              </table:table-cell>
              <table:table-cell office:value-type="float" office:value="0.0338262245059013">
                <text:p>0.0338262245059013</text:p>
              </table:table-cell>
              <table:table-cell office:value-type="float" office:value="NaN">
                <text:p>NaN</text:p>
              </table:table-cell>
              <table:table-cell office:value-type="float" office:value="NaN">
                <text:p>NaN</text:p>
              </table:table-cell>
            </table:table-row>
            <table:table-row>
              <table:table-cell office:value-type="string">
                <text:p>608</text:p>
              </table:table-cell>
              <table:table-cell office:value-type="float" office:value="0">
                <text:p>0</text:p>
              </table:table-cell>
              <table:table-cell office:value-type="float" office:value="0.0206620283424854">
                <text:p>0.0206620283424854</text:p>
              </table:table-cell>
              <table:table-cell office:value-type="float" office:value="NaN">
                <text:p>NaN</text:p>
              </table:table-cell>
              <table:table-cell office:value-type="float" office:value="NaN">
                <text:p>NaN</text:p>
              </table:table-cell>
            </table:table-row>
            <table:table-row>
              <table:table-cell office:value-type="string">
                <text:p>609</text:p>
              </table:table-cell>
              <table:table-cell office:value-type="float" office:value="0.666666686534882">
                <text:p>0.666666686534882</text:p>
              </table:table-cell>
              <table:table-cell office:value-type="float" office:value="0.831065475940704">
                <text:p>0.831065475940704</text:p>
              </table:table-cell>
              <table:table-cell office:value-type="float" office:value="NaN">
                <text:p>NaN</text:p>
              </table:table-cell>
              <table:table-cell office:value-type="float" office:value="NaN">
                <text:p>NaN</text:p>
              </table:table-cell>
            </table:table-row>
            <table:table-row>
              <table:table-cell office:value-type="string">
                <text:p>610</text:p>
              </table:table-cell>
              <table:table-cell office:value-type="float" office:value="0">
                <text:p>0</text:p>
              </table:table-cell>
              <table:table-cell office:value-type="float" office:value="0.000694756861776114">
                <text:p>0.000694756861776114</text:p>
              </table:table-cell>
              <table:table-cell office:value-type="float" office:value="NaN">
                <text:p>NaN</text:p>
              </table:table-cell>
              <table:table-cell office:value-type="float" office:value="NaN">
                <text:p>NaN</text:p>
              </table:table-cell>
            </table:table-row>
            <table:table-row>
              <table:table-cell office:value-type="string">
                <text:p>611</text:p>
              </table:table-cell>
              <table:table-cell office:value-type="float" office:value="0">
                <text:p>0</text:p>
              </table:table-cell>
              <table:table-cell office:value-type="float" office:value="0.0417706817388535">
                <text:p>0.0417706817388535</text:p>
              </table:table-cell>
              <table:table-cell office:value-type="float" office:value="NaN">
                <text:p>NaN</text:p>
              </table:table-cell>
              <table:table-cell office:value-type="float" office:value="NaN">
                <text:p>NaN</text:p>
              </table:table-cell>
            </table:table-row>
            <table:table-row>
              <table:table-cell office:value-type="string">
                <text:p>612</text:p>
              </table:table-cell>
              <table:table-cell office:value-type="float" office:value="0">
                <text:p>0</text:p>
              </table:table-cell>
              <table:table-cell office:value-type="float" office:value="0.00351394386962056">
                <text:p>0.00351394386962056</text:p>
              </table:table-cell>
              <table:table-cell office:value-type="float" office:value="NaN">
                <text:p>NaN</text:p>
              </table:table-cell>
              <table:table-cell office:value-type="float" office:value="NaN">
                <text:p>NaN</text:p>
              </table:table-cell>
            </table:table-row>
            <table:table-row>
              <table:table-cell office:value-type="string">
                <text:p>613</text:p>
              </table:table-cell>
              <table:table-cell office:value-type="float" office:value="0">
                <text:p>0</text:p>
              </table:table-cell>
              <table:table-cell office:value-type="float" office:value="0.000628567708190531">
                <text:p>0.000628567708190531</text:p>
              </table:table-cell>
              <table:table-cell office:value-type="float" office:value="NaN">
                <text:p>NaN</text:p>
              </table:table-cell>
              <table:table-cell office:value-type="float" office:value="NaN">
                <text:p>NaN</text:p>
              </table:table-cell>
            </table:table-row>
            <table:table-row>
              <table:table-cell office:value-type="string">
                <text:p>614</text:p>
              </table:table-cell>
              <table:table-cell office:value-type="float" office:value="0.666666686534882">
                <text:p>0.666666686534882</text:p>
              </table:table-cell>
              <table:table-cell office:value-type="float" office:value="0.463973104953766">
                <text:p>0.463973104953766</text:p>
              </table:table-cell>
              <table:table-cell office:value-type="float" office:value="NaN">
                <text:p>NaN</text:p>
              </table:table-cell>
              <table:table-cell office:value-type="float" office:value="NaN">
                <text:p>NaN</text:p>
              </table:table-cell>
            </table:table-row>
            <table:table-row>
              <table:table-cell office:value-type="string">
                <text:p>615</text:p>
              </table:table-cell>
              <table:table-cell office:value-type="float" office:value="0.333333343267441">
                <text:p>0.333333343267441</text:p>
              </table:table-cell>
              <table:table-cell office:value-type="float" office:value="0.712598145008087">
                <text:p>0.712598145008087</text:p>
              </table:table-cell>
              <table:table-cell office:value-type="float" office:value="NaN">
                <text:p>NaN</text:p>
              </table:table-cell>
              <table:table-cell office:value-type="float" office:value="NaN">
                <text:p>NaN</text:p>
              </table:table-cell>
            </table:table-row>
            <table:table-row>
              <table:table-cell office:value-type="string">
                <text:p>616</text:p>
              </table:table-cell>
              <table:table-cell office:value-type="float" office:value="0">
                <text:p>0</text:p>
              </table:table-cell>
              <table:table-cell office:value-type="float" office:value="0.0385454148054123">
                <text:p>0.0385454148054123</text:p>
              </table:table-cell>
              <table:table-cell office:value-type="float" office:value="NaN">
                <text:p>NaN</text:p>
              </table:table-cell>
              <table:table-cell office:value-type="float" office:value="NaN">
                <text:p>NaN</text:p>
              </table:table-cell>
            </table:table-row>
            <table:table-row>
              <table:table-cell office:value-type="string">
                <text:p>617</text:p>
              </table:table-cell>
              <table:table-cell office:value-type="float" office:value="0.666666686534882">
                <text:p>0.666666686534882</text:p>
              </table:table-cell>
              <table:table-cell office:value-type="float" office:value="0.34922644495964">
                <text:p>0.34922644495964</text:p>
              </table:table-cell>
              <table:table-cell office:value-type="float" office:value="NaN">
                <text:p>NaN</text:p>
              </table:table-cell>
              <table:table-cell office:value-type="float" office:value="NaN">
                <text:p>NaN</text:p>
              </table:table-cell>
            </table:table-row>
            <table:table-row>
              <table:table-cell office:value-type="string">
                <text:p>618</text:p>
              </table:table-cell>
              <table:table-cell office:value-type="float" office:value="0">
                <text:p>0</text:p>
              </table:table-cell>
              <table:table-cell office:value-type="float" office:value="0.00379314715974033">
                <text:p>0.00379314715974033</text:p>
              </table:table-cell>
              <table:table-cell office:value-type="float" office:value="NaN">
                <text:p>NaN</text:p>
              </table:table-cell>
              <table:table-cell office:value-type="float" office:value="NaN">
                <text:p>NaN</text:p>
              </table:table-cell>
            </table:table-row>
            <table:table-row>
              <table:table-cell office:value-type="string">
                <text:p>619</text:p>
              </table:table-cell>
              <table:table-cell office:value-type="float" office:value="0">
                <text:p>0</text:p>
              </table:table-cell>
              <table:table-cell office:value-type="float" office:value="0.000739767798222601">
                <text:p>0.000739767798222601</text:p>
              </table:table-cell>
              <table:table-cell office:value-type="float" office:value="NaN">
                <text:p>NaN</text:p>
              </table:table-cell>
              <table:table-cell office:value-type="float" office:value="NaN">
                <text:p>NaN</text:p>
              </table:table-cell>
            </table:table-row>
            <table:table-row>
              <table:table-cell office:value-type="string">
                <text:p>620</text:p>
              </table:table-cell>
              <table:table-cell office:value-type="float" office:value="0.333333343267441">
                <text:p>0.333333343267441</text:p>
              </table:table-cell>
              <table:table-cell office:value-type="float" office:value="0.017969373613596">
                <text:p>0.017969373613596</text:p>
              </table:table-cell>
              <table:table-cell office:value-type="float" office:value="NaN">
                <text:p>NaN</text:p>
              </table:table-cell>
              <table:table-cell office:value-type="float" office:value="NaN">
                <text:p>NaN</text:p>
              </table:table-cell>
            </table:table-row>
            <table:table-row>
              <table:table-cell office:value-type="string">
                <text:p>621</text:p>
              </table:table-cell>
              <table:table-cell office:value-type="float" office:value="0.333333343267441">
                <text:p>0.333333343267441</text:p>
              </table:table-cell>
              <table:table-cell office:value-type="float" office:value="0.366459429264069">
                <text:p>0.366459429264069</text:p>
              </table:table-cell>
              <table:table-cell office:value-type="float" office:value="NaN">
                <text:p>NaN</text:p>
              </table:table-cell>
              <table:table-cell office:value-type="float" office:value="NaN">
                <text:p>NaN</text:p>
              </table:table-cell>
            </table:table-row>
            <table:table-row>
              <table:table-cell office:value-type="string">
                <text:p>622</text:p>
              </table:table-cell>
              <table:table-cell office:value-type="float" office:value="0.666666686534882">
                <text:p>0.666666686534882</text:p>
              </table:table-cell>
              <table:table-cell office:value-type="float" office:value="0.576381385326386">
                <text:p>0.576381385326386</text:p>
              </table:table-cell>
              <table:table-cell office:value-type="float" office:value="NaN">
                <text:p>NaN</text:p>
              </table:table-cell>
              <table:table-cell office:value-type="float" office:value="NaN">
                <text:p>NaN</text:p>
              </table:table-cell>
            </table:table-row>
            <table:table-row>
              <table:table-cell office:value-type="string">
                <text:p>623</text:p>
              </table:table-cell>
              <table:table-cell office:value-type="float" office:value="1">
                <text:p>1</text:p>
              </table:table-cell>
              <table:table-cell office:value-type="float" office:value="0.824138402938843">
                <text:p>0.824138402938843</text:p>
              </table:table-cell>
              <table:table-cell office:value-type="float" office:value="NaN">
                <text:p>NaN</text:p>
              </table:table-cell>
              <table:table-cell office:value-type="float" office:value="NaN">
                <text:p>NaN</text:p>
              </table:table-cell>
            </table:table-row>
            <table:table-row>
              <table:table-cell office:value-type="string">
                <text:p>624</text:p>
              </table:table-cell>
              <table:table-cell office:value-type="float" office:value="0">
                <text:p>0</text:p>
              </table:table-cell>
              <table:table-cell office:value-type="float" office:value="0.000425621139584109">
                <text:p>0.000425621139584109</text:p>
              </table:table-cell>
              <table:table-cell office:value-type="float" office:value="NaN">
                <text:p>NaN</text:p>
              </table:table-cell>
              <table:table-cell office:value-type="float" office:value="NaN">
                <text:p>NaN</text:p>
              </table:table-cell>
            </table:table-row>
            <table:table-row>
              <table:table-cell office:value-type="string">
                <text:p>625</text:p>
              </table:table-cell>
              <table:table-cell office:value-type="float" office:value="0">
                <text:p>0</text:p>
              </table:table-cell>
              <table:table-cell office:value-type="float" office:value="0.000336935772793367">
                <text:p>0.000336935772793367</text:p>
              </table:table-cell>
              <table:table-cell office:value-type="float" office:value="NaN">
                <text:p>NaN</text:p>
              </table:table-cell>
              <table:table-cell office:value-type="float" office:value="NaN">
                <text:p>NaN</text:p>
              </table:table-cell>
            </table:table-row>
            <table:table-row>
              <table:table-cell office:value-type="string">
                <text:p>626</text:p>
              </table:table-cell>
              <table:table-cell office:value-type="float" office:value="0.333333343267441">
                <text:p>0.333333343267441</text:p>
              </table:table-cell>
              <table:table-cell office:value-type="float" office:value="0.267488598823547">
                <text:p>0.267488598823547</text:p>
              </table:table-cell>
              <table:table-cell office:value-type="float" office:value="NaN">
                <text:p>NaN</text:p>
              </table:table-cell>
              <table:table-cell office:value-type="float" office:value="NaN">
                <text:p>NaN</text:p>
              </table:table-cell>
            </table:table-row>
            <table:table-row>
              <table:table-cell office:value-type="string">
                <text:p>627</text:p>
              </table:table-cell>
              <table:table-cell office:value-type="float" office:value="0">
                <text:p>0</text:p>
              </table:table-cell>
              <table:table-cell office:value-type="float" office:value="0.000948566244915128">
                <text:p>0.000948566244915128</text:p>
              </table:table-cell>
              <table:table-cell office:value-type="float" office:value="NaN">
                <text:p>NaN</text:p>
              </table:table-cell>
              <table:table-cell office:value-type="float" office:value="NaN">
                <text:p>NaN</text:p>
              </table:table-cell>
            </table:table-row>
            <table:table-row>
              <table:table-cell office:value-type="string">
                <text:p>628</text:p>
              </table:table-cell>
              <table:table-cell office:value-type="float" office:value="0.333333343267441">
                <text:p>0.333333343267441</text:p>
              </table:table-cell>
              <table:table-cell office:value-type="float" office:value="0.144308909773827">
                <text:p>0.144308909773827</text:p>
              </table:table-cell>
              <table:table-cell office:value-type="float" office:value="NaN">
                <text:p>NaN</text:p>
              </table:table-cell>
              <table:table-cell office:value-type="float" office:value="NaN">
                <text:p>NaN</text:p>
              </table:table-cell>
            </table:table-row>
            <table:table-row>
              <table:table-cell office:value-type="string">
                <text:p>629</text:p>
              </table:table-cell>
              <table:table-cell office:value-type="float" office:value="0">
                <text:p>0</text:p>
              </table:table-cell>
              <table:table-cell office:value-type="float" office:value="0.000307127251289785">
                <text:p>0.000307127251289785</text:p>
              </table:table-cell>
              <table:table-cell office:value-type="float" office:value="NaN">
                <text:p>NaN</text:p>
              </table:table-cell>
              <table:table-cell office:value-type="float" office:value="NaN">
                <text:p>NaN</text:p>
              </table:table-cell>
            </table:table-row>
            <table:table-row>
              <table:table-cell office:value-type="string">
                <text:p>630</text:p>
              </table:table-cell>
              <table:table-cell office:value-type="float" office:value="0">
                <text:p>0</text:p>
              </table:table-cell>
              <table:table-cell office:value-type="float" office:value="0.00437201047316194">
                <text:p>0.00437201047316194</text:p>
              </table:table-cell>
              <table:table-cell office:value-type="float" office:value="NaN">
                <text:p>NaN</text:p>
              </table:table-cell>
              <table:table-cell office:value-type="float" office:value="NaN">
                <text:p>NaN</text:p>
              </table:table-cell>
            </table:table-row>
            <table:table-row>
              <table:table-cell office:value-type="string">
                <text:p>631</text:p>
              </table:table-cell>
              <table:table-cell office:value-type="float" office:value="0">
                <text:p>0</text:p>
              </table:table-cell>
              <table:table-cell office:value-type="float" office:value="0.000865692272782326">
                <text:p>0.000865692272782326</text:p>
              </table:table-cell>
              <table:table-cell office:value-type="float" office:value="NaN">
                <text:p>NaN</text:p>
              </table:table-cell>
              <table:table-cell office:value-type="float" office:value="NaN">
                <text:p>NaN</text:p>
              </table:table-cell>
            </table:table-row>
            <table:table-row>
              <table:table-cell office:value-type="string">
                <text:p>632</text:p>
              </table:table-cell>
              <table:table-cell office:value-type="float" office:value="0.666666686534882">
                <text:p>0.666666686534882</text:p>
              </table:table-cell>
              <table:table-cell office:value-type="float" office:value="0.701122462749481">
                <text:p>0.701122462749481</text:p>
              </table:table-cell>
              <table:table-cell office:value-type="float" office:value="NaN">
                <text:p>NaN</text:p>
              </table:table-cell>
              <table:table-cell office:value-type="float" office:value="NaN">
                <text:p>NaN</text:p>
              </table:table-cell>
            </table:table-row>
            <table:table-row>
              <table:table-cell office:value-type="string">
                <text:p>633</text:p>
              </table:table-cell>
              <table:table-cell office:value-type="float" office:value="0">
                <text:p>0</text:p>
              </table:table-cell>
              <table:table-cell office:value-type="float" office:value="0.0407831966876984">
                <text:p>0.0407831966876984</text:p>
              </table:table-cell>
              <table:table-cell office:value-type="float" office:value="NaN">
                <text:p>NaN</text:p>
              </table:table-cell>
              <table:table-cell office:value-type="float" office:value="NaN">
                <text:p>NaN</text:p>
              </table:table-cell>
            </table:table-row>
            <table:table-row>
              <table:table-cell office:value-type="string">
                <text:p>634</text:p>
              </table:table-cell>
              <table:table-cell office:value-type="float" office:value="0.333333343267441">
                <text:p>0.333333343267441</text:p>
              </table:table-cell>
              <table:table-cell office:value-type="float" office:value="0.613103747367859">
                <text:p>0.613103747367859</text:p>
              </table:table-cell>
              <table:table-cell office:value-type="float" office:value="NaN">
                <text:p>NaN</text:p>
              </table:table-cell>
              <table:table-cell office:value-type="float" office:value="NaN">
                <text:p>NaN</text:p>
              </table:table-cell>
            </table:table-row>
            <table:table-row>
              <table:table-cell office:value-type="string">
                <text:p>635</text:p>
              </table:table-cell>
              <table:table-cell office:value-type="float" office:value="0">
                <text:p>0</text:p>
              </table:table-cell>
              <table:table-cell office:value-type="float" office:value="0.00854483526200056">
                <text:p>0.00854483526200056</text:p>
              </table:table-cell>
              <table:table-cell office:value-type="float" office:value="NaN">
                <text:p>NaN</text:p>
              </table:table-cell>
              <table:table-cell office:value-type="float" office:value="NaN">
                <text:p>NaN</text:p>
              </table:table-cell>
            </table:table-row>
            <table:table-row>
              <table:table-cell office:value-type="string">
                <text:p>636</text:p>
              </table:table-cell>
              <table:table-cell office:value-type="float" office:value="0">
                <text:p>0</text:p>
              </table:table-cell>
              <table:table-cell office:value-type="float" office:value="0.00365315121598542">
                <text:p>0.00365315121598542</text:p>
              </table:table-cell>
              <table:table-cell office:value-type="float" office:value="NaN">
                <text:p>NaN</text:p>
              </table:table-cell>
              <table:table-cell office:value-type="float" office:value="NaN">
                <text:p>NaN</text:p>
              </table:table-cell>
            </table:table-row>
            <table:table-row>
              <table:table-cell office:value-type="string">
                <text:p>637</text:p>
              </table:table-cell>
              <table:table-cell office:value-type="float" office:value="0">
                <text:p>0</text:p>
              </table:table-cell>
              <table:table-cell office:value-type="float" office:value="0.753956496715546">
                <text:p>0.753956496715546</text:p>
              </table:table-cell>
              <table:table-cell office:value-type="float" office:value="NaN">
                <text:p>NaN</text:p>
              </table:table-cell>
              <table:table-cell office:value-type="float" office:value="NaN">
                <text:p>NaN</text:p>
              </table:table-cell>
            </table:table-row>
            <table:table-row>
              <table:table-cell office:value-type="string">
                <text:p>638</text:p>
              </table:table-cell>
              <table:table-cell office:value-type="float" office:value="0.333333343267441">
                <text:p>0.333333343267441</text:p>
              </table:table-cell>
              <table:table-cell office:value-type="float" office:value="0.771132409572601">
                <text:p>0.771132409572601</text:p>
              </table:table-cell>
              <table:table-cell office:value-type="float" office:value="NaN">
                <text:p>NaN</text:p>
              </table:table-cell>
              <table:table-cell office:value-type="float" office:value="NaN">
                <text:p>NaN</text:p>
              </table:table-cell>
            </table:table-row>
            <table:table-row>
              <table:table-cell office:value-type="string">
                <text:p>639</text:p>
              </table:table-cell>
              <table:table-cell office:value-type="float" office:value="0">
                <text:p>0</text:p>
              </table:table-cell>
              <table:table-cell office:value-type="float" office:value="0.0316358916461468">
                <text:p>0.0316358916461468</text:p>
              </table:table-cell>
              <table:table-cell office:value-type="float" office:value="NaN">
                <text:p>NaN</text:p>
              </table:table-cell>
              <table:table-cell office:value-type="float" office:value="NaN">
                <text:p>NaN</text:p>
              </table:table-cell>
            </table:table-row>
            <table:table-row>
              <table:table-cell office:value-type="string">
                <text:p>640</text:p>
              </table:table-cell>
              <table:table-cell office:value-type="float" office:value="0">
                <text:p>0</text:p>
              </table:table-cell>
              <table:table-cell office:value-type="float" office:value="0.188734859228134">
                <text:p>0.188734859228134</text:p>
              </table:table-cell>
              <table:table-cell office:value-type="float" office:value="NaN">
                <text:p>NaN</text:p>
              </table:table-cell>
              <table:table-cell office:value-type="float" office:value="NaN">
                <text:p>NaN</text:p>
              </table:table-cell>
            </table:table-row>
            <table:table-row>
              <table:table-cell office:value-type="string">
                <text:p>641</text:p>
              </table:table-cell>
              <table:table-cell office:value-type="float" office:value="0.333333343267441">
                <text:p>0.333333343267441</text:p>
              </table:table-cell>
              <table:table-cell office:value-type="float" office:value="0.90799206495285">
                <text:p>0.90799206495285</text:p>
              </table:table-cell>
              <table:table-cell office:value-type="float" office:value="NaN">
                <text:p>NaN</text:p>
              </table:table-cell>
              <table:table-cell office:value-type="float" office:value="NaN">
                <text:p>NaN</text:p>
              </table:table-cell>
            </table:table-row>
            <table:table-row>
              <table:table-cell office:value-type="string">
                <text:p>642</text:p>
              </table:table-cell>
              <table:table-cell office:value-type="float" office:value="0">
                <text:p>0</text:p>
              </table:table-cell>
              <table:table-cell office:value-type="float" office:value="0.0140009596943855">
                <text:p>0.0140009596943855</text:p>
              </table:table-cell>
              <table:table-cell office:value-type="float" office:value="NaN">
                <text:p>NaN</text:p>
              </table:table-cell>
              <table:table-cell office:value-type="float" office:value="NaN">
                <text:p>NaN</text:p>
              </table:table-cell>
            </table:table-row>
            <table:table-row>
              <table:table-cell office:value-type="string">
                <text:p>643</text:p>
              </table:table-cell>
              <table:table-cell office:value-type="float" office:value="0.666666686534882">
                <text:p>0.666666686534882</text:p>
              </table:table-cell>
              <table:table-cell office:value-type="float" office:value="0.653358817100525">
                <text:p>0.653358817100525</text:p>
              </table:table-cell>
              <table:table-cell office:value-type="float" office:value="NaN">
                <text:p>NaN</text:p>
              </table:table-cell>
              <table:table-cell office:value-type="float" office:value="NaN">
                <text:p>NaN</text:p>
              </table:table-cell>
            </table:table-row>
            <table:table-row>
              <table:table-cell office:value-type="string">
                <text:p>644</text:p>
              </table:table-cell>
              <table:table-cell office:value-type="float" office:value="0">
                <text:p>0</text:p>
              </table:table-cell>
              <table:table-cell office:value-type="float" office:value="0.00468850415199995">
                <text:p>0.00468850415199995</text:p>
              </table:table-cell>
              <table:table-cell office:value-type="float" office:value="NaN">
                <text:p>NaN</text:p>
              </table:table-cell>
              <table:table-cell office:value-type="float" office:value="NaN">
                <text:p>NaN</text:p>
              </table:table-cell>
            </table:table-row>
            <table:table-row>
              <table:table-cell office:value-type="string">
                <text:p>645</text:p>
              </table:table-cell>
              <table:table-cell office:value-type="float" office:value="0">
                <text:p>0</text:p>
              </table:table-cell>
              <table:table-cell office:value-type="float" office:value="0.0879682898521423">
                <text:p>0.0879682898521423</text:p>
              </table:table-cell>
              <table:table-cell office:value-type="float" office:value="NaN">
                <text:p>NaN</text:p>
              </table:table-cell>
              <table:table-cell office:value-type="float" office:value="NaN">
                <text:p>NaN</text:p>
              </table:table-cell>
            </table:table-row>
            <table:table-row>
              <table:table-cell office:value-type="string">
                <text:p>646</text:p>
              </table:table-cell>
              <table:table-cell office:value-type="float" office:value="0.666666686534882">
                <text:p>0.666666686534882</text:p>
              </table:table-cell>
              <table:table-cell office:value-type="float" office:value="0.284463703632355">
                <text:p>0.284463703632355</text:p>
              </table:table-cell>
              <table:table-cell office:value-type="float" office:value="NaN">
                <text:p>NaN</text:p>
              </table:table-cell>
              <table:table-cell office:value-type="float" office:value="NaN">
                <text:p>NaN</text:p>
              </table:table-cell>
            </table:table-row>
            <table:table-row>
              <table:table-cell office:value-type="string">
                <text:p>647</text:p>
              </table:table-cell>
              <table:table-cell office:value-type="float" office:value="1">
                <text:p>1</text:p>
              </table:table-cell>
              <table:table-cell office:value-type="float" office:value="0.209121465682983">
                <text:p>0.209121465682983</text:p>
              </table:table-cell>
              <table:table-cell office:value-type="float" office:value="NaN">
                <text:p>NaN</text:p>
              </table:table-cell>
              <table:table-cell office:value-type="float" office:value="NaN">
                <text:p>NaN</text:p>
              </table:table-cell>
            </table:table-row>
            <table:table-row>
              <table:table-cell office:value-type="string">
                <text:p>648</text:p>
              </table:table-cell>
              <table:table-cell office:value-type="float" office:value="0">
                <text:p>0</text:p>
              </table:table-cell>
              <table:table-cell office:value-type="float" office:value="0.000272540200967342">
                <text:p>0.000272540200967342</text:p>
              </table:table-cell>
              <table:table-cell office:value-type="float" office:value="NaN">
                <text:p>NaN</text:p>
              </table:table-cell>
              <table:table-cell office:value-type="float" office:value="NaN">
                <text:p>NaN</text:p>
              </table:table-cell>
            </table:table-row>
            <table:table-row>
              <table:table-cell office:value-type="string">
                <text:p>649</text:p>
              </table:table-cell>
              <table:table-cell office:value-type="float" office:value="0">
                <text:p>0</text:p>
              </table:table-cell>
              <table:table-cell office:value-type="float" office:value="0.00810466706752777">
                <text:p>0.00810466706752777</text:p>
              </table:table-cell>
              <table:table-cell office:value-type="float" office:value="NaN">
                <text:p>NaN</text:p>
              </table:table-cell>
              <table:table-cell office:value-type="float" office:value="NaN">
                <text:p>NaN</text:p>
              </table:table-cell>
            </table:table-row>
            <table:table-row>
              <table:table-cell office:value-type="string">
                <text:p>650</text:p>
              </table:table-cell>
              <table:table-cell office:value-type="float" office:value="0">
                <text:p>0</text:p>
              </table:table-cell>
              <table:table-cell office:value-type="float" office:value="0.000857284176163375">
                <text:p>0.000857284176163375</text:p>
              </table:table-cell>
              <table:table-cell office:value-type="float" office:value="NaN">
                <text:p>NaN</text:p>
              </table:table-cell>
              <table:table-cell office:value-type="float" office:value="NaN">
                <text:p>NaN</text:p>
              </table:table-cell>
            </table:table-row>
            <table:table-row>
              <table:table-cell office:value-type="string">
                <text:p>651</text:p>
              </table:table-cell>
              <table:table-cell office:value-type="float" office:value="0.333333343267441">
                <text:p>0.333333343267441</text:p>
              </table:table-cell>
              <table:table-cell office:value-type="float" office:value="0.44351452589035">
                <text:p>0.44351452589035</text:p>
              </table:table-cell>
              <table:table-cell office:value-type="float" office:value="NaN">
                <text:p>NaN</text:p>
              </table:table-cell>
              <table:table-cell office:value-type="float" office:value="NaN">
                <text:p>NaN</text:p>
              </table:table-cell>
            </table:table-row>
            <table:table-row>
              <table:table-cell office:value-type="string">
                <text:p>652</text:p>
              </table:table-cell>
              <table:table-cell office:value-type="float" office:value="0">
                <text:p>0</text:p>
              </table:table-cell>
              <table:table-cell office:value-type="float" office:value="0.00313643203116953">
                <text:p>0.00313643203116953</text:p>
              </table:table-cell>
              <table:table-cell office:value-type="float" office:value="NaN">
                <text:p>NaN</text:p>
              </table:table-cell>
              <table:table-cell office:value-type="float" office:value="NaN">
                <text:p>NaN</text:p>
              </table:table-cell>
            </table:table-row>
            <table:table-row>
              <table:table-cell office:value-type="string">
                <text:p>653</text:p>
              </table:table-cell>
              <table:table-cell office:value-type="float" office:value="0.333333343267441">
                <text:p>0.333333343267441</text:p>
              </table:table-cell>
              <table:table-cell office:value-type="float" office:value="0.0169844180345535">
                <text:p>0.0169844180345535</text:p>
              </table:table-cell>
              <table:table-cell office:value-type="float" office:value="NaN">
                <text:p>NaN</text:p>
              </table:table-cell>
              <table:table-cell office:value-type="float" office:value="NaN">
                <text:p>NaN</text:p>
              </table:table-cell>
            </table:table-row>
            <table:table-row>
              <table:table-cell office:value-type="string">
                <text:p>654</text:p>
              </table:table-cell>
              <table:table-cell office:value-type="float" office:value="0">
                <text:p>0</text:p>
              </table:table-cell>
              <table:table-cell office:value-type="float" office:value="0.000325095345033333">
                <text:p>0.000325095345033333</text:p>
              </table:table-cell>
              <table:table-cell office:value-type="float" office:value="NaN">
                <text:p>NaN</text:p>
              </table:table-cell>
              <table:table-cell office:value-type="float" office:value="NaN">
                <text:p>NaN</text:p>
              </table:table-cell>
            </table:table-row>
            <table:table-row>
              <table:table-cell office:value-type="string">
                <text:p>655</text:p>
              </table:table-cell>
              <table:table-cell office:value-type="float" office:value="0">
                <text:p>0</text:p>
              </table:table-cell>
              <table:table-cell office:value-type="float" office:value="0.00915470067411661">
                <text:p>0.00915470067411661</text:p>
              </table:table-cell>
              <table:table-cell office:value-type="float" office:value="NaN">
                <text:p>NaN</text:p>
              </table:table-cell>
              <table:table-cell office:value-type="float" office:value="NaN">
                <text:p>NaN</text:p>
              </table:table-cell>
            </table:table-row>
            <table:table-row>
              <table:table-cell office:value-type="string">
                <text:p>656</text:p>
              </table:table-cell>
              <table:table-cell office:value-type="float" office:value="0">
                <text:p>0</text:p>
              </table:table-cell>
              <table:table-cell office:value-type="float" office:value="0.00296045211143792">
                <text:p>0.00296045211143792</text:p>
              </table:table-cell>
              <table:table-cell office:value-type="float" office:value="NaN">
                <text:p>NaN</text:p>
              </table:table-cell>
              <table:table-cell office:value-type="float" office:value="NaN">
                <text:p>NaN</text:p>
              </table:table-cell>
            </table:table-row>
            <table:table-row>
              <table:table-cell office:value-type="string">
                <text:p>657</text:p>
              </table:table-cell>
              <table:table-cell office:value-type="float" office:value="0">
                <text:p>0</text:p>
              </table:table-cell>
              <table:table-cell office:value-type="float" office:value="0.0675618126988411">
                <text:p>0.0675618126988411</text:p>
              </table:table-cell>
              <table:table-cell office:value-type="float" office:value="NaN">
                <text:p>NaN</text:p>
              </table:table-cell>
              <table:table-cell office:value-type="float" office:value="NaN">
                <text:p>NaN</text:p>
              </table:table-cell>
            </table:table-row>
            <table:table-row>
              <table:table-cell office:value-type="string">
                <text:p>658</text:p>
              </table:table-cell>
              <table:table-cell office:value-type="float" office:value="0">
                <text:p>0</text:p>
              </table:table-cell>
              <table:table-cell office:value-type="float" office:value="0.0224211290478706">
                <text:p>0.0224211290478706</text:p>
              </table:table-cell>
              <table:table-cell office:value-type="float" office:value="NaN">
                <text:p>NaN</text:p>
              </table:table-cell>
              <table:table-cell office:value-type="float" office:value="NaN">
                <text:p>NaN</text:p>
              </table:table-cell>
            </table:table-row>
            <table:table-row>
              <table:table-cell office:value-type="string">
                <text:p>659</text:p>
              </table:table-cell>
              <table:table-cell office:value-type="float" office:value="0.333333343267441">
                <text:p>0.333333343267441</text:p>
              </table:table-cell>
              <table:table-cell office:value-type="float" office:value="0.303654402494431">
                <text:p>0.303654402494431</text:p>
              </table:table-cell>
              <table:table-cell office:value-type="float" office:value="NaN">
                <text:p>NaN</text:p>
              </table:table-cell>
              <table:table-cell office:value-type="float" office:value="NaN">
                <text:p>NaN</text:p>
              </table:table-cell>
            </table:table-row>
            <table:table-row>
              <table:table-cell office:value-type="string">
                <text:p>660</text:p>
              </table:table-cell>
              <table:table-cell office:value-type="float" office:value="0">
                <text:p>0</text:p>
              </table:table-cell>
              <table:table-cell office:value-type="float" office:value="0.000878656283020973">
                <text:p>0.000878656283020973</text:p>
              </table:table-cell>
              <table:table-cell office:value-type="float" office:value="NaN">
                <text:p>NaN</text:p>
              </table:table-cell>
              <table:table-cell office:value-type="float" office:value="NaN">
                <text:p>NaN</text:p>
              </table:table-cell>
            </table:table-row>
            <table:table-row>
              <table:table-cell office:value-type="string">
                <text:p>661</text:p>
              </table:table-cell>
              <table:table-cell office:value-type="float" office:value="0">
                <text:p>0</text:p>
              </table:table-cell>
              <table:table-cell office:value-type="float" office:value="0.0638054087758064">
                <text:p>0.0638054087758064</text:p>
              </table:table-cell>
              <table:table-cell office:value-type="float" office:value="NaN">
                <text:p>NaN</text:p>
              </table:table-cell>
              <table:table-cell office:value-type="float" office:value="NaN">
                <text:p>NaN</text:p>
              </table:table-cell>
            </table:table-row>
            <table:table-row>
              <table:table-cell office:value-type="string">
                <text:p>662</text:p>
              </table:table-cell>
              <table:table-cell office:value-type="float" office:value="0">
                <text:p>0</text:p>
              </table:table-cell>
              <table:table-cell office:value-type="float" office:value="0.00326229282654822">
                <text:p>0.00326229282654822</text:p>
              </table:table-cell>
              <table:table-cell office:value-type="float" office:value="NaN">
                <text:p>NaN</text:p>
              </table:table-cell>
              <table:table-cell office:value-type="float" office:value="NaN">
                <text:p>NaN</text:p>
              </table:table-cell>
            </table:table-row>
            <table:table-row>
              <table:table-cell office:value-type="string">
                <text:p>663</text:p>
              </table:table-cell>
              <table:table-cell office:value-type="float" office:value="1">
                <text:p>1</text:p>
              </table:table-cell>
              <table:table-cell office:value-type="float" office:value="0.934968113899231">
                <text:p>0.934968113899231</text:p>
              </table:table-cell>
              <table:table-cell office:value-type="float" office:value="NaN">
                <text:p>NaN</text:p>
              </table:table-cell>
              <table:table-cell office:value-type="float" office:value="NaN">
                <text:p>NaN</text:p>
              </table:table-cell>
            </table:table-row>
            <table:table-row>
              <table:table-cell office:value-type="string">
                <text:p>664</text:p>
              </table:table-cell>
              <table:table-cell office:value-type="float" office:value="0">
                <text:p>0</text:p>
              </table:table-cell>
              <table:table-cell office:value-type="float" office:value="0.00222973851487041">
                <text:p>0.00222973851487041</text:p>
              </table:table-cell>
              <table:table-cell office:value-type="float" office:value="NaN">
                <text:p>NaN</text:p>
              </table:table-cell>
              <table:table-cell office:value-type="float" office:value="NaN">
                <text:p>NaN</text:p>
              </table:table-cell>
            </table:table-row>
            <table:table-row>
              <table:table-cell office:value-type="string">
                <text:p>665</text:p>
              </table:table-cell>
              <table:table-cell office:value-type="float" office:value="1">
                <text:p>1</text:p>
              </table:table-cell>
              <table:table-cell office:value-type="float" office:value="0.961728453636169">
                <text:p>0.961728453636169</text:p>
              </table:table-cell>
              <table:table-cell office:value-type="float" office:value="NaN">
                <text:p>NaN</text:p>
              </table:table-cell>
              <table:table-cell office:value-type="float" office:value="NaN">
                <text:p>NaN</text:p>
              </table:table-cell>
            </table:table-row>
            <table:table-row>
              <table:table-cell office:value-type="string">
                <text:p>666</text:p>
              </table:table-cell>
              <table:table-cell office:value-type="float" office:value="0">
                <text:p>0</text:p>
              </table:table-cell>
              <table:table-cell office:value-type="float" office:value="0.00668590003624558">
                <text:p>0.00668590003624558</text:p>
              </table:table-cell>
              <table:table-cell office:value-type="float" office:value="NaN">
                <text:p>NaN</text:p>
              </table:table-cell>
              <table:table-cell office:value-type="float" office:value="NaN">
                <text:p>NaN</text:p>
              </table:table-cell>
            </table:table-row>
            <table:table-row>
              <table:table-cell office:value-type="string">
                <text:p>667</text:p>
              </table:table-cell>
              <table:table-cell office:value-type="float" office:value="0">
                <text:p>0</text:p>
              </table:table-cell>
              <table:table-cell office:value-type="float" office:value="0.0430118963122368">
                <text:p>0.0430118963122368</text:p>
              </table:table-cell>
              <table:table-cell office:value-type="float" office:value="NaN">
                <text:p>NaN</text:p>
              </table:table-cell>
              <table:table-cell office:value-type="float" office:value="NaN">
                <text:p>NaN</text:p>
              </table:table-cell>
            </table:table-row>
            <table:table-row>
              <table:table-cell office:value-type="string">
                <text:p>668</text:p>
              </table:table-cell>
              <table:table-cell office:value-type="float" office:value="1">
                <text:p>1</text:p>
              </table:table-cell>
              <table:table-cell office:value-type="float" office:value="0.905857563018799">
                <text:p>0.905857563018799</text:p>
              </table:table-cell>
              <table:table-cell office:value-type="float" office:value="NaN">
                <text:p>NaN</text:p>
              </table:table-cell>
              <table:table-cell office:value-type="float" office:value="NaN">
                <text:p>NaN</text:p>
              </table:table-cell>
            </table:table-row>
            <table:table-row>
              <table:table-cell office:value-type="string">
                <text:p>669</text:p>
              </table:table-cell>
              <table:table-cell office:value-type="float" office:value="0">
                <text:p>0</text:p>
              </table:table-cell>
              <table:table-cell office:value-type="float" office:value="0.35624748468399">
                <text:p>0.35624748468399</text:p>
              </table:table-cell>
              <table:table-cell office:value-type="float" office:value="NaN">
                <text:p>NaN</text:p>
              </table:table-cell>
              <table:table-cell office:value-type="float" office:value="NaN">
                <text:p>NaN</text:p>
              </table:table-cell>
            </table:table-row>
            <table:table-row>
              <table:table-cell office:value-type="string">
                <text:p>670</text:p>
              </table:table-cell>
              <table:table-cell office:value-type="float" office:value="0">
                <text:p>0</text:p>
              </table:table-cell>
              <table:table-cell office:value-type="float" office:value="0.000333234580466524">
                <text:p>0.000333234580466524</text:p>
              </table:table-cell>
              <table:table-cell office:value-type="float" office:value="NaN">
                <text:p>NaN</text:p>
              </table:table-cell>
              <table:table-cell office:value-type="float" office:value="NaN">
                <text:p>NaN</text:p>
              </table:table-cell>
            </table:table-row>
            <table:table-row>
              <table:table-cell office:value-type="string">
                <text:p>671</text:p>
              </table:table-cell>
              <table:table-cell office:value-type="float" office:value="0.333333343267441">
                <text:p>0.333333343267441</text:p>
              </table:table-cell>
              <table:table-cell office:value-type="float" office:value="0.00291350646875799">
                <text:p>0.00291350646875799</text:p>
              </table:table-cell>
              <table:table-cell office:value-type="float" office:value="NaN">
                <text:p>NaN</text:p>
              </table:table-cell>
              <table:table-cell office:value-type="float" office:value="NaN">
                <text:p>NaN</text:p>
              </table:table-cell>
            </table:table-row>
            <table:table-row>
              <table:table-cell office:value-type="string">
                <text:p>672</text:p>
              </table:table-cell>
              <table:table-cell office:value-type="float" office:value="0">
                <text:p>0</text:p>
              </table:table-cell>
              <table:table-cell office:value-type="float" office:value="0.014950904995203">
                <text:p>0.014950904995203</text:p>
              </table:table-cell>
              <table:table-cell office:value-type="float" office:value="NaN">
                <text:p>NaN</text:p>
              </table:table-cell>
              <table:table-cell office:value-type="float" office:value="NaN">
                <text:p>NaN</text:p>
              </table:table-cell>
            </table:table-row>
            <table:table-row>
              <table:table-cell office:value-type="string">
                <text:p>673</text:p>
              </table:table-cell>
              <table:table-cell office:value-type="float" office:value="0">
                <text:p>0</text:p>
              </table:table-cell>
              <table:table-cell office:value-type="float" office:value="0.00606353906914592">
                <text:p>0.00606353906914592</text:p>
              </table:table-cell>
              <table:table-cell office:value-type="float" office:value="NaN">
                <text:p>NaN</text:p>
              </table:table-cell>
              <table:table-cell office:value-type="float" office:value="NaN">
                <text:p>NaN</text:p>
              </table:table-cell>
            </table:table-row>
            <table:table-row>
              <table:table-cell office:value-type="string">
                <text:p>674</text:p>
              </table:table-cell>
              <table:table-cell office:value-type="float" office:value="0.333333343267441">
                <text:p>0.333333343267441</text:p>
              </table:table-cell>
              <table:table-cell office:value-type="float" office:value="0.458154827356339">
                <text:p>0.458154827356339</text:p>
              </table:table-cell>
              <table:table-cell office:value-type="float" office:value="NaN">
                <text:p>NaN</text:p>
              </table:table-cell>
              <table:table-cell office:value-type="float" office:value="NaN">
                <text:p>NaN</text:p>
              </table:table-cell>
            </table:table-row>
            <table:table-row>
              <table:table-cell office:value-type="string">
                <text:p>675</text:p>
              </table:table-cell>
              <table:table-cell office:value-type="float" office:value="0.333333343267441">
                <text:p>0.333333343267441</text:p>
              </table:table-cell>
              <table:table-cell office:value-type="float" office:value="0.423909813165665">
                <text:p>0.423909813165665</text:p>
              </table:table-cell>
              <table:table-cell office:value-type="float" office:value="NaN">
                <text:p>NaN</text:p>
              </table:table-cell>
              <table:table-cell office:value-type="float" office:value="NaN">
                <text:p>NaN</text:p>
              </table:table-cell>
            </table:table-row>
            <table:table-row>
              <table:table-cell office:value-type="string">
                <text:p>676</text:p>
              </table:table-cell>
              <table:table-cell office:value-type="float" office:value="0.333333343267441">
                <text:p>0.333333343267441</text:p>
              </table:table-cell>
              <table:table-cell office:value-type="float" office:value="0.0477844811975956">
                <text:p>0.0477844811975956</text:p>
              </table:table-cell>
              <table:table-cell office:value-type="float" office:value="NaN">
                <text:p>NaN</text:p>
              </table:table-cell>
              <table:table-cell office:value-type="float" office:value="NaN">
                <text:p>NaN</text:p>
              </table:table-cell>
            </table:table-row>
            <table:table-row>
              <table:table-cell office:value-type="string">
                <text:p>677</text:p>
              </table:table-cell>
              <table:table-cell office:value-type="float" office:value="0">
                <text:p>0</text:p>
              </table:table-cell>
              <table:table-cell office:value-type="float" office:value="0.176511824131012">
                <text:p>0.176511824131012</text:p>
              </table:table-cell>
              <table:table-cell office:value-type="float" office:value="NaN">
                <text:p>NaN</text:p>
              </table:table-cell>
              <table:table-cell office:value-type="float" office:value="NaN">
                <text:p>NaN</text:p>
              </table:table-cell>
            </table:table-row>
            <table:table-row>
              <table:table-cell office:value-type="string">
                <text:p>678</text:p>
              </table:table-cell>
              <table:table-cell office:value-type="float" office:value="0">
                <text:p>0</text:p>
              </table:table-cell>
              <table:table-cell office:value-type="float" office:value="0.000498276262078434">
                <text:p>0.000498276262078434</text:p>
              </table:table-cell>
              <table:table-cell office:value-type="float" office:value="NaN">
                <text:p>NaN</text:p>
              </table:table-cell>
              <table:table-cell office:value-type="float" office:value="NaN">
                <text:p>NaN</text:p>
              </table:table-cell>
            </table:table-row>
            <table:table-row>
              <table:table-cell office:value-type="string">
                <text:p>679</text:p>
              </table:table-cell>
              <table:table-cell office:value-type="float" office:value="0.333333343267441">
                <text:p>0.333333343267441</text:p>
              </table:table-cell>
              <table:table-cell office:value-type="float" office:value="0.376661747694015">
                <text:p>0.376661747694015</text:p>
              </table:table-cell>
              <table:table-cell office:value-type="float" office:value="NaN">
                <text:p>NaN</text:p>
              </table:table-cell>
              <table:table-cell office:value-type="float" office:value="NaN">
                <text:p>NaN</text:p>
              </table:table-cell>
            </table:table-row>
            <table:table-row>
              <table:table-cell office:value-type="string">
                <text:p>680</text:p>
              </table:table-cell>
              <table:table-cell office:value-type="float" office:value="0.333333343267441">
                <text:p>0.333333343267441</text:p>
              </table:table-cell>
              <table:table-cell office:value-type="float" office:value="0.0912657901644707">
                <text:p>0.0912657901644707</text:p>
              </table:table-cell>
              <table:table-cell office:value-type="float" office:value="NaN">
                <text:p>NaN</text:p>
              </table:table-cell>
              <table:table-cell office:value-type="float" office:value="NaN">
                <text:p>NaN</text:p>
              </table:table-cell>
            </table:table-row>
            <table:table-row>
              <table:table-cell office:value-type="string">
                <text:p>681</text:p>
              </table:table-cell>
              <table:table-cell office:value-type="float" office:value="0">
                <text:p>0</text:p>
              </table:table-cell>
              <table:table-cell office:value-type="float" office:value="0.0122300311923027">
                <text:p>0.0122300311923027</text:p>
              </table:table-cell>
              <table:table-cell office:value-type="float" office:value="NaN">
                <text:p>NaN</text:p>
              </table:table-cell>
              <table:table-cell office:value-type="float" office:value="NaN">
                <text:p>NaN</text:p>
              </table:table-cell>
            </table:table-row>
            <table:table-row>
              <table:table-cell office:value-type="string">
                <text:p>682</text:p>
              </table:table-cell>
              <table:table-cell office:value-type="float" office:value="0">
                <text:p>0</text:p>
              </table:table-cell>
              <table:table-cell office:value-type="float" office:value="0.0826619565486908">
                <text:p>0.0826619565486908</text:p>
              </table:table-cell>
              <table:table-cell office:value-type="float" office:value="NaN">
                <text:p>NaN</text:p>
              </table:table-cell>
              <table:table-cell office:value-type="float" office:value="NaN">
                <text:p>NaN</text:p>
              </table:table-cell>
            </table:table-row>
            <table:table-row>
              <table:table-cell office:value-type="string">
                <text:p>683</text:p>
              </table:table-cell>
              <table:table-cell office:value-type="float" office:value="0.333333343267441">
                <text:p>0.333333343267441</text:p>
              </table:table-cell>
              <table:table-cell office:value-type="float" office:value="0.728518426418304">
                <text:p>0.728518426418304</text:p>
              </table:table-cell>
              <table:table-cell office:value-type="float" office:value="NaN">
                <text:p>NaN</text:p>
              </table:table-cell>
              <table:table-cell office:value-type="float" office:value="NaN">
                <text:p>NaN</text:p>
              </table:table-cell>
            </table:table-row>
            <table:table-row>
              <table:table-cell office:value-type="string">
                <text:p>684</text:p>
              </table:table-cell>
              <table:table-cell office:value-type="float" office:value="0">
                <text:p>0</text:p>
              </table:table-cell>
              <table:table-cell office:value-type="float" office:value="0.106918901205063">
                <text:p>0.106918901205063</text:p>
              </table:table-cell>
              <table:table-cell office:value-type="float" office:value="NaN">
                <text:p>NaN</text:p>
              </table:table-cell>
              <table:table-cell office:value-type="float" office:value="NaN">
                <text:p>NaN</text:p>
              </table:table-cell>
            </table:table-row>
            <table:table-row>
              <table:table-cell office:value-type="string">
                <text:p>685</text:p>
              </table:table-cell>
              <table:table-cell office:value-type="float" office:value="0">
                <text:p>0</text:p>
              </table:table-cell>
              <table:table-cell office:value-type="float" office:value="0.00110666616819799">
                <text:p>0.00110666616819799</text:p>
              </table:table-cell>
              <table:table-cell office:value-type="float" office:value="NaN">
                <text:p>NaN</text:p>
              </table:table-cell>
              <table:table-cell office:value-type="float" office:value="NaN">
                <text:p>NaN</text:p>
              </table:table-cell>
            </table:table-row>
            <table:table-row>
              <table:table-cell office:value-type="string">
                <text:p>686</text:p>
              </table:table-cell>
              <table:table-cell office:value-type="float" office:value="0">
                <text:p>0</text:p>
              </table:table-cell>
              <table:table-cell office:value-type="float" office:value="0.115074768662453">
                <text:p>0.115074768662453</text:p>
              </table:table-cell>
              <table:table-cell office:value-type="float" office:value="NaN">
                <text:p>NaN</text:p>
              </table:table-cell>
              <table:table-cell office:value-type="float" office:value="NaN">
                <text:p>NaN</text:p>
              </table:table-cell>
            </table:table-row>
            <table:table-row>
              <table:table-cell office:value-type="string">
                <text:p>687</text:p>
              </table:table-cell>
              <table:table-cell office:value-type="float" office:value="0">
                <text:p>0</text:p>
              </table:table-cell>
              <table:table-cell office:value-type="float" office:value="0.231657475233078">
                <text:p>0.231657475233078</text:p>
              </table:table-cell>
              <table:table-cell office:value-type="float" office:value="NaN">
                <text:p>NaN</text:p>
              </table:table-cell>
              <table:table-cell office:value-type="float" office:value="NaN">
                <text:p>NaN</text:p>
              </table:table-cell>
            </table:table-row>
            <table:table-row>
              <table:table-cell office:value-type="string">
                <text:p>688</text:p>
              </table:table-cell>
              <table:table-cell office:value-type="float" office:value="0">
                <text:p>0</text:p>
              </table:table-cell>
              <table:table-cell office:value-type="float" office:value="0.122455552220345">
                <text:p>0.122455552220345</text:p>
              </table:table-cell>
              <table:table-cell office:value-type="float" office:value="NaN">
                <text:p>NaN</text:p>
              </table:table-cell>
              <table:table-cell office:value-type="float" office:value="NaN">
                <text:p>NaN</text:p>
              </table:table-cell>
            </table:table-row>
            <table:table-row>
              <table:table-cell office:value-type="string">
                <text:p>689</text:p>
              </table:table-cell>
              <table:table-cell office:value-type="float" office:value="0.333333343267441">
                <text:p>0.333333343267441</text:p>
              </table:table-cell>
              <table:table-cell office:value-type="float" office:value="0.270222008228302">
                <text:p>0.270222008228302</text:p>
              </table:table-cell>
              <table:table-cell office:value-type="float" office:value="NaN">
                <text:p>NaN</text:p>
              </table:table-cell>
              <table:table-cell office:value-type="float" office:value="NaN">
                <text:p>NaN</text:p>
              </table:table-cell>
            </table:table-row>
            <table:table-row>
              <table:table-cell office:value-type="string">
                <text:p>690</text:p>
              </table:table-cell>
              <table:table-cell office:value-type="float" office:value="1">
                <text:p>1</text:p>
              </table:table-cell>
              <table:table-cell office:value-type="float" office:value="0.943575620651245">
                <text:p>0.943575620651245</text:p>
              </table:table-cell>
              <table:table-cell office:value-type="float" office:value="NaN">
                <text:p>NaN</text:p>
              </table:table-cell>
              <table:table-cell office:value-type="float" office:value="NaN">
                <text:p>NaN</text:p>
              </table:table-cell>
            </table:table-row>
            <table:table-row>
              <table:table-cell office:value-type="string">
                <text:p>691</text:p>
              </table:table-cell>
              <table:table-cell office:value-type="float" office:value="0.666666686534882">
                <text:p>0.666666686534882</text:p>
              </table:table-cell>
              <table:table-cell office:value-type="float" office:value="0.949700236320496">
                <text:p>0.949700236320496</text:p>
              </table:table-cell>
              <table:table-cell office:value-type="float" office:value="NaN">
                <text:p>NaN</text:p>
              </table:table-cell>
              <table:table-cell office:value-type="float" office:value="NaN">
                <text:p>NaN</text:p>
              </table:table-cell>
            </table:table-row>
            <table:table-row>
              <table:table-cell office:value-type="string">
                <text:p>692</text:p>
              </table:table-cell>
              <table:table-cell office:value-type="float" office:value="0.333333343267441">
                <text:p>0.333333343267441</text:p>
              </table:table-cell>
              <table:table-cell office:value-type="float" office:value="0.0665984377264977">
                <text:p>0.0665984377264977</text:p>
              </table:table-cell>
              <table:table-cell office:value-type="float" office:value="NaN">
                <text:p>NaN</text:p>
              </table:table-cell>
              <table:table-cell office:value-type="float" office:value="NaN">
                <text:p>NaN</text:p>
              </table:table-cell>
            </table:table-row>
            <table:table-row>
              <table:table-cell office:value-type="string">
                <text:p>693</text:p>
              </table:table-cell>
              <table:table-cell office:value-type="float" office:value="0.666666686534882">
                <text:p>0.666666686534882</text:p>
              </table:table-cell>
              <table:table-cell office:value-type="float" office:value="0.637067556381226">
                <text:p>0.637067556381226</text:p>
              </table:table-cell>
              <table:table-cell office:value-type="float" office:value="NaN">
                <text:p>NaN</text:p>
              </table:table-cell>
              <table:table-cell office:value-type="float" office:value="NaN">
                <text:p>NaN</text:p>
              </table:table-cell>
            </table:table-row>
            <table:table-row>
              <table:table-cell office:value-type="string">
                <text:p>694</text:p>
              </table:table-cell>
              <table:table-cell office:value-type="float" office:value="0">
                <text:p>0</text:p>
              </table:table-cell>
              <table:table-cell office:value-type="float" office:value="0.0447079576551914">
                <text:p>0.0447079576551914</text:p>
              </table:table-cell>
              <table:table-cell office:value-type="float" office:value="NaN">
                <text:p>NaN</text:p>
              </table:table-cell>
              <table:table-cell office:value-type="float" office:value="NaN">
                <text:p>NaN</text:p>
              </table:table-cell>
            </table:table-row>
            <table:table-row>
              <table:table-cell office:value-type="string">
                <text:p>695</text:p>
              </table:table-cell>
              <table:table-cell office:value-type="float" office:value="0.666666686534882">
                <text:p>0.666666686534882</text:p>
              </table:table-cell>
              <table:table-cell office:value-type="float" office:value="0.382067322731018">
                <text:p>0.382067322731018</text:p>
              </table:table-cell>
              <table:table-cell office:value-type="float" office:value="NaN">
                <text:p>NaN</text:p>
              </table:table-cell>
              <table:table-cell office:value-type="float" office:value="NaN">
                <text:p>NaN</text:p>
              </table:table-cell>
            </table:table-row>
            <table:table-row>
              <table:table-cell office:value-type="string">
                <text:p>696</text:p>
              </table:table-cell>
              <table:table-cell office:value-type="float" office:value="0.666666686534882">
                <text:p>0.666666686534882</text:p>
              </table:table-cell>
              <table:table-cell office:value-type="float" office:value="0.517874360084534">
                <text:p>0.517874360084534</text:p>
              </table:table-cell>
              <table:table-cell office:value-type="float" office:value="NaN">
                <text:p>NaN</text:p>
              </table:table-cell>
              <table:table-cell office:value-type="float" office:value="NaN">
                <text:p>NaN</text:p>
              </table:table-cell>
            </table:table-row>
            <table:table-row>
              <table:table-cell office:value-type="string">
                <text:p>697</text:p>
              </table:table-cell>
              <table:table-cell office:value-type="float" office:value="0">
                <text:p>0</text:p>
              </table:table-cell>
              <table:table-cell office:value-type="float" office:value="0.0180454161018133">
                <text:p>0.0180454161018133</text:p>
              </table:table-cell>
              <table:table-cell office:value-type="float" office:value="NaN">
                <text:p>NaN</text:p>
              </table:table-cell>
              <table:table-cell office:value-type="float" office:value="NaN">
                <text:p>NaN</text:p>
              </table:table-cell>
            </table:table-row>
            <table:table-row>
              <table:table-cell office:value-type="string">
                <text:p>698</text:p>
              </table:table-cell>
              <table:table-cell office:value-type="float" office:value="0">
                <text:p>0</text:p>
              </table:table-cell>
              <table:table-cell office:value-type="float" office:value="0.598431050777435">
                <text:p>0.598431050777435</text:p>
              </table:table-cell>
              <table:table-cell office:value-type="float" office:value="NaN">
                <text:p>NaN</text:p>
              </table:table-cell>
              <table:table-cell office:value-type="float" office:value="NaN">
                <text:p>NaN</text:p>
              </table:table-cell>
            </table:table-row>
            <table:table-row>
              <table:table-cell office:value-type="string">
                <text:p>699</text:p>
              </table:table-cell>
              <table:table-cell office:value-type="float" office:value="1">
                <text:p>1</text:p>
              </table:table-cell>
              <table:table-cell office:value-type="float" office:value="0.966164112091064">
                <text:p>0.966164112091064</text:p>
              </table:table-cell>
              <table:table-cell office:value-type="float" office:value="NaN">
                <text:p>NaN</text:p>
              </table:table-cell>
              <table:table-cell office:value-type="float" office:value="NaN">
                <text:p>NaN</text:p>
              </table:table-cell>
            </table:table-row>
            <table:table-row>
              <table:table-cell office:value-type="string">
                <text:p>700</text:p>
              </table:table-cell>
              <table:table-cell office:value-type="float" office:value="1">
                <text:p>1</text:p>
              </table:table-cell>
              <table:table-cell office:value-type="float" office:value="0.801939189434052">
                <text:p>0.801939189434052</text:p>
              </table:table-cell>
              <table:table-cell office:value-type="float" office:value="NaN">
                <text:p>NaN</text:p>
              </table:table-cell>
              <table:table-cell office:value-type="float" office:value="NaN">
                <text:p>NaN</text:p>
              </table:table-cell>
            </table:table-row>
            <table:table-row>
              <table:table-cell office:value-type="string">
                <text:p>701</text:p>
              </table:table-cell>
              <table:table-cell office:value-type="float" office:value="0">
                <text:p>0</text:p>
              </table:table-cell>
              <table:table-cell office:value-type="float" office:value="0.398471653461456">
                <text:p>0.398471653461456</text:p>
              </table:table-cell>
              <table:table-cell office:value-type="float" office:value="NaN">
                <text:p>NaN</text:p>
              </table:table-cell>
              <table:table-cell office:value-type="float" office:value="NaN">
                <text:p>NaN</text:p>
              </table:table-cell>
            </table:table-row>
            <table:table-row>
              <table:table-cell office:value-type="string">
                <text:p>702</text:p>
              </table:table-cell>
              <table:table-cell office:value-type="float" office:value="0.666666686534882">
                <text:p>0.666666686534882</text:p>
              </table:table-cell>
              <table:table-cell office:value-type="float" office:value="0.934730470180512">
                <text:p>0.934730470180512</text:p>
              </table:table-cell>
              <table:table-cell office:value-type="float" office:value="NaN">
                <text:p>NaN</text:p>
              </table:table-cell>
              <table:table-cell office:value-type="float" office:value="NaN">
                <text:p>NaN</text:p>
              </table:table-cell>
            </table:table-row>
            <table:table-row>
              <table:table-cell office:value-type="string">
                <text:p>703</text:p>
              </table:table-cell>
              <table:table-cell office:value-type="float" office:value="0">
                <text:p>0</text:p>
              </table:table-cell>
              <table:table-cell office:value-type="float" office:value="0.346113502979279">
                <text:p>0.346113502979279</text:p>
              </table:table-cell>
              <table:table-cell office:value-type="float" office:value="NaN">
                <text:p>NaN</text:p>
              </table:table-cell>
              <table:table-cell office:value-type="float" office:value="NaN">
                <text:p>NaN</text:p>
              </table:table-cell>
            </table:table-row>
            <table:table-row>
              <table:table-cell office:value-type="string">
                <text:p>704</text:p>
              </table:table-cell>
              <table:table-cell office:value-type="float" office:value="1">
                <text:p>1</text:p>
              </table:table-cell>
              <table:table-cell office:value-type="float" office:value="0.520914316177368">
                <text:p>0.520914316177368</text:p>
              </table:table-cell>
              <table:table-cell office:value-type="float" office:value="NaN">
                <text:p>NaN</text:p>
              </table:table-cell>
              <table:table-cell office:value-type="float" office:value="NaN">
                <text:p>NaN</text:p>
              </table:table-cell>
            </table:table-row>
            <table:table-row>
              <table:table-cell office:value-type="string">
                <text:p>705</text:p>
              </table:table-cell>
              <table:table-cell office:value-type="float" office:value="0">
                <text:p>0</text:p>
              </table:table-cell>
              <table:table-cell office:value-type="float" office:value="0.0591984242200851">
                <text:p>0.0591984242200851</text:p>
              </table:table-cell>
              <table:table-cell office:value-type="float" office:value="NaN">
                <text:p>NaN</text:p>
              </table:table-cell>
              <table:table-cell office:value-type="float" office:value="NaN">
                <text:p>NaN</text:p>
              </table:table-cell>
            </table:table-row>
            <table:table-row>
              <table:table-cell office:value-type="string">
                <text:p>706</text:p>
              </table:table-cell>
              <table:table-cell office:value-type="float" office:value="0">
                <text:p>0</text:p>
              </table:table-cell>
              <table:table-cell office:value-type="float" office:value="0.0277549289166927">
                <text:p>0.0277549289166927</text:p>
              </table:table-cell>
              <table:table-cell office:value-type="float" office:value="NaN">
                <text:p>NaN</text:p>
              </table:table-cell>
              <table:table-cell office:value-type="float" office:value="NaN">
                <text:p>NaN</text:p>
              </table:table-cell>
            </table:table-row>
            <table:table-row>
              <table:table-cell office:value-type="string">
                <text:p>707</text:p>
              </table:table-cell>
              <table:table-cell office:value-type="float" office:value="1">
                <text:p>1</text:p>
              </table:table-cell>
              <table:table-cell office:value-type="float" office:value="0.805477976799011">
                <text:p>0.805477976799011</text:p>
              </table:table-cell>
              <table:table-cell office:value-type="float" office:value="NaN">
                <text:p>NaN</text:p>
              </table:table-cell>
              <table:table-cell office:value-type="float" office:value="NaN">
                <text:p>NaN</text:p>
              </table:table-cell>
            </table:table-row>
            <table:table-row>
              <table:table-cell office:value-type="string">
                <text:p>708</text:p>
              </table:table-cell>
              <table:table-cell office:value-type="float" office:value="0">
                <text:p>0</text:p>
              </table:table-cell>
              <table:table-cell office:value-type="float" office:value="0.000325448228977621">
                <text:p>0.000325448228977621</text:p>
              </table:table-cell>
              <table:table-cell office:value-type="float" office:value="NaN">
                <text:p>NaN</text:p>
              </table:table-cell>
              <table:table-cell office:value-type="float" office:value="NaN">
                <text:p>NaN</text:p>
              </table:table-cell>
            </table:table-row>
            <table:table-row>
              <table:table-cell office:value-type="string">
                <text:p>709</text:p>
              </table:table-cell>
              <table:table-cell office:value-type="float" office:value="0">
                <text:p>0</text:p>
              </table:table-cell>
              <table:table-cell office:value-type="float" office:value="0.000936225696932524">
                <text:p>0.000936225696932524</text:p>
              </table:table-cell>
              <table:table-cell office:value-type="float" office:value="NaN">
                <text:p>NaN</text:p>
              </table:table-cell>
              <table:table-cell office:value-type="float" office:value="NaN">
                <text:p>NaN</text:p>
              </table:table-cell>
            </table:table-row>
            <table:table-row>
              <table:table-cell office:value-type="string">
                <text:p>710</text:p>
              </table:table-cell>
              <table:table-cell office:value-type="float" office:value="0.666666686534882">
                <text:p>0.666666686534882</text:p>
              </table:table-cell>
              <table:table-cell office:value-type="float" office:value="0.683982849121094">
                <text:p>0.683982849121094</text:p>
              </table:table-cell>
              <table:table-cell office:value-type="float" office:value="NaN">
                <text:p>NaN</text:p>
              </table:table-cell>
              <table:table-cell office:value-type="float" office:value="NaN">
                <text:p>NaN</text:p>
              </table:table-cell>
            </table:table-row>
            <table:table-row>
              <table:table-cell office:value-type="string">
                <text:p>711</text:p>
              </table:table-cell>
              <table:table-cell office:value-type="float" office:value="0.666666686534882">
                <text:p>0.666666686534882</text:p>
              </table:table-cell>
              <table:table-cell office:value-type="float" office:value="0.548573076725006">
                <text:p>0.548573076725006</text:p>
              </table:table-cell>
              <table:table-cell office:value-type="float" office:value="NaN">
                <text:p>NaN</text:p>
              </table:table-cell>
              <table:table-cell office:value-type="float" office:value="NaN">
                <text:p>NaN</text:p>
              </table:table-cell>
            </table:table-row>
            <table:table-row>
              <table:table-cell office:value-type="string">
                <text:p>712</text:p>
              </table:table-cell>
              <table:table-cell office:value-type="float" office:value="0.333333343267441">
                <text:p>0.333333343267441</text:p>
              </table:table-cell>
              <table:table-cell office:value-type="float" office:value="0.70419842004776">
                <text:p>0.70419842004776</text:p>
              </table:table-cell>
              <table:table-cell office:value-type="float" office:value="NaN">
                <text:p>NaN</text:p>
              </table:table-cell>
              <table:table-cell office:value-type="float" office:value="NaN">
                <text:p>NaN</text:p>
              </table:table-cell>
            </table:table-row>
            <table:table-row>
              <table:table-cell office:value-type="string">
                <text:p>713</text:p>
              </table:table-cell>
              <table:table-cell office:value-type="float" office:value="0.333333343267441">
                <text:p>0.333333343267441</text:p>
              </table:table-cell>
              <table:table-cell office:value-type="float" office:value="0.8750359416008">
                <text:p>0.8750359416008</text:p>
              </table:table-cell>
              <table:table-cell office:value-type="float" office:value="NaN">
                <text:p>NaN</text:p>
              </table:table-cell>
              <table:table-cell office:value-type="float" office:value="NaN">
                <text:p>NaN</text:p>
              </table:table-cell>
            </table:table-row>
            <table:table-row>
              <table:table-cell office:value-type="string">
                <text:p>714</text:p>
              </table:table-cell>
              <table:table-cell office:value-type="float" office:value="0">
                <text:p>0</text:p>
              </table:table-cell>
              <table:table-cell office:value-type="float" office:value="0.0190966185182333">
                <text:p>0.0190966185182333</text:p>
              </table:table-cell>
              <table:table-cell office:value-type="float" office:value="NaN">
                <text:p>NaN</text:p>
              </table:table-cell>
              <table:table-cell office:value-type="float" office:value="NaN">
                <text:p>NaN</text:p>
              </table:table-cell>
            </table:table-row>
            <table:table-row>
              <table:table-cell office:value-type="string">
                <text:p>715</text:p>
              </table:table-cell>
              <table:table-cell office:value-type="float" office:value="0.333333343267441">
                <text:p>0.333333343267441</text:p>
              </table:table-cell>
              <table:table-cell office:value-type="float" office:value="0.852467477321625">
                <text:p>0.852467477321625</text:p>
              </table:table-cell>
              <table:table-cell office:value-type="float" office:value="NaN">
                <text:p>NaN</text:p>
              </table:table-cell>
              <table:table-cell office:value-type="float" office:value="NaN">
                <text:p>NaN</text:p>
              </table:table-cell>
            </table:table-row>
            <table:table-row>
              <table:table-cell office:value-type="string">
                <text:p>716</text:p>
              </table:table-cell>
              <table:table-cell office:value-type="float" office:value="0.666666686534882">
                <text:p>0.666666686534882</text:p>
              </table:table-cell>
              <table:table-cell office:value-type="float" office:value="0.746553182601929">
                <text:p>0.746553182601929</text:p>
              </table:table-cell>
              <table:table-cell office:value-type="float" office:value="NaN">
                <text:p>NaN</text:p>
              </table:table-cell>
              <table:table-cell office:value-type="float" office:value="NaN">
                <text:p>NaN</text:p>
              </table:table-cell>
            </table:table-row>
            <table:table-row>
              <table:table-cell office:value-type="string">
                <text:p>717</text:p>
              </table:table-cell>
              <table:table-cell office:value-type="float" office:value="0">
                <text:p>0</text:p>
              </table:table-cell>
              <table:table-cell office:value-type="float" office:value="0.00315532134845853">
                <text:p>0.00315532134845853</text:p>
              </table:table-cell>
              <table:table-cell office:value-type="float" office:value="NaN">
                <text:p>NaN</text:p>
              </table:table-cell>
              <table:table-cell office:value-type="float" office:value="NaN">
                <text:p>NaN</text:p>
              </table:table-cell>
            </table:table-row>
            <table:table-row>
              <table:table-cell office:value-type="string">
                <text:p>718</text:p>
              </table:table-cell>
              <table:table-cell office:value-type="float" office:value="1">
                <text:p>1</text:p>
              </table:table-cell>
              <table:table-cell office:value-type="float" office:value="0.762233316898346">
                <text:p>0.762233316898346</text:p>
              </table:table-cell>
              <table:table-cell office:value-type="float" office:value="NaN">
                <text:p>NaN</text:p>
              </table:table-cell>
              <table:table-cell office:value-type="float" office:value="NaN">
                <text:p>NaN</text:p>
              </table:table-cell>
            </table:table-row>
            <table:table-row>
              <table:table-cell office:value-type="string">
                <text:p>719</text:p>
              </table:table-cell>
              <table:table-cell office:value-type="float" office:value="0">
                <text:p>0</text:p>
              </table:table-cell>
              <table:table-cell office:value-type="float" office:value="0.0958459377288818">
                <text:p>0.0958459377288818</text:p>
              </table:table-cell>
              <table:table-cell office:value-type="float" office:value="NaN">
                <text:p>NaN</text:p>
              </table:table-cell>
              <table:table-cell office:value-type="float" office:value="NaN">
                <text:p>NaN</text:p>
              </table:table-cell>
            </table:table-row>
            <table:table-row>
              <table:table-cell office:value-type="string">
                <text:p>720</text:p>
              </table:table-cell>
              <table:table-cell office:value-type="float" office:value="1">
                <text:p>1</text:p>
              </table:table-cell>
              <table:table-cell office:value-type="float" office:value="0.947640419006348">
                <text:p>0.947640419006348</text:p>
              </table:table-cell>
              <table:table-cell office:value-type="float" office:value="NaN">
                <text:p>NaN</text:p>
              </table:table-cell>
              <table:table-cell office:value-type="float" office:value="NaN">
                <text:p>NaN</text:p>
              </table:table-cell>
            </table:table-row>
            <table:table-row>
              <table:table-cell office:value-type="string">
                <text:p>721</text:p>
              </table:table-cell>
              <table:table-cell office:value-type="float" office:value="0.666666686534882">
                <text:p>0.666666686534882</text:p>
              </table:table-cell>
              <table:table-cell office:value-type="float" office:value="0.791699409484863">
                <text:p>0.791699409484863</text:p>
              </table:table-cell>
              <table:table-cell office:value-type="float" office:value="NaN">
                <text:p>NaN</text:p>
              </table:table-cell>
              <table:table-cell office:value-type="float" office:value="NaN">
                <text:p>NaN</text:p>
              </table:table-cell>
            </table:table-row>
            <table:table-row>
              <table:table-cell office:value-type="string">
                <text:p>722</text:p>
              </table:table-cell>
              <table:table-cell office:value-type="float" office:value="0.666666686534882">
                <text:p>0.666666686534882</text:p>
              </table:table-cell>
              <table:table-cell office:value-type="float" office:value="0.67475163936615">
                <text:p>0.67475163936615</text:p>
              </table:table-cell>
              <table:table-cell office:value-type="float" office:value="NaN">
                <text:p>NaN</text:p>
              </table:table-cell>
              <table:table-cell office:value-type="float" office:value="NaN">
                <text:p>NaN</text:p>
              </table:table-cell>
            </table:table-row>
            <table:table-row>
              <table:table-cell office:value-type="string">
                <text:p>723</text:p>
              </table:table-cell>
              <table:table-cell office:value-type="float" office:value="0.666666686534882">
                <text:p>0.666666686534882</text:p>
              </table:table-cell>
              <table:table-cell office:value-type="float" office:value="0.462829917669296">
                <text:p>0.462829917669296</text:p>
              </table:table-cell>
              <table:table-cell office:value-type="float" office:value="NaN">
                <text:p>NaN</text:p>
              </table:table-cell>
              <table:table-cell office:value-type="float" office:value="NaN">
                <text:p>NaN</text:p>
              </table:table-cell>
            </table:table-row>
            <table:table-row>
              <table:table-cell office:value-type="string">
                <text:p>724</text:p>
              </table:table-cell>
              <table:table-cell office:value-type="float" office:value="0.333333343267441">
                <text:p>0.333333343267441</text:p>
              </table:table-cell>
              <table:table-cell office:value-type="float" office:value="0.725375294685364">
                <text:p>0.725375294685364</text:p>
              </table:table-cell>
              <table:table-cell office:value-type="float" office:value="NaN">
                <text:p>NaN</text:p>
              </table:table-cell>
              <table:table-cell office:value-type="float" office:value="NaN">
                <text:p>NaN</text:p>
              </table:table-cell>
            </table:table-row>
            <table:table-row>
              <table:table-cell office:value-type="string">
                <text:p>725</text:p>
              </table:table-cell>
              <table:table-cell office:value-type="float" office:value="0">
                <text:p>0</text:p>
              </table:table-cell>
              <table:table-cell office:value-type="float" office:value="0.552546620368958">
                <text:p>0.552546620368958</text:p>
              </table:table-cell>
              <table:table-cell office:value-type="float" office:value="NaN">
                <text:p>NaN</text:p>
              </table:table-cell>
              <table:table-cell office:value-type="float" office:value="NaN">
                <text:p>NaN</text:p>
              </table:table-cell>
            </table:table-row>
            <table:table-row>
              <table:table-cell office:value-type="string">
                <text:p>726</text:p>
              </table:table-cell>
              <table:table-cell office:value-type="float" office:value="1">
                <text:p>1</text:p>
              </table:table-cell>
              <table:table-cell office:value-type="float" office:value="0.877919793128967">
                <text:p>0.877919793128967</text:p>
              </table:table-cell>
              <table:table-cell office:value-type="float" office:value="NaN">
                <text:p>NaN</text:p>
              </table:table-cell>
              <table:table-cell office:value-type="float" office:value="NaN">
                <text:p>NaN</text:p>
              </table:table-cell>
            </table:table-row>
            <table:table-row>
              <table:table-cell office:value-type="string">
                <text:p>727</text:p>
              </table:table-cell>
              <table:table-cell office:value-type="float" office:value="0.666666686534882">
                <text:p>0.666666686534882</text:p>
              </table:table-cell>
              <table:table-cell office:value-type="float" office:value="0.677817761898041">
                <text:p>0.677817761898041</text:p>
              </table:table-cell>
              <table:table-cell office:value-type="float" office:value="NaN">
                <text:p>NaN</text:p>
              </table:table-cell>
              <table:table-cell office:value-type="float" office:value="NaN">
                <text:p>NaN</text:p>
              </table:table-cell>
            </table:table-row>
            <table:table-row>
              <table:table-cell office:value-type="string">
                <text:p>728</text:p>
              </table:table-cell>
              <table:table-cell office:value-type="float" office:value="0.666666686534882">
                <text:p>0.666666686534882</text:p>
              </table:table-cell>
              <table:table-cell office:value-type="float" office:value="0.655928432941437">
                <text:p>0.655928432941437</text:p>
              </table:table-cell>
              <table:table-cell office:value-type="float" office:value="NaN">
                <text:p>NaN</text:p>
              </table:table-cell>
              <table:table-cell office:value-type="float" office:value="NaN">
                <text:p>NaN</text:p>
              </table:table-cell>
            </table:table-row>
            <table:table-row>
              <table:table-cell office:value-type="string">
                <text:p>729</text:p>
              </table:table-cell>
              <table:table-cell office:value-type="float" office:value="0.333333343267441">
                <text:p>0.333333343267441</text:p>
              </table:table-cell>
              <table:table-cell office:value-type="float" office:value="0.112315312027931">
                <text:p>0.112315312027931</text:p>
              </table:table-cell>
              <table:table-cell office:value-type="float" office:value="NaN">
                <text:p>NaN</text:p>
              </table:table-cell>
              <table:table-cell office:value-type="float" office:value="NaN">
                <text:p>NaN</text:p>
              </table:table-cell>
            </table:table-row>
            <table:table-row>
              <table:table-cell office:value-type="string">
                <text:p>730</text:p>
              </table:table-cell>
              <table:table-cell office:value-type="float" office:value="0.666666686534882">
                <text:p>0.666666686534882</text:p>
              </table:table-cell>
              <table:table-cell office:value-type="float" office:value="0.631231188774109">
                <text:p>0.631231188774109</text:p>
              </table:table-cell>
              <table:table-cell office:value-type="float" office:value="NaN">
                <text:p>NaN</text:p>
              </table:table-cell>
              <table:table-cell office:value-type="float" office:value="NaN">
                <text:p>NaN</text:p>
              </table:table-cell>
            </table:table-row>
            <table:table-row>
              <table:table-cell office:value-type="string">
                <text:p>731</text:p>
              </table:table-cell>
              <table:table-cell office:value-type="float" office:value="0">
                <text:p>0</text:p>
              </table:table-cell>
              <table:table-cell office:value-type="float" office:value="0.06365817040205">
                <text:p>0.06365817040205</text:p>
              </table:table-cell>
              <table:table-cell office:value-type="float" office:value="NaN">
                <text:p>NaN</text:p>
              </table:table-cell>
              <table:table-cell office:value-type="float" office:value="NaN">
                <text:p>NaN</text:p>
              </table:table-cell>
            </table:table-row>
            <table:table-row>
              <table:table-cell office:value-type="string">
                <text:p>732</text:p>
              </table:table-cell>
              <table:table-cell office:value-type="float" office:value="0.666666686534882">
                <text:p>0.666666686534882</text:p>
              </table:table-cell>
              <table:table-cell office:value-type="float" office:value="0.643072962760925">
                <text:p>0.643072962760925</text:p>
              </table:table-cell>
              <table:table-cell office:value-type="float" office:value="NaN">
                <text:p>NaN</text:p>
              </table:table-cell>
              <table:table-cell office:value-type="float" office:value="NaN">
                <text:p>NaN</text:p>
              </table:table-cell>
            </table:table-row>
            <table:table-row>
              <table:table-cell office:value-type="string">
                <text:p>733</text:p>
              </table:table-cell>
              <table:table-cell office:value-type="float" office:value="0">
                <text:p>0</text:p>
              </table:table-cell>
              <table:table-cell office:value-type="float" office:value="0.00677333027124405">
                <text:p>0.00677333027124405</text:p>
              </table:table-cell>
              <table:table-cell office:value-type="float" office:value="NaN">
                <text:p>NaN</text:p>
              </table:table-cell>
              <table:table-cell office:value-type="float" office:value="NaN">
                <text:p>NaN</text:p>
              </table:table-cell>
            </table:table-row>
            <table:table-row>
              <table:table-cell office:value-type="string">
                <text:p>734</text:p>
              </table:table-cell>
              <table:table-cell office:value-type="float" office:value="0.666666686534882">
                <text:p>0.666666686534882</text:p>
              </table:table-cell>
              <table:table-cell office:value-type="float" office:value="0.87593024969101">
                <text:p>0.87593024969101</text:p>
              </table:table-cell>
              <table:table-cell office:value-type="float" office:value="NaN">
                <text:p>NaN</text:p>
              </table:table-cell>
              <table:table-cell office:value-type="float" office:value="NaN">
                <text:p>NaN</text:p>
              </table:table-cell>
            </table:table-row>
            <table:table-row>
              <table:table-cell office:value-type="string">
                <text:p>735</text:p>
              </table:table-cell>
              <table:table-cell office:value-type="float" office:value="0">
                <text:p>0</text:p>
              </table:table-cell>
              <table:table-cell office:value-type="float" office:value="0.321757256984711">
                <text:p>0.321757256984711</text:p>
              </table:table-cell>
              <table:table-cell office:value-type="float" office:value="NaN">
                <text:p>NaN</text:p>
              </table:table-cell>
              <table:table-cell office:value-type="float" office:value="NaN">
                <text:p>NaN</text:p>
              </table:table-cell>
            </table:table-row>
            <table:table-row>
              <table:table-cell office:value-type="string">
                <text:p>736</text:p>
              </table:table-cell>
              <table:table-cell office:value-type="float" office:value="0">
                <text:p>0</text:p>
              </table:table-cell>
              <table:table-cell office:value-type="float" office:value="0.00941084232181311">
                <text:p>0.00941084232181311</text:p>
              </table:table-cell>
              <table:table-cell office:value-type="float" office:value="NaN">
                <text:p>NaN</text:p>
              </table:table-cell>
              <table:table-cell office:value-type="float" office:value="NaN">
                <text:p>NaN</text:p>
              </table:table-cell>
            </table:table-row>
            <table:table-row>
              <table:table-cell office:value-type="string">
                <text:p>737</text:p>
              </table:table-cell>
              <table:table-cell office:value-type="float" office:value="0.666666686534882">
                <text:p>0.666666686534882</text:p>
              </table:table-cell>
              <table:table-cell office:value-type="float" office:value="0.85267984867096">
                <text:p>0.85267984867096</text:p>
              </table:table-cell>
              <table:table-cell office:value-type="float" office:value="NaN">
                <text:p>NaN</text:p>
              </table:table-cell>
              <table:table-cell office:value-type="float" office:value="NaN">
                <text:p>NaN</text:p>
              </table:table-cell>
            </table:table-row>
            <table:table-row>
              <table:table-cell office:value-type="string">
                <text:p>738</text:p>
              </table:table-cell>
              <table:table-cell office:value-type="float" office:value="0.666666686534882">
                <text:p>0.666666686534882</text:p>
              </table:table-cell>
              <table:table-cell office:value-type="float" office:value="0.549642443656921">
                <text:p>0.549642443656921</text:p>
              </table:table-cell>
              <table:table-cell office:value-type="float" office:value="NaN">
                <text:p>NaN</text:p>
              </table:table-cell>
              <table:table-cell office:value-type="float" office:value="NaN">
                <text:p>NaN</text:p>
              </table:table-cell>
            </table:table-row>
            <table:table-row>
              <table:table-cell office:value-type="string">
                <text:p>739</text:p>
              </table:table-cell>
              <table:table-cell office:value-type="float" office:value="0">
                <text:p>0</text:p>
              </table:table-cell>
              <table:table-cell office:value-type="float" office:value="0.433269590139389">
                <text:p>0.433269590139389</text:p>
              </table:table-cell>
              <table:table-cell office:value-type="float" office:value="NaN">
                <text:p>NaN</text:p>
              </table:table-cell>
              <table:table-cell office:value-type="float" office:value="NaN">
                <text:p>NaN</text:p>
              </table:table-cell>
            </table:table-row>
            <table:table-row>
              <table:table-cell office:value-type="string">
                <text:p>740</text:p>
              </table:table-cell>
              <table:table-cell office:value-type="float" office:value="0">
                <text:p>0</text:p>
              </table:table-cell>
              <table:table-cell office:value-type="float" office:value="0.000479982816614211">
                <text:p>0.000479982816614211</text:p>
              </table:table-cell>
              <table:table-cell office:value-type="float" office:value="NaN">
                <text:p>NaN</text:p>
              </table:table-cell>
              <table:table-cell office:value-type="float" office:value="NaN">
                <text:p>NaN</text:p>
              </table:table-cell>
            </table:table-row>
            <table:table-row>
              <table:table-cell office:value-type="string">
                <text:p>741</text:p>
              </table:table-cell>
              <table:table-cell office:value-type="float" office:value="0">
                <text:p>0</text:p>
              </table:table-cell>
              <table:table-cell office:value-type="float" office:value="0.00327144260518253">
                <text:p>0.00327144260518253</text:p>
              </table:table-cell>
              <table:table-cell office:value-type="float" office:value="NaN">
                <text:p>NaN</text:p>
              </table:table-cell>
              <table:table-cell office:value-type="float" office:value="NaN">
                <text:p>NaN</text:p>
              </table:table-cell>
            </table:table-row>
            <table:table-row>
              <table:table-cell office:value-type="string">
                <text:p>742</text:p>
              </table:table-cell>
              <table:table-cell office:value-type="float" office:value="0.333333343267441">
                <text:p>0.333333343267441</text:p>
              </table:table-cell>
              <table:table-cell office:value-type="float" office:value="0.0140951862558723">
                <text:p>0.0140951862558723</text:p>
              </table:table-cell>
              <table:table-cell office:value-type="float" office:value="NaN">
                <text:p>NaN</text:p>
              </table:table-cell>
              <table:table-cell office:value-type="float" office:value="NaN">
                <text:p>NaN</text:p>
              </table:table-cell>
            </table:table-row>
            <table:table-row>
              <table:table-cell office:value-type="string">
                <text:p>743</text:p>
              </table:table-cell>
              <table:table-cell office:value-type="float" office:value="0">
                <text:p>0</text:p>
              </table:table-cell>
              <table:table-cell office:value-type="float" office:value="0.596220672130585">
                <text:p>0.596220672130585</text:p>
              </table:table-cell>
              <table:table-cell office:value-type="float" office:value="NaN">
                <text:p>NaN</text:p>
              </table:table-cell>
              <table:table-cell office:value-type="float" office:value="NaN">
                <text:p>NaN</text:p>
              </table:table-cell>
            </table:table-row>
            <table:table-row>
              <table:table-cell office:value-type="string">
                <text:p>744</text:p>
              </table:table-cell>
              <table:table-cell office:value-type="float" office:value="0">
                <text:p>0</text:p>
              </table:table-cell>
              <table:table-cell office:value-type="float" office:value="0.145457848906517">
                <text:p>0.145457848906517</text:p>
              </table:table-cell>
              <table:table-cell office:value-type="float" office:value="NaN">
                <text:p>NaN</text:p>
              </table:table-cell>
              <table:table-cell office:value-type="float" office:value="NaN">
                <text:p>NaN</text:p>
              </table:table-cell>
            </table:table-row>
            <table:table-row>
              <table:table-cell office:value-type="string">
                <text:p>745</text:p>
              </table:table-cell>
              <table:table-cell office:value-type="float" office:value="0">
                <text:p>0</text:p>
              </table:table-cell>
              <table:table-cell office:value-type="float" office:value="0.00201529334299266">
                <text:p>0.00201529334299266</text:p>
              </table:table-cell>
              <table:table-cell office:value-type="float" office:value="NaN">
                <text:p>NaN</text:p>
              </table:table-cell>
              <table:table-cell office:value-type="float" office:value="NaN">
                <text:p>NaN</text:p>
              </table:table-cell>
            </table:table-row>
            <table:table-row>
              <table:table-cell office:value-type="string">
                <text:p>746</text:p>
              </table:table-cell>
              <table:table-cell office:value-type="float" office:value="0">
                <text:p>0</text:p>
              </table:table-cell>
              <table:table-cell office:value-type="float" office:value="0.0154728395864368">
                <text:p>0.0154728395864368</text:p>
              </table:table-cell>
              <table:table-cell office:value-type="float" office:value="NaN">
                <text:p>NaN</text:p>
              </table:table-cell>
              <table:table-cell office:value-type="float" office:value="NaN">
                <text:p>NaN</text:p>
              </table:table-cell>
            </table:table-row>
            <table:table-row>
              <table:table-cell office:value-type="string">
                <text:p>747</text:p>
              </table:table-cell>
              <table:table-cell office:value-type="float" office:value="0">
                <text:p>0</text:p>
              </table:table-cell>
              <table:table-cell office:value-type="float" office:value="0.000410019652917981">
                <text:p>0.000410019652917981</text:p>
              </table:table-cell>
              <table:table-cell office:value-type="float" office:value="NaN">
                <text:p>NaN</text:p>
              </table:table-cell>
              <table:table-cell office:value-type="float" office:value="NaN">
                <text:p>NaN</text:p>
              </table:table-cell>
            </table:table-row>
            <table:table-row>
              <table:table-cell office:value-type="string">
                <text:p>748</text:p>
              </table:table-cell>
              <table:table-cell office:value-type="float" office:value="0.666666686534882">
                <text:p>0.666666686534882</text:p>
              </table:table-cell>
              <table:table-cell office:value-type="float" office:value="0.861695468425751">
                <text:p>0.861695468425751</text:p>
              </table:table-cell>
              <table:table-cell office:value-type="float" office:value="NaN">
                <text:p>NaN</text:p>
              </table:table-cell>
              <table:table-cell office:value-type="float" office:value="NaN">
                <text:p>NaN</text:p>
              </table:table-cell>
            </table:table-row>
            <table:table-row>
              <table:table-cell office:value-type="string">
                <text:p>749</text:p>
              </table:table-cell>
              <table:table-cell office:value-type="float" office:value="0">
                <text:p>0</text:p>
              </table:table-cell>
              <table:table-cell office:value-type="float" office:value="0.144579410552979">
                <text:p>0.144579410552979</text:p>
              </table:table-cell>
              <table:table-cell office:value-type="float" office:value="NaN">
                <text:p>NaN</text:p>
              </table:table-cell>
              <table:table-cell office:value-type="float" office:value="NaN">
                <text:p>NaN</text:p>
              </table:table-cell>
            </table:table-row>
            <table:table-row>
              <table:table-cell office:value-type="string">
                <text:p>750</text:p>
              </table:table-cell>
              <table:table-cell office:value-type="float" office:value="0">
                <text:p>0</text:p>
              </table:table-cell>
              <table:table-cell office:value-type="float" office:value="0.135650098323822">
                <text:p>0.135650098323822</text:p>
              </table:table-cell>
              <table:table-cell office:value-type="float" office:value="NaN">
                <text:p>NaN</text:p>
              </table:table-cell>
              <table:table-cell office:value-type="float" office:value="NaN">
                <text:p>NaN</text:p>
              </table:table-cell>
            </table:table-row>
            <table:table-row>
              <table:table-cell office:value-type="string">
                <text:p>751</text:p>
              </table:table-cell>
              <table:table-cell office:value-type="float" office:value="0">
                <text:p>0</text:p>
              </table:table-cell>
              <table:table-cell office:value-type="float" office:value="0.575673699378967">
                <text:p>0.575673699378967</text:p>
              </table:table-cell>
              <table:table-cell office:value-type="float" office:value="NaN">
                <text:p>NaN</text:p>
              </table:table-cell>
              <table:table-cell office:value-type="float" office:value="NaN">
                <text:p>NaN</text:p>
              </table:table-cell>
            </table:table-row>
            <table:table-row>
              <table:table-cell office:value-type="string">
                <text:p>752</text:p>
              </table:table-cell>
              <table:table-cell office:value-type="float" office:value="0">
                <text:p>0</text:p>
              </table:table-cell>
              <table:table-cell office:value-type="float" office:value="0.00850509200245142">
                <text:p>0.00850509200245142</text:p>
              </table:table-cell>
              <table:table-cell office:value-type="float" office:value="NaN">
                <text:p>NaN</text:p>
              </table:table-cell>
              <table:table-cell office:value-type="float" office:value="NaN">
                <text:p>NaN</text:p>
              </table:table-cell>
            </table:table-row>
            <table:table-row>
              <table:table-cell office:value-type="string">
                <text:p>753</text:p>
              </table:table-cell>
              <table:table-cell office:value-type="float" office:value="0.333333343267441">
                <text:p>0.333333343267441</text:p>
              </table:table-cell>
              <table:table-cell office:value-type="float" office:value="0.00503909168764949">
                <text:p>0.00503909168764949</text:p>
              </table:table-cell>
              <table:table-cell office:value-type="float" office:value="NaN">
                <text:p>NaN</text:p>
              </table:table-cell>
              <table:table-cell office:value-type="float" office:value="NaN">
                <text:p>NaN</text:p>
              </table:table-cell>
            </table:table-row>
            <table:table-row>
              <table:table-cell office:value-type="string">
                <text:p>754</text:p>
              </table:table-cell>
              <table:table-cell office:value-type="float" office:value="0">
                <text:p>0</text:p>
              </table:table-cell>
              <table:table-cell office:value-type="float" office:value="0.296445935964584">
                <text:p>0.296445935964584</text:p>
              </table:table-cell>
              <table:table-cell office:value-type="float" office:value="NaN">
                <text:p>NaN</text:p>
              </table:table-cell>
              <table:table-cell office:value-type="float" office:value="NaN">
                <text:p>NaN</text:p>
              </table:table-cell>
            </table:table-row>
            <table:table-row>
              <table:table-cell office:value-type="string">
                <text:p>755</text:p>
              </table:table-cell>
              <table:table-cell office:value-type="float" office:value="0">
                <text:p>0</text:p>
              </table:table-cell>
              <table:table-cell office:value-type="float" office:value="0.697834134101868">
                <text:p>0.697834134101868</text:p>
              </table:table-cell>
              <table:table-cell office:value-type="float" office:value="NaN">
                <text:p>NaN</text:p>
              </table:table-cell>
              <table:table-cell office:value-type="float" office:value="NaN">
                <text:p>NaN</text:p>
              </table:table-cell>
            </table:table-row>
            <table:table-row>
              <table:table-cell office:value-type="string">
                <text:p>756</text:p>
              </table:table-cell>
              <table:table-cell office:value-type="float" office:value="1">
                <text:p>1</text:p>
              </table:table-cell>
              <table:table-cell office:value-type="float" office:value="0.888667047023773">
                <text:p>0.888667047023773</text:p>
              </table:table-cell>
              <table:table-cell office:value-type="float" office:value="NaN">
                <text:p>NaN</text:p>
              </table:table-cell>
              <table:table-cell office:value-type="float" office:value="NaN">
                <text:p>NaN</text:p>
              </table:table-cell>
            </table:table-row>
            <table:table-row>
              <table:table-cell office:value-type="string">
                <text:p>757</text:p>
              </table:table-cell>
              <table:table-cell office:value-type="float" office:value="0.333333343267441">
                <text:p>0.333333343267441</text:p>
              </table:table-cell>
              <table:table-cell office:value-type="float" office:value="0.157953009009361">
                <text:p>0.157953009009361</text:p>
              </table:table-cell>
              <table:table-cell office:value-type="float" office:value="NaN">
                <text:p>NaN</text:p>
              </table:table-cell>
              <table:table-cell office:value-type="float" office:value="NaN">
                <text:p>NaN</text:p>
              </table:table-cell>
            </table:table-row>
            <table:table-row>
              <table:table-cell office:value-type="string">
                <text:p>758</text:p>
              </table:table-cell>
              <table:table-cell office:value-type="float" office:value="0">
                <text:p>0</text:p>
              </table:table-cell>
              <table:table-cell office:value-type="float" office:value="0.178549244999886">
                <text:p>0.178549244999886</text:p>
              </table:table-cell>
              <table:table-cell office:value-type="float" office:value="NaN">
                <text:p>NaN</text:p>
              </table:table-cell>
              <table:table-cell office:value-type="float" office:value="NaN">
                <text:p>NaN</text:p>
              </table:table-cell>
            </table:table-row>
            <table:table-row>
              <table:table-cell office:value-type="string">
                <text:p>759</text:p>
              </table:table-cell>
              <table:table-cell office:value-type="float" office:value="0.666666686534882">
                <text:p>0.666666686534882</text:p>
              </table:table-cell>
              <table:table-cell office:value-type="float" office:value="0.857913136482239">
                <text:p>0.857913136482239</text:p>
              </table:table-cell>
              <table:table-cell office:value-type="float" office:value="NaN">
                <text:p>NaN</text:p>
              </table:table-cell>
              <table:table-cell office:value-type="float" office:value="NaN">
                <text:p>NaN</text:p>
              </table:table-cell>
            </table:table-row>
            <table:table-row>
              <table:table-cell office:value-type="string">
                <text:p>760</text:p>
              </table:table-cell>
              <table:table-cell office:value-type="float" office:value="0.666666686534882">
                <text:p>0.666666686534882</text:p>
              </table:table-cell>
              <table:table-cell office:value-type="float" office:value="0.703366160392761">
                <text:p>0.703366160392761</text:p>
              </table:table-cell>
              <table:table-cell office:value-type="float" office:value="NaN">
                <text:p>NaN</text:p>
              </table:table-cell>
              <table:table-cell office:value-type="float" office:value="NaN">
                <text:p>NaN</text:p>
              </table:table-cell>
            </table:table-row>
            <table:table-row>
              <table:table-cell office:value-type="string">
                <text:p>761</text:p>
              </table:table-cell>
              <table:table-cell office:value-type="float" office:value="0.666666686534882">
                <text:p>0.666666686534882</text:p>
              </table:table-cell>
              <table:table-cell office:value-type="float" office:value="0.840641856193543">
                <text:p>0.840641856193543</text:p>
              </table:table-cell>
              <table:table-cell office:value-type="float" office:value="NaN">
                <text:p>NaN</text:p>
              </table:table-cell>
              <table:table-cell office:value-type="float" office:value="NaN">
                <text:p>NaN</text:p>
              </table:table-cell>
            </table:table-row>
            <table:table-row>
              <table:table-cell office:value-type="string">
                <text:p>762</text:p>
              </table:table-cell>
              <table:table-cell office:value-type="float" office:value="0.666666686534882">
                <text:p>0.666666686534882</text:p>
              </table:table-cell>
              <table:table-cell office:value-type="float" office:value="0.853034555912018">
                <text:p>0.853034555912018</text:p>
              </table:table-cell>
              <table:table-cell office:value-type="float" office:value="NaN">
                <text:p>NaN</text:p>
              </table:table-cell>
              <table:table-cell office:value-type="float" office:value="NaN">
                <text:p>NaN</text:p>
              </table:table-cell>
            </table:table-row>
            <table:table-row>
              <table:table-cell office:value-type="string">
                <text:p>763</text:p>
              </table:table-cell>
              <table:table-cell office:value-type="float" office:value="0">
                <text:p>0</text:p>
              </table:table-cell>
              <table:table-cell office:value-type="float" office:value="0.0862285047769547">
                <text:p>0.0862285047769547</text:p>
              </table:table-cell>
              <table:table-cell office:value-type="float" office:value="NaN">
                <text:p>NaN</text:p>
              </table:table-cell>
              <table:table-cell office:value-type="float" office:value="NaN">
                <text:p>NaN</text:p>
              </table:table-cell>
            </table:table-row>
            <table:table-row>
              <table:table-cell office:value-type="string">
                <text:p>764</text:p>
              </table:table-cell>
              <table:table-cell office:value-type="float" office:value="0">
                <text:p>0</text:p>
              </table:table-cell>
              <table:table-cell office:value-type="float" office:value="0.00131865602452308">
                <text:p>0.00131865602452308</text:p>
              </table:table-cell>
              <table:table-cell office:value-type="float" office:value="NaN">
                <text:p>NaN</text:p>
              </table:table-cell>
              <table:table-cell office:value-type="float" office:value="NaN">
                <text:p>NaN</text:p>
              </table:table-cell>
            </table:table-row>
            <table:table-row>
              <table:table-cell office:value-type="string">
                <text:p>765</text:p>
              </table:table-cell>
              <table:table-cell office:value-type="float" office:value="0">
                <text:p>0</text:p>
              </table:table-cell>
              <table:table-cell office:value-type="float" office:value="0.000196117180166766">
                <text:p>0.000196117180166766</text:p>
              </table:table-cell>
              <table:table-cell office:value-type="float" office:value="NaN">
                <text:p>NaN</text:p>
              </table:table-cell>
              <table:table-cell office:value-type="float" office:value="NaN">
                <text:p>NaN</text:p>
              </table:table-cell>
            </table:table-row>
            <table:table-row>
              <table:table-cell office:value-type="string">
                <text:p>766</text:p>
              </table:table-cell>
              <table:table-cell office:value-type="float" office:value="0">
                <text:p>0</text:p>
              </table:table-cell>
              <table:table-cell office:value-type="float" office:value="0.00153569644317031">
                <text:p>0.00153569644317031</text:p>
              </table:table-cell>
              <table:table-cell office:value-type="float" office:value="NaN">
                <text:p>NaN</text:p>
              </table:table-cell>
              <table:table-cell office:value-type="float" office:value="NaN">
                <text:p>NaN</text:p>
              </table:table-cell>
            </table:table-row>
            <table:table-row>
              <table:table-cell office:value-type="string">
                <text:p>767</text:p>
              </table:table-cell>
              <table:table-cell office:value-type="float" office:value="0">
                <text:p>0</text:p>
              </table:table-cell>
              <table:table-cell office:value-type="float" office:value="0.277753204107285">
                <text:p>0.277753204107285</text:p>
              </table:table-cell>
              <table:table-cell office:value-type="float" office:value="NaN">
                <text:p>NaN</text:p>
              </table:table-cell>
              <table:table-cell office:value-type="float" office:value="NaN">
                <text:p>NaN</text:p>
              </table:table-cell>
            </table:table-row>
            <table:table-row>
              <table:table-cell office:value-type="string">
                <text:p>768</text:p>
              </table:table-cell>
              <table:table-cell office:value-type="float" office:value="0.666666686534882">
                <text:p>0.666666686534882</text:p>
              </table:table-cell>
              <table:table-cell office:value-type="float" office:value="0.487697064876556">
                <text:p>0.487697064876556</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3.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